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222/settings.xml" manifest:media-type="text/xml"/>
  <manifest:file-entry manifest:full-path="Object 222/Configurations2/accelerator/current.xml" manifest:media-type=""/>
  <manifest:file-entry manifest:full-path="Object 222/Configurations2/" manifest:media-type="application/vnd.sun.xml.ui.configuration"/>
  <manifest:file-entry manifest:full-path="Object 222/content.xml" manifest:media-type="text/xml"/>
  <manifest:file-entry manifest:full-path="Object 222/" manifest:version="1.2" manifest:media-type="application/vnd.oasis.opendocument.formula"/>
  <manifest:file-entry manifest:full-path="Object 399/settings.xml" manifest:media-type="text/xml"/>
  <manifest:file-entry manifest:full-path="Object 399/content.xml" manifest:media-type="text/xml"/>
  <manifest:file-entry manifest:full-path="Object 399/" manifest:version="1.2" manifest:media-type="application/vnd.oasis.opendocument.formula"/>
  <manifest:file-entry manifest:full-path="Object 221/settings.xml" manifest:media-type="text/xml"/>
  <manifest:file-entry manifest:full-path="Object 221/content.xml" manifest:media-type="text/xml"/>
  <manifest:file-entry manifest:full-path="Object 221/Configurations2/accelerator/current.xml" manifest:media-type=""/>
  <manifest:file-entry manifest:full-path="Object 221/Configurations2/" manifest:media-type="application/vnd.sun.xml.ui.configuration"/>
  <manifest:file-entry manifest:full-path="Object 221/" manifest:version="1.2" manifest:media-type="application/vnd.oasis.opendocument.formula"/>
  <manifest:file-entry manifest:full-path="Object 529/settings.xml" manifest:media-type="text/xml"/>
  <manifest:file-entry manifest:full-path="Object 529/content.xml" manifest:media-type="text/xml"/>
  <manifest:file-entry manifest:full-path="Object 529/" manifest:version="1.2" manifest:media-type="application/vnd.oasis.opendocument.formula"/>
  <manifest:file-entry manifest:full-path="Object 398/content.xml" manifest:media-type="text/xml"/>
  <manifest:file-entry manifest:full-path="Object 398/settings.xml" manifest:media-type="text/xml"/>
  <manifest:file-entry manifest:full-path="Object 398/" manifest:version="1.2" manifest:media-type="application/vnd.oasis.opendocument.formula"/>
  <manifest:file-entry manifest:full-path="Object 220/content.xml" manifest:media-type="text/xml"/>
  <manifest:file-entry manifest:full-path="Object 220/settings.xml" manifest:media-type="text/xml"/>
  <manifest:file-entry manifest:full-path="Object 220/" manifest:version="1.2" manifest:media-type="application/vnd.oasis.opendocument.formula"/>
  <manifest:file-entry manifest:full-path="Object 528/settings.xml" manifest:media-type="text/xml"/>
  <manifest:file-entry manifest:full-path="Object 528/content.xml" manifest:media-type="text/xml"/>
  <manifest:file-entry manifest:full-path="Object 528/" manifest:version="1.2" manifest:media-type="application/vnd.oasis.opendocument.formula"/>
  <manifest:file-entry manifest:full-path="Object 215/content.xml" manifest:media-type="text/xml"/>
  <manifest:file-entry manifest:full-path="Object 215/settings.xml" manifest:media-type="text/xml"/>
  <manifest:file-entry manifest:full-path="Object 215/" manifest:version="1.2" manifest:media-type="application/vnd.oasis.opendocument.formula"/>
  <manifest:file-entry manifest:full-path="Object 214/content.xml" manifest:media-type="text/xml"/>
  <manifest:file-entry manifest:full-path="Object 214/settings.xml" manifest:media-type="text/xml"/>
  <manifest:file-entry manifest:full-path="Object 214/" manifest:version="1.2" manifest:media-type="application/vnd.oasis.opendocument.formula"/>
  <manifest:file-entry manifest:full-path="Object 212/settings.xml" manifest:media-type="text/xml"/>
  <manifest:file-entry manifest:full-path="Object 212/content.xml" manifest:media-type="text/xml"/>
  <manifest:file-entry manifest:full-path="Object 212/" manifest:version="1.2" manifest:media-type="application/vnd.oasis.opendocument.formula"/>
  <manifest:file-entry manifest:full-path="Object 389/content.xml" manifest:media-type="text/xml"/>
  <manifest:file-entry manifest:full-path="Object 389/settings.xml" manifest:media-type="text/xml"/>
  <manifest:file-entry manifest:full-path="Object 389/" manifest:version="1.2" manifest:media-type="application/vnd.oasis.opendocument.formula"/>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519/settings.xml" manifest:media-type="text/xml"/>
  <manifest:file-entry manifest:full-path="Object 519/content.xml" manifest:media-type="text/xml"/>
  <manifest:file-entry manifest:full-path="Object 51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469/content.xml" manifest:media-type="text/xml"/>
  <manifest:file-entry manifest:full-path="Object 469/settings.xml" manifest:media-type="text/xml"/>
  <manifest:file-entry manifest:full-path="Object 469/"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468/content.xml" manifest:media-type="text/xml"/>
  <manifest:file-entry manifest:full-path="Object 468/settings.xml" manifest:media-type="text/xml"/>
  <manifest:file-entry manifest:full-path="Object 468/"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152/settings.xml" manifest:media-type="text/xml"/>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459/content.xml" manifest:media-type="text/xml"/>
  <manifest:file-entry manifest:full-path="Object 459/settings.xml" manifest:media-type="text/xml"/>
  <manifest:file-entry manifest:full-path="Object 459/" manifest:version="1.2" manifest:media-type="application/vnd.oasis.opendocument.formula"/>
  <manifest:file-entry manifest:full-path="Object 216/settings.xml" manifest:media-type="text/xml"/>
  <manifest:file-entry manifest:full-path="Object 216/content.xml" manifest:media-type="text/xml"/>
  <manifest:file-entry manifest:full-path="Object 216/"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458/settings.xml" manifest:media-type="text/xml"/>
  <manifest:file-entry manifest:full-path="Object 458/content.xml" manifest:media-type="text/xml"/>
  <manifest:file-entry manifest:full-path="Object 458/"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Pictures/100002010000031A000004639C479095F314E1D6.png" manifest:media-type="image/png"/>
  <manifest:file-entry manifest:full-path="Pictures/100000000000016100000125B9CE573C222FBA89.png" manifest:media-type="image/png"/>
  <manifest:file-entry manifest:full-path="Pictures/1000000000000210000001F6C5354F6CF6355F56.png" manifest:media-type="image/png"/>
  <manifest:file-entry manifest:full-path="Pictures/100000000000027600000224EAACFF29FDB648B2.png" manifest:media-type="image/png"/>
  <manifest:file-entry manifest:full-path="Pictures/100000000000010300000086CEB18E29CB4DA229.png" manifest:media-type="image/png"/>
  <manifest:file-entry manifest:full-path="Pictures/100000000000022E00000169B554ADA72AD24701.png" manifest:media-type="image/png"/>
  <manifest:file-entry manifest:full-path="Pictures/100000000000022E000001742B598C663A803D05.png" manifest:media-type="image/png"/>
  <manifest:file-entry manifest:full-path="Pictures/1000020000000139000001C1B7C1D58B5D69B207.png" manifest:media-type="image/png"/>
  <manifest:file-entry manifest:full-path="Pictures/10000201000003E8000000D2A7FE72F00FFCF111.png" manifest:media-type="image/png"/>
  <manifest:file-entry manifest:full-path="Pictures/100000000000022E000001A369D0AE32C049AE7E.png" manifest:media-type="image/png"/>
  <manifest:file-entry manifest:full-path="Pictures/100002010000031A0000046260B796D90DC38AE2.png" manifest:media-type="image/png"/>
  <manifest:file-entry manifest:full-path="Pictures/1000000000000280000001E20C303E5EF9BAA6A5.png" manifest:media-type="image/png"/>
  <manifest:file-entry manifest:full-path="Pictures/100000000000021500000112E782BA8ACA28CACD.png" manifest:media-type="image/png"/>
  <manifest:file-entry manifest:full-path="Pictures/1000020000000030000000306F43286E97B59990.png" manifest:media-type="image/png"/>
  <manifest:file-entry manifest:full-path="Pictures/1000000000000280000001E24FD21351E0200833.png" manifest:media-type="image/png"/>
  <manifest:file-entry manifest:full-path="Pictures/100000000000001000000012721F57F41334660B.png" manifest:media-type="image/png"/>
  <manifest:file-entry manifest:full-path="Pictures/1000020000000020000000206284DE9C05FFED8F.png" manifest:media-type="image/png"/>
  <manifest:file-entry manifest:full-path="Pictures/100000000000000F00000012F084216C81DA6F6B.png" manifest:media-type="image/png"/>
  <manifest:file-entry manifest:full-path="Pictures/100000000000012C000000E1498319A239752521.png" manifest:media-type="image/png"/>
  <manifest:file-entry manifest:full-path="Pictures/10000000000001CF000001A05141E17671A36A0D.png" manifest:media-type="image/png"/>
  <manifest:file-entry manifest:full-path="Pictures/100000000000012C000001460F655F52DE76225C.png" manifest:media-type="image/png"/>
  <manifest:file-entry manifest:full-path="Pictures/100002000000002000000020A6BB2897B4B7679A.png" manifest:media-type="image/png"/>
  <manifest:file-entry manifest:full-path="Pictures/100000000000001300000014A23AE2A983DB829D.png" manifest:media-type="image/png"/>
  <manifest:file-entry manifest:full-path="Pictures/1000000000000013000000146051A1A8EAC89C23.png" manifest:media-type="image/png"/>
  <manifest:file-entry manifest:full-path="Pictures/10000000000001880000014558AF20E019BD241D.png" manifest:media-type="image/png"/>
  <manifest:file-entry manifest:full-path="Pictures/100000000000012C000000B61E29CDFFD3F3CFC2.png" manifest:media-type="image/png"/>
  <manifest:file-entry manifest:full-path="Pictures/1000000000000182000000B67DE8403B3DFC6565.png" manifest:media-type="image/png"/>
  <manifest:file-entry manifest:full-path="Pictures/10000000000002730000019064EE73253F83A3E8.png" manifest:media-type="image/png"/>
  <manifest:file-entry manifest:full-path="Pictures/100002000000000B0000000B70A9EE9903C9253B.gif" manifest:media-type="image/gif"/>
  <manifest:file-entry manifest:full-path="Pictures/100000000000003700000016ED7DD3C2707B8F2B.png" manifest:media-type="image/png"/>
  <manifest:file-entry manifest:full-path="Pictures/100000000000019000000123EA7B93179FC7D77A.png" manifest:media-type="image/png"/>
  <manifest:file-entry manifest:full-path="Pictures/10000000000000380000001919D6FFD8D15CB458.png" manifest:media-type="image/png"/>
  <manifest:file-entry manifest:full-path="Pictures/1000000000000182000000B319C2BC7960A3F4F7.png" manifest:media-type="image/png"/>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Thumbnails/thumbnail.png" manifest:media-type="image/png"/>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480/settings.xml" manifest:media-type="text/xml"/>
  <manifest:file-entry manifest:full-path="Object 480/content.xml" manifest:media-type="text/xml"/>
  <manifest:file-entry manifest:full-path="Object 480/" manifest:version="1.2" manifest:media-type="application/vnd.oasis.opendocument.formula"/>
  <manifest:file-entry manifest:full-path="Object 546/content.xml" manifest:media-type="text/xml"/>
  <manifest:file-entry manifest:full-path="Object 546/settings.xml" manifest:media-type="text/xml"/>
  <manifest:file-entry manifest:full-path="Object 546/" manifest:version="1.2" manifest:media-type="application/vnd.oasis.opendocument.formula"/>
  <manifest:file-entry manifest:full-path="Object 481/settings.xml" manifest:media-type="text/xml"/>
  <manifest:file-entry manifest:full-path="Object 481/content.xml" manifest:media-type="text/xml"/>
  <manifest:file-entry manifest:full-path="Object 481/" manifest:version="1.2" manifest:media-type="application/vnd.oasis.opendocument.formula"/>
  <manifest:file-entry manifest:full-path="Object 320/content.xml" manifest:media-type="text/xml"/>
  <manifest:file-entry manifest:full-path="Object 320/settings.xml" manifest:media-type="text/xml"/>
  <manifest:file-entry manifest:full-path="Object 320/"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383/content.xml" manifest:media-type="text/xml"/>
  <manifest:file-entry manifest:full-path="Object 383/settings.xml" manifest:media-type="text/xml"/>
  <manifest:file-entry manifest:full-path="Object 38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meta.xml" manifest:media-type="text/xml"/>
  <manifest:file-entry manifest:full-path="Object 449/settings.xml" manifest:media-type="text/xml"/>
  <manifest:file-entry manifest:full-path="Object 449/content.xml" manifest:media-type="text/xml"/>
  <manifest:file-entry manifest:full-path="Object 449/"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207/content.xml" manifest:media-type="text/xml"/>
  <manifest:file-entry manifest:full-path="Object 207/settings.xml" manifest:media-type="text/xml"/>
  <manifest:file-entry manifest:full-path="Object 207/" manifest:version="1.2" manifest:media-type="application/vnd.oasis.opendocument.formula"/>
  <manifest:file-entry manifest:full-path="Object 391/settings.xml" manifest:media-type="text/xml"/>
  <manifest:file-entry manifest:full-path="Object 391/content.xml" manifest:media-type="text/xml"/>
  <manifest:file-entry manifest:full-path="Object 391/" manifest:version="1.2" manifest:media-type="application/vnd.oasis.opendocument.formula"/>
  <manifest:file-entry manifest:full-path="Object 445/content.xml" manifest:media-type="text/xml"/>
  <manifest:file-entry manifest:full-path="Object 445/settings.xml" manifest:media-type="text/xml"/>
  <manifest:file-entry manifest:full-path="Object 445/"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467/settings.xml" manifest:media-type="text/xml"/>
  <manifest:file-entry manifest:full-path="Object 467/content.xml" manifest:media-type="text/xml"/>
  <manifest:file-entry manifest:full-path="Object 467/"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444/content.xml" manifest:media-type="text/xml"/>
  <manifest:file-entry manifest:full-path="Object 444/settings.xml" manifest:media-type="text/xml"/>
  <manifest:file-entry manifest:full-path="Object 444/" manifest:version="1.2" manifest:media-type="application/vnd.oasis.opendocument.formula"/>
  <manifest:file-entry manifest:full-path="Object 466/content.xml" manifest:media-type="text/xml"/>
  <manifest:file-entry manifest:full-path="Object 466/settings.xml" manifest:media-type="text/xml"/>
  <manifest:file-entry manifest:full-path="Object 466/"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443/content.xml" manifest:media-type="text/xml"/>
  <manifest:file-entry manifest:full-path="Object 443/settings.xml" manifest:media-type="text/xml"/>
  <manifest:file-entry manifest:full-path="Object 443/" manifest:version="1.2" manifest:media-type="application/vnd.oasis.opendocument.formula"/>
  <manifest:file-entry manifest:full-path="settings.xml" manifest:media-type="text/xml"/>
  <manifest:file-entry manifest:full-path="Object 465/settings.xml" manifest:media-type="text/xml"/>
  <manifest:file-entry manifest:full-path="Object 465/content.xml" manifest:media-type="text/xml"/>
  <manifest:file-entry manifest:full-path="Object 465/" manifest:version="1.2" manifest:media-type="application/vnd.oasis.opendocument.formula"/>
  <manifest:file-entry manifest:full-path="Object 442/settings.xml" manifest:media-type="text/xml"/>
  <manifest:file-entry manifest:full-path="Object 442/content.xml" manifest:media-type="text/xml"/>
  <manifest:file-entry manifest:full-path="Object 442/"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369/settings.xml" manifest:media-type="text/xml"/>
  <manifest:file-entry manifest:full-path="Object 369/content.xml" manifest:media-type="text/xml"/>
  <manifest:file-entry manifest:full-path="Object 369/" manifest:version="1.2" manifest:media-type="application/vnd.oasis.opendocument.formula"/>
  <manifest:file-entry manifest:full-path="Object 460/content.xml" manifest:media-type="text/xml"/>
  <manifest:file-entry manifest:full-path="Object 460/settings.xml" manifest:media-type="text/xml"/>
  <manifest:file-entry manifest:full-path="Object 460/" manifest:version="1.2" manifest:media-type="application/vnd.oasis.opendocument.formula"/>
  <manifest:file-entry manifest:full-path="Object 526/settings.xml" manifest:media-type="text/xml"/>
  <manifest:file-entry manifest:full-path="Object 526/content.xml" manifest:media-type="text/xml"/>
  <manifest:file-entry manifest:full-path="Object 526/" manifest:version="1.2" manifest:media-type="application/vnd.oasis.opendocument.formula"/>
  <manifest:file-entry manifest:full-path="Object 368/settings.xml" manifest:media-type="text/xml"/>
  <manifest:file-entry manifest:full-path="Object 368/content.xml" manifest:media-type="text/xml"/>
  <manifest:file-entry manifest:full-path="Object 368/" manifest:version="1.2" manifest:media-type="application/vnd.oasis.opendocument.formula"/>
  <manifest:file-entry manifest:full-path="Object 464/settings.xml" manifest:media-type="text/xml"/>
  <manifest:file-entry manifest:full-path="Object 464/content.xml" manifest:media-type="text/xml"/>
  <manifest:file-entry manifest:full-path="Object 464/"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441/settings.xml" manifest:media-type="text/xml"/>
  <manifest:file-entry manifest:full-path="Object 441/content.xml" manifest:media-type="text/xml"/>
  <manifest:file-entry manifest:full-path="Object 441/" manifest:version="1.2" manifest:media-type="application/vnd.oasis.opendocument.formula"/>
  <manifest:file-entry manifest:full-path="Object 507/content.xml" manifest:media-type="text/xml"/>
  <manifest:file-entry manifest:full-path="Object 507/settings.xml" manifest:media-type="text/xml"/>
  <manifest:file-entry manifest:full-path="Object 507/" manifest:version="1.2" manifest:media-type="application/vnd.oasis.opendocument.formula"/>
  <manifest:file-entry manifest:full-path="Object 463/content.xml" manifest:media-type="text/xml"/>
  <manifest:file-entry manifest:full-path="Object 463/settings.xml" manifest:media-type="text/xml"/>
  <manifest:file-entry manifest:full-path="Object 463/" manifest:version="1.2" manifest:media-type="application/vnd.oasis.opendocument.formula"/>
  <manifest:file-entry manifest:full-path="Object 367/content.xml" manifest:media-type="text/xml"/>
  <manifest:file-entry manifest:full-path="Object 367/settings.xml" manifest:media-type="text/xml"/>
  <manifest:file-entry manifest:full-path="Object 367/"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440/content.xml" manifest:media-type="text/xml"/>
  <manifest:file-entry manifest:full-path="Object 440/settings.xml" manifest:media-type="text/xml"/>
  <manifest:file-entry manifest:full-path="Object 440/" manifest:version="1.2" manifest:media-type="application/vnd.oasis.opendocument.formula"/>
  <manifest:file-entry manifest:full-path="Object 506/settings.xml" manifest:media-type="text/xml"/>
  <manifest:file-entry manifest:full-path="Object 506/content.xml" manifest:media-type="text/xml"/>
  <manifest:file-entry manifest:full-path="Object 506/"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366/settings.xml" manifest:media-type="text/xml"/>
  <manifest:file-entry manifest:full-path="Object 366/content.xml" manifest:media-type="text/xml"/>
  <manifest:file-entry manifest:full-path="Object 366/" manifest:version="1.2" manifest:media-type="application/vnd.oasis.opendocument.formula"/>
  <manifest:file-entry manifest:full-path="Object 523/settings.xml" manifest:media-type="text/xml"/>
  <manifest:file-entry manifest:full-path="Object 523/content.xml" manifest:media-type="text/xml"/>
  <manifest:file-entry manifest:full-path="Object 523/" manifest:version="1.2" manifest:media-type="application/vnd.oasis.opendocument.formula"/>
  <manifest:file-entry manifest:full-path="Object 359/content.xml" manifest:media-type="text/xml"/>
  <manifest:file-entry manifest:full-path="Object 359/settings.xml" manifest:media-type="text/xml"/>
  <manifest:file-entry manifest:full-path="Object 359/"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432/settings.xml" manifest:media-type="text/xml"/>
  <manifest:file-entry manifest:full-path="Object 432/content.xml" manifest:media-type="text/xml"/>
  <manifest:file-entry manifest:full-path="Object 432/" manifest:version="1.2" manifest:media-type="application/vnd.oasis.opendocument.formula"/>
  <manifest:file-entry manifest:full-path="Object 455/content.xml" manifest:media-type="text/xml"/>
  <manifest:file-entry manifest:full-path="Object 455/settings.xml" manifest:media-type="text/xml"/>
  <manifest:file-entry manifest:full-path="Object 455/"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204/content.xml" manifest:media-type="text/xml"/>
  <manifest:file-entry manifest:full-path="Object 204/settings.xml" manifest:media-type="text/xml"/>
  <manifest:file-entry manifest:full-path="Object 204/" manifest:version="1.2" manifest:media-type="application/vnd.oasis.opendocument.formula"/>
  <manifest:file-entry manifest:full-path="manifest.rdf" manifest:media-type="application/rdf+xml"/>
  <manifest:file-entry manifest:full-path="Object 478/settings.xml" manifest:media-type="text/xml"/>
  <manifest:file-entry manifest:full-path="Object 478/content.xml" manifest:media-type="text/xml"/>
  <manifest:file-entry manifest:full-path="Object 478/"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461/content.xml" manifest:media-type="text/xml"/>
  <manifest:file-entry manifest:full-path="Object 461/settings.xml" manifest:media-type="text/xml"/>
  <manifest:file-entry manifest:full-path="Object 461/" manifest:version="1.2" manifest:media-type="application/vnd.oasis.opendocument.formula"/>
  <manifest:file-entry manifest:full-path="Object 527/settings.xml" manifest:media-type="text/xml"/>
  <manifest:file-entry manifest:full-path="Object 527/content.xml" manifest:media-type="text/xml"/>
  <manifest:file-entry manifest:full-path="Object 527/" manifest:version="1.2" manifest:media-type="application/vnd.oasis.opendocument.formula"/>
  <manifest:file-entry manifest:full-path="Object 379/content.xml" manifest:media-type="text/xml"/>
  <manifest:file-entry manifest:full-path="Object 379/settings.xml" manifest:media-type="text/xml"/>
  <manifest:file-entry manifest:full-path="Object 379/" manifest:version="1.2" manifest:media-type="application/vnd.oasis.opendocument.formula"/>
  <manifest:file-entry manifest:full-path="Object 509/settings.xml" manifest:media-type="text/xml"/>
  <manifest:file-entry manifest:full-path="Object 509/content.xml" manifest:media-type="text/xml"/>
  <manifest:file-entry manifest:full-path="Object 509/" manifest:version="1.2" manifest:media-type="application/vnd.oasis.opendocument.formula"/>
  <manifest:file-entry manifest:full-path="Object 201/content.xml" manifest:media-type="text/xml"/>
  <manifest:file-entry manifest:full-path="Object 201/settings.xml" manifest:media-type="text/xml"/>
  <manifest:file-entry manifest:full-path="Object 201/" manifest:version="1.2" manifest:media-type="application/vnd.oasis.opendocument.formula"/>
  <manifest:file-entry manifest:full-path="Object 452/content.xml" manifest:media-type="text/xml"/>
  <manifest:file-entry manifest:full-path="Object 452/settings.xml" manifest:media-type="text/xml"/>
  <manifest:file-entry manifest:full-path="Object 452/"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516/content.xml" manifest:media-type="text/xml"/>
  <manifest:file-entry manifest:full-path="Object 516/settings.xml" manifest:media-type="text/xml"/>
  <manifest:file-entry manifest:full-path="Object 516/" manifest:version="1.2" manifest:media-type="application/vnd.oasis.opendocument.formula"/>
  <manifest:file-entry manifest:full-path="Object 473/settings.xml" manifest:media-type="text/xml"/>
  <manifest:file-entry manifest:full-path="Object 473/content.xml" manifest:media-type="text/xml"/>
  <manifest:file-entry manifest:full-path="Object 473/" manifest:version="1.2" manifest:media-type="application/vnd.oasis.opendocument.formula"/>
  <manifest:file-entry manifest:full-path="Object 450/settings.xml" manifest:media-type="text/xml"/>
  <manifest:file-entry manifest:full-path="Object 450/content.xml" manifest:media-type="text/xml"/>
  <manifest:file-entry manifest:full-path="Object 450/"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 manifest:version="1.2" manifest:media-type="application/vnd.oasis.opendocument.formula"/>
  <manifest:file-entry manifest:full-path="Object 538/settings.xml" manifest:media-type="text/xml"/>
  <manifest:file-entry manifest:full-path="Object 538/content.xml" manifest:media-type="text/xml"/>
  <manifest:file-entry manifest:full-path="Object 538/" manifest:version="1.2" manifest:media-type="application/vnd.oasis.opendocument.formula"/>
  <manifest:file-entry manifest:full-path="Object 472/settings.xml" manifest:media-type="text/xml"/>
  <manifest:file-entry manifest:full-path="Object 472/content.xml" manifest:media-type="text/xml"/>
  <manifest:file-entry manifest:full-path="Object 472/"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376/settings.xml" manifest:media-type="text/xml"/>
  <manifest:file-entry manifest:full-path="Object 376/content.xml" manifest:media-type="text/xml"/>
  <manifest:file-entry manifest:full-path="Object 37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85/content.xml" manifest:media-type="text/xml"/>
  <manifest:file-entry manifest:full-path="Object 385/settings.xml" manifest:media-type="text/xml"/>
  <manifest:file-entry manifest:full-path="Object 385/" manifest:version="1.2" manifest:media-type="application/vnd.oasis.opendocument.formula"/>
  <manifest:file-entry manifest:full-path="Object 542/content.xml" manifest:media-type="text/xml"/>
  <manifest:file-entry manifest:full-path="Object 542/settings.xml" manifest:media-type="text/xml"/>
  <manifest:file-entry manifest:full-path="Object 542/" manifest:version="1.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439/content.xml" manifest:media-type="text/xml"/>
  <manifest:file-entry manifest:full-path="Object 439/settings.xml" manifest:media-type="text/xml"/>
  <manifest:file-entry manifest:full-path="Object 439/"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350/settings.xml" manifest:media-type="text/xml"/>
  <manifest:file-entry manifest:full-path="Object 350/content.xml" manifest:media-type="text/xml"/>
  <manifest:file-entry manifest:full-path="Object 350/"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416/content.xml" manifest:media-type="text/xml"/>
  <manifest:file-entry manifest:full-path="Object 416/settings.xml" manifest:media-type="text/xml"/>
  <manifest:file-entry manifest:full-path="Object 416/"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496/settings.xml" manifest:media-type="text/xml"/>
  <manifest:file-entry manifest:full-path="Object 496/content.xml" manifest:media-type="text/xml"/>
  <manifest:file-entry manifest:full-path="Object 496/" manifest:version="1.2" manifest:media-type="application/vnd.oasis.opendocument.formula"/>
  <manifest:file-entry manifest:full-path="Object 335/content.xml" manifest:media-type="text/xml"/>
  <manifest:file-entry manifest:full-path="Object 335/settings.xml" manifest:media-type="text/xml"/>
  <manifest:file-entry manifest:full-path="Object 335/" manifest:version="1.2" manifest:media-type="application/vnd.oasis.opendocument.formula"/>
  <manifest:file-entry manifest:full-path="Object 345/content.xml" manifest:media-type="text/xml"/>
  <manifest:file-entry manifest:full-path="Object 345/settings.xml" manifest:media-type="text/xml"/>
  <manifest:file-entry manifest:full-path="Object 345/" manifest:version="1.2" manifest:media-type="application/vnd.oasis.opendocument.formula"/>
  <manifest:file-entry manifest:full-path="styles.xml" manifest:media-type="text/xml"/>
  <manifest:file-entry manifest:full-path="Object 353/settings.xml" manifest:media-type="text/xml"/>
  <manifest:file-entry manifest:full-path="Object 353/content.xml" manifest:media-type="text/xml"/>
  <manifest:file-entry manifest:full-path="Object 353/" manifest:version="1.2" manifest:media-type="application/vnd.oasis.opendocument.formula"/>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524/settings.xml" manifest:media-type="text/xml"/>
  <manifest:file-entry manifest:full-path="Object 524/content.xml" manifest:media-type="text/xml"/>
  <manifest:file-entry manifest:full-path="Object 524/"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457/content.xml" manifest:media-type="text/xml"/>
  <manifest:file-entry manifest:full-path="Object 457/settings.xml" manifest:media-type="text/xml"/>
  <manifest:file-entry manifest:full-path="Object 457/"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355/content.xml" manifest:media-type="text/xml"/>
  <manifest:file-entry manifest:full-path="Object 355/settings.xml" manifest:media-type="text/xml"/>
  <manifest:file-entry manifest:full-path="Object 355/" manifest:version="1.2" manifest:media-type="application/vnd.oasis.opendocument.formula"/>
  <manifest:file-entry manifest:full-path="Object 360/content.xml" manifest:media-type="text/xml"/>
  <manifest:file-entry manifest:full-path="Object 360/settings.xml" manifest:media-type="text/xml"/>
  <manifest:file-entry manifest:full-path="Object 360/"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426/content.xml" manifest:media-type="text/xml"/>
  <manifest:file-entry manifest:full-path="Object 426/settings.xml" manifest:media-type="text/xml"/>
  <manifest:file-entry manifest:full-path="Object 426/"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settings.xml" manifest:media-type="text/xml"/>
  <manifest:file-entry manifest:full-path="Object 362/content.xml" manifest:media-type="text/xml"/>
  <manifest:file-entry manifest:full-path="Object 362/" manifest:version="1.2" manifest:media-type="application/vnd.oasis.opendocument.formula"/>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453/content.xml" manifest:media-type="text/xml"/>
  <manifest:file-entry manifest:full-path="Object 453/settings.xml" manifest:media-type="text/xml"/>
  <manifest:file-entry manifest:full-path="Object 453/"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363/content.xml" manifest:media-type="text/xml"/>
  <manifest:file-entry manifest:full-path="Object 363/settings.xml" manifest:media-type="text/xml"/>
  <manifest:file-entry manifest:full-path="Object 363/" manifest:version="1.2" manifest:media-type="application/vnd.oasis.opendocument.formula"/>
  <manifest:file-entry manifest:full-path="Object 364/settings.xml" manifest:media-type="text/xml"/>
  <manifest:file-entry manifest:full-path="Object 364/content.xml" manifest:media-type="text/xml"/>
  <manifest:file-entry manifest:full-path="Object 364/" manifest:version="1.2" manifest:media-type="application/vnd.oasis.opendocument.formula"/>
  <manifest:file-entry manifest:full-path="Object 365/content.xml" manifest:media-type="text/xml"/>
  <manifest:file-entry manifest:full-path="Object 365/settings.xml" manifest:media-type="text/xml"/>
  <manifest:file-entry manifest:full-path="Object 365/" manifest:version="1.2" manifest:media-type="application/vnd.oasis.opendocument.formula"/>
  <manifest:file-entry manifest:full-path="Object 370/content.xml" manifest:media-type="text/xml"/>
  <manifest:file-entry manifest:full-path="Object 370/settings.xml" manifest:media-type="text/xml"/>
  <manifest:file-entry manifest:full-path="Object 370/" manifest:version="1.2" manifest:media-type="application/vnd.oasis.opendocument.formula"/>
  <manifest:file-entry manifest:full-path="Object 408/settings.xml" manifest:media-type="text/xml"/>
  <manifest:file-entry manifest:full-path="Object 408/content.xml" manifest:media-type="text/xml"/>
  <manifest:file-entry manifest:full-path="Object 408/"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 manifest:version="1.2" manifest:media-type="application/vnd.oasis.opendocument.formula"/>
  <manifest:file-entry manifest:full-path="Object 380/content.xml" manifest:media-type="text/xml"/>
  <manifest:file-entry manifest:full-path="Object 380/settings.xml" manifest:media-type="text/xml"/>
  <manifest:file-entry manifest:full-path="Object 380/" manifest:version="1.2" manifest:media-type="application/vnd.oasis.opendocument.formula"/>
  <manifest:file-entry manifest:full-path="Object 374/content.xml" manifest:media-type="text/xml"/>
  <manifest:file-entry manifest:full-path="Object 374/settings.xml" manifest:media-type="text/xml"/>
  <manifest:file-entry manifest:full-path="Object 374/" manifest:version="1.2" manifest:media-type="application/vnd.oasis.opendocument.formula"/>
  <manifest:file-entry manifest:full-path="Object 446/settings.xml" manifest:media-type="text/xml"/>
  <manifest:file-entry manifest:full-path="Object 446/content.xml" manifest:media-type="text/xml"/>
  <manifest:file-entry manifest:full-path="Object 446/"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375/content.xml" manifest:media-type="text/xml"/>
  <manifest:file-entry manifest:full-path="Object 375/settings.xml" manifest:media-type="text/xml"/>
  <manifest:file-entry manifest:full-path="Object 375/"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448/settings.xml" manifest:media-type="text/xml"/>
  <manifest:file-entry manifest:full-path="Object 448/content.xml" manifest:media-type="text/xml"/>
  <manifest:file-entry manifest:full-path="Object 448/"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382/settings.xml" manifest:media-type="text/xml"/>
  <manifest:file-entry manifest:full-path="Object 382/content.xml" manifest:media-type="text/xml"/>
  <manifest:file-entry manifest:full-path="Object 382/" manifest:version="1.2" manifest:media-type="application/vnd.oasis.opendocument.formula"/>
  <manifest:file-entry manifest:full-path="Object 316/settings.xml" manifest:media-type="text/xml"/>
  <manifest:file-entry manifest:full-path="Object 316/content.xml" manifest:media-type="text/xml"/>
  <manifest:file-entry manifest:full-path="Object 316/"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3/settings.xml" manifest:media-type="text/xml"/>
  <manifest:file-entry manifest:full-path="Object 243/content.xml" manifest:media-type="text/xml"/>
  <manifest:file-entry manifest:full-path="Object 243/" manifest:version="1.2" manifest:media-type="application/vnd.oasis.opendocument.formula"/>
  <manifest:file-entry manifest:full-path="Object 493/settings.xml" manifest:media-type="text/xml"/>
  <manifest:file-entry manifest:full-path="Object 493/content.xml" manifest:media-type="text/xml"/>
  <manifest:file-entry manifest:full-path="Object 493/" manifest:version="1.2" manifest:media-type="application/vnd.oasis.opendocument.formula"/>
  <manifest:file-entry manifest:full-path="Object 332/settings.xml" manifest:media-type="text/xml"/>
  <manifest:file-entry manifest:full-path="Object 332/content.xml" manifest:media-type="text/xml"/>
  <manifest:file-entry manifest:full-path="Object 332/" manifest:version="1.2" manifest:media-type="application/vnd.oasis.opendocument.formula"/>
  <manifest:file-entry manifest:full-path="Object 405/content.xml" manifest:media-type="text/xml"/>
  <manifest:file-entry manifest:full-path="Object 405/settings.xml" manifest:media-type="text/xml"/>
  <manifest:file-entry manifest:full-path="Object 40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340/content.xml" manifest:media-type="text/xml"/>
  <manifest:file-entry manifest:full-path="Object 340/settings.xml" manifest:media-type="text/xml"/>
  <manifest:file-entry manifest:full-path="Object 340/" manifest:version="1.2" manifest:media-type="application/vnd.oasis.opendocument.formula"/>
  <manifest:file-entry manifest:full-path="Object 494/content.xml" manifest:media-type="text/xml"/>
  <manifest:file-entry manifest:full-path="Object 494/settings.xml" manifest:media-type="text/xml"/>
  <manifest:file-entry manifest:full-path="Object 494/" manifest:version="1.2" manifest:media-type="application/vnd.oasis.opendocument.formula"/>
  <manifest:file-entry manifest:full-path="Object 333/content.xml" manifest:media-type="text/xml"/>
  <manifest:file-entry manifest:full-path="Object 333/settings.xml" manifest:media-type="text/xml"/>
  <manifest:file-entry manifest:full-path="Object 333/" manifest:version="1.2" manifest:media-type="application/vnd.oasis.opendocument.formula"/>
  <manifest:file-entry manifest:full-path="Object 343/settings.xml" manifest:media-type="text/xml"/>
  <manifest:file-entry manifest:full-path="Object 343/content.xml" manifest:media-type="text/xml"/>
  <manifest:file-entry manifest:full-path="Object 343/"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04/settings.xml" manifest:media-type="text/xml"/>
  <manifest:file-entry manifest:full-path="Object 404/content.xml" manifest:media-type="text/xml"/>
  <manifest:file-entry manifest:full-path="Object 404/" manifest:version="1.2" manifest:media-type="application/vnd.oasis.opendocument.formula"/>
  <manifest:file-entry manifest:full-path="Object 331/content.xml" manifest:media-type="text/xml"/>
  <manifest:file-entry manifest:full-path="Object 331/settings.xml" manifest:media-type="text/xml"/>
  <manifest:file-entry manifest:full-path="Object 331/" manifest:version="1.2" manifest:media-type="application/vnd.oasis.opendocument.formula"/>
  <manifest:file-entry manifest:full-path="Object 396/settings.xml" manifest:media-type="text/xml"/>
  <manifest:file-entry manifest:full-path="Object 396/content.xml" manifest:media-type="text/xml"/>
  <manifest:file-entry manifest:full-path="Object 396/" manifest:version="1.2" manifest:media-type="application/vnd.oasis.opendocument.formula"/>
  <manifest:file-entry manifest:full-path="Object 328/content.xml" manifest:media-type="text/xml"/>
  <manifest:file-entry manifest:full-path="Object 328/settings.xml" manifest:media-type="text/xml"/>
  <manifest:file-entry manifest:full-path="Object 328/" manifest:version="1.2" manifest:media-type="application/vnd.oasis.opendocument.formula"/>
  <manifest:file-entry manifest:full-path="Object 482/settings.xml" manifest:media-type="text/xml"/>
  <manifest:file-entry manifest:full-path="Object 482/content.xml" manifest:media-type="text/xml"/>
  <manifest:file-entry manifest:full-path="Object 482/" manifest:version="1.2" manifest:media-type="application/vnd.oasis.opendocument.formula"/>
  <manifest:file-entry manifest:full-path="Object 321/content.xml" manifest:media-type="text/xml"/>
  <manifest:file-entry manifest:full-path="Object 321/settings.xml" manifest:media-type="text/xml"/>
  <manifest:file-entry manifest:full-path="Object 321/"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01/settings.xml" manifest:media-type="text/xml"/>
  <manifest:file-entry manifest:full-path="Object 401/content.xml" manifest:media-type="text/xml"/>
  <manifest:file-entry manifest:full-path="Object 401/" manifest:version="1.2" manifest:media-type="application/vnd.oasis.opendocument.formula"/>
  <manifest:file-entry manifest:full-path="Object 327/settings.xml" manifest:media-type="text/xml"/>
  <manifest:file-entry manifest:full-path="Object 327/content.xml" manifest:media-type="text/xml"/>
  <manifest:file-entry manifest:full-path="Object 327/" manifest:version="1.2" manifest:media-type="application/vnd.oasis.opendocument.formula"/>
  <manifest:file-entry manifest:full-path="Object 395/content.xml" manifest:media-type="text/xml"/>
  <manifest:file-entry manifest:full-path="Object 395/settings.xml" manifest:media-type="text/xml"/>
  <manifest:file-entry manifest:full-path="Object 395/"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03/content.xml" manifest:media-type="text/xml"/>
  <manifest:file-entry manifest:full-path="Object 403/settings.xml" manifest:media-type="text/xml"/>
  <manifest:file-entry manifest:full-path="Object 403/"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425/settings.xml" manifest:media-type="text/xml"/>
  <manifest:file-entry manifest:full-path="Object 425/content.xml" manifest:media-type="text/xml"/>
  <manifest:file-entry manifest:full-path="Object 425/" manifest:version="1.2" manifest:media-type="application/vnd.oasis.opendocument.formula"/>
  <manifest:file-entry manifest:full-path="Object 329/content.xml" manifest:media-type="text/xml"/>
  <manifest:file-entry manifest:full-path="Object 329/settings.xml" manifest:media-type="text/xml"/>
  <manifest:file-entry manifest:full-path="Object 329/" manifest:version="1.2" manifest:media-type="application/vnd.oasis.opendocument.formula"/>
  <manifest:file-entry manifest:full-path="Object 330/settings.xml" manifest:media-type="text/xml"/>
  <manifest:file-entry manifest:full-path="Object 330/content.xml" manifest:media-type="text/xml"/>
  <manifest:file-entry manifest:full-path="Object 330/" manifest:version="1.2" manifest:media-type="application/vnd.oasis.opendocument.formula"/>
  <manifest:file-entry manifest:full-path="Object 390/settings.xml" manifest:media-type="text/xml"/>
  <manifest:file-entry manifest:full-path="Object 390/content.xml" manifest:media-type="text/xml"/>
  <manifest:file-entry manifest:full-path="Object 390/" manifest:version="1.2" manifest:media-type="application/vnd.oasis.opendocument.formula"/>
  <manifest:file-entry manifest:full-path="Object 476/settings.xml" manifest:media-type="text/xml"/>
  <manifest:file-entry manifest:full-path="Object 476/content.xml" manifest:media-type="text/xml"/>
  <manifest:file-entry manifest:full-path="Object 476/" manifest:version="1.2" manifest:media-type="application/vnd.oasis.opendocument.formula"/>
  <manifest:file-entry manifest:full-path="Object 315/content.xml" manifest:media-type="text/xml"/>
  <manifest:file-entry manifest:full-path="Object 315/settings.xml" manifest:media-type="text/xml"/>
  <manifest:file-entry manifest:full-path="Object 315/"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00/content.xml" manifest:media-type="text/xml"/>
  <manifest:file-entry manifest:full-path="Object 400/settings.xml" manifest:media-type="text/xml"/>
  <manifest:file-entry manifest:full-path="Object 400/"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26/settings.xml" manifest:media-type="text/xml"/>
  <manifest:file-entry manifest:full-path="Object 326/content.xml" manifest:media-type="text/xml"/>
  <manifest:file-entry manifest:full-path="Object 326/" manifest:version="1.2" manifest:media-type="application/vnd.oasis.opendocument.formula"/>
  <manifest:file-entry manifest:full-path="Object 497/settings.xml" manifest:media-type="text/xml"/>
  <manifest:file-entry manifest:full-path="Object 497/content.xml" manifest:media-type="text/xml"/>
  <manifest:file-entry manifest:full-path="Object 497/" manifest:version="1.2" manifest:media-type="application/vnd.oasis.opendocument.formula"/>
  <manifest:file-entry manifest:full-path="layout-cache" manifest:media-type="application/binary"/>
  <manifest:file-entry manifest:full-path="Object 394/settings.xml" manifest:media-type="text/xml"/>
  <manifest:file-entry manifest:full-path="Object 394/content.xml" manifest:media-type="text/xml"/>
  <manifest:file-entry manifest:full-path="Object 394/" manifest:version="1.2" manifest:media-type="application/vnd.oasis.opendocument.formula"/>
  <manifest:file-entry manifest:full-path="Object 393/settings.xml" manifest:media-type="text/xml"/>
  <manifest:file-entry manifest:full-path="Object 393/content.xml" manifest:media-type="text/xml"/>
  <manifest:file-entry manifest:full-path="Object 393/" manifest:version="1.2" manifest:media-type="application/vnd.oasis.opendocument.formula"/>
  <manifest:file-entry manifest:full-path="Object 392/content.xml" manifest:media-type="text/xml"/>
  <manifest:file-entry manifest:full-path="Object 392/settings.xml" manifest:media-type="text/xml"/>
  <manifest:file-entry manifest:full-path="Object 392/" manifest:version="1.2" manifest:media-type="application/vnd.oasis.opendocument.formula"/>
  <manifest:file-entry manifest:full-path="Object 344/content.xml" manifest:media-type="text/xml"/>
  <manifest:file-entry manifest:full-path="Object 344/settings.xml" manifest:media-type="text/xml"/>
  <manifest:file-entry manifest:full-path="Object 344/" manifest:version="1.2" manifest:media-type="application/vnd.oasis.opendocument.formula"/>
  <manifest:file-entry manifest:full-path="Object 397/content.xml" manifest:media-type="text/xml"/>
  <manifest:file-entry manifest:full-path="Object 397/settings.xml" manifest:media-type="text/xml"/>
  <manifest:file-entry manifest:full-path="Object 397/" manifest:version="1.2" manifest:media-type="application/vnd.oasis.opendocument.formula"/>
  <manifest:file-entry manifest:full-path="Object 429/content.xml" manifest:media-type="text/xml"/>
  <manifest:file-entry manifest:full-path="Object 429/settings.xml" manifest:media-type="text/xml"/>
  <manifest:file-entry manifest:full-path="Object 429/"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07/settings.xml" manifest:media-type="text/xml"/>
  <manifest:file-entry manifest:full-path="Object 407/content.xml" manifest:media-type="text/xml"/>
  <manifest:file-entry manifest:full-path="Object 407/" manifest:version="1.2" manifest:media-type="application/vnd.oasis.opendocument.formula"/>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495/settings.xml" manifest:media-type="text/xml"/>
  <manifest:file-entry manifest:full-path="Object 495/content.xml" manifest:media-type="text/xml"/>
  <manifest:file-entry manifest:full-path="Object 495/" manifest:version="1.2" manifest:media-type="application/vnd.oasis.opendocument.formula"/>
  <manifest:file-entry manifest:full-path="Object 334/settings.xml" manifest:media-type="text/xml"/>
  <manifest:file-entry manifest:full-path="Object 334/content.xml" manifest:media-type="text/xml"/>
  <manifest:file-entry manifest:full-path="Object 334/" manifest:version="1.2" manifest:media-type="application/vnd.oasis.opendocument.formula"/>
  <manifest:file-entry manifest:full-path="ObjectReplacements/Object 314" manifest:media-type="application/x-openoffice-gdimetafile;windows_formatname=&quot;GDIMetaFile&quot;"/>
  <manifest:file-entry manifest:full-path="ObjectReplacements/Object 222" manifest:media-type=""/>
  <manifest:file-entry manifest:full-path="ObjectReplacements/Object 399" manifest:media-type="application/x-openoffice-gdimetafile;windows_formatname=&quot;GDIMetaFile&quot;"/>
  <manifest:file-entry manifest:full-path="ObjectReplacements/Object 221" manifest:media-type=""/>
  <manifest:file-entry manifest:full-path="ObjectReplacements/Object 529" manifest:media-type=""/>
  <manifest:file-entry manifest:full-path="ObjectReplacements/Object 398" manifest:media-type="application/x-openoffice-gdimetafile;windows_formatname=&quot;GDIMetaFile&quot;"/>
  <manifest:file-entry manifest:full-path="ObjectReplacements/Object 220" manifest:media-type=""/>
  <manifest:file-entry manifest:full-path="ObjectReplacements/Object 528" manifest:media-type=""/>
  <manifest:file-entry manifest:full-path="ObjectReplacements/Object 215" manifest:media-type=""/>
  <manifest:file-entry manifest:full-path="ObjectReplacements/Object 214" manifest:media-type=""/>
  <manifest:file-entry manifest:full-path="ObjectReplacements/Object 212" manifest:media-type=""/>
  <manifest:file-entry manifest:full-path="ObjectReplacements/Object 389" manifest:media-type="application/x-openoffice-gdimetafile;windows_formatname=&quot;GDIMetaFile&quot;"/>
  <manifest:file-entry manifest:full-path="ObjectReplacements/Object 211" manifest:media-type=""/>
  <manifest:file-entry manifest:full-path="ObjectReplacements/Object 519" manifest:media-type="application/x-openoffice-gdimetafile;windows_formatname=&quot;GDIMetaFile&quot;"/>
  <manifest:file-entry manifest:full-path="ObjectReplacements/Object 179" manifest:media-type=""/>
  <manifest:file-entry manifest:full-path="ObjectReplacements/Object 178" manifest:media-type=""/>
  <manifest:file-entry manifest:full-path="ObjectReplacements/Object 177" manifest:media-type=""/>
  <manifest:file-entry manifest:full-path="ObjectReplacements/Object 176" manifest:media-type=""/>
  <manifest:file-entry manifest:full-path="ObjectReplacements/Object 175" manifest:media-type=""/>
  <manifest:file-entry manifest:full-path="ObjectReplacements/Object 174" manifest:media-type=""/>
  <manifest:file-entry manifest:full-path="ObjectReplacements/Object 169" manifest:media-type=""/>
  <manifest:file-entry manifest:full-path="ObjectReplacements/Object 168" manifest:media-type=""/>
  <manifest:file-entry manifest:full-path="ObjectReplacements/Object 167" manifest:media-type=""/>
  <manifest:file-entry manifest:full-path="ObjectReplacements/Object 166" manifest:media-type=""/>
  <manifest:file-entry manifest:full-path="ObjectReplacements/Object 165" manifest:media-type=""/>
  <manifest:file-entry manifest:full-path="ObjectReplacements/Object 164" manifest:media-type=""/>
  <manifest:file-entry manifest:full-path="ObjectReplacements/Object 163" manifest:media-type=""/>
  <manifest:file-entry manifest:full-path="ObjectReplacements/Object 162" manifest:media-type=""/>
  <manifest:file-entry manifest:full-path="ObjectReplacements/Object 161" manifest:media-type=""/>
  <manifest:file-entry manifest:full-path="ObjectReplacements/Object 469" manifest:media-type=""/>
  <manifest:file-entry manifest:full-path="ObjectReplacements/Object 160" manifest:media-type=""/>
  <manifest:file-entry manifest:full-path="ObjectReplacements/Object 468" manifest:media-type=""/>
  <manifest:file-entry manifest:full-path="ObjectReplacements/Object 159" manifest:media-type=""/>
  <manifest:file-entry manifest:full-path="ObjectReplacements/Object 158" manifest:media-type=""/>
  <manifest:file-entry manifest:full-path="ObjectReplacements/Object 157" manifest:media-type=""/>
  <manifest:file-entry manifest:full-path="ObjectReplacements/Object 156" manifest:media-type=""/>
  <manifest:file-entry manifest:full-path="ObjectReplacements/Object 155" manifest:media-type=""/>
  <manifest:file-entry manifest:full-path="ObjectReplacements/Object 154" manifest:media-type=""/>
  <manifest:file-entry manifest:full-path="ObjectReplacements/Object 219" manifest:media-type=""/>
  <manifest:file-entry manifest:full-path="ObjectReplacements/Object 153" manifest:media-type=""/>
  <manifest:file-entry manifest:full-path="ObjectReplacements/Object 218" manifest:media-type=""/>
  <manifest:file-entry manifest:full-path="ObjectReplacements/Object 152" manifest:media-type=""/>
  <manifest:file-entry manifest:full-path="ObjectReplacements/Object 217" manifest:media-type=""/>
  <manifest:file-entry manifest:full-path="ObjectReplacements/Object 151" manifest:media-type=""/>
  <manifest:file-entry manifest:full-path="ObjectReplacements/Object 459" manifest:media-type="application/x-openoffice-gdimetafile;windows_formatname=&quot;GDIMetaFile&quot;"/>
  <manifest:file-entry manifest:full-path="ObjectReplacements/Object 216" manifest:media-type=""/>
  <manifest:file-entry manifest:full-path="ObjectReplacements/Object 150" manifest:media-type=""/>
  <manifest:file-entry manifest:full-path="ObjectReplacements/Object 458" manifest:media-type="application/x-openoffice-gdimetafile;windows_formatname=&quot;GDIMetaFile&quot;"/>
  <manifest:file-entry manifest:full-path="ObjectReplacements/Object 99" manifest:media-type=""/>
  <manifest:file-entry manifest:full-path="ObjectReplacements/Object 149" manifest:media-type=""/>
  <manifest:file-entry manifest:full-path="ObjectReplacements/Object 148" manifest:media-type=""/>
  <manifest:file-entry manifest:full-path="ObjectReplacements/Object 147" manifest:media-type=""/>
  <manifest:file-entry manifest:full-path="ObjectReplacements/Object 146" manifest:media-type=""/>
  <manifest:file-entry manifest:full-path="ObjectReplacements/Object 145" manifest:media-type=""/>
  <manifest:file-entry manifest:full-path="ObjectReplacements/Object 144" manifest:media-type=""/>
  <manifest:file-entry manifest:full-path="ObjectReplacements/Object 139" manifest:media-type=""/>
  <manifest:file-entry manifest:full-path="ObjectReplacements/Object 138" manifest:media-type=""/>
  <manifest:file-entry manifest:full-path="ObjectReplacements/Object 137" manifest:media-type=""/>
  <manifest:file-entry manifest:full-path="ObjectReplacements/Object 136" manifest:media-type=""/>
  <manifest:file-entry manifest:full-path="ObjectReplacements/Object 135" manifest:media-type=""/>
  <manifest:file-entry manifest:full-path="ObjectReplacements/Object 134" manifest:media-type=""/>
  <manifest:file-entry manifest:full-path="ObjectReplacements/Object 133" manifest:media-type=""/>
  <manifest:file-entry manifest:full-path="ObjectReplacements/Object 132" manifest:media-type=""/>
  <manifest:file-entry manifest:full-path="ObjectReplacements/Object 12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41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1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9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80" manifest:media-type="application/x-openoffice-gdimetafile;windows_formatname=&quot;GDIMetaFile&quot;"/>
  <manifest:file-entry manifest:full-path="ObjectReplacements/Object 546" manifest:media-type=""/>
  <manifest:file-entry manifest:full-path="ObjectReplacements/Object 481"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482"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497" manifest:media-type="application/x-openoffice-gdimetafile;windows_formatname=&quot;GDIMetaFile&quot;"/>
  <manifest:file-entry manifest:full-path="ObjectReplacements/Object 103" manifest:media-type=""/>
  <manifest:file-entry manifest:full-path="ObjectReplacements/Object 102" manifest:media-type=""/>
  <manifest:file-entry manifest:full-path="ObjectReplacements/Object 38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449" manifest:media-type="application/x-openoffice-gdimetafile;windows_formatname=&quot;GDIMetaFile&quot;"/>
  <manifest:file-entry manifest:full-path="ObjectReplacements/Object 141" manifest:media-type=""/>
  <manifest:file-entry manifest:full-path="ObjectReplacements/Object 207"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45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44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46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444" manifest:media-type="application/x-openoffice-gdimetafile;windows_formatname=&quot;GDIMetaFile&quot;"/>
  <manifest:file-entry manifest:full-path="ObjectReplacements/Object 46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443" manifest:media-type="application/x-openoffice-gdimetafile;windows_formatname=&quot;GDIMetaFile&quot;"/>
  <manifest:file-entry manifest:full-path="ObjectReplacements/Object 465" manifest:media-type="application/x-openoffice-gdimetafile;windows_formatname=&quot;GDIMetaFile&quot;"/>
  <manifest:file-entry manifest:full-path="ObjectReplacements/Object 44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460" manifest:media-type="application/x-openoffice-gdimetafile;windows_formatname=&quot;GDIMetaFile&quot;"/>
  <manifest:file-entry manifest:full-path="ObjectReplacements/Object 526" manifest:media-type=""/>
  <manifest:file-entry manifest:full-path="ObjectReplacements/Object 368" manifest:media-type="application/x-openoffice-gdimetafile;windows_formatname=&quot;GDIMetaFile&quot;"/>
  <manifest:file-entry manifest:full-path="ObjectReplacements/Object 46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41" manifest:media-type="application/x-openoffice-gdimetafile;windows_formatname=&quot;GDIMetaFile&quot;"/>
  <manifest:file-entry manifest:full-path="ObjectReplacements/Object 507" manifest:media-type="application/x-openoffice-gdimetafile;windows_formatname=&quot;GDIMetaFile&quot;"/>
  <manifest:file-entry manifest:full-path="ObjectReplacements/Object 463"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40" manifest:media-type="application/x-openoffice-gdimetafile;windows_formatname=&quot;GDIMetaFile&quot;"/>
  <manifest:file-entry manifest:full-path="ObjectReplacements/Object 506" manifest:media-type="application/x-openoffice-gdimetafile;windows_formatname=&quot;GDIMetaFile&quot;"/>
  <manifest:file-entry manifest:full-path="ObjectReplacements/Object 46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523" manifest:media-type=""/>
  <manifest:file-entry manifest:full-path="ObjectReplacements/Object 35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5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478" manifest:media-type="application/x-openoffice-gdimetafile;windows_formatname=&quot;GDIMetaFile&quot;"/>
  <manifest:file-entry manifest:full-path="ObjectReplacements/Object 170" manifest:media-type=""/>
  <manifest:file-entry manifest:full-path="ObjectReplacements/Object 16"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461" manifest:media-type="application/x-openoffice-gdimetafile;windows_formatname=&quot;GDIMetaFile&quot;"/>
  <manifest:file-entry manifest:full-path="ObjectReplacements/Object 527" manifest:media-type=""/>
  <manifest:file-entry manifest:full-path="ObjectReplacements/Object 475" manifest:media-type=""/>
  <manifest:file-entry manifest:full-path="ObjectReplacements/Object 45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509"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516" manifest:media-type="application/x-openoffice-gdimetafile;windows_formatname=&quot;GDIMetaFile&quot;"/>
  <manifest:file-entry manifest:full-path="ObjectReplacements/Object 473" manifest:media-type=""/>
  <manifest:file-entry manifest:full-path="ObjectReplacements/Object 45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538" manifest:media-type=""/>
  <manifest:file-entry manifest:full-path="ObjectReplacements/Object 472" manifest:media-type=""/>
  <manifest:file-entry manifest:full-path="ObjectReplacements/Object 90"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495"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496"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494"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524" manifest:media-type=""/>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45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40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107" manifest:media-type=""/>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93" manifest:media-type="application/x-openoffice-gdimetafile;windows_formatname=&quot;GDIMetaFile&quot;"/>
  <manifest:file-entry manifest:full-path="ObjectReplacements/Object 40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394" manifest:media-type="application/x-openoffice-gdimetafile;windows_formatname=&quot;GDIMetaFile&quot;"/>
  <manifest:file-entry manifest:full-path="ObjectReplacements/Object 40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05" manifest:media-type="application/x-openoffice-gdimetafile;windows_formatname=&quot;GDIMetaFile&quot;"/>
  <manifest:file-entry manifest:full-path="ObjectReplacements/Object 493"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395"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476" manifest:media-type=""/>
  <manifest:file-entry manifest:full-path="ObjectReplacements/Object 315"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82"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446"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487" manifest:media-type="application/x-openoffice-gdimetafile;windows_formatname=&quot;GDIMetaFile&quot;"/>
  <manifest:file-entry manifest:full-path="ObjectReplacements/Object 486"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485"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484"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483"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543" manifest:media-type=""/>
  <manifest:file-entry manifest:full-path="ObjectReplacements/Object 58"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40" manifest:media-type=""/>
  <manifest:file-entry manifest:full-path="ObjectReplacements/Object 44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439"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542" manifest:media-type=""/>
  <manifest:file-entry manifest:full-path="ObjectReplacements/Object 27"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491" manifest:media-type="application/x-openoffice-gdimetafile;windows_formatname=&quot;GDIMetaFile&quot;"/>
  <manifest:file-entry manifest:full-path="ObjectReplacements/Object 41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92" manifest:media-type="application/x-openoffice-gdimetafile;windows_formatname=&quot;GDIMetaFile&quot;"/>
  <manifest:file-entry manifest:full-path="ObjectReplacements/Object 499"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501"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434" manifest:media-type="application/x-openoffice-gdimetafile;windows_formatname=&quot;GDIMetaFile&quot;"/>
  <manifest:file-entry manifest:full-path="ObjectReplacements/Object 500"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537" manifest:media-type=""/>
  <manifest:file-entry manifest:full-path="ObjectReplacements/Object 471" manifest:media-type=""/>
  <manifest:file-entry manifest:full-path="ObjectReplacements/Object 24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98"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1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10" manifest:media-type="application/x-openoffice-gdimetafile;windows_formatname=&quot;GDIMetaFile&quot;"/>
  <manifest:file-entry manifest:full-path="ObjectReplacements/Object 536" manifest:media-type=""/>
  <manifest:file-entry manifest:full-path="ObjectReplacements/Object 470" manifest:media-type=""/>
  <manifest:file-entry manifest:full-path="ObjectReplacements/Object 19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81" manifest:media-type=""/>
  <manifest:file-entry manifest:full-path="ObjectReplacements/Object 489"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50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80" manifest:media-type=""/>
  <manifest:file-entry manifest:full-path="ObjectReplacements/Object 488" manifest:media-type="application/x-openoffice-gdimetafile;windows_formatname=&quot;GDIMetaFile&quot;"/>
  <manifest:file-entry manifest:full-path="ObjectReplacements/Object 503"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504" manifest:media-type=""/>
  <manifest:file-entry manifest:full-path="ObjectReplacements/Object 510"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505" manifest:media-type=""/>
  <manifest:file-entry manifest:full-path="ObjectReplacements/Object 511"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512"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513" manifest:media-type="application/x-openoffice-gdimetafile;windows_formatname=&quot;GDIMetaFile&quot;"/>
  <manifest:file-entry manifest:full-path="ObjectReplacements/Object 514" manifest:media-type="application/x-openoffice-gdimetafile;windows_formatname=&quot;GDIMetaFile&quot;"/>
  <manifest:file-entry manifest:full-path="ObjectReplacements/Object 515" manifest:media-type="application/x-openoffice-gdimetafile;windows_formatname=&quot;GDIMetaFile&quot;"/>
  <manifest:file-entry manifest:full-path="ObjectReplacements/Object 517" manifest:media-type="application/x-openoffice-gdimetafile;windows_formatname=&quot;GDIMetaFile&quot;"/>
  <manifest:file-entry manifest:full-path="ObjectReplacements/Object 52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42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545" manifest:media-type=""/>
  <manifest:file-entry manifest:full-path="ObjectReplacements/Object 33"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541" manifest:media-type=""/>
  <manifest:file-entry manifest:full-path="ObjectReplacements/Object 42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5" manifest:media-type=""/>
  <manifest:file-entry manifest:full-path="ObjectReplacements/Object 384" manifest:media-type="application/x-openoffice-gdimetafile;windows_formatname=&quot;GDIMetaFile&quot;"/>
  <manifest:file-entry manifest:full-path="ObjectReplacements/Object 43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544" manifest:media-type=""/>
  <manifest:file-entry manifest:full-path="ObjectReplacements/Object 381" manifest:media-type="application/x-openoffice-gdimetafile;windows_formatname=&quot;GDIMetaFile&quot;"/>
  <manifest:file-entry manifest:full-path="ObjectReplacements/Object 44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43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435" manifest:media-type="application/x-openoffice-gdimetafile;windows_formatname=&quot;GDIMetaFile&quot;"/>
  <manifest:file-entry manifest:full-path="ObjectReplacements/Object 76" manifest:media-type=""/>
  <manifest:file-entry manifest:full-path="ObjectReplacements/Object 21" manifest:media-type=""/>
  <manifest:file-entry manifest:full-path="ObjectReplacements/Object 24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540" manifest:media-type=""/>
  <manifest:file-entry manifest:full-path="ObjectReplacements/Object 477" manifest:media-type=""/>
  <manifest:file-entry manifest:full-path="ObjectReplacements/Object 45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45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108" manifest:media-type=""/>
  <manifest:file-entry manifest:full-path="ObjectReplacements/Object 5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1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74" manifest:media-type=""/>
  <manifest:file-entry manifest:full-path="ObjectReplacements/Object 45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508"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525" manifest:media-type=""/>
  <manifest:file-entry manifest:full-path="ObjectReplacements/Object 60"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42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42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71" manifest:media-type=""/>
  <manifest:file-entry manifest:full-path="ObjectReplacements/Object 35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172" manifest:media-type=""/>
  <manifest:file-entry manifest:full-path="ObjectReplacements/Object 8" manifest:media-type="application/x-openoffice-gdimetafile;windows_formatname=&quot;GDIMetaFile&quot;"/>
  <manifest:file-entry manifest:full-path="ObjectReplacements/Object 387" manifest:media-type="application/x-openoffice-gdimetafile;windows_formatname=&quot;GDIMetaFile&quot;"/>
  <manifest:file-entry manifest:full-path="ObjectReplacements/Object 436" manifest:media-type="application/x-openoffice-gdimetafile;windows_formatname=&quot;GDIMetaFile&quot;"/>
  <manifest:file-entry manifest:full-path="ObjectReplacements/Object 77" manifest:media-type=""/>
  <manifest:file-entry manifest:full-path="ObjectReplacements/Object 18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173" manifest:media-type=""/>
  <manifest:file-entry manifest:full-path="ObjectReplacements/Object 9" manifest:media-type="application/x-openoffice-gdimetafile;windows_formatname=&quot;GDIMetaFile&quot;"/>
  <manifest:file-entry manifest:full-path="ObjectReplacements/Object 518"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43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3" manifest:media-type=""/>
  <manifest:file-entry manifest:full-path="ObjectReplacements/Object 233" manifest:media-type="application/x-openoffice-gdimetafile;windows_formatname=&quot;GDIMetaFile&quot;"/>
  <manifest:file-entry manifest:full-path="ObjectReplacements/Object 521" manifest:media-type=""/>
  <manifest:file-entry manifest:full-path="ObjectReplacements/Object 14" manifest:media-type=""/>
  <manifest:file-entry manifest:full-path="ObjectReplacements/Object 234" manifest:media-type="application/x-openoffice-gdimetafile;windows_formatname=&quot;GDIMetaFile&quot;"/>
  <manifest:file-entry manifest:full-path="ObjectReplacements/Object 522" manifest:media-type=""/>
  <manifest:file-entry manifest:full-path="ObjectReplacements/Object 42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530" manifest:media-type=""/>
  <manifest:file-entry manifest:full-path="ObjectReplacements/Object 531" manifest:media-type=""/>
  <manifest:file-entry manifest:full-path="ObjectReplacements/Object 532" manifest:media-type=""/>
  <manifest:file-entry manifest:full-path="ObjectReplacements/Object 533" manifest:media-type=""/>
  <manifest:file-entry manifest:full-path="ObjectReplacements/Object 534" manifest:media-type="application/x-openoffice-gdimetafile;windows_formatname=&quot;GDIMetaFile&quot;"/>
  <manifest:file-entry manifest:full-path="ObjectReplacements/Object 535" manifest:media-type=""/>
  <manifest:file-entry manifest:full-path="ObjectReplacements/Object 42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1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0" manifest:media-type=""/>
  <manifest:file-entry manifest:full-path="ObjectReplacements/Object 35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39" manifest:media-type=""/>
  <manifest:file-entry manifest:full-path="ObjectReplacements/Object 231"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142" manifest:media-type=""/>
  <manifest:file-entry manifest:full-path="ObjectReplacements/Object 209" manifest:media-type="application/x-openoffice-gdimetafile;windows_formatname=&quot;GDIMetaFile&quot;"/>
  <manifest:file-entry manifest:full-path="ObjectReplacements/Object 143" manifest:media-type=""/>
  <manifest:file-entry manifest:full-path="ObjectReplacements/Object 213" manifest:media-type=""/>
  <manifest:file-entry manifest:full-path="ObjectReplacements/Object 17"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171" manifest:media-type=""/>
  <manifest:file-entry manifest:full-path="ObjectReplacements/Object 47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 543/settings.xml" manifest:media-type="text/xml"/>
  <manifest:file-entry manifest:full-path="Object 543/content.xml" manifest:media-type="text/xml"/>
  <manifest:file-entry manifest:full-path="Object 543/" manifest:version="1.2" manifest:media-type="application/vnd.oasis.opendocument.formula"/>
  <manifest:file-entry manifest:full-path="Object 339/settings.xml" manifest:media-type="text/xml"/>
  <manifest:file-entry manifest:full-path="Object 339/content.xml" manifest:media-type="text/xml"/>
  <manifest:file-entry manifest:full-path="Object 339/" manifest:version="1.2" manifest:media-type="application/vnd.oasis.opendocument.formula"/>
  <manifest:file-entry manifest:full-path="Object 338/settings.xml" manifest:media-type="text/xml"/>
  <manifest:file-entry manifest:full-path="Object 338/content.xml" manifest:media-type="text/xml"/>
  <manifest:file-entry manifest:full-path="Object 338/" manifest:version="1.2" manifest:media-type="application/vnd.oasis.opendocument.formula"/>
  <manifest:file-entry manifest:full-path="Object 411/settings.xml" manifest:media-type="text/xml"/>
  <manifest:file-entry manifest:full-path="Object 411/content.xml" manifest:media-type="text/xml"/>
  <manifest:file-entry manifest:full-path="Object 41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337/content.xml" manifest:media-type="text/xml"/>
  <manifest:file-entry manifest:full-path="Object 337/settings.xml" manifest:media-type="text/xml"/>
  <manifest:file-entry manifest:full-path="Object 337/" manifest:version="1.2" manifest:media-type="application/vnd.oasis.opendocument.formula"/>
  <manifest:file-entry manifest:full-path="Object 487/settings.xml" manifest:media-type="text/xml"/>
  <manifest:file-entry manifest:full-path="Object 487/content.xml" manifest:media-type="text/xml"/>
  <manifest:file-entry manifest:full-path="Object 487/" manifest:version="1.2" manifest:media-type="application/vnd.oasis.opendocument.formula"/>
  <manifest:file-entry manifest:full-path="Object 486/content.xml" manifest:media-type="text/xml"/>
  <manifest:file-entry manifest:full-path="Object 486/settings.xml" manifest:media-type="text/xml"/>
  <manifest:file-entry manifest:full-path="Object 486/" manifest:version="1.2" manifest:media-type="application/vnd.oasis.opendocument.formula"/>
  <manifest:file-entry manifest:full-path="Object 325/content.xml" manifest:media-type="text/xml"/>
  <manifest:file-entry manifest:full-path="Object 325/settings.xml" manifest:media-type="text/xml"/>
  <manifest:file-entry manifest:full-path="Object 325/" manifest:version="1.2" manifest:media-type="application/vnd.oasis.opendocument.formula"/>
  <manifest:file-entry manifest:full-path="Object 485/content.xml" manifest:media-type="text/xml"/>
  <manifest:file-entry manifest:full-path="Object 485/settings.xml" manifest:media-type="text/xml"/>
  <manifest:file-entry manifest:full-path="Object 485/" manifest:version="1.2" manifest:media-type="application/vnd.oasis.opendocument.formula"/>
  <manifest:file-entry manifest:full-path="Object 324/settings.xml" manifest:media-type="text/xml"/>
  <manifest:file-entry manifest:full-path="Object 324/content.xml" manifest:media-type="text/xml"/>
  <manifest:file-entry manifest:full-path="Object 324/" manifest:version="1.2" manifest:media-type="application/vnd.oasis.opendocument.formula"/>
  <manifest:file-entry manifest:full-path="Object 484/content.xml" manifest:media-type="text/xml"/>
  <manifest:file-entry manifest:full-path="Object 484/settings.xml" manifest:media-type="text/xml"/>
  <manifest:file-entry manifest:full-path="Object 484/" manifest:version="1.2" manifest:media-type="application/vnd.oasis.opendocument.formula"/>
  <manifest:file-entry manifest:full-path="Object 323/content.xml" manifest:media-type="text/xml"/>
  <manifest:file-entry manifest:full-path="Object 323/settings.xml" manifest:media-type="text/xml"/>
  <manifest:file-entry manifest:full-path="Object 323/" manifest:version="1.2" manifest:media-type="application/vnd.oasis.opendocument.formula"/>
  <manifest:file-entry manifest:full-path="Object 483/content.xml" manifest:media-type="text/xml"/>
  <manifest:file-entry manifest:full-path="Object 483/settings.xml" manifest:media-type="text/xml"/>
  <manifest:file-entry manifest:full-path="Object 483/" manifest:version="1.2" manifest:media-type="application/vnd.oasis.opendocument.formula"/>
  <manifest:file-entry manifest:full-path="Object 322/content.xml" manifest:media-type="text/xml"/>
  <manifest:file-entry manifest:full-path="Object 322/settings.xml" manifest:media-type="text/xml"/>
  <manifest:file-entry manifest:full-path="Object 322/"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417/content.xml" manifest:media-type="text/xml"/>
  <manifest:file-entry manifest:full-path="Object 417/settings.xml" manifest:media-type="text/xml"/>
  <manifest:file-entry manifest:full-path="Object 417/"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475/content.xml" manifest:media-type="text/xml"/>
  <manifest:file-entry manifest:full-path="Object 475/settings.xml" manifest:media-type="text/xml"/>
  <manifest:file-entry manifest:full-path="Object 475/" manifest:version="1.2" manifest:media-type="application/vnd.oasis.opendocument.formula"/>
  <manifest:file-entry manifest:full-path="Object 314/settings.xml" manifest:media-type="text/xml"/>
  <manifest:file-entry manifest:full-path="Object 314/content.xml" manifest:media-type="text/xml"/>
  <manifest:file-entry manifest:full-path="Object 314/" manifest:version="1.2" manifest:media-type="application/vnd.oasis.opendocument.formula"/>
  <manifest:file-entry manifest:full-path="Object 406/settings.xml" manifest:media-type="text/xml"/>
  <manifest:file-entry manifest:full-path="Object 406/content.xml" manifest:media-type="text/xml"/>
  <manifest:file-entry manifest:full-path="Object 40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40/content.xml" manifest:media-type="text/xml"/>
  <manifest:file-entry manifest:full-path="Object 240/settings.xml" manifest:media-type="text/xml"/>
  <manifest:file-entry manifest:full-path="Object 240/"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02/settings.xml" manifest:media-type="text/xml"/>
  <manifest:file-entry manifest:full-path="Object 402/content.xml" manifest:media-type="text/xml"/>
  <manifest:file-entry manifest:full-path="Object 402/" manifest:version="1.2" manifest:media-type="application/vnd.oasis.opendocument.formula"/>
  <manifest:file-entry manifest:full-path="Object 358/content.xml" manifest:media-type="text/xml"/>
  <manifest:file-entry manifest:full-path="Object 358/settings.xml" manifest:media-type="text/xml"/>
  <manifest:file-entry manifest:full-path="Object 358/"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431/settings.xml" manifest:media-type="text/xml"/>
  <manifest:file-entry manifest:full-path="Object 431/content.xml" manifest:media-type="text/xml"/>
  <manifest:file-entry manifest:full-path="Object 431/"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537/settings.xml" manifest:media-type="text/xml"/>
  <manifest:file-entry manifest:full-path="Object 537/content.xml" manifest:media-type="text/xml"/>
  <manifest:file-entry manifest:full-path="Object 537/" manifest:version="1.2" manifest:media-type="application/vnd.oasis.opendocument.formula"/>
  <manifest:file-entry manifest:full-path="Object 471/settings.xml" manifest:media-type="text/xml"/>
  <manifest:file-entry manifest:full-path="Object 471/content.xml" manifest:media-type="text/xml"/>
  <manifest:file-entry manifest:full-path="Object 471/" manifest:version="1.2" manifest:media-type="application/vnd.oasis.opendocument.formula"/>
  <manifest:file-entry manifest:full-path="Object 490/content.xml" manifest:media-type="text/xml"/>
  <manifest:file-entry manifest:full-path="Object 490/settings.xml" manifest:media-type="text/xml"/>
  <manifest:file-entry manifest:full-path="Object 490/"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414/settings.xml" manifest:media-type="text/xml"/>
  <manifest:file-entry manifest:full-path="Object 414/content.xml" manifest:media-type="text/xml"/>
  <manifest:file-entry manifest:full-path="Object 414/" manifest:version="1.2" manifest:media-type="application/vnd.oasis.opendocument.formula"/>
  <manifest:file-entry manifest:full-path="Object 462/settings.xml" manifest:media-type="text/xml"/>
  <manifest:file-entry manifest:full-path="Object 462/content.xml" manifest:media-type="text/xml"/>
  <manifest:file-entry manifest:full-path="Object 462/" manifest:version="1.2" manifest:media-type="application/vnd.oasis.opendocument.formula"/>
  <manifest:file-entry manifest:full-path="Object 409/content.xml" manifest:media-type="text/xml"/>
  <manifest:file-entry manifest:full-path="Object 409/settings.xml" manifest:media-type="text/xml"/>
  <manifest:file-entry manifest:full-path="Object 409/"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content.xml" manifest:media-type="text/xml"/>
  <manifest:file-entry manifest:full-path="Object 247/settings.xml" manifest:media-type="text/xml"/>
  <manifest:file-entry manifest:full-path="Object 247/content.xml" manifest:media-type="text/xml"/>
  <manifest:file-entry manifest:full-path="Object 247/"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413/content.xml" manifest:media-type="text/xml"/>
  <manifest:file-entry manifest:full-path="Object 413/settings.xml" manifest:media-type="text/xml"/>
  <manifest:file-entry manifest:full-path="Object 413/" manifest:version="1.2" manifest:media-type="application/vnd.oasis.opendocument.formula"/>
  <manifest:file-entry manifest:full-path="Object 491/content.xml" manifest:media-type="text/xml"/>
  <manifest:file-entry manifest:full-path="Object 491/settings.xml" manifest:media-type="text/xml"/>
  <manifest:file-entry manifest:full-path="Object 491/" manifest:version="1.2" manifest:media-type="application/vnd.oasis.opendocument.formula"/>
  <manifest:file-entry manifest:full-path="Object 415/settings.xml" manifest:media-type="text/xml"/>
  <manifest:file-entry manifest:full-path="Object 415/content.xml" manifest:media-type="text/xml"/>
  <manifest:file-entry manifest:full-path="Object 415/"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492/settings.xml" manifest:media-type="text/xml"/>
  <manifest:file-entry manifest:full-path="Object 492/content.xml" manifest:media-type="text/xml"/>
  <manifest:file-entry manifest:full-path="Object 492/" manifest:version="1.2" manifest:media-type="application/vnd.oasis.opendocument.formula"/>
  <manifest:file-entry manifest:full-path="Object 470/settings.xml" manifest:media-type="text/xml"/>
  <manifest:file-entry manifest:full-path="Object 470/content.xml" manifest:media-type="text/xml"/>
  <manifest:file-entry manifest:full-path="Object 470/" manifest:version="1.2" manifest:media-type="application/vnd.oasis.opendocument.formula"/>
  <manifest:file-entry manifest:full-path="Object 536/content.xml" manifest:media-type="text/xml"/>
  <manifest:file-entry manifest:full-path="Object 536/settings.xml" manifest:media-type="text/xml"/>
  <manifest:file-entry manifest:full-path="Object 536/" manifest:version="1.2" manifest:media-type="application/vnd.oasis.opendocument.formula"/>
  <manifest:file-entry manifest:full-path="Object 499/content.xml" manifest:media-type="text/xml"/>
  <manifest:file-entry manifest:full-path="Object 499/settings.xml" manifest:media-type="text/xml"/>
  <manifest:file-entry manifest:full-path="Object 499/" manifest:version="1.2" manifest:media-type="application/vnd.oasis.opendocument.formula"/>
  <manifest:file-entry manifest:full-path="Object 191/settings.xml" manifest:media-type="text/xml"/>
  <manifest:file-entry manifest:full-path="Object 191/content.xml" manifest:media-type="text/xml"/>
  <manifest:file-entry manifest:full-path="Object 191/"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46/settings.xml" manifest:media-type="text/xml"/>
  <manifest:file-entry manifest:full-path="Object 246/content.xml" manifest:media-type="text/xml"/>
  <manifest:file-entry manifest:full-path="Object 246/" manifest:version="1.2" manifest:media-type="application/vnd.oasis.opendocument.formula"/>
  <manifest:file-entry manifest:full-path="Object 501/settings.xml" manifest:media-type="text/xml"/>
  <manifest:file-entry manifest:full-path="Object 501/content.xml" manifest:media-type="text/xml"/>
  <manifest:file-entry manifest:full-path="Object 501/"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412/content.xml" manifest:media-type="text/xml"/>
  <manifest:file-entry manifest:full-path="Object 412/settings.xml" manifest:media-type="text/xml"/>
  <manifest:file-entry manifest:full-path="Object 412/"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434/content.xml" manifest:media-type="text/xml"/>
  <manifest:file-entry manifest:full-path="Object 434/settings.xml" manifest:media-type="text/xml"/>
  <manifest:file-entry manifest:full-path="Object 434/" manifest:version="1.2" manifest:media-type="application/vnd.oasis.opendocument.formula"/>
  <manifest:file-entry manifest:full-path="Object 427/settings.xml" manifest:media-type="text/xml"/>
  <manifest:file-entry manifest:full-path="Object 427/content.xml" manifest:media-type="text/xml"/>
  <manifest:file-entry manifest:full-path="Object 427/"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498/settings.xml" manifest:media-type="text/xml"/>
  <manifest:file-entry manifest:full-path="Object 498/content.xml" manifest:media-type="text/xml"/>
  <manifest:file-entry manifest:full-path="Object 498/" manifest:version="1.2" manifest:media-type="application/vnd.oasis.opendocument.formula"/>
  <manifest:file-entry manifest:full-path="Object 190/content.xml" manifest:media-type="text/xml"/>
  <manifest:file-entry manifest:full-path="Object 190/Configurations2/accelerator/current.xml" manifest:media-type=""/>
  <manifest:file-entry manifest:full-path="Object 190/Configurations2/" manifest:media-type="application/vnd.sun.xml.ui.configuration"/>
  <manifest:file-entry manifest:full-path="Object 190/settings.xml" manifest:media-type="text/xml"/>
  <manifest:file-entry manifest:full-path="Object 190/"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45/content.xml" manifest:media-type="text/xml"/>
  <manifest:file-entry manifest:full-path="Object 245/settings.xml" manifest:media-type="text/xml"/>
  <manifest:file-entry manifest:full-path="Object 245/" manifest:version="1.2" manifest:media-type="application/vnd.oasis.opendocument.formula"/>
  <manifest:file-entry manifest:full-path="Object 500/content.xml" manifest:media-type="text/xml"/>
  <manifest:file-entry manifest:full-path="Object 500/settings.xml" manifest:media-type="text/xml"/>
  <manifest:file-entry manifest:full-path="Object 500/"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410/settings.xml" manifest:media-type="text/xml"/>
  <manifest:file-entry manifest:full-path="Object 410/content.xml" manifest:media-type="text/xml"/>
  <manifest:file-entry manifest:full-path="Object 410/" manifest:version="1.2" manifest:media-type="application/vnd.oasis.opendocument.formula"/>
  <manifest:file-entry manifest:full-path="Object 193/settings.xml" manifest:media-type="text/xml"/>
  <manifest:file-entry manifest:full-path="Object 193/content.xml" manifest:media-type="text/xml"/>
  <manifest:file-entry manifest:full-path="Object 193/"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48/settings.xml" manifest:media-type="text/xml"/>
  <manifest:file-entry manifest:full-path="Object 248/content.xml" manifest:media-type="text/xml"/>
  <manifest:file-entry manifest:full-path="Object 248/"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489/settings.xml" manifest:media-type="text/xml"/>
  <manifest:file-entry manifest:full-path="Object 489/content.xml" manifest:media-type="text/xml"/>
  <manifest:file-entry manifest:full-path="Object 489/"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502/content.xml" manifest:media-type="text/xml"/>
  <manifest:file-entry manifest:full-path="Object 502/settings.xml" manifest:media-type="text/xml"/>
  <manifest:file-entry manifest:full-path="Object 502/"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94/settings.xml" manifest:media-type="text/xml"/>
  <manifest:file-entry manifest:full-path="Object 194/content.xml" manifest:media-type="text/xml"/>
  <manifest:file-entry manifest:full-path="Object 194/"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488/settings.xml" manifest:media-type="text/xml"/>
  <manifest:file-entry manifest:full-path="Object 488/content.xml" manifest:media-type="text/xml"/>
  <manifest:file-entry manifest:full-path="Object 488/" manifest:version="1.2" manifest:media-type="application/vnd.oasis.opendocument.formula"/>
  <manifest:file-entry manifest:full-path="Object 503/settings.xml" manifest:media-type="text/xml"/>
  <manifest:file-entry manifest:full-path="Object 503/content.xml" manifest:media-type="text/xml"/>
  <manifest:file-entry manifest:full-path="Object 503/" manifest:version="1.2" manifest:media-type="application/vnd.oasis.opendocument.formula"/>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504/settings.xml" manifest:media-type="text/xml"/>
  <manifest:file-entry manifest:full-path="Object 504/content.xml" manifest:media-type="text/xml"/>
  <manifest:file-entry manifest:full-path="Object 504/" manifest:version="1.2" manifest:media-type="application/vnd.oasis.opendocument.formula"/>
  <manifest:file-entry manifest:full-path="Object 510/content.xml" manifest:media-type="text/xml"/>
  <manifest:file-entry manifest:full-path="Object 510/settings.xml" manifest:media-type="text/xml"/>
  <manifest:file-entry manifest:full-path="Object 510/"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Object 505/content.xml" manifest:media-type="text/xml"/>
  <manifest:file-entry manifest:full-path="Object 505/settings.xml" manifest:media-type="text/xml"/>
  <manifest:file-entry manifest:full-path="Object 505/" manifest:version="1.2" manifest:media-type="application/vnd.oasis.opendocument.formula"/>
  <manifest:file-entry manifest:full-path="Object 511/content.xml" manifest:media-type="text/xml"/>
  <manifest:file-entry manifest:full-path="Object 511/settings.xml" manifest:media-type="text/xml"/>
  <manifest:file-entry manifest:full-path="Object 511/"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512/content.xml" manifest:media-type="text/xml"/>
  <manifest:file-entry manifest:full-path="Object 512/settings.xml" manifest:media-type="text/xml"/>
  <manifest:file-entry manifest:full-path="Object 512/" manifest:version="1.2" manifest:media-type="application/vnd.oasis.opendocument.formula"/>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513/settings.xml" manifest:media-type="text/xml"/>
  <manifest:file-entry manifest:full-path="Object 513/content.xml" manifest:media-type="text/xml"/>
  <manifest:file-entry manifest:full-path="Object 513/" manifest:version="1.2" manifest:media-type="application/vnd.oasis.opendocument.formula"/>
  <manifest:file-entry manifest:full-path="Object 514/settings.xml" manifest:media-type="text/xml"/>
  <manifest:file-entry manifest:full-path="Object 514/content.xml" manifest:media-type="text/xml"/>
  <manifest:file-entry manifest:full-path="Object 514/" manifest:version="1.2" manifest:media-type="application/vnd.oasis.opendocument.formula"/>
  <manifest:file-entry manifest:full-path="Object 515/settings.xml" manifest:media-type="text/xml"/>
  <manifest:file-entry manifest:full-path="Object 515/content.xml" manifest:media-type="text/xml"/>
  <manifest:file-entry manifest:full-path="Object 515/" manifest:version="1.2" manifest:media-type="application/vnd.oasis.opendocument.formula"/>
  <manifest:file-entry manifest:full-path="Object 517/settings.xml" manifest:media-type="text/xml"/>
  <manifest:file-entry manifest:full-path="Object 517/content.xml" manifest:media-type="text/xml"/>
  <manifest:file-entry manifest:full-path="Object 517/" manifest:version="1.2" manifest:media-type="application/vnd.oasis.opendocument.formula"/>
  <manifest:file-entry manifest:full-path="Object 520/content.xml" manifest:media-type="text/xml"/>
  <manifest:file-entry manifest:full-path="Object 520/settings.xml" manifest:media-type="text/xml"/>
  <manifest:file-entry manifest:full-path="Object 520/"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423/content.xml" manifest:media-type="text/xml"/>
  <manifest:file-entry manifest:full-path="Object 423/settings.xml" manifest:media-type="text/xml"/>
  <manifest:file-entry manifest:full-path="Object 423/"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545/settings.xml" manifest:media-type="text/xml"/>
  <manifest:file-entry manifest:full-path="Object 545/content.xml" manifest:media-type="text/xml"/>
  <manifest:file-entry manifest:full-path="Object 545/"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19/settings.xml" manifest:media-type="text/xml"/>
  <manifest:file-entry manifest:full-path="Object 319/content.xml" manifest:media-type="text/xml"/>
  <manifest:file-entry manifest:full-path="Object 319/" manifest:version="1.2" manifest:media-type="application/vnd.oasis.opendocument.formula"/>
  <manifest:file-entry manifest:full-path="Object 541/content.xml" manifest:media-type="text/xml"/>
  <manifest:file-entry manifest:full-path="Object 541/settings.xml" manifest:media-type="text/xml"/>
  <manifest:file-entry manifest:full-path="Object 541/" manifest:version="1.2" manifest:media-type="application/vnd.oasis.opendocument.formula"/>
  <manifest:file-entry manifest:full-path="Object 422/content.xml" manifest:media-type="text/xml"/>
  <manifest:file-entry manifest:full-path="Object 422/settings.xml" manifest:media-type="text/xml"/>
  <manifest:file-entry manifest:full-path="Object 422/"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349/content.xml" manifest:media-type="text/xml"/>
  <manifest:file-entry manifest:full-path="Object 349/settings.xml" manifest:media-type="text/xml"/>
  <manifest:file-entry manifest:full-path="Object 349/" manifest:version="1.2"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235/settings.xml" manifest:media-type="text/xml"/>
  <manifest:file-entry manifest:full-path="Object 235/content.xml" manifest:media-type="text/xml"/>
  <manifest:file-entry manifest:full-path="Object 23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84/settings.xml" manifest:media-type="text/xml"/>
  <manifest:file-entry manifest:full-path="Object 384/content.xml" manifest:media-type="text/xml"/>
  <manifest:file-entry manifest:full-path="Object 384/" manifest:version="1.2" manifest:media-type="application/vnd.oasis.opendocument.formula"/>
  <manifest:file-entry manifest:full-path="Object 433/settings.xml" manifest:media-type="text/xml"/>
  <manifest:file-entry manifest:full-path="Object 433/content.xml" manifest:media-type="text/xml"/>
  <manifest:file-entry manifest:full-path="Object 43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544/content.xml" manifest:media-type="text/xml"/>
  <manifest:file-entry manifest:full-path="Object 544/settings.xml" manifest:media-type="text/xml"/>
  <manifest:file-entry manifest:full-path="Object 544/" manifest:version="1.2" manifest:media-type="application/vnd.oasis.opendocument.formula"/>
  <manifest:file-entry manifest:full-path="Object 381/settings.xml" manifest:media-type="text/xml"/>
  <manifest:file-entry manifest:full-path="Object 381/content.xml" manifest:media-type="text/xml"/>
  <manifest:file-entry manifest:full-path="Object 381/" manifest:version="1.2" manifest:media-type="application/vnd.oasis.opendocument.formula"/>
  <manifest:file-entry manifest:full-path="Object 447/content.xml" manifest:media-type="text/xml"/>
  <manifest:file-entry manifest:full-path="Object 447/settings.xml" manifest:media-type="text/xml"/>
  <manifest:file-entry manifest:full-path="Object 447/"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438/settings.xml" manifest:media-type="text/xml"/>
  <manifest:file-entry manifest:full-path="Object 438/content.xml" manifest:media-type="text/xml"/>
  <manifest:file-entry manifest:full-path="Object 438/"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86/settings.xml" manifest:media-type="text/xml"/>
  <manifest:file-entry manifest:full-path="Object 386/content.xml" manifest:media-type="text/xml"/>
  <manifest:file-entry manifest:full-path="Object 386/" manifest:version="1.2" manifest:media-type="application/vnd.oasis.opendocument.formula"/>
  <manifest:file-entry manifest:full-path="Object 435/settings.xml" manifest:media-type="text/xml"/>
  <manifest:file-entry manifest:full-path="Object 435/content.xml" manifest:media-type="text/xml"/>
  <manifest:file-entry manifest:full-path="Object 435/"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41/settings.xml" manifest:media-type="text/xml"/>
  <manifest:file-entry manifest:full-path="Object 241/content.xml" manifest:media-type="text/xml"/>
  <manifest:file-entry manifest:full-path="Object 241/"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51/content.xml" manifest:media-type="text/xml"/>
  <manifest:file-entry manifest:full-path="Object 251/settings.xml" manifest:media-type="text/xml"/>
  <manifest:file-entry manifest:full-path="Object 251/" manifest:version="1.2" manifest:media-type="application/vnd.oasis.opendocument.formula"/>
  <manifest:file-entry manifest:full-path="Object 317/settings.xml" manifest:media-type="text/xml"/>
  <manifest:file-entry manifest:full-path="Object 317/content.xml" manifest:media-type="text/xml"/>
  <manifest:file-entry manifest:full-path="Object 317/"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52/settings.xml" manifest:media-type="text/xml"/>
  <manifest:file-entry manifest:full-path="Object 252/content.xml" manifest:media-type="text/xml"/>
  <manifest:file-entry manifest:full-path="Object 252/" manifest:version="1.2" manifest:media-type="application/vnd.oasis.opendocument.formula"/>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540/content.xml" manifest:media-type="text/xml"/>
  <manifest:file-entry manifest:full-path="Object 540/settings.xml" manifest:media-type="text/xml"/>
  <manifest:file-entry manifest:full-path="Object 540/" manifest:version="1.2" manifest:media-type="application/vnd.oasis.opendocument.formula"/>
  <manifest:file-entry manifest:full-path="Object 477/settings.xml" manifest:media-type="text/xml"/>
  <manifest:file-entry manifest:full-path="Object 477/content.xml" manifest:media-type="text/xml"/>
  <manifest:file-entry manifest:full-path="Object 477/" manifest:version="1.2" manifest:media-type="application/vnd.oasis.opendocument.formula"/>
  <manifest:file-entry manifest:full-path="Object 454/content.xml" manifest:media-type="text/xml"/>
  <manifest:file-entry manifest:full-path="Object 454/settings.xml" manifest:media-type="text/xml"/>
  <manifest:file-entry manifest:full-path="Object 454/"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456/content.xml" manifest:media-type="text/xml"/>
  <manifest:file-entry manifest:full-path="Object 456/settings.xml" manifest:media-type="text/xml"/>
  <manifest:file-entry manifest:full-path="Object 456/"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205/content.xml" manifest:media-type="text/xml"/>
  <manifest:file-entry manifest:full-path="Object 205/settings.xml" manifest:media-type="text/xml"/>
  <manifest:file-entry manifest:full-path="Object 205/"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59/content.xml" manifest:media-type="text/xml"/>
  <manifest:file-entry manifest:full-path="Object 59/settings.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418/content.xml" manifest:media-type="text/xml"/>
  <manifest:file-entry manifest:full-path="Object 418/settings.xml" manifest:media-type="text/xml"/>
  <manifest:file-entry manifest:full-path="Object 418/"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336/content.xml" manifest:media-type="text/xml"/>
  <manifest:file-entry manifest:full-path="Object 336/settings.xml" manifest:media-type="text/xml"/>
  <manifest:file-entry manifest:full-path="Object 336/"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474/content.xml" manifest:media-type="text/xml"/>
  <manifest:file-entry manifest:full-path="Object 474/settings.xml" manifest:media-type="text/xml"/>
  <manifest:file-entry manifest:full-path="Object 474/" manifest:version="1.2" manifest:media-type="application/vnd.oasis.opendocument.formula"/>
  <manifest:file-entry manifest:full-path="Object 451/content.xml" manifest:media-type="text/xml"/>
  <manifest:file-entry manifest:full-path="Object 451/settings.xml" manifest:media-type="text/xml"/>
  <manifest:file-entry manifest:full-path="Object 451/"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508/settings.xml" manifest:media-type="text/xml"/>
  <manifest:file-entry manifest:full-path="Object 508/content.xml" manifest:media-type="text/xml"/>
  <manifest:file-entry manifest:full-path="Object 508/" manifest:version="1.2" manifest:media-type="application/vnd.oasis.opendocument.formula"/>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Object 378/content.xml" manifest:media-type="text/xml"/>
  <manifest:file-entry manifest:full-path="Object 378/settings.xml" manifest:media-type="text/xml"/>
  <manifest:file-entry manifest:full-path="Object 378/" manifest:version="1.2" manifest:media-type="application/vnd.oasis.opendocument.formula"/>
  <manifest:file-entry manifest:full-path="Object 525/settings.xml" manifest:media-type="text/xml"/>
  <manifest:file-entry manifest:full-path="Object 525/content.xml" manifest:media-type="text/xml"/>
  <manifest:file-entry manifest:full-path="Object 525/"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346/settings.xml" manifest:media-type="text/xml"/>
  <manifest:file-entry manifest:full-path="Object 346/content.xml" manifest:media-type="text/xml"/>
  <manifest:file-entry manifest:full-path="Object 346/" manifest:version="1.2" manifest:media-type="application/vnd.oasis.opendocument.formula"/>
  <manifest:file-entry manifest:full-path="Object 420/settings.xml" manifest:media-type="text/xml"/>
  <manifest:file-entry manifest:full-path="Object 420/content.xml" manifest:media-type="text/xml"/>
  <manifest:file-entry manifest:full-path="Object 420/" manifest:version="1.2" manifest:media-type="application/vnd.oasis.opendocument.formula"/>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347/content.xml" manifest:media-type="text/xml"/>
  <manifest:file-entry manifest:full-path="Object 347/settings.xml" manifest:media-type="text/xml"/>
  <manifest:file-entry manifest:full-path="Object 347/" manifest:version="1.2" manifest:media-type="application/vnd.oasis.opendocument.formula"/>
  <manifest:file-entry manifest:full-path="Object 421/settings.xml" manifest:media-type="text/xml"/>
  <manifest:file-entry manifest:full-path="Object 421/content.xml" manifest:media-type="text/xml"/>
  <manifest:file-entry manifest:full-path="Object 421/" manifest:version="1.2" manifest:media-type="application/vnd.oasis.opendocument.formula"/>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 manifest:version="1.2" manifest:media-type="application/vnd.oasis.opendocument.formula"/>
  <manifest:file-entry manifest:full-path="Object 348/content.xml" manifest:media-type="text/xml"/>
  <manifest:file-entry manifest:full-path="Object 348/settings.xml" manifest:media-type="text/xml"/>
  <manifest:file-entry manifest:full-path="Object 348/"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430/settings.xml" manifest:media-type="text/xml"/>
  <manifest:file-entry manifest:full-path="Object 430/content.xml" manifest:media-type="text/xml"/>
  <manifest:file-entry manifest:full-path="Object 430/"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357/content.xml" manifest:media-type="text/xml"/>
  <manifest:file-entry manifest:full-path="Object 357/settings.xml" manifest:media-type="text/xml"/>
  <manifest:file-entry manifest:full-path="Object 35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87/content.xml" manifest:media-type="text/xml"/>
  <manifest:file-entry manifest:full-path="Object 387/settings.xml" manifest:media-type="text/xml"/>
  <manifest:file-entry manifest:full-path="Object 387/" manifest:version="1.2" manifest:media-type="application/vnd.oasis.opendocument.formula"/>
  <manifest:file-entry manifest:full-path="Object 436/settings.xml" manifest:media-type="text/xml"/>
  <manifest:file-entry manifest:full-path="Object 436/content.xml" manifest:media-type="text/xml"/>
  <manifest:file-entry manifest:full-path="Object 436/"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518/content.xml" manifest:media-type="text/xml"/>
  <manifest:file-entry manifest:full-path="Object 518/settings.xml" manifest:media-type="text/xml"/>
  <manifest:file-entry manifest:full-path="Object 518/" manifest:version="1.2"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388/content.xml" manifest:media-type="text/xml"/>
  <manifest:file-entry manifest:full-path="Object 388/settings.xml" manifest:media-type="text/xml"/>
  <manifest:file-entry manifest:full-path="Object 388/" manifest:version="1.2" manifest:media-type="application/vnd.oasis.opendocument.formula"/>
  <manifest:file-entry manifest:full-path="Object 437/settings.xml" manifest:media-type="text/xml"/>
  <manifest:file-entry manifest:full-path="Object 437/content.xml" manifest:media-type="text/xml"/>
  <manifest:file-entry manifest:full-path="Object 437/"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521/settings.xml" manifest:media-type="text/xml"/>
  <manifest:file-entry manifest:full-path="Object 521/content.xml" manifest:media-type="text/xml"/>
  <manifest:file-entry manifest:full-path="Object 521/"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34/settings.xml" manifest:media-type="text/xml"/>
  <manifest:file-entry manifest:full-path="Object 234/content.xml" manifest:media-type="text/xml"/>
  <manifest:file-entry manifest:full-path="Object 234/" manifest:version="1.2" manifest:media-type="application/vnd.oasis.opendocument.formula"/>
  <manifest:file-entry manifest:full-path="Object 522/content.xml" manifest:media-type="text/xml"/>
  <manifest:file-entry manifest:full-path="Object 522/settings.xml" manifest:media-type="text/xml"/>
  <manifest:file-entry manifest:full-path="Object 522/" manifest:version="1.2" manifest:media-type="application/vnd.oasis.opendocument.formula"/>
  <manifest:file-entry manifest:full-path="Object 424/content.xml" manifest:media-type="text/xml"/>
  <manifest:file-entry manifest:full-path="Object 424/settings.xml" manifest:media-type="text/xml"/>
  <manifest:file-entry manifest:full-path="Object 424/"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530/content.xml" manifest:media-type="text/xml"/>
  <manifest:file-entry manifest:full-path="Object 530/settings.xml" manifest:media-type="text/xml"/>
  <manifest:file-entry manifest:full-path="Object 530/" manifest:version="1.2" manifest:media-type="application/vnd.oasis.opendocument.formula"/>
  <manifest:file-entry manifest:full-path="Object 531/content.xml" manifest:media-type="text/xml"/>
  <manifest:file-entry manifest:full-path="Object 531/settings.xml" manifest:media-type="text/xml"/>
  <manifest:file-entry manifest:full-path="Object 531/" manifest:version="1.2" manifest:media-type="application/vnd.oasis.opendocument.formula"/>
  <manifest:file-entry manifest:full-path="Object 532/content.xml" manifest:media-type="text/xml"/>
  <manifest:file-entry manifest:full-path="Object 532/settings.xml" manifest:media-type="text/xml"/>
  <manifest:file-entry manifest:full-path="Object 532/" manifest:version="1.2" manifest:media-type="application/vnd.oasis.opendocument.formula"/>
  <manifest:file-entry manifest:full-path="Object 533/content.xml" manifest:media-type="text/xml"/>
  <manifest:file-entry manifest:full-path="Object 533/settings.xml" manifest:media-type="text/xml"/>
  <manifest:file-entry manifest:full-path="Object 533/" manifest:version="1.2" manifest:media-type="application/vnd.oasis.opendocument.formula"/>
  <manifest:file-entry manifest:full-path="Object 534/settings.xml" manifest:media-type="text/xml"/>
  <manifest:file-entry manifest:full-path="Object 534/content.xml" manifest:media-type="text/xml"/>
  <manifest:file-entry manifest:full-path="Object 534/" manifest:version="1.2" manifest:media-type="application/vnd.oasis.opendocument.formula"/>
  <manifest:file-entry manifest:full-path="Object 535/content.xml" manifest:media-type="text/xml"/>
  <manifest:file-entry manifest:full-path="Object 535/settings.xml" manifest:media-type="text/xml"/>
  <manifest:file-entry manifest:full-path="Object 535/" manifest:version="1.2" manifest:media-type="application/vnd.oasis.opendocument.formula"/>
  <manifest:file-entry manifest:full-path="Object 428/content.xml" manifest:media-type="text/xml"/>
  <manifest:file-entry manifest:full-path="Object 428/settings.xml" manifest:media-type="text/xml"/>
  <manifest:file-entry manifest:full-path="Object 428/"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419/content.xml" manifest:media-type="text/xml"/>
  <manifest:file-entry manifest:full-path="Object 419/settings.xml" manifest:media-type="text/xml"/>
  <manifest:file-entry manifest:full-path="Object 419/"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249/content.xml" manifest:media-type="text/xml"/>
  <manifest:file-entry manifest:full-path="Object 249/settings.xml" manifest:media-type="text/xml"/>
  <manifest:file-entry manifest:full-path="Object 24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356/settings.xml" manifest:media-type="text/xml"/>
  <manifest:file-entry manifest:full-path="Object 356/content.xml" manifest:media-type="text/xml"/>
  <manifest:file-entry manifest:full-path="Object 35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539/content.xml" manifest:media-type="text/xml"/>
  <manifest:file-entry manifest:full-path="Object 539/settings.xml" manifest:media-type="text/xml"/>
  <manifest:file-entry manifest:full-path="Object 539/" manifest:version="1.2" manifest:media-type="application/vnd.oasis.opendocument.formula"/>
  <manifest:file-entry manifest:full-path="Object 231/settings.xml" manifest:media-type="text/xml"/>
  <manifest:file-entry manifest:full-path="Object 231/content.xml" manifest:media-type="text/xml"/>
  <manifest:file-entry manifest:full-path="Object 231/"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37/content.xml" manifest:media-type="text/xml"/>
  <manifest:file-entry manifest:full-path="Object 237/settings.xml" manifest:media-type="text/xml"/>
  <manifest:file-entry manifest:full-path="Object 237/"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479/settings.xml" manifest:media-type="text/xml"/>
  <manifest:file-entry manifest:full-path="Object 479/content.xml" manifest:media-type="text/xml"/>
  <manifest:file-entry manifest:full-path="Object 479/"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42/settings.xml" manifest:media-type="text/xml"/>
  <manifest:file-entry manifest:full-path="Object 242/content.xml" manifest:media-type="text/xml"/>
  <manifest:file-entry manifest:full-path="Object 242/"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family-generic="modern" style:font-pitch="variable"/>
    <style:font-face style:name="Liberation Serif" svg:font-family="'Liberation Serif'" style:font-family-generic="roman" style:font-pitch="variable"/>
    <style:font-face style:name="Liberation Mono3"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4" style:family="table">
      <style:table-properties style:width="6.6931in" fo:margin-top="0.0396in" fo:margin-bottom="0.0785in" table:align="margins"/>
    </style:style>
    <style:style style:name="Table14.A" style:family="table-column">
      <style:table-column-properties style:column-width="2.2646in" style:rel-column-width="22175*"/>
    </style:style>
    <style:style style:name="Table14.B" style:family="table-column">
      <style:table-column-properties style:column-width="2.2097in" style:rel-column-width="21636*"/>
    </style:style>
    <style:style style:name="Table14.C" style:family="table-column">
      <style:table-column-properties style:column-width="2.2188in" style:rel-column-width="21724*"/>
    </style:style>
    <style:style style:name="Table14.A1" style:family="table-cell">
      <style:table-cell-properties style:vertical-align="middle"/>
    </style:style>
    <style:style style:name="Table15" style:family="table">
      <style:table-properties style:width="6.6931in" fo:margin-top="0in" fo:margin-bottom="0.0785in" table:align="margins" fo:background-color="transparent">
        <style:background-image/>
      </style:table-properties>
    </style:style>
    <style:style style:name="Table15.A" style:family="table-column">
      <style:table-column-properties style:column-width="2.2313in" style:rel-column-width="21845*"/>
    </style:style>
    <style:style style:name="Table15.A1" style:family="table-cell">
      <style:table-cell-properties style:vertical-align="middle" fo:padding="0in" fo:border="none"/>
    </style:style>
    <style:style style:name="Table15.4" style:family="table-row">
      <style:table-row-properties fo:background-color="transparent">
        <style:background-image/>
      </style:table-row-properties>
    </style:style>
    <style:style style:name="Table16" style:family="table">
      <style:table-properties style:width="6.6931in" fo:margin-top="0.0396in" fo:margin-bottom="0.0785in" table:align="margins"/>
    </style:style>
    <style:style style:name="Table16.A" style:family="table-column">
      <style:table-column-properties style:column-width="2.2646in" style:rel-column-width="22175*"/>
    </style:style>
    <style:style style:name="Table16.B" style:family="table-column">
      <style:table-column-properties style:column-width="2.2097in" style:rel-column-width="21636*"/>
    </style:style>
    <style:style style:name="Table16.C" style:family="table-column">
      <style:table-column-properties style:column-width="2.2188in" style:rel-column-width="21724*"/>
    </style:style>
    <style:style style:name="Table17" style:family="table">
      <style:table-properties style:width="6.6931in" fo:margin-top="0.0396in" fo:margin-bottom="0.0785in" table:align="margins"/>
    </style:style>
    <style:style style:name="Table17.A" style:family="table-column">
      <style:table-column-properties style:column-width="2.2646in" style:rel-column-width="22175*"/>
    </style:style>
    <style:style style:name="Table17.B" style:family="table-column">
      <style:table-column-properties style:column-width="2.2097in" style:rel-column-width="21636*"/>
    </style:style>
    <style:style style:name="Table17.C" style:family="table-column">
      <style:table-column-properties style:column-width="2.2188in" style:rel-column-width="21724*"/>
    </style:style>
    <style:style style:name="Table11" style:family="table">
      <style:table-properties style:width="6.6931in" fo:margin-left="0in" fo:margin-right="0in" fo:margin-top="0.0396in" fo:margin-bottom="0.1576in" table:align="margins" fo:keep-with-next="auto" style:may-break-between-rows="false"/>
    </style:style>
    <style:style style:name="Table11.A" style:family="table-column">
      <style:table-column-properties style:column-width="1.7479in" style:rel-column-width="17112*"/>
    </style:style>
    <style:style style:name="Table11.B" style:family="table-column">
      <style:table-column-properties style:column-width="4.9451in" style:rel-column-width="48423*"/>
    </style:style>
    <style:style style:name="Table11.1" style:family="table-row">
      <style:table-row-properties fo:keep-together="always"/>
    </style:style>
    <style:style style:name="Table11.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11.B1" style:family="table-cell">
      <style:table-cell-properties style:vertical-align="middle" fo:background-color="transparent" fo:padding="0.0382in" fo:border="0.05pt solid #000000">
        <style:background-image/>
      </style:table-cell-properties>
    </style:style>
    <style:style style:name="Table11.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11.B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11.A5"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e11.B5" style:family="table-cell">
      <style:table-cell-properties style:vertical-align="middle" fo:background-color="#ffffff" fo:padding="0.0382in" fo:border-left="0.05pt solid #000000" fo:border-right="0.05pt solid #000000" fo:border-top="none" fo:border-bottom="0.05pt solid #000000">
        <style:background-image/>
      </style:table-cell-properties>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9257in" style:rel-column-width="18841*"/>
    </style:style>
    <style:style style:name="Table4.B" style:family="table-column">
      <style:table-column-properties style:column-width="2.4806in" style:rel-column-width="24270*"/>
    </style:style>
    <style:style style:name="Table4.C" style:family="table-column">
      <style:table-column-properties style:column-width="2.2917in" style:rel-column-width="22424*"/>
    </style:style>
    <style:style style:name="Table4.1" style:family="table-row">
      <style:table-row-properties fo:keep-together="always"/>
    </style:style>
    <style:style style:name="Table4.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7" style:family="table">
      <style:table-properties style:width="6.6931in" fo:margin-top="0in" fo:margin-bottom="0in" table:align="margins"/>
    </style:style>
    <style:style style:name="Table7.A" style:family="table-column">
      <style:table-column-properties style:column-width="1.6729in" style:rel-column-width="16383*"/>
    </style:style>
    <style:style style:name="Table7.D" style:family="table-column">
      <style:table-column-properties style:column-width="1.6736in" style:rel-column-width="16386*"/>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28" style:family="table">
      <style:table-properties style:width="6.6931in" fo:margin-top="0in" fo:margin-bottom="0.0396in" table:align="margins"/>
    </style:style>
    <style:style style:name="Table28.A" style:family="table-column">
      <style:table-column-properties style:column-width="5.9493in" style:rel-column-width="58251*"/>
    </style:style>
    <style:style style:name="Table28.B" style:family="table-column">
      <style:table-column-properties style:column-width="0.7438in" style:rel-column-width="7284*"/>
    </style:style>
    <style:style style:name="Table28.B1" style:family="table-cell">
      <style:table-cell-properties style:vertical-align="middle"/>
    </style:style>
    <style:style style:name="Table1" style:family="table">
      <style:table-properties style:width="6.6931in" fo:margin-top="0in" fo:margin-bottom="0.1181in" table:align="margins" fo:background-color="transparent">
        <style:background-image/>
      </style:table-properties>
    </style:style>
    <style:style style:name="Table1.A" style:family="table-column">
      <style:table-column-properties style:column-width="1.3792in" style:rel-column-width="13504*"/>
    </style:style>
    <style:style style:name="Table1.B" style:family="table-column">
      <style:table-column-properties style:column-width="1.8118in" style:rel-column-width="17740*"/>
    </style:style>
    <style:style style:name="Table1.C" style:family="table-column">
      <style:table-column-properties style:column-width="3.5021in" style:rel-column-width="34291*"/>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4" style:family="table-row">
      <style:table-row-properties fo:background-color="transparent">
        <style:background-image/>
      </style:table-row-properties>
    </style:style>
    <style:style style:name="Table6" style:family="table">
      <style:table-properties style:width="6.6979in" fo:margin-left="-0.0042in" table:align="left"/>
    </style:style>
    <style:style style:name="Table6.A" style:family="table-column">
      <style:table-column-properties style:column-width="2.0465in"/>
    </style:style>
    <style:style style:name="Table6.B" style:family="table-column">
      <style:table-column-properties style:column-width="2.4396in"/>
    </style:style>
    <style:style style:name="Table6.C" style:family="table-column">
      <style:table-column-properties style:column-width="2.2118in"/>
    </style:style>
    <style:style style:name="Table6.1" style:family="table-row">
      <style:table-row-properties fo:keep-together="always"/>
    </style:style>
    <style:style style:name="Table6.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6.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6.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6.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9" style:family="table">
      <style:table-properties style:width="6.6979in" fo:margin-left="-0.0042in" table:align="left"/>
    </style:style>
    <style:style style:name="Table9.A" style:family="table-column">
      <style:table-column-properties style:column-width="2.0465in"/>
    </style:style>
    <style:style style:name="Table9.B" style:family="table-column">
      <style:table-column-properties style:column-width="2.4396in"/>
    </style:style>
    <style:style style:name="Table9.C" style:family="table-column">
      <style:table-column-properties style:column-width="2.2118in"/>
    </style:style>
    <style:style style:name="Table9.1" style:family="table-row">
      <style:table-row-properties fo:keep-together="always"/>
    </style:style>
    <style:style style:name="Table9.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9.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9.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9.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10" style:family="table">
      <style:table-properties style:width="6.6979in" fo:margin-left="-0.0042in" table:align="left"/>
    </style:style>
    <style:style style:name="Table10.A" style:family="table-column">
      <style:table-column-properties style:column-width="2.0465in"/>
    </style:style>
    <style:style style:name="Table10.B" style:family="table-column">
      <style:table-column-properties style:column-width="2.4396in"/>
    </style:style>
    <style:style style:name="Table10.C" style:family="table-column">
      <style:table-column-properties style:column-width="2.2118in"/>
    </style:style>
    <style:style style:name="Table10.1" style:family="table-row">
      <style:table-row-properties fo:keep-together="always"/>
    </style:style>
    <style:style style:name="Table10.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10.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10.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10.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12" style:family="table">
      <style:table-properties style:width="6.6979in" fo:margin-left="-0.0042in" table:align="left"/>
    </style:style>
    <style:style style:name="Table12.A" style:family="table-column">
      <style:table-column-properties style:column-width="2.0465in"/>
    </style:style>
    <style:style style:name="Table12.B" style:family="table-column">
      <style:table-column-properties style:column-width="2.4396in"/>
    </style:style>
    <style:style style:name="Table12.C" style:family="table-column">
      <style:table-column-properties style:column-width="2.2118in"/>
    </style:style>
    <style:style style:name="Table12.1" style:family="table-row">
      <style:table-row-properties fo:keep-together="always"/>
    </style:style>
    <style:style style:name="Table12.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12.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12.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12.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26" style:family="table">
      <style:table-properties style:width="6.6979in" fo:margin-left="-0.0042in" table:align="left"/>
    </style:style>
    <style:style style:name="Table26.A" style:family="table-column">
      <style:table-column-properties style:column-width="2.0465in"/>
    </style:style>
    <style:style style:name="Table26.B" style:family="table-column">
      <style:table-column-properties style:column-width="2.6417in"/>
    </style:style>
    <style:style style:name="Table26.C" style:family="table-column">
      <style:table-column-properties style:column-width="2.0097in"/>
    </style:style>
    <style:style style:name="Table26.1" style:family="table-row">
      <style:table-row-properties fo:keep-together="always"/>
    </style:style>
    <style:style style:name="Table26.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26.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26.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26.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35" style:family="table">
      <style:table-properties style:width="6.6979in" fo:margin-left="-0.0042in" fo:margin-top="0in" fo:margin-bottom="0.0826in" table:align="left"/>
    </style:style>
    <style:style style:name="Table35.A" style:family="table-column">
      <style:table-column-properties style:column-width="2.0465in"/>
    </style:style>
    <style:style style:name="Table35.B" style:family="table-column">
      <style:table-column-properties style:column-width="2.5222in"/>
    </style:style>
    <style:style style:name="Table35.C" style:family="table-column">
      <style:table-column-properties style:column-width="2.1292in"/>
    </style:style>
    <style:style style:name="Table35.1" style:family="table-row">
      <style:table-row-properties fo:keep-together="always"/>
    </style:style>
    <style:style style:name="Table35.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35.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35.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35.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63" style:family="table">
      <style:table-properties style:width="6.6924in" fo:margin-left="-0.0042in" table:align="left"/>
    </style:style>
    <style:style style:name="Table63.A" style:family="table-column">
      <style:table-column-properties style:column-width="2.0507in"/>
    </style:style>
    <style:style style:name="Table63.B" style:family="table-column">
      <style:table-column-properties style:column-width="2.5514in"/>
    </style:style>
    <style:style style:name="Table63.C" style:family="table-column">
      <style:table-column-properties style:column-width="2.0903in"/>
    </style:style>
    <style:style style:name="Table63.1" style:family="table-row">
      <style:table-row-properties fo:keep-together="always"/>
    </style:style>
    <style:style style:name="Table63.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63.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63.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63.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4" style:family="table">
      <style:table-properties style:width="6.6924in" fo:margin-left="-0.0042in" table:align="left"/>
    </style:style>
    <style:style style:name="Table44.A" style:family="table-column">
      <style:table-column-properties style:column-width="2.0507in"/>
    </style:style>
    <style:style style:name="Table44.B" style:family="table-column">
      <style:table-column-properties style:column-width="2.5514in"/>
    </style:style>
    <style:style style:name="Table44.C" style:family="table-column">
      <style:table-column-properties style:column-width="2.0903in"/>
    </style:style>
    <style:style style:name="Table44.1" style:family="table-row">
      <style:table-row-properties fo:keep-together="always"/>
    </style:style>
    <style:style style:name="Table44.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44.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44.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44.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5" style:family="table">
      <style:table-properties style:width="6.6972in" fo:margin-left="-0.0042in" table:align="left"/>
    </style:style>
    <style:style style:name="Table45.A" style:family="table-column">
      <style:table-column-properties style:column-width="2.0556in"/>
    </style:style>
    <style:style style:name="Table45.B" style:family="table-column">
      <style:table-column-properties style:column-width="2.5514in"/>
    </style:style>
    <style:style style:name="Table45.C" style:family="table-column">
      <style:table-column-properties style:column-width="2.0903in"/>
    </style:style>
    <style:style style:name="Table45.1" style:family="table-row">
      <style:table-row-properties fo:keep-together="always"/>
    </style:style>
    <style:style style:name="Table45.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45.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45.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45.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7" style:family="table">
      <style:table-properties style:width="6.6931in" table:align="margins"/>
    </style:style>
    <style:style style:name="Table47.A" style:family="table-column">
      <style:table-column-properties style:column-width="1.1806in" style:rel-column-width="11559*"/>
    </style:style>
    <style:style style:name="Table47.B" style:family="table-column">
      <style:table-column-properties style:column-width="0.4924in" style:rel-column-width="4820*"/>
    </style:style>
    <style:style style:name="Table47.C" style:family="table-column">
      <style:table-column-properties style:column-width="1.1813in" style:rel-column-width="11566*"/>
    </style:style>
    <style:style style:name="Table47.H" style:family="table-column">
      <style:table-column-properties style:column-width="0.4931in" style:rel-column-width="4825*"/>
    </style:style>
    <style:style style:name="Table47.A1" style:family="table-cell">
      <style:table-cell-properties fo:padding="0.0382in" fo:border-left="0.05pt solid #000000" fo:border-right="none" fo:border-top="0.05pt solid #000000" fo:border-bottom="0.05pt solid #000000"/>
    </style:style>
    <style:style style:name="Table47.H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H2" style:family="table-cell">
      <style:table-cell-properties fo:padding="0.0382in" fo:border-left="0.05pt solid #000000" fo:border-right="0.05pt solid #000000" fo:border-top="none" fo:border-bottom="0.05pt solid #000000"/>
    </style:style>
    <style:style style:name="Table65" style:family="table">
      <style:table-properties style:width="6.6931in" table:align="margins"/>
    </style:style>
    <style:style style:name="Table65.A" style:family="table-column">
      <style:table-column-properties style:column-width="1.1806in" style:rel-column-width="11559*"/>
    </style:style>
    <style:style style:name="Table65.B" style:family="table-column">
      <style:table-column-properties style:column-width="0.4924in" style:rel-column-width="4820*"/>
    </style:style>
    <style:style style:name="Table65.C" style:family="table-column">
      <style:table-column-properties style:column-width="1.1813in" style:rel-column-width="11566*"/>
    </style:style>
    <style:style style:name="Table65.H" style:family="table-column">
      <style:table-column-properties style:column-width="0.4931in" style:rel-column-width="4825*"/>
    </style:style>
    <style:style style:name="Table65.A1" style:family="table-cell">
      <style:table-cell-properties fo:padding="0.0382in" fo:border-left="0.05pt solid #000000" fo:border-right="none" fo:border-top="0.05pt solid #000000" fo:border-bottom="0.05pt solid #000000"/>
    </style:style>
    <style:style style:name="Table65.H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H2" style:family="table-cell">
      <style:table-cell-properties fo:padding="0.0382in" fo:border-left="0.05pt solid #000000" fo:border-right="0.05pt solid #000000" fo:border-top="none" fo:border-bottom="0.05pt solid #000000"/>
    </style:style>
    <style:style style:name="Table65.E8" style:family="table-cell">
      <style:table-cell-properties fo:padding="0.0382in" fo:border-left="0.05pt solid #000000" fo:border-right="none" fo:border-top="none" fo:border-bottom="none"/>
    </style:style>
    <style:style style:name="Table65.F8" style:family="table-cell">
      <style:table-cell-properties fo:padding="0.0382in" fo:border="none"/>
    </style:style>
    <style:style style:name="Table66" style:family="table">
      <style:table-properties style:width="6.6931in" table:align="margins" style:may-break-between-rows="false"/>
    </style:style>
    <style:style style:name="Table66.A" style:family="table-column">
      <style:table-column-properties style:column-width="1.1806in" style:rel-column-width="11559*"/>
    </style:style>
    <style:style style:name="Table66.B" style:family="table-column">
      <style:table-column-properties style:column-width="0.4924in" style:rel-column-width="4820*"/>
    </style:style>
    <style:style style:name="Table66.C" style:family="table-column">
      <style:table-column-properties style:column-width="1.1813in" style:rel-column-width="11566*"/>
    </style:style>
    <style:style style:name="Table66.H" style:family="table-column">
      <style:table-column-properties style:column-width="0.4931in" style:rel-column-width="4825*"/>
    </style:style>
    <style:style style:name="Table66.A1" style:family="table-cell">
      <style:table-cell-properties fo:padding="0.0382in" fo:border-left="0.05pt solid #000000" fo:border-right="none" fo:border-top="0.05pt solid #000000" fo:border-bottom="0.05pt solid #000000"/>
    </style:style>
    <style:style style:name="Table66.H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H2" style:family="table-cell">
      <style:table-cell-properties fo:padding="0.0382in" fo:border-left="0.05pt solid #000000" fo:border-right="0.05pt solid #000000" fo:border-top="none" fo:border-bottom="0.05pt solid #000000"/>
    </style:style>
    <style:style style:name="Table48" style:family="table">
      <style:table-properties style:width="6.6931in" table:align="margins"/>
    </style:style>
    <style:style style:name="Table48.A" style:family="table-column">
      <style:table-column-properties style:column-width="1.1806in" style:rel-column-width="11559*"/>
    </style:style>
    <style:style style:name="Table48.B" style:family="table-column">
      <style:table-column-properties style:column-width="0.4924in" style:rel-column-width="4820*"/>
    </style:style>
    <style:style style:name="Table48.C" style:family="table-column">
      <style:table-column-properties style:column-width="1.1813in" style:rel-column-width="11566*"/>
    </style:style>
    <style:style style:name="Table48.H" style:family="table-column">
      <style:table-column-properties style:column-width="0.4931in" style:rel-column-width="4825*"/>
    </style:style>
    <style:style style:name="Table48.A1" style:family="table-cell">
      <style:table-cell-properties fo:padding="0.0382in" fo:border-left="0.05pt solid #000000" fo:border-right="none" fo:border-top="0.05pt solid #000000" fo:border-bottom="0.05pt solid #000000"/>
    </style:style>
    <style:style style:name="Table48.H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H2" style:family="table-cell">
      <style:table-cell-properties fo:padding="0.0382in" fo:border-left="0.05pt solid #000000" fo:border-right="0.05pt solid #000000" fo:border-top="none" fo:border-bottom="0.05pt solid #000000"/>
    </style:style>
    <style:style style:name="Table48.E8" style:family="table-cell">
      <style:table-cell-properties fo:padding="0.0382in" fo:border-left="0.05pt solid #000000" fo:border-right="none" fo:border-top="none" fo:border-bottom="none"/>
    </style:style>
    <style:style style:name="Table48.F8" style:family="table-cell">
      <style:table-cell-properties fo:padding="0.0382in" fo:border="none"/>
    </style:style>
    <style:style style:name="Table13" style:family="table">
      <style:table-properties style:width="6.6972in" fo:margin-left="0in" table:align="left"/>
    </style:style>
    <style:style style:name="Table13.A" style:family="table-column">
      <style:table-column-properties style:column-width="1.4125in"/>
    </style:style>
    <style:style style:name="Table13.B" style:family="table-column">
      <style:table-column-properties style:column-width="0.5597in"/>
    </style:style>
    <style:style style:name="Table13.C" style:family="table-column">
      <style:table-column-properties style:column-width="1.725in"/>
    </style:style>
    <style:style style:name="Table13.D" style:family="table-column">
      <style:table-column-properties style:column-width="0.5507in"/>
    </style:style>
    <style:style style:name="Table13.E" style:family="table-column">
      <style:table-column-properties style:column-width="1.9521in"/>
    </style:style>
    <style:style style:name="Table13.F" style:family="table-column">
      <style:table-column-properties style:column-width="0.4972in"/>
    </style:style>
    <style:style style:name="Table13.A1" style:family="table-cell">
      <style:table-cell-properties fo:padding="0.0382in" fo:border-left="0.05pt solid #000000" fo:border-right="none" fo:border-top="0.05pt solid #000000" fo:border-bottom="0.05pt solid #000000"/>
    </style:style>
    <style:style style:name="Table13.F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7aace0"/>
    </style:style>
    <style:style style:name="P4" style:family="paragraph" style:parent-style-name="Footer">
      <style:text-properties officeooo:paragraph-rsid="0029a911"/>
    </style:style>
    <style:style style:name="P5" style:family="paragraph" style:parent-style-name="Table_20_Contents">
      <style:text-properties officeooo:rsid="01bf3159" officeooo:paragraph-rsid="01bf3159"/>
    </style:style>
    <style:style style:name="P6" style:family="paragraph" style:parent-style-name="Table_20_Contents">
      <style:text-properties officeooo:rsid="009e5bf9" officeooo:paragraph-rsid="0159a574"/>
    </style:style>
    <style:style style:name="P7" style:family="paragraph" style:parent-style-name="Table_20_Contents">
      <style:text-properties officeooo:rsid="00aab80e" officeooo:paragraph-rsid="00aab80e"/>
    </style:style>
    <style:style style:name="P8" style:family="paragraph" style:parent-style-name="Table_20_Contents">
      <style:text-properties officeooo:paragraph-rsid="00aab80e"/>
    </style:style>
    <style:style style:name="P9" style:family="paragraph" style:parent-style-name="Table_20_Contents">
      <style:paragraph-properties fo:text-align="end" style:justify-single-word="false"/>
      <style:text-properties fo:language="en" fo:country="US" officeooo:paragraph-rsid="00c708da"/>
    </style:style>
    <style:style style:name="P10" style:family="paragraph" style:parent-style-name="Table_20_Contents">
      <style:text-properties officeooo:paragraph-rsid="00d3a33f"/>
    </style:style>
    <style:style style:name="P11" style:family="paragraph" style:parent-style-name="Table_20_Contents">
      <style:text-properties officeooo:rsid="00d3a33f" officeooo:paragraph-rsid="00d3a33f"/>
    </style:style>
    <style:style style:name="P12" style:family="paragraph" style:parent-style-name="Table_20_Contents">
      <style:text-properties officeooo:paragraph-rsid="00d53535"/>
    </style:style>
    <style:style style:name="P13" style:family="paragraph" style:parent-style-name="Table_20_Contents">
      <style:text-properties officeooo:paragraph-rsid="00d6cc20"/>
    </style:style>
    <style:style style:name="P14" style:family="paragraph" style:parent-style-name="Table_20_Contents">
      <style:text-properties officeooo:paragraph-rsid="00d7bd76"/>
    </style:style>
    <style:style style:name="P15" style:family="paragraph" style:parent-style-name="Table_20_Contents">
      <style:text-properties officeooo:rsid="00d87800" officeooo:paragraph-rsid="00d87800"/>
    </style:style>
    <style:style style:name="P16" style:family="paragraph" style:parent-style-name="Table_20_Contents">
      <style:text-properties officeooo:paragraph-rsid="00d87800"/>
    </style:style>
    <style:style style:name="P17" style:family="paragraph" style:parent-style-name="Table_20_Contents">
      <style:text-properties style:font-name="Liberation Mono" fo:language="en" fo:country="US" fo:font-weight="normal" style:font-weight-asian="normal" style:font-weight-complex="normal"/>
    </style:style>
    <style:style style:name="P18" style:family="paragraph" style:parent-style-name="Table_20_Contents">
      <style:text-properties style:font-name="Liberation Mono" fo:language="en" fo:country="US" fo:font-weight="normal" officeooo:paragraph-rsid="0110e70a" style:font-weight-asian="normal" style:font-weight-complex="normal"/>
    </style:style>
    <style:style style:name="P19" style:family="paragraph" style:parent-style-name="Table_20_Contents">
      <style:text-properties officeooo:rsid="00d99103" officeooo:paragraph-rsid="00d99103"/>
    </style:style>
    <style:style style:name="P20" style:family="paragraph" style:parent-style-name="Table_20_Contents">
      <style:text-properties officeooo:rsid="00d99103" officeooo:paragraph-rsid="00e883d0"/>
    </style:style>
    <style:style style:name="P21" style:family="paragraph" style:parent-style-name="Table_20_Contents">
      <style:text-properties officeooo:paragraph-rsid="00d99103"/>
    </style:style>
    <style:style style:name="P22" style:family="paragraph" style:parent-style-name="Table_20_Contents">
      <style:text-properties officeooo:paragraph-rsid="00e17d0c"/>
    </style:style>
    <style:style style:name="P23" style:family="paragraph" style:parent-style-name="Table_20_Contents">
      <style:text-properties officeooo:rsid="00e883d0" officeooo:paragraph-rsid="00e883d0"/>
    </style:style>
    <style:style style:name="P24" style:family="paragraph" style:parent-style-name="Table_20_Contents">
      <style:text-properties officeooo:paragraph-rsid="00e883d0"/>
    </style:style>
    <style:style style:name="P25" style:family="paragraph" style:parent-style-name="Table_20_Contents">
      <style:text-properties officeooo:paragraph-rsid="00f5f28e"/>
    </style:style>
    <style:style style:name="P26" style:family="paragraph" style:parent-style-name="Table_20_Contents">
      <style:text-properties officeooo:rsid="00f5f28e" officeooo:paragraph-rsid="00f5f28e"/>
    </style:style>
    <style:style style:name="P27" style:family="paragraph" style:parent-style-name="Table_20_Contents">
      <style:text-properties officeooo:rsid="00f916dc" officeooo:paragraph-rsid="00f916dc"/>
    </style:style>
    <style:style style:name="P28" style:family="paragraph" style:parent-style-name="Table_20_Contents">
      <style:text-properties officeooo:paragraph-rsid="010abfb9"/>
    </style:style>
    <style:style style:name="P29" style:family="paragraph" style:parent-style-name="Table_20_Contents">
      <style:text-properties officeooo:paragraph-rsid="01563d9a"/>
    </style:style>
    <style:style style:name="P30" style:family="paragraph" style:parent-style-name="Table_20_Contents">
      <style:text-properties officeooo:rsid="01563d9a" officeooo:paragraph-rsid="01563d9a"/>
    </style:style>
    <style:style style:name="P31" style:family="paragraph" style:parent-style-name="Table_20_Contents">
      <style:text-properties officeooo:paragraph-rsid="0159a574"/>
    </style:style>
    <style:style style:name="P32" style:family="paragraph" style:parent-style-name="Table_20_Contents">
      <style:text-properties officeooo:paragraph-rsid="0161618c"/>
    </style:style>
    <style:style style:name="P33" style:family="paragraph" style:parent-style-name="Table_20_Contents">
      <style:text-properties officeooo:rsid="013bbdb7" officeooo:paragraph-rsid="01563d9a"/>
    </style:style>
    <style:style style:name="P34" style:family="paragraph" style:parent-style-name="Table_20_Contents">
      <style:text-properties officeooo:rsid="01c41a7f" officeooo:paragraph-rsid="01c41a7f"/>
    </style:style>
    <style:style style:name="P35" style:family="paragraph" style:parent-style-name="Table_20_Contents">
      <style:text-properties officeooo:paragraph-rsid="01c41a7f"/>
    </style:style>
    <style:style style:name="P36" style:family="paragraph" style:parent-style-name="Text_20_Note">
      <style:paragraph-properties fo:margin-top="0in" fo:margin-bottom="0.2362in" loext:contextual-spacing="false"/>
    </style:style>
    <style:style style:name="P37" style:family="paragraph" style:parent-style-name="Text_20_Note">
      <style:paragraph-properties fo:margin-top="0in" fo:margin-bottom="0.2362in" loext:contextual-spacing="false"/>
      <style:text-properties officeooo:paragraph-rsid="01b661b4"/>
    </style:style>
    <style:style style:name="P38" style:family="paragraph" style:parent-style-name="Text_20_Note">
      <style:paragraph-properties fo:margin-top="0in" fo:margin-bottom="0.2362in" loext:contextual-spacing="false"/>
      <style:text-properties officeooo:rsid="00c708da" officeooo:paragraph-rsid="00c708da"/>
    </style:style>
    <style:style style:name="P39" style:family="paragraph" style:parent-style-name="Text_20_Note">
      <style:paragraph-properties fo:margin-top="0in" fo:margin-bottom="0.2362in" loext:contextual-spacing="false"/>
      <style:text-properties officeooo:rsid="00c7a65e" officeooo:paragraph-rsid="01240385"/>
    </style:style>
    <style:style style:name="P40" style:family="paragraph" style:parent-style-name="Text_20_Note">
      <style:paragraph-properties fo:margin-top="0in" fo:margin-bottom="0.2362in" loext:contextual-spacing="false"/>
      <style:text-properties officeooo:rsid="00cbfef0" officeooo:paragraph-rsid="00cbfef0"/>
    </style:style>
    <style:style style:name="P41" style:family="paragraph" style:parent-style-name="Text_20_Note">
      <style:paragraph-properties fo:margin-top="0in" fo:margin-bottom="0.2362in" loext:contextual-spacing="false"/>
      <style:text-properties fo:language="en" fo:country="US" officeooo:rsid="00a50034" officeooo:paragraph-rsid="00a50034"/>
    </style:style>
    <style:style style:name="P42" style:family="paragraph" style:parent-style-name="Text_20_Note">
      <style:paragraph-properties fo:margin-top="0in" fo:margin-bottom="0.2362in" loext:contextual-spacing="false"/>
      <style:text-properties officeooo:rsid="00df8121" officeooo:paragraph-rsid="00df8121"/>
    </style:style>
    <style:style style:name="P43" style:family="paragraph" style:parent-style-name="Text_20_Note">
      <style:paragraph-properties fo:margin-top="0in" fo:margin-bottom="0.2362in" loext:contextual-spacing="false"/>
      <style:text-properties officeooo:rsid="00d13d03" officeooo:paragraph-rsid="00d13d03"/>
    </style:style>
    <style:style style:name="P44" style:family="paragraph" style:parent-style-name="Text_20_Note">
      <style:paragraph-properties fo:margin-top="0in" fo:margin-bottom="0.2362in" loext:contextual-spacing="false"/>
      <style:text-properties officeooo:rsid="010d9287" officeooo:paragraph-rsid="010d9287"/>
    </style:style>
    <style:style style:name="P45" style:family="paragraph" style:parent-style-name="Text_20_Note">
      <style:paragraph-properties fo:margin-top="0in" fo:margin-bottom="0.2362in" loext:contextual-spacing="false" fo:padding="0.0193in" fo:border-left="none" fo:border-right="none" fo:border-top="none" fo:border-bottom="0.99pt solid #000000"/>
      <style:text-properties officeooo:rsid="00df8121" officeooo:paragraph-rsid="00dfc9f5"/>
    </style:style>
    <style:style style:name="P46" style:family="paragraph" style:parent-style-name="Text_20_body">
      <style:text-properties officeooo:rsid="009e5bf9" officeooo:paragraph-rsid="0159a574"/>
    </style:style>
    <style:style style:name="P47" style:family="paragraph" style:parent-style-name="Text_20_body">
      <style:text-properties officeooo:paragraph-rsid="00b31232"/>
    </style:style>
    <style:style style:name="P48" style:family="paragraph" style:parent-style-name="Text_20_body">
      <style:text-properties officeooo:paragraph-rsid="00b47bba"/>
    </style:style>
    <style:style style:name="P49" style:family="paragraph" style:parent-style-name="Text_20_body">
      <style:text-properties officeooo:paragraph-rsid="00c3cb70"/>
    </style:style>
    <style:style style:name="P50" style:family="paragraph" style:parent-style-name="Text_20_body">
      <style:text-properties officeooo:paragraph-rsid="00c56052"/>
    </style:style>
    <style:style style:name="P51" style:family="paragraph" style:parent-style-name="Text_20_body">
      <style:text-properties officeooo:rsid="0020aca2"/>
    </style:style>
    <style:style style:name="P52" style:family="paragraph" style:parent-style-name="Text_20_body">
      <style:text-properties fo:font-size="11pt" fo:font-weight="normal" style:font-name-asian="DejaVu Sans1" style:font-size-asian="11pt" style:font-weight-asian="normal" style:font-name-complex="DejaVu Sans1" style:font-size-complex="11pt" style:font-weight-complex="normal"/>
    </style:style>
    <style:style style:name="P53" style:family="paragraph" style:parent-style-name="Text_20_body">
      <style:text-properties officeooo:rsid="0043c8ba"/>
    </style:style>
    <style:style style:name="P54" style:family="paragraph" style:parent-style-name="Text_20_body">
      <style:text-properties officeooo:paragraph-rsid="00ddfd03"/>
    </style:style>
    <style:style style:name="P55" style:family="paragraph" style:parent-style-name="Text_20_body">
      <style:text-properties officeooo:rsid="00e4b89e" officeooo:paragraph-rsid="00ff81ae"/>
    </style:style>
    <style:style style:name="P56" style:family="paragraph" style:parent-style-name="Text_20_body">
      <style:text-properties officeooo:paragraph-rsid="00ff81ae"/>
    </style:style>
    <style:style style:name="P57" style:family="paragraph" style:parent-style-name="Text_20_body">
      <style:text-properties officeooo:rsid="014f1f77" officeooo:paragraph-rsid="014f1f77"/>
    </style:style>
    <style:style style:name="P58" style:family="paragraph" style:parent-style-name="Text_20_body">
      <style:text-properties officeooo:paragraph-rsid="01563d9a"/>
    </style:style>
    <style:style style:name="P59" style:family="paragraph" style:parent-style-name="Text_20_body">
      <style:text-properties officeooo:paragraph-rsid="0159bcb3"/>
    </style:style>
    <style:style style:name="P60" style:family="paragraph" style:parent-style-name="Text_20_body">
      <style:text-properties officeooo:paragraph-rsid="00a053cd"/>
    </style:style>
    <style:style style:name="P61" style:family="paragraph" style:parent-style-name="Text_20_body">
      <style:text-properties officeooo:paragraph-rsid="00b02ced"/>
    </style:style>
    <style:style style:name="P62" style:family="paragraph" style:parent-style-name="Text_20_body">
      <style:text-properties officeooo:paragraph-rsid="014d69c6"/>
    </style:style>
    <style:style style:name="P63" style:family="paragraph" style:parent-style-name="Text_20_body">
      <style:text-properties officeooo:paragraph-rsid="01b661b4"/>
    </style:style>
    <style:style style:name="P64" style:family="paragraph" style:parent-style-name="Text_20_body">
      <style:text-properties officeooo:paragraph-rsid="01b90935"/>
    </style:style>
    <style:style style:name="P65" style:family="paragraph" style:parent-style-name="Text_20_body">
      <style:text-properties officeooo:paragraph-rsid="01baa8d7"/>
    </style:style>
    <style:style style:name="P66" style:family="paragraph" style:parent-style-name="Text_20_body">
      <style:text-properties officeooo:rsid="00e67b0d" officeooo:paragraph-rsid="00ff81ae"/>
    </style:style>
    <style:style style:name="P67" style:family="paragraph" style:parent-style-name="Subtitle">
      <style:text-properties fo:font-size="11pt" fo:language="en" fo:country="US" fo:font-weight="normal" officeooo:rsid="001f0121" officeooo:paragraph-rsid="00c56052" style:font-name-asian="DejaVu Sans1" style:font-size-asian="11pt" style:font-weight-asian="normal" style:font-name-complex="DejaVu Sans1" style:font-size-complex="11pt" style:font-weight-complex="normal"/>
    </style:style>
    <style:style style:name="P68" style:family="paragraph" style:parent-style-name="Subtitle">
      <style:text-properties fo:font-size="11pt" fo:font-weight="normal" style:font-name-asian="DejaVu Sans1" style:font-size-asian="11pt" style:font-weight-asian="normal" style:font-name-complex="DejaVu Sans1" style:font-size-complex="11pt" style:font-weight-complex="normal"/>
    </style:style>
    <style:style style:name="P69" style:family="paragraph" style:parent-style-name="Subtitle">
      <style:text-properties officeooo:paragraph-rsid="01623470"/>
    </style:style>
    <style:style style:name="P70" style:family="paragraph" style:parent-style-name="Guide_20_Name">
      <style:text-properties fo:language="en" fo:country="US" officeooo:rsid="001f0121" officeooo:paragraph-rsid="00a053cd"/>
    </style:style>
    <style:style style:name="P71" style:family="paragraph" style:parent-style-name="Guide_20_Name">
      <style:text-properties fo:language="en" fo:country="US" officeooo:rsid="001f0121" officeooo:paragraph-rsid="001f0121"/>
    </style:style>
    <style:style style:name="P72" style:family="paragraph" style:parent-style-name="Guide_20_Name">
      <style:text-properties fo:language="en" fo:country="US" officeooo:rsid="001f0121" officeooo:paragraph-rsid="00c56052"/>
    </style:style>
    <style:style style:name="P73" style:family="paragraph" style:parent-style-name="Guide_20_Name">
      <style:text-properties fo:language="en" fo:country="US" officeooo:paragraph-rsid="01623470"/>
    </style:style>
    <style:style style:name="P74" style:family="paragraph" style:parent-style-name="Page_20_Break">
      <style:text-properties fo:language="en" fo:country="US" fo:font-weight="normal" officeooo:rsid="0045534a" style:font-weight-asian="normal" style:font-weight-complex="normal"/>
    </style:style>
    <style:style style:name="P75" style:family="paragraph" style:parent-style-name="Text_20_Note">
      <style:text-properties fo:language="en" fo:country="US" officeooo:rsid="00ae6553" officeooo:paragraph-rsid="00ae6553"/>
    </style:style>
    <style:style style:name="P76" style:family="paragraph" style:parent-style-name="Text_20_Note">
      <style:text-properties officeooo:rsid="00ae6553" officeooo:paragraph-rsid="00ae6553"/>
    </style:style>
    <style:style style:name="P77" style:family="paragraph" style:parent-style-name="Text_20_Note">
      <style:text-properties officeooo:rsid="00c708da" officeooo:paragraph-rsid="00c708da"/>
    </style:style>
    <style:style style:name="P78" style:family="paragraph" style:parent-style-name="Text_20_Note">
      <style:text-properties officeooo:rsid="00c7a036" officeooo:paragraph-rsid="00c7a036"/>
    </style:style>
    <style:style style:name="P79" style:family="paragraph" style:parent-style-name="Text_20_Note">
      <style:text-properties officeooo:rsid="00c7a65e" officeooo:paragraph-rsid="00c7a65e"/>
    </style:style>
    <style:style style:name="P80" style:family="paragraph" style:parent-style-name="Text_20_Note">
      <style:text-properties officeooo:rsid="00cae8fe" officeooo:paragraph-rsid="00cae8fe"/>
    </style:style>
    <style:style style:name="P81" style:family="paragraph" style:parent-style-name="Text_20_Note">
      <style:text-properties officeooo:rsid="00cbfef0" officeooo:paragraph-rsid="00cbfef0"/>
    </style:style>
    <style:style style:name="P82" style:family="paragraph" style:parent-style-name="Text_20_Note">
      <style:text-properties officeooo:rsid="00cfefb1" officeooo:paragraph-rsid="00cfefb1"/>
    </style:style>
    <style:style style:name="P83" style:family="paragraph" style:parent-style-name="Text_20_Note">
      <style:text-properties officeooo:rsid="00d13d03" officeooo:paragraph-rsid="00d13d03"/>
    </style:style>
    <style:style style:name="P84" style:family="paragraph" style:parent-style-name="Text_20_Note">
      <style:text-properties officeooo:rsid="00d2a687" officeooo:paragraph-rsid="00d2a687"/>
    </style:style>
    <style:style style:name="P85" style:family="paragraph" style:parent-style-name="Text_20_Note">
      <style:text-properties fo:font-size="11pt" fo:font-weight="normal" officeooo:rsid="00be6aac" style:font-name-asian="DejaVu Sans1" style:font-size-asian="11pt" style:font-weight-asian="normal" style:font-name-complex="DejaVu Sans1" style:font-size-complex="11pt" style:font-weight-complex="normal"/>
    </style:style>
    <style:style style:name="P86" style:family="paragraph" style:parent-style-name="Text_20_Note">
      <style:text-properties fo:font-size="11pt" fo:font-weight="normal" officeooo:rsid="00dcc970" style:font-name-asian="DejaVu Sans1" style:font-size-asian="11pt" style:font-weight-asian="normal" style:font-name-complex="DejaVu Sans1" style:font-size-complex="11pt" style:font-weight-complex="normal"/>
    </style:style>
    <style:style style:name="P87" style:family="paragraph" style:parent-style-name="Text_20_Note">
      <style:text-properties officeooo:paragraph-rsid="01563d9a"/>
    </style:style>
    <style:style style:name="P88" style:family="paragraph" style:parent-style-name="Text_20_Note">
      <style:text-properties officeooo:paragraph-rsid="01850660"/>
    </style:style>
    <style:style style:name="P89" style:family="paragraph" style:parent-style-name="Table">
      <style:paragraph-properties fo:keep-with-next="always"/>
    </style:style>
    <style:style style:name="P90" style:family="paragraph" style:parent-style-name="Table_20_Heading">
      <style:text-properties officeooo:rsid="00cbfef0" officeooo:paragraph-rsid="00cbfef0"/>
    </style:style>
    <style:style style:name="P91" style:family="paragraph" style:parent-style-name="Table_20_Heading">
      <style:text-properties fo:font-size="10.5pt" officeooo:paragraph-rsid="0161618c" style:font-size-asian="10.5pt" style:font-size-complex="10.5pt"/>
    </style:style>
    <style:style style:name="P92" style:family="paragraph" style:parent-style-name="Text_20_body_20_indent">
      <style:text-properties officeooo:paragraph-rsid="00aff4b6"/>
    </style:style>
    <style:style style:name="P93" style:family="paragraph" style:parent-style-name="Text_20_body_20_indent">
      <style:text-properties officeooo:paragraph-rsid="00b31232"/>
    </style:style>
    <style:style style:name="P94" style:family="paragraph" style:parent-style-name="Text_20_body_20_indent">
      <style:text-properties officeooo:paragraph-rsid="00b47bba"/>
    </style:style>
    <style:style style:name="P95" style:family="paragraph" style:parent-style-name="Text_20_body_20_indent">
      <style:text-properties officeooo:paragraph-rsid="00b83244"/>
    </style:style>
    <style:style style:name="P96" style:family="paragraph" style:parent-style-name="Text_20_body_20_indent">
      <style:text-properties officeooo:rsid="00c7a65e" officeooo:paragraph-rsid="00c7a65e"/>
    </style:style>
    <style:style style:name="P97" style:family="paragraph" style:parent-style-name="Text_20_body_20_indent">
      <style:text-properties officeooo:paragraph-rsid="00c7a65e"/>
    </style:style>
    <style:style style:name="P98" style:family="paragraph" style:parent-style-name="Text_20_body_20_indent">
      <style:text-properties officeooo:paragraph-rsid="010f8ebe"/>
    </style:style>
    <style:style style:name="P99" style:family="paragraph" style:parent-style-name="Text_20_body_20_indent">
      <style:text-properties officeooo:paragraph-rsid="01381579"/>
    </style:style>
    <style:style style:name="P100" style:family="paragraph" style:parent-style-name="Standard">
      <style:paragraph-properties fo:text-align="center" style:justify-single-word="false"/>
      <style:text-properties style:font-name="Liberation Mono3" fo:font-size="11pt" fo:language="en" fo:country="US" fo:font-style="normal" fo:font-weight="normal" officeooo:paragraph-rsid="00c708da" style:font-size-asian="11pt" style:font-style-asian="normal" style:font-weight-asian="normal"/>
    </style:style>
    <style:style style:name="P101" style:family="paragraph" style:parent-style-name="Definition_20_Term">
      <style:text-properties officeooo:rsid="00b31232"/>
    </style:style>
    <style:style style:name="P102" style:family="paragraph" style:parent-style-name="Definition_20_Term">
      <style:text-properties style:font-name="Liberation Sans" fo:font-size="11pt" fo:language="en" fo:country="US" fo:font-style="normal" fo:font-weight="bold" officeooo:rsid="00cfa033" style:font-size-asian="11pt" style:font-style-asian="normal" style:font-weight-asian="bold" style:font-size-complex="11pt" style:font-style-complex="normal" style:font-weight-complex="bold"/>
    </style:style>
    <style:style style:name="P103" style:family="paragraph" style:parent-style-name="Figure">
      <style:text-properties fo:language="en" fo:country="US"/>
    </style:style>
    <style:style style:name="P104" style:family="paragraph" style:parent-style-name="Figure">
      <style:text-properties fo:language="en" fo:country="US" fo:font-weight="normal" officeooo:rsid="0035ea8f" style:font-weight-asian="normal" style:font-weight-complex="normal"/>
    </style:style>
    <style:style style:name="P105" style:family="paragraph" style:parent-style-name="Figure">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P106" style:family="paragraph" style:parent-style-name="Figure">
      <style:text-properties officeooo:paragraph-rsid="019c9351"/>
    </style:style>
    <style:style style:name="P107" style:family="paragraph" style:parent-style-name="Text_20_Note">
      <style:paragraph-properties fo:margin-top="0in" fo:margin-bottom="0.1965in" loext:contextual-spacing="false"/>
    </style:style>
    <style:style style:name="P108" style:family="paragraph" style:parent-style-name="Text_20_body">
      <style:paragraph-properties fo:margin-top="0in" fo:margin-bottom="0.1575in" loext:contextual-spacing="false"/>
    </style:style>
    <style:style style:name="P109" style:family="paragraph" style:parent-style-name="Caption">
      <style:paragraph-properties fo:break-before="page"/>
    </style:style>
    <style:style style:name="P110" style:family="paragraph" style:parent-style-name="Contents_20_1">
      <style:paragraph-properties>
        <style:tab-stops>
          <style:tab-stop style:position="6.6929in" style:type="right" style:leader-style="dotted" style:leader-text="."/>
        </style:tab-stops>
      </style:paragraph-properties>
    </style:style>
    <style:style style:name="P111" style:family="paragraph" style:parent-style-name="Contents_20_2">
      <style:paragraph-properties>
        <style:tab-stops>
          <style:tab-stop style:position="6.6929in" style:type="right" style:leader-style="dotted" style:leader-text="."/>
        </style:tab-stops>
      </style:paragraph-properties>
    </style:style>
    <style:style style:name="P112" style:family="paragraph" style:parent-style-name="Contents_20_3">
      <style:paragraph-properties>
        <style:tab-stops>
          <style:tab-stop style:position="6.6929in" style:type="right" style:leader-style="dotted" style:leader-text="."/>
        </style:tab-stops>
      </style:paragraph-properties>
    </style:style>
    <style:style style:name="P113"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14" style:family="paragraph" style:parent-style-name="New_20_Chapter" style:master-page-name="First_20_Page">
      <style:paragraph-properties style:page-number="auto" fo:break-before="page"/>
      <style:text-properties fo:language="en" fo:country="US" officeooo:rsid="001f0121" officeooo:paragraph-rsid="00a053cd"/>
    </style:style>
    <style:style style:name="P115" style:family="paragraph" style:parent-style-name="New_20_Chapter" style:master-page-name="First_20_Page">
      <style:paragraph-properties style:page-number="auto" fo:break-before="page"/>
      <style:text-properties fo:language="en" fo:country="US" officeooo:rsid="001f0121" officeooo:paragraph-rsid="00c56052"/>
    </style:style>
    <style:style style:name="P116" style:family="paragraph" style:parent-style-name="New_20_Chapter" style:master-page-name="First_20_Page">
      <style:paragraph-properties style:page-number="auto"/>
      <style:text-properties fo:language="en" fo:country="US" officeooo:rsid="001f0121"/>
    </style:style>
    <style:style style:name="P117" style:family="paragraph" style:parent-style-name="New_20_Chapter" style:master-page-name="Standard">
      <style:paragraph-properties style:page-number="auto" fo:break-before="page"/>
      <style:text-properties fo:language="en" fo:country="US" officeooo:rsid="001f0121" officeooo:paragraph-rsid="00c56052"/>
    </style:style>
    <style:style style:name="P118" style:family="paragraph" style:parent-style-name="Guide_20_Name" style:master-page-name="First_20_Page">
      <style:paragraph-properties style:page-number="auto" fo:break-before="page"/>
      <style:text-properties fo:language="en" fo:country="US" officeooo:paragraph-rsid="01623470"/>
    </style:style>
    <style:style style:name="P119" style:family="paragraph" style:parent-style-name="Contents_20_1">
      <style:paragraph-properties>
        <style:tab-stops>
          <style:tab-stop style:position="6.6929in" style:type="right" style:leader-style="dotted" style:leader-text="."/>
        </style:tab-stops>
      </style:paragraph-properties>
    </style:style>
    <style:style style:name="P120" style:family="paragraph" style:parent-style-name="Contents_20_2">
      <style:paragraph-properties>
        <style:tab-stops>
          <style:tab-stop style:position="6.6929in" style:type="right" style:leader-style="dotted" style:leader-text="."/>
        </style:tab-stops>
      </style:paragraph-properties>
    </style:style>
    <style:style style:name="P121" style:family="paragraph" style:parent-style-name="Heading_20_1">
      <style:text-properties fo:language="en" fo:country="US" officeooo:rsid="00a50034" officeooo:paragraph-rsid="00a50034"/>
    </style:style>
    <style:style style:name="P122" style:family="paragraph" style:parent-style-name="Heading_20_1">
      <style:text-properties officeooo:paragraph-rsid="00ff81ae"/>
    </style:style>
    <style:style style:name="P123" style:family="paragraph" style:parent-style-name="Heading_20_1">
      <style:paragraph-properties fo:break-before="page"/>
    </style:style>
    <style:style style:name="P124" style:family="paragraph" style:parent-style-name="Heading_20_1">
      <style:paragraph-properties fo:margin-top="0.3154in" fo:margin-bottom="0.1181in" loext:contextual-spacing="false"/>
    </style:style>
    <style:style style:name="P125" style:family="paragraph" style:parent-style-name="Heading_20_1">
      <style:paragraph-properties fo:margin-top="0.2756in" fo:margin-bottom="0.1181in" loext:contextual-spacing="false"/>
    </style:style>
    <style:style style:name="P126" style:family="paragraph" style:parent-style-name="Heading_20_1" style:master-page-name="LOFrontMatter">
      <style:paragraph-properties style:page-number="auto"/>
      <style:text-properties fo:language="en" fo:country="US" officeooo:paragraph-rsid="01563d9a"/>
    </style:style>
    <style:style style:name="P127" style:family="paragraph" style:parent-style-name="Heading_20_1" style:master-page-name="Standard">
      <style:paragraph-properties style:page-number="auto"/>
    </style:style>
    <style:style style:name="P128" style:family="paragraph" style:parent-style-name="Heading_20_1" style:master-page-name="">
      <style:paragraph-properties style:page-number="auto" fo:break-before="auto" fo:break-after="auto"/>
    </style:style>
    <style:style style:name="P129" style:family="paragraph" style:parent-style-name="Heading_20_1" style:master-page-name="">
      <style:paragraph-properties style:page-number="auto" fo:break-before="auto" fo:break-after="auto"/>
    </style:style>
    <style:style style:name="P130" style:family="paragraph" style:parent-style-name="Heading_20_1" style:master-page-name="">
      <style:paragraph-properties style:page-number="auto" fo:break-before="auto" fo:break-after="auto"/>
    </style:style>
    <style:style style:name="P131" style:family="paragraph" style:parent-style-name="Heading_20_1" style:master-page-name="">
      <style:paragraph-properties style:page-number="auto" fo:break-before="auto" fo:break-after="auto"/>
    </style:style>
    <style:style style:name="P132" style:family="paragraph" style:parent-style-name="Heading_20_1" style:master-page-name="">
      <style:paragraph-properties style:page-number="auto" fo:break-before="auto" fo:break-after="auto"/>
    </style:style>
    <style:style style:name="P133" style:family="paragraph" style:parent-style-name="Heading_20_2">
      <style:text-properties officeooo:paragraph-rsid="01563d9a"/>
    </style:style>
    <style:style style:name="P134" style:family="paragraph" style:parent-style-name="Heading_20_2">
      <style:text-properties officeooo:rsid="0080f3c7"/>
    </style:style>
    <style:style style:name="P135" style:family="paragraph" style:parent-style-name="Heading_20_2">
      <style:text-properties officeooo:rsid="00435b66"/>
    </style:style>
    <style:style style:name="P136" style:family="paragraph" style:parent-style-name="Heading_20_2">
      <style:text-properties officeooo:paragraph-rsid="019e61bd"/>
    </style:style>
    <style:style style:name="P137" style:family="paragraph" style:parent-style-name="Heading_20_2">
      <style:paragraph-properties fo:margin-top="0.2362in" fo:margin-bottom="0.0783in" loext:contextual-spacing="false"/>
    </style:style>
    <style:style style:name="P138" style:family="paragraph" style:parent-style-name="Heading_20_3">
      <style:text-properties officeooo:paragraph-rsid="01563d9a"/>
    </style:style>
    <style:style style:name="P139" style:family="paragraph" style:parent-style-name="Heading_20_3">
      <style:text-properties fo:language="en" fo:country="US" officeooo:paragraph-rsid="01563d9a"/>
    </style:style>
    <style:style style:name="P140" style:family="paragraph" style:parent-style-name="Heading_20_3">
      <style:text-properties fo:language="en" fo:country="US" officeooo:rsid="0092a5e5"/>
    </style:style>
    <style:style style:name="P141" style:family="paragraph" style:parent-style-name="Heading_20_3">
      <style:text-properties fo:language="en" fo:country="US" officeooo:rsid="004061ae"/>
    </style:style>
    <style:style style:name="P142" style:family="paragraph" style:parent-style-name="Heading_20_Note">
      <style:text-properties officeooo:paragraph-rsid="01563d9a"/>
    </style:style>
    <style:style style:name="P143" style:family="paragraph" style:parent-style-name="Heading_20_Note">
      <style:text-properties officeooo:rsid="010d9287" officeooo:paragraph-rsid="010d9287"/>
    </style:style>
    <style:style style:name="P144" style:family="paragraph" style:parent-style-name="Heading_20_Note">
      <style:text-properties officeooo:rsid="005ae930" officeooo:paragraph-rsid="005ae930"/>
    </style:style>
    <style:style style:name="P145" style:family="paragraph" style:parent-style-name="Heading_20_Note">
      <style:text-properties officeooo:rsid="005ae930" officeooo:paragraph-rsid="00a5812c"/>
    </style:style>
    <style:style style:name="P146" style:family="paragraph" style:parent-style-name="Heading_20_Note">
      <style:text-properties officeooo:rsid="005ae930" officeooo:paragraph-rsid="00a83d54"/>
    </style:style>
    <style:style style:name="P147" style:family="paragraph" style:parent-style-name="Heading_20_Note">
      <style:text-properties officeooo:rsid="005ae930" officeooo:paragraph-rsid="00ae6553"/>
    </style:style>
    <style:style style:name="P148" style:family="paragraph" style:parent-style-name="Heading_20_Note">
      <style:text-properties officeooo:rsid="005ae930" officeooo:paragraph-rsid="00aff4b6"/>
    </style:style>
    <style:style style:name="P149" style:family="paragraph" style:parent-style-name="Heading_20_Note">
      <style:text-properties officeooo:rsid="00b47bba" officeooo:paragraph-rsid="00b47bba"/>
    </style:style>
    <style:style style:name="P150" style:family="paragraph" style:parent-style-name="Heading_20_Note">
      <style:text-properties officeooo:rsid="00b47bba" officeooo:paragraph-rsid="00b6d3cc"/>
    </style:style>
    <style:style style:name="P151" style:family="paragraph" style:parent-style-name="Heading_20_Note">
      <style:text-properties officeooo:rsid="00b47bba" officeooo:paragraph-rsid="00b83244"/>
    </style:style>
    <style:style style:name="P152" style:family="paragraph" style:parent-style-name="Heading_20_Note">
      <style:text-properties officeooo:rsid="00b47bba" officeooo:paragraph-rsid="00b888f1"/>
    </style:style>
    <style:style style:name="P153" style:family="paragraph" style:parent-style-name="Heading_20_Note">
      <style:text-properties officeooo:rsid="00b47bba" officeooo:paragraph-rsid="00ba0f3b"/>
    </style:style>
    <style:style style:name="P154" style:family="paragraph" style:parent-style-name="Heading_20_Note">
      <style:text-properties officeooo:rsid="00b47bba" officeooo:paragraph-rsid="00bb2e3d"/>
    </style:style>
    <style:style style:name="P155" style:family="paragraph" style:parent-style-name="Heading_20_Note">
      <style:text-properties officeooo:rsid="00b47bba" officeooo:paragraph-rsid="00becde6"/>
    </style:style>
    <style:style style:name="P156" style:family="paragraph" style:parent-style-name="Heading_20_Note">
      <style:text-properties officeooo:rsid="00b47bba" officeooo:paragraph-rsid="00c02d1f"/>
    </style:style>
    <style:style style:name="P157" style:family="paragraph" style:parent-style-name="Heading_20_Note">
      <style:text-properties officeooo:rsid="00b47bba" officeooo:paragraph-rsid="00c21c3a"/>
    </style:style>
    <style:style style:name="P158" style:family="paragraph" style:parent-style-name="Heading_20_Note">
      <style:text-properties officeooo:rsid="00c708da" officeooo:paragraph-rsid="00c708da"/>
    </style:style>
    <style:style style:name="P159" style:family="paragraph" style:parent-style-name="Heading_20_Note">
      <style:text-properties officeooo:rsid="00c7a036" officeooo:paragraph-rsid="00c7a036"/>
    </style:style>
    <style:style style:name="P160" style:family="paragraph" style:parent-style-name="Heading_20_Note">
      <style:text-properties officeooo:rsid="00c7a65e" officeooo:paragraph-rsid="00c7a65e"/>
    </style:style>
    <style:style style:name="P161" style:family="paragraph" style:parent-style-name="Heading_20_Note">
      <style:text-properties officeooo:rsid="00cae8fe" officeooo:paragraph-rsid="00cae8fe"/>
    </style:style>
    <style:style style:name="P162" style:family="paragraph" style:parent-style-name="Heading_20_Note">
      <style:text-properties officeooo:rsid="00cbfef0" officeooo:paragraph-rsid="00cbfef0"/>
    </style:style>
    <style:style style:name="P163" style:family="paragraph" style:parent-style-name="Heading_20_Note">
      <style:text-properties officeooo:rsid="00cfefb1" officeooo:paragraph-rsid="00cfefb1"/>
    </style:style>
    <style:style style:name="P164" style:family="paragraph" style:parent-style-name="Heading_20_Note">
      <style:text-properties officeooo:rsid="00d13d03" officeooo:paragraph-rsid="00d13d03"/>
    </style:style>
    <style:style style:name="P165" style:family="paragraph" style:parent-style-name="Heading_20_Note">
      <style:text-properties officeooo:rsid="00d2a687" officeooo:paragraph-rsid="00d2a687"/>
    </style:style>
    <style:style style:name="P166" style:family="paragraph" style:parent-style-name="Heading_20_Note">
      <style:text-properties officeooo:rsid="00df8121" officeooo:paragraph-rsid="00df8121"/>
    </style:style>
    <style:style style:name="P167" style:family="paragraph" style:parent-style-name="Heading_20_Note">
      <style:text-properties officeooo:rsid="00df8121" officeooo:paragraph-rsid="00dfc9f5"/>
    </style:style>
    <style:style style:name="P168" style:family="paragraph" style:parent-style-name="Heading_20_Tip">
      <style:text-properties officeooo:rsid="005ae930" officeooo:paragraph-rsid="00a50034"/>
    </style:style>
    <style:style style:name="P169" style:family="paragraph" style:parent-style-name="Heading_20_Tip">
      <style:text-properties officeooo:rsid="005ae930" officeooo:paragraph-rsid="00ae6553"/>
    </style:style>
    <style:style style:name="P170" style:family="paragraph" style:parent-style-name="Heading_20_Tip">
      <style:text-properties officeooo:rsid="005ae930" officeooo:paragraph-rsid="00b02ced"/>
    </style:style>
    <style:style style:name="P171" style:family="paragraph" style:parent-style-name="Heading_20_Tip">
      <style:text-properties officeooo:rsid="005ae930" officeooo:paragraph-rsid="00b167a9"/>
    </style:style>
    <style:style style:name="P172" style:family="paragraph" style:parent-style-name="Heading_20_Tip">
      <style:text-properties officeooo:rsid="00c708da" officeooo:paragraph-rsid="00c708da"/>
    </style:style>
    <style:style style:name="P173" style:family="paragraph" style:parent-style-name="List_20_1" style:list-style-name="List_20_1">
      <style:text-properties officeooo:paragraph-rsid="016762f2"/>
    </style:style>
    <style:style style:name="P174" style:family="paragraph" style:parent-style-name="List_20_1" style:list-style-name="List_20_1">
      <style:text-properties officeooo:paragraph-rsid="00b6d3cc"/>
    </style:style>
    <style:style style:name="P175" style:family="paragraph" style:parent-style-name="List_20_1" style:list-style-name="List_20_1">
      <style:text-properties officeooo:paragraph-rsid="01b661b4"/>
    </style:style>
    <style:style style:name="P176" style:family="paragraph" style:parent-style-name="List_20_1">
      <style:text-properties officeooo:rsid="014cd0c9" officeooo:paragraph-rsid="014cd0c9"/>
    </style:style>
    <style:style style:name="P177" style:family="paragraph" style:parent-style-name="List_20_1">
      <style:text-properties fo:font-size="11pt" fo:language="en" fo:country="US" fo:font-style="italic" fo:font-weight="normal" officeooo:rsid="009975bb" style:font-size-asian="11pt" style:font-style-asian="italic" style:font-weight-asian="normal" style:font-size-complex="11pt" style:font-style-complex="italic" style:font-weight-complex="normal"/>
    </style:style>
    <style:style style:name="P178" style:family="paragraph" style:parent-style-name="Numbering_20_1">
      <style:text-properties officeooo:rsid="010c5466" officeooo:paragraph-rsid="010c5466"/>
    </style:style>
    <style:style style:name="P179" style:family="paragraph" style:parent-style-name="Numbering_20_1" style:list-style-name="Numbering_20_1">
      <style:text-properties officeooo:rsid="010c5466" officeooo:paragraph-rsid="010c5466"/>
    </style:style>
    <style:style style:name="P180" style:family="paragraph" style:parent-style-name="Numbering_20_1">
      <style:text-properties officeooo:paragraph-rsid="010cb4c1"/>
    </style:style>
    <style:style style:name="P181" style:family="paragraph" style:parent-style-name="Numbering_20_1" style:list-style-name="Numbering_20_1">
      <style:text-properties officeooo:paragraph-rsid="010d9e68"/>
    </style:style>
    <style:style style:name="P182" style:family="paragraph" style:parent-style-name="Numbering_20_1" style:list-style-name="Numbering_20_1">
      <style:text-properties officeooo:paragraph-rsid="01b661b4"/>
    </style:style>
    <style:style style:name="P183" style:family="paragraph" style:parent-style-name="Numbering_20_1" style:list-style-name="Numbering_20_1">
      <style:text-properties officeooo:paragraph-rsid="00c3cb70"/>
    </style:style>
    <style:style style:name="P184" style:family="paragraph" style:parent-style-name="Numbering_20_1" style:list-style-name="Numbering_20_1">
      <style:text-properties officeooo:paragraph-rsid="01b795c4"/>
    </style:style>
    <style:style style:name="P185" style:family="paragraph" style:parent-style-name="Numbering_20_1" style:list-style-name="Numbering_20_1">
      <style:text-properties officeooo:paragraph-rsid="018ee784"/>
    </style:style>
    <style:style style:name="P186" style:family="paragraph" style:parent-style-name="Numbering_20_1" style:list-style-name="Numbering_20_1">
      <style:text-properties officeooo:paragraph-rsid="00c7a65e"/>
    </style:style>
    <style:style style:name="P187" style:family="paragraph" style:parent-style-name="Numbering_20_1" style:list-style-name="Numbering_20_1">
      <style:text-properties officeooo:paragraph-rsid="01938fa1"/>
    </style:style>
    <style:style style:name="P188" style:family="paragraph" style:parent-style-name="Numbering_20_1" style:list-style-name="Numbering_20_1">
      <style:text-properties officeooo:paragraph-rsid="01b90935"/>
    </style:style>
    <style:style style:name="P189" style:family="paragraph" style:parent-style-name="Numbering_20_1">
      <style:text-properties fo:language="en" fo:country="US"/>
    </style:style>
    <style:style style:name="P190" style:family="paragraph" style:parent-style-name="Title">
      <style:text-properties fo:language="en" fo:country="US" officeooo:rsid="00c56052" officeooo:paragraph-rsid="00c56052"/>
    </style:style>
    <style:style style:name="P191" style:family="paragraph" style:parent-style-name="Title">
      <style:text-properties fo:language="en" fo:country="US" officeooo:rsid="001f0121" officeooo:paragraph-rsid="00c56052"/>
    </style:style>
    <style:style style:name="P192" style:family="paragraph" style:parent-style-name="Title">
      <style:text-properties fo:language="en" fo:country="US" officeooo:rsid="00a053cd" officeooo:paragraph-rsid="00a053cd"/>
    </style:style>
    <style:style style:name="P193" style:family="paragraph" style:parent-style-name="Title">
      <style:text-properties officeooo:paragraph-rsid="01623470"/>
    </style:style>
    <style:style style:name="T1" style:family="text">
      <style:text-properties officeooo:rsid="0029a911"/>
    </style:style>
    <style:style style:name="T2" style:family="text">
      <style:text-properties fo:font-size="10pt" style:font-size-asian="10pt" style:font-size-complex="10pt"/>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weight="normal" officeooo:rsid="008b2048" style:font-weight-asian="normal" style:font-weight-complex="normal"/>
    </style:style>
    <style:style style:name="T5" style:family="text">
      <style:text-properties fo:font-weight="normal" officeooo:rsid="00a4fa5d" style:font-weight-asian="normal" style:font-weight-complex="normal"/>
    </style:style>
    <style:style style:name="T6" style:family="text">
      <style:text-properties fo:font-weight="normal" officeooo:rsid="00d17bdd" style:font-weight-asian="normal" style:font-weight-complex="normal"/>
    </style:style>
    <style:style style:name="T7" style:family="text">
      <style:text-properties fo:font-weight="normal" officeooo:rsid="0080567f"/>
    </style:style>
    <style:style style:name="T8" style:family="text">
      <style:text-properties fo:font-weight="normal" officeooo:rsid="00aaf36f"/>
    </style:style>
    <style:style style:name="T9" style:family="text">
      <style:text-properties fo:language="en" fo:country="US"/>
    </style:style>
    <style:style style:name="T10" style:family="text">
      <style:text-properties fo:language="en" fo:country="US" fo:font-style="normal" fo:font-weight="normal" style:font-style-asian="normal" style:font-weight-asian="normal"/>
    </style:style>
    <style:style style:name="T11" style:family="text">
      <style:text-properties fo:language="en" fo:country="US" fo:font-style="normal" fo:font-weight="normal" style:font-style-asian="normal" style:font-weight-asian="normal" style:font-size-complex="11pt" style:font-style-complex="normal" style:font-weight-complex="normal"/>
    </style:style>
    <style:style style:name="T12"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officeooo:rsid="00819ab2" style:font-weight-asian="normal" style:font-weight-complex="normal"/>
    </style:style>
    <style:style style:name="T15" style:family="text">
      <style:text-properties fo:language="en" fo:country="US" fo:font-weight="normal" officeooo:rsid="00a4fa5d" style:font-weight-asian="normal" style:font-weight-complex="normal"/>
    </style:style>
    <style:style style:name="T16" style:family="text">
      <style:text-properties fo:language="en" fo:country="US" fo:font-weight="normal" officeooo:rsid="00d17bdd" style:font-weight-asian="normal" style:font-weight-complex="normal"/>
    </style:style>
    <style:style style:name="T17" style:family="text">
      <style:text-properties fo:language="en" fo:country="US" fo:font-weight="normal" officeooo:rsid="0071710f" style:font-weight-asian="normal" style:font-weight-complex="normal"/>
    </style:style>
    <style:style style:name="T18" style:family="text">
      <style:text-properties fo:language="en" fo:country="US" fo:font-weight="normal" style:font-name-asian="DejaVu Sans1" style:font-weight-asian="normal" style:font-name-complex="DejaVu Sans1" style:font-size-complex="11pt" style:font-weight-complex="normal"/>
    </style:style>
    <style:style style:name="T19" style:family="text">
      <style:text-properties fo:language="en" fo:country="US" officeooo:rsid="003b1d2b"/>
    </style:style>
    <style:style style:name="T20" style:family="text">
      <style:text-properties fo:language="en" fo:country="US" officeooo:rsid="003760ba"/>
    </style:style>
    <style:style style:name="T21" style:family="text">
      <style:text-properties fo:language="en" fo:country="US" officeooo:rsid="002923a0"/>
    </style:style>
    <style:style style:name="T22" style:family="text">
      <style:text-properties fo:language="en" fo:country="US" officeooo:rsid="007725a0"/>
    </style:style>
    <style:style style:name="T23" style:family="text">
      <style:text-properties fo:language="en" fo:country="US" officeooo:rsid="002a5ce3"/>
    </style:style>
    <style:style style:name="T24" style:family="text">
      <style:text-properties fo:language="en" fo:country="US" officeooo:rsid="00a50034"/>
    </style:style>
    <style:style style:name="T25" style:family="text">
      <style:text-properties fo:language="en" fo:country="US" officeooo:rsid="002e3c8f"/>
    </style:style>
    <style:style style:name="T26" style:family="text">
      <style:text-properties fo:language="en" fo:country="US" officeooo:rsid="004b5a7c"/>
    </style:style>
    <style:style style:name="T27" style:family="text">
      <style:text-properties fo:language="en" fo:country="US" officeooo:rsid="00567522"/>
    </style:style>
    <style:style style:name="T28" style:family="text">
      <style:text-properties fo:language="en" fo:country="US" officeooo:rsid="00aab80e"/>
    </style:style>
    <style:style style:name="T29" style:family="text">
      <style:text-properties fo:language="en" fo:country="US" officeooo:rsid="00676268"/>
    </style:style>
    <style:style style:name="T30" style:family="text">
      <style:text-properties fo:language="en" fo:country="US" officeooo:rsid="006b5857"/>
    </style:style>
    <style:style style:name="T31" style:family="text">
      <style:text-properties fo:language="en" fo:country="US" officeooo:rsid="008141fc"/>
    </style:style>
    <style:style style:name="T32" style:family="text">
      <style:text-properties fo:language="en" fo:country="US" officeooo:rsid="008141fc" style:font-weight-asian="normal" style:font-weight-complex="normal"/>
    </style:style>
    <style:style style:name="T33" style:family="text">
      <style:text-properties fo:language="en" fo:country="US" officeooo:rsid="00a115eb"/>
    </style:style>
    <style:style style:name="T34" style:family="text">
      <style:text-properties fo:language="en" fo:country="US" officeooo:rsid="00a744fb"/>
    </style:style>
    <style:style style:name="T35" style:family="text">
      <style:text-properties fo:language="en" fo:country="US" officeooo:rsid="00b167a9"/>
    </style:style>
    <style:style style:name="T36" style:family="text">
      <style:text-properties fo:language="en" fo:country="US" officeooo:rsid="00b83244"/>
    </style:style>
    <style:style style:name="T37" style:family="text">
      <style:text-properties fo:language="en" fo:country="US" officeooo:rsid="00daa5ef"/>
    </style:style>
    <style:style style:name="T38" style:family="text">
      <style:text-properties fo:language="en" fo:country="US" officeooo:rsid="00bfc27d"/>
    </style:style>
    <style:style style:name="T39" style:family="text">
      <style:text-properties fo:language="en" fo:country="US" officeooo:rsid="00f0302f"/>
    </style:style>
    <style:style style:name="T40" style:family="text">
      <style:text-properties fo:language="en" fo:country="US" officeooo:rsid="00c7a65e"/>
    </style:style>
    <style:style style:name="T41" style:family="text">
      <style:text-properties fo:language="en" fo:country="US" officeooo:rsid="005cb444"/>
    </style:style>
    <style:style style:name="T42" style:family="text">
      <style:text-properties fo:language="en" fo:country="US" officeooo:rsid="008f164b"/>
    </style:style>
    <style:style style:name="T43" style:family="text">
      <style:text-properties fo:language="en" fo:country="US" officeooo:rsid="006f7589"/>
    </style:style>
    <style:style style:name="T44" style:family="text">
      <style:text-properties fo:language="en" fo:country="US" officeooo:rsid="007ab98f"/>
    </style:style>
    <style:style style:name="T45" style:family="text">
      <style:text-properties fo:language="en" fo:country="US" officeooo:rsid="00ddfd03"/>
    </style:style>
    <style:style style:name="T46" style:family="text">
      <style:text-properties fo:language="en" fo:country="US" officeooo:rsid="014d69c6"/>
    </style:style>
    <style:style style:name="T47" style:family="text">
      <style:text-properties fo:language="en" fo:country="US" officeooo:rsid="017621fb"/>
    </style:style>
    <style:style style:name="T48" style:family="text">
      <style:text-properties fo:language="en" fo:country="US" officeooo:rsid="01b661b4"/>
    </style:style>
    <style:style style:name="T49" style:family="text">
      <style:text-properties officeooo:rsid="0023a314"/>
    </style:style>
    <style:style style:name="T50" style:family="text">
      <style:text-properties fo:background-color="transparent" loext:char-shading-value="0"/>
    </style:style>
    <style:style style:name="T51" style:family="text">
      <style:text-properties officeooo:rsid="010abfb9" fo:background-color="transparent" loext:char-shading-value="0"/>
    </style:style>
    <style:style style:name="T52" style:family="text">
      <style:text-properties officeooo:rsid="00193d6d"/>
    </style:style>
    <style:style style:name="T53" style:family="text">
      <style:text-properties style:font-name="Liberation Mono3" fo:font-size="11pt" fo:font-style="normal" fo:font-weight="normal" officeooo:rsid="00d24724" style:font-size-asian="11pt" style:font-style-asian="normal" style:font-weight-asian="normal"/>
    </style:style>
    <style:style style:name="T54" style:family="text">
      <style:text-properties officeooo:rsid="003760ba"/>
    </style:style>
    <style:style style:name="T55" style:family="text">
      <style:text-properties officeooo:rsid="00442773"/>
    </style:style>
    <style:style style:name="T56" style:family="text">
      <style:text-properties officeooo:rsid="004b5a7c"/>
    </style:style>
    <style:style style:name="T57" style:family="text">
      <style:text-properties officeooo:rsid="005f4f8e"/>
    </style:style>
    <style:style style:name="T58" style:family="text">
      <style:text-properties style:font-name="Liberation Sans" fo:font-size="11pt" fo:language="en" fo:country="US" fo:font-weight="normal" officeooo:rsid="00ce995e" style:font-name-asian="DejaVu Sans1" style:font-size-asian="11pt" style:font-weight-asian="normal" style:font-name-complex="DejaVu Sans1" style:font-size-complex="11pt" style:font-weight-complex="normal"/>
    </style:style>
    <style:style style:name="T59" style:family="text">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T60" style:family="text">
      <style:text-properties style:font-name="Liberation Sans" fo:font-size="11pt" fo:language="en" fo:country="US" fo:font-style="normal" fo:font-weight="normal" officeooo:rsid="00b3d284" style:font-size-asian="11pt" style:font-style-asian="normal" style:font-weight-asian="normal" style:font-size-complex="11pt" style:font-style-complex="normal" style:font-weight-complex="normal"/>
    </style:style>
    <style:style style:name="T61" style:family="text">
      <style:text-properties style:font-name="Liberation Sans" fo:font-size="11pt" fo:language="en" fo:country="US" fo:font-style="normal" fo:font-weight="normal" officeooo:rsid="00163f85" style:font-size-asian="11pt" style:font-style-asian="normal" style:font-weight-asian="normal" style:font-size-complex="11pt" style:font-style-complex="normal" style:font-weight-complex="normal"/>
    </style:style>
    <style:style style:name="T62" style:family="text">
      <style:text-properties fo:font-size="11pt" fo:font-weight="normal" style:font-name-asian="DejaVu Sans1" style:font-size-asian="11pt" style:font-weight-asian="normal" style:font-name-complex="DejaVu Sans1" style:font-size-complex="11pt" style:font-weight-complex="normal"/>
    </style:style>
    <style:style style:name="T63" style:family="text">
      <style:text-properties fo:font-size="11pt" fo:font-weight="normal" officeooo:rsid="00afcf2e" style:font-name-asian="DejaVu Sans1" style:font-size-asian="11pt" style:font-weight-asian="normal" style:font-name-complex="DejaVu Sans1" style:font-size-complex="11pt" style:font-weight-complex="normal"/>
    </style:style>
    <style:style style:name="T64"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65" style:family="text">
      <style:text-properties fo:font-size="11pt" fo:font-weight="normal" officeooo:rsid="0147dc42" style:font-name-asian="DejaVu Sans1" style:font-size-asian="11pt" style:font-weight-asian="normal" style:font-name-complex="DejaVu Sans1" style:font-size-complex="11pt" style:font-weight-complex="normal"/>
    </style:style>
    <style:style style:name="T66" style:family="text">
      <style:text-properties fo:font-size="11pt" fo:language="en" fo:country="US" fo:font-style="normal" fo:font-weight="normal" officeooo:rsid="00e4d2fa" style:font-size-asian="11pt" style:font-style-asian="normal" style:font-weight-asian="normal"/>
    </style:style>
    <style:style style:name="T67" style:family="text">
      <style:text-properties style:font-size-complex="11pt"/>
    </style:style>
    <style:style style:name="T68" style:family="text">
      <style:text-properties officeooo:rsid="00b3d284"/>
    </style:style>
    <style:style style:name="T69" style:family="text">
      <style:text-properties officeooo:rsid="00debd43"/>
    </style:style>
    <style:style style:name="T70" style:family="text">
      <style:text-properties officeooo:rsid="0042dd06"/>
    </style:style>
    <style:style style:name="T71" style:family="text">
      <style:text-properties officeooo:rsid="00c56052"/>
    </style:style>
    <style:style style:name="T72" style:family="text">
      <style:text-properties officeooo:rsid="0058ea50"/>
    </style:style>
    <style:style style:name="T73" style:family="text">
      <style:text-properties officeooo:rsid="00615adc"/>
    </style:style>
    <style:style style:name="T74" style:family="text">
      <style:text-properties officeooo:rsid="009d043c"/>
    </style:style>
    <style:style style:name="T75" style:family="text">
      <style:text-properties officeooo:rsid="00e67b0d"/>
    </style:style>
    <style:style style:name="T76" style:family="text">
      <style:text-properties text:display="none"/>
    </style:style>
    <style:style style:name="T77" style:family="text">
      <style:text-properties style:font-name="Liberation Sans2" fo:font-size="11pt" fo:font-style="italic" officeooo:rsid="018e6136" style:font-size-asian="10.5pt" style:font-style-asian="italic" style:font-weight-asian="normal" style:font-size-complex="12pt" style:font-style-complex="italic" style:font-weight-complex="normal"/>
    </style:style>
    <style:style style:name="T78" style:family="text">
      <style:text-properties style:font-name="Liberation Sans2" fo:font-size="11pt" fo:font-style="italic" officeooo:rsid="01b90935" style:font-size-asian="10.5pt" style:font-style-asian="italic" style:font-weight-asian="normal" style:font-size-complex="12pt" style:font-style-complex="italic" style:font-weight-complex="normal"/>
    </style:style>
    <style:style style:name="T79" style:family="text">
      <style:text-properties officeooo:rsid="019c9351"/>
    </style:style>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style:wrap="dynamic" style:number-wrapped-paragraphs="no-limit" style:vertical-pos="bottom"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5" style:family="graphic" style:parent-style-name="Frame">
      <style:graphic-properties style:vertical-pos="top" style:vertical-rel="baseline"/>
    </style:style>
    <style:style style:name="fr6" style:family="graphic" style:parent-style-name="Graphics">
      <style:graphic-properties style:vertical-pos="from-top" style:vertical-rel="paragraph" style:horizontal-pos="center" style:horizontal-rel="paragraph" style:mirror="none" fo:clip="rect(0.411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1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office:automatic-styles>
  <office:body>
    <office:text text:use-soft-page-breaks="true">
      <office:forms form:automatic-focus="false" form:apply-design-mode="false"/>
      <text:tracked-changes text:track-changes="false">
        <text:changed-region xml:id="ct105162976" text:id="ct105162976">
          <text:deletion>
            <office:change-info>
              <dc:creator>Roman Kuznetsov</dc:creator>
              <dc:date>2019-05-10T22:46:19</dc:date>
            </office:change-info>
            <text:p text:style-name="Caption"/>
            <text:p text:style-name="Caption"/>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6" draw:name="Image32" text:anchor-type="page" text:anchor-page-number="1" svg:x="0in" svg:y="0in" svg:width="8.2681in" svg:height="11.6929in" draw:z-index="7">
        <draw:image xlink:href="Pictures/100002010000031A0000046260B796D90DC38AE2.png" xlink:type="simple" xlink:show="embed" xlink:actuate="onLoad" loext:mime-type="image/png"/>
        <svg:desc>id67</svg:desc>
      </draw:frame>
      <text:p text:style-name="P113"/>
      <text:p text:style-name="P71"/>
      <text:h text:style-name="P126" text:outline-level="2"><text:bookmark-start text:name="__RefHeading___Toc23715_290720014"/>Autorská práva<text:bookmark-end text:name="__RefHeading___Toc23715_290720014"/></text:h>
      <text:p text:style-name="P59">Tento dokument je duševním vlastnictvím dokumentačního týmu LibreOffice Copyright © 2012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8">Všechny ochranné známky uvedené v této příručce patří jejich vlastníkům.</text:p>
      <text:h text:style-name="P133" text:outline-level="3"><text:bookmark-start text:name="__RefHeading__5638_15665686441"/>Přispěvatelé<text:bookmark-end text:name="__RefHeading__5638_15665686441"/></text:h>
      <text:p text:style-name="P58">Tato kniha byla vytvořena úpravami a aktualizacemi knihy <text:user-defined style:data-style-name="N0" text:name="Guide Name">Math Guide</text:user-defined><text:span text:style-name="Emphasis"><text:s/>OpenOffice.org 3.3</text:span>.</text:p>
      <text:h text:style-name="P138" text:outline-level="4"><text:bookmark-start text:name="__RefHeading___Toc1847_1473846649"/>Pro toto vydání<text:bookmark-end text:name="__RefHeading___Toc1847_1473846649"/></text:h>
      <table:table table:name="Table14" table:style-name="Table14">
        <table:table-column table:style-name="Table14.A"/>
        <table:table-column table:style-name="Table14.B"/>
        <table:table-column table:style-name="Table14.C"/>
        <table:table-row>
          <table:table-cell table:style-name="Table14.A1" office:value-type="string">
            <text:p text:style-name="P33">Roman Kuznetsov</text:p>
          </table:table-cell>
          <table:table-cell table:style-name="Table14.A1" office:value-type="string">
            <text:p text:style-name="P30">Dave Barton</text:p>
          </table:table-cell>
          <table:table-cell table:style-name="Table14.A1" office:value-type="string">
            <text:p text:style-name="P5">Olivier Hallot</text:p>
          </table:table-cell>
        </table:table-row>
      </table:table>
      <text:h text:style-name="P139" text:outline-level="4"><text:bookmark-start text:name="__RefHeading___Toc28529_3211575895"/>Pro předchozí vydání<text:bookmark-end text:name="__RefHeading___Toc28529_3211575895"/></text:h>
      <table:table table:name="Table15" table:style-name="Table15">
        <table:table-column table:style-name="Table15.A" table:number-columns-repeated="3"/>
        <table:table-row>
          <table:table-cell table:style-name="Table15.A1" office:value-type="string">
            <text:p text:style-name="P29">Peter Schofield</text:p>
          </table:table-cell>
          <table:table-cell table:style-name="Table15.A1" office:value-type="string">
            <text:p text:style-name="P29">Hazel Russman</text:p>
          </table:table-cell>
          <table:table-cell table:style-name="Table15.A1" office:value-type="string">
            <text:p text:style-name="P29">Laurent Balland-Poirier</text:p>
          </table:table-cell>
        </table:table-row>
        <table:table-row>
          <table:table-cell table:style-name="Table15.A1" office:value-type="string">
            <text:p text:style-name="P29">Jean Hollis Weber</text:p>
          </table:table-cell>
          <table:table-cell table:style-name="Table15.A1" office:value-type="string">
            <text:p text:style-name="P29">Daniel Carrera</text:p>
          </table:table-cell>
          <table:table-cell table:style-name="Table15.A1" office:value-type="string">
            <text:p text:style-name="P29">Agnes Belzunce</text:p>
          </table:table-cell>
        </table:table-row>
        <table:table-row>
          <table:table-cell table:style-name="Table15.A1" office:value-type="string">
            <text:p text:style-name="P29">T. J. Frazier</text:p>
          </table:table-cell>
          <table:table-cell table:style-name="Table15.A1" office:value-type="string">
            <text:p text:style-name="P29">Peter Kupfer</text:p>
          </table:table-cell>
          <table:table-cell table:style-name="Table15.A1" office:value-type="string">
            <text:p text:style-name="P29">Ian Laurenson</text:p>
          </table:table-cell>
        </table:table-row>
        <table:table-row table:style-name="Table15.4">
          <table:table-cell table:style-name="Table15.A1" office:value-type="string">
            <text:p text:style-name="P29">Janet M. Swisher</text:p>
          </table:table-cell>
          <table:table-cell table:style-name="Table15.A1" office:value-type="string">
            <text:p text:style-name="P29">Michele Zarri</text:p>
          </table:table-cell>
          <table:table-cell table:style-name="Table15.A1" office:value-type="string">
            <text:p text:style-name="P29"/>
          </table:table-cell>
        </table:table-row>
      </table:table>
      <text:p text:style-name="P46">Další materiál byl přidán z publikace Math Handbuch v němčině pro LibreOffice 3.4 (překlad do angličtiny Hazel Russman). Autoři této knihy jsou:</text:p>
      <table:table table:name="Table16" table:style-name="Table16">
        <table:table-column table:style-name="Table16.A"/>
        <table:table-column table:style-name="Table16.B"/>
        <table:table-column table:style-name="Table16.C"/>
        <table:table-row>
          <table:table-cell office:value-type="string">
            <text:p text:style-name="P6">Regina Henschel</text:p>
          </table:table-cell>
          <table:table-cell office:value-type="string">
            <text:p text:style-name="P6">Christian Kühl</text:p>
          </table:table-cell>
          <table:table-cell office:value-type="string">
            <text:p text:style-name="P6">Florian Reisinger</text:p>
          </table:table-cell>
        </table:table-row>
        <table:table-row>
          <table:table-cell office:value-type="string">
            <text:p text:style-name="P6">Gisbert Friege (Dmaths)</text:p>
          </table:table-cell>
          <table:table-cell office:value-type="string">
            <text:p text:style-name="P6">Jochen Schiffers</text:p>
          </table:table-cell>
          <table:table-cell office:value-type="string">
            <text:p text:style-name="P31"/>
          </table:table-cell>
        </table:table-row>
      </table:table>
      <text:p text:style-name="P46">Další materiál byl přidán z publikace How-To Math pro LibreOffice (překlad do angličtiny Laurent Balland-Poirier). Autoři této knihy jsou:</text:p>
      <table:table table:name="Table17" table:style-name="Table17">
        <table:table-column table:style-name="Table17.A"/>
        <table:table-column table:style-name="Table17.B"/>
        <table:table-column table:style-name="Table17.C"/>
        <table:table-row>
          <table:table-cell office:value-type="string">
            <text:p text:style-name="P6">Bernard Siaud</text:p>
          </table:table-cell>
          <table:table-cell office:value-type="string">
            <text:p text:style-name="P6">Frédéric Parrenin</text:p>
          </table:table-cell>
          <table:table-cell office:value-type="string">
            <text:p text:style-name="P31"/>
          </table:table-cell>
        </table:table-row>
      </table:table>
      <text:h text:style-name="P133" text:outline-level="3"><text:bookmark-start text:name="__RefHeading___Toc4648_402817234"/>Zpětná vazba<text:bookmark-end text:name="__RefHeading___Toc4648_402817234"/></text:h>
      <text:p text:style-name="P5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218056224" text:style-name="Heading_20_Note">
        <text:list-item>
          <text:p text:style-name="P142">Poznámka:</text:p>
        </text:list-item>
      </text:list>
      <text:p text:style-name="P87">Vše, co do e-mailové konference pošlete, včetně e-mailové adresy a dalších osobních informací uvedených ve zprávě, bude veřejně viditelné bez možnosti smazání.</text:p>
      <text:h text:style-name="P133" text:outline-level="3"><text:bookmark-start text:name="__RefHeading__5644_15665686441"/>Datum vydání a verze programu<text:bookmark-end text:name="__RefHeading__5644_15665686441"/></text:h>
      <text:p text:style-name="P58"><text:span text:style-name="Emphasis">Anglický originál byl vydán v </text:span><text:span text:style-name="Emphasis"><text:span text:style-name="T9"><text:date style:data-style-name="N34" text:date-value="2020-01-24T15:38:27.417942350">lednu</text:date></text:span></text:span><text:span text:style-name="Emphasis"><text:span text:style-name="T9"><text:s/></text:span></text:span><text:span text:style-name="Emphasis"><text:span text:style-name="T9"><text:date style:data-style-name="N121" text:date-value="2020-01-24T15:38:27.418068079">2020</text:date></text:span></text:span><text:span text:style-name="Emphasis">. Kniha je určena pro LibreOffice </text:span><text:span text:style-name="Emphasis"><text:span text:style-name="T9"><text:user-defined style:data-style-name="N0" text:name="Version">6.4</text:user-defined></text:span></text:span><text:span text:style-name="Emphasis"><text:span text:style-name="T9"><text:user-defined style:data-style-name="N0" text:name="LibreOffive Version"/></text:span></text:span><text:span text:style-name="Emphasis">.</text:span></text:p>
      <text:table-of-content text:style-name="Sect1" text:name="Table of Contents1">
        <text:table-of-content-source text:outline-level="2">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20"><text:a xlink:type="simple" xlink:href="#__RefHeading___Toc23715_290720014" text:style-name="Index_20_Link" text:visited-style-name="Index_20_Link">Autorská práva<text:tab/>2</text:a></text:p>
          <text:p text:style-name="P119"><text:a xlink:type="simple" xlink:href="#__RefHeading__1944_314314075" text:style-name="Index_20_Link" text:visited-style-name="Index_20_Link">Předmluva<text:tab/>5</text:a></text:p>
          <text:p text:style-name="P120"><text:a xlink:type="simple" xlink:href="#__RefHeading__24706_319149399" text:style-name="Index_20_Link" text:visited-style-name="Index_20_Link">Pro koho je tato kniha určena?<text:tab/>6</text:a></text:p>
          <text:p text:style-name="P120"><text:a xlink:type="simple" xlink:href="#__RefHeading__102337_1944604369" text:style-name="Index_20_Link" text:visited-style-name="Index_20_Link">Kde získat pomoc<text:tab/>6</text:a></text:p>
          <text:p text:style-name="P120"><text:a xlink:type="simple" xlink:href="#__RefHeading__11255_2075352164" text:style-name="Index_20_Link" text:visited-style-name="Index_20_Link">Možné vzhledové odchylky<text:tab/>7</text:a></text:p>
          <text:p text:style-name="P120"><text:a xlink:type="simple" xlink:href="#__RefHeading__24712_319149399" text:style-name="Index_20_Link" text:visited-style-name="Index_20_Link">Používání LibreOffice na systému macOS<text:tab/>8</text:a></text:p>
          <text:p text:style-name="P119"><text:a xlink:type="simple" xlink:href="#__RefHeading___Toc9547_706008492" text:style-name="Index_20_Link" text:visited-style-name="Index_20_Link">Kapitola 1 Vytváření a úprava vzorců<text:tab/>9</text:a></text:p>
          <text:p text:style-name="P120"><text:a xlink:type="simple" xlink:href="#__RefHeading__36320_314314075" text:style-name="Index_20_Link" text:visited-style-name="Index_20_Link">Úvod<text:tab/>10</text:a></text:p>
          <text:p text:style-name="P120"><text:a xlink:type="simple" xlink:href="#__RefHeading__36322_314314075" text:style-name="Index_20_Link" text:visited-style-name="Index_20_Link">Začínáme<text:tab/>10</text:a></text:p>
          <text:p text:style-name="P120"><text:a xlink:type="simple" xlink:href="#__RefHeading__5648_1566568644" text:style-name="Index_20_Link" text:visited-style-name="Index_20_Link">Tvorba vzorců<text:tab/>12</text:a></text:p>
          <text:p text:style-name="P120"><text:a xlink:type="simple" xlink:href="#__RefHeading__31094_829629078" text:style-name="Index_20_Link" text:visited-style-name="Index_20_Link">Úpravy vzorců<text:tab/>16</text:a></text:p>
          <text:p text:style-name="P120"><text:a xlink:type="simple" xlink:href="#__RefHeading__20873_1760461578" text:style-name="Index_20_Link" text:visited-style-name="Index_20_Link">Rozvržení vzorců<text:tab/>17</text:a></text:p>
          <text:p text:style-name="P120"><text:a xlink:type="simple" xlink:href="#__RefHeading__18195_270489466" text:style-name="Index_20_Link" text:visited-style-name="Index_20_Link">Změna vzhledu vzorce<text:tab/>23</text:a></text:p>
          <text:p text:style-name="P120"><text:a xlink:type="simple" xlink:href="#__RefHeading__20861_356159161" text:style-name="Index_20_Link" text:visited-style-name="Index_20_Link">Knihovna vzorců<text:tab/>30</text:a></text:p>
          <text:p text:style-name="P119"><text:a xlink:type="simple" xlink:href="#__RefHeading__1942_3143140754167" text:style-name="Index_20_Link" text:visited-style-name="Index_20_Link">Kapitola 2 Vzorce ve Writeru<text:tab/>32</text:a></text:p>
          <text:p text:style-name="P120"><text:a xlink:type="simple" xlink:href="#__RefHeading__43951_666340315" text:style-name="Index_20_Link" text:visited-style-name="Index_20_Link">Úvod<text:tab/>33</text:a></text:p>
          <text:p text:style-name="P120"><text:a xlink:type="simple" xlink:href="#__RefHeading__20887_1760461578" text:style-name="Index_20_Link" text:visited-style-name="Index_20_Link">Automatické číslování vzorců<text:tab/>33</text:a></text:p>
          <text:p text:style-name="P120"><text:a xlink:type="simple" xlink:href="#__RefHeading__43953_666340315" text:style-name="Index_20_Link" text:visited-style-name="Index_20_Link">Ukotvení vzorců<text:tab/>34</text:a></text:p>
          <text:p text:style-name="P120"><text:a xlink:type="simple" xlink:href="#__RefHeading__43955_666340315" text:style-name="Index_20_Link" text:visited-style-name="Index_20_Link">Svislé zarovnání<text:tab/>35</text:a></text:p>
          <text:p text:style-name="P120"><text:a xlink:type="simple" xlink:href="#__RefHeading__43957_666340315" text:style-name="Index_20_Link" text:visited-style-name="Index_20_Link">Mezery mezi objekty<text:tab/>36</text:a></text:p>
          <text:p text:style-name="P120"><text:a xlink:type="simple" xlink:href="#__RefHeading__25425_144202065" text:style-name="Index_20_Link" text:visited-style-name="Index_20_Link">Textový režim<text:tab/>37</text:a></text:p>
          <text:p text:style-name="P120"><text:a xlink:type="simple" xlink:href="#__RefHeading__18207_270489466" text:style-name="Index_20_Link" text:visited-style-name="Index_20_Link">Pozadí a ohraničení<text:tab/>37</text:a></text:p>
          <text:p text:style-name="P120"><text:a xlink:type="simple" xlink:href="#__RefHeading__25427_144202065" text:style-name="Index_20_Link" text:visited-style-name="Index_20_Link">Rychlé vkládání vzorců<text:tab/>39</text:a></text:p>
          <text:p text:style-name="P119"><text:a xlink:type="simple" xlink:href="#__RefHeading__1942_3143140754168" text:style-name="Index_20_Link" text:visited-style-name="Index_20_Link">Kapitola 3 Vzorce v Calc, Draw a Impress<text:tab/>40</text:a></text:p>
          <text:p text:style-name="P120"><text:a xlink:type="simple" xlink:href="#__RefHeading__43961_666340315" text:style-name="Index_20_Link" text:visited-style-name="Index_20_Link">Úvod<text:tab/>41</text:a></text:p>
          <text:p text:style-name="P120"><text:a xlink:type="simple" xlink:href="#__RefHeading__105083_1944604369" text:style-name="Index_20_Link" text:visited-style-name="Index_20_Link">Ukotvení vzorců<text:tab/>41</text:a></text:p>
          <text:p text:style-name="P120"><text:a xlink:type="simple" xlink:href="#__RefHeading__18213_270489466" text:style-name="Index_20_Link" text:visited-style-name="Index_20_Link">Vlastnosti objektu vzorců<text:tab/>41</text:a></text:p>
          <text:p text:style-name="P120"><text:a xlink:type="simple" xlink:href="#__RefHeading__18217_270489466" text:style-name="Index_20_Link" text:visited-style-name="Index_20_Link">Vzorce v grafech<text:tab/>42</text:a></text:p>
          <text:p text:style-name="P119"><text:a xlink:type="simple" xlink:href="#__RefHeading__1942_314314075416869" text:style-name="Index_20_Link" text:visited-style-name="Index_20_Link">Kapitola 4 Přizpůsobení<text:tab/>43</text:a></text:p>
          <text:p text:style-name="P120"><text:a xlink:type="simple" xlink:href="#__RefHeading__43963_666340315" text:style-name="Index_20_Link" text:visited-style-name="Index_20_Link">Úvod<text:tab/>44</text:a></text:p>
          <text:p text:style-name="P120"><text:a xlink:type="simple" xlink:href="#__RefHeading__23801_206425780" text:style-name="Index_20_Link" text:visited-style-name="Index_20_Link">Chemické vzorce<text:tab/>44</text:a></text:p>
          <text:p text:style-name="P120"><text:a xlink:type="simple" xlink:href="#__RefHeading__20869_1760461578" text:style-name="Index_20_Link" text:visited-style-name="Index_20_Link">Plovoucí dialogová okna<text:tab/>44</text:a></text:p>
          <text:p text:style-name="P120"><text:a xlink:type="simple" xlink:href="#__RefHeading__20149_246419687" text:style-name="Index_20_Link" text:visited-style-name="Index_20_Link">Přidání klávesových zkratek<text:tab/>45</text:a></text:p>
          <text:p text:style-name="P120"><text:a xlink:type="simple" xlink:href="#__RefHeading__15922_270489466" text:style-name="Index_20_Link" text:visited-style-name="Index_20_Link">Přizpůsobení katalogu<text:tab/>47</text:a></text:p>
          <text:p text:style-name="P120"><text:a xlink:type="simple" xlink:href="#__RefHeading__18185_270489466" text:style-name="Index_20_Link" text:visited-style-name="Index_20_Link">Rozestupy vzorců<text:tab/>50</text:a></text:p>
          <text:p text:style-name="P120"><text:a xlink:type="simple" xlink:href="#__RefHeading__23040_895480435" text:style-name="Index_20_Link" text:visited-style-name="Index_20_Link">Rozšíření<text:tab/>50</text:a></text:p>
          <text:p text:style-name="P119"><text:a xlink:type="simple" xlink:href="#__RefHeading__1942_31431407541686970" text:style-name="Index_20_Link" text:visited-style-name="Index_20_Link">Kapitola 5 Export a import<text:tab/>52</text:a></text:p>
          <text:p text:style-name="P120"><text:a xlink:type="simple" xlink:href="#__RefHeading__39697_1792826427" text:style-name="Index_20_Link" text:visited-style-name="Index_20_Link">Formát MathML<text:tab/>53</text:a></text:p>
          <text:p text:style-name="P120"><text:a xlink:type="simple" xlink:href="#__RefHeading__26052_206425780" text:style-name="Index_20_Link" text:visited-style-name="Index_20_Link">Formáty souborů Microsoft<text:tab/>53</text:a></text:p>
          <text:p text:style-name="P119"><text:a xlink:type="simple" xlink:href="#__RefHeading__41601_314314075" text:style-name="Index_20_Link" text:visited-style-name="Index_20_Link">Příloha A Přehled příkazů <text:tab/>54</text:a></text:p>
          <text:p text:style-name="P120"><text:a xlink:type="simple" xlink:href="#__RefHeading__39699_1792826427" text:style-name="Index_20_Link" text:visited-style-name="Index_20_Link">Úvod<text:tab/>55</text:a></text:p>
          <text:p text:style-name="P120"><text:soft-page-break/><text:a xlink:type="simple" xlink:href="#__RefHeading__39701_1792826427" text:style-name="Index_20_Link" text:visited-style-name="Index_20_Link">Příkazy pro unární/binární operátory<text:tab/>55</text:a></text:p>
          <text:p text:style-name="P120"><text:a xlink:type="simple" xlink:href="#__RefHeading__20893_1760461578" text:style-name="Index_20_Link" text:visited-style-name="Index_20_Link">Příkazy pro vztahy<text:tab/>56</text:a></text:p>
          <text:p text:style-name="P120"><text:a xlink:type="simple" xlink:href="#__RefHeading__20895_1760461578" text:style-name="Index_20_Link" text:visited-style-name="Index_20_Link">Příkazy pro množinové operace<text:tab/>58</text:a></text:p>
          <text:p text:style-name="P120"><text:a xlink:type="simple" xlink:href="#__RefHeading__20897_1760461578" text:style-name="Index_20_Link" text:visited-style-name="Index_20_Link">Funkce<text:tab/>59</text:a></text:p>
          <text:p text:style-name="P120"><text:a xlink:type="simple" xlink:href="#__RefHeading__33486609" text:style-name="Index_20_Link" text:visited-style-name="Index_20_Link">Operátory<text:tab/>60</text:a></text:p>
          <text:p text:style-name="P120"><text:a xlink:type="simple" xlink:href="#__RefHeading__39703_1792826427" text:style-name="Index_20_Link" text:visited-style-name="Index_20_Link">Atributy<text:tab/>63</text:a></text:p>
          <text:p text:style-name="P120"><text:a xlink:type="simple" xlink:href="#__RefHeading__39705_1792826427" text:style-name="Index_20_Link" text:visited-style-name="Index_20_Link">Závorky<text:tab/>65</text:a></text:p>
          <text:p text:style-name="P120"><text:a xlink:type="simple" xlink:href="#__RefHeading__39707_1792826427" text:style-name="Index_20_Link" text:visited-style-name="Index_20_Link">Formáty<text:tab/>69</text:a></text:p>
          <text:p text:style-name="P120"><text:a xlink:type="simple" xlink:href="#__RefHeading__39709_1792826427" text:style-name="Index_20_Link" text:visited-style-name="Index_20_Link">Ostatní<text:tab/>70</text:a></text:p>
          <text:p text:style-name="P120"><text:a xlink:type="simple" xlink:href="#__RefHeading__33295709" text:style-name="Index_20_Link" text:visited-style-name="Index_20_Link">Řecké znaky<text:tab/>71</text:a></text:p>
          <text:p text:style-name="P120"><text:a xlink:type="simple" xlink:href="#__RefHeading__39711_1792826427" text:style-name="Index_20_Link" text:visited-style-name="Index_20_Link">Speciální znaky<text:tab/>73</text:a></text:p>
          <text:p text:style-name="P120"><text:a xlink:type="simple" xlink:href="#__RefHeading__17896_1880533838" text:style-name="Index_20_Link" text:visited-style-name="Index_20_Link">Vyhrazená slova<text:tab/>73</text:a></text:p>
        </text:index-body>
      </text:table-of-content>
      <text:p text:style-name="Page_20_Break"/>
      <text:p text:style-name="P114"/>
      <text:p text:style-name="P70"><draw:frame draw:style-name="fr15" draw:name="Image3" text:anchor-type="paragraph" svg:y="0.1772in" svg:width="3.3335in" svg:height="0.7in" draw:z-index="1"><draw:image xlink:href="Pictures/10000201000003E8000000D2A7FE72F00FFCF111.png" xlink:type="simple" xlink:show="embed" xlink:actuate="onLoad" loext:mime-type="image/png"/></draw:frame><text:user-defined style:data-style-name="N0" text:name="Guide Name">Příručka programu Math</text:user-defined></text:p>
      <text:h text:style-name="P192" text:outline-level="1"><text:bookmark-start text:name="__RefHeading__1944_314314075"/>Předmluva<text:bookmark-end text:name="__RefHeading__1944_314314075"/></text:h>
      <text:h text:style-name="P123" text:outline-level="2"><text:bookmark-start text:name="__RefHeading__24706_319149399"/>Pro koho je tato kniha určena?<text:bookmark-end text:name="__RefHeading__24706_319149399"/></text:h>
      <text:p text:style-name="Text_20_body">LibreOffice Math je editor vzorců (rovnic), který je nedílnou součástí LibreOffice. Knihu Math ocení každý,  kdo se chce naučit, jak vkládat vzorce a rovnice.</text:p>
      <text:p text:style-name="P51">Pokud jste nikdy dříve nepoužívali LibreOffice Math, nebo chcete představit všechny komponenty LibreOffice, můžete si nejprve přečíst příručku Začínáme s LibreOffice.</text:p>
      <text:h text:style-name="Heading_20_1" text:outline-level="2"><text:bookmark-start text:name="__RefHeading__102337_1944604369"/>Kde získat pomoc<text:bookmark-end text:name="__RefHeading__102337_1944604369"/></text:h>
      <text:p text:style-name="Text_20_body">Tato kniha, ostatní příručky pro LibreOffice, vestavěná nápověda a podpora uživatelů předpokládají, že uživatel má základní znalosti s prací na počítači, tj. že dokáže spouštět programy či otevírat a ukládat soubory.</text:p>
      <text:h text:style-name="Heading_20_2" text:outline-level="3"><text:bookmark-start text:name="__RefHeading__24708_319149399"/>Systém nápovědy<text:bookmark-end text:name="__RefHeading__24708_319149399"/></text:h>
      <text:p text:style-name="Text_20_body">LibreOffice obsahuje rozsáhlý <text:alphabetical-index-mark-start text:id="IMark228071848"/>systém nápovědy<text:alphabetical-index-mark-end text:id="IMark228071848"/>. Je prvním místem, kde získat pro LibreOffice podporu.</text:p>
      <text:p text:style-name="Text_20_body">Nápovědu lze zobrazit stisknutím klávesy <text:span text:style-name="Emphasis">F1</text:span> nebo zvolením položky <text:span text:style-name="Strong_20_Emphasis">Nápověda &gt; Nápověda LibreOffice</text:span> v hlavní nabídce. Kromě toho je možné aktivovat <text:span text:style-name="Emphasis">Tipy nebo rozšířené tipy</text:span><text:span text:style-name="Emphasis"/> v hlavní nabídce <text:span text:style-name="Strong_20_Emphasis">Nástroje &gt; Možnosti &gt; LibreOffice &gt; Obecné</text:span>.</text:p>
      <text:p text:style-name="Text_20_body">Pokud jsou povoleny <text:span text:style-name="Emphasis">tipy</text:span>, po umístění kurzoru myši nad ikonu se zobrazí bublinový tip s krátkým popisem její funkcionality. Podrobnější vysvětlení získáme, pokud v hlavní nabídce zvolíme <text:span text:style-name="Strong_20_Emphasis">Nápověda &gt; Co je to?</text:span> a kurzor myši podržíme nad ikonou.</text:p>
      <text:h text:style-name="Heading_20_2" text:outline-level="3"><text:bookmark-start text:name="__RefHeading__22029_697337876"/>Volně dostupná podpora na internetu<text:bookmark-end text:name="__RefHeading__22029_697337876"/></text:h>
      <text:p text:style-name="Text_20_body">Komunita LibreOffice kromě vývoje softwaru poskytuje bezplatnou podporu od dobrovolníků. Více informací najdeme v tabulce <text:sequence-ref text:reference-format="value" text:ref-name="refTable0">1</text:sequence-ref><text:s/>na webové stránce: <text:a xlink:type="simple" xlink:href="http://www.libreoffice.org/get-help/" text:style-name="Internet_20_link" text:visited-style-name="Visited_20_Internet_20_Link">http://cs.libreoffice.org/get-help/</text:a> </text:p>
      <text:p text:style-name="Caption">Tabulka <text:sequence text:ref-name="refTable0" text:name="Table" text:formula="ooow:Table+1" style:num-format="1">1</text:sequence>: Bezplatná podpora pro uživatele LibreOffice</text:p>
      <table:table table:name="Table11" table:style-name="Table11">
        <table:table-column table:style-name="Table11.A"/>
        <table:table-column table:style-name="Table11.B"/>
        <table:table-header-rows>
          <table:table-row table:style-name="Table11.1">
            <table:table-cell table:style-name="Table11.A1" office:value-type="string">
              <text:p text:style-name="Table_20_Contents">Ask LibreOffice</text:p>
            </table:table-cell>
            <table:table-cell table:style-name="Table11.B1" office:value-type="string">
              <text:p text:style-name="Table_20_Contents"><text:span text:style-name="T49">Otázky a odpovědi od komunity uživatelů LibreOffice<text:line-break/></text:span><text:a xlink:type="simple" xlink:href="http://ask.libreoffice.org/en/questions/" text:style-name="Internet_20_link" text:visited-style-name="Visited_20_Internet_20_Link"><text:span text:style-name="T49">http://ask.libreoffice.org/cs/questions/</text:span></text:a> </text:p>
            </table:table-cell>
          </table:table-row>
        </table:table-header-rows>
        <table:table-row table:style-name="Table11.1">
          <table:table-cell table:style-name="Table11.A2" office:value-type="string">
            <text:p text:style-name="Table_20_Contents"><text:alphabetical-index-mark-start text:id="IMark227749752"/>Dokumentace<text:alphabetical-index-mark-end text:id="IMark227749752"/></text:p>
          </table:table-cell>
          <table:table-cell table:style-name="Table11.B2" office:value-type="string">
            <text:p text:style-name="Table_20_Contents"><text:alphabetical-index-mark text:string-value="Uživatelské návody"/>Uživatelské příručky, návody typu jak něco udělat a dokumentace. <text:a xlink:type="simple" xlink:href="http://www.libreoffice.org/get-help/documentation/" text:style-name="Internet_20_link" text:visited-style-name="Visited_20_Internet_20_Link"><text:span text:style-name="T50">http://cs.libreoffice.org/get-help/documentation/</text:span></text:a><text:span text:style-name="T50"><text:line-break/></text:span><text:a xlink:type="simple" xlink:href="https://wiki.documentfoundation.org/Documentation/Publications" text:style-name="Internet_20_link" text:visited-style-name="Visited_20_Internet_20_Link"><text:span text:style-name="T50">https://wiki.documentfoundation.org/Documentation/Publications</text:span></text:a> </text:p>
          </table:table-cell>
        </table:table-row>
        <table:table-row table:style-name="Table11.1">
          <table:table-cell table:style-name="Table11.A2" office:value-type="string">
            <text:p text:style-name="Table_20_Contents">E-mailové konference</text:p>
          </table:table-cell>
          <table:table-cell table:style-name="Table11.B2" office:value-type="string">
            <text:p text:style-name="Table_20_Contents">Podpora od komunity poskytovaná sítí zkušených uživatelů<text:line-break/><text:a xlink:type="simple" xlink:href="http://www.libreoffice.org/get-help/mailing-lists/" text:style-name="Internet_20_link" text:visited-style-name="Visited_20_Internet_20_Link"><text:span text:style-name="T50">http://cs.libreoffice.org/get-help/mailing-lists/</text:span></text:a></text:p>
          </table:table-cell>
        </table:table-row>
        <table:table-row table:style-name="Table11.1">
          <table:table-cell table:style-name="Table11.A2" office:value-type="string">
            <text:p text:style-name="Table_20_Contents">Časté otázky</text:p>
          </table:table-cell>
          <table:table-cell table:style-name="Table11.B2" office:value-type="string">
            <text:p text:style-name="Table_20_Contents">Odpovědi na často kladené otázky <text:span text:style-name="Internet_20_link"><text:line-break/></text:span><text:a xlink:type="simple" xlink:href="http://wiki.documentfoundation.org/Faq" text:style-name="Internet_20_link" text:visited-style-name="Visited_20_Internet_20_Link"><text:span text:style-name="Internet_20_link">http://wiki.documentfoundation.org/Faq</text:span></text:a></text:p>
          </table:table-cell>
        </table:table-row>
        <table:table-row table:style-name="Table11.1">
          <table:table-cell table:style-name="Table11.A5" office:value-type="string">
            <text:p text:style-name="Table_20_Contents"><text:alphabetical-index-mark text:string-value="slovenská a česká podpora"/>Slovenská a česká podpora</text:p>
          </table:table-cell>
          <table:table-cell table:style-name="Table11.B5" office:value-type="string">
            <text:p text:style-name="P28">Webová stránka v českém jazyce. <text:line-break/><text:a xlink:type="simple" xlink:href="http://global.libreoffice.org/international-sites/" text:style-name="Internet_20_link" text:visited-style-name="Visited_20_Internet_20_Link"><text:span text:style-name="T51">http://global.libreoffice.org/international-sites/</text:span></text:a></text:p>
            <text:p text:style-name="Table_20_Contents"><text:span text:style-name="T50">Česká e-mailová konference<text:line-break/></text:span><text:a xlink:type="simple" xlink:href="http://wiki.documentfoundation.org/Local_Mailing_Lists" text:style-name="Internet_20_link" text:visited-style-name="Visited_20_Internet_20_Link"><text:span text:style-name="T50">https://wiki.documentfoundation.org/Local_Mailing_Lists#Czech_.2F_.C4.8Ce.C5.A1tina</text:span></text:a></text:p>
          </table:table-cell>
        </table:table-row>
        <table:table-row table:style-name="Table11.1">
          <table:table-cell table:style-name="Table11.A2" office:value-type="string">
            <text:p text:style-name="Table_20_Contents">Možnosti zpřístupnění</text:p>
          </table:table-cell>
          <table:table-cell table:style-name="Table11.B2" office:value-type="string">
            <text:p text:style-name="Table_20_Contents">Informace o dostupných možnostech pro zlepšení přístupnosti <text:a xlink:type="simple" xlink:href="http://www.libreoffice.org/get-help/accessibility/" text:style-name="Internet_20_link" text:visited-style-name="Visited_20_Internet_20_Link">http://cs.libreoffice.org/get-help/accessibility/</text:a></text:p>
          </table:table-cell>
        </table:table-row>
      </table:table>
      <text:p text:style-name="Text_20_body">Rozsáhlá <text:alphabetical-index-mark-start text:id="IMark227749752"/>podpora<text:alphabetical-index-mark-end text:id="IMark227749752"/> je dostupná přes internet formou mailových konferencí a na stránce Ask LibreOffice, <text:a xlink:type="simple" xlink:href="http://ask.libreoffice.org/en/questions/" text:style-name="Internet_20_link" text:visited-style-name="Visited_20_Internet_20_Link"><text:span text:style-name="T49">https://ask.libreoffice.org/cs/questions/</text:span></text:a>. Kromě toho je od uživatelů k dispozici řada webových stránek s bezplatnými radami a návody. Komunitní podporu nabízí fórum pro LibreOffice: <text:a xlink:type="simple" xlink:href="http://en.libreofficeforum.org/" text:style-name="Internet_20_link" text:visited-style-name="Visited_20_Internet_20_Link"><text:span text:style-name="T52">http://en.libreofficeforum.org/</text:span></text:a>. Tato stránka nabízí mimo jiné i podporu pro LibreOffice:<text:span text:style-name="T52"><text:line-break/></text:span><text:a xlink:type="simple" xlink:href="http://forum.openoffice.org/en/forum/" text:style-name="Internet_20_link" text:visited-style-name="Visited_20_Internet_20_Link"><text:span text:style-name="T52">http://forum.openoffice.org/en/forum/</text:span></text:a> </text:p>
      <text:h text:style-name="Heading_20_2" text:outline-level="3"><text:bookmark-start text:name="__RefHeading__17845_1701520952"/><text:soft-page-break/>Placená podpora a školení<text:bookmark-end text:name="__RefHeading__17845_1701520952"/></text:h>
      <text:p text:style-name="Text_20_body">Další možností pro získání podpory nebo školení je využití placených služeb. Servisní smlouvy lze objednat od prodejce nebo poradenské firmy specializující se na LibreOffice.</text:p>
      <text:h text:style-name="Heading_20_1" text:outline-level="2"><text:bookmark-start text:name="__RefHeading__11255_2075352164"/>Možné vzhledové odchylky<text:bookmark-end text:name="__RefHeading__11255_2075352164"/></text:h>
      <text:p text:style-name="Text_20_body">LibreOffice lze instalovat a spouštět v operačních systémech Windows, Linux a macOS, přičemž každý z nich má několik verzí a uživatelé si je mohou přizpůsobit (písma, barvy, témata vzhledu, správce oken).</text:p>
      <text:h text:style-name="Heading_20_2" text:outline-level="3"><text:bookmark-start text:name="__RefHeading__11257_2075352164"/>Ilustrace<text:bookmark-end text:name="__RefHeading__11257_2075352164"/></text:h>
      <text:p text:style-name="Text_20_body">Ilustrace v tomto návodu byly vytvořeny v operačním systému  Windows 10. Proto je možné, že některé prvky v ilustracích nebudou přesně takové, jak je vidíme na svém počítači.</text:p>
      <text:p text:style-name="Text_20_body">Některá dialogová okna se mohou lišit i kvůli různým nastavením samotného LibreOffice. Uživatel si totiž může zvolit, zda chce používat dialogová okna operačního systému (výchozí), nebo okna, které jsou součástí programu LibreOffice. Pokud chceme systémová dialogová okna zaměnit za okna LibreOffice:</text:p>
      <text:list xml:id="list2386410333" text:style-name="Numbering_20_1">
        <text:list-item>
          <text:p text:style-name="P178">Otevřeme obecná nastavení LibreOffice:</text:p>
        </text:list-item>
      </text:list>
      <text:list xml:id="list1299712297" text:style-name="List_20_2">
        <text:list-item>
          <text:p text:style-name="List_20_2">V operačních systémech Linux a Windows v hlavní nabídce zvolíme <text:span text:style-name="Strong_20_Emphasis">Nástroje &gt; Možnosti &gt; LibreOffice &gt; Obecné</text:span>, čímž se otevře okno s obecnými nastaveními.</text:p>
        </text:list-item>
        <text:list-item>
          <text:p text:style-name="List_20_2">V operačním systému Mac toto okno otevřeme v hlavní nabídce zvolením <text:span text:style-name="Strong_20_Emphasis">LibreOffice &gt; Předvolby &gt; Obecné</text:span>.</text:p>
        </text:list-item>
      </text:list>
      <text:list xml:id="list153829374522739" text:continue-list="list2386410333" text:style-name="Numbering_20_1">
        <text:list-item>
          <text:p text:style-name="P180">Pro zobrazení a používání dialogových oken LibreOffice při otevírání a ukládání souborů vybereme <text:span text:style-name="Emphasis">Použít dialogy LibreOffice</text:span> v sekci <text:span text:style-name="Strong_20_Emphasis">Dialogy Otevřít/Uložit</text:span>.</text:p>
        </text:list-item>
        <text:list-item>
          <text:p text:style-name="P180">Pouze v linuxových systémech můžeme vybrat <text:span text:style-name="Emphasis">Použít dialogy LibreOffice</text:span> v <text:span text:style-name="Strong_20_Emphasis">Tiskové dialogy</text:span>, LibreOffice dialogy pak budou použity při tisku dokumentů.</text:p>
        </text:list-item>
        <text:list-item>
          <text:p text:style-name="Numbering_20_1">Klepnutím na <text:span text:style-name="Strong_20_Emphasis">OK</text:span> uložíme nové nastavení a okno zavřeme.</text:p>
        </text:list-item>
      </text:list>
      <text:list xml:id="list153828825066849" text:continue-list="list4218056224" text:style-name="Heading_20_Note">
        <text:list-item>
          <text:p text:style-name="P143">Poznámka</text:p>
        </text:list-item>
      </text:list>
      <text:p text:style-name="P44">Pokud používáme operační systém Linux jako virtuální stroj v počítači se systémem Windows nebo Mac, pak možnost LibreOffice používat <text:span text:style-name="Strong_20_Emphasis">Tiskové dialogy</text:span> není k dispozici.</text:p>
      <text:h text:style-name="Heading_20_2" text:outline-level="3"><text:bookmark-start text:name="__RefHeading__7596_641027044"/>Ikony<text:bookmark-end text:name="__RefHeading__7596_641027044"/></text:h>
      <text:p text:style-name="Text_20_body">Ikony, které opravdu uvidíme ve své verzi LibreOffice, se mohou lišit od ikon, které jsou zobrazeny v této příručce. Snímky obrazovky byly vytvořeny ve standardní instalaci LibreOffice, v níž byla zvolena výchozí sada ikon. Tuto sadu můžeme změnit podle následujícího návodu:</text:p>
      <text:list xml:id="list153827799407445" text:continue-list="list153829374522739" text:style-name="Numbering_20_1">
        <text:list-item text:start-value="1">
          <text:p text:style-name="P179">Otevřeme nastavení zobrazení LibreOffice:</text:p>
        </text:list-item>
      </text:list>
      <text:list xml:id="list153828778635964" text:continue-list="list1299712297" text:style-name="List_20_2">
        <text:list-item>
          <text:p text:style-name="List_20_2">V operačních systémech Linux a Windows v hlavní nabídce zvolíme <text:span text:style-name="Strong_20_Emphasis">Nástroje &gt; Možnosti &gt; LibreOffice &gt; Zobrazení</text:span>, čímž se otevře okno pro nastavení vzhledu.</text:p>
        </text:list-item>
        <text:list-item>
          <text:p text:style-name="List_20_2">V operačním systému Mac toto okno otevřeme v hlavní nabídce <text:span text:style-name="Strong_20_Emphasis">LibreOffice &gt; Předvolby &gt; Zobrazení</text:span>.</text:p>
        </text:list-item>
      </text:list>
      <text:list xml:id="list153829508705644" text:continue-list="list153827799407445" text:style-name="Numbering_20_1">
        <text:list-item>
          <text:p text:style-name="P181">V <text:span text:style-name="Strong_20_Emphasis">Uživatelském rozhraní</text:span> si zvolíme jednu z možností dostupnou v rozevíracím seznamu <text:span text:style-name="Emphasis">Styl ikon</text:span>.</text:p>
        </text:list-item>
        <text:list-item>
          <text:p text:style-name="Numbering_20_1">Klepnutím na <text:span text:style-name="Strong_20_Emphasis">OK</text:span> uložíme nové nastavení a okno zavřeme.</text:p>
        </text:list-item>
      </text:list>
      <text:h text:style-name="Heading_20_1" text:outline-level="2"><text:bookmark-start text:name="__RefHeading__24712_319149399"/><text:soft-page-break/>Používání LibreOffice na systému macOS<text:bookmark-end text:name="__RefHeading__24712_319149399"/></text:h>
      <text:p text:style-name="P60">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91">Windows nebo Linux</text:p>
          </table:table-cell>
          <table:table-cell table:style-name="Table4.A1" office:value-type="string">
            <text:p text:style-name="P91">Ekvivalent pro macOS</text:p>
          </table:table-cell>
          <table:table-cell table:style-name="Table4.A1" office:value-type="string">
            <text:p text:style-name="P91">Akce</text:p>
          </table:table-cell>
        </table:table-row>
        <table:table-row table:style-name="Table4.1">
          <table:table-cell table:style-name="Table4.A2" office:value-type="string">
            <text:p text:style-name="P32">Nabídka <text:span text:style-name="Strong_20_Emphasis">Nástroje &gt; Možnosti</text:span></text:p>
          </table:table-cell>
          <table:table-cell table:style-name="Table4.A2" office:value-type="string">
            <text:p text:style-name="P32"><text:span text:style-name="Strong_20_Emphasis">LibreOffice &gt; Předvolby</text:span></text:p>
          </table:table-cell>
          <table:table-cell table:style-name="Table4.A2" office:value-type="string">
            <text:p text:style-name="P32">Otevřou se možnosti nastavení</text:p>
          </table:table-cell>
        </table:table-row>
        <table:table-row table:style-name="Table4.1">
          <table:table-cell table:style-name="Table4.A2" office:value-type="string">
            <text:p text:style-name="P32">Klepnutí pravým tlačítkem</text:p>
          </table:table-cell>
          <table:table-cell table:style-name="Table4.A2" office:value-type="string">
            <text:p text:style-name="P32"><text:span text:style-name="Keystroke">Control</text:span> + klepnutí nebo klepnutí pravým tlačítkem v závislosti na nastavení počítače</text:p>
          </table:table-cell>
          <table:table-cell table:style-name="Table4.A2" office:value-type="string">
            <text:p text:style-name="P32">Otevře se místní nabídka</text:p>
          </table:table-cell>
        </table:table-row>
        <table:table-row table:style-name="Table4.1">
          <table:table-cell table:style-name="Table4.A2" office:value-type="string">
            <text:p text:style-name="P32"><text:span text:style-name="Keystroke">Ctrl</text:span> (Control)</text:p>
          </table:table-cell>
          <table:table-cell table:style-name="Table4.A2" office:value-type="string">
            <text:p text:style-name="P32"><text:span text:style-name="Keystroke"> ⌘</text:span> (Command)</text:p>
          </table:table-cell>
          <table:table-cell table:style-name="Table4.A2" office:value-type="string">
            <text:p text:style-name="P32">Používá se také s dalšími klávesami</text:p>
          </table:table-cell>
        </table:table-row>
        <table:table-row table:style-name="Table4.1">
          <table:table-cell table:style-name="Table4.A2" office:value-type="string">
            <text:p text:style-name="P32"><text:span text:style-name="Keystroke">F5</text:span></text:p>
          </table:table-cell>
          <table:table-cell table:style-name="Table4.A2" office:value-type="string">
            <text:p text:style-name="P32"><text:span text:style-name="Keystroke">Shift</text:span> + <text:span text:style-name="Keystroke">⌘</text:span> + <text:span text:style-name="Keystroke">F5</text:span></text:p>
          </table:table-cell>
          <table:table-cell table:style-name="Table4.A2" office:value-type="string">
            <text:p text:style-name="P32">Otevře se Navigátor</text:p>
          </table:table-cell>
        </table:table-row>
        <table:table-row table:style-name="Table4.1">
          <table:table-cell table:style-name="Table4.A2" office:value-type="string">
            <text:p text:style-name="P32"><text:span text:style-name="Keystroke">F11</text:span></text:p>
          </table:table-cell>
          <table:table-cell table:style-name="Table4.A2" office:value-type="string">
            <text:p text:style-name="P32"><text:span text:style-name="Keystroke">⌘</text:span> + <text:span text:style-name="Keystroke">T</text:span></text:p>
          </table:table-cell>
          <table:table-cell table:style-name="Table4.A2" office:value-type="string">
            <text:p text:style-name="P32">Otevře kartu Styly a formátování postranní lišty</text:p>
          </table:table-cell>
        </table:table-row>
      </table:table>
      <text:p text:style-name="Standard"/>
      <text:p text:style-name="P118"><draw:frame draw:style-name="fr14" draw:name="Image2" text:anchor-type="as-char" svg:width="3.3335in" svg:height="0.7in" draw:z-index="11"><draw:image xlink:href="Pictures/10000201000003E8000000D2A7FE72F00FFCF111.png" xlink:type="simple" xlink:show="embed" xlink:actuate="onLoad" loext:mime-type="image/png"/></draw:frame></text:p>
      <text:p text:style-name="P73"><text:user-defined style:data-style-name="N0" text:name="Guide Name">Příručka programu Math</text:user-defined></text:p>
      <text:h text:style-name="P193" text:outline-level="1"><text:bookmark-start text:name="Chapter 1"/><text:bookmark-start text:name="__RefHeading___Toc9547_706008492"/>Kapitola 1<text:line-break/>Vytváření a úprava vzorců<text:bookmark-end text:name="Chapter 1"/><text:bookmark-end text:name="__RefHeading___Toc9547_706008492"/></text:h>
      <text:p text:style-name="P69"/>
      <text:h text:style-name="P127" text:outline-level="2"><text:bookmark-start text:name="__RefHeading__36320_314314075"/>Úvod<text:bookmark-end text:name="__RefHeading__36320_314314075"/></text:h>
      <text:p text:style-name="Text_20_body">Math je modul <text:alphabetical-index-mark-start text:id="IMark248512632"/> editor vzorců<text:alphabetical-index-mark-end text:id="IMark248512632"/> zahrnutý v LibreOffice, který nám umožňuje vytvářet nebo upravovat vzorce (rovnice) v symbolickém tvaru v dokumentech LibreOffice nebo jako samostatné objekty; příklady vzorců jsou uvedeny níže. Pokud však chceme získávat číselné hodnoty pomocí vzorců, pak více informací najdeme v příručce Průvodce programem Calc. Program Math totiž neprovádí žádné výpočty.</text:p>
      <text:p text:style-name="Figure"><draw:frame draw:style-name="fr17" draw:name="Object1" text:anchor-type="as-char" svg:y="-0.2598in" svg:width="1.7299in" svg:height="0.4091in" draw:z-index="12"><draw:object xlink:href="./Object 5" xlink:type="simple" xlink:show="embed" xlink:actuate="onLoad"/><draw:image xlink:href="./ObjectReplacements/Object 5" xlink:type="simple" xlink:show="embed" xlink:actuate="onLoad"/></draw:frame>nebo<draw:frame draw:style-name="fr17" draw:name="Object2" text:anchor-type="as-char" svg:y="-0.1756in" svg:width="1.7602in" svg:height="0.252in" draw:z-index="13"><draw:object xlink:href="./Object 6" xlink:type="simple" xlink:show="embed" xlink:actuate="onLoad"/><draw:image xlink:href="./ObjectReplacements/Object 6" xlink:type="simple" xlink:show="embed" xlink:actuate="onLoad"/></draw:frame></text:p>
      <text:p text:style-name="Text_20_body">Editor vzorců v Math používá ke znázornění vzorců značkovací jazyk. Tento značkovací jazyk je navržen tak, aby byl snadno čitelný. Například pokud použijeme ve vzorci a over b, vytvoříme zlomek<text:span text:style-name="T9"><draw:frame draw:style-name="fr17" draw:name="Object3" text:anchor-type="as-char" svg:y="-0.2437in" svg:width="0.2008in" svg:height="0.3937in" draw:z-index="14"><draw:object xlink:href="./Object 7" xlink:type="simple" xlink:show="embed" xlink:actuate="onLoad"/><draw:image xlink:href="./ObjectReplacements/Object 7" xlink:type="simple" xlink:show="embed" xlink:actuate="onLoad"/></draw:frame></text:span>.</text:p>
      <text:h text:style-name="Heading_20_1" text:outline-level="2"><text:bookmark-start text:name="__RefHeading__36322_314314075"/>Začínáme<text:bookmark-end text:name="__RefHeading__36322_314314075"/></text:h>
      <text:p text:style-name="Text_20_body">Pomocí Editoru vzorců můžeme vytvořit vzorec jako samostatný dokument nebo soubor pro knihovnu vzorců, nebo vložit vzorce přímo do dokumentu prostřednictvím programů LibreOffice Writer, Calc, Impress nebo Draw.</text:p>
      <text:h text:style-name="Heading_20_2" text:outline-level="3"><text:bookmark-start text:name="__RefHeading__36324_314314075"/>Vzorce jako samostatné dokumenty nebo soubory<text:bookmark-end text:name="__RefHeading__36324_314314075"/></text:h>
      <text:p text:style-name="Text_20_body">Chceme-li vytvořit vzorec jako samostatný dokument nebo soubor, použijeme jednu z následujících metod k otevření prázdného dokumentu vzorců v LibreOffice Math (obrázek <text:span text:style-name="T9"><text:sequence-ref text:reference-format="value" text:ref-name="refFigure0">1</text:sequence-ref></text:span>).</text:p>
      <text:list xml:id="list909265339" text:style-name="List_20_1">
        <text:list-item>
          <text:p text:style-name="List_20_1">V hlavní nabídce zvolíme <text:span text:style-name="Strong_20_Emphasis">Soubor &gt; Nový &gt; Vzorec</text:span>.</text:p>
        </text:list-item>
        <text:list-item>
          <text:p text:style-name="List_20_1">Na nástrojové liště Standardní klepneme na trojúhelník vpravo od ikony <text:span text:style-name="Strong_20_Emphasis">Nový</text:span>  <text:span text:style-name="T9"><draw:frame draw:style-name="fr10" draw:name="Image5" text:anchor-type="as-char" svg:y="-0.2217in" svg:width="0.222in" svg:height="0.2492in" draw:z-index="15"><draw:image xlink:href="Pictures/100000000000001000000012721F57F41334660B.png" xlink:type="simple" xlink:show="embed" xlink:actuate="onLoad" loext:mime-type="image/png"/></draw:frame></text:span><text:span text:style-name="T9"><text:s/>a </text:span>vybereme z místní nabídky <text:span text:style-name="Strong_20_Emphasis">Vzorec</text:span>.</text:p>
        </text:list-item>
      </text:list>
      <text:p text:style-name="P104"><draw:frame draw:style-name="fr1" draw:name="Frame1" text:anchor-type="as-char" svg:width="5.9055in" draw:z-index="16"><draw:text-box fo:min-height="4.4484in"><text:p text:style-name="Caption"><draw:frame draw:style-name="fr9" draw:name="Image4" text:anchor-type="as-char" svg:width="5.9055in" style:rel-width="100%" svg:height="4.4484in" style:rel-height="scale" draw:z-index="17"><draw:image xlink:href="Pictures/1000000000000280000001E20C303E5EF9BAA6A5.png" xlink:type="simple" xlink:show="embed" xlink:actuate="onLoad" loext:mime-type="image/png"/></draw:frame><text:span text:style-name="T76"><text:line-break/></text:span>Obrázek <text:sequence text:ref-name="refFigure0" text:name="Figure" text:formula="ooow:Figure+1" style:num-format="1">1</text:sequence>: Prázdný dokument vzorců v programu Math</text:p></draw:text-box></draw:frame></text:p>
      <text:list xml:id="list153828807720930" text:continue-numbering="true" text:style-name="List_20_1">
        <text:list-item>
          <text:p text:style-name="List_20_1"><text:soft-page-break/>Na úvodní obrazovce klepneme na <text:span text:style-name="Strong_20_Emphasis">Vzorec</text:span>.</text:p>
        </text:list-item>
        <text:list-item>
          <text:p text:style-name="List_20_1">V programu LibreOffice Math použijeme klávesovou zkratku <text:span text:style-name="Emphasis">Ctrl + N</text:span>.</text:p>
        </text:list-item>
      </text:list>
      <text:p text:style-name="Text_20_body">Jakmile zadáme vzorec pomocí značkovacího jazyka v editoru vzorců, objeví se náhled vzorce v okně náhledu. Náhled se zobrazuje i během psaní vzorce. V levé části programu se zobrazí postranní lišta prvků. Zapnout nebo vypnout lištu můžeme v hlavní nabídce v položce <text:span text:style-name="Strong_20_Emphasis">Prvky</text:span>. Další informace o vytváření vzorců nalezneme v část “<text:span text:style-name="T54"><text:bookmark-ref text:reference-format="text" text:ref-name="__RefHeading__5648_1566568644">Vytváření vzorců</text:bookmark-ref></text:span>” na straně <text:span text:style-name="T54"><text:bookmark-ref text:reference-format="page" text:ref-name="__RefHeading__5648_1566568644">12</text:bookmark-ref></text:span>.</text:p>
      <text:h text:style-name="Heading_20_2" text:outline-level="3"><text:bookmark-start text:name="__RefHeading__31100_829629078"/>Vzorce v dokumentech aplikace LibreOffice<text:bookmark-end text:name="__RefHeading__31100_829629078"/></text:h>
      <text:p text:style-name="Text_20_body">Chceme-li vložit vzorec do dokumentu LibreOffice, otevřeme dokument v programu Writer, Calc, Draw nebo Impress. Modul LibreOffice, který používáme ovlivňuje jak umístíme kurzor, abychom vložili vzorec.</text:p>
      <text:list xml:id="list153829493501774" text:continue-numbering="true" text:style-name="List_20_1">
        <text:list-item>
          <text:p text:style-name="List_20_1">V programu Writer klepneme do odstavce, kde chceme vložit vzorec.</text:p>
        </text:list-item>
        <text:list-item>
          <text:p text:style-name="List_20_1">V programu Calc klepneme do buňky, kde chceme vložit vzorec.</text:p>
        </text:list-item>
        <text:list-item>
          <text:p text:style-name="List_20_1">V programu Draw a Impress se vzorec vloží doprostřed kresby nebo snímku.</text:p>
        </text:list-item>
      </text:list>
      <text:p text:style-name="Text_20_body">Poté v hlavní nabídce zvolíme <text:span text:style-name="Strong_20_Emphasis">Vložit &gt; Objekt &gt; Vzorec</text:span>, čímž se otevře editor vzorců. Případně přejdeme v hlavní nabídce na  <text:span text:style-name="Strong_20_Emphasis">Vložit &gt; Objekt &gt; Objekt OLE</text:span>. Otevře se dialogové okno Vložit objekt OLE, kde zvolíme <text:span text:style-name="Strong_20_Emphasis">Vytvořit nový</text:span> a ze seznamu typů objektů položku <text:span text:style-name="Emphasis">Vzorec</text:span>. Poté zmáčkneme OK a otevře se editor vzorců. Může se objevit postranní lišta Prvky, vlevo od okna náhledu a nebo jako plovoucí okno. Zapnout nebo vypnout lištu můžeme v hlavní nabídce v položce <text:span text:style-name="Strong_20_Emphasis">Zobrazit</text:span>. Více informací o vytváření vzorců nalezneme v části „<text:span text:style-name="T20"><text:bookmark-ref text:reference-format="text" text:ref-name="__RefHeading__5648_1566568644">Vytváření vzorců</text:bookmark-ref></text:span>” na straně <text:span text:style-name="T36"><text:bookmark-ref text:reference-format="page" text:ref-name="__RefHeading__5648_1566568644">12</text:bookmark-ref></text:span>.</text:p>
      <text:p text:style-name="P63">Obrázek <text:span text:style-name="T19"><text:sequence-ref text:reference-format="value" text:ref-name="refFigure1">2</text:sequence-ref></text:span><text:span text:style-name="T19"><text:s/></text:span>zobrazuje příklad dokumentu Writer s vybraným polem vzorce připraveným pro zápis vzorce.</text:p>
      <text:p text:style-name="P103"><draw:frame draw:style-name="fr1" draw:name="Frame2" text:anchor-type="as-char" svg:width="6.4283in" draw:z-index="18"><draw:text-box fo:min-height="4.8409in"><text:p text:style-name="Caption"><draw:frame draw:style-name="fr9" draw:name="Image9" text:anchor-type="as-char" svg:width="6.4283in" style:rel-width="100%" svg:height="4.8409in" style:rel-height="scale" draw:z-index="19"><draw:image xlink:href="Pictures/1000000000000280000001E24FD21351E0200833.png" xlink:type="simple" xlink:show="embed" xlink:actuate="onLoad" loext:mime-type="image/png"/></draw:frame><text:span text:style-name="T76"><text:line-break/></text:span>Obrázek <text:sequence text:ref-name="refFigure1" text:name="Figure" text:formula="ooow:Figure+1" style:num-format="1">2</text:sequence>: Prázdný vzorec v dokumentu programu Writer</text:p></draw:text-box></draw:frame></text:p>
      <text:p text:style-name="Text_20_body"><text:soft-page-break/>Když ukončíme zadávání vzorce, můžeme editor zavřít buď stisknutím klávesy <text:span text:style-name="Keystroke">Esc</text:span> nebo klepnutím v dokumentu mimo vzorec. Poklepáním na objekt vzorce v dokumentu se znovu otevře editor vzorců a můžeme upravit vzorec.</text:p>
      <text:p text:style-name="Text_20_body">Vzorce se do dokumentů vkládají jako objekty OLE. Stejně jako u jakéhokoli objektu OLE můžeme změnit umístění v rámci dokumentu. Další informace o OLE objektech nalezneme v <text:span text:style-name="Emphasis"><text:span text:style-name="T23"><text:bookmark-ref text:reference-format="text" text:ref-name="Chapter 2">kapitole 2 Vzorce ve Writeru</text:bookmark-ref></text:span></text:span><text:span text:style-name="Emphasis">,</text:span> <text:span text:style-name="Emphasis"><text:span text:style-name="T23"><text:bookmark-ref text:reference-format="text" text:ref-name="Chapter 3">kapitole 3 Vzorce v Calc, Draw s Impress</text:bookmark-ref></text:span></text:span><text:span text:style-name="T23"><text:s/>a </text:span>uživatelských příručkách Writer, Calc, Draw a Impress.</text:p>
      <text:p text:style-name="Text_20_body">Používáme-li vkládání vzorců často, můžeme na Standardní nástrojové liště přidat tlačítko Vzorec nebo můžeme vytvořit klávesovou zkratku. Více informací se nachází v kapitole <text:span text:style-name="Emphasis"><text:span text:style-name="T9"><text:bookmark-ref text:reference-format="text" text:ref-name="Chapter 4">4 - Customization</text:bookmark-ref></text:span></text:span><text:span text:style-name="T21"><text:s/></text:span>.</text:p>
      <text:h text:style-name="P121" text:outline-level="2"><text:bookmark-start text:name="__RefHeading__5648_1566568644"/>Tvorba vzorců<text:bookmark-end text:name="__RefHeading__5648_1566568644"/></text:h>
      <text:p text:style-name="Text_20_body">Vzorec můžeme vložit jedním z těchto způsobů:</text:p>
      <text:list xml:id="list153828939729024" text:continue-numbering="true" text:style-name="List_20_1">
        <text:list-item>
          <text:p text:style-name="P173">V postranní liště Prvky vybereme z rozevíracího seznamu kategorii a poté symbol.</text:p>
        </text:list-item>
        <text:list-item>
          <text:p text:style-name="List_20_1">Klepneme pravým tlačítkem myši v editoru vzorců a z místní nabídky vybereme kategorii a symbol.</text:p>
        </text:list-item>
        <text:list-item>
          <text:p text:style-name="List_20_1">Zadáme příkazy značkovacího jazyka přímo v editoru vzorců.</text:p>
        </text:list-item>
      </text:list>
      <text:list xml:id="list153827527357038" text:continue-list="list153828825066849" text:style-name="Heading_20_Note">
        <text:list-item>
          <text:p text:style-name="P144">Poznámka</text:p>
        </text:list-item>
      </text:list>
      <text:p text:style-name="P41">Použití postranní lišty Prvky nebo kontextových nabídek pro vložení vzorce poskytuje pohodlný způsob, jak se naučit značkovací jazyk používaný v aplikaci Math.</text:p>
      <text:list xml:id="list971143628" text:style-name="Heading_20_Tip">
        <text:list-item>
          <text:p text:style-name="P168">Tip</text:p>
        </text:list-item>
      </text:list>
      <text:p text:style-name="P41">Při používání postranní lišty Prvky doporučujeme mít  v nastavení LibreOffice zapnuté <text:span text:style-name="Emphasis">Rozšířené tipy</text:span>. To nám pomůže určit kategorie a symboly, které chceme použít ve vzorci. V hlavní nabídce zvolíme <text:span text:style-name="Strong_20_Emphasis">Nástroje &gt; Možnosti</text:span>, vybereme v dialogovém okně Možnosti  <text:span text:style-name="Strong_20_Emphasis">LibreOffice &gt; Obecné</text:span> a vybereme možnost <text:span text:style-name="Strong_20_Emphasis">Rozšířené</text:span> <text:span text:style-name="Strong_20_Emphasis">tipy</text:span> v sekci <text:span text:style-name="Emphasis">Nápověda</text:span>.</text:p>
      <text:h text:style-name="Heading_20_2" text:outline-level="3"><text:bookmark-start text:name="__RefHeading__36634_314314075"/>Postranní lišta Prvky<text:bookmark-end text:name="__RefHeading__36634_314314075"/></text:h>
      <text:p text:style-name="Text_20_body">Při zadávání vzorců můžeme použít postranní lištu Prvky. Postranní lišta Prvky obsahuje mimo jiné kategorii Příklady, kde najdeme příklady vzorců. Jde o dobrý výchozí bod, pokud se chceme naučit práci se vzorci.</text:p>
      <text:list xml:id="list153829065383698" text:continue-list="list153829508705644" text:style-name="Numbering_20_1">
        <text:list-item text:start-value="1">
          <text:p text:style-name="Numbering_20_1">V hlavní nabídce <text:span text:style-name="Strong_20_Emphasis">Zobrazit</text:span> vybereme položku <text:span text:style-name="Strong_20_Emphasis">Prvky</text:span> a otevře se <text:alphabetical-index-mark-start text:id="IMark105358216" text:key1="equation editor"/>postranní lišta Prvky<text:alphabetical-index-mark-end text:id="IMark105358216"/> (obrázek <text:span text:style-name="T55"><text:sequence-ref text:reference-format="value" text:ref-name="refFigure2">3</text:sequence-ref></text:span>).</text:p>
        </text:list-item>
        <text:list-item>
          <text:p text:style-name="Numbering_20_1">Z rozevíracího seznamu v horní části lišty Prvky vybereme kategorii, kterou chceme použít ve vzorci.</text:p>
        </text:list-item>
        <text:list-item>
          <text:p text:style-name="Numbering_20_1">V postranní liště Prvky zvolíme symbol, který chceme použít ve vzorci. Dostupné symboly se mění dle vybrané kategorie.</text:p>
        </text:list-item>
      </text:list>
      <text:p text:style-name="P103"><text:soft-page-break/><draw:frame draw:style-name="fr5" draw:name="Frame32" text:anchor-type="as-char" svg:width="2.3626in" draw:z-index="22"><draw:text-box fo:min-height="2.6953in"><text:p text:style-name="Frame_20_contents"><draw:frame draw:style-name="fr13" draw:name="Image12" text:anchor-type="as-char" svg:width="2.3626in" svg:height="2.3862in" draw:z-index="25"><draw:image xlink:href="Pictures/100000000000012C000001460F655F52DE76225C.png" xlink:type="simple" xlink:show="embed" xlink:actuate="onLoad" loext:mime-type="image/png"/></draw:frame></text:p><text:p text:style-name="Caption">Obrázek <text:sequence text:ref-name="refFigure2" text:name="Figure" text:formula="ooow:Figure+1" style:num-format="1">3</text:sequence>: Postranní lišta Prvky</text:p></draw:text-box></draw:frame></text:p>
      <text:list xml:id="list153828139168397" text:continue-list="list153827527357038" text:style-name="Heading_20_Note">
        <text:list-item>
          <text:p text:style-name="P145">Poznámka</text:p>
        </text:list-item>
      </text:list>
      <text:p text:style-name="P37">Postranní lišta Prvky může být buď plovoucí okno, jak je zobrazeno na obrázku <text:span text:style-name="T24"><text:sequence-ref text:reference-format="value" text:ref-name="refFigure2">3</text:sequence-ref></text:span>, nebo umístěna vlevo od editoru vzorců, jak je zobrazeno na obrázku <text:span text:style-name="T24"><text:sequence-ref text:reference-format="value" text:ref-name="refFigure0">1</text:sequence-ref></text:span><text:span text:style-name="T24"><text:s/></text:span>a obrázku <text:span text:style-name="T56"><text:sequence-ref text:reference-format="value" text:ref-name="refFigure1">2</text:sequence-ref></text:span>.</text:p>
      <text:h text:style-name="Heading_20_2" text:outline-level="3"><text:bookmark-start text:name="__RefHeading__38934_314314075"/>Místní nabídka<text:bookmark-end text:name="__RefHeading__38934_314314075"/></text:h>
      <text:p text:style-name="P63">Při vytváření vzorce poskytuje editor vzorců místní nabídku pro přístup ke kategoriím a symbolům. Tu otevřeme pravým tlačítkem myši v editoru vzorců. Vybereme kategorii a z podřízené nabídky vybereme příkaz značkovacího jazyka, který chceme použít. Příklad je zobrazen na obrázku <text:span text:style-name="T25"><text:sequence-ref text:reference-format="value" text:ref-name="refFigure3">4</text:sequence-ref></text:span>.</text:p>
      <text:list xml:id="list153827499374793" text:continue-numbering="true" text:style-name="Heading_20_Note">
        <text:list-item>
          <text:p text:style-name="P146">Poznámka</text:p>
        </text:list-item>
      </text:list>
      <text:p text:style-name="Text_20_Note">Postranní lišty Prvky a místní nabídka obsahuje pouze nejběžnější příkazy, které se používají ve vzorcích. U některých zřídka používaných příkazů musíme vždy zadat příkaz pomocí značkovacího jazyka. Úplný seznam příkazů nalezneme v části <text:span text:style-name="T26"><text:bookmark-ref text:reference-format="text" text:ref-name="Appendix A">Dodatek A: Přehled příkazů</text:bookmark-ref></text:span>.</text:p>
      <text:p text:style-name="Figure"><text:soft-page-break/><draw:frame draw:style-name="fr4" draw:name="Frame6" text:anchor-type="as-char" svg:width="3.2598in" draw:z-index="30"><draw:text-box fo:min-height="4.6772in"><text:p text:style-name="Caption"><draw:frame draw:style-name="fr9" draw:name="Image26" text:anchor-type="as-char" svg:width="3.2598in" style:rel-width="100%" svg:height="4.6772in" style:rel-height="scale" draw:z-index="34"><draw:image xlink:href="Pictures/1000020000000139000001C1B7C1D58B5D69B207.png" xlink:type="simple" xlink:show="embed" xlink:actuate="onLoad" loext:mime-type="image/png"/></draw:frame><text:span text:style-name="T76"><text:line-break/></text:span>Obrázek <text:sequence text:ref-name="refFigure3" text:name="Figure" text:formula="ooow:Figure+1" style:num-format="1">4</text:sequence>: Místní nabídka v editoru vzorců</text:p></draw:text-box></draw:frame></text:p>
      <text:h text:style-name="Heading_20_2" text:outline-level="3"><text:bookmark-start text:name="__RefHeading__38936_314314075"/>Značkovací jazyk<text:bookmark-end text:name="__RefHeading__38936_314314075"/></text:h>
      <text:p text:style-name="Text_20_body"><text:alphabetical-index-mark-start text:id="IMark184568136" text:key1="equation editor"/><text:alphabetical-index-mark text:string-value="matematické značky"/>Značkovací jazyk<text:alphabetical-index-mark-end text:id="IMark184568136"/> se zadává přímo do editoru vzorců. Například zadáním <text:span text:style-name="Code">5 times 4</text:span> do editoru vzorců se vytvoří jednoduchý vzorec <text:span text:style-name="T28"><draw:frame draw:style-name="fr17" draw:name="Object4" text:anchor-type="as-char" svg:y="-0.1484in" svg:width="0.3972in" svg:height="0.1839in" draw:z-index="35"><draw:object xlink:href="./Object 19" xlink:type="simple" xlink:show="embed" xlink:actuate="onLoad"/><draw:image xlink:href="./ObjectReplacements/Object 19" xlink:type="simple" xlink:show="embed" xlink:actuate="onLoad"/></draw:frame></text:span>. Pokud značkovací jazyk známe, je to nejrychlejší způsob, jak vkládat vzorce. Tabulka <text:span text:style-name="T9"><text:sequence-ref text:reference-format="value" text:ref-name="refTable1">2</text:sequence-ref></text:span><text:span text:style-name="T9"><text:s/></text:span>uvádí několik příkladů použití značkovacího jazyk pro zadávání příkazů. Úplný seznam příkazů, které mohou být použity ve editoru vzorců, viz <text:span text:style-name="Emphasis">Dodatek A: Přehled příkazů</text:span>.</text:p>
      <text:p text:style-name="P89">Tabulka <text:sequence text:ref-name="refTable1" text:name="Table" text:formula="ooow:Table+1" style:num-format="1">2</text:sequence>: Příklady příkazů používajících značkovací jazyk</text:p>
      <table:table table:name="Table7" table:style-name="Table7">
        <table:table-column table:style-name="Table7.A" table:number-columns-repeated="3"/>
        <table:table-column table:style-name="Table7.D"/>
        <table:table-row>
          <table:table-cell table:style-name="Table7.A1" office:value-type="string">
            <text:p text:style-name="Table_20_Heading">Zobrazení</text:p>
          </table:table-cell>
          <table:table-cell table:style-name="Table7.A1" office:value-type="string">
            <text:p text:style-name="Table_20_Heading">Příkaz</text:p>
          </table:table-cell>
          <table:table-cell table:style-name="Table7.A1" office:value-type="string">
            <text:p text:style-name="Table_20_Heading">Zobrazení</text:p>
          </table:table-cell>
          <table:table-cell table:style-name="Table7.D1" office:value-type="string">
            <text:p text:style-name="Table_20_Heading">Příkaz</text:p>
          </table:table-cell>
        </table:table-row>
        <table:table-row>
          <table:table-cell table:style-name="Table7.A2" office:value-type="string">
            <text:p text:style-name="P7"><draw:frame draw:style-name="fr17" draw:name="Object6" text:anchor-type="as-char" svg:y="-0.1484in" svg:width="0.3953in" svg:height="0.1839in" draw:z-index="36"><draw:object xlink:href="./Object 21" xlink:type="simple" xlink:show="embed" xlink:actuate="onLoad"/><draw:image xlink:href="./ObjectReplacements/Object 21" xlink:type="simple" xlink:show="embed" xlink:actuate="onLoad"/></draw:frame></text:p>
          </table:table-cell>
          <table:table-cell table:style-name="Table7.A2" office:value-type="string">
            <text:p text:style-name="Table_20_Contents"><text:span text:style-name="Code">a = b</text:span></text:p>
          </table:table-cell>
          <table:table-cell table:style-name="Table7.A2" office:value-type="string">
            <text:p text:style-name="Table_20_Contents"><draw:frame draw:style-name="fr17" draw:name="Object7" text:anchor-type="as-char" svg:y="-0.1634in" svg:width="0.2689in" svg:height="0.1984in" draw:z-index="37"><draw:object xlink:href="./Object 33" xlink:type="simple" xlink:show="embed" xlink:actuate="onLoad"/><draw:image xlink:href="./ObjectReplacements/Object 33" xlink:type="simple" xlink:show="embed" xlink:actuate="onLoad"/></draw:frame></text:p>
          </table:table-cell>
          <table:table-cell table:style-name="Table7.D2" office:value-type="string">
            <text:p text:style-name="Table_20_Contents"><text:span text:style-name="Code">sqrt {a}</text:span></text:p>
          </table:table-cell>
        </table:table-row>
        <table:table-row>
          <table:table-cell table:style-name="Table7.A2" office:value-type="string">
            <text:p text:style-name="P7"><draw:frame draw:style-name="fr17" draw:name="Object5" text:anchor-type="as-char" svg:y="-0.172in" svg:width="0.2173in" svg:height="0.2075in" draw:z-index="39"><draw:object xlink:href="./Object 20" xlink:type="simple" xlink:show="embed" xlink:actuate="onLoad"/><draw:image xlink:href="./ObjectReplacements/Object 20" xlink:type="simple" xlink:show="embed" xlink:actuate="onLoad"/></draw:frame></text:p>
          </table:table-cell>
          <table:table-cell table:style-name="Table7.A2" office:value-type="string">
            <text:p text:style-name="Table_20_Contents"><text:span text:style-name="Code">a^2</text:span></text:p>
          </table:table-cell>
          <table:table-cell table:style-name="Table7.A2" office:value-type="string">
            <text:p text:style-name="Table_20_Contents"><draw:frame draw:style-name="fr17" draw:name="Object8" text:anchor-type="as-char" svg:y="-0.1484in" svg:width="0.2193in" svg:height="0.2091in" draw:z-index="41"><draw:object xlink:href="./Object 34" xlink:type="simple" xlink:show="embed" xlink:actuate="onLoad"/><draw:image xlink:href="./ObjectReplacements/Object 34" xlink:type="simple" xlink:show="embed" xlink:actuate="onLoad"/></draw:frame></text:p>
          </table:table-cell>
          <table:table-cell table:style-name="Table7.D2" office:value-type="string">
            <text:p text:style-name="Table_20_Contents"><text:span text:style-name="Code">a_n</text:span></text:p>
          </table:table-cell>
        </table:table-row>
        <table:table-row>
          <table:table-cell table:style-name="Table7.A2" office:value-type="string">
            <text:p text:style-name="P8"><draw:frame draw:style-name="fr17" draw:name="Object9" text:anchor-type="as-char" svg:y="-0.1819in" svg:width="0.7256in" svg:height="0.2508in" draw:z-index="42"><draw:object xlink:href="./Object 30" xlink:type="simple" xlink:show="embed" xlink:actuate="onLoad"/><draw:image xlink:href="./ObjectReplacements/Object 30" xlink:type="simple" xlink:show="embed" xlink:actuate="onLoad"/></draw:frame></text:p>
          </table:table-cell>
          <table:table-cell table:style-name="Table7.A2" office:value-type="string">
            <text:p text:style-name="Table_20_Contents"><text:span text:style-name="Code">int f(x) dx</text:span></text:p>
          </table:table-cell>
          <table:table-cell table:style-name="Table7.A2" office:value-type="string">
            <text:p text:style-name="Table_20_Contents"><draw:frame draw:style-name="fr17" draw:name="Object10" text:anchor-type="as-char" svg:y="-0.1701in" svg:width="0.4425in" svg:height="0.2311in" draw:z-index="44"><draw:object xlink:href="./Object 35" xlink:type="simple" xlink:show="embed" xlink:actuate="onLoad"/><draw:image xlink:href="./ObjectReplacements/Object 35" xlink:type="simple" xlink:show="embed" xlink:actuate="onLoad"/></draw:frame></text:p>
          </table:table-cell>
          <table:table-cell table:style-name="Table7.D2" office:value-type="string">
            <text:p text:style-name="Table_20_Contents"><text:span text:style-name="Code">sum a_n</text:span></text:p>
          </table:table-cell>
        </table:table-row>
        <table:table-row>
          <table:table-cell table:style-name="Table7.A2" office:value-type="string">
            <text:p text:style-name="P8"><draw:frame draw:style-name="fr17" draw:name="Object11" text:anchor-type="as-char" svg:y="-0.1484in" svg:width="0.3953in" svg:height="0.1839in" draw:z-index="45"><draw:object xlink:href="./Object 31" xlink:type="simple" xlink:show="embed" xlink:actuate="onLoad"/><draw:image xlink:href="./ObjectReplacements/Object 31" xlink:type="simple" xlink:show="embed" xlink:actuate="onLoad"/></draw:frame></text:p>
          </table:table-cell>
          <table:table-cell table:style-name="Table7.A2" office:value-type="string">
            <text:p text:style-name="Table_20_Contents"><text:span text:style-name="Code">a &lt;= b</text:span></text:p>
          </table:table-cell>
          <table:table-cell table:style-name="Table7.A2" office:value-type="string">
            <text:p text:style-name="Table_20_Contents"><draw:frame draw:style-name="fr17" draw:name="Object12" text:anchor-type="as-char" svg:y="-0.0854in" svg:width="0.2055in" svg:height="0.0854in" draw:z-index="46"><draw:object xlink:href="./Object 36" xlink:type="simple" xlink:show="embed" xlink:actuate="onLoad"/><draw:image xlink:href="./ObjectReplacements/Object 36" xlink:type="simple" xlink:show="embed" xlink:actuate="onLoad"/></draw:frame></text:p>
          </table:table-cell>
          <table:table-cell table:style-name="Table7.D2" office:value-type="string">
            <text:p text:style-name="Table_20_Contents"><text:span text:style-name="Code">infinity</text:span></text:p>
          </table:table-cell>
        </table:table-row>
        <table:table-row>
          <table:table-cell table:style-name="Table7.A2" office:value-type="string">
            <text:p text:style-name="P8"><draw:frame draw:style-name="fr17" draw:name="Object13" text:anchor-type="as-char" svg:y="-0.1484in" svg:width="0.3953in" svg:height="0.1839in" draw:z-index="47"><draw:object xlink:href="./Object 32" xlink:type="simple" xlink:show="embed" xlink:actuate="onLoad"/><draw:image xlink:href="./ObjectReplacements/Object 32" xlink:type="simple" xlink:show="embed" xlink:actuate="onLoad"/></draw:frame></text:p>
          </table:table-cell>
          <table:table-cell table:style-name="Table7.A2" office:value-type="string">
            <text:p text:style-name="Table_20_Contents"><text:span text:style-name="Code">a times b</text:span></text:p>
          </table:table-cell>
          <table:table-cell table:style-name="Table7.A2" office:value-type="string">
            <text:p text:style-name="Table_20_Contents"><draw:frame draw:style-name="fr17" draw:name="Object14" text:anchor-type="as-char" svg:y="-0.1484in" svg:width="0.3283in" svg:height="0.1839in" draw:z-index="48"><draw:object xlink:href="./Object 37" xlink:type="simple" xlink:show="embed" xlink:actuate="onLoad"/><draw:image xlink:href="./ObjectReplacements/Object 37" xlink:type="simple" xlink:show="embed" xlink:actuate="onLoad"/></draw:frame></text:p>
          </table:table-cell>
          <table:table-cell table:style-name="Table7.D2" office:value-type="string">
            <text:p text:style-name="Table_20_Contents"><text:span text:style-name="Code">x cdot y</text:span></text:p>
          </table:table-cell>
        </table:table-row>
      </table:table>
      <text:h text:style-name="P137" text:outline-level="3"><text:bookmark-start text:name="__RefHeading__20865_1760461578"/>Řecké znaky<text:bookmark-end text:name="__RefHeading__20865_1760461578"/></text:h>
      <text:h text:style-name="Heading_20_3" text:outline-level="4"><text:bookmark-start text:name="__RefHeading__17847_1701520952"/>Používání značkovacího jazyka<text:bookmark-end text:name="__RefHeading__17847_1701520952"/></text:h>
      <text:p text:style-name="P50">Řecká písmena jsou běžně používána ve vzorcích, ale řecké znaky nemohou být vloženy do vzorce pomocí postranní lišty Prvky nebo místní nabídky. Pro zadání řeckých <text:soft-page-break/>znaků ve vzorci použijeme jejich anglické názvy. Seznam řeckých znaků, které lze zadat pomocí značkovací jazyka je uveden v <text:span text:style-name="Emphasis">dodatku A: Přehled příkazů</text:span>.</text:p>
      <text:list xml:id="list153828998403880" text:continue-list="list153828939729024" text:style-name="List_20_1">
        <text:list-item>
          <text:p text:style-name="List_20_1">Řecký znak malým písmem zadáme jako znak procenta %, po kterém následuje název znaku malými písmeny pomocí anglického názvu. Například zadáním %lambda se vytvoří řecké písmeno λ.</text:p>
        </text:list-item>
        <text:list-item>
          <text:p text:style-name="List_20_1">Řecký znak VELKÝM písmem zadáme jako znak procenta %, po kterém následuje název znaku VELKÝMI písmeny pomocí anglického názvu. Například zadáním %LAMBDA se vytvoří řecké písmeno Λ.</text:p>
        </text:list-item>
        <text:list-item>
          <text:p text:style-name="List_20_1">Řecký znak psaný <text:span text:style-name="Emphasis">ikurzívou</text:span> zadáme jako znak procenta %, po kterém následuje písmeno i a poté anglický název řeckého písmene psaný VELKÝMI písmeny. Například zadáním %iTHETA se vytvoří řecké písmeno Θ psané <text:span text:style-name="Emphasis">kurzívou</text:span>.</text:p>
        </text:list-item>
      </text:list>
      <text:h text:style-name="Heading_20_3" text:outline-level="4"><text:bookmark-start text:name="__RefHeading__17849_1701520952"/>Dialogové okno Symboly<text:bookmark-end text:name="__RefHeading__17849_1701520952"/></text:h>
      <text:p text:style-name="Text_20_body">Řecké znaky lze také zadat do vzorce pomocí dialogového okna Symboly.</text:p>
      <text:list xml:id="list153828422449226" text:continue-list="list153829065383698" text:style-name="Numbering_20_1">
        <text:list-item text:start-value="1">
          <text:p text:style-name="Numbering_20_1">Ujistíme se, že je kurzor v editoru vzorců na správném místě.</text:p>
        </text:list-item>
        <text:list-item>
          <text:p text:style-name="P182">V hlavní nabídce zvolíme <text:span text:style-name="Strong_20_Emphasis">Nástroje &gt; Symboly</text:span><text:span text:style-name="T47"><draw:frame draw:style-name="fr10" draw:name="Image11" text:anchor-type="as-char" svg:y="-0.1673in" svg:width="0.198in" svg:height="0.2083in" draw:z-index="49"><draw:image xlink:href="Pictures/1000000000000013000000146051A1A8EAC89C23.png" xlink:type="simple" xlink:show="embed" xlink:actuate="onLoad" loext:mime-type="image/png"/></draw:frame></text:span><text:span text:style-name="T22"><text:s/></text:span> a otevřeme dialogové okno Symboly (obrázek <text:span text:style-name="T27"><text:sequence-ref text:reference-format="value" text:ref-name="refFigure4">5</text:sequence-ref></text:span>)</text:p>
        </text:list-item>
        <text:list-item>
          <text:p text:style-name="Numbering_20_1">Z rozevíracího seznamu <text:span text:style-name="Emphasis">Sada symbolů</text:span> vybereme možnost <text:span text:style-name="Strong_20_Emphasis">Řecky</text:span>. <text:span text:style-name="Emphasis">Kurzívu</text:span> vybereme z rozevíracího seznamu jako volbu <text:span text:style-name="Emphasis">iŘecky</text:span>.</text:p>
        </text:list-item>
        <text:list-item>
          <text:p text:style-name="Numbering_20_1">Vybereme řecký znak ze seznamu symbolů, poté klepneme na tlačítko <text:span text:style-name="Strong_20_Emphasis">Vložit</text:span>. Při výběru se pod seznamem symbolů zobrazí jméno řeckého znaku.</text:p>
        </text:list-item>
        <text:list-item>
          <text:p text:style-name="Numbering_20_1">Pokud jsme zadávání řeckých znaků do vzorce dokončili, klepneme na <text:span text:style-name="Strong_20_Emphasis">Zavřít</text:span>.</text:p>
        </text:list-item>
      </text:list>
      <text:p text:style-name="Figure"><draw:frame draw:style-name="fr1" draw:name="Frame4" text:anchor-type="as-char" svg:width="4.0827in" draw:z-index="52"><draw:text-box fo:min-height="3.3846in"><text:p text:style-name="Caption"><draw:frame draw:style-name="fr9" draw:name="Image10" text:anchor-type="as-char" svg:width="4.0827in" style:rel-width="100%" svg:height="3.3846in" style:rel-height="scale" draw:z-index="54"><draw:image xlink:href="Pictures/10000000000001880000014558AF20E019BD241D.png" xlink:type="simple" xlink:show="embed" xlink:actuate="onLoad" loext:mime-type="image/png"/></draw:frame><text:span text:style-name="T76"><text:line-break/></text:span>Obrázek <text:sequence text:ref-name="refFigure4" text:name="Figure" text:formula="ooow:Figure+1" style:num-format="1">5</text:sequence>: Dialogové okno Symboly</text:p></draw:text-box></draw:frame></text:p>
      <text:h text:style-name="Heading_20_2" text:outline-level="3"><text:bookmark-start text:name="__RefHeading__38938_314314075"/>Příklady vzorců<text:bookmark-end text:name="__RefHeading__38938_314314075"/></text:h>
      <text:h text:style-name="Heading_20_3" text:outline-level="4"><text:bookmark-start text:name="__RefHeading__17851_1701520952"/>Příklad 1<text:bookmark-end text:name="__RefHeading__17851_1701520952"/></text:h>
      <text:p text:style-name="Text_20_body">Jednoduchý vzorec <draw:frame draw:style-name="fr17" draw:name="Object15" text:anchor-type="as-char" svg:y="-0.1484in" svg:width="0.3972in" svg:height="0.1839in" draw:z-index="55"><draw:object xlink:href="./Object 42" xlink:type="simple" xlink:show="embed" xlink:actuate="onLoad"/><draw:image xlink:href="./ObjectReplacements/Object 42" xlink:type="simple" xlink:show="embed" xlink:actuate="onLoad"/></draw:frame><text:s/>lze pomocí programu LibreOffice Math vytvořit následovně:</text:p>
      <text:list xml:id="list153828225331001" text:continue-list="list153828422449226" text:style-name="Numbering_20_1">
        <text:list-item text:start-value="1">
          <text:p text:style-name="Numbering_20_1">Ujistíme se, že je kurzor umístěn v editoru vzorců, poté vybereme kategorii <text:span text:style-name="Strong_20_Emphasis">Unární/binární operátory</text:span> a symbol <text:span text:style-name="Strong_20_Emphasis">Násobení</text:span> jedním ze dvou způsobů:</text:p>
        </text:list-item>
      </text:list>
      <text:list xml:id="list153828857675327" text:continue-list="list153828778635964" text:style-name="List_20_2">
        <text:list-item>
          <text:p text:style-name="List_20_2">V postranní liště Prvky vybereme v rozevíracím seznamu <text:span text:style-name="Strong_20_Emphasis">Unární/binární operátory</text:span> a poté <text:soft-page-break/>klepneme na ikonu <text:span text:style-name="Strong_20_Emphasis">Násobení</text:span> <draw:frame draw:style-name="fr12" draw:name="Image18" text:anchor-type="as-char" svg:width="0.3937in" svg:height="0.1756in" draw:z-index="57"><draw:image xlink:href="Pictures/10000000000000380000001919D6FFD8D15CB458.png" xlink:type="simple" xlink:show="embed" xlink:actuate="onLoad" loext:mime-type="image/png"/></draw:frame>.</text:p>
        </text:list-item>
        <text:list-item>
          <text:p text:style-name="List_20_2">V editoru vzorců klepneme pravým tlačítkem myši a z místní nabídky zvolíme <text:span text:style-name="Strong_20_Emphasis">Unární/binární operátory &gt; a times b</text:span>.</text:p>
        </text:list-item>
        <text:list-item>
          <text:p text:style-name="List_20_2">Použijeme značkovací jazyk a  v editoru vzorců napíšeme <text:span text:style-name="Code">5 times 4</text:span>.</text:p>
        </text:list-item>
        <text:list-item>
          <text:p text:style-name="List_20_2">První tři metody umístí do editoru vzorců text vzorce <text:span text:style-name="Code">&lt;?&gt; times &lt;?&gt;</text:span> a v dokumentu se objeví symbol <draw:frame draw:style-name="fr12" draw:name="Image6" text:anchor-type="as-char" svg:width="0.3937in" svg:height="0.1756in" draw:z-index="60"><draw:image xlink:href="Pictures/10000000000000380000001919D6FFD8D15CB458.png" xlink:type="simple" xlink:show="embed" xlink:actuate="onLoad" loext:mime-type="image/png"/></draw:frame><text:s/>.</text:p>
        </text:list-item>
        <text:list-item>
          <text:p text:style-name="List_20_2">Použijeme-li značkovací jazyk v editoru vzorců, umístíme vzorec <text:span text:style-name="T57"><draw:frame draw:style-name="fr17" draw:name="Object16" text:anchor-type="as-char" svg:y="-0.1484in" svg:width="0.3972in" svg:height="0.1839in" draw:z-index="62"><draw:object xlink:href="./Object 44" xlink:type="simple" xlink:show="embed" xlink:actuate="onLoad"/><draw:image xlink:href="./ObjectReplacements/Object 44" xlink:type="simple" xlink:show="embed" xlink:actuate="onLoad"/></draw:frame></text:span><text:span text:style-name="T57"><text:s/>přímo do dokumentu a nemusíme se starat o následující kroky.</text:span></text:p>
        </text:list-item>
      </text:list>
      <text:list xml:id="list153827851004114" text:continue-list="list153828225331001" text:style-name="Numbering_20_1">
        <text:list-item>
          <text:p text:style-name="Numbering_20_1">V editoru vzorců vybereme první zástupný znak <text:span text:style-name="Code">&lt;?&gt;</text:span> před slovem <text:span text:style-name="Code">times</text:span> a nahradíme jej číslem <text:span text:style-name="Code">5</text:span>. Vzorec v dokumentu se automaticky aktualizuje.</text:p>
        </text:list-item>
        <text:list-item>
          <text:p text:style-name="Numbering_20_1">V editoru vzorců vybereme druhý zástupný znak <text:span text:style-name="Code">&lt;?&gt;</text:span> za slovem <text:span text:style-name="Code">times</text:span> a nahradíme jej číslem <text:span text:style-name="Code">4</text:span>. Vzorec v dokumentu se automaticky aktualizuje.</text:p>
        </text:list-item>
      </text:list>
      <text:list xml:id="list153828468271210" text:continue-list="list971143628" text:style-name="Heading_20_Tip">
        <text:list-item>
          <text:p text:style-name="P169">Tip</text:p>
        </text:list-item>
      </text:list>
      <text:p text:style-name="P75">Z jednoho zástupného znaku se ve vzorci posuneme na další zástupný znak pomocí klávesy <text:span text:style-name="Keystroke">F4</text:span>. Ze zástupného znaku se posuneme na předchozí zástupný znak ve vzorci pomocí klávesy <text:span text:style-name="Keystroke">Shift</text:span><text:span text:style-name="Emphasis"> + </text:span><text:span text:style-name="Keystroke">F4</text:span>.</text:p>
      <text:list xml:id="list153827664876025" text:continue-list="list153827499374793" text:style-name="Heading_20_Note">
        <text:list-item>
          <text:p text:style-name="P147">Poznámka</text:p>
        </text:list-item>
      </text:list>
      <text:p text:style-name="P76">Pokud je to třeba, můžeme zabránit automatické aktualizaci vzorce v dokumentu. V hlavní nabídce <text:span text:style-name="Strong_20_Emphasis">Zobrazit</text:span> zrušíme <text:span text:style-name="Strong_20_Emphasis">Automatická aktualizace zobrazení</text:span>. Chceme-li ručně aktualizovat vzorec, stiskneme klávesu <text:span text:style-name="Keystroke">F9</text:span> nebo vybereme v hlavní nabídce <text:span text:style-name="Strong_20_Emphasis">Zobrazit &gt; Aktualizovat</text:span>.</text:p>
      <text:h text:style-name="Heading_20_3" text:outline-level="4"><text:bookmark-start text:name="__RefHeading___Toc23717_290720014"/>Příklad 2<text:bookmark-end text:name="__RefHeading___Toc23717_290720014"/></text:h>
      <text:p text:style-name="Text_20_body">Chceme zadat vzorec<draw:frame draw:style-name="fr17" draw:name="Object17" text:anchor-type="as-char" svg:y="-0.1484in" svg:width="1.0256in" svg:height="0.1839in" draw:z-index="64"><draw:object xlink:href="./Object 48" xlink:type="simple" xlink:show="embed" xlink:actuate="onLoad"/><draw:image xlink:href="./ObjectReplacements/Object 48" xlink:type="simple" xlink:show="embed" xlink:actuate="onLoad"/></draw:frame>, kde je hodnota pí zaokrouhlena na 5 desetinných míst. Známe název řeckého znaku (pi), ale neznáme značku, která je spojena se symbolem <text:span text:style-name="Code">Je podobné nebo rovno</text:span> <text:span text:style-name="T29"><draw:frame draw:style-name="fr17" draw:name="Object18" text:anchor-type="as-char" svg:y="-0.1484in" svg:width="0.2189in" svg:height="0.1839in" draw:z-index="65"><draw:object xlink:href="./Object 49" xlink:type="simple" xlink:show="embed" xlink:actuate="onLoad"/><draw:image xlink:href="./ObjectReplacements/Object 49" xlink:type="simple" xlink:show="embed" xlink:actuate="onLoad"/></draw:frame></text:span>.</text:p>
      <text:list xml:id="list153828038640114" text:continue-list="list153827851004114" text:style-name="Numbering_20_1">
        <text:list-item text:start-value="1">
          <text:p text:style-name="Numbering_20_1">Ujistíme se, že kurzor je v editoru vzorců.</text:p>
        </text:list-item>
        <text:list-item>
          <text:p text:style-name="Numbering_20_1">Do editoru vzorců zadáme <text:span text:style-name="Code">%pi</text:span> a objeví se řecký znak pí (π).</text:p>
        </text:list-item>
        <text:list-item>
          <text:p text:style-name="Numbering_20_1">Vybereme kategorii <text:span text:style-name="Strong_20_Emphasis">Relace</text:span> a symbol <text:span text:style-name="Strong_20_Emphasis">Je podobné nebo rovno</text:span> jedním ze dvou způsobů:</text:p>
        </text:list-item>
      </text:list>
      <text:list xml:id="list153829374126453" text:continue-list="list153828857675327" text:style-name="List_20_2">
        <text:list-item>
          <text:p text:style-name="List_20_2">V postranní liště Prvky vybereme z rozevíracího seznamu <text:span text:style-name="Strong_20_Emphasis">Relace</text:span> a poté vybereme ikonu <text:span text:style-name="Strong_20_Emphasis">Je podobné nebo rovno</text:span> <draw:frame draw:style-name="fr12" draw:name="Image21" text:anchor-type="as-char" svg:width="0.3937in" svg:height="0.1575in" draw:z-index="67"><draw:image xlink:href="Pictures/100000000000003700000016ED7DD3C2707B8F2B.png" xlink:type="simple" xlink:show="embed" xlink:actuate="onLoad" loext:mime-type="image/png"/></draw:frame>.</text:p>
        </text:list-item>
        <text:list-item>
          <text:p text:style-name="List_20_2">V editoru vzorců klepneme pravým tlačítkem myši a z místní nabídky vybereme <text:span text:style-name="Strong_20_Emphasis">Relace &gt; a simeq b</text:span>.</text:p>
        </text:list-item>
      </text:list>
      <text:list xml:id="list153828370547078" text:continue-list="list153828038640114" text:style-name="Numbering_20_1">
        <text:list-item>
          <text:p text:style-name="Numbering_20_1">V editoru vzorců smažeme první zástupný znak <text:span text:style-name="Code">&lt;?&gt;</text:span> před slovem <text:span text:style-name="Code">simeq</text:span>.</text:p>
        </text:list-item>
        <text:list-item>
          <text:p text:style-name="Numbering_20_1">V editoru vzorců vybereme druhý zástupný znak <text:span text:style-name="Code">&lt;?&gt;</text:span> po slově <text:span text:style-name="Code">simeq</text:span> a nahradíme jej číslem <text:span text:style-name="Code">3.14159</text:span>. Vzorec<text:span text:style-name="T30"><draw:frame draw:style-name="fr17" draw:name="Object19" text:anchor-type="as-char" svg:y="-0.1484in" svg:width="1.0256in" svg:height="0.1839in" draw:z-index="68"><draw:object xlink:href="./Object 50" xlink:type="simple" xlink:show="embed" xlink:actuate="onLoad"/><draw:image xlink:href="./ObjectReplacements/Object 50" xlink:type="simple" xlink:show="embed" xlink:actuate="onLoad"/><svg:desc>formula</svg:desc></draw:frame></text:span>se nyní zobrazí v dokumentu.</text:p>
        </text:list-item>
      </text:list>
      <text:h text:style-name="Heading_20_1" text:outline-level="2"><text:bookmark-start text:name="__RefHeading__31094_829629078"/>Úpravy vzorců<text:bookmark-end text:name="__RefHeading__31094_829629078"/></text:h>
      <text:p text:style-name="Text_20_body">Způsob úpravy vzorce a přepnutí do režimu úpravy vzorce závisí na tom, zda je vzorec v Math nebo jiném modulu LibreOffice.</text:p>
      <text:list xml:id="list153827622804113" text:continue-list="list153828370547078" text:style-name="Numbering_20_1">
        <text:list-item text:start-value="1">
          <text:p text:style-name="Numbering_20_1"><text:soft-page-break/>V programu Math dvakrát poklepeme na prvek vzorce ve vzorci, který se objeví v okně náhledu a tím vybereme prvek vzorce v editoru vzorců, nebo přímo vybereme prvek vzorce v editoru vzorců.</text:p>
        </text:list-item>
        <text:list-item>
          <text:p text:style-name="Numbering_20_1">V aplikaci Writer, Calc, Impress nebo Draw dvakrát klepneme na vzorec nebo klepneme pravým tlačítkem na vzorec a vybereme z místní nabídky <text:span text:style-name="Strong_20_Emphasis"> Upravit</text:span>. Otevře se editor vzorců v režimu úprav. Kurzor je v editoru vzorců umístěn na začátku vzorce.</text:p>
        </text:list-item>
      </text:list>
      <text:list xml:id="list153828700080443" text:continue-list="list153827664876025" text:style-name="Heading_20_Note">
        <text:list-item>
          <text:p text:style-name="P148">Poznámka</text:p>
        </text:list-item>
      </text:list>
      <text:p text:style-name="Text_20_Note">Pokud nemůžeme vybrat prvek vzorce za použití kurzoru, klepneme na ikonu <text:span text:style-name="Strong_20_Emphasis">Kurzor pro vzorce</text:span> <text:span text:style-name="T7"><draw:frame draw:style-name="fr10" draw:name="Image23" text:anchor-type="as-char" svg:y="-0.1646in" svg:width="0.2083in" svg:height="0.2492in" draw:z-index="69"><draw:image xlink:href="Pictures/100000000000000F00000012F084216C81DA6F6B.png" xlink:type="simple" xlink:show="embed" xlink:actuate="onLoad" loext:mime-type="image/png"/></draw:frame></text:span><text:span text:style-name="T7"><text:s/>na nástrojové liště Standardní, čímž kurzor aktivujeme.</text:span></text:p>
      <text:list xml:id="list153828451176258" text:continue-list="list153827622804113" text:style-name="Numbering_20_1">
        <text:list-item>
          <text:p text:style-name="Numbering_20_1">Prvek vzorce, který chceme změnit, vybereme jedním z těchto způsobů:</text:p>
        </text:list-item>
      </text:list>
      <text:list xml:id="list153828417440982" text:continue-list="list153829374126453" text:style-name="List_20_2">
        <text:list-item>
          <text:p text:style-name="List_20_2">V okně náhledu klepneme na prvek vzorce, umístíme kurzor v editoru vzorců na začátek prvku vzorce a poté vybereme prvek vzorce v editoru vzorců.</text:p>
        </text:list-item>
        <text:list-item>
          <text:p text:style-name="List_20_2">Dvojitým klepnutím na prvek vzorce v náhledovém okně vybereme prvek vzorce v editoru vzorců.</text:p>
        </text:list-item>
        <text:list-item>
          <text:p text:style-name="List_20_2">Umístíme kurzor do editoru vzorců na prvek vzorce, který chceme upravit, a poté vybereme tento prvek vzorce.</text:p>
        </text:list-item>
        <text:list-item>
          <text:p text:style-name="List_20_2">Prvek vzorce v editoru vzorců vybereme dvojitým klepnutím.</text:p>
        </text:list-item>
      </text:list>
      <text:list xml:id="list153827861911820" text:continue-list="list153828451176258" text:style-name="Numbering_20_1">
        <text:list-item>
          <text:p text:style-name="Numbering_20_1">Provedeme změny vybraného prvku vzorce.</text:p>
        </text:list-item>
        <text:list-item>
          <text:p text:style-name="Numbering_20_1">V hlavní nabídce zvolíme <text:span text:style-name="Strong_20_Emphasis">Zobrazit &gt; Aktualizovat</text:span> nebo zmáčkneme klávesu <text:span text:style-name="Keystroke">F9</text:span> nebo klepneme na ikonu <text:span text:style-name="Strong_20_Emphasis">Aktualizovat</text:span> <draw:frame draw:style-name="fr10" draw:name="Image15" text:anchor-type="as-char" svg:y="-0.1445in" svg:width="0.198in" svg:height="0.2083in" draw:z-index="70"><draw:image xlink:href="Pictures/100000000000001300000014A23AE2A983DB829D.png" xlink:type="simple" xlink:show="embed" xlink:actuate="onLoad" loext:mime-type="image/png"/></draw:frame><text:s/>na nástrojové liště Standardní. Vzorec v náhledovém okně nebo v dokumentu se zaktualizuje.</text:p>
        </text:list-item>
        <text:list-item>
          <text:p text:style-name="Numbering_20_1">V programu Math po ukončení editace vzorce uložíme změny.</text:p>
        </text:list-item>
        <text:list-item>
          <text:p text:style-name="Numbering_20_1">Ve Writer, Calc, Impress nebo Draw klepneme kamkoli v dokumentu mimo vzorec, abychom opustili režim úprav, a poté dokument uložíme. Tím zároveň uložíme změny do vzorce.</text:p>
        </text:list-item>
      </text:list>
      <text:h text:style-name="Heading_20_1" text:outline-level="2"><text:bookmark-start text:name="__RefHeading__20873_1760461578"/><text:alphabetical-index-mark text:string-value="rozvržení vzorců"/><text:alphabetical-index-mark text:string-value="rozvržení vzorců" text:key1="editor vzorců"/>Rozvržení vzorců<text:bookmark-end text:name="__RefHeading__20873_1760461578"/></text:h>
      <text:p text:style-name="Text_20_body">Tato část obsahuje několik rad, jak napsat složité vzorce v Math nebo v LibreOffice dokumentu.</text:p>
      <text:h text:style-name="P134" text:outline-level="3"><text:bookmark-start text:name="__RefHeading__20875_1760461578"/>Používání složených závorek<text:bookmark-end text:name="__RefHeading__20875_1760461578"/></text:h>
      <text:p text:style-name="Text_20_body">LibreOffice Math neví nic o pořadí operací ve vzorci. Je nutné použít <text:alphabetical-index-mark-start text:id="IMark225896632" text:key1="equation editor"/><text:alphabetical-index-mark text:string-value="závorky (Math)"/>závorky<text:alphabetical-index-mark-end text:id="IMark225896632"/> (složené závorky), abychom určili pořadí operací, které se vyskytují ve vzorci. Následující příklady ukazují, jak mohou být závorky ve vzorci použity.</text:p>
      <text:p text:style-name="Definition_20_Term">Příklad 1</text:p>
      <text:p text:style-name="Text_20_body_20_indent"><text:span text:style-name="Code">2 over x + 1</text:span> dává výsledek<text:span text:style-name="T31"><draw:frame draw:style-name="fr17" draw:name="Object21" text:anchor-type="as-char" svg:y="-0.2437in" svg:width="0.4008in" svg:height="0.3937in" draw:z-index="71"><draw:object xlink:href="./Object 59" xlink:type="simple" xlink:show="embed" xlink:actuate="onLoad"/><draw:image xlink:href="./ObjectReplacements/Object 59" xlink:type="simple" xlink:show="embed" xlink:actuate="onLoad"/></draw:frame></text:span></text:p>
      <text:p text:style-name="Text_20_body_20_indent">Math určil, že 2 před slovem over a x po něm patří ke zlomku, a tak jej i zobrazil. Chceme-li, aby byl jmenovatel x+1 namísto x, musíme jej ohraničit pomocí závorek.</text:p>
      <text:p text:style-name="P92">Vložíme-li závorky do <text:span text:style-name="Code">2 over {x + 1}</text:span>, dostaneme výsledek<text:span text:style-name="T32"><draw:frame draw:style-name="fr17" draw:name="Object22" text:anchor-type="as-char" svg:y="-0.2437in" svg:width="0.4008in" svg:height="0.3929in" draw:z-index="75"><draw:object xlink:href="./Object 60" xlink:type="simple" xlink:show="embed" xlink:actuate="onLoad"/><draw:image xlink:href="./ObjectReplacements/Object 60" xlink:type="simple" xlink:show="embed" xlink:actuate="onLoad"/></draw:frame></text:span>, kde je nyní x+1 jmenovatelem.</text:p>
      <text:p text:style-name="Definition_20_Term"><text:soft-page-break/>Příklad 2</text:p>
      <text:p text:style-name="P92"><text:span text:style-name="Code">– 1 over 2</text:span> dává výsledek<text:span text:style-name="T14"><draw:frame draw:style-name="fr17" draw:name="Object23" text:anchor-type="as-char" svg:y="-0.2437in" svg:width="0.3161in" svg:height="0.3937in" draw:z-index="77"><draw:object xlink:href="./Object 61" xlink:type="simple" xlink:show="embed" xlink:actuate="onLoad"/><draw:image xlink:href="./ObjectReplacements/Object 61" xlink:type="simple" xlink:show="embed" xlink:actuate="onLoad"/></draw:frame></text:span></text:p>
      <text:p text:style-name="Text_20_body_20_indent">Math určil znaménko mínus jako předponu k číslu 1 a proto jej umístil v čitateli zlomku. Chceme-li zobrazit, že je celý zlomek záporný, se znaménkem mínus před vzorcem, musíme vložit zlomek do složených závorek, abychom programu Math určili, že znaky patří k sobě.</text:p>
      <text:p text:style-name="P99">Přidání závorek <text:span text:style-name="T4"><text:s/></text:span>ve značkovacím jazyce<text:span text:style-name="Code"> – {1 over 2}</text:span> dává výsledek<text:span text:style-name="Code"><text:span text:style-name="T13"><draw:frame draw:style-name="fr17" draw:name="Object24" text:anchor-type="as-char" svg:y="-0.2437in" svg:width="0.3146in" svg:height="0.3937in" draw:z-index="78"><draw:object xlink:href="./Object 62" xlink:type="simple" xlink:show="embed" xlink:actuate="onLoad"/><draw:image xlink:href="./ObjectReplacements/Object 62" xlink:type="simple" xlink:show="embed" xlink:actuate="onLoad"/></draw:frame></text:span></text:span>a celý zlomek je nyní záporný.</text:p>
      <text:p text:style-name="Definition_20_Term">Příklad 3</text:p>
      <text:p text:style-name="Text_20_body_20_indent">Pokud jsou ve značkovacím jazyce použity závorky, určují rozvržení vzorce a nezobrazují se ani netisknou. Chceme-li ve vzorci použít závorky, použijeme příkazy značkovacího jazyka <text:span text:style-name="Code">lbrace</text:span> a <text:span text:style-name="Code">rbrace</text:span>.</text:p>
      <text:p text:style-name="P92"><text:span text:style-name="Code">x over {–x + 1}</text:span> dává výsledek<text:span text:style-name="Code"><text:span text:style-name="T12"><draw:frame draw:style-name="fr17" draw:name="Object20" text:anchor-type="as-char" svg:y="-0.2437in" svg:width="0.5193in" svg:height="0.3929in" draw:z-index="79"><draw:object xlink:href="./Object 63" xlink:type="simple" xlink:show="embed" xlink:actuate="onLoad"/><draw:image xlink:href="./ObjectReplacements/Object 63" xlink:type="simple" xlink:show="embed" xlink:actuate="onLoad"/></draw:frame></text:span></text:span></text:p>
      <text:p text:style-name="P92">Nahradíme závorky pomocí příkazu značkovacího jazyka lbrace a rbrace. Napíšeme <text:span text:style-name="Code">x over lbrace –x + 1 rbrace</text:span> a výsledek je<text:span text:style-name="Code"><text:span text:style-name="T12"><draw:frame draw:style-name="fr17" draw:name="Object25" text:anchor-type="as-char" svg:y="-0.2437in" svg:width="0.6346in" svg:height="0.402in" draw:z-index="80"><draw:object xlink:href="./Object 64" xlink:type="simple" xlink:show="embed" xlink:actuate="onLoad"/><draw:image xlink:href="./ObjectReplacements/Object 64" xlink:type="simple" xlink:show="embed" xlink:actuate="onLoad"/></draw:frame></text:span></text:span></text:p>
      <text:h text:style-name="Heading_20_2" text:outline-level="3"><text:bookmark-start text:name="__RefHeading__20883_1760461578"/>Závorky (kulaté závorky) a matice<text:bookmark-end text:name="__RefHeading__20883_1760461578"/></text:h>
      <text:p text:style-name="P108">Chceme-li ve vzorci použít matici, musíme použít <text:alphabetical-index-mark text:string-value="matice, značení" text:key1="editor vzorců"/> <text:alphabetical-index-mark text:string-value="značení matic (Math)"/> maticový příkaz. Například <text:span text:style-name="Code">matrix { a # b ## c # d }</text:span> dává ve vzorci výslednou matici <text:span text:style-name="Code"><text:span text:style-name="T9"><draw:frame draw:style-name="fr17" draw:name="Object26" text:anchor-type="as-char" svg:y="-0.2335in" svg:width="0.4126in" svg:height="0.3972in" draw:z-index="82"><draw:object xlink:href="./Object 65" xlink:type="simple" xlink:show="embed" xlink:actuate="onLoad"/><draw:image xlink:href="./ObjectReplacements/Object 65" xlink:type="simple" xlink:show="embed" xlink:actuate="onLoad"/></draw:frame></text:span></text:span>, kde jsou řádky odděleny dvěma znaky křížku (##) a položky v každém řádku jsou odděleny jedním znakem křížku (#).</text:p>
      <text:p text:style-name="Text_20_body">Použijete-li v matici závorky, za normálních okolností se nezvětšují tak, jako se zvětšuje matice. Například <text:span text:style-name="Code">( matrix { a # b ## c # d } )</text:span> dává výsledek<text:span text:style-name="Code"><draw:frame draw:style-name="fr17" draw:name="Object27" text:anchor-type="as-char" svg:y="-0.2335in" svg:width="0.539in" svg:height="0.3972in" draw:z-index="83"><draw:object xlink:href="./Object 66" xlink:type="simple" xlink:show="embed" xlink:actuate="onLoad"/><draw:image xlink:href="./ObjectReplacements/Object 66" xlink:type="simple" xlink:show="embed" xlink:actuate="onLoad"/></draw:frame></text:span></text:p>
      <text:p text:style-name="P61">K překonání tohoto problému závorek s maticí poskytuje LibreOffice Math  zvětšující se závorky, které zvětšují svou velikost, aby odpovídala velikosti matice. Zvětšující se závorky v matici vytvoříme za pomoci příkazů <text:span text:style-name="Code">left(</text:span> a <text:span text:style-name="Code">right)</text:span>. Například <text:span text:style-name="Code">left( matrix { a # b ## c # d } right)</text:span> dává výsledek<text:span text:style-name="Code"><text:span text:style-name="T9"><draw:frame draw:style-name="fr17" draw:name="Object28" text:anchor-type="as-char" svg:y="-0.2535in" svg:width="0.5409in" svg:height="0.4228in" draw:z-index="84"><draw:object xlink:href="./Object 67" xlink:type="simple" xlink:show="embed" xlink:actuate="onLoad"/><draw:image xlink:href="./ObjectReplacements/Object 67" xlink:type="simple" xlink:show="embed" xlink:actuate="onLoad"/></draw:frame></text:span></text:span>, kde je nyní matice uzavřená ve zvětšujících se závorkách.</text:p>
      <text:p text:style-name="Text_20_body">Zvětšující se závorky lze také použít s jakýmkoli prvkem vzorce, jako je zlomek, druhá odmocnina atd.</text:p>
      <text:list xml:id="list153828800401824" text:continue-list="list153828468271210" text:style-name="Heading_20_Tip">
        <text:list-item>
          <text:p text:style-name="P170">Tip</text:p>
        </text:list-item>
      </text:list>
      <text:p text:style-name="Text_20_Note">Hranaté závorky vytvoříme příkazy <text:span text:style-name="Code">left[</text:span> a <text:span text:style-name="Code">right]</text:span>. Seznam všech závorek dostupných v aplikaci Math lze nalézt v <text:span text:style-name="Emphasis">dodatku A: Přehled příkazů</text:span>.</text:p>
      <text:list xml:id="list153828109725076" text:continue-numbering="true" text:style-name="Heading_20_Tip">
        <text:list-item>
          <text:p text:style-name="P170">Tip</text:p>
        </text:list-item>
      </text:list>
      <text:p text:style-name="P36">Pokud chceme, aby byly všechny závorky být škálovatelné, přejdeme na <text:span text:style-name="Strong_20_Emphasis">Formát &gt; Rozestupy</text:span> a otevřeme dialogové okno Rozestupy. Klepneme na tlačítko <text:span text:style-name="Strong_20_Emphasis">Kategorie</text:span>, vybereme z rozevíracího seznamu <text:span text:style-name="Emphasis">Závorky</text:span> a poté zvolíme volbu <text:span text:style-name="Strong_20_Emphasis">Zvětšovat všechny závorky</text:span>.</text:p>
      <text:h text:style-name="Heading_20_2" text:outline-level="3"><text:bookmark-start text:name="__RefHeading__38940_314314075"/><text:soft-page-break/>Nepárové závorky<text:bookmark-end text:name="__RefHeading__38940_314314075"/></text:h>
      <text:p text:style-name="Text_20_body">Při použití závorek ve vzorci Math očekává, že ke každé levé závorce bude zadána pravá závorka. Jestliže jednu ze závorek zapomeneme zadat, Math umístí znak obrácený otazník na místo, kde by měla být umístěna chybějící závorka. Znak obráceného otazníku zmizí, pokud jsou všechny závorky v páru. Nepárové závorky jsou však někdy potřeba a pro tyto případy máme následující možnosti.</text:p>
      <text:h text:style-name="Heading_20_3" text:outline-level="4"><text:bookmark-start text:name="__RefHeading__17435_901305723"/>Nezvětšující se závorky<text:bookmark-end text:name="__RefHeading__17435_901305723"/></text:h>
      <text:p text:style-name="P48">Zpětné lomítko \ je umístěno před nezvětšující se závorkou, což znamená, že následující znak by neměl být považován za závorku, ale za běžný znak.</text:p>
      <text:p text:style-name="P48">Například nepárové závorky ve vzorci <text:span text:style-name="Code">[ a; b [</text:span> jsou úmyslné, ale vedou  k výsledku<text:span text:style-name="Code"><text:span text:style-name="T13"><draw:frame draw:style-name="fr17" draw:name="Object29" text:anchor-type="as-char" svg:y="-0.1228in" svg:width="0.4382in" svg:height="0.4646in" draw:z-index="85"><draw:object xlink:href="./Object 72" xlink:type="simple" xlink:show="embed" xlink:actuate="onLoad"/><draw:image xlink:href="./ObjectReplacements/Object 72" xlink:type="simple" xlink:show="embed" xlink:actuate="onLoad"/></draw:frame></text:span></text:span>. Abychom odstranili znaky obrácených otazníků a vytvořili nepárové závorky, přidáme zpětná lomítka. Vzorec nyní vypadá následovně <text:span text:style-name="Code">\ [ a; b \ [</text:span> a výsledek<text:span text:style-name="Code"><text:span text:style-name="T13"><draw:frame draw:style-name="fr17" draw:name="Object30" text:anchor-type="as-char" svg:y="-0.1484in" svg:width="0.4728in" svg:height="0.1898in" draw:z-index="87"><draw:object xlink:href="./Object 73" xlink:type="simple" xlink:show="embed" xlink:actuate="onLoad"/><draw:image xlink:href="./ObjectReplacements/Object 73" xlink:type="simple" xlink:show="embed" xlink:actuate="onLoad"/></draw:frame></text:span></text:span>zobrazuje nepárové závorky bez obrácených otazníků.</text:p>
      <text:h text:style-name="P140" text:outline-level="4"><text:bookmark-start text:name="__RefHeading__17437_901305723"/>Zvětšující se závorky<text:bookmark-end text:name="__RefHeading__17437_901305723"/></text:h>
      <text:p text:style-name="Text_20_body">Chceme-li vytvořit nepárové zvětšující se závorky ve vzorci, použijeme příkazy <text:span text:style-name="Code">left</text:span>, <text:span text:style-name="Code">right</text:span> a <text:span text:style-name="Code">none</text:span>.</text:p>
      <text:p text:style-name="P101">Příklad</text:p>
      <text:p text:style-name="Text_20_body_20_indent">Chceme vytvořit vzorec<text:span text:style-name="Code"><text:span text:style-name="T67"><draw:frame draw:style-name="fr17" draw:name="Object32" text:anchor-type="as-char" svg:y="-0.2374in" svg:width="1.1898in" svg:height="0.4154in" draw:z-index="88"><draw:object xlink:href="./Object 75" xlink:type="simple" xlink:show="embed" xlink:actuate="onLoad"/><draw:image xlink:href="./ObjectReplacements/Object 75" xlink:type="simple" xlink:show="embed" xlink:actuate="onLoad"/></draw:frame></text:span></text:span>a v editoru vzorců zadáme <text:span text:style-name="Code">abs = x lbrace stack {x "for" x &gt;= 0 # -x "for" x &lt; 0</text:span>. Dostaneme však nesprávný výsledek <text:span text:style-name="Code"><text:span text:style-name="T67"><draw:frame draw:style-name="fr17" draw:name="Object31" text:anchor-type="as-char" svg:y="-0.1484in" svg:width="0.8311in" svg:height="0.7091in" draw:z-index="89"><draw:object xlink:href="./Object 74" xlink:type="simple" xlink:show="embed" xlink:actuate="onLoad"/><draw:image xlink:href="./ObjectReplacements/Object 74" xlink:type="simple" xlink:show="embed" xlink:actuate="onLoad"/></draw:frame></text:span></text:span>. Chceme-li odstranit obrácené otazníky a vytvořit správný vzorec, musíme použít příkazy <text:span text:style-name="Code">left</text:span>, <text:span text:style-name="Code">right</text:span> a <text:span text:style-name="Code">none</text:span>. Změníme zadání v editoru vzorců na <text:span text:style-name="Code">abs x = left lbrace stack {x "for" x &gt;= 0 # -x "for" x &lt; 0} right none</text:span> a tím vytvoříme správný vzorec.</text:p>
      <text:h text:style-name="Heading_20_2" text:outline-level="3"><text:bookmark-start text:name="__RefHeading__18187_270489466"/>Rozpoznávání funkcí<text:bookmark-end text:name="__RefHeading__18187_270489466"/></text:h>
      <text:p text:style-name="Text_20_body">V základní instalaci programu Math jsou výstupy funkcí v běžných znacích a proměnné kurzívou. Pokud program Math funkci nerozpozná, můžeme jej informovat o tom, že jsme zadali funkci. Před funkci zadáme příkaz značkovacího jazyka <text:span text:style-name="Code">func</text:span>, následující text bude rozpoznán jako funkce a použijí se běžné znaky.</text:p>
      <text:p text:style-name="Text_20_body">Úplný seznam funkcí nalezneme v části <text:bookmark-ref text:reference-format="text" text:ref-name="Appendix A">Dodatek A: Přehled příkazů</text:bookmark-ref>.</text:p>
      <text:p text:style-name="Text_20_body">Po některých funkcích musí následovat číslo nebo proměnná. Pokud chybí, Math umístí na místo chybějících čísel nebo proměnných znaky obrácených otazníků. Abychom odstranili obrácené otazníky a opravili vzorec, musíme zadat jako zástupný znak číslo, proměnnou nebo dvojici prázdných závorek.</text:p>
      <text:list xml:id="list153828523761855" text:continue-numbering="true" text:style-name="Heading_20_Tip">
        <text:list-item>
          <text:p text:style-name="P171">Tip</text:p>
        </text:list-item>
      </text:list>
      <text:p text:style-name="P107">Mezi jednotlivými chybami můžeme procházet pomocí klávesy <text:span text:style-name="Keystroke">F3</text:span> nebo  <text:span text:style-name="Keystroke">Shift</text:span><text:span text:style-name="Emphasis"> + </text:span><text:span text:style-name="Keystroke">F3</text:span>.</text:p>
      <text:h text:style-name="Heading_20_2" text:outline-level="3"><text:bookmark-start text:name="__RefHeading__38942_314314075"/><text:soft-page-break/><text:alphabetical-index-mark text:string-value="rovnice přes více než jeden řádek" text:key1="editor vzorců"/>Vzorce přes více řádků<text:bookmark-end text:name="__RefHeading__38942_314314075"/></text:h>
      <text:p text:style-name="Text_20_body">Předpokládejme, že chceme vytvořit vzorec, který vyžaduje více než jeden řádek, například<text:span text:style-name="T35"><draw:frame draw:style-name="fr17" draw:name="Object33" text:anchor-type="as-char" svg:y="-0.2181in" svg:width="0.4055in" svg:height="0.3764in" draw:z-index="91"><draw:object xlink:href="./Object 87" xlink:type="simple" xlink:show="embed" xlink:actuate="onLoad"/><draw:image xlink:href="./ObjectReplacements/Object 87" xlink:type="simple" xlink:show="embed" xlink:actuate="onLoad"/></draw:frame></text:span>. Běžná reakce je zmáčknout klávesu <text:span text:style-name="Keystroke">Enter</text:span>. Jenže stisknutím klávesy <text:span text:style-name="Keystroke">Enter</text:span> přejdeme v editoru vzorců na nový řádek a výsledný vzorec nemá dva řádky. Pokaždé, když chceme vytvořit a zobrazit nový řádek ve vzorci, je nutné zadat příkaz <text:span text:style-name="Code">newline</text:span>.</text:p>
      <text:p text:style-name="Definition_20_Term">Příklad</text:p>
      <text:p text:style-name="Text_20_body_20_indent"><text:span text:style-name="Code">x = 3<text:line-break/>y = 1</text:span><text:span text:style-name="T9"><text:line-break/></text:span>dává nesprávný výsledek<text:span text:style-name="T33"><draw:frame draw:style-name="fr17" draw:name="Object34" text:anchor-type="as-char" svg:y="-0.1484in" svg:width="0.7382in" svg:height="0.1839in" draw:z-index="92"><draw:object xlink:href="./Object 88" xlink:type="simple" xlink:show="embed" xlink:actuate="onLoad"/><draw:image xlink:href="./ObjectReplacements/Object 88" xlink:type="simple" xlink:show="embed" xlink:actuate="onLoad"/></draw:frame></text:span></text:p>
      <text:p text:style-name="P93"><text:span text:style-name="Code">x = 3 newline y = 1 </text:span>dává správný výsledek<text:span text:style-name="Code"><text:span text:style-name="T9"><draw:frame draw:style-name="fr17" draw:name="Object35" text:anchor-type="as-char" svg:y="-0.2181in" svg:width="0.4055in" svg:height="0.3764in" draw:z-index="93"><draw:object xlink:href="./Object 89" xlink:type="simple" xlink:show="embed" xlink:actuate="onLoad"/><draw:image xlink:href="./ObjectReplacements/Object 89" xlink:type="simple" xlink:show="embed" xlink:actuate="onLoad"/></draw:frame></text:span></text:span></text:p>
      <text:p text:style-name="Text_20_body">V programu Math není možné vytvořit víceřádkový vzorec, pokud řádek končí znaménkem rovná se a chceme pokračovat ve výpočtu na novém řádku, aniž bychom dokončili výraz na pravé straně znaménka rovná se. Pokud požadujeme, aby měl vzorec s více řádky na konci řádku znak bez výrazu za znaménkem rovná se, použijeme buď prázdné uvozovky "" nebo prázdné závorky {} nebo znak mezery ` nebo tildu ~.</text:p>
      <text:p text:style-name="Text_20_body">Ve výchozím nastavení jsou víceřádkové vzorce zarovnány na střed. Více informací o zarovnání pomocí znaku rovná se nalezneme v části  <text:span text:style-name="T5"><text:bookmark-ref text:reference-format="text" text:ref-name="Chapter 4">Kapitola 4 - Přizpůsobení</text:bookmark-ref></text:span>.</text:p>
      <text:p text:style-name="Text_20_body">Mezery mezi prvky ve vzorci se ve značkovacím jazyce neurčují pomocí znaků mezery. Pokud chceme přidat mezery do vzorce, použijeme jednu z těchto možností:</text:p>
      <text:list xml:id="list153827719631160" text:continue-list="list153828998403880" text:style-name="List_20_1">
        <text:list-item>
          <text:p text:style-name="List_20_1">Zpětný apostrof ` přidá malou mezeru.</text:p>
        </text:list-item>
        <text:list-item>
          <text:p text:style-name="List_20_1">Tilda ~ přidá velkou mezeru.</text:p>
        </text:list-item>
        <text:list-item>
          <text:p text:style-name="List_20_1">Můžeme přidat znaky mezery mezi uvozovky “ ”. Tyto mezery budou považovány za text.</text:p>
        </text:list-item>
      </text:list>
      <text:p text:style-name="Text_20_body">Ve výchozím nastavení jsou všechny mezery na konci řádku ignorovány. Více informací nalezneme v <text:span text:style-name="T15"><text:bookmark-ref text:reference-format="text" text:ref-name="Chapter 4">kapitole 4 - Přizpůsobení</text:bookmark-ref></text:span>.</text:p>
      <text:h text:style-name="Heading_20_2" text:outline-level="3"><text:bookmark-start text:name="__RefHeading__20881_1760461578"/>Přidávání <text:alphabetical-index-mark text:string-value="limity součtu/integrálu"/><text:alphabetical-index-mark text:string-value="limity součtu/integrálu" text:key1="editor vzorců"/>limit pro součtové/integrální příkazy<text:bookmark-end text:name="__RefHeading__20881_1760461578"/></text:h>
      <text:p text:style-name="P47">Příkazy pro sumu a integrály mohou mít parametry <text:span text:style-name="Code">from</text:span> a <text:span text:style-name="Code">to</text:span>, pokud chceme nastavit horní a dolní meze. Parametry <text:span text:style-name="Code">from</text:span> a <text:span text:style-name="Code">to</text:span> lze použít jednotlivě nebo společně, jak ukazují následující příklady. Více informací o příkazech pro součty a integrály nalezneme v části <text:span text:style-name="T34"><text:bookmark-ref text:reference-format="text" text:ref-name="Appendix A">Dodatek A: Přehled příkazů</text:bookmark-ref></text:span>.</text:p>
      <text:p text:style-name="Definition_20_Term">Příklady</text:p>
      <text:p text:style-name="P93"><text:span text:style-name="Code">sum from k = 1 to n a_k</text:span> dává výsledek<text:span text:style-name="Code"><text:span text:style-name="T9"><draw:frame draw:style-name="fr17" draw:name="Object36" text:anchor-type="as-char" svg:y="-0.2807in" svg:width="0.4429in" svg:height="0.4484in" draw:z-index="94"><draw:object xlink:href="./Object 90" xlink:type="simple" xlink:show="embed" xlink:actuate="onLoad"/><draw:image xlink:href="./ObjectReplacements/Object 90" xlink:type="simple" xlink:show="embed" xlink:actuate="onLoad"/></draw:frame></text:span></text:span></text:p>
      <text:p text:style-name="P93"><text:span text:style-name="Code">int from 0 to x f(t) dt</text:span> dává výsledek<text:span text:style-name="Code"><text:span text:style-name="T9"><draw:frame draw:style-name="fr17" draw:name="Object37" text:anchor-type="as-char" svg:y="-0.2925in" svg:width="0.6701in" svg:height="0.4717in" draw:z-index="95"><draw:object xlink:href="./Object 91" xlink:type="simple" xlink:show="embed" xlink:actuate="onLoad"/><draw:image xlink:href="./ObjectReplacements/Object 91" xlink:type="simple" xlink:show="embed" xlink:actuate="onLoad"/></draw:frame></text:span></text:span></text:p>
      <text:p text:style-name="P93"><text:span text:style-name="Code">int_0^x f(t) dt</text:span> dává výsledek<text:span text:style-name="Code"><text:span text:style-name="T9"><draw:frame draw:style-name="fr17" draw:name="Object38" text:anchor-type="as-char" svg:y="-0.2228in" svg:width="0.7252in" svg:height="0.3154in" draw:z-index="96"><draw:object xlink:href="./Object 92" xlink:type="simple" xlink:show="embed" xlink:actuate="onLoad"/><draw:image xlink:href="./ObjectReplacements/Object 92" xlink:type="simple" xlink:show="embed" xlink:actuate="onLoad"/></draw:frame></text:span></text:span></text:p>
      <text:p text:style-name="P93"><text:span text:style-name="Code">int from Re f</text:span> dává výsledek<text:span text:style-name="Code"><text:span text:style-name="T9"><draw:frame draw:style-name="fr17" draw:name="Object39" text:anchor-type="as-char" svg:y="-0.1819in" svg:width="0.3189in" svg:height="0.3728in" draw:z-index="97"><draw:object xlink:href="./Object 93" xlink:type="simple" xlink:show="embed" xlink:actuate="onLoad"/><draw:image xlink:href="./ObjectReplacements/Object 93" xlink:type="simple" xlink:show="embed" xlink:actuate="onLoad"/></draw:frame></text:span></text:span></text:p>
      <text:p text:style-name="P93"><text:span text:style-name="Code">sum to infinity 2^{-n}</text:span> dává výsledek<text:span text:style-name="Code"><text:span text:style-name="T9"><draw:frame draw:style-name="fr17" draw:name="Object40" text:anchor-type="as-char" svg:y="-0.2201in" svg:width="0.5098in" svg:height="0.2791in" draw:z-index="98"><draw:object xlink:href="./Object 94" xlink:type="simple" xlink:show="embed" xlink:actuate="onLoad"/><draw:image xlink:href="./ObjectReplacements/Object 94" xlink:type="simple" xlink:show="embed" xlink:actuate="onLoad"/></draw:frame></text:span></text:span></text:p>
      <text:h text:style-name="Heading_20_2" text:outline-level="3"><text:bookmark-start text:name="__RefHeading__20885_1760461578"/><text:soft-page-break/>Psaní <text:alphabetical-index-mark text:string-value="derivace, značky" text:key1="editor vzorců"/><text:alphabetical-index-mark text:string-value="značky pro derivace (Math)"/>derivací<text:bookmark-end text:name="__RefHeading__20885_1760461578"/></text:h>
      <text:p text:style-name="Text_20_body">Při psaní derivací musíme programu Math sdělit, že jde o zlomek, pomocí příkazu <text:span text:style-name="Code">over</text:span>. U úplné derivace se příkaz <text:span text:style-name="Code">over</text:span> jkombinuje se znakem d a u parciální derivace s příkazem <text:span text:style-name="Code">partial</text:span>. Abychom obklopili prvek a vytvořili derivaci, použijeme závorky <text:span text:style-name="Code">{}</text:span>, jak ukazují následující příklady.</text:p>
      <text:p text:style-name="Definition_20_Term">Příklady</text:p>
      <text:p text:style-name="P94"><text:span text:style-name="Code">{df} over {dx}</text:span> dává výsledek<text:span text:style-name="Code"><text:span text:style-name="T9"><draw:frame draw:style-name="fr17" draw:name="Object41" text:anchor-type="as-char" svg:y="-0.2437in" svg:width="0.2791in" svg:height="0.3929in" draw:z-index="99"><draw:object xlink:href="./Object 95" xlink:type="simple" xlink:show="embed" xlink:actuate="onLoad"/><draw:image xlink:href="./ObjectReplacements/Object 95" xlink:type="simple" xlink:show="embed" xlink:actuate="onLoad"/></draw:frame></text:span></text:span></text:p>
      <text:p text:style-name="P94"><text:span text:style-name="Code">{partial f} over {partial y}</text:span> dává výsledek<text:span text:style-name="Code"><text:span text:style-name="T9"><draw:frame draw:style-name="fr17" draw:name="Object42" text:anchor-type="as-char" svg:y="-0.2437in" svg:width="0.3252in" svg:height="0.3929in" draw:z-index="100"><draw:object xlink:href="./Object 96" xlink:type="simple" xlink:show="embed" xlink:actuate="onLoad"/><draw:image xlink:href="./ObjectReplacements/Object 96" xlink:type="simple" xlink:show="embed" xlink:actuate="onLoad"/></draw:frame></text:span></text:span></text:p>
      <text:p text:style-name="P94"><text:span text:style-name="Code">{partial^2 f} over {partial t^2}</text:span> dává výsledek<text:span text:style-name="Code"><text:span text:style-name="T9"><draw:frame draw:style-name="fr17" draw:name="Object43" text:anchor-type="as-char" svg:y="-0.2681in" svg:width="0.3508in" svg:height="0.4402in" draw:z-index="101"><draw:object xlink:href="./Object 97" xlink:type="simple" xlink:show="embed" xlink:actuate="onLoad"/><draw:image xlink:href="./ObjectReplacements/Object 97" xlink:type="simple" xlink:show="embed" xlink:actuate="onLoad"/></draw:frame></text:span></text:span></text:p>
      <text:list xml:id="list153828628565128" text:continue-list="list153828700080443" text:style-name="Heading_20_Note">
        <text:list-item>
          <text:p text:style-name="P149">Poznámka</text:p>
        </text:list-item>
      </text:list>
      <text:p text:style-name="P36">Pokud chceme derivaci napsat pouze pomocí názvu funkce s čárkou, tak jak je to obvyklé ve školním zápisu, musíme nejprve jejich značky přidat do katalogu. Více informací se nachází v kapitole <text:span text:style-name="T8"><text:bookmark-ref text:reference-format="text" text:ref-name="Chapter 4">4 Přizpůsobení</text:bookmark-ref></text:span><text:span text:style-name="T8"><text:s/>.</text:span></text:p>
      <text:h text:style-name="Heading_20_2" text:outline-level="3"><text:bookmark-start text:name="__RefHeading__39056_314314075"/>Znaky značkovacího jazyka jako běžné znaky<text:bookmark-end text:name="__RefHeading__39056_314314075"/></text:h>
      <text:p text:style-name="Text_20_body">Znaky, které se používají jako ovládací prvky ve značkovacím jazyce, nelze zadat přímo jako normální znaky. Tyto znaky jsou: %, {, }, &amp;, |, _, ^ a ". Ve značkovacím jazyce například nelze zapsat <text:span text:style-name="Code">2% = 0.02</text:span> a očekávat, že se stejné znaky objeví ve vzorci. Toto omezení ve značkovacím jazyce překonáme jedním z těchto způsobů:</text:p>
      <text:list xml:id="list153827933579440" text:continue-list="list153827719631160" text:style-name="List_20_1">
        <text:list-item>
          <text:p text:style-name="P174">Znak označíme jako text pomocí dvojitých uvozovek na každé straně znaku, například <text:span text:style-name="Code">2"%"= 0.02</text:span> se objeví ve vzorci jako<text:span text:style-name="Code"><text:span text:style-name="T18"><draw:frame draw:style-name="fr17" draw:name="Object44" text:anchor-type="as-char" svg:y="-0.1484in" svg:width="0.7547in" svg:height="0.1839in" draw:z-index="102"><draw:object xlink:href="./Object 100" xlink:type="simple" xlink:show="embed" xlink:actuate="onLoad"/><draw:image xlink:href="./ObjectReplacements/Object 100" xlink:type="simple" xlink:show="embed" xlink:actuate="onLoad"/></draw:frame></text:span></text:span>. Tento způsob ovšem nelze použít pro samotný znak dvojitých uvozovek, viz níže „<text:span text:style-name="T58"><text:bookmark-ref text:reference-format="text" text:ref-name="__RefHeading__39058_314314075">Text ve vzorcích</text:bookmark-ref></text:span>”.</text:p>
        </text:list-item>
        <text:list-item>
          <text:p text:style-name="List_20_1">Přidáme znak do katalogu programu Math, například znak dvojité uvozovky.</text:p>
        </text:list-item>
        <text:list-item>
          <text:p text:style-name="P174">Použijeme příkazy; například <text:span text:style-name="Code">lbrace</text:span> a <text:span text:style-name="Code">rbrace</text:span> vytvoří složené závorky<text:span text:style-name="T62"><draw:frame draw:style-name="fr17" draw:name="Object45" text:anchor-type="as-char" svg:y="-0.1429in" svg:width="0.2091in" svg:height="0.189in" draw:z-index="103"><draw:object xlink:href="./Object 101" xlink:type="simple" xlink:show="embed" xlink:actuate="onLoad"/><draw:image xlink:href="./ObjectReplacements/Object 101" xlink:type="simple" xlink:show="embed" xlink:actuate="onLoad"/></draw:frame></text:span>.</text:p>
        </text:list-item>
      </text:list>
      <text:list xml:id="list153827778706263" text:continue-list="list153828628565128" text:style-name="Heading_20_Note">
        <text:list-item>
          <text:p text:style-name="P150">Poznámka</text:p>
        </text:list-item>
      </text:list>
      <text:p text:style-name="P36">Dialogové okno Speciální znaky, používané v dalších modulech LibreOffice, není v Math dostupné. Pokud budeme v Math pravidelně vyžadovat speciální znaky, doporučuje se je přidat do katalogu Math. Více informací viz kapitola <text:span text:style-name="T63"><text:bookmark-ref text:reference-format="text" text:ref-name="Chapter 4">4 - Přizpůsobení</text:bookmark-ref></text:span><text:span text:style-name="T63"><text:s/>.</text:span></text:p>
      <text:h text:style-name="Heading_20_2" text:outline-level="3"><text:bookmark-start text:name="__RefHeading__39058_314314075"/>Texty ve vzorcích<text:bookmark-end text:name="__RefHeading__39058_314314075"/></text:h>
      <text:p text:style-name="P63">Pokud chceme do vzorce vložit text, uzavřeme jej do dvojitých uvozovek. Například <text:span text:style-name="Code">x " for " x &gt;= 0</text:span> vytvoří vzorec<text:span text:style-name="Code"><text:span text:style-name="T67"><draw:frame draw:style-name="fr17" draw:name="Object46" text:anchor-type="as-char" svg:y="-0.1484in" svg:width="0.798in" svg:height="0.1839in" draw:z-index="104"><draw:object xlink:href="./Object 104" xlink:type="simple" xlink:show="embed" xlink:actuate="onLoad"/><draw:image xlink:href="./ObjectReplacements/Object 104" xlink:type="simple" xlink:show="embed" xlink:actuate="onLoad"/></draw:frame></text:span></text:span>. V textu jsou přípustné všechny znaky kromě dvojitých uvozovek. Pokud však potřebujeme v textu vzorce dvojité uvozovky, musíme text vytvořit pomocí uvozovek v LibreOffice Writer a poté zkopírovat a vložit text do editoru vzorců, jak je znázorněno na obrázku <text:span text:style-name="T60"><text:sequence-ref text:reference-format="value" text:ref-name="refFigure5">6</text:sequence-ref></text:span>.</text:p>
      <text:p text:style-name="Text_20_body">Ve vzorci bude text ve výchozím písmu, které bylo nastaveno v dialogovém okně Písma. Více informací o tom, jak změnit písma použitá ve vzorcích nalezneme v části „<text:span text:style-name="T61"><text:bookmark-ref text:reference-format="text" text:ref-name="__RefHeading__18195_270489466">Změna vzhledu vzorce</text:bookmark-ref></text:span>” na straně <text:span text:style-name="T60"><text:bookmark-ref text:reference-format="page" text:ref-name="__RefHeading__18195_270489466">23</text:bookmark-ref></text:span>.</text:p>
      <text:p text:style-name="Text_20_body"><text:soft-page-break/>Ve výchozím nastavení je text ve vzorcích zarovnán vlevo. Více informací o tom, jak změnit zarovnání textu nalezneme v části „<text:span text:style-name="T59"><text:bookmark-ref text:reference-format="text" text:ref-name="__RefHeading__18199_270489466">Úprava zarovnání vzorců</text:bookmark-ref></text:span>” na straně <text:span text:style-name="T59"><text:bookmark-ref text:reference-format="page" text:ref-name="__RefHeading__18199_270489466">28</text:bookmark-ref></text:span>.</text:p>
      <text:p text:style-name="P105"><draw:frame draw:style-name="fr3" draw:name="Frame14" text:anchor-type="as-char" svg:width="4.7244in" draw:z-index="105"><draw:text-box fo:min-height="2.1654in"><text:p text:style-name="Caption"><draw:frame draw:style-name="fr6" draw:name="Image24" text:anchor-type="paragraph" svg:y="0in" svg:width="4.7244in" svg:height="2.1661in" draw:z-index="106"><draw:image xlink:href="Pictures/100000000000021500000112E782BA8ACA28CACD.png" xlink:type="simple" xlink:show="embed" xlink:actuate="onLoad" loext:mime-type="image/png"/></draw:frame><text:change text:change-id="ct105162976"/>Obrázek <text:sequence text:ref-name="refFigure5" text:name="Figure" text:formula="ooow:Figure+1" style:num-format="1">6</text:sequence>: <text:span text:style-name="T68">Příklad dvojitých uvozovek v textu ve vzorci</text:span></text:p></draw:text-box></draw:frame></text:p>
      <text:p text:style-name="Text_20_body">V textu používaném ve vzorcích nejsou příkazy formátování interpretovány. Pokud chceme použít příkazy pro formátování v textu vzorce, musíme text rozdělit v editoru vzorců pomocí dvojitých uvozovek.</text:p>
      <text:p text:style-name="P102">Příklad</text:p>
      <text:p text:style-name="Text_20_body_20_indent">V editoru vzorců zadáme:</text:p>
      <text:p text:style-name="Text_20_body_20_indent"><text:span text:style-name="Code">"In " color blue bold "isosceles" "triangles, the base angles are equal"</text:span></text:p>
      <text:p text:style-name="P95">vytvoří následující text ve vzorci<text:span text:style-name="Code"><text:span text:style-name="T11"><draw:frame draw:style-name="fr17" draw:name="Object47" text:anchor-type="as-char" svg:y="-0.1484in" svg:width="3.2126in" svg:height="0.1839in" draw:z-index="107"><draw:object xlink:href="./Object 105" xlink:type="simple" xlink:show="embed" xlink:actuate="onLoad"/><draw:image xlink:href="./ObjectReplacements/Object 105" xlink:type="simple" xlink:show="embed" xlink:actuate="onLoad"/></draw:frame></text:span></text:span></text:p>
      <text:h text:style-name="Heading_20_2" text:outline-level="3"><text:bookmark-start text:name="__RefHeading__10683_2028479666"/>Zarovnání vzorců pomocí znaku rovná se<text:bookmark-end text:name="__RefHeading__10683_2028479666"/></text:h>
      <text:p text:style-name="Text_20_body">LibreOffice Math nemá příkaz pro zarovnání vzorců na konkrétní znak. K zarovnání vzorců na znak ovšem můžeme použít matici. Většinou se na znak zarovnává rovná se (=).</text:p>
      <text:p text:style-name="Definition_20_Term">Příklad</text:p>
      <text:p text:style-name="Text_20_body_20_indent">Vytvoříme matici:</text:p>
      <text:p text:style-name="Text_20_body_20_indent"><text:span text:style-name="Code">matrix{ alignr x+y # {}={} # alignl 2 ## alignr x <text:s text:c="2"/># {}={} # alignl 2-y }</text:span></text:p>
      <text:p text:style-name="Text_20_body_20_indent">a dostaneme následující výsledek, kde jsou vzorce zarovnány na znak rovná se<text:span text:style-name="T64"><draw:frame draw:style-name="fr17" draw:name="Object48" text:anchor-type="as-char" svg:y="-0.2335in" svg:width="1.1638in" svg:height="0.3972in" draw:z-index="108"><draw:object xlink:href="./Object 106" xlink:type="simple" xlink:show="embed" xlink:actuate="onLoad"/><draw:image xlink:href="./ObjectReplacements/Object 106" xlink:type="simple" xlink:show="embed" xlink:actuate="onLoad"/></draw:frame></text:span></text:p>
      <text:list xml:id="list153828810486436" text:continue-numbering="true" text:style-name="Heading_20_Note">
        <text:list-item>
          <text:p text:style-name="P151">Poznámka</text:p>
        </text:list-item>
      </text:list>
      <text:p text:style-name="P85">Prázdné složené závorky na každé straně znaku rovná se jsou nezbytné, protože znak rovná se je binární operátor a vyžaduje výraz na každé straně. Můžeme použít mezery nebo znaky ` nebo ~ na každé straně znaménka rovná se, ale doporučují se závorky, protože jsou lépe vidět ve značkovacím jazyce.</text:p>
      <text:p text:style-name="Text_20_body">Pokud změníme mezery mezi sloupci matice, můžeme zmenšit mezery na každé straně znaménka rovná se. Více informací o tom, jak upravit mezery ve vzorcích nalezneme v části „<text:span text:style-name="T69"><text:bookmark-ref text:reference-format="text" text:ref-name="__RefHeading__40349_314314075">Úprava rozestupů vzorců</text:bookmark-ref></text:span>” na straně <text:span text:style-name="T69"><text:bookmark-ref text:reference-format="page" text:ref-name="__RefHeading__40349_314314075">26</text:bookmark-ref></text:span><text:span text:style-name="T69"><text:s/>.</text:span></text:p>
      <text:h text:style-name="Heading_20_1" text:outline-level="2"><text:bookmark-start text:name="__RefHeading__18195_270489466"/><text:soft-page-break/>Změna vzhledu vzorce<text:bookmark-end text:name="__RefHeading__18195_270489466"/></text:h>
      <text:h text:style-name="Heading_20_2" text:outline-level="3"><text:bookmark-start text:name="__RefHeading__18197_270489466"/>Velikost písma vzorce<text:bookmark-end text:name="__RefHeading__18197_270489466"/></text:h>
      <text:h text:style-name="Heading_20_3" text:outline-level="4"><text:bookmark-start text:name="__RefHeading__59075_1675482542"/>Současná velikost písma vzorce<text:bookmark-end text:name="__RefHeading__59075_1675482542"/></text:h>
      <text:p text:style-name="Text_20_body">Chceme-li změnit výchozí velikost písma pro již vložené vzorce v Math či jiném modulu LibreOffice:</text:p>
      <text:list xml:id="list153827796033527" text:continue-list="list153827861911820" text:style-name="Numbering_20_1">
        <text:list-item text:start-value="1">
          <text:p text:style-name="Numbering_20_1">V editoru vzorců klepneme na značkovací jazyk.</text:p>
        </text:list-item>
        <text:list-item>
          <text:p text:style-name="P182">Přejdeme v hlavní nabídce na <text:span text:style-name="Strong_20_Emphasis">Formát &gt; Velikosti písma</text:span> a otevřeme dialogové okno Velikosti písma (obrázek <text:span text:style-name="T16"><text:sequence-ref text:reference-format="value" text:ref-name="refFigure6">7</text:sequence-ref></text:span>).</text:p>
        </text:list-item>
        <text:list-item>
          <text:p text:style-name="Numbering_20_1">Vybereme jinou <text:alphabetical-index-mark-start text:id="IMark114516488" text:key1="equation editor"/>velikost písma<text:alphabetical-index-mark-end text:id="IMark114516488"/> pomocí číselníku <text:span text:style-name="Emphasis">Základní velikost</text:span> nebo do textového pole <text:span text:style-name="Emphasis">Základní velikost</text:span> zadáme novou velikost písma.</text:p>
        </text:list-item>
        <text:list-item>
          <text:p text:style-name="Numbering_20_1">Klepnutím na <text:span text:style-name="Strong_20_Emphasis">OK</text:span> uložíme nové nastavení a okno zavřeme. Příklad výsledku při změně velikosti písma je uveden níže.</text:p>
        </text:list-item>
      </text:list>
      <text:p text:style-name="Definition_20_Term">Příklad</text:p>
      <text:p text:style-name="P98">Výchozí velikost písma 12pt:<text:span text:style-name="T53"><draw:frame draw:style-name="fr17" draw:name="Object49" text:anchor-type="as-char" svg:y="-0.1484in" svg:width="1.0256in" svg:height="0.1839in" draw:z-index="110"><draw:object xlink:href="./Object 109" xlink:type="simple" xlink:show="embed" xlink:actuate="onLoad"/><draw:image xlink:href="./ObjectReplacements/Object 109" xlink:type="simple" xlink:show="embed" xlink:actuate="onLoad"/></draw:frame></text:span></text:p>
      <text:p text:style-name="P98">Po změně velikosti písma na 18pt:<text:span text:style-name="T53"><draw:frame draw:style-name="fr17" draw:name="Object50" text:anchor-type="as-char" svg:y="-0.222in" svg:width="1.498in" svg:height="0.2764in" draw:z-index="111"><draw:object xlink:href="./Object 110" xlink:type="simple" xlink:show="embed" xlink:actuate="onLoad"/><draw:image xlink:href="./ObjectReplacements/Object 110" xlink:type="simple" xlink:show="embed" xlink:actuate="onLoad"/></draw:frame></text:span></text:p>
      <text:p text:style-name="Figure"><draw:frame draw:style-name="fr1" draw:name="Frame7" text:anchor-type="as-char" svg:width="3.1244in" draw:z-index="112"><draw:text-box fo:min-height="2.3437in"><text:p text:style-name="Caption"><draw:frame draw:style-name="fr9" draw:name="Image13" text:anchor-type="as-char" svg:width="3.1244in" style:rel-width="100%" svg:height="2.3437in" style:rel-height="scale" draw:z-index="113"><draw:image xlink:href="Pictures/100000000000012C000000E1498319A239752521.png" xlink:type="simple" xlink:show="embed" xlink:actuate="onLoad" loext:mime-type="image/png"/></draw:frame><text:span text:style-name="T76"><text:line-break/></text:span>Obrázek <text:sequence text:ref-name="refFigure6" text:name="Figure" text:formula="ooow:Figure+1" style:num-format="1">7</text:sequence>: Dialogové okno Velikosti písma</text:p></draw:text-box></draw:frame></text:p>
      <text:h text:style-name="Heading_20_3" text:outline-level="4"><text:bookmark-start text:name="__RefHeading__59077_1675482542"/>Výchozí velikost písma vzorce<text:bookmark-end text:name="__RefHeading__59077_1675482542"/></text:h>
      <text:p text:style-name="Text_20_body">Chceme-li změnit výchozí velikost písma použitého pro všechny vzorce v Math či jiném modulu LibreOffice:</text:p>
      <text:list xml:id="list153828663508528" text:continue-list="list153827796033527" text:style-name="Numbering_20_1">
        <text:list-item text:start-value="1">
          <text:p text:style-name="P182">Před vložením nějakého vzorce do dokumentu přejdeme v hlavní nabídce na <text:span text:style-name="Strong_20_Emphasis">Formát &gt; Velikosti písma</text:span> a otevřeme dialogové okno Velikosti písma (obrázek <text:span text:style-name="T16"><text:sequence-ref text:reference-format="value" text:ref-name="refFigure6">7</text:sequence-ref></text:span>).</text:p>
        </text:list-item>
        <text:list-item>
          <text:p text:style-name="Numbering_20_1">Vybereme jinou <text:alphabetical-index-mark-start text:id="IMark143602840" text:key1="equation editor"/>velikost písma<text:alphabetical-index-mark-end text:id="IMark143602840"/> pomocí číselníku nebo zadáme novou velikost písma v poli Základní velikost.</text:p>
        </text:list-item>
        <text:list-item>
          <text:p text:style-name="Numbering_20_1">Klikněme na tlačítko Výchozí a potvrdíme změnu základní velikosti písma. Všechny vzorce vytvořené od tohoto okamžiku budou používat novou základní velikost písma.</text:p>
        </text:list-item>
        <text:list-item>
          <text:p text:style-name="Numbering_20_1">Klepnutím na tlačítko OK uložíme změny a zavřeme dialogové okno Velikosti písma.</text:p>
        </text:list-item>
      </text:list>
      <text:list xml:id="list153829519200948" text:continue-list="list153828810486436" text:style-name="Heading_20_Note">
        <text:list-item>
          <text:p text:style-name="P152">Poznámka</text:p>
        </text:list-item>
      </text:list>
      <text:p text:style-name="P88">Pokud jsme do dokumentu již vložili vzorce a změníme výchozí velikost písma, nová výchozí nastavení se použijí pouze pro vzorce vložené po změně výchozích nastavení. Pokud chceme, aby již vložené vzorce používaly stejnou velikost písma dle výchozího nastavení, musíme jednotlivě změnit velikost písma vzorců.</text:p>
      <text:list xml:id="list153829058025182" text:continue-list="list153828523761855" text:style-name="Heading_20_Tip">
        <text:list-item>
          <text:p text:style-name="Heading_20_Tip"><text:soft-page-break/>Tip</text:p>
        </text:list-item>
      </text:list>
      <text:p text:style-name="Text_20_Note"><text:span text:style-name="T65">Existuje rozšíření „Formatting of all Math formulas”. To umožňuje změnit název písma a velikost písma pro všechny nebo jen pro vybrané vzorce v dokumentu. Můžeme si jej stáhnout ze <text:s/></text:span>stránky oficiálních rozšíření: <text:a xlink:type="simple" xlink:href="https://extensions.libreoffice.org/extensions/formatting-of-all-math-formulas" text:style-name="Internet_20_link" text:visited-style-name="Visited_20_Internet_20_Link"><text:span text:style-name="T65">https://extensions.libreoffice.org/extensions/formatting-of-all-math-formulas</text:span></text:a></text:p>
      <text:h text:style-name="Heading_20_3" text:outline-level="4"><text:bookmark-start text:name="__RefHeading___Toc23719_290720014"/>Možnosti velikosti písma<text:bookmark-end text:name="__RefHeading___Toc23719_290720014"/></text:h>
      <text:p text:style-name="P63">Dialogové okno Velikosti písma (obrázek <text:span text:style-name="T9"><text:sequence-ref text:reference-format="value" text:ref-name="refFigure6">7</text:sequence-ref></text:span>) určuje velikost písma pro vzorce. Vybereme základní velikost a všechny prvky vzorce se změní v měřítku k tomuto základu.</text:p>
      <text:list xml:id="list153827635070699" text:continue-list="list153827933579440" text:style-name="List_20_1">
        <text:list-item>
          <text:p text:style-name="List_20_1"><text:span text:style-name="Strong_20_Emphasis">Základní velikost</text:span> – všechny prvky vzorce jsou proporcionálně upraveny podle základní velikosti. Chceme-li změnit základní velikost, vybereme nebo zadáme požadovanou velikost v bodech (pt). Můžeme také použít jiné měrné jednotky nebo jiné metriky, které se poté automaticky převedou na body.</text:p>
        </text:list-item>
        <text:list-item>
          <text:p text:style-name="List_20_1"><text:span text:style-name="Strong_20_Emphasis">Relativní velikosti</text:span> – v této části můžeme určit relativní velikosti pro každý typ prvku vzhledem k základní velikosti.</text:p>
        </text:list-item>
      </text:list>
      <text:list xml:id="list153828159265942" text:continue-list="list153828417440982" text:style-name="List_20_2">
        <text:list-item>
          <text:p text:style-name="List_20_2"><text:span text:style-name="Emphasis">Text</text:span> – volba velikosti textu ve vzorci vzhledem k základní velikosti.</text:p>
        </text:list-item>
        <text:list-item>
          <text:p text:style-name="List_20_2"><text:span text:style-name="Emphasis">Indexy</text:span> – relativní velikost pro indexy ve vzorci v poměru k základní velikosti.</text:p>
        </text:list-item>
        <text:list-item>
          <text:p text:style-name="List_20_2"><text:span text:style-name="Emphasis">Funkce</text:span> – relativní velikost pro jména a ostatní prvky funkce ve vzorci v poměru k základní velikosti.</text:p>
        </text:list-item>
        <text:list-item>
          <text:p text:style-name="List_20_2"><text:span text:style-name="Emphasis">Operátory</text:span> – relativní velikost matematických operátorů ve vzorci v poměru k základní velikosti.</text:p>
        </text:list-item>
        <text:list-item>
          <text:p text:style-name="List_20_2"><text:span text:style-name="Emphasis">Meze</text:span> – relativní velikost pro meze ve vzorci v poměru k základní velikosti.</text:p>
        </text:list-item>
      </text:list>
      <text:list xml:id="list153827894339347" text:continue-list="list153827635070699" text:style-name="List_20_1">
        <text:list-item>
          <text:p text:style-name="List_20_1"><text:span text:style-name="Strong_20_Emphasis">Výchozí</text:span> – klepnutím na toto tlačítko se uloží veškeré změny pro všechny nové vzorce jako výchozí. Před uložením změn se zobrazí potvrzovací zpráva.</text:p>
        </text:list-item>
      </text:list>
      <text:h text:style-name="Heading_20_2" text:outline-level="3"><text:bookmark-start text:name="__RefHeading__17201_270489466"/>Písma ve vzorci<text:bookmark-end text:name="__RefHeading__17201_270489466"/></text:h>
      <text:h text:style-name="Heading_20_3" text:outline-level="4"><text:bookmark-start text:name="__RefHeading__17261_1314189033"/>Současné písmo vzorce<text:bookmark-end text:name="__RefHeading__17261_1314189033"/></text:h>
      <text:p text:style-name="Text_20_body">Chceme-li změnit písma používaná pro současné vzorce v Math či jiném modulu LibreOffice:</text:p>
      <text:list xml:id="list153827841261031" text:continue-list="list153828663508528" text:style-name="Numbering_20_1">
        <text:list-item text:start-value="1">
          <text:p text:style-name="Numbering_20_1">V editoru vzorců klepneme na značkovací jazyk.</text:p>
        </text:list-item>
        <text:list-item>
          <text:p text:style-name="P182">Přejdeme v hlavní nabídce na <text:span text:style-name="Strong_20_Emphasis">Formát &gt; Písma</text:span> a otevřeme dialogové okno Písma (obrázek <text:span text:style-name="T16"><text:sequence-ref text:reference-format="value" text:ref-name="refFigure7">8</text:sequence-ref></text:span>).</text:p>
        </text:list-item>
        <text:list-item>
          <text:p text:style-name="Numbering_20_1">Z rozevíracího seznamu vybereme nové písmo pro každou z různých možností.</text:p>
        </text:list-item>
        <text:list-item>
          <text:p text:style-name="Numbering_20_1">Pokud se písmo, které chceme použít, neobjeví v rozevíracím seznamu, klepneme na <text:span text:style-name="Strong_20_Emphasis">Změnit</text:span>, v místní nabídce vybereme volbu a otevřeme dialog písem. Vybereme písmo, které chceme použít, klepneme na tlačítko <text:span text:style-name="Strong_20_Emphasis">OK</text:span> a přidáme písmo do rozevíracího seznamu pro tuto volbu.</text:p>
        </text:list-item>
        <text:list-item>
          <text:p text:style-name="Numbering_20_1">Klepnutím na tlačítko <text:span text:style-name="Strong_20_Emphasis">OK</text:span> uložíme změny a zavřeme dialogové okno Písma.</text:p>
        </text:list-item>
      </text:list>
      <text:p text:style-name="Figure"><text:soft-page-break/><draw:frame draw:style-name="fr1" draw:name="Frame8" text:anchor-type="as-char" svg:width="4.1661in" draw:z-index="114"><draw:text-box fo:min-height="3.0307in"><text:p text:style-name="Caption"><draw:frame draw:style-name="fr9" draw:name="Image14" text:anchor-type="as-char" svg:width="4.1661in" style:rel-width="100%" svg:height="3.0307in" style:rel-height="scale" draw:z-index="115"><draw:image xlink:href="Pictures/100000000000019000000123EA7B93179FC7D77A.png" xlink:type="simple" xlink:show="embed" xlink:actuate="onLoad" loext:mime-type="image/png"/></draw:frame><text:span text:style-name="T76"><text:line-break/></text:span>Obrázek <text:sequence text:ref-name="refFigure7" text:name="Figure" text:formula="ooow:Figure+1" style:num-format="1">8</text:sequence>: Dialogové okno Písma</text:p></draw:text-box></draw:frame></text:p>
      <text:h text:style-name="Heading_20_3" text:outline-level="4"><text:bookmark-start text:name="__RefHeading__17263_1314189033"/>Výchozí písmo vzorce<text:bookmark-end text:name="__RefHeading__17263_1314189033"/></text:h>
      <text:p text:style-name="Text_20_body">Chceme-li změnit výchozí písmo používané pro všechny vzorce v Math či jiném modulu LibreOffice:</text:p>
      <text:list xml:id="list153829494562929" text:continue-list="list153827841261031" text:style-name="Numbering_20_1">
        <text:list-item text:start-value="1">
          <text:p text:style-name="P182">Před vložením jakýchkoli vzorců do dokumentu přejdeme v hlavní nabídce na <text:span text:style-name="Strong_20_Emphasis">Formát &gt; Písma</text:span> a otevřeme dialogové okno Písma (obrázek <text:span text:style-name="T16"><text:sequence-ref text:reference-format="value" text:ref-name="refFigure7">8</text:sequence-ref></text:span>).</text:p>
        </text:list-item>
        <text:list-item>
          <text:p text:style-name="Numbering_20_1">Z rozevíracího seznamu vybereme nové písmo pro každou z různých možností.</text:p>
        </text:list-item>
        <text:list-item>
          <text:p text:style-name="Numbering_20_1">Pokud se písmo, které chceme použít, neobjeví v rozevíracím seznamu, klepneme na <text:span text:style-name="Strong_20_Emphasis">Změnit</text:span>, v místní nabídce vybereme volbu a otevřeme dialog písem. Vybereme písmo, které chceme použít, klepneme na tlačítko <text:span text:style-name="Strong_20_Emphasis">OK</text:span> a přidáme písmo do rozevíracího seznamu pro tuto volbu.</text:p>
        </text:list-item>
        <text:list-item>
          <text:p text:style-name="Numbering_20_1">Klepneme na tlačítko <text:span text:style-name="Strong_20_Emphasis">Výchozí</text:span> a potvrdíme změnu písma. Všechny vzorce vytvořené od tohoto okamžiku budou používat nová písma.</text:p>
        </text:list-item>
        <text:list-item>
          <text:p text:style-name="Numbering_20_1">Klepnutím na tlačítko <text:span text:style-name="Strong_20_Emphasis">OK</text:span> uložíme změny a zavřeme dialogové okno Písma.</text:p>
        </text:list-item>
      </text:list>
      <text:list xml:id="list153827907638911" text:continue-list="list153829519200948" text:style-name="Heading_20_Note">
        <text:list-item>
          <text:p text:style-name="P153">Poznámka</text:p>
        </text:list-item>
      </text:list>
      <text:p text:style-name="Text_20_Note">Pokud jsme již do dokumentu vložili vzorce a změníme výchozí písma, nová výchozí nastavení se použijí pouze pro vzorce vložené po změně výchozích nastavení. Pokud chceme, aby již vložené vzorce používaly stejná písma dle výchozího nastavení, musíme jednotlivě změnit písma vzorců.</text:p>
      <text:h text:style-name="Heading_20_3" text:outline-level="4"><text:bookmark-start text:name="__RefHeading___Toc23721_290720014"/>Možnosti písma vzorce<text:bookmark-end text:name="__RefHeading___Toc23721_290720014"/></text:h>
      <text:p text:style-name="Text_20_body">Určuje písma, která lze použít pro prvky vzorců.</text:p>
      <text:list xml:id="list153827760415913" text:continue-list="list153827894339347" text:style-name="List_20_1">
        <text:list-item>
          <text:p text:style-name="List_20_1"><text:span text:style-name="Strong_20_Emphasis">Písma pro vzorce</text:span> – určuje písma použitá pro proměnné, funkce, čísla a vložený text, které tvoří prvky vzorce.</text:p>
        </text:list-item>
      </text:list>
      <text:list xml:id="list153828927104411" text:continue-list="list153828159265942" text:style-name="List_20_2">
        <text:list-item>
          <text:p text:style-name="List_20_2"><text:span text:style-name="Emphasis">Proměnné</text:span> – výběr písma pro proměnné ve vzorci. Například ve vzorci x=SIN(y) jsou x a y proměnné a budou se zobrazovat v přiřazeném typu písma.</text:p>
        </text:list-item>
        <text:list-item>
          <text:p text:style-name="List_20_2"><text:span text:style-name="Emphasis">Funkce</text:span> – výběr písma pro názvy a vlastnosti funkcí. Například funkce ve vzorci x=SIN(y) je =SIN( ).</text:p>
        </text:list-item>
        <text:list-item>
          <text:p text:style-name="List_20_2"><text:span text:style-name="Emphasis">Čísla</text:span> – výběr písem pro čísla ve vzorcích.</text:p>
        </text:list-item>
        <text:list-item>
          <text:p text:style-name="List_20_2"><text:span text:style-name="Emphasis">Text</text:span> – určuje písma pro text ve vzorci.</text:p>
        </text:list-item>
      </text:list>
      <text:list xml:id="list153828816741852" text:continue-list="list153827760415913" text:style-name="List_20_1">
        <text:list-item>
          <text:p text:style-name="P175"><text:span text:style-name="Strong_20_Emphasis">Vlastní písma</text:span> – v této sekci dialogového okna Písma se určují písma, která formátují ostatní textové komponenty ve vzorci (obrázek <text:span text:style-name="T37"><text:sequence-ref text:reference-format="value" text:ref-name="refFigure7">8</text:sequence-ref></text:span>). Dostupná jsou tři základní písma - patkové písmo, bezpatkové písmo a písmo s pevnou šířkou<text:soft-page-break/>. Pomocí tlačítka <text:span text:style-name="Strong_20_Emphasis">Změnit</text:span> lze do každého standardního nainstalovaného základního písma přidat další písma. K dispozici je libovolné písmo nainstalované v počítači.</text:p>
        </text:list-item>
      </text:list>
      <text:list xml:id="list153828578203465" text:continue-list="list153828927104411" text:style-name="List_20_2">
        <text:list-item>
          <text:p text:style-name="List_20_2"><text:span text:style-name="Emphasis">Patkové písmo</text:span> – určuje písmo, které má být použito pro patkový formát písma. Patky jsou malá „vodítka", která můžete vidět např. v dolní části velkého A při použití písma Times serif. Použití patkového písma je užitečné, protože vede oko čtenáře po rovné lince a může urychlit čtení.</text:p>
        </text:list-item>
        <text:list-item>
          <text:p text:style-name="List_20_2"><text:span text:style-name="Emphasis">Bezpatkové písmo</text:span> – určuje písmo, které má být použito pro bezpatkový formát písma.</text:p>
        </text:list-item>
        <text:list-item>
          <text:p text:style-name="List_20_2"><text:span text:style-name="Emphasis">Pevná šířka</text:span> – určuje písmo, které má být použito pro písma s pevnou šířkou.</text:p>
        </text:list-item>
      </text:list>
      <text:list xml:id="list153829397830071" text:continue-list="list153828816741852" text:style-name="List_20_1">
        <text:list-item>
          <text:p text:style-name="List_20_1"><text:span text:style-name="Strong_20_Emphasis">Změnit</text:span> – klepnutím na jednu z možností v místní nabídce se dostaneme do dialogu Písma, kde lze definovat písmo a atributy pro příslušný vzorec a pro vlastní písma.</text:p>
        </text:list-item>
        <text:list-item>
          <text:p text:style-name="List_20_1"><text:span text:style-name="Strong_20_Emphasis">Výchozí</text:span> – klepnutím na toto tlačítko se uloží veškeré změny pro všechny nové vzorce jako výchozí. Před uložením změn se zobrazí potvrzovací zpráva.</text:p>
        </text:list-item>
      </text:list>
      <text:list xml:id="list153827598953732" text:continue-list="list153827907638911" text:style-name="Heading_20_Note">
        <text:list-item>
          <text:p text:style-name="P154">Poznámka</text:p>
        </text:list-item>
      </text:list>
      <text:p text:style-name="P86">Pokud je pro vzorec vybráno nové písmo, staré písmo zůstane v seznamu vedle nového a lze jej znovu vybrat.</text:p>
      <text:list xml:id="list153827815365988" text:continue-numbering="true" text:style-name="Heading_20_Note">
        <text:list-item>
          <text:p text:style-name="P154">Poznámka</text:p>
        </text:list-item>
      </text:list>
      <text:p text:style-name="P36">Proměnné by se měly psát <text:span text:style-name="Emphasis">kurzívou</text:span>, a proto je třeba se ujistit, zda je zaškrtnuto pole <text:span text:style-name="Emphasis">Kurzíva</text:span>  pro písmo, které chceme použít. U všech ostatních prvků použijeme základní podobu písma. Styl lze snadno změnit v samotném vzorci pomocí příkazů <text:span text:style-name="Code">italic</text:span> nebo <text:span text:style-name="Code">bold</text:span>, kterými tyto vlastnosti nastavíme, a příkazů <text:span text:style-name="Code">nitalic</text:span> nebo <text:span text:style-name="Code">nbold</text:span>, jimiž je zrušíme.</text:p>
      <text:h text:style-name="Heading_20_2" text:outline-level="3"><text:bookmark-start text:name="__RefHeading__40349_314314075"/>Úprava rozestupů vzorců<text:bookmark-end text:name="__RefHeading__40349_314314075"/></text:h>
      <text:p text:style-name="P63">V dialogovém okně Rozestupy (obrázek <text:sequence-ref text:reference-format="value" text:ref-name="refFigure8">9</text:sequence-ref>) můžeme určit vzdálenosti mezi prvky vzorce. Vzdálenost se určuje v procentech relativně k základní velikosti písma.</text:p>
      <text:p text:style-name="Figure"><draw:frame draw:style-name="fr1" draw:name="Frame9" text:anchor-type="as-char" svg:width="4.0201in" draw:z-index="116"><draw:text-box fo:min-height="1.8646in"><text:p text:style-name="Caption"><draw:frame draw:style-name="fr9" draw:name="Image16" text:anchor-type="as-char" svg:width="4.0201in" style:rel-width="100%" svg:height="1.8646in" style:rel-height="scale" draw:z-index="117"><draw:image xlink:href="Pictures/1000000000000182000000B319C2BC7960A3F4F7.png" xlink:type="simple" xlink:show="embed" xlink:actuate="onLoad" loext:mime-type="image/png"/></draw:frame><text:span text:style-name="T76"><text:line-break/></text:span>Obrázek <text:sequence text:ref-name="refFigure8" text:name="Figure" text:formula="ooow:Figure+1" style:num-format="1">9</text:sequence>: Dialogové okno Rozestupy</text:p></draw:text-box></draw:frame></text:p>
      <text:h text:style-name="Heading_20_3" text:outline-level="4"><text:bookmark-start text:name="__RefHeading__18171_105502877"/>Současné rozestupy vzorců<text:bookmark-end text:name="__RefHeading__18171_105502877"/></text:h>
      <text:p text:style-name="Text_20_body">Chceme-li změnit rozestupy vzorce v Math či jiném modulu LibreOffice:</text:p>
      <text:list xml:id="list153828382961197" text:continue-list="list153829494562929" text:style-name="Numbering_20_1">
        <text:list-item text:start-value="1">
          <text:p text:style-name="Numbering_20_1">V editoru vzorců klepneme na značkovací jazyk.</text:p>
        </text:list-item>
        <text:list-item>
          <text:p text:style-name="P182">Přejdeme v hlavní nabídce na <text:span text:style-name="Strong_20_Emphasis">Formát &gt; Rozestupy</text:span> a otevřeme dialogové okno Rozestupy (obrázek <text:span text:style-name="T38"><text:sequence-ref text:reference-format="value" text:ref-name="refFigure8">9</text:sequence-ref></text:span>).</text:p>
        </text:list-item>
        <text:list-item>
          <text:p text:style-name="Numbering_20_1">Klepneme na <text:span text:style-name="Strong_20_Emphasis">Kategorii</text:span> a vybereme jednu z možností z rozevíracího seznamu. Volby v dialogovém okně se změní v závislosti na vybrané kategorii.</text:p>
        </text:list-item>
        <text:list-item>
          <text:p text:style-name="Numbering_20_1">Zadáme novou hodnotu v kategorii a klepneme na <text:span text:style-name="Strong_20_Emphasis">OK</text:span>.</text:p>
        </text:list-item>
        <text:list-item>
          <text:p text:style-name="Numbering_20_1">Zkontrolujeme výsledek ve vzorci. V případě, že výsledek neodpovídá naší představě, opakujeme výše uvedené kroky.</text:p>
        </text:list-item>
      </text:list>
      <text:h text:style-name="Heading_20_3" text:outline-level="4"><text:bookmark-start text:name="__RefHeading__18173_105502877"/><text:soft-page-break/>Výchozí rozestupy vzorců<text:bookmark-end text:name="__RefHeading__18173_105502877"/></text:h>
      <text:p text:style-name="Text_20_body">Chceme-li změnit výchozí rozestupy používané pro všechny vzorce v Math nebo jiném modulu LibreOffice:</text:p>
      <text:list xml:id="list153828053776767" text:continue-list="list153828382961197" text:style-name="Numbering_20_1">
        <text:list-item text:start-value="1">
          <text:p text:style-name="P182">Před vložením jakýchkoli vzorců do dokumentu přejdeme v na hlavním nabídce na <text:span text:style-name="Strong_20_Emphasis">Formát &gt; Rozestupy</text:span>  a otevřeme dialogové okno Rozestupy (obrázek <text:span text:style-name="T16"><text:sequence-ref text:reference-format="value" text:ref-name="refFigure8">9</text:sequence-ref></text:span>).</text:p>
        </text:list-item>
        <text:list-item>
          <text:p text:style-name="Numbering_20_1">Klepneme na <text:span text:style-name="Strong_20_Emphasis">Kategorii</text:span> a vybereme jednu z možností z rozevíracího seznamu. Volby v dialogovém okně se změní v závislosti na vybrané kategorii.</text:p>
        </text:list-item>
        <text:list-item>
          <text:p text:style-name="Numbering_20_1">Klepneme na <text:span text:style-name="Strong_20_Emphasis">Výchozí</text:span> a potvrdíme změny rozestupů ve vzorci. Všechny vzorce vytvořené od tohoto bodu budou používat nové rozestupy.</text:p>
        </text:list-item>
        <text:list-item>
          <text:p text:style-name="Numbering_20_1">Klepnutím na <text:span text:style-name="Strong_20_Emphasis">OK</text:span> uložíme změny a zavřeme dialogové okno Rozestupy.</text:p>
        </text:list-item>
      </text:list>
      <text:list xml:id="list153828689984084" text:continue-list="list153827815365988" text:style-name="Heading_20_Note">
        <text:list-item>
          <text:p text:style-name="P155">Poznámka</text:p>
        </text:list-item>
      </text:list>
      <text:p text:style-name="Text_20_Note">Pokud jsme již do dokumentu vložili vzorce a změníme rozestupy, nová výchozí nastavení se použijí pouze pro vzorce vložené po změně výchozích nastavení. Pokud chceme, aby již vložené vzorce používaly stejné rozestupy dle výchozího nastavení, musíme je jednotlivě změnit ve vzorcích.</text:p>
      <text:h text:style-name="Heading_20_3" text:outline-level="4"><text:bookmark-start text:name="__RefHeading___Toc23723_290720014"/>Možnosti rozestupů<text:bookmark-end text:name="__RefHeading___Toc23723_290720014"/></text:h>
      <text:p text:style-name="P63">Pomocí Kategorie v dialogovém okně Rozestupy (obrázek <text:span text:style-name="T6"><text:sequence-ref text:reference-format="value" text:ref-name="refFigure8">9</text:sequence-ref></text:span>) určíme prvek vzorce, pro který chceme nastavit rozestupy. Vzhled dialogu závisí na vybrané kategorii. Okno náhledu ukazuje, které mezery se prostřednictvím příslušných polí upraví.</text:p>
      <text:list xml:id="list153828603271511" text:continue-list="list153829397830071" text:style-name="List_20_1">
        <text:list-item>
          <text:p text:style-name="List_20_1"><text:span text:style-name="Strong_20_Emphasis">Kategorie</text:span> – stisknutím tohoto tlačítka můžeme vybrat kategorii, pro kterou chceme změnit rozestupy.</text:p>
        </text:list-item>
        <text:list-item>
          <text:p text:style-name="List_20_1"><text:span text:style-name="Strong_20_Emphasis">Rozestupy</text:span> – definuje mezery mezi proměnnými a operátory, mezi řádky a mezi odmocninou a argumentem.</text:p>
        </text:list-item>
      </text:list>
      <text:list xml:id="list153829164095137" text:continue-list="list153828578203465" text:style-name="List_20_2">
        <text:list-item>
          <text:p text:style-name="List_20_2"><text:span text:style-name="Emphasis">Řádkování</text:span> – určuje rozestupy mezi řádky.</text:p>
        </text:list-item>
        <text:list-item>
          <text:p text:style-name="List_20_2"><text:span text:style-name="Emphasis">Rozestup pod odmocninou</text:span> – určuje vzdálenost mezi znakem odmocniny a argumentem.</text:p>
        </text:list-item>
      </text:list>
      <text:list xml:id="list153829335149237" text:continue-list="list153828603271511" text:style-name="List_20_1">
        <text:list-item>
          <text:p text:style-name="List_20_1"><text:span text:style-name="Strong_20_Emphasis">Indexy</text:span> – definuje mezery pro horní a dolní indexy.</text:p>
        </text:list-item>
      </text:list>
      <text:list xml:id="list153828366244564" text:continue-list="list153829164095137" text:style-name="List_20_2">
        <text:list-item>
          <text:p text:style-name="List_20_2"><text:span text:style-name="Emphasis">Horní index</text:span> – určuje mezery horního indexu.</text:p>
        </text:list-item>
        <text:list-item>
          <text:p text:style-name="List_20_2"><text:span text:style-name="Emphasis">Dolní index</text:span> – určuje mezery dolního indexu.</text:p>
        </text:list-item>
      </text:list>
      <text:list xml:id="list153827535433831" text:continue-list="list153829335149237" text:style-name="List_20_1">
        <text:list-item>
          <text:p text:style-name="List_20_1"><text:span text:style-name="Strong_20_Emphasis">Zlomky</text:span> – určuje vzdálenost mezi zlomkovou čárou a čitatelem nebo jmenovatelem.</text:p>
        </text:list-item>
      </text:list>
      <text:list xml:id="list153828935173191" text:continue-list="list153828366244564" text:style-name="List_20_2">
        <text:list-item>
          <text:p text:style-name="List_20_2"><text:span text:style-name="Emphasis">Čitatel</text:span> – určuje vzdálenost mezi zlomkovou čárou a čitatelem.</text:p>
        </text:list-item>
        <text:list-item>
          <text:p text:style-name="List_20_2"><text:span text:style-name="Emphasis">Jmenovatel</text:span> – určuje vzdálenost mezi zlomkovou čárou a jmenovatelem.</text:p>
        </text:list-item>
      </text:list>
      <text:list xml:id="list153828197391260" text:continue-list="list153827535433831" text:style-name="List_20_1">
        <text:list-item>
          <text:p text:style-name="List_20_1"><text:span text:style-name="Strong_20_Emphasis">Zlomkové čáry</text:span> – určuje přesah a tloušťku zlomkové čáry.</text:p>
        </text:list-item>
      </text:list>
      <text:list xml:id="list153827891731365" text:continue-list="list153828935173191" text:style-name="List_20_2">
        <text:list-item>
          <text:p text:style-name="List_20_2"><text:span text:style-name="Emphasis">Délka přesahu</text:span> – určuje délku přesahu zlomkové čáry.</text:p>
        </text:list-item>
        <text:list-item>
          <text:p text:style-name="List_20_2"><text:span text:style-name="Emphasis">Tloušťka</text:span> – určuje tloušťku zlomkové čáry.</text:p>
        </text:list-item>
      </text:list>
      <text:list xml:id="list153829314421085" text:continue-list="list153828197391260" text:style-name="List_20_1">
        <text:list-item>
          <text:p text:style-name="List_20_1"><text:span text:style-name="Strong_20_Emphasis">Meze</text:span> – určuje vzdálenost mezi symbolem sumy a mezemi.</text:p>
        </text:list-item>
      </text:list>
      <text:list xml:id="list153829323427360" text:continue-list="list153827891731365" text:style-name="List_20_2">
        <text:list-item>
          <text:p text:style-name="List_20_2"><text:span text:style-name="Emphasis">Horní mez</text:span> – určuje vzdálenost mezi symbolem sumy a horní mezí.</text:p>
        </text:list-item>
        <text:list-item>
          <text:p text:style-name="List_20_2"><text:span text:style-name="Emphasis">Dolní mez</text:span> – určuje vzdálenost mezi symbolem sumy a dolní mezí.</text:p>
        </text:list-item>
      </text:list>
      <text:list xml:id="list153829272953673" text:continue-list="list153829314421085" text:style-name="List_20_1">
        <text:list-item>
          <text:p text:style-name="List_20_1"><text:span text:style-name="Strong_20_Emphasis">Závorky</text:span> – určuje vzdálenost mezi závorkami a obsahem.</text:p>
        </text:list-item>
      </text:list>
      <text:list xml:id="list153827949695579" text:continue-list="list153829323427360" text:style-name="List_20_2">
        <text:list-item>
          <text:p text:style-name="List_20_2"><text:span text:style-name="Emphasis">Velikost přesahu (vlevo/vpravo)</text:span> – určuje svislou vzdálenost mezi horním okrajem obsahu a horním koncem závorky.</text:p>
        </text:list-item>
        <text:list-item>
          <text:p text:style-name="List_20_2"><text:span text:style-name="Emphasis">Vzdálenost</text:span> – určuje vodorovnou vzdálenost mezi obsahem a horním koncem závorky.</text:p>
        </text:list-item>
        <text:list-item>
          <text:p text:style-name="List_20_2"><text:soft-page-break/><text:span text:style-name="Emphasis">Zvětšovat všechny závorky</text:span> – zvětšuje všechny druhy závorek. Pokud zadáme v editoru vzorců ( a over b), závorky se zvětší podle výšky argumentu. Obvykle této změny docílíme zadáním left ( a over b right ).</text:p>
        </text:list-item>
        <text:list-item>
          <text:p text:style-name="List_20_2"><text:span text:style-name="Emphasis">Velikost přesahu</text:span> – upraví velikost přesahu v procentech. Při 0 % se závorky upraví tak, že obklopí argument ve stejné výšce. Čím větší hodnotu zadáme, tím větší bude svislá vzdálenost mezi obsahem a horním koncem závorky. Toto pole lze použít jen ve spojení s volbou Zvětšovat všechny závorky.</text:p>
        </text:list-item>
      </text:list>
      <text:list xml:id="list153828434377939" text:continue-list="list153829272953673" text:style-name="List_20_1">
        <text:list-item>
          <text:p text:style-name="List_20_1"><text:span text:style-name="Strong_20_Emphasis">Matice</text:span> – určuje relativní vzdálenosti mezi prvky matice.</text:p>
        </text:list-item>
      </text:list>
      <text:list xml:id="list153828730606342" text:continue-list="list153827949695579" text:style-name="List_20_2">
        <text:list-item>
          <text:p text:style-name="List_20_2"><text:span text:style-name="Emphasis">Proklad mezi řádky</text:span> – určuje vzdálenost mezi řádky matice.</text:p>
        </text:list-item>
        <text:list-item>
          <text:p text:style-name="List_20_2"><text:span text:style-name="Emphasis">Proklad mezi sloupci</text:span> – určuje vzdálenost mezi sloupci matice.</text:p>
        </text:list-item>
      </text:list>
      <text:list xml:id="list153828983069572" text:continue-list="list153828434377939" text:style-name="List_20_1">
        <text:list-item>
          <text:p text:style-name="List_20_1"><text:span text:style-name="Strong_20_Emphasis">Symboly</text:span> – určuje vzdálenost symbolů od proměnných.</text:p>
        </text:list-item>
      </text:list>
      <text:list xml:id="list153828041263445" text:continue-list="list153828730606342" text:style-name="List_20_2">
        <text:list-item>
          <text:p text:style-name="List_20_2"><text:span text:style-name="Emphasis">Základní výška</text:span> – určuje výšku symbolů vzhledem k základnímu řádku.</text:p>
        </text:list-item>
        <text:list-item>
          <text:p text:style-name="List_20_2"><text:span text:style-name="Emphasis">Minimální mezera</text:span> – určuje minimální vzdálenost mezi symbolem a proměnnou.</text:p>
        </text:list-item>
      </text:list>
      <text:list xml:id="list153827733781353" text:continue-list="list153828983069572" text:style-name="List_20_1">
        <text:list-item>
          <text:p text:style-name="List_20_1"><text:span text:style-name="Strong_20_Emphasis">Operátory</text:span> – určuje vzdálenosti mezi operátory a proměnnými nebo čísly.</text:p>
        </text:list-item>
      </text:list>
      <text:list xml:id="list153829619936562" text:continue-list="list153828041263445" text:style-name="List_20_2">
        <text:list-item>
          <text:p text:style-name="List_20_2"><text:span text:style-name="Emphasis">Velikost přesahu</text:span> – určuje svislou vzdálenost mezi proměnnou a horním okrajem operátoru.</text:p>
        </text:list-item>
        <text:list-item>
          <text:p text:style-name="List_20_2"><text:span text:style-name="Emphasis">Vzdálenost</text:span> – určuje vodorovnou vzdálenost mezi operátorem a proměnnou.</text:p>
        </text:list-item>
      </text:list>
      <text:list xml:id="list153828535155566" text:continue-list="list153827733781353" text:style-name="List_20_1">
        <text:list-item>
          <text:p text:style-name="List_20_1"><text:span text:style-name="Strong_20_Emphasis">Ohraničení</text:span> – přidá ke vzorci ohraničení. Tato volba je zvláště užitečná, pokud chceme integrovat vzorec do textového souboru v aplikaci Writer. Při nastavení musíme dát pozor, abychom nenastavili velikost 0, jelikož to způsobuje problémy se zobrazením textu, který obtéká vzorec.</text:p>
        </text:list-item>
      </text:list>
      <text:list xml:id="list153828960505283" text:continue-list="list153829619936562" text:style-name="List_20_2">
        <text:list-item>
          <text:p text:style-name="List_20_2"><text:span text:style-name="Emphasis">Vlevo</text:span> – levé ohraničení mezi vzorcem a pozadím.</text:p>
        </text:list-item>
        <text:list-item>
          <text:p text:style-name="List_20_2"><text:span text:style-name="Emphasis">Vpravo</text:span> – pravé ohraničení mezi vzorcem a pozadím.</text:p>
        </text:list-item>
        <text:list-item>
          <text:p text:style-name="List_20_2"><text:span text:style-name="Emphasis">Nahoře</text:span> – horní ohraničení mezi vzorcem a pozadím.</text:p>
        </text:list-item>
        <text:list-item>
          <text:p text:style-name="List_20_2"><text:span text:style-name="Emphasis">Dole</text:span> – spodní ohraničení mezi vzorcem a pozadím.</text:p>
        </text:list-item>
      </text:list>
      <text:list xml:id="list153829084651289" text:continue-list="list153828535155566" text:style-name="List_20_1">
        <text:list-item>
          <text:p text:style-name="List_20_1"><text:span text:style-name="Strong_20_Emphasis">Pole náhledu</text:span> – zobrazuje náhled aktuálního výběru.</text:p>
        </text:list-item>
        <text:list-item>
          <text:p text:style-name="List_20_1"><text:span text:style-name="Strong_20_Emphasis">Výchozí</text:span> – uloží všechny změny jako výchozí nastavení pro všechny nové vzorce. Před uložením změn se zobrazí dialog pro potvrzení.</text:p>
        </text:list-item>
      </text:list>
      <text:h text:style-name="Heading_20_2" text:outline-level="3"><text:bookmark-start text:name="__RefHeading__18199_270489466"/>Úprava zarovnání vzorců<text:bookmark-end text:name="__RefHeading__18199_270489466"/></text:h>
      <text:p text:style-name="P52">Nastavení zarovnání určuje, jak se prvky vzorců umístěné nad sebou vzájemně vodorovně zarovnají.</text:p>
      <text:list xml:id="list153827984419563" text:continue-list="list153828689984084" text:style-name="Heading_20_Note">
        <text:list-item>
          <text:p text:style-name="P156">Poznámka</text:p>
        </text:list-item>
      </text:list>
      <text:p text:style-name="Text_20_Note">Není možné zarovnat vzorce na konkrétní znak a zarovnání vzorců se nevztahuje na textové prvky. Textové prvky jsou vždy zarovnány doleva.</text:p>
      <text:list xml:id="list153828155394516" text:continue-numbering="true" text:style-name="Heading_20_Note">
        <text:list-item>
          <text:p text:style-name="P156">Poznámka</text:p>
        </text:list-item>
      </text:list>
      <text:p text:style-name="P36">Vedle níže popsaných způsobů zarovnání vzorců lze vzorce zarovnat pomocí příkazů <text:span text:style-name="Code">alignl </text:span>, <text:span text:style-name="Code">alignc</text:span> a <text:span text:style-name="Code">alignr </text:span>. Tyto příkazy fungují také pro textové prvky.</text:p>
      <text:h text:style-name="Heading_20_3" text:outline-level="4"><text:bookmark-start text:name="__RefHeading___Toc23725_290720014"/>Současné zarovnání vzorců<text:bookmark-end text:name="__RefHeading___Toc23725_290720014"/></text:h>
      <text:p text:style-name="Text_20_body">Chceme-li změnit zarovnání použité pro aktuální vzorec v Math nebo jiném modulu LibreOffice:</text:p>
      <text:list xml:id="list153828079319990" text:continue-list="list153828053776767" text:style-name="Numbering_20_1">
        <text:list-item text:start-value="1">
          <text:p text:style-name="Numbering_20_1">V editoru vzorců klepneme na značkovací jazyk.</text:p>
        </text:list-item>
        <text:list-item>
          <text:p text:style-name="P182"><text:soft-page-break/>Přejdeme v hlavní nabídce na <text:span text:style-name="Strong_20_Emphasis">Formát &gt; Zarovnání</text:span> a otevřeme dialogové okno Zarovnání (obrázek <text:span text:style-name="T38"><text:sequence-ref text:reference-format="value" text:ref-name="refFigure9">10</text:sequence-ref></text:span>).</text:p>
        </text:list-item>
        <text:list-item>
          <text:p text:style-name="Numbering_20_1">Vybereme horizontální zarovnání <text:span text:style-name="Emphasis">Vlevo</text:span>, <text:span text:style-name="Emphasis">Na střed</text:span> nebo <text:span text:style-name="Emphasis">Vpravo</text:span>.</text:p>
        </text:list-item>
        <text:list-item>
          <text:p text:style-name="Numbering_20_1">Klepneme na <text:span text:style-name="Strong_20_Emphasis">OK</text:span> a zkontrolujeme výsledek ve vzorci. V případě, že výsledek neodpovídá naší představě, opakujeme výše uvedené kroky.</text:p>
        </text:list-item>
      </text:list>
      <text:p text:style-name="P103"><draw:frame draw:style-name="fr1" draw:name="Frame5" text:anchor-type="as-char" svg:width="4.0201in" draw:z-index="119"><draw:text-box fo:min-height="1.8957in"><text:p text:style-name="Caption"><draw:frame draw:style-name="fr9" draw:name="Image17" text:anchor-type="as-char" svg:width="4.0201in" style:rel-width="100%" svg:height="1.8957in" style:rel-height="scale" draw:z-index="121"><draw:image xlink:href="Pictures/1000000000000182000000B67DE8403B3DFC6565.png" xlink:type="simple" xlink:show="embed" xlink:actuate="onLoad" loext:mime-type="image/png"/></draw:frame><text:span text:style-name="T76"><text:line-break/></text:span>Obrázek <text:sequence text:ref-name="refFigure9" text:name="Figure" text:formula="ooow:Figure+1" style:num-format="1">10</text:sequence>: Dialogové okno Zarovnání</text:p></draw:text-box></draw:frame></text:p>
      <text:h text:style-name="Heading_20_3" text:outline-level="4"><text:bookmark-start text:name="__RefHeading__18179_105502877"/>Výchozí zarovnání vzorců<text:bookmark-end text:name="__RefHeading__18179_105502877"/></text:h>
      <text:p text:style-name="Text_20_body">Chceme-li změnit výchozí zarovnání používané pro všechny vzorce v Math nebo jiném modulu LibreOffice:</text:p>
      <text:list xml:id="list153828571724996" text:continue-list="list153828079319990" text:style-name="Numbering_20_1">
        <text:list-item text:start-value="1">
          <text:p text:style-name="P182">Před vložením jakýchkoli vzorců do dokumentu přejdeme v hlavní nabídce na <text:span text:style-name="Strong_20_Emphasis">Formát &gt; Zarovnání</text:span> a otevřeme dialogové okno Zarovnání (obrázek <text:span text:style-name="T16"><text:sequence-ref text:reference-format="value" text:ref-name="refFigure9">10</text:sequence-ref></text:span>).</text:p>
        </text:list-item>
        <text:list-item>
          <text:p text:style-name="Numbering_20_1">Vybereme horizontální zarovnání <text:span text:style-name="Emphasis">Vlevo</text:span>, <text:span text:style-name="Emphasis">Na střed</text:span> nebo <text:span text:style-name="Emphasis">Vpravo</text:span>.</text:p>
        </text:list-item>
        <text:list-item>
          <text:p text:style-name="Numbering_20_1">Klepneme na <text:span text:style-name="Strong_20_Emphasis">Výchozí</text:span> a potvrdíme změny zarovnání ve vzorcích. Všechny vzorce vytvořené od tohoto okamžiku budou používat nové zarovnání.</text:p>
        </text:list-item>
        <text:list-item>
          <text:p text:style-name="Numbering_20_1">Klepneme na <text:span text:style-name="Strong_20_Emphasis">OK</text:span> a zkontrolujeme výsledek ve vzorci. V případě, že výsledek neodpovídá naší představě, opakujeme výše uvedené kroky.</text:p>
        </text:list-item>
      </text:list>
      <text:list xml:id="list153828053600786" text:continue-list="list153828155394516" text:style-name="Heading_20_Note">
        <text:list-item>
          <text:p text:style-name="P157">Poznámka</text:p>
        </text:list-item>
      </text:list>
      <text:p text:style-name="P36">Pokud jsme již do dokumentu vložili vzorce a změníme zarovnání, nová výchozí nastavení se použijí pouze pro vzorce vložené po změně výchozích nastavení. Pokud chceme, aby již vložené vzorce používaly stejné zarovnání jako výchozí nastavení, musíme individuálně změnit zarovnání.</text:p>
      <text:h text:style-name="Heading_20_2" text:outline-level="3"><text:bookmark-start text:name="__RefHeading__41599_314314075"/>Úprava barvy vzorců<text:bookmark-end text:name="__RefHeading__41599_314314075"/></text:h>
      <text:h text:style-name="Heading_20_3" text:outline-level="4"><text:bookmark-start text:name="__RefHeading___Toc23727_290720014"/>Barva znaků<text:bookmark-end text:name="__RefHeading___Toc23727_290720014"/></text:h>
      <text:p text:style-name="P49">Barva znaků ve vzorci se mění pomocí příkazu color. Tento příkaz pracuje pouze s prvkem vzorce bezprostředně za názvem barvy. Zadáme například ve značkovacím jazyce <text:span text:style-name="Code">color red ABC 5 times 4</text:span><text:span text:style-name="T66"> a dostaneme výsledek <text:s/></text:span><text:span text:style-name="T66"><draw:frame draw:style-name="fr17" draw:name="Object51" text:anchor-type="as-char" svg:y="-0.1484in" svg:width="0.7547in" svg:height="0.1839in" draw:z-index="122"><draw:object xlink:href="./Object 113" xlink:type="simple" xlink:show="embed" xlink:actuate="onLoad"/><draw:image xlink:href="./ObjectReplacements/Object 113" xlink:type="simple" xlink:show="embed" xlink:actuate="onLoad"/></draw:frame></text:span>.</text:p>
      <text:p text:style-name="P49">Chceme-li změnit barvu celého vzorce, musíme uzavřít celý vzorec do závorek. Například zadáním <text:span text:style-name="Code">color red {ABC 5 times 4}</text:span> dostaneme výsledek<text:span text:style-name="Code"><text:span text:style-name="T10"><draw:frame draw:style-name="fr17" draw:name="Object52" text:anchor-type="as-char" svg:y="-0.1484in" svg:width="0.7563in" svg:height="0.1846in" draw:z-index="123"><draw:object xlink:href="./Object 114" xlink:type="simple" xlink:show="embed" xlink:actuate="onLoad"/><draw:image xlink:href="./ObjectReplacements/Object 114" xlink:type="simple" xlink:show="embed" xlink:actuate="onLoad"/></draw:frame></text:span></text:span>.</text:p>
      <text:p text:style-name="Text_20_body">Více informací o příkazech pro barvy nalezneme v dodatku A: Přehled příkazů.</text:p>
      <text:h text:style-name="P141" text:outline-level="4"><text:bookmark-start text:name="__RefHeading___Toc23729_290720014"/>Barva pozadí<text:bookmark-end text:name="__RefHeading___Toc23729_290720014"/></text:h>
      <text:p text:style-name="Text_20_body">V LibreOffice Math není možné vybrat barvu pozadí vzorců. Barva pozadí pro vzorec je standardně barva jako dokument nebo rámec, do kterého byl vzorec vložen. Nicméně v <text:span text:style-name="Emphasis">dokumentech LibreOffice</text:span> můžeme pro změnu <text:soft-page-break/>barvy pozadí vzorce použít vlastnosti objektu. Další informace o použití barvy pozadí (výplň oblasti objektu) se vzorcem nalezneme v uživatelských příručkách pro programy Writer, Calc, Draw a Impress.</text:p>
      <text:h text:style-name="Heading_20_1" text:outline-level="2"><text:bookmark-start text:name="__RefHeading__20861_356159161"/>Knihovna vzorců<text:bookmark-end text:name="__RefHeading__20861_356159161"/></text:h>
      <text:p text:style-name="Text_20_body">Pokud do svých dokumentů pravidelně vkládáme stejné vzorce, můžeme vytvořit knihovnu vzorců pomocí vzorců, které vytvoříme v editoru vzorců. Jednotlivé vzorce lze uložit jako samostatné soubory pomocí formátu ODF pro vzorce s příponou souboru .odf nebo ve formátu MathML s příponou souboru .mml.</text:p>
      <text:p text:style-name="P53">K vytváření vzorců a vytváření knihovny vzorců můžeme použít LibreOffice Math, Writer, Calc, Draw nebo Impress.</text:p>
      <text:h text:style-name="P135" text:outline-level="3"><text:bookmark-start text:name="__RefHeading__20863_356159161"/>Použití programu Math<text:bookmark-end text:name="__RefHeading__20863_356159161"/></text:h>
      <text:list xml:id="list153829198221065" text:continue-list="list153828571724996" text:style-name="Numbering_20_1">
        <text:list-item text:start-value="1">
          <text:p text:style-name="Numbering_20_1">V počítači vytvoříme složku, která bude obsahovat vzorce, a pojmenujeme ji, například Knihovna vzorců.</text:p>
        </text:list-item>
        <text:list-item>
          <text:p text:style-name="Numbering_20_1">V LibreOffice zvolíme v hlavní nabídce <text:span text:style-name="Strong_20_Emphasis">Soubor &gt; Nový &gt; Vzorec</text:span> nebo klepneme na <text:span text:style-name="Strong_20_Emphasis">Vzorec</text:span> na úvodní obrazovce a vytvoříme vzorec v editoru vzorců. Více informací se nachází v části „<text:span text:style-name="T70"><text:bookmark-ref text:reference-format="text" text:ref-name="__RefHeading__36324_314314075">Vzorce jako samostatné dokumenty nebo soubory</text:bookmark-ref></text:span>” na straně <text:span text:style-name="T70"><text:bookmark-ref text:reference-format="page" text:ref-name="__RefHeading__36324_314314075">10</text:bookmark-ref></text:span><text:span text:style-name="T70"><text:s/>.</text:span></text:p>
        </text:list-item>
        <text:list-item>
          <text:p text:style-name="Numbering_20_1">V hlavní nabídce zvolíme <text:span text:style-name="Strong_20_Emphasis">Soubor &gt; Uložit jako</text:span> nebo použijeme klávesovou zkratku <text:span text:style-name="Keystroke">Ctrl</text:span> + <text:span text:style-name="Keystroke">Shift</text:span> + <text:span text:style-name="Keystroke">S</text:span> a otevřeme dialogové okno Uložit jako.</text:p>
        </text:list-item>
        <text:list-item>
          <text:p text:style-name="Numbering_20_1">Přejdeme do složky, kterou jsme vytvořili pro knihovnu vzorců.</text:p>
        </text:list-item>
        <text:list-item>
          <text:p text:style-name="Numbering_20_1">Zadáme název vzorce do textového pole <text:span text:style-name="Strong_20_Emphasis">Název souboru</text:span>.</text:p>
        </text:list-item>
        <text:list-item>
          <text:p text:style-name="Numbering_20_1">Z rozevíracího seznamu <text:span text:style-name="Strong_20_Emphasis">Typ souboru</text:span> vybereme <text:span text:style-name="Emphasis">Vzorec ODF (.odf)</text:span> nebo <text:span text:style-name="Emphasis">MathML 1.01 (.mml)</text:span> jako typ souboru pro náš vzorec.</text:p>
        </text:list-item>
        <text:list-item>
          <text:p text:style-name="Numbering_20_1">Klepnutím na <text:span text:style-name="Strong_20_Emphasis">Uložit</text:span> uložíme změny a zavřeme dialogové okno Uložit jako.</text:p>
        </text:list-item>
      </text:list>
      <text:h text:style-name="Heading_20_2" text:outline-level="3"><text:bookmark-start text:name="__RefHeading__20865_356159161"/>Použití programů Writer, Calc, Draw nebo Impress<text:bookmark-end text:name="__RefHeading__20865_356159161"/></text:h>
      <text:list xml:id="list153828162597381" text:continue-list="list153829198221065" text:style-name="Numbering_20_1">
        <text:list-item text:start-value="1">
          <text:p text:style-name="Numbering_20_1">V počítači vytvoříme složku, která bude obsahovat vzorce, a pojmenujeme ji, například Knihovna vzorců.</text:p>
        </text:list-item>
        <text:list-item>
          <text:p text:style-name="Numbering_20_1">Otevřeme dokument pomocí aplikace Writer, Calc, Draw nebo Impress.</text:p>
        </text:list-item>
        <text:list-item>
          <text:p text:style-name="Numbering_20_1">V hlavní nabídce <text:span text:style-name="Strong_20_Emphasis">Vložit &gt; Objekt &gt; Vzorec</text:span> otevřeme editor vzorců a vytvoříme vzorec. Více informací se nachází v části „<text:span text:style-name="T70"><text:bookmark-ref text:reference-format="text" text:ref-name="__RefHeading__31100_829629078">Vzorce v dokumentech aplikace LibreOffice</text:bookmark-ref></text:span>” na straně <text:span text:style-name="T70"><text:bookmark-ref text:reference-format="page" text:ref-name="__RefHeading__31100_829629078">11</text:bookmark-ref></text:span><text:span text:style-name="T70"><text:s/>.</text:span></text:p>
        </text:list-item>
        <text:list-item>
          <text:p text:style-name="Numbering_20_1">Klepneme pravým tlačítkem myši na objekt vzorce, z kontextové nabídky vybereme <text:span text:style-name="Strong_20_Emphasis">Uložit kopii jako</text:span> a otevřeme dialogové okno Uložit jako.</text:p>
        </text:list-item>
        <text:list-item>
          <text:p text:style-name="Numbering_20_1">Přejdeme do složky, kterou jsme vytvořili pro knihovnu vzorců.</text:p>
        </text:list-item>
        <text:list-item>
          <text:p text:style-name="Numbering_20_1">Zadáme název vzorce do textového pole <text:span text:style-name="Strong_20_Emphasis">Název souboru</text:span>.</text:p>
        </text:list-item>
        <text:list-item>
          <text:p text:style-name="P183">Z rozevíracího seznamu <text:span text:style-name="Strong_20_Emphasis">Typ souboru</text:span> vybereme <text:span text:style-name="Emphasis">Vzorec ODF (.odf)</text:span> nebo <text:span text:style-name="Emphasis">MathML 1.01 (.mml)</text:span> jako typ souboru pro náš vzorec.</text:p>
        </text:list-item>
        <text:list-item>
          <text:p text:style-name="P183">Klepnutím na <text:span text:style-name="Strong_20_Emphasis">Uložit</text:span> uložíme změny a zavřeme dialogové okno Uložit jako.</text:p>
        </text:list-item>
      </text:list>
      <text:h text:style-name="Heading_20_2" text:outline-level="3"><text:bookmark-start text:name="__RefHeading__20867_356159161"/>Používání vlastní knihovny vzorců<text:bookmark-end text:name="__RefHeading__20867_356159161"/></text:h>
      <text:p text:style-name="Text_20_body">Vzorce nemůžeme vložit do dokumentu z knihovny vzorců přetažením myší nebo použitím volby v hlavní nabídce <text:span text:style-name="Strong_20_Emphasis">Vložit &gt; Soubor</text:span>. Vzorec z knihovny musíme do dokumentu vložit jako objekt OLE.</text:p>
      <text:list xml:id="list153828018216932" text:continue-list="list153828162597381" text:style-name="Numbering_20_1">
        <text:list-item text:start-value="1">
          <text:p text:style-name="Numbering_20_1">Otevřeme dokument pomocí programu Writer, Calc, Draw nebo Impress.</text:p>
        </text:list-item>
        <text:list-item>
          <text:p text:style-name="Numbering_20_1"><text:soft-page-break/>V hlavní nabídce zvolíme <text:span text:style-name="Strong_20_Emphasis">Vložit &gt; Objekt &gt; Objekt OLE</text:span> a otevřeme dialogové okno Vložit objekt OLE.</text:p>
        </text:list-item>
        <text:list-item>
          <text:p text:style-name="Numbering_20_1">Vybereme volbu <text:span text:style-name="Strong_20_Emphasis">Vytvořit ze souboru</text:span>.</text:p>
        </text:list-item>
        <text:list-item>
          <text:p text:style-name="Numbering_20_1">Klepneme na <text:span text:style-name="Strong_20_Emphasis">Hledat</text:span> a otevřeme dialogové okno prohlížeče souborů.</text:p>
        </text:list-item>
        <text:list-item>
          <text:p text:style-name="Numbering_20_1">Přejdeme do složky, kterou jsme vytvořili pro knihovnu vzorců.</text:p>
        </text:list-item>
        <text:list-item>
          <text:p text:style-name="Numbering_20_1">Vybereme vzorec, který chceme vložit a klepneme na <text:span text:style-name="Strong_20_Emphasis">Otevřít</text:span> nebo dvakrát klepneme na vzorec, který chceme vložit.</text:p>
        </text:list-item>
        <text:list-item>
          <text:p text:style-name="Numbering_20_1">Klepneme na <text:span text:style-name="Strong_20_Emphasis">OK</text:span> a vložíme do dokumentu vzorec jako objekt OLE, čímž zavřeme dialogové okno Objekt OLE .</text:p>
        </text:list-item>
      </text:list>
      <text:p text:style-name="P74"/>
      <text:p text:style-name="P115"/>
      <text:p text:style-name="P72"><draw:frame draw:style-name="fr8" draw:name="Image7" text:anchor-type="paragraph" svg:x="1.3661in" svg:y="0.1772in" svg:width="3.3335in" svg:height="0.7in" draw:z-index="2"><draw:image xlink:href="Pictures/10000201000003E8000000D2A7FE72F00FFCF111.png" xlink:type="simple" xlink:show="embed" xlink:actuate="onLoad" loext:mime-type="image/png"/></draw:frame><text:user-defined style:data-style-name="N0" text:name="Guide Name">Příručka programu Math</text:user-defined></text:p>
      <text:h text:style-name="Title" text:outline-level="1"><text:bookmark-start text:name="Chapter 2"/><text:bookmark-start text:name="__RefHeading__1942_3143140754167"/>Kapitola 2 <text:line-break/>Vzorce v programu Writer<text:bookmark-end text:name="Chapter 2"/><text:bookmark-end text:name="__RefHeading__1942_3143140754167"/></text:h>
      <text:p text:style-name="Subtitle"/>
      <text:h text:style-name="P128" text:outline-level="2"><text:bookmark-start text:name="__RefHeading__43951_666340315"/>Úvod<text:bookmark-end text:name="__RefHeading__43951_666340315"/></text:h>
      <text:p text:style-name="Text_20_body">Pokud je vzorec vložen do dokumentu, LibreOffice Writer vloží vzorec do rámce a považuje vzorec za objekt OLE. Poklepáním na vložený vzorec otevřeme editor vzorců v LibreOffice Math, který nám umožní upravit vzorec. Další informace o vytváření a úpravách vzorců nalezneme v  <text:bookmark-ref text:reference-format="text" text:ref-name="Chapter 1">kapitole 1 - Vytváření a úpravy vzorců</text:bookmark-ref>.</text:p>
      <text:p text:style-name="Text_20_body">Tato kapitola vysvětluje, jaké možnosti můžeme změnit pro každý jednotlivý vzorec v dokumentu Writer. Informace o tom, jak změnit výchozí nastavení stylů rámců pro objekty OLE, najdeme v kapitolách o stylech ve <text:span text:style-name="Emphasis">Writer Guide</text:span>.</text:p>
      <text:h text:style-name="Heading_20_1" text:outline-level="2"><text:bookmark-start text:name="__RefHeading__20887_1760461578"/><text:alphabetical-index-mark text:string-value="číslování vzorců"/><text:alphabetical-index-mark text:string-value="číslování" text:key1="rovnice"/>Automatické číslování vzorců<text:bookmark-end text:name="__RefHeading__20887_1760461578"/></text:h>
      <text:p text:style-name="Text_20_body">Automatické číslování vzorců pro účely křížového odkazu lze provést pouze v programu LibreOffice Writer. Nejjednodušší způsob, jak přidat číslované vzorce v řadě, je použít položku automatického textu <text:span text:style-name="Strong_20_Emphasis">fn</text:span> (pro '<text:span text:style-name="Strong_20_Emphasis">formula numbered</text:span>').</text:p>
      <text:h text:style-name="Heading_20_2" text:outline-level="3"><text:bookmark-start text:name="__RefHeading__22019_555494442"/>Číslovaný seznam<text:bookmark-end text:name="__RefHeading__22019_555494442"/></text:h>
      <text:list xml:id="list153827522457961" text:continue-list="list153828018216932" text:style-name="Numbering_20_1">
        <text:list-item text:start-value="1">
          <text:p text:style-name="Numbering_20_1">Začneme nový řádek v dokumentu.</text:p>
        </text:list-item>
        <text:list-item>
          <text:p text:style-name="Numbering_20_1">Napíšeme <text:span text:style-name="Keystroke">fn</text:span>, a poté stiskneme tlačítko <text:span text:style-name="Keystroke">F3</text:span>. Do dokumentu se vloží tabulka se dvěma sloupci bez ohraničení, přičemž levý sloupec obsahuje ukázkový vzorec a pravý sloupec obsahuje referenční číslo, jak je uvedeno níže.</text:p>
        </text:list-item>
      </text:list>
      <table:table table:name="Table28" table:style-name="Table28">
        <table:table-column table:style-name="Table28.A"/>
        <table:table-column table:style-name="Table28.B"/>
        <table:table-header-rows>
          <table:table-row>
            <table:table-cell office:value-type="string">
              <text:p text:style-name="P100"><draw:frame draw:style-name="fr17" draw:name="Object53" text:anchor-type="as-char" svg:y="-0.1484in" svg:width="0.7547in" svg:height="0.1839in" draw:z-index="124"><draw:object xlink:href="./Object 2" xlink:type="simple" xlink:show="embed" xlink:actuate="onLoad"/><draw:image xlink:href="./ObjectReplacements/Object 2" xlink:type="simple" xlink:show="embed" xlink:actuate="onLoad"/></draw:frame></text:p>
            </table:table-cell>
            <table:table-cell table:style-name="Table28.B1" office:value-type="string">
              <text:p text:style-name="P9">(<text:sequence text:ref-name="refText0" text:name="Text" text:formula="ooow:Text+1" style:num-format="1">1</text:sequence>)</text:p>
            </table:table-cell>
          </table:table-row>
        </table:table-header-rows>
      </table:table>
      <text:list xml:id="list153829303778160" text:continue-numbering="true" text:style-name="Numbering_20_1">
        <text:list-item>
          <text:p text:style-name="Numbering_20_1">Smažeme ukázkový vzorec a vložíme do levého sloupce vzorec jako objekt. Více informací o vkládání vzorců nalezneme v <text:bookmark-ref text:reference-format="text" text:ref-name="Chapter 1">kapitole 1 - Vytváření a úpravy vzorců</text:bookmark-ref><text:s/>.</text:p>
        </text:list-item>
        <text:list-item>
          <text:p text:style-name="Numbering_20_1">Případně můžeme nejprve vložit vzorec do dokumentu, poté provést výše uvedené kroky 1 a 2 a nahradit ukázkový vzorec konečným vzorcem.</text:p>
        </text:list-item>
      </text:list>
      <text:p text:style-name="Figure"><text:soft-page-break/><draw:frame draw:style-name="fr1" draw:name="Frame10" text:anchor-type="as-char" svg:width="4.822in" draw:z-index="125"><draw:text-box fo:min-height="4.3327in"><text:p text:style-name="Caption"><draw:frame draw:style-name="fr9" draw:name="Image19" text:anchor-type="as-char" svg:width="4.822in" style:rel-width="100%" svg:height="4.3327in" style:rel-height="scale" draw:z-index="126"><draw:image xlink:href="Pictures/10000000000001CF000001A05141E17671A36A0D.png" xlink:type="simple" xlink:show="embed" xlink:actuate="onLoad" loext:mime-type="image/png"/></draw:frame><text:span text:style-name="T76"><text:line-break/></text:span>Obrázek <text:sequence text:ref-name="refFigure10" text:name="Figure" text:formula="ooow:Figure+1" style:num-format="1">11</text:sequence>: Dialogové okno Pole – stránka Křížové odkazy</text:p></draw:text-box></draw:frame></text:p>
      <text:p text:style-name="Figure"/>
      <text:h text:style-name="Heading_20_2" text:outline-level="3"><text:bookmark-start text:name="__RefHeading__22021_555494442"/>Křížové odkazy<text:bookmark-end text:name="__RefHeading__22021_555494442"/></text:h>
      <text:list xml:id="list153828127231382" text:continue-list="list153829303778160" text:style-name="Numbering_20_1">
        <text:list-item text:start-value="1">
          <text:p text:style-name="Numbering_20_1">V dokumentu umístíme kurzor na místo, kde chceme vložit křížový odkaz.</text:p>
        </text:list-item>
        <text:list-item>
          <text:p text:style-name="P184">V hlavní nabídce zvolíme <text:span text:style-name="Strong_20_Emphasis">Vložit &gt; Křížový odkaz</text:span> a otevřeme dialogové okno Pole (obrázek <text:span text:style-name="T39"><text:sequence-ref text:reference-format="value" text:ref-name="refFigure10">11</text:sequence-ref></text:span>).</text:p>
        </text:list-item>
        <text:list-item>
          <text:p text:style-name="Numbering_20_1">Klepneme na kartu <text:span text:style-name="Strong_20_Emphasis">Křížové odkazy</text:span> a poté vybereme <text:span text:style-name="Emphasis">Text</text:span> v sekci <text:span text:style-name="Strong_20_Emphasis">Typ</text:span>.</text:p>
        </text:list-item>
        <text:list-item>
          <text:p text:style-name="Numbering_20_1">V sekci <text:span text:style-name="Strong_20_Emphasis">Výběr</text:span> vybereme číslo vzorce, na který chceme odkazovat.</text:p>
        </text:list-item>
        <text:list-item>
          <text:p text:style-name="Numbering_20_1">V sekci <text:span text:style-name="Strong_20_Emphasis">Vložit odkaz na</text:span> vybereme <text:span text:style-name="Emphasis">Odkaz</text:span> a klepneme na <text:span text:style-name="Strong_20_Emphasis">Vložit</text:span>.</text:p>
        </text:list-item>
        <text:list-item>
          <text:p text:style-name="Numbering_20_1">Po vytvoření křížových odkazů zavřeme dialogové okno Pole klepnutím na <text:span text:style-name="Strong_20_Emphasis">Zavřít</text:span>.</text:p>
        </text:list-item>
      </text:list>
      <text:list xml:id="list153829301723139" text:continue-list="list153829058025182" text:style-name="Heading_20_Tip">
        <text:list-item>
          <text:p text:style-name="P172">Tip</text:p>
        </text:list-item>
      </text:list>
      <text:p text:style-name="P77">Chceme-li vložit křížové referenční číslo bez závorek, vybereme <text:span text:style-name="Emphasis">Číslování</text:span> místo <text:span text:style-name="Emphasis">Odkaz</text:span> v sekci <text:span text:style-name="Strong_20_Emphasis">Vložit odkaz na</text:span>.</text:p>
      <text:list xml:id="list153827536403522" text:continue-list="list153828053600786" text:style-name="Heading_20_Note">
        <text:list-item>
          <text:p text:style-name="P158">Poznámka</text:p>
        </text:list-item>
      </text:list>
      <text:p text:style-name="P38">Pokud chceme místo kulatých závorek použít hranaté závorky nebo pokud chceme, aby se číslo křížového odkazu oddělilo od vzorce pomocí tabulátorů místo použití tabulky, nalezneme více informací v kapitole o automatickém textu v příručce <text:span text:style-name="Emphasis">Writer Guide</text:span>.</text:p>
      <text:h text:style-name="Heading_20_1" text:outline-level="2"><text:bookmark-start text:name="__RefHeading__43953_666340315"/>Ukotvení vzorců<text:bookmark-end text:name="__RefHeading__43953_666340315"/></text:h>
      <text:p text:style-name="Text_20_body">Když je vzorec vložen do dokumentu, je považován za objekt v rámci aplikace Writer a jeho výchozí ukotvení v odstavci je <text:span text:style-name="Strong_20_Emphasis">Ke znaku</text:span>. Chceme-li změnit ukotvení objektu vzorce:</text:p>
      <text:list xml:id="list153827899830348" text:continue-list="list153828127231382" text:style-name="Numbering_20_1">
        <text:list-item text:start-value="1">
          <text:p text:style-name="Numbering_20_1"><text:soft-page-break/>Klepneme pravým tlačítkem myši na vybraný objekt vzorce a v místní nabídce vybereme možnost Ukotvit.</text:p>
        </text:list-item>
        <text:list-item>
          <text:p text:style-name="Numbering_20_1">Z místní podnabídky vybereme novou možnost ukotvení. Dostupné volby pro ukotvení jsou <text:span text:style-name="Strong_20_Emphasis">Ke stránce</text:span>, <text:span text:style-name="Strong_20_Emphasis">K odstavci</text:span>, <text:span text:style-name="Strong_20_Emphasis">Ke znaku</text:span> nebo <text:span text:style-name="Strong_20_Emphasis">Jako znak</text:span>.</text:p>
        </text:list-item>
      </text:list>
      <text:p text:style-name="Figure"><draw:frame draw:style-name="fr1" draw:name="Frame11" text:anchor-type="as-char" svg:width="5.622in" draw:z-index="128"><draw:text-box fo:min-height="3.748in"><text:p text:style-name="Caption"><draw:frame draw:style-name="fr9" draw:name="Image1" text:anchor-type="as-char" svg:width="5.622in" style:rel-width="100%" svg:height="3.748in" style:rel-height="scale" draw:z-index="129"><draw:image xlink:href="Pictures/100000000000022E000001742B598C663A803D05.png" xlink:type="simple" xlink:show="embed" xlink:actuate="onLoad" loext:mime-type="image/png"/></draw:frame><text:span text:style-name="T76"><text:line-break/></text:span>Obrázek <text:sequence text:ref-name="refFigure11" text:name="Figure" text:formula="ooow:Figure+1" style:num-format="1">12</text:sequence>: Dialogové okno Objekt – <text:span text:style-name="T77">karta</text:span> Typ s možnostmi ukotvení</text:p></draw:text-box></draw:frame></text:p>
      <text:list xml:id="list153828622031785" text:continue-numbering="true" text:style-name="Numbering_20_1">
        <text:list-item>
          <text:p text:style-name="P184">Případně klepneme pravým tlačítkem myši na zvolený objekt vzorce a zvolíme z místní nabídky <text:span text:style-name="Strong_20_Emphasis">Vlastnosti</text:span> nebo v hlavní nabídce <text:span text:style-name="Strong_20_Emphasis">Formát &gt; Rámec a objekt &gt; Vlastnosti</text:span> a otevřeme dialogové okno Objekt (obrázek <text:span text:style-name="T9"><text:sequence-ref text:reference-format="value" text:ref-name="refFigure11">12</text:sequence-ref></text:span>).</text:p>
        </text:list-item>
        <text:list-item>
          <text:p text:style-name="Numbering_20_1">Na kartě <text:span text:style-name="Strong_20_Emphasis">Typ</text:span> vybereme novou pozici ukotvení v sekci <text:span text:style-name="Emphasis">Ukotvení</text:span>.</text:p>
        </text:list-item>
        <text:list-item>
          <text:p text:style-name="Numbering_20_1">Klepnutím na <text:span text:style-name="Strong_20_Emphasis">OK</text:span> uložíme změny a zavřeme dialogové okno Objekt.</text:p>
        </text:list-item>
      </text:list>
      <text:list xml:id="list153829647787948" text:continue-list="list153827536403522" text:style-name="Heading_20_Note">
        <text:list-item>
          <text:p text:style-name="P159">Poznámka</text:p>
        </text:list-item>
      </text:list>
      <text:p text:style-name="P78">Možnosti kotvení nejsou v dialogovém okně Objekt k dispozici, pokud provádíme změny různých možností dostupných pro styly rámce. Další informace o tom, jak upravit styly rámců, najdeme v kapitolách o stylech v příručce <text:span text:style-name="Emphasis">Writer Guide</text:span>.</text:p>
      <text:h text:style-name="Heading_20_1" text:outline-level="2"><text:bookmark-start text:name="__RefHeading__43955_666340315"/>Svislé zarovnání<text:bookmark-end text:name="__RefHeading__43955_666340315"/></text:h>
      <text:p text:style-name="Text_20_body">Běžné výchozí nastavení svislého zarovnání pro objekty vzorce používá jako referenci základní linii textu. Toto výchozí nastavení lze změnit úpravou stylu rámců vzorců, další informace nalezneme v kapitolách o stylech ve <text:span text:style-name="Emphasis">Writer Guide</text:span>.</text:p>
      <text:p text:style-name="Text_20_body">Chceme-li změnit svislé zarovnání jednotlivého objektu vzorce:</text:p>
      <text:list xml:id="list153827563282877" text:continue-list="list153828622031785" text:style-name="Numbering_20_1">
        <text:list-item text:start-value="1">
          <text:p text:style-name="P184">Klepneme pravým tlačítkem myši na objekt vzorce a vybereme z místní nabídky <text:span text:style-name="Strong_20_Emphasis">Vlastnosti</text:span> nebo jdeme na <text:span text:style-name="Strong_20_Emphasis">Formát &gt; Rámec a objekt &gt; Vlastnosti</text:span> a otevřeme dialogové okno Objekt (obrázek <text:span text:style-name="T9"><text:sequence-ref text:reference-format="value" text:ref-name="refFigure11">12</text:sequence-ref></text:span>).</text:p>
        </text:list-item>
        <text:list-item>
          <text:p text:style-name="Numbering_20_1">Na kartě <text:span text:style-name="Strong_20_Emphasis">Typ</text:span> vybereme v sekci <text:span text:style-name="Emphasis">Umístění</text:span> novou pozici umístění. Dostupné možnosti svislého zarovnání jsou <text:span text:style-name="Strong_20_Emphasis">Nahoře</text:span>, <text:span text:style-name="Strong_20_Emphasis">Dole</text:span>, <text:span text:style-name="Strong_20_Emphasis">Na střed</text:span> nebo <text:span text:style-name="Strong_20_Emphasis">Zdola</text:span>.</text:p>
        </text:list-item>
        <text:list-item>
          <text:p text:style-name="Numbering_20_1"><text:soft-page-break/>V případě potřeby zadáme do textového pole pro svislé zarovnání kladnou nebo zápornou hodnotu. Tato možnost je k dispozici pouze pokud bylo vybráno svislé zarovnání <text:span text:style-name="Strong_20_Emphasis">Zdola</text:span>.</text:p>
        </text:list-item>
        <text:list-item>
          <text:p text:style-name="Numbering_20_1">V rozevíracím seznamu v sekci <text:span text:style-name="Emphasis">Umístění</text:span> vybereme typ zarovnání textu. Dostupné možnosti zarovnání textu jsou <text:span text:style-name="Strong_20_Emphasis">Základní čára</text:span>, <text:span text:style-name="Strong_20_Emphasis">Znak</text:span> a <text:span text:style-name="Strong_20_Emphasis">Řádek</text:span>.</text:p>
        </text:list-item>
        <text:list-item>
          <text:p text:style-name="Numbering_20_1">Klepnutím na <text:span text:style-name="Strong_20_Emphasis">OK</text:span> uložíme změny a zavřeme dialogové okno Objekt.</text:p>
        </text:list-item>
      </text:list>
      <text:list xml:id="list153827561045107" text:continue-list="list153829647787948" text:style-name="Heading_20_Note">
        <text:list-item>
          <text:p text:style-name="P160">Poznámka</text:p>
        </text:list-item>
      </text:list>
      <text:p text:style-name="P79">Pokud je v dialogovém okně Objekt sekce <text:span text:style-name="Emphasis">Umístění</text:span> zašedlá a nedostupná, v hlavní nabídce Nástroje &gt; Možnosti &gt; LibreOffice Writer &gt; Pomůcky pro formátování vypneme volbu <text:span text:style-name="Emphasis">Zarovnání účaří matematiky</text:span>. Toto nastavení se uloží spolu s dokumentem a vztahuje se na všechny vzorce, které se v něm nacházejí. Veškeré nově vytvořené dokumenty budou také používat nastavení <text:span text:style-name="Emphasis">Zarovnání účaří matematiky</text:span>.</text:p>
      <text:h text:style-name="Heading_20_1" text:outline-level="2"><text:bookmark-start text:name="__RefHeading__43957_666340315"/>Mezery mezi objekty<text:bookmark-end text:name="__RefHeading__43957_666340315"/></text:h>
      <text:p text:style-name="Text_20_body">Objekt vzorce má po vložení do dokumentu programu Writer mezery na každé straně objektu vzorce. Výchozí hodnota použitá pro mezery je nastavena ve stylu rámce pro objekty vzorců a může být změněna úpravou stylu rámců vzorců. Další informace nalezneme v kapitolách o stylech v příručce <text:span text:style-name="Emphasis">Writer Guide</text:span>.</text:p>
      <text:p text:style-name="Text_20_body">Mezery pro každý objekt vzorce v dokumentu můžeme individuálně upravit takto:</text:p>
      <text:list xml:id="list153828955020015" text:continue-list="list153827563282877" text:style-name="Numbering_20_1">
        <text:list-item text:start-value="1">
          <text:p text:style-name="Numbering_20_1">Vytvoříme vzorec v dokumentu programu Writer.</text:p>
        </text:list-item>
        <text:list-item>
          <text:p text:style-name="P185">Klepneme pravým tlačítkem myši na vzorec a vybereme z místní nabídky <text:span text:style-name="Strong_20_Emphasis">Vlastnosti</text:span> nebo zvolíme v hlavní nabídce <text:span text:style-name="Strong_20_Emphasis">Formát &gt; Rámec a objekt &gt; Vlastnosti</text:span> a otevřeme dialogové okno Objekt.</text:p>
        </text:list-item>
        <text:list-item>
          <text:p text:style-name="P184">Klepneme na kartu <text:span text:style-name="Strong_20_Emphasis">Obtékání textu</text:span> a otevřeme stránku Obtékání textu (obrázek <text:span text:style-name="T48"><text:sequence-ref text:reference-format="value" text:ref-name="refFigure12">13</text:sequence-ref></text:span>).</text:p>
        </text:list-item>
        <text:list-item>
          <text:p text:style-name="P186">V sekci <text:span text:style-name="Strong_20_Emphasis">Rozestupy</text:span> zadáme hodnotu rozestupu pro rozestup <text:span text:style-name="Emphasis">Vlevo</text:span>, <text:span text:style-name="Emphasis">Vpravo</text:span>, <text:span text:style-name="Emphasis">Nahoře</text:span> a <text:span text:style-name="Emphasis">Dole</text:span>.</text:p>
        </text:list-item>
        <text:list-item>
          <text:p text:style-name="P186">Klepnutím na <text:span text:style-name="Strong_20_Emphasis">OK</text:span> uložíme změny a zavřeme dialogové okno Objekt.</text:p>
        </text:list-item>
      </text:list>
      <text:p text:style-name="Figure"><text:soft-page-break/><draw:frame draw:style-name="fr1" draw:name="Frame12" text:anchor-type="as-char" svg:width="6.5311in" draw:z-index="130"><draw:text-box fo:min-height="4.1665in"><text:p text:style-name="Caption"><draw:frame draw:style-name="fr9" draw:name="Image20" text:anchor-type="as-char" svg:width="6.5311in" style:rel-width="100%" svg:height="4.1665in" style:rel-height="scale" draw:z-index="132"><draw:image xlink:href="Pictures/10000000000002730000019064EE73253F83A3E8.png" xlink:type="simple" xlink:show="embed" xlink:actuate="onLoad" loext:mime-type="image/png"/></draw:frame><text:span text:style-name="T76"><text:line-break/></text:span>Obrázek <text:sequence text:ref-name="refFigure12" text:name="Figure" text:formula="ooow:Figure+1" style:num-format="1">13</text:sequence>: Dialogové okno Objekt – karta Obtékání textu</text:p></draw:text-box></draw:frame></text:p>
      <text:h text:style-name="Heading_20_1" text:outline-level="2"><text:bookmark-start text:name="__RefHeading__25425_144202065"/>Textový režim<text:bookmark-end text:name="__RefHeading__25425_144202065"/></text:h>
      <text:p text:style-name="Text_20_body">Ve velkých vzorcích umístěných v řádku textu mohou být prvky vzorců často vyšší než výška textu. Proto se doporučuje, aby se usnadnilo čtení velkých vzorců, vždy vkládat velké vzorce do samostatného odstavce tak, aby byl oddělen od textu.</text:p>
      <text:p text:style-name="Text_20_body">Pokud je však nutné umístit velký vzorec do řádku textu, dvojitým klepnutím na vzorec otevřeme editor vzorců a poté zapneme v hlavní nabídce <text:span text:style-name="Strong_20_Emphasis">Formát &gt; Textový režim</text:span>. Editor vzorců se pokusí zmenšit vzorec tak, aby odpovídal výšce textu. Čitatelé a jmenovatelé zlomků jsou zmenšeni a hranice integrálů a součtů jsou umístěny vedle znaménka integrálu/součtu, jak ukazuje následující příklad.</text:p>
      <text:p text:style-name="Definition_20_Term">Příklad</text:p>
      <text:p text:style-name="Text_20_body_20_indent">Vzorec v samostatném odstavci:</text:p>
      <text:p text:style-name="P96"><draw:frame draw:style-name="fr17" draw:name="Object54" text:anchor-type="as-char" svg:y="-0.2807in" svg:width="0.4016in" svg:height="0.4484in" draw:z-index="133"><draw:object xlink:href="./Object 8" xlink:type="simple" xlink:show="embed" xlink:actuate="onLoad"/><draw:image xlink:href="./ObjectReplacements/Object 8" xlink:type="simple" xlink:show="embed" xlink:actuate="onLoad"/></draw:frame></text:p>
      <text:p text:style-name="P97">a stejný vzorec vložený do řádku textu ve formátu textového režimu:<text:span text:style-name="T40"><draw:frame draw:style-name="fr17" draw:name="Object55" text:anchor-type="as-char" svg:y="-0.1602in" svg:width="0.5047in" svg:height="0.2209in" draw:z-index="135"><draw:object xlink:href="./Object 9" xlink:type="simple" xlink:show="embed" xlink:actuate="onLoad"/><draw:image xlink:href="./ObjectReplacements/Object 9" xlink:type="simple" xlink:show="embed" xlink:actuate="onLoad"/></draw:frame></text:span></text:p>
      <text:h text:style-name="Heading_20_1" text:outline-level="2"><text:bookmark-start text:name="__RefHeading__18207_270489466"/>Pozadí a ohraničení<text:bookmark-end text:name="__RefHeading__18207_270489466"/></text:h>
      <text:p text:style-name="Text_20_body">Výchozí nastavení pro pozadí (výplň oblasti) a ohraničení pro objekty vzorců je nastaveno stylem rámce vzorce. Další informace o tom, jak změnit výchozí nastavení stylů rámců, najdeme v kapitolách o stylech v příručce <text:span text:style-name="Emphasis">Writer Guide</text:span>. U jednotlivých vzorců v dokumentu můžeme změnit pozadí a ohraničení.</text:p>
      <text:list xml:id="list153829301195615" text:continue-list="list153827561045107" text:style-name="Heading_20_Note">
        <text:list-item>
          <text:p text:style-name="P160"><text:soft-page-break/>Poznámka</text:p>
        </text:list-item>
      </text:list>
      <text:p text:style-name="P39">Velikost rámce, do kterého je vzorec vložen při vložení do dokumentu, nelze změnit. Velikost rámce pro objekt vzorců závisí na nastavení velikosti písma vzorců, další informace viz <text:span text:style-name="Emphasis">Kapitola 1 - Vytváření a úpravy vzorců</text:span>.</text:p>
      <text:h text:style-name="Heading_20_2" text:outline-level="3"><text:bookmark-start text:name="__RefHeading__43959_666340315"/>Pozadí<text:bookmark-end text:name="__RefHeading__43959_666340315"/></text:h>
      <text:list xml:id="list153828382634205" text:continue-list="list153828955020015" text:style-name="Numbering_20_1">
        <text:list-item text:start-value="1">
          <text:p text:style-name="Numbering_20_1">V dokumentu vybereme vzorec, u kterého chceme změnit pozadí.</text:p>
        </text:list-item>
        <text:list-item>
          <text:p text:style-name="P187">Klepneme pravým tlačítkem myši na vzorec a vybereme z místní nabídky <text:span text:style-name="Strong_20_Emphasis">Vlastnosti</text:span> nebo zvolíme v hlavní nabídce <text:span text:style-name="Strong_20_Emphasis">Formát &gt; Rámec a objekt &gt; Vlastnosti</text:span> a otevřeme dialogové okno Objekt.</text:p>
        </text:list-item>
        <text:list-item>
          <text:p text:style-name="P184">Klepneme na kartu <text:span text:style-name="Strong_20_Emphasis">Oblast</text:span> a pomocí tlačítek vybereme typ výplně, kterou chceme použít pro vzorec <text:span text:style-name="Emphasis"/> (obrázek <text:span text:style-name="T48"><text:sequence-ref text:reference-format="value" text:ref-name="refFigure13">14</text:sequence-ref></text:span>).</text:p>
        </text:list-item>
        <text:list-item>
          <text:p text:style-name="Numbering_20_1">Vybereme možnosti, které chceme použít pro pozadí vzorců. Možnosti se mění v závislosti na vybraném typu výplně.</text:p>
        </text:list-item>
        <text:list-item>
          <text:p text:style-name="Numbering_20_1">Klepnutím na <text:span text:style-name="Strong_20_Emphasis">OK</text:span> uložíme změny a zavřeme dialogové okno Objekt.</text:p>
        </text:list-item>
      </text:list>
      <text:p text:style-name="Figure"><draw:frame draw:style-name="fr1" draw:name="Frame13" text:anchor-type="as-char" svg:width="5.8126in" draw:z-index="137"><draw:text-box fo:min-height="4.3646in"><text:p text:style-name="Caption"><draw:frame draw:style-name="fr9" draw:name="Image27" text:anchor-type="as-char" svg:width="5.8126in" style:rel-width="100%" svg:height="4.3646in" style:rel-height="scale" draw:z-index="139"><draw:image xlink:href="Pictures/100000000000022E000001A369D0AE32C049AE7E.png" xlink:type="simple" xlink:show="embed" xlink:actuate="onLoad" loext:mime-type="image/png"/></draw:frame><text:span text:style-name="T76"><text:line-break/></text:span>Obrázek <text:sequence text:ref-name="refFigure13" text:name="Figure" text:formula="ooow:Figure+1" style:num-format="1">14</text:sequence>: Dialogové okno Objekt – karta Oblast</text:p></draw:text-box></draw:frame></text:p>
      <text:h text:style-name="Heading_20_2" text:outline-level="3"><text:bookmark-start text:name="__RefHeading__21214_1542381791"/>Karta Ohraničení<text:bookmark-end text:name="__RefHeading__21214_1542381791"/></text:h>
      <text:list xml:id="list153828709255439" text:continue-list="list153828382634205" text:style-name="Numbering_20_1">
        <text:list-item text:start-value="1">
          <text:p text:style-name="Numbering_20_1">V dokumentu vybereme vzorec, u kterého chceme změnit ohraničení.</text:p>
        </text:list-item>
        <text:list-item>
          <text:p text:style-name="P187">Klepneme pravým tlačítkem myši na vzorec a vybereme z místní nabídky <text:span text:style-name="Strong_20_Emphasis">Vlastnosti</text:span> nebo zvolíme v hlavní nabídce <text:span text:style-name="Strong_20_Emphasis">Formát &gt; Rámec a objekt &gt; Vlastnosti</text:span> a otevřeme dialogové okno Objekt.</text:p>
        </text:list-item>
        <text:list-item>
          <text:p text:style-name="Numbering_20_1">Klepneme na kartu <text:span text:style-name="Strong_20_Emphasis">Ohraničení</text:span> a vybereme možnosti, které chceme použít pro ohraničení vzorců (obrázek <text:span text:style-name="T72"><text:sequence-ref text:reference-format="value" text:ref-name="refFigure14">15</text:sequence-ref></text:span>).</text:p>
        </text:list-item>
        <text:list-item>
          <text:p text:style-name="Numbering_20_1">Klepnutím na <text:span text:style-name="Strong_20_Emphasis">OK</text:span> uložíme změny a zavřeme dialogové okno Objekt.</text:p>
        </text:list-item>
      </text:list>
      <text:p text:style-name="Figure"><text:soft-page-break/><draw:frame draw:style-name="fr1" draw:name="Frame15" text:anchor-type="as-char" svg:width="5.8126in" draw:z-index="141"><draw:text-box fo:min-height="3.7602in"><text:p text:style-name="Caption"><draw:frame draw:style-name="fr9" draw:name="Image28" text:anchor-type="as-char" svg:width="5.8126in" style:rel-width="100%" svg:height="3.7602in" style:rel-height="scale" draw:z-index="142"><draw:image xlink:href="Pictures/100000000000022E00000169B554ADA72AD24701.png" xlink:type="simple" xlink:show="embed" xlink:actuate="onLoad" loext:mime-type="image/png"/></draw:frame><text:span text:style-name="T76"><text:line-break/></text:span>Obrázek <text:sequence text:ref-name="refFigure14" text:name="Figure" text:formula="ooow:Figure+1" style:num-format="1">15</text:sequence>: Dialogové okno Objekt – karta Ohraničení</text:p></draw:text-box></draw:frame></text:p>
      <text:h text:style-name="Heading_20_1" text:outline-level="2"><text:bookmark-start text:name="__RefHeading__25427_144202065"/>Rychlé vkládání vzorců<text:bookmark-end text:name="__RefHeading__25427_144202065"/></text:h>
      <text:p text:style-name="Text_20_body">Chceme-li rychle vložit vzorec do dokumentu Writer bez otevření editoru vzorců a známe značkovací jazyk:</text:p>
      <text:list xml:id="list153828128720835" text:continue-list="list153828709255439" text:style-name="Numbering_20_1">
        <text:list-item text:start-value="1">
          <text:p text:style-name="Numbering_20_1">Zadáme značkovací jazyk vzorců do dokumentu na místě, kde chceme vzorec.</text:p>
        </text:list-item>
        <text:list-item>
          <text:p text:style-name="Numbering_20_1">Vybereme značkovací jazyk.</text:p>
        </text:list-item>
        <text:list-item>
          <text:p text:style-name="Numbering_20_1">V hlavní nabídce zvolíme <text:span text:style-name="Strong_20_Emphasis">Vložit &gt; Objekt</text:span> a vybereme <text:span text:style-name="Strong_20_Emphasis">Vzorec</text:span>, čímž vytvoříme vzorec z vybraných příkazů značkovacího jazyka.</text:p>
        </text:list-item>
      </text:list>
      <text:p text:style-name="P52"/>
      <text:p text:style-name="P115"/>
      <text:p text:style-name="P72"><draw:frame draw:style-name="fr8" draw:name="Image8" text:anchor-type="paragraph" svg:x="1.3661in" svg:y="0.1772in" svg:width="3.3335in" svg:height="0.7in" draw:z-index="3"><draw:image xlink:href="Pictures/10000201000003E8000000D2A7FE72F00FFCF111.png" xlink:type="simple" xlink:show="embed" xlink:actuate="onLoad" loext:mime-type="image/png"/></draw:frame><text:user-defined style:data-style-name="N0" text:name="Guide Name">Příručka programu Math</text:user-defined></text:p>
      <text:h text:style-name="P191" text:outline-level="1"><text:bookmark-start text:name="Chapter 3"/><text:bookmark-start text:name="__RefHeading__1942_3143140754168"/>Kapitola <text:span text:style-name="T71">3<text:line-break/>Vzorce v Calc, Impress a Draw</text:span><text:bookmark-end text:name="Chapter 3"/><text:bookmark-end text:name="__RefHeading__1942_3143140754168"/></text:h>
      <text:p text:style-name="P67"/>
      <text:h text:style-name="P128" text:outline-level="2"><text:bookmark-start text:name="__RefHeading__43961_666340315"/>Úvod<text:bookmark-end text:name="__RefHeading__43961_666340315"/></text:h>
      <text:p text:style-name="Standard">V programech Calc, Draw a Impress jsou vzorce vloženy jako objekty OLE bez pozadí (výplň oblasti) nebo ohraničení. Více informací o vkládání vzorců nalezneme v  <text:span text:style-name="T41"><text:bookmark-ref text:reference-format="text" text:ref-name="Chapter 1">kapitole 1 - Vytváření a úpravy vzorců</text:bookmark-ref></text:span><text:span text:style-name="T41"><text:s/>.</text:span></text:p>
      <text:p text:style-name="Text_20_body">Každý objekt vzorce je vkládán do sešitu, kresby nebo snímku takto:</text:p>
      <text:list xml:id="list153828437089853" text:continue-list="list153829084651289" text:style-name="List_20_1">
        <text:list-item>
          <text:p text:style-name="List_20_1">V programu Calc jsou vzorce vloženy do vybrané buňky. Objekt vzorce nemá přiřazený žádný styl.</text:p>
        </text:list-item>
        <text:list-item>
          <text:p text:style-name="List_20_1">V programu Draw a Impress jsou vzorce vloženy doprostřed kresby nebo snímku. Ve výchozím nastavení mají přiřazený styl objektu kresby <text:span text:style-name="Emphasis">Objekt bez výplně a obrysu</text:span>. Další informace o tom, jak upravit nebo přiřadit styly objektů kresby, nalezneme v <text:span text:style-name="Emphasis">Draw User Guide</text:span> nebo <text:span text:style-name="Emphasis">Impress User Guide</text:span>.</text:p>
        </text:list-item>
      </text:list>
      <text:h text:style-name="Heading_20_1" text:outline-level="2"><text:bookmark-start text:name="__RefHeading__105083_1944604369"/>Ukotvení vzorců<text:bookmark-end text:name="__RefHeading__105083_1944604369"/></text:h>
      <text:h text:style-name="Heading_20_2" text:outline-level="3"><text:bookmark-start text:name="__RefHeading__22000_993642331"/>Calc<text:bookmark-end text:name="__RefHeading__22000_993642331"/></text:h>
      <text:p text:style-name="Text_20_body">Objekt vzorce může být v sešitu ukotven <text:span text:style-name="Strong_20_Emphasis">ke stránce</text:span> (výchozí nastavení) nebo <text:span text:style-name="Strong_20_Emphasis">k buňce</text:span>. Pro změnu typu ukotvení vzorců v sešitech Calc:</text:p>
      <text:list xml:id="list153829287334672" text:continue-list="list153828128720835" text:style-name="Numbering_20_1">
        <text:list-item text:start-value="1">
          <text:p text:style-name="Numbering_20_1">Vybereme objekt vzorce v sešitu.</text:p>
        </text:list-item>
        <text:list-item>
          <text:p text:style-name="Numbering_20_1">Pravým tlačítkem myši klepneme na vzorec a z kontextové nabídky vybereme <text:span text:style-name="Strong_20_Emphasis">Ukotvit &gt; Ke stránce</text:span> nebo <text:span text:style-name="Strong_20_Emphasis">K buňce</text:span>.</text:p>
        </text:list-item>
        <text:list-item>
          <text:p text:style-name="Numbering_20_1">Případně přejdeme v hlavní nabídce na <text:span text:style-name="Strong_20_Emphasis">Formát &gt; Ukotvit</text:span> a vybereme <text:span text:style-name="Strong_20_Emphasis">Ke stránce</text:span> nebo <text:span text:style-name="Strong_20_Emphasis">K buňce</text:span>.</text:p>
        </text:list-item>
      </text:list>
      <text:h text:style-name="Heading_20_2" text:outline-level="3"><text:bookmark-start text:name="__RefHeading__22002_993642331"/>Draw a Impress<text:bookmark-end text:name="__RefHeading__22002_993642331"/></text:h>
      <text:p text:style-name="Text_20_body">Po vložení vzorce do kresby nebo snímku je vzorec vložen jako plovoucí objekt OLE a není ukotven k žádné pozici na snímku nebo výkresu.</text:p>
      <text:h text:style-name="Heading_20_1" text:outline-level="2"><text:bookmark-start text:name="__RefHeading__18213_270489466"/>Vlastnosti objektu vzorců<text:bookmark-end text:name="__RefHeading__18213_270489466"/></text:h>
      <text:p text:style-name="Text_20_body">Objekty vzorců v programech Calc, Draw a Impress lze upravovat stejně jako jakýkoli jiný objekt, který byl umístěn do tabulky, kresby nebo prezentace, s výjimkou velikosti objektu vzorce a změny formátu libovolného textu ve vzorci. Další informace o změně vlastností objektů nalezneme v příručkách <text:span text:style-name="Emphasis">Calc User Guide</text:span>, <text:span text:style-name="Emphasis">Draw User Guide</text:span> a <text:span text:style-name="Emphasis">Impress User Guide</text:span>. Více informací o velikosti objektu vzorce a formátování textu vzorce nalezneme v <text:span text:style-name="T73"><text:bookmark-ref text:reference-format="text" text:ref-name="Chapter 1">kapitole 1 - Vytváření a úpravy vzorců</text:bookmark-ref></text:span><text:span text:style-name="T73"><text:s/> této příručky.</text:span></text:p>
      <text:p text:style-name="Text_20_body">Následující body nám pomohou vybrat dialog, který použijeme, pokud chceme změnit vlastnosti vzorců.</text:p>
      <text:list xml:id="list153828440037805" text:continue-list="list153828437089853" text:style-name="List_20_1">
        <text:list-item>
          <text:p text:style-name="List_20_1">Na pozadí vzorce použijeme různé možnosti na kartách dialogového okna Oblast.</text:p>
        </text:list-item>
        <text:list-item>
          <text:p text:style-name="List_20_1">K ohraničení vzorce použijeme různé možnosti dialogového okna Čára. Všimněme si, že ohraničení vzorce jsou oddělená od ohraničení buněk v sešitu Calc.</text:p>
        </text:list-item>
        <text:list-item>
          <text:p text:style-name="List_20_1">Chceme-li přesně umístit objekt vzorce, použijeme různé možnosti na kartách dialogového okna Umístění a velikost.</text:p>
        </text:list-item>
        <text:list-item>
          <text:p text:style-name="List_20_1">V programech Draw a Impress můžeme objekt uspořádat, zarovnat, seskupit, převrátit, převést, rozpojit nebo složit a upravit body objektu vzorce.</text:p>
        </text:list-item>
        <text:list-item>
          <text:p text:style-name="List_20_1">Textové atributy objektu vzorce nelze změnit. Text použitý ve vzorci je nastaven při vytváření vzorce v editoru vzorců.</text:p>
        </text:list-item>
        <text:list-item>
          <text:p text:style-name="List_20_1">Velikost objektu vzorce je nastavena podle velikosti písma vzorce při vytváření vzorce v editoru vzorců. Velikost objektu vzorce je v dialogovém okně Umístění a velikost zamknuta, ale pokud chceme, můžeme tuto volbu zrušit. To se však nedoporučuje, protože změna velikosti <text:soft-page-break/>objektu vzorce pomocí dialogového okna Umístění a velikost může vést ke zkreslení vzorce, což ztěžuje jeho čtení.</text:p>
        </text:list-item>
      </text:list>
      <text:h text:style-name="Heading_20_1" text:outline-level="2"><text:bookmark-start text:name="__RefHeading__18217_270489466"/>Vzorce v grafech<text:bookmark-end text:name="__RefHeading__18217_270489466"/></text:h>
      <text:p text:style-name="Text_20_body">Graf v tabulce Calc je sám o sobě objekt OLE, proto nemůžeme k vytvoření a vložení vzorce do grafu použít editor vzorců.</text:p>
      <text:p text:style-name="Text_20_body">Chceme-li vložit vzorec do grafu, vytvoříme vzorec nejprve pomocí editoru vzorců a zkopírujeme vzorec do schránky. Poté vytvoříme graf v programu Calc a vložíme vzorec do grafu. Vzorec je automaticky převeden do správného formátu pro vložení do grafu.</text:p>
      <text:p text:style-name="Text_20_body">Pokud chceme později vzorec změnit, musíme celý proces vytváření, kopírování a vkládání opakovat.</text:p>
      <text:p text:style-name="P52"/>
      <text:p text:style-name="P115"/>
      <text:p text:style-name="P72"><draw:frame draw:style-name="fr8" draw:name="Image29" text:anchor-type="paragraph" svg:x="1.3661in" svg:y="0.1772in" svg:width="3.3335in" svg:height="0.7in" draw:z-index="4"><draw:image xlink:href="Pictures/10000201000003E8000000D2A7FE72F00FFCF111.png" xlink:type="simple" xlink:show="embed" xlink:actuate="onLoad" loext:mime-type="image/png"/></draw:frame><text:user-defined style:data-style-name="N0" text:name="Guide Name">Příručka programu Math</text:user-defined></text:p>
      <text:h text:style-name="P191" text:outline-level="1"><text:bookmark-start text:name="Chapter 4"/><text:bookmark-start text:name="__RefHeading__1942_314314075416869"/>Kapitola <text:span text:style-name="T71">4 <text:line-break/>Přizpůsobení</text:span><text:bookmark-end text:name="Chapter 4"/><text:bookmark-end text:name="__RefHeading__1942_314314075416869"/></text:h>
      <text:p text:style-name="P67"/>
      <text:h text:style-name="P128" text:outline-level="2"><text:bookmark-start text:name="__RefHeading__43963_666340315"/>Úvod<text:bookmark-end text:name="__RefHeading__43963_666340315"/></text:h>
      <text:p text:style-name="Text_20_body">Tato kapitola vysvětluje, jak si můžeme přizpůsobit LibreOffice Math tak, aby vyhovoval způsobu vytváření vzorců pro použití v dokumentech LibreOffice. Informace o tom, jak přizpůsobit LibreOffice, najdeme také v příručce Začínáme s LibreOffice.</text:p>
      <text:h text:style-name="Heading_20_1" text:outline-level="2"><text:bookmark-start text:name="__RefHeading__23801_206425780"/><text:alphabetical-index-mark-start text:id="IMark248952808"/>Chemické vzorce<text:bookmark-end text:name="__RefHeading__23801_206425780"/><text:alphabetical-index-mark-end text:id="IMark248952808"/></text:h>
      <text:p text:style-name="Text_20_body"><text:span text:style-name="Emphasis">Primárním účelem Math</text:span> je tvorba matematických vzorců, ale lze jej také použít k psaní chemických vzorců. V chemických vzorcích se ovšem chemické symboly obvykle píšou velkými písmeny a nepoužívají se znaky psané kurzívou. V následující tabulce jsou uvedeny některé příklady chemických vzorců.</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90">Struktura</text:p>
            </table:table-cell>
            <table:table-cell table:style-name="Table1.A1" office:value-type="string">
              <text:p text:style-name="P90">Příklad</text:p>
            </table:table-cell>
            <table:table-cell table:style-name="Table1.C1" office:value-type="string">
              <text:p text:style-name="P90">Značkovací jazyk</text:p>
            </table:table-cell>
          </table:table-row>
        </table:table-header-rows>
        <table:table-row>
          <table:table-cell table:style-name="Table1.A2" office:value-type="string">
            <text:p text:style-name="Table_20_Contents">Molekuly</text:p>
          </table:table-cell>
          <table:table-cell table:style-name="Table1.A2" office:value-type="string">
            <text:p text:style-name="P17"><draw:frame draw:style-name="fr17" draw:name="Object56" text:anchor-type="as-char" svg:y="-0.1484in" svg:width="0.5618in" svg:height="0.2091in" draw:z-index="143"><draw:object xlink:href="./Object 13" xlink:type="simple" xlink:show="embed" xlink:actuate="onLoad"/><draw:image xlink:href="./ObjectReplacements/Object 13" xlink:type="simple" xlink:show="embed" xlink:actuate="onLoad"/><svg:desc>vzorec</svg:desc></draw:frame></text:p>
          </table:table-cell>
          <table:table-cell table:style-name="Table1.C2" office:value-type="string">
            <text:p text:style-name="Table_20_Contents"><text:span text:style-name="Code">H_2 SO_4</text:span></text:p>
          </table:table-cell>
        </table:table-row>
        <table:table-row>
          <table:table-cell table:style-name="Table1.A2" office:value-type="string">
            <text:p text:style-name="Table_20_Contents">Izotopy</text:p>
          </table:table-cell>
          <table:table-cell table:style-name="Table1.A2" office:value-type="string">
            <text:p text:style-name="P17"><draw:frame draw:style-name="fr17" draw:name="Object57" text:anchor-type="as-char" svg:y="-0.172in" svg:width="0.3673in" svg:height="0.2327in" draw:z-index="144"><draw:object xlink:href="./Object 14" xlink:type="simple" xlink:show="embed" xlink:actuate="onLoad"/><draw:image xlink:href="./ObjectReplacements/Object 14" xlink:type="simple" xlink:show="embed" xlink:actuate="onLoad"/><svg:desc>vzorec</svg:desc></draw:frame></text:p>
          </table:table-cell>
          <table:table-cell table:style-name="Table1.C2" office:value-type="string">
            <text:p text:style-name="Table_20_Contents"><text:span text:style-name="Code">U lsub 92 lsup 238</text:span></text:p>
          </table:table-cell>
        </table:table-row>
        <table:table-row table:style-name="Table1.4">
          <table:table-cell table:style-name="Table1.A2" office:value-type="string">
            <text:p text:style-name="Table_20_Contents">Ionty</text:p>
          </table:table-cell>
          <table:table-cell table:style-name="Table1.A2" office:value-type="string">
            <text:p text:style-name="P18"><draw:frame draw:style-name="fr17" draw:name="Object58" text:anchor-type="as-char" svg:y="-0.172in" svg:width="0.4272in" svg:height="0.2335in" draw:z-index="145"><draw:object xlink:href="./Object 15" xlink:type="simple" xlink:show="embed" xlink:actuate="onLoad"/><draw:image xlink:href="./ObjectReplacements/Object 15" xlink:type="simple" xlink:show="embed" xlink:actuate="onLoad"/><svg:desc>vzorec</svg:desc></draw:frame>nebo<text:span text:style-name="Code"><draw:frame draw:style-name="fr17" draw:name="Object292" text:anchor-type="as-char" svg:y="-0.172in" svg:width="0.389in" svg:height="0.2327in" draw:z-index="146"><draw:object xlink:href="./Object 129" xlink:type="simple" xlink:show="embed" xlink:actuate="onLoad"/><draw:image xlink:href="./ObjectReplacements/Object 129" xlink:type="simple" xlink:show="embed" xlink:actuate="onLoad"/></draw:frame></text:span></text:p>
          </table:table-cell>
          <table:table-cell table:style-name="Table1.C2" office:value-type="string">
            <text:p text:style-name="Table_20_Contents"><text:span text:style-name="Code">SO_4^{2-{}}</text:span><text:span text:style-name="Emphasis"> nebo </text:span><text:span text:style-name="Code">SO_4^{2"-"}</text:span></text:p>
          </table:table-cell>
        </table:table-row>
      </table:table>
      <text:p text:style-name="Text_20_body">Chceme-li pomocí programu Math vytvořit chemické vzorce, musíme změnit písmo použité pro proměnné na jiné písmo než je kurzíva. Více informací o tom, jak změnit písma použitá ve vzorcích nalezneme v <text:span text:style-name="T42"><text:bookmark-ref text:reference-format="text" text:ref-name="Chapter 1">kapitole 1 - Vytváření a úpravy vzorců</text:bookmark-ref></text:span>.</text:p>
      <text:p text:style-name="Text_20_body">Pro vratné reakce v chemických vzorcích neexistuje v <text:span text:style-name="Emphasis">Math</text:span> symbol, který můžeme použít pro dvojitou šipku. Pokud máme k dispozici písmo se správnými symboly pro použití v chemických vzorcích, můžeme je přidat do katalogu. Více informací o tom, jak přidat symboly do katalogu nalezneme v části „<text:span text:style-name="T9"><text:bookmark-ref text:reference-format="text" text:ref-name="__RefHeading__15922_270489466">Přizpůsobení katalogu</text:bookmark-ref></text:span>” na straně <text:span text:style-name="T9"><text:bookmark-ref text:reference-format="page" text:ref-name="__RefHeading__15922_270489466">47</text:bookmark-ref></text:span><text:span text:style-name="T9"><text:s/></text:span>.</text:p>
      <text:h text:style-name="Heading_20_1" text:outline-level="2"><text:bookmark-start text:name="__RefHeading__20869_1760461578"/><text:alphabetical-index-mark-start text:id="IMark248952808" text:key1="equation editor"/>Plovoucí dialogová okna<text:bookmark-end text:name="__RefHeading__20869_1760461578"/><text:alphabetical-index-mark-end text:id="IMark248952808"/></text:h>
      <text:p text:style-name="Text_20_body">Editor vzorců a postranní lišta s prvky mohou pokrýt velkou část dokumentu. Chceme-li uvolnit více místa, je možné editor vzorců a postranní lištu přesunout a nebo je změnit na plovoucí dialogy.</text:p>
      <text:list xml:id="list153828249250294" text:continue-list="list153829287334672" text:style-name="Numbering_20_1">
        <text:list-item text:start-value="1">
          <text:p text:style-name="Numbering_20_1">Umístíme kurzor na okraj rámu.</text:p>
        </text:list-item>
        <text:list-item>
          <text:p text:style-name="P188">Podržíme klávesu <text:span text:style-name="Emphasis">Ctrl</text:span> a dvakrát klepneme. Tím se editor vzorců změní na dialogové okno Příkazy (obrázek <text:span text:style-name="T43"><text:sequence-ref text:reference-format="value" text:ref-name="refFigure15">16</text:sequence-ref></text:span>) a postranní lišta Prvky na dialogové okno Prvky (obrázek <text:span text:style-name="T48"><text:sequence-ref text:reference-format="value" text:ref-name="refFigure16">17</text:sequence-ref></text:span>).</text:p>
        </text:list-item>
      </text:list>
      <text:p text:style-name="P106"><draw:frame draw:style-name="fr2" draw:name="Frame16" text:anchor-type="as-char" svg:width="2.698in" draw:z-index="147"><draw:text-box fo:min-height="1.3957in"><text:p text:style-name="Caption"><draw:frame draw:style-name="fr9" draw:name="Image33" text:anchor-type="as-char" svg:width="2.698in" style:rel-width="100%" svg:height="1.3957in" style:rel-height="scale" draw:z-index="148"><draw:image xlink:href="Pictures/100000000000010300000086CEB18E29CB4DA229.png" xlink:type="simple" xlink:show="embed" xlink:actuate="onLoad" loext:mime-type="image/png"/></draw:frame><text:span text:style-name="T76"><text:line-break/></text:span>Obrázek <text:sequence text:ref-name="refFigure15" text:name="Figure" text:formula="ooow:Figure+1" style:num-format="1">16</text:sequence>: Dialogové okno Příkazy</text:p></draw:text-box></draw:frame></text:p>
      <text:p text:style-name="P106"><text:soft-page-break/><draw:frame draw:style-name="fr2" draw:name="Frame17" text:anchor-type="as-char" svg:width="3.1252in" draw:z-index="149"><draw:text-box fo:min-height="1.8957in"><text:p text:style-name="Caption"><draw:frame draw:style-name="fr11" draw:name="Image34" text:anchor-type="as-char" svg:y="-1.8917in" svg:width="3.1252in" style:rel-width="100%" svg:height="1.8957in" style:rel-height="scale" draw:z-index="150"><draw:image xlink:href="Pictures/100000000000012C000000B61E29CDFFD3F3CFC2.png" xlink:type="simple" xlink:show="embed" xlink:actuate="onLoad" loext:mime-type="image/png"/></draw:frame><text:span text:style-name="T76"><text:line-break/></text:span>Obrázek <text:sequence text:ref-name="refFigure16" text:name="Figure" text:formula="ooow:Figure+1" style:num-format="1">17</text:sequence>: <text:span text:style-name="T79">Dialogové okno Prvky</text:span></text:p></draw:text-box></draw:frame></text:p>
      <text:p text:style-name="Text_20_body">Vrácení dialogových oken Příkazy a Prvky zpět na jejich výchozí pozice:</text:p>
      <text:list xml:id="list153827893035081" text:continue-list="list153828249250294" text:style-name="Numbering_20_1">
        <text:list-item text:start-value="1">
          <text:p text:style-name="Numbering_20_1">Umístíme kurzor na rámeček dialogu, NE na titulní lištu v horní části dialogu.</text:p>
        </text:list-item>
        <text:list-item>
          <text:p text:style-name="P189">Podržíme klávesu <text:span text:style-name="Emphasis">Ctrl</text:span> a dvakrát klepneme.</text:p>
        </text:list-item>
      </text:list>
      <text:h text:style-name="Heading_20_1" text:outline-level="2"><text:bookmark-start text:name="__RefHeading__20149_246419687"/>Přidání klávesových zkratek<text:bookmark-end text:name="__RefHeading__20149_246419687"/></text:h>
      <text:p text:style-name="Text_20_body">Do LibreOffice můžeme přidat klávesové zkratky, abychom usnadnili vytváření dokumentů a přizpůsobili svůj pracovní postup. Níže je uveden příklad, jak přidat klávesovou zkratku pro vložení vzorce modulu Math do dokumentu LibreOffice.</text:p>
      <text:list xml:id="list153829649445769" text:continue-list="list153829301195615" text:style-name="Heading_20_Note">
        <text:list-item>
          <text:p text:style-name="P161">Poznámka</text:p>
        </text:list-item>
      </text:list>
      <text:p text:style-name="P80">Při výběru nových klávesových zkratek se ujistíme, že nevybereme klávesovou zkratku, kterou již LibreOffice nebo náš počítačový systém používá. Například kombinace kláves <text:span text:style-name="Keystroke">Shift</text:span> + <text:span text:style-name="Keystroke">Ctrl</text:span> + <text:span text:style-name="Keystroke">F2</text:span> přesune v Calcu kurzor na vstupní řádek, kde můžeme zadat vzorec v Calcu, ale <text:span text:style-name="Strong_20_Emphasis">NIKOLIV</text:span> vzorec modulu Math.</text:p>
      <text:h text:style-name="P137" text:outline-level="3"><text:bookmark-start text:name="__RefHeading__43965_666340315"/>Příklad klávesové zkratky<text:bookmark-end text:name="__RefHeading__43965_666340315"/></text:h>
      <text:list xml:id="list153827536575406" text:continue-list="list153827893035081" text:style-name="Numbering_20_1">
        <text:list-item text:start-value="1">
          <text:p text:style-name="P188">V hlavní nabídce <text:span text:style-name="Strong_20_Emphasis">Nástroje &gt; Přizpůsobit</text:span> otevřeme dialogové okno Přizpůsobit (obrázek <text:span text:style-name="Strong_20_Emphasis"><text:span text:style-name="T17"><text:sequence-ref text:reference-format="value" text:ref-name="refFigure17">18</text:sequence-ref></text:span></text:span><text:span text:style-name="Strong_20_Emphasis">).</text:span></text:p>
        </text:list-item>
        <text:list-item>
          <text:p text:style-name="Numbering_20_1">Klepneme na kartu <text:span text:style-name="Strong_20_Emphasis">Klávesnice</text:span>, kde můžeme přidat klávesové zkratky.</text:p>
        </text:list-item>
        <text:list-item>
          <text:p text:style-name="Numbering_20_1">Vybereme úroveň nové klávesové zkratky.</text:p>
        </text:list-item>
      </text:list>
      <text:list xml:id="list153828841426770" text:continue-list="list153828960505283" text:style-name="List_20_2">
        <text:list-item>
          <text:p text:style-name="List_20_2">Pokud vybereme <text:span text:style-name="Emphasis">LibreOffice</text:span>, lze novou klávesovou zkratku použít ve všech modulech LibreOffice.</text:p>
        </text:list-item>
        <text:list-item>
          <text:p text:style-name="List_20_2">Zvolíme-li <text:span text:style-name="Emphasis">Math</text:span>, bude nová klávesová zkratka použitelná jen v Math.</text:p>
        </text:list-item>
      </text:list>
      <text:list xml:id="list153828708584527" text:continue-list="list153827536575406" text:style-name="Numbering_20_1">
        <text:list-item>
          <text:p text:style-name="Numbering_20_1">V seznamu <text:span text:style-name="Strong_20_Emphasis">Kategorie</text:span> zvolíme <text:span text:style-name="Emphasis">Vložit</text:span><text:span text:style-name="Strong_20_Emphasis">.</text:span></text:p>
        </text:list-item>
        <text:list-item>
          <text:p text:style-name="Numbering_20_1">V seznamu <text:span text:style-name="Strong_20_Emphasis">Funkce</text:span> vybereme <text:span text:style-name="Emphasis">Vzorec</text:span><text:span text:style-name="Strong_20_Emphasis">.</text:span></text:p>
        </text:list-item>
        <text:list-item>
          <text:p text:style-name="Numbering_20_1">V seznamu <text:span text:style-name="Strong_20_Emphasis">Klávesové zkratky</text:span> vybereme klávesu nebo kombinaci kláves, které chceme použít pro novou klávesovou zkratku.</text:p>
        </text:list-item>
        <text:list-item>
          <text:p text:style-name="Numbering_20_1">Klepneme na <text:span text:style-name="Strong_20_Emphasis">Změnit</text:span> a klávesová zkratka se objeví v seznamu <text:span text:style-name="Strong_20_Emphasis">Klávesy</text:span>.</text:p>
        </text:list-item>
        <text:list-item>
          <text:p text:style-name="Numbering_20_1"><text:span text:style-name="Strong_20_Emphasis">V případě potřeby pokračujeme v přidávání klávesových zkratek pomocí výše uvedených kroků.</text:span></text:p>
        </text:list-item>
        <text:list-item>
          <text:p text:style-name="Numbering_20_1">Klepnutím na <text:span text:style-name="Strong_20_Emphasis">OK</text:span> uložíme klávesové zkratky a zavřeme dialogové okno Přizpůsobit.</text:p>
        </text:list-item>
      </text:list>
      <text:p text:style-name="Figure"><text:bookmark-start text:name="__RefHeading__21395_1310383199"/><text:soft-page-break/><draw:frame draw:style-name="fr1" draw:name="Frame18" text:anchor-type="as-char" svg:width="5.5in" draw:z-index="151"><draw:text-box fo:min-height="5.2291in"><text:p text:style-name="Caption"><draw:frame draw:style-name="fr9" draw:name="Image22" text:anchor-type="as-char" svg:width="5.5in" style:rel-width="100%" svg:height="5.2291in" style:rel-height="scale" draw:z-index="152"><draw:image xlink:href="Pictures/1000000000000210000001F6C5354F6CF6355F56.png" xlink:type="simple" xlink:show="embed" xlink:actuate="onLoad" loext:mime-type="image/png"/></draw:frame><text:span text:style-name="T76"><text:line-break/></text:span>Obrázek <text:sequence text:ref-name="refFigure17" text:name="Figure" text:formula="ooow:Figure+1" style:num-format="1">18</text:sequence>: Dialogové okno Přizpůsobit – karta Klávesnice</text:p></draw:text-box></draw:frame><text:bookmark-end text:name="__RefHeading__21395_1310383199"/></text:p>
      <text:h text:style-name="P136" text:outline-level="3"><text:bookmark-start text:name="__RefHeading___Toc49573_2839151245"/>Možnosti přizpůsobení klávesnice<text:bookmark-end text:name="__RefHeading___Toc49573_2839151245"/></text:h>
      <text:p text:style-name="Text_20_body">Možnosti přizpůsobení klávesových zkratek jsou následující:</text:p>
      <text:list xml:id="list153829284349296" text:continue-list="list153828440037805" text:style-name="List_20_1">
        <text:list-item>
          <text:p text:style-name="List_20_1"><text:span text:style-name="Strong_20_Emphasis">LibreOffice</text:span> - zobrazí klávesové zkratky, které jsou společné pro všechny moduly LibreOffice.</text:p>
        </text:list-item>
        <text:list-item>
          <text:p text:style-name="List_20_1"><text:span text:style-name="Strong_20_Emphasis">Math</text:span>, <text:span text:style-name="Strong_20_Emphasis">Writer</text:span>, <text:span text:style-name="Strong_20_Emphasis">Calc</text:span>, <text:span text:style-name="Strong_20_Emphasis">Draw</text:span> nebo <text:span text:style-name="Strong_20_Emphasis">Impress</text:span> - zobrazí klávesové zkratky pro otevřený a aktuální modul LibreOffice.</text:p>
        </text:list-item>
        <text:list-item>
          <text:p text:style-name="List_20_1"><text:span text:style-name="Strong_20_Emphasis">Klávesové zkratky</text:span> - uvádí klávesové zkratky a související příkazy. Chceme-li přiřadit nebo upravit klávesovou zkratku pro příkaz vybraný v seznamu <text:span text:style-name="Emphasis">Funkce </text:span>, klepneme na zástupce v tomto seznamu a poté klepneme na <text:span text:style-name="Strong_20_Emphasis">Změnit</text:span>.</text:p>
        </text:list-item>
        <text:list-item>
          <text:p text:style-name="P176">Funkce - do textového pole zadáme název funkce pro vyhledání v seznamu funkcí.</text:p>
        </text:list-item>
        <text:list-item>
          <text:p text:style-name="List_20_1">Funkce - uvádí kategorie funkcí a funkce LibreOffice, kterým můžeme přiřadit klávesové zkratky.</text:p>
        </text:list-item>
      </text:list>
      <text:list xml:id="list153829255818083" text:continue-list="list153828841426770" text:style-name="List_20_2">
        <text:list-item>
          <text:p text:style-name="List_20_2">Kategorie - uvádí dostupné kategorie funkcí.</text:p>
        </text:list-item>
        <text:list-item>
          <text:p text:style-name="List_20_2">Funkce - vybereme funkci, ke které chceme přiřadit klávesovou zkratku, vybereme kombinaci kláves v seznamu Klávesové zkratky a poté klepneme na Změnit. Pokud již vybraná funkce obsahuje klávesovou zkratku, tato se zobrazí v seznamu Klávesy.</text:p>
        </text:list-item>
        <text:list-item>
          <text:p text:style-name="List_20_2">Klávesy - zobrazí klávesové zkratky, které jsou přiřazeny vybrané funkci.</text:p>
        </text:list-item>
      </text:list>
      <text:list xml:id="list153828304443568" text:continue-list="list153829284349296" text:style-name="List_20_1">
        <text:list-item>
          <text:p text:style-name="List_20_1">Změnit - přiřadí kombinaci kláves vybranou v seznamu klávesových zkratek příkazu vybranému v seznamu funkcí.</text:p>
        </text:list-item>
        <text:list-item>
          <text:p text:style-name="List_20_1"><text:soft-page-break/>Smazat - odstraní vybraný prvek nebo prvky bez nutnosti potvrzení.</text:p>
        </text:list-item>
        <text:list-item>
          <text:p text:style-name="List_20_1">Načíst - nahradí konfiguraci klávesové zkratky tou, která byla dříve uložena.</text:p>
        </text:list-item>
        <text:list-item>
          <text:p text:style-name="List_20_1">Uložit - uloží aktuální konfiguraci klávesové zkratky, takže ji můžeme načíst později.</text:p>
        </text:list-item>
        <text:list-item>
          <text:p text:style-name="List_20_1">Vrátit - resetuje upravené hodnoty zpět na výchozí hodnoty.</text:p>
        </text:list-item>
      </text:list>
      <text:h text:style-name="Heading_20_1" text:outline-level="2"><text:bookmark-start text:name="__RefHeading__15922_270489466"/>Přizpůsobení katalogu<text:bookmark-end text:name="__RefHeading__15922_270489466"/></text:h>
      <text:p text:style-name="P64">Pokud pravidelně používáme symbol, který není v Math dostupný, můžeme jej přidat do dialogového okna Symboly (obrázek <text:span text:style-name="T44"><text:sequence-ref text:reference-format="value" text:ref-name="refFigure18">19</text:sequence-ref></text:span>) otevřením dialogového okna Upravit symboly (obrázek <text:span text:style-name="T48"><text:sequence-ref text:reference-format="value" text:ref-name="refFigure19">20</text:sequence-ref></text:span>).</text:p>
      <text:p text:style-name="Text_20_body">V dialogovém okně Upravit symboly můžeme přidávat symboly do sady symbolů, upravovat sady symbolů nebo upravovat zápis symbolů. Můžeme také definovat nové sady symbolů, přiřadit symbolům názvy nebo změnit existující sady symbolů.</text:p>
      <text:h text:style-name="Heading_20_2" text:outline-level="3"><text:bookmark-start text:name="__RefHeading__20126_206425780"/>Přidání symbolů<text:bookmark-end text:name="__RefHeading__20126_206425780"/></text:h>
      <text:list xml:id="list153828545339090" text:continue-list="list153828708584527" text:style-name="Numbering_20_1">
        <text:list-item text:start-value="1">
          <text:p text:style-name="Numbering_20_1">V hlavní nabídce zvolíme <text:span text:style-name="Strong_20_Emphasis">Nástroje &gt; Symboly</text:span> nebo klepneme na ikonu Symboly <text:span text:style-name="T22"><draw:frame draw:style-name="fr10" draw:name="Image35" text:anchor-type="as-char" svg:y="-0.1673in" svg:width="0.198in" svg:height="0.2083in" draw:z-index="153"><draw:image xlink:href="Pictures/1000000000000013000000146051A1A8EAC89C23.png" xlink:type="simple" xlink:show="embed" xlink:actuate="onLoad" loext:mime-type="image/png"/></draw:frame></text:span><text:span text:style-name="T22"><text:s/>na liště Nástroje </text:span>a otevřeme dialogové okno Symboly.</text:p>
        </text:list-item>
        <text:list-item>
          <text:p text:style-name="Numbering_20_1">Klepnutím na tlačítko <text:span text:style-name="Strong_20_Emphasis">Upravit</text:span> otevřeme dialogové okno Upravit symboly.</text:p>
        </text:list-item>
        <text:list-item>
          <text:p text:style-name="Numbering_20_1">Vybereme písmo z rozevíracího seznamu Písmo:</text:p>
        </text:list-item>
        <text:list-item>
          <text:p text:style-name="Numbering_20_1">V poli náhledu vybereme znak symbolu, který chceme přidat. Možná bude třeba v náhledovém poli rolovat dolů a najít symbol, který chceme použít. V pravém náhledovém poli nad tlačítkem OK se zobrazí nový symbol.</text:p>
        </text:list-item>
        <text:list-item>
          <text:p text:style-name="Numbering_20_1">Do pole Symbol: zadáme zapamatovatelný název přidávaného symbolu.</text:p>
        </text:list-item>
        <text:list-item>
          <text:p text:style-name="Numbering_20_1">V poli Sada Symbolů: vybereme z rozevíracího seznamu sadu symbolů, do které chceme přidat nový symbol, nebo zadáme nový název a vytvoříme  pro nový symbol novou sadu symbolů.</text:p>
        </text:list-item>
        <text:list-item>
          <text:p text:style-name="Numbering_20_1">V případě potřeby vybereme styl písma z rozevíracího seznamu Styl: Standardní, Kurzíva, Tučné nebo Tučné kurzíva.</text:p>
        </text:list-item>
        <text:list-item>
          <text:p text:style-name="Numbering_20_1">Klepnutím na tlačítko Přidat a poté na tlačítko OK zavřeme dialogové okno Upravit symboly. Nový symbol a, je-li vytvořena, nová sada symbolů jsou nyní k dispozici pro použití.</text:p>
        </text:list-item>
      </text:list>
      <text:p text:style-name="Figure"><draw:frame draw:style-name="fr1" draw:name="Frame19" text:anchor-type="as-char" svg:width="3.6764in" draw:z-index="154"><draw:text-box fo:min-height="3.0516in"><text:p text:style-name="Caption"><draw:frame draw:style-name="fr9" draw:name="Image25" text:anchor-type="as-char" svg:width="3.6764in" style:rel-width="100%" svg:height="3.0516in" style:rel-height="scale" draw:z-index="156"><draw:image xlink:href="Pictures/100000000000016100000125B9CE573C222FBA89.png" xlink:type="simple" xlink:show="embed" xlink:actuate="onLoad" loext:mime-type="image/png"/></draw:frame><text:span text:style-name="T76"><text:line-break/></text:span>Obrázek <text:sequence text:ref-name="refFigure18" text:name="Figure" text:formula="ooow:Figure+1" style:num-format="1">19</text:sequence>: <text:span text:style-name="T78">Dialogové okno Symboly</text:span></text:p></draw:text-box></draw:frame></text:p>
      <text:p text:style-name="Figure"><text:soft-page-break/><draw:frame draw:style-name="fr1" draw:name="Frame3" text:anchor-type="as-char" svg:width="6.5626in" draw:z-index="157"><draw:text-box fo:min-height="5.7083in"><text:p text:style-name="Caption"><draw:frame draw:style-name="fr9" draw:name="Image36" text:anchor-type="as-char" svg:width="6.5626in" style:rel-width="100%" svg:height="5.7083in" style:rel-height="scale" draw:z-index="158"><draw:image xlink:href="Pictures/100000000000027600000224EAACFF29FDB648B2.png" xlink:type="simple" xlink:show="embed" xlink:actuate="onLoad" loext:mime-type="image/png"/></draw:frame><text:span text:style-name="T76"><text:line-break/></text:span>Obrázek <text:sequence text:ref-name="refFigure19" text:name="Figure" text:formula="ooow:Figure+1" style:num-format="1">20</text:sequence>: Dialogové okno Upravit symboly</text:p></draw:text-box></draw:frame></text:p>
      <text:list xml:id="list153827932696345" text:continue-list="list153829649445769" text:style-name="Heading_20_Note">
        <text:list-item>
          <text:p text:style-name="P161">Poznámka</text:p>
        </text:list-item>
      </text:list>
      <text:p text:style-name="P80">Když do katalogu přidáme nový symbol, můžeme do editoru vzorců ve značkovacím jazyce zadat znak procenta (%) následovaný novým jménem a náš nový symbol se objeví ve vzorci. Pamatujme, že názvy symbolů rozlišují velká a malá písmena, například <text:span text:style-name="Code">%prime</text:span> je jiný symbol než <text:span text:style-name="Code">%Prime</text:span>.</text:p>
      <text:list xml:id="list153827696936245" text:continue-numbering="true" text:style-name="Heading_20_Note">
        <text:list-item>
          <text:p text:style-name="P162">Poznámka</text:p>
        </text:list-item>
      </text:list>
      <text:p text:style-name="P81">Pokud nemůžeme najít symbol, který chceme použít ve fontech již nainstalovaných v počítači, existuje celá řada bezplatných písem, která obsahují různé symboly. Například písmo STIX bylo vyvinuto speciálně pro psaní matematických a technických textů. Také písma DejaVu a Lucida mají širokou škálu symbolů, které můžeme použít.</text:p>
      <text:list xml:id="list153828637528666" text:continue-numbering="true" text:style-name="Heading_20_Note">
        <text:list-item>
          <text:p text:style-name="P162"><text:soft-page-break/>Poznámka</text:p>
        </text:list-item>
      </text:list>
      <text:p text:style-name="P40">Pokud je LibreOffice nainstalován v počítači, ukládají se s dokumentem pouze ty symboly definované uživatelem, které se v něm skutečně vyskytují. Někdy je užitečné vložit všechny uživatelem definované symboly, aby mohla dokument editovat jiná osoba, je-li přenesen do jiného počítače. Přejdeme na <text:span text:style-name="Strong_20_Emphasis">Nástroje &gt; Možnosti &gt; LibreOffice Math &gt; Nastavení</text:span> a zrušíme zaškrtnutí možnosti <text:span text:style-name="Emphasis">Vložit pouze použité symboly (menší velikost souboru)</text:span>. Toto nastavení je k dispozici pouze při práci s programem LibreOffice Math.</text:p>
      <text:h text:style-name="Heading_20_2" text:outline-level="3"><text:bookmark-start text:name="__RefHeading__43967_666340315"/>Úprava symbolů<text:bookmark-end text:name="__RefHeading__43967_666340315"/></text:h>
      <text:h text:style-name="Heading_20_3" text:outline-level="4"><text:bookmark-start text:name="__RefHeading___Toc23731_290720014"/>Změna názvů symbolů<text:bookmark-end text:name="__RefHeading___Toc23731_290720014"/></text:h>
      <text:p text:style-name="Text_20_body">Název symbolu můžeme změnit takto:</text:p>
      <text:list xml:id="list153829559334755" text:continue-list="list153828545339090" text:style-name="Numbering_20_1">
        <text:list-item text:start-value="1">
          <text:p text:style-name="P188">Z rozevíracího seznamu Původní symbol: vybereme název symbolu, který chceme změnit. Symbol se zobrazí v levém panelu náhledu ve spodní části dialogu Upravit symboly (<text:span text:style-name="T48">obrázek <text:s/></text:span><text:span text:style-name="T48"><text:sequence-ref text:reference-format="value" text:ref-name="refFigure19">20</text:sequence-ref></text:span>).</text:p>
        </text:list-item>
        <text:list-item>
          <text:p text:style-name="Numbering_20_1">Do textového pole Symbol: zadáme nový název symbolu nebo z rozevíracího seznamu Symbol: vybereme nový název. Nový název symbolu se zobrazí nad pravým panelem náhledu ve spodní části dialogu Upravit symboly.</text:p>
        </text:list-item>
        <text:list-item>
          <text:p text:style-name="Numbering_20_1">Klepneme na Změnit a změní se název symbolu.</text:p>
        </text:list-item>
        <text:list-item>
          <text:p text:style-name="Numbering_20_1">Klepnutím na tlačítko OK zavřeme dialogové okno Upravit symboly.</text:p>
        </text:list-item>
      </text:list>
      <text:h text:style-name="Heading_20_3" text:outline-level="4"><text:bookmark-start text:name="__RefHeading___Toc23733_290720014"/>Přesun symbolů<text:bookmark-end text:name="__RefHeading___Toc23733_290720014"/></text:h>
      <text:p text:style-name="Text_20_body">Symbol můžeme přesunout z jedné sady symbolů do druhé následujícím způsobem:</text:p>
      <text:list xml:id="list153827735577621" text:continue-list="list153829559334755" text:style-name="Numbering_20_1">
        <text:list-item text:start-value="1">
          <text:p text:style-name="Numbering_20_1">V rozevíracím seznamu Původní sada symbolů: vybereme sadu symbolů, kde je umístěn symbol, který chceme přesunout.</text:p>
        </text:list-item>
        <text:list-item>
          <text:p text:style-name="P188">Z rozevíracího seznamu Původní symbol: vybereme název symbolu, který chceme přesunout. Symbol se zobrazí v levém panelu náhledu ve spodní části dialogu Upravit symboly (obrázek <text:span text:style-name="T48"><text:sequence-ref text:reference-format="value" text:ref-name="refFigure19">20</text:sequence-ref></text:span>).</text:p>
        </text:list-item>
        <text:list-item>
          <text:p text:style-name="Numbering_20_1">V rozevíracím seznamu Sada symbolů: vybereme sadu symbolů, do které chceme symbol přesunout. Název nové sady symbolů se zobrazí pod pravým panelem náhledu ve spodní části dialogu Upravit symboly.</text:p>
        </text:list-item>
        <text:list-item>
          <text:p text:style-name="Numbering_20_1">Klepneme na Změnit a symbol se přesune do nové sady symbolů.</text:p>
        </text:list-item>
        <text:list-item>
          <text:p text:style-name="Numbering_20_1">Klepnutím na tlačítko OK zavřeme dialogové okno Upravit symboly.</text:p>
        </text:list-item>
      </text:list>
      <text:h text:style-name="Heading_20_3" text:outline-level="4"><text:bookmark-start text:name="__RefHeading___Toc23735_290720014"/>Mazání symbolů<text:bookmark-end text:name="__RefHeading___Toc23735_290720014"/></text:h>
      <text:p text:style-name="Text_20_body">Symbol můžeme ze sady symbolů odstranit následovně:</text:p>
      <text:list xml:id="list153829371962775" text:continue-list="list153827735577621" text:style-name="Numbering_20_1">
        <text:list-item text:start-value="1">
          <text:p text:style-name="Numbering_20_1">V rozevíracím seznamu Původní sada symbolů: vybereme sadu symbolů, ze které chceme symbol odstranit.</text:p>
        </text:list-item>
        <text:list-item>
          <text:p text:style-name="P188">V rozevíracím seznamu Původní symbol: vybereme název symbolu, který chceme odstranit. Symbol se zobrazí v levém panelu náhledu ve spodní části dialogu Upravit symboly (obrázek <text:span text:style-name="T48"><text:sequence-ref text:reference-format="value" text:ref-name="refFigure19">20</text:sequence-ref></text:span>).</text:p>
        </text:list-item>
        <text:list-item>
          <text:p text:style-name="Numbering_20_1">Klepneme na Smazat a symbol bude bez potvrzení vymazán ze sady symbolů.</text:p>
        </text:list-item>
        <text:list-item>
          <text:p text:style-name="Numbering_20_1">Klepnutím na tlačítko OK zavřeme dialogové okno Upravit symboly.</text:p>
        </text:list-item>
      </text:list>
      <text:list xml:id="list153827987411100" text:continue-list="list153828637528666" text:style-name="Heading_20_Note">
        <text:list-item>
          <text:p text:style-name="P162">Poznámka</text:p>
        </text:list-item>
      </text:list>
      <text:p text:style-name="P81">Jediný způsob, jak odstranit sadu symbolů, je smazání všech symbolů v této sadě. Sada se také odstraní, pokud odstraníme poslední symbol z této sady.</text:p>
      <text:h text:style-name="P137" text:outline-level="3"><text:bookmark-start text:name="__RefHeading__43969_666340315"/><text:soft-page-break/>Možnosti editace symbolů<text:bookmark-end text:name="__RefHeading__43969_666340315"/></text:h>
      <text:list xml:id="list153828412721291" text:continue-list="list153828304443568" text:style-name="List_20_1">
        <text:list-item>
          <text:p text:style-name="List_20_1">Původní symbol - vybereme název aktuálního symbolu. Symbol, název symbolu a sada, do které symbol patří, se zobrazí v levém panelu náhledu v dolní části dialogu Upravit symboly.</text:p>
        </text:list-item>
        <text:list-item>
          <text:p text:style-name="List_20_1">Původní sada symbolů - toto pole obsahuje název aktuální sady symbolů. Pomocí tohoto pole se seznamem můžeme také vybrat jinou sadu symbolů.</text:p>
        </text:list-item>
        <text:list-item>
          <text:p text:style-name="List_20_1">Symbol - uvádí názvy symbolů v aktuální sadě symbolů. Vybereme název ze seznamu nebo zadáme název nově přidaného symbolu.</text:p>
        </text:list-item>
        <text:list-item>
          <text:p text:style-name="List_20_1">Sada symbolů - toto pole se seznamem obsahuje názvy všech existujících sad symbolů. Můžeme upravit sadu symbolů nebo vytvořit novou.</text:p>
        </text:list-item>
        <text:list-item>
          <text:p text:style-name="List_20_1">Písmo - zobrazuje název aktuálního písma a umožňuje vybrat jiné písmo.</text:p>
        </text:list-item>
        <text:list-item>
          <text:p text:style-name="List_20_1">Podmnožina - pokud jsme v seznamu Písmo vybrali ne-symbolové písmo, můžeme vybrat podmnožinu Unicode, do které umístíme svůj nový nebo upravený symbol. Pokud je vybrána podmnožina, zobrazí se v seznamu symbolů všechny symboly patřící do této podmnožiny aktuální sady symbolů.</text:p>
        </text:list-item>
        <text:list-item>
          <text:p text:style-name="List_20_1">Styl - zobrazí se aktuální styl písma. Styl písma můžeme změnit výběrem ze seznamu.</text:p>
        </text:list-item>
        <text:list-item>
          <text:p text:style-name="List_20_1">Přidat - klepnutím na toto tlačítko přidáme symbol zobrazený v pravém náhledovém panelu do aktuální sady symbolů. Uloží se pod názvem zobrazeným v poli Symbol. Chceme-li použít tlačítko Přidat, musíme zadat název do pole Symbol nebo Sada symbolů. Název nelze použít více než jednou.</text:p>
        </text:list-item>
        <text:list-item>
          <text:p text:style-name="List_20_1">Změnit - klepnutím na toto tlačítko nahradíme název symbolu zobrazeného v levém panelu náhledu (původní název se zobrazí v seznamu Původní symbol) novým jménem, které jsme zadali do pole Symbol.</text:p>
        </text:list-item>
        <text:list-item>
          <text:p text:style-name="List_20_1">Smazat - klepnutím na toto tlačítko odstraníme symbol zobrazený v levém panelu náhledu z aktuální sady symbolů. Smazání vyžaduje potvrzení. Odstranění posledního zbývajícího symbolu ze sady symbolů odstraní také danou sadu symbolů.</text:p>
        </text:list-item>
        <text:list-item>
          <text:p text:style-name="List_20_1">Storno - klepnutím na toto tlačítko zavřeme dialogové okno bez uložení změn.</text:p>
        </text:list-item>
      </text:list>
      <text:h text:style-name="Heading_20_1" text:outline-level="2"><text:bookmark-start text:name="__RefHeading__18185_270489466"/>Rozestupy vzorců<text:bookmark-end text:name="__RefHeading__18185_270489466"/></text:h>
      <text:p text:style-name="Text_20_body">Zpětný apostrof (`) vloží do vzorce malou mezeru a tilda (~) vloží velkou mezeru. V základní instalaci LibreOffice jsou tyto symboly ignorovány, pokud se objeví na konci vzorce. Pokud pracujeme s texty ve vzorci, můžeme někdy potřebovat zahrnout mezery také na konci vzorců. Toto přizpůsobení je vyžadováno pouze při práci s dokumentem Math a není vyžadováno při vkládání vzorce do jiného modulu LibreOffice.</text:p>
      <text:p text:style-name="Text_20_body">Chceme-li v programu Math přidat mezeru na konec vzorce, přejdeme v hlavní nabídce na Nástroje &gt; Možnosti &gt; LibreOffice Math &gt; Nastavení a zrušíme zaškrtnutí políčka Ignorovat ~ a ` na konci řádku v části Ostatní možnosti.</text:p>
      <text:h text:style-name="Heading_20_1" text:outline-level="2"><text:bookmark-start text:name="__RefHeading__23040_895480435"/>Rozšíření<text:bookmark-end text:name="__RefHeading__23040_895480435"/></text:h>
      <text:p text:style-name="Text_20_body">Pokud ve svých dokumentech často <text:span text:style-name="Emphasis">vytváříme vzorce</text:span>, můžeme LibreOffice přizpůsobit přidáním rozšíření, která nám pomohou vytvářet vzorce. Rozšíření lze snadno nainstalovat pomocí Správce rozšíření. Další informace o instalaci rozšíření nalezneme v příručce Začínáme s LibreOffice.</text:p>
      <text:p text:style-name="Text_20_body">Jedním z rozšíření, které je doporučeno pro instalaci je Dmaths. Toto rozšíření je navrženo k použití v programu Writer a přidává balíček matematických maker poskytující pět panelů nástrojů pro vytváření vzorců. Další informace o tomto rozšíření nalezneme na webu <text:a xlink:type="simple" xlink:href="http://www.dmaths.org/" text:style-name="Internet_20_link" text:visited-style-name="Visited_20_Internet_20_Link">http://www.dmaths.org</text:a>.</text:p>
      <text:p text:style-name="P62"><text:soft-page-break/>Druhé rozšíření, které je doporučeno je <text:span text:style-name="Strong_20_Emphasis">Formatting of All Math Formulas</text:span>. To umožňuje formátovat všechny vzorce ve Writer, Calc, Draw nebo Impress dokumentu. Můžeme změnit písmo a velikost písma pro všechny vzorce nebo pouze pro vybrané vzorce. Více informací o tomto rozšíření nalezneme na stránce <text:a xlink:type="simple" xlink:href="https://extensions.libreoffice.org/extensions/formatting-of-all-math-formulas" text:style-name="Internet_20_link" text:visited-style-name="Visited_20_Internet_20_Link"><text:span text:style-name="T46">https://extensions.libreoffice.org/extensions/formatting-of-all-math-formulas</text:span></text:a>.</text:p>
      <text:p text:style-name="P116"/>
      <text:p text:style-name="P72"><draw:frame draw:style-name="fr8" draw:name="Image30" text:anchor-type="paragraph" svg:x="1.3661in" svg:y="0.1772in" svg:width="3.3335in" svg:height="0.7in" draw:z-index="5"><draw:image xlink:href="Pictures/10000201000003E8000000D2A7FE72F00FFCF111.png" xlink:type="simple" xlink:show="embed" xlink:actuate="onLoad" loext:mime-type="image/png"/></draw:frame><text:user-defined style:data-style-name="N0" text:name="Guide Name">Příručka programu Math</text:user-defined></text:p>
      <text:h text:style-name="P191" text:outline-level="1"><text:bookmark-start text:name="Chapter 5"/><text:bookmark-start text:name="__RefHeading__1942_31431407541686970"/>Kapitola <text:span text:style-name="T71">5 <text:line-break/>Export a import</text:span><text:bookmark-end text:name="Chapter 5"/><text:bookmark-end text:name="__RefHeading__1942_31431407541686970"/></text:h>
      <text:p text:style-name="P68"/>
      <text:h text:style-name="P128" text:outline-level="2"><text:bookmark-start text:name="__RefHeading__39697_1792826427"/>Formát MathML<text:bookmark-end text:name="__RefHeading__39697_1792826427"/></text:h>
      <text:p text:style-name="Text_20_body">Kromě exportu dokumentů ve formátu PDF, jak je popsáno v příručce Začínáme s LibreOffice, nabízí LibreOffice možnost exportu vzorců ve formátu MathML. To nám nebo jiné osobě umožňuje vkládat vzorce do dokumentů, které byly vytvořeny v jiném softwaru, například Microsoft Office, nebo v internetovém prohlížeči.</text:p>
      <text:list xml:id="list153828189945155" text:continue-list="list153827987411100" text:style-name="Heading_20_Note">
        <text:list-item>
          <text:p text:style-name="P163">Poznámka</text:p>
        </text:list-item>
      </text:list>
      <text:p text:style-name="P82">Některé internetové prohlížeče nepodporují plně formát MathML a vzorec se nemusí zobrazit správně.</text:p>
      <text:p text:style-name="Text_20_body">Pokud pracujeme v dokumentu Math, přejdeme v hlavní nabídce na <text:span text:style-name="Strong_20_Emphasis">Soubor &gt; Uložit jako</text:span> nebo použijeme kombinaci kláves <text:span text:style-name="Keystroke">Ctrl</text:span> + <text:span text:style-name="Keystroke">Shift</text:span> + <text:span text:style-name="Keystroke">S</text:span> a otevřeme dialogové okno Uložit jako. Ze seznamu dostupných typů souborů Typ souboru: vybereme MathML a uložíme vzorec.</text:p>
      <text:p text:style-name="Text_20_body">Pokud pracujeme v jiném programu LibreOffice, klepneme pravým tlačítkem myši na objekt vzorce a z kontextové nabídky vybereme <text:span text:style-name="Strong_20_Emphasis">Uložit kopii jako</text:span> a otevřeme dialogové okno Uložit jako. Ze seznamu dostupných typů souborů Typ souboru: vybereme MathML a uložíme vzorec.</text:p>
      <text:p text:style-name="P57">V programu Math můžeme také importovat vzorce formátu MathML. Použijeme volbu <text:span text:style-name="Strong_20_Emphasis">Nástroje &gt; Importovat MathML ze schránky</text:span> v hlavní nabídce.</text:p>
      <text:h text:style-name="Heading_20_1" text:outline-level="2"><text:bookmark-start text:name="__RefHeading__26052_206425780"/>Formáty souborů Microsoft<text:bookmark-end text:name="__RefHeading__26052_206425780"/></text:h>
      <text:p text:style-name="Text_20_body">Chceme-li nastavit, jak se budou pomocí LibreOffice importovat a exportovat vzorce v Microsoft formátu, přejdeme v hlavní nabídce na <text:span text:style-name="Strong_20_Emphasis">Nástroje &gt; Možnosti &gt; Načítání/ukládání &gt; Microsoft Office</text:span> a vybereme nebo zrušíme výběr možnosti MathType na LibreOffice Math nebo naopak.</text:p>
      <text:list xml:id="list153829347818934" text:continue-list="list153828412721291" text:style-name="List_20_1">
        <text:list-item>
          <text:p text:style-name="P177">[N]: Načtení a převod objektu</text:p>
        </text:list-item>
        <text:list-item>
          <text:p text:style-name="P177">[U]: Převod a uložení objektu</text:p>
        </text:list-item>
      </text:list>
      <text:h text:style-name="Heading_20_2" text:outline-level="3"><text:bookmark-start text:name="__RefHeading__26054_206425780"/>[N]: Načtení a převod objektu<text:bookmark-end text:name="__RefHeading__26054_206425780"/></text:h>
      <text:p text:style-name="Text_20_body">Tuto možnost vybereme, pokud mají být objekty Microsoft OLE při otevření dokumentu programu Microsoft v LibreOffice převedeny na určený objekt LibreOffice OLE. Aby se vzorce úspěšně načetly a převedly, nesmí být žádné objekty MathType vložené do vzorce vyšší verze specifikace než MathType 3.1. Informace o formátu MathType nalezneme na webových stránkách <text:a xlink:type="simple" xlink:href="http://www.dessci.com/en/" text:style-name="Internet_20_link" text:visited-style-name="Visited_20_Internet_20_Link"><text:span text:style-name="T74">http://www.dessci.com/en</text:span></text:a>.</text:p>
      <text:p text:style-name="Text_20_body">Pokud byl dokument obsahující vzorce OMML uložen ve formátu .docx a poté převeden na starší formát .doc, převedou se všechny objekty OMML na obrázek, který se zobrazí v LibreOffice jako obrázek.</text:p>
      <text:h text:style-name="Heading_20_2" text:outline-level="3"><text:bookmark-start text:name="__RefHeading__26056_206425780"/>[U]: Převod a uložení objektu<text:bookmark-end text:name="__RefHeading__26056_206425780"/></text:h>
      <text:p text:style-name="Text_20_body">Tuto možnost vybereme, pokud mají být objekty LibreOffice OLE převedeny a uloženy ve formátu souborů Microsoft. LibreOffice převádí všechny vzorce do formátu, který lze číst a upravovat pomocí editoru vzorců Microsoft a MathType.</text:p>
      <text:p text:style-name="Text_20_body">Pokud tato možnost není vybrána, bude vzorec při převodu do formátu .doc považován za objekt OLE a zůstává propojen s LibreOffice. Dvojitým klepnutím na objekt v Microsoft Office dojde k pokusu o spuštění LibreOffice.</text:p>
      <text:p text:style-name="P117"/>
      <text:p text:style-name="P72"><draw:frame draw:style-name="fr8" draw:name="Image31" text:anchor-type="paragraph" svg:x="1.3661in" svg:y="0.1772in" svg:width="3.3335in" svg:height="0.7in" draw:z-index="6"><draw:image xlink:href="Pictures/10000201000003E8000000D2A7FE72F00FFCF111.png" xlink:type="simple" xlink:show="embed" xlink:actuate="onLoad" loext:mime-type="image/png"/></draw:frame><text:user-defined style:data-style-name="N0" text:name="Guide Name">Příručka programu Math</text:user-defined></text:p>
      <text:h text:style-name="P190" text:outline-level="1"><text:bookmark-start text:name="Appendix A"/><text:bookmark-start text:name="__RefHeading__41601_314314075"/>Dodatek A<text:line-break/>Přehled příkazů<text:bookmark-end text:name="Appendix A"/><text:bookmark-end text:name="__RefHeading__41601_314314075"/></text:h>
      <text:p text:style-name="P68"/>
      <text:h text:style-name="P128" text:outline-level="2"><text:bookmark-start text:name="__RefHeading__39699_1792826427"/>Úvod<text:bookmark-end text:name="__RefHeading__39699_1792826427"/></text:h>
      <text:p text:style-name="Text_20_body">V této příloze jsou uvedeny všechny operátory a příkazy, které jsou při vytváření vzorců k dispozici pro použití v editoru vzorců.</text:p>
      <text:p text:style-name="Text_20_body">Klepnutím na příslušnou ikonu v postranní liště prvků lze zadat běžnější operátory a příkazy. Pokud v následujících tabulkách není zobrazena žádná ikona z postranní lišty prvků, musíme pomocí značkovacího jazyka zadat operátor nebo příkaz do editoru vzorců.</text:p>
      <text:list xml:id="list153829614709324" text:continue-list="list153828189945155" text:style-name="Heading_20_Note">
        <text:list-item>
          <text:p text:style-name="P164">Poznámka</text:p>
        </text:list-item>
      </text:list>
      <text:p text:style-name="P83">Ve značkovacím jazyce zobrazeném v následujících tabulkách musíme nahradit zástupný znak &lt;?&gt; hodnotou, kterou chceme použít ve vzorcích.</text:p>
      <text:h text:style-name="Heading_20_1" text:outline-level="2"><text:bookmark-start text:name="__RefHeading__39701_1792826427"/><text:alphabetical-index-mark text:string-value="Příkazy pro unární/binární operátory (Math)"/>Příkazy pro unární/binární operátory<text:bookmark-end text:name="__RefHeading__39701_1792826427"/></text:h>
      <text:p text:style-name="Text_20_body">Chceme-li používat ikony v editoru vzorců pro zadávání příkazů pro unární/binární operátory, vybereme z rozevíracího seznamu v horní části postranní lišty Prvky položku Unární/binární operátory.</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Table_20_Heading">Operace</text:p>
            </table:table-cell>
            <table:table-cell table:style-name="Table6.A1" office:value-type="string">
              <text:p text:style-name="Table_20_Heading">Značkovací jazyk</text:p>
            </table:table-cell>
            <table:table-cell table:style-name="Table6.C1" office:value-type="string">
              <text:p text:style-name="Table_20_Heading">Příklad vzorce</text:p>
            </table:table-cell>
          </table:table-row>
        </table:table-header-rows>
        <table:table-row table:style-name="Table6.1">
          <table:table-cell table:style-name="Table6.A2" office:value-type="string">
            <text:p text:style-name="Table_20_Contents">Plus</text:p>
          </table:table-cell>
          <table:table-cell table:style-name="Table6.A2" office:value-type="string">
            <text:p text:style-name="Table_20_Contents"><text:span text:style-name="Code">+</text:span></text:p>
          </table:table-cell>
          <table:table-cell table:style-name="Table6.C2" office:value-type="string">
            <text:p text:style-name="P15"><draw:frame draw:style-name="fr17" draw:name="Object137" text:anchor-type="as-char" svg:y="-0.1484in" svg:width="0.2665in" svg:height="0.1839in" draw:z-index="159"><draw:object xlink:href="./Object 521" xlink:type="simple" xlink:show="embed" xlink:actuate="onLoad"/><draw:image xlink:href="./ObjectReplacements/Object 521" xlink:type="simple" xlink:show="embed" xlink:actuate="onLoad"/></draw:frame></text:p>
          </table:table-cell>
        </table:table-row>
        <table:table-row table:style-name="Table6.1">
          <table:table-cell table:style-name="Table6.A2" office:value-type="string">
            <text:p text:style-name="Table_20_Contents">Mínus</text:p>
          </table:table-cell>
          <table:table-cell table:style-name="Table6.A2" office:value-type="string">
            <text:p text:style-name="Table_20_Contents"><text:span text:style-name="Code">-</text:span></text:p>
          </table:table-cell>
          <table:table-cell table:style-name="Table6.C2" office:value-type="string">
            <text:p text:style-name="Table_20_Contents"><draw:frame draw:style-name="fr17" draw:name="Object138" text:anchor-type="as-char" svg:y="-0.1484in" svg:width="0.2929in" svg:height="0.1839in" draw:z-index="160"><draw:object xlink:href="./Object 522" xlink:type="simple" xlink:show="embed" xlink:actuate="onLoad"/><draw:image xlink:href="./ObjectReplacements/Object 522" xlink:type="simple" xlink:show="embed" xlink:actuate="onLoad"/></draw:frame></text:p>
          </table:table-cell>
        </table:table-row>
        <table:table-row table:style-name="Table6.1">
          <table:table-cell table:style-name="Table6.A2" office:value-type="string">
            <text:p text:style-name="Table_20_Contents">Plus/mínus</text:p>
          </table:table-cell>
          <table:table-cell table:style-name="Table6.A2" office:value-type="string">
            <text:p text:style-name="Table_20_Contents"><text:span text:style-name="Code">+-</text:span> nebo <text:span text:style-name="Code">plusminus</text:span></text:p>
          </table:table-cell>
          <table:table-cell table:style-name="Table6.C2" office:value-type="string">
            <text:p text:style-name="P15"><draw:frame draw:style-name="fr17" draw:name="Object139" text:anchor-type="as-char" svg:y="-0.1484in" svg:width="0.2929in" svg:height="0.1839in" draw:z-index="161"><draw:object xlink:href="./Object 523" xlink:type="simple" xlink:show="embed" xlink:actuate="onLoad"/><draw:image xlink:href="./ObjectReplacements/Object 523" xlink:type="simple" xlink:show="embed" xlink:actuate="onLoad"/></draw:frame></text:p>
          </table:table-cell>
        </table:table-row>
        <table:table-row table:style-name="Table6.1">
          <table:table-cell table:style-name="Table6.A2" office:value-type="string">
            <text:p text:style-name="Table_20_Contents">Mínus/plus</text:p>
          </table:table-cell>
          <table:table-cell table:style-name="Table6.A2" office:value-type="string">
            <text:p text:style-name="Table_20_Contents"><text:span text:style-name="Code">-+</text:span> nebo <text:span text:style-name="Code">minusplus</text:span></text:p>
          </table:table-cell>
          <table:table-cell table:style-name="Table6.C2" office:value-type="string">
            <text:p text:style-name="Table_20_Contents"><draw:frame draw:style-name="fr17" draw:name="Object140" text:anchor-type="as-char" svg:y="-0.1484in" svg:width="0.2929in" svg:height="0.1839in" draw:z-index="162"><draw:object xlink:href="./Object 524" xlink:type="simple" xlink:show="embed" xlink:actuate="onLoad"/><draw:image xlink:href="./ObjectReplacements/Object 524" xlink:type="simple" xlink:show="embed" xlink:actuate="onLoad"/></draw:frame></text:p>
          </table:table-cell>
        </table:table-row>
        <table:table-row table:style-name="Table6.1">
          <table:table-cell table:style-name="Table6.A2" office:value-type="string">
            <text:p text:style-name="Table_20_Contents">Sčítání</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1" text:anchor-type="as-char" svg:y="-0.1484in" svg:width="0.4339in" svg:height="0.1839in" draw:z-index="163"><draw:object xlink:href="./Object 525" xlink:type="simple" xlink:show="embed" xlink:actuate="onLoad"/><draw:image xlink:href="./ObjectReplacements/Object 525" xlink:type="simple" xlink:show="embed" xlink:actuate="onLoad"/></draw:frame></text:p>
          </table:table-cell>
        </table:table-row>
        <table:table-row table:style-name="Table6.1">
          <table:table-cell table:style-name="Table6.A2" office:value-type="string">
            <text:p text:style-name="Table_20_Contents">Odčítání</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2" text:anchor-type="as-char" svg:y="-0.1484in" svg:width="0.4583in" svg:height="0.1839in" draw:z-index="169"><draw:object xlink:href="./Object 526" xlink:type="simple" xlink:show="embed" xlink:actuate="onLoad"/><draw:image xlink:href="./ObjectReplacements/Object 526" xlink:type="simple" xlink:show="embed" xlink:actuate="onLoad"/></draw:frame></text:p>
          </table:table-cell>
        </table:table-row>
        <table:table-row table:style-name="Table6.1">
          <table:table-cell table:style-name="Table6.A2" office:value-type="string">
            <text:p text:style-name="Table_20_Contents">Násobení (tečka)</text:p>
          </table:table-cell>
          <table:table-cell table:style-name="Table6.A2" office:value-type="string">
            <text:p text:style-name="Table_20_Contents"><text:span text:style-name="Code">&lt;?&gt; cdot &lt;?&gt;</text:span></text:p>
          </table:table-cell>
          <table:table-cell table:style-name="Table6.C2" office:value-type="string">
            <text:p text:style-name="P15"><draw:frame draw:style-name="fr17" draw:name="Object143" text:anchor-type="as-char" svg:y="-0.1484in" svg:width="0.3728in" svg:height="0.1839in" draw:z-index="172"><draw:object xlink:href="./Object 527" xlink:type="simple" xlink:show="embed" xlink:actuate="onLoad"/><draw:image xlink:href="./ObjectReplacements/Object 527" xlink:type="simple" xlink:show="embed" xlink:actuate="onLoad"/></draw:frame></text:p>
          </table:table-cell>
        </table:table-row>
        <table:table-row table:style-name="Table6.1">
          <table:table-cell table:style-name="Table6.A2" office:value-type="string">
            <text:p text:style-name="Table_20_Contents">Násobení</text:p>
          </table:table-cell>
          <table:table-cell table:style-name="Table6.A2" office:value-type="string">
            <text:p text:style-name="Table_20_Contents"><text:span text:style-name="Code">&lt;?&gt; times &lt;?&gt;</text:span></text:p>
          </table:table-cell>
          <table:table-cell table:style-name="Table6.C2" office:value-type="string">
            <text:p text:style-name="P15"><draw:frame draw:style-name="fr17" draw:name="Object144" text:anchor-type="as-char" svg:y="-0.1484in" svg:width="0.4583in" svg:height="0.1839in" draw:z-index="179"><draw:object xlink:href="./Object 528" xlink:type="simple" xlink:show="embed" xlink:actuate="onLoad"/><draw:image xlink:href="./ObjectReplacements/Object 528" xlink:type="simple" xlink:show="embed" xlink:actuate="onLoad"/></draw:frame></text:p>
          </table:table-cell>
        </table:table-row>
        <table:table-row table:style-name="Table6.1">
          <table:table-cell table:style-name="Table6.A2" office:value-type="string">
            <text:p text:style-name="Table_20_Contents">Násobení (*)</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5" text:anchor-type="as-char" svg:y="-0.1484in" svg:width="0.4283in" svg:height="0.1839in" draw:z-index="180"><draw:object xlink:href="./Object 529" xlink:type="simple" xlink:show="embed" xlink:actuate="onLoad"/><draw:image xlink:href="./ObjectReplacements/Object 529" xlink:type="simple" xlink:show="embed" xlink:actuate="onLoad"/></draw:frame></text:p>
          </table:table-cell>
        </table:table-row>
        <table:table-row table:style-name="Table6.1">
          <table:table-cell table:style-name="Table6.A2" office:value-type="string">
            <text:p text:style-name="Table_20_Contents">Dělení (zlomek)</text:p>
          </table:table-cell>
          <table:table-cell table:style-name="Table6.A2" office:value-type="string">
            <text:p text:style-name="Table_20_Contents"><text:span text:style-name="Code">{&lt;?&gt;} over {&lt;?&gt;}</text:span></text:p>
          </table:table-cell>
          <table:table-cell table:style-name="Table6.C2" office:value-type="string">
            <text:p text:style-name="P16"><text:span text:style-name="Code"><draw:frame draw:style-name="fr17" draw:name="Object146" text:anchor-type="as-char" svg:y="-0.2437in" svg:width="0.2398in" svg:height="0.3929in" draw:z-index="181"><draw:object xlink:href="./Object 530" xlink:type="simple" xlink:show="embed" xlink:actuate="onLoad"/><draw:image xlink:href="./ObjectReplacements/Object 530" xlink:type="simple" xlink:show="embed" xlink:actuate="onLoad"/></draw:frame></text:span></text:p>
          </table:table-cell>
        </table:table-row>
        <table:table-row table:style-name="Table6.1">
          <table:table-cell table:style-name="Table6.A2" office:value-type="string">
            <text:p text:style-name="Table_20_Contents">Dělení</text:p>
          </table:table-cell>
          <table:table-cell table:style-name="Table6.A2" office:value-type="string">
            <text:p text:style-name="Table_20_Contents"><text:span text:style-name="Code">&lt;?&gt; div &lt;?&gt;</text:span></text:p>
          </table:table-cell>
          <table:table-cell table:style-name="Table6.C2" office:value-type="string">
            <text:p text:style-name="P16"><text:span text:style-name="Code"><draw:frame draw:style-name="fr17" draw:name="Object147" text:anchor-type="as-char" svg:y="-0.1484in" svg:width="0.4583in" svg:height="0.1839in" draw:z-index="184"><draw:object xlink:href="./Object 531" xlink:type="simple" xlink:show="embed" xlink:actuate="onLoad"/><draw:image xlink:href="./ObjectReplacements/Object 531" xlink:type="simple" xlink:show="embed" xlink:actuate="onLoad"/></draw:frame></text:span></text:p>
          </table:table-cell>
        </table:table-row>
        <table:table-row table:style-name="Table6.1">
          <table:table-cell table:style-name="Table6.A2" office:value-type="string">
            <text:p text:style-name="Table_20_Contents">Dělení (lomítko)</text:p>
          </table:table-cell>
          <table:table-cell table:style-name="Table6.A2" office:value-type="string">
            <text:p text:style-name="Table_20_Contents"><text:span text:style-name="Code">&lt;?&gt; / &lt;?&gt;</text:span> nebo <text:span text:style-name="Code">&lt;?&gt; slash &lt;?&gt;</text:span></text:p>
          </table:table-cell>
          <table:table-cell table:style-name="Table6.C2" office:value-type="string">
            <text:p text:style-name="P15"><draw:frame draw:style-name="fr17" draw:name="Object148" text:anchor-type="as-char" svg:y="-0.1484in" svg:width="0.3917in" svg:height="0.1839in" draw:z-index="186"><draw:object xlink:href="./Object 532" xlink:type="simple" xlink:show="embed" xlink:actuate="onLoad"/><draw:image xlink:href="./ObjectReplacements/Object 532" xlink:type="simple" xlink:show="embed" xlink:actuate="onLoad"/></draw:frame></text:p>
          </table:table-cell>
        </table:table-row>
        <table:table-row table:style-name="Table6.1">
          <table:table-cell table:style-name="Table6.A2" office:value-type="string">
            <text:p text:style-name="Table_20_Contents">Dělení (lomítko)</text:p>
          </table:table-cell>
          <table:table-cell table:style-name="Table6.A2" office:value-type="string">
            <text:p text:style-name="Table_20_Contents"><text:span text:style-name="Code">{&lt;?&gt;} wideslash {&lt;?&gt;}</text:span></text:p>
          </table:table-cell>
          <table:table-cell table:style-name="Table6.C2" office:value-type="string">
            <text:p text:style-name="P16"><text:span text:style-name="Code"><draw:frame draw:style-name="fr17" draw:name="Object150" text:anchor-type="as-char" svg:y="-0.2417in" svg:width="0.339in" svg:height="0.3874in" draw:z-index="188"><draw:object xlink:href="./Object 533" xlink:type="simple" xlink:show="embed" xlink:actuate="onLoad"/><draw:image xlink:href="./ObjectReplacements/Object 533" xlink:type="simple" xlink:show="embed" xlink:actuate="onLoad"/></draw:frame></text:span></text:p>
          </table:table-cell>
        </table:table-row>
        <table:table-row table:style-name="Table6.1">
          <table:table-cell table:style-name="Table6.A2" office:value-type="string">
            <text:p text:style-name="Table_20_Contents">Dělení (zpětné lomítko)</text:p>
          </table:table-cell>
          <table:table-cell table:style-name="Table6.A2" office:value-type="string">
            <text:p text:style-name="Table_20_Contents"><text:span text:style-name="Code">&lt;?&gt; widebslash &lt;?&gt;</text:span></text:p>
          </table:table-cell>
          <table:table-cell table:style-name="Table6.C2" office:value-type="string">
            <text:p text:style-name="P16"><text:span text:style-name="Code"><draw:frame draw:style-name="fr17" draw:name="Object151" text:anchor-type="as-char" svg:y="-0.2417in" svg:width="0.339in" svg:height="0.3874in" draw:z-index="190"><draw:object xlink:href="./Object 534" xlink:type="simple" xlink:show="embed" xlink:actuate="onLoad"/><draw:image xlink:href="./ObjectReplacements/Object 534" xlink:type="simple" xlink:show="embed" xlink:actuate="onLoad"/></draw:frame></text:span></text:p>
          </table:table-cell>
        </table:table-row>
        <text:soft-page-break/>
        <table:table-row table:style-name="Table6.1">
          <table:table-cell table:style-name="Table6.A2" office:value-type="string">
            <text:p text:style-name="Table_20_Contents">Zřetězení</text:p>
          </table:table-cell>
          <table:table-cell table:style-name="Table6.A2" office:value-type="string">
            <text:p text:style-name="Table_20_Contents"><text:span text:style-name="Code">&lt;?&gt; circ &lt;?&gt;</text:span></text:p>
          </table:table-cell>
          <table:table-cell table:style-name="Table6.C2" office:value-type="string">
            <text:p text:style-name="P16"><text:span text:style-name="Code"><draw:frame draw:style-name="fr17" draw:name="Object155" text:anchor-type="as-char" svg:y="-0.1484in" svg:width="0.4181in" svg:height="0.1839in" draw:z-index="193"><draw:object xlink:href="./Object 535" xlink:type="simple" xlink:show="embed" xlink:actuate="onLoad"/><draw:image xlink:href="./ObjectReplacements/Object 535" xlink:type="simple" xlink:show="embed" xlink:actuate="onLoad"/></draw:frame></text:span></text:p>
          </table:table-cell>
        </table:table-row>
        <table:table-row table:style-name="Table6.1">
          <table:table-cell table:style-name="Table6.A2" office:value-type="string">
            <text:p text:style-name="Table_20_Contents">Booleovské NOT</text:p>
          </table:table-cell>
          <table:table-cell table:style-name="Table6.A2" office:value-type="string">
            <text:p text:style-name="Table_20_Contents"><text:span text:style-name="Code">neg &lt;?&gt;</text:span></text:p>
          </table:table-cell>
          <table:table-cell table:style-name="Table6.C2" office:value-type="string">
            <text:p text:style-name="P15"><draw:frame draw:style-name="fr17" draw:name="Object152" text:anchor-type="as-char" svg:y="-0.1484in" svg:width="0.3154in" svg:height="0.1839in" draw:z-index="195"><draw:object xlink:href="./Object 536" xlink:type="simple" xlink:show="embed" xlink:actuate="onLoad"/><draw:image xlink:href="./ObjectReplacements/Object 536" xlink:type="simple" xlink:show="embed" xlink:actuate="onLoad"/></draw:frame></text:p>
          </table:table-cell>
        </table:table-row>
        <table:table-row table:style-name="Table6.1">
          <table:table-cell table:style-name="Table6.A2" office:value-type="string">
            <text:p text:style-name="Table_20_Contents">Booleovské AND</text:p>
          </table:table-cell>
          <table:table-cell table:style-name="Table6.A2" office:value-type="string">
            <text:p text:style-name="Table_20_Contents"><text:span text:style-name="Code">&lt;?&gt; and &lt;?&gt;</text:span> nebo <text:span text:style-name="Code">&lt;?&gt; &amp; &lt;?&gt;</text:span></text:p>
          </table:table-cell>
          <table:table-cell table:style-name="Table6.C2" office:value-type="string">
            <text:p text:style-name="P15"><draw:frame draw:style-name="fr17" draw:name="Object153" text:anchor-type="as-char" svg:y="-0.1484in" svg:width="0.4583in" svg:height="0.1839in" draw:z-index="199"><draw:object xlink:href="./Object 537" xlink:type="simple" xlink:show="embed" xlink:actuate="onLoad"/><draw:image xlink:href="./ObjectReplacements/Object 537" xlink:type="simple" xlink:show="embed" xlink:actuate="onLoad"/></draw:frame></text:p>
          </table:table-cell>
        </table:table-row>
        <table:table-row table:style-name="Table6.1">
          <table:table-cell table:style-name="Table6.A2" office:value-type="string">
            <text:p text:style-name="Table_20_Contents">Booleovské OR</text:p>
          </table:table-cell>
          <table:table-cell table:style-name="Table6.A2" office:value-type="string">
            <text:p text:style-name="Table_20_Contents"><text:span text:style-name="Code">&lt;?&gt; or &lt;?&gt;</text:span></text:p>
          </table:table-cell>
          <table:table-cell table:style-name="Table6.C2" office:value-type="string">
            <text:p text:style-name="P15"><draw:frame draw:style-name="fr17" draw:name="Object154" text:anchor-type="as-char" svg:y="-0.1484in" svg:width="0.4583in" svg:height="0.1839in" draw:z-index="201"><draw:object xlink:href="./Object 538" xlink:type="simple" xlink:show="embed" xlink:actuate="onLoad"/><draw:image xlink:href="./ObjectReplacements/Object 538" xlink:type="simple" xlink:show="embed" xlink:actuate="onLoad"/></draw:frame></text:p>
          </table:table-cell>
        </table:table-row>
        <table:table-row table:style-name="Table6.1">
          <table:table-cell table:style-name="Table6.A2" office:value-type="string">
            <text:p text:style-name="Table_20_Contents">Zpětné lomítko</text:p>
          </table:table-cell>
          <table:table-cell table:style-name="Table6.A2" office:value-type="string">
            <text:p text:style-name="Table_20_Contents"><text:span text:style-name="Code">&lt;?&gt; bslash &lt;?&gt;</text:span></text:p>
          </table:table-cell>
          <table:table-cell table:style-name="Table6.C2" office:value-type="string">
            <text:p text:style-name="P16"><text:span text:style-name="Code"><draw:frame draw:style-name="fr17" draw:name="Object157" text:anchor-type="as-char" svg:y="-0.1484in" svg:width="0.428in" svg:height="0.1839in" draw:z-index="203"><draw:object xlink:href="./Object 539" xlink:type="simple" xlink:show="embed" xlink:actuate="onLoad"/><draw:image xlink:href="./ObjectReplacements/Object 539" xlink:type="simple" xlink:show="embed" xlink:actuate="onLoad"/></draw:frame></text:span></text:p>
          </table:table-cell>
        </table:table-row>
        <table:table-row table:style-name="Table6.1">
          <table:table-cell table:style-name="Table6.A2" office:value-type="string">
            <text:p text:style-name="Table_20_Contents">Lomítko (/) v kroužku</text:p>
          </table:table-cell>
          <table:table-cell table:style-name="Table6.A2" office:value-type="string">
            <text:p text:style-name="Table_20_Contents"><text:span text:style-name="Code">&lt;?&gt; odivide &lt;?&gt;</text:span></text:p>
          </table:table-cell>
          <table:table-cell table:style-name="Table6.C2" office:value-type="string">
            <text:p text:style-name="P16"><text:span text:style-name="Code"><draw:frame draw:style-name="fr17" draw:name="Object158" text:anchor-type="as-char" svg:y="-0.1484in" svg:width="0.4583in" svg:height="0.1839in" draw:z-index="205"><draw:object xlink:href="./Object 540" xlink:type="simple" xlink:show="embed" xlink:actuate="onLoad"/><draw:image xlink:href="./ObjectReplacements/Object 540" xlink:type="simple" xlink:show="embed" xlink:actuate="onLoad"/></draw:frame></text:span></text:p>
          </table:table-cell>
        </table:table-row>
        <table:table-row table:style-name="Table6.1">
          <table:table-cell table:style-name="Table6.A2" office:value-type="string">
            <text:p text:style-name="Table_20_Contents">Malý symbol násobení v kroužku</text:p>
          </table:table-cell>
          <table:table-cell table:style-name="Table6.A2" office:value-type="string">
            <text:p text:style-name="Table_20_Contents"><text:span text:style-name="Code">&lt;?&gt; odot &lt;?&gt;</text:span></text:p>
          </table:table-cell>
          <table:table-cell table:style-name="Table6.C2" office:value-type="string">
            <text:p text:style-name="P16"><text:span text:style-name="Code"><draw:frame draw:style-name="fr17" draw:name="Object159" text:anchor-type="as-char" svg:y="-0.1484in" svg:width="0.4583in" svg:height="0.1839in" draw:z-index="207"><draw:object xlink:href="./Object 541" xlink:type="simple" xlink:show="embed" xlink:actuate="onLoad"/><draw:image xlink:href="./ObjectReplacements/Object 541" xlink:type="simple" xlink:show="embed" xlink:actuate="onLoad"/></draw:frame></text:span></text:p>
          </table:table-cell>
        </table:table-row>
        <table:table-row table:style-name="Table6.1">
          <table:table-cell table:style-name="Table6.A2" office:value-type="string">
            <text:p text:style-name="Table_20_Contents">Symbol odčítání v kroužku</text:p>
          </table:table-cell>
          <table:table-cell table:style-name="Table6.A2" office:value-type="string">
            <text:p text:style-name="Table_20_Contents"><text:span text:style-name="Code">&lt;?&gt; ominus &lt;?&gt;</text:span></text:p>
          </table:table-cell>
          <table:table-cell table:style-name="Table6.C2" office:value-type="string">
            <text:p text:style-name="P16"><text:span text:style-name="Code"><draw:frame draw:style-name="fr17" draw:name="Object160" text:anchor-type="as-char" svg:y="-0.1484in" svg:width="0.4583in" svg:height="0.1839in" draw:z-index="208"><draw:object xlink:href="./Object 542" xlink:type="simple" xlink:show="embed" xlink:actuate="onLoad"/><draw:image xlink:href="./ObjectReplacements/Object 542" xlink:type="simple" xlink:show="embed" xlink:actuate="onLoad"/></draw:frame></text:span></text:p>
          </table:table-cell>
        </table:table-row>
        <table:table-row table:style-name="Table6.1">
          <table:table-cell table:style-name="Table6.A2" office:value-type="string">
            <text:p text:style-name="Table_20_Contents">Symbol sčítání v kroužku</text:p>
          </table:table-cell>
          <table:table-cell table:style-name="Table6.A2" office:value-type="string">
            <text:p text:style-name="Table_20_Contents"><text:span text:style-name="Code">&lt;?&gt; oplus &lt;?&gt;</text:span></text:p>
          </table:table-cell>
          <table:table-cell table:style-name="Table6.C2" office:value-type="string">
            <text:p text:style-name="P16"><text:span text:style-name="Code"><draw:frame draw:style-name="fr17" draw:name="Object161" text:anchor-type="as-char" svg:y="-0.1484in" svg:width="0.4583in" svg:height="0.1839in" draw:z-index="209"><draw:object xlink:href="./Object 543" xlink:type="simple" xlink:show="embed" xlink:actuate="onLoad"/><draw:image xlink:href="./ObjectReplacements/Object 543" xlink:type="simple" xlink:show="embed" xlink:actuate="onLoad"/></draw:frame></text:span></text:p>
          </table:table-cell>
        </table:table-row>
        <table:table-row table:style-name="Table6.1">
          <table:table-cell table:style-name="Table6.A2" office:value-type="string">
            <text:p text:style-name="Table_20_Contents">Symbol násobení v kroužku</text:p>
          </table:table-cell>
          <table:table-cell table:style-name="Table6.A2" office:value-type="string">
            <text:p text:style-name="Table_20_Contents"><text:span text:style-name="Code">&lt;?&gt; otimes &lt;?&gt;</text:span></text:p>
          </table:table-cell>
          <table:table-cell table:style-name="Table6.C2" office:value-type="string">
            <text:p text:style-name="P16"><text:span text:style-name="Code"><draw:frame draw:style-name="fr17" draw:name="Object162" text:anchor-type="as-char" svg:y="-0.1484in" svg:width="0.4583in" svg:height="0.1839in" draw:z-index="210"><draw:object xlink:href="./Object 544" xlink:type="simple" xlink:show="embed" xlink:actuate="onLoad"/><draw:image xlink:href="./ObjectReplacements/Object 544" xlink:type="simple" xlink:show="embed" xlink:actuate="onLoad"/></draw:frame></text:span></text:p>
          </table:table-cell>
        </table:table-row>
        <table:table-row table:style-name="Table6.1">
          <table:table-cell table:style-name="Table6.A2" office:value-type="string">
            <text:p text:style-name="Table_20_Contents">Uživatelsky definovaný binární operátor</text:p>
          </table:table-cell>
          <table:table-cell table:style-name="Table6.A2" office:value-type="string">
            <text:p text:style-name="Table_20_Contents"><text:span text:style-name="Code">&lt;?&gt; boper ????? &lt;?&gt;</text:span></text:p>
          </table:table-cell>
          <table:table-cell table:style-name="Table6.C2" office:value-type="string">
            <text:p text:style-name="Table_20_Contents"><draw:frame draw:style-name="fr17" draw:name="Object149" text:anchor-type="as-char" svg:y="-0.1484in" svg:width="0.6953in" svg:height="0.1839in" draw:z-index="211"><draw:object xlink:href="./Object 545" xlink:type="simple" xlink:show="embed" xlink:actuate="onLoad"/><draw:image xlink:href="./ObjectReplacements/Object 545" xlink:type="simple" xlink:show="embed" xlink:actuate="onLoad"/></draw:frame></text:p>
          </table:table-cell>
        </table:table-row>
        <table:table-row table:style-name="Table6.1">
          <table:table-cell table:style-name="Table6.A2" office:value-type="string">
            <text:p text:style-name="Table_20_Contents">Uživatelsky definovaný unární operátor</text:p>
          </table:table-cell>
          <table:table-cell table:style-name="Table6.A2" office:value-type="string">
            <text:p text:style-name="Table_20_Contents"><text:span text:style-name="Code">&lt;?&gt; uoper ????? &lt;?&gt;</text:span></text:p>
          </table:table-cell>
          <table:table-cell table:style-name="Table6.C2" office:value-type="string">
            <text:p text:style-name="Table_20_Contents"><draw:frame draw:style-name="fr17" draw:name="Object156" text:anchor-type="as-char" svg:y="-0.1484in" svg:width="0.9126in" svg:height="0.1925in" draw:z-index="212"><draw:object xlink:href="./Object 546" xlink:type="simple" xlink:show="embed" xlink:actuate="onLoad"/><draw:image xlink:href="./ObjectReplacements/Object 546" xlink:type="simple" xlink:show="embed" xlink:actuate="onLoad"/></draw:frame></text:p>
          </table:table-cell>
        </table:table-row>
      </table:table>
      <text:h text:style-name="P124" text:outline-level="2"><text:bookmark-start text:name="__RefHeading__20893_1760461578"/><text:alphabetical-index-mark text:string-value="příkazy pro relační operátory (Math)"/>Příkazy pro vztahy<text:bookmark-end text:name="__RefHeading__20893_1760461578"/></text:h>
      <text:p text:style-name="Text_20_body">Chceme-li používat ikony pro zadávání relačních příkazů do Editoru vzorců, vybereme z rozevíracího seznamu v horní části postranní lišty Prvky položku Relac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Table_20_Heading">Operace</text:p>
            </table:table-cell>
            <table:table-cell table:style-name="Table9.A1" office:value-type="string">
              <text:p text:style-name="Table_20_Heading">Značkovací jazyk</text:p>
            </table:table-cell>
            <table:table-cell table:style-name="Table9.C1" office:value-type="string">
              <text:p text:style-name="Table_20_Heading">Příklad vzorce</text:p>
            </table:table-cell>
          </table:table-row>
        </table:table-header-rows>
        <table:table-row table:style-name="Table9.1">
          <table:table-cell table:style-name="Table9.A2" office:value-type="string">
            <text:p text:style-name="Table_20_Contents">Je rovno</text:p>
          </table:table-cell>
          <table:table-cell table:style-name="Table9.A2" office:value-type="string">
            <text:p text:style-name="Table_20_Contents"><text:span text:style-name="Code">&lt;?&gt; = &lt;?&gt;</text:span></text:p>
          </table:table-cell>
          <table:table-cell table:style-name="Table9.C2" office:value-type="string">
            <text:p text:style-name="P23"><draw:frame draw:style-name="fr17" draw:name="Object163" text:anchor-type="as-char" svg:y="-0.1484in" svg:width="0.4583in" svg:height="0.1839in" draw:z-index="213"><draw:object xlink:href="./Object 69" xlink:type="simple" xlink:show="embed" xlink:actuate="onLoad"/><draw:image xlink:href="./ObjectReplacements/Object 69" xlink:type="simple" xlink:show="embed" xlink:actuate="onLoad"/></draw:frame></text:p>
          </table:table-cell>
        </table:table-row>
        <table:table-row table:style-name="Table9.1">
          <table:table-cell table:style-name="Table9.A2" office:value-type="string">
            <text:p text:style-name="Table_20_Contents">Není rovno</text:p>
          </table:table-cell>
          <table:table-cell table:style-name="Table9.A2" office:value-type="string">
            <text:p text:style-name="Table_20_Contents"><text:span text:style-name="Code">&lt;?&gt; &lt;&gt; &lt;?&gt;</text:span> nebo <text:span text:style-name="Code">&lt;?&gt; neq &lt;?&gt;</text:span></text:p>
          </table:table-cell>
          <table:table-cell table:style-name="Table9.C2" office:value-type="string">
            <text:p text:style-name="P23"><draw:frame draw:style-name="fr17" draw:name="Object164" text:anchor-type="as-char" svg:y="-0.1484in" svg:width="0.4583in" svg:height="0.1839in" draw:z-index="214"><draw:object xlink:href="./Object 70" xlink:type="simple" xlink:show="embed" xlink:actuate="onLoad"/><draw:image xlink:href="./ObjectReplacements/Object 70" xlink:type="simple" xlink:show="embed" xlink:actuate="onLoad"/></draw:frame></text:p>
          </table:table-cell>
        </table:table-row>
        <table:table-row table:style-name="Table9.1">
          <table:table-cell table:style-name="Table9.A2" office:value-type="string">
            <text:p text:style-name="Table_20_Contents">Je menší než</text:p>
          </table:table-cell>
          <table:table-cell table:style-name="Table9.A2" office:value-type="string">
            <text:p text:style-name="Table_20_Contents"><text:span text:style-name="Code">&lt;?&gt; &lt; &lt;?&gt;</text:span> nebo <text:span text:style-name="Code">&lt;?&gt; lt &lt;?&gt;</text:span></text:p>
          </table:table-cell>
          <table:table-cell table:style-name="Table9.C2" office:value-type="string">
            <text:p text:style-name="P23"><draw:frame draw:style-name="fr17" draw:name="Object165" text:anchor-type="as-char" svg:y="-0.1484in" svg:width="0.4339in" svg:height="0.1839in" draw:z-index="215"><draw:object xlink:href="./Object 71" xlink:type="simple" xlink:show="embed" xlink:actuate="onLoad"/><draw:image xlink:href="./ObjectReplacements/Object 71" xlink:type="simple" xlink:show="embed" xlink:actuate="onLoad"/></draw:frame></text:p>
          </table:table-cell>
        </table:table-row>
        <table:table-row table:style-name="Table9.1">
          <table:table-cell table:style-name="Table9.A2" office:value-type="string">
            <text:p text:style-name="Table_20_Contents">Je menší nebo se rovná</text:p>
          </table:table-cell>
          <table:table-cell table:style-name="Table9.A2" office:value-type="string">
            <text:p text:style-name="Table_20_Contents"><text:span text:style-name="Code">&lt;?&gt; &lt;= &lt;?&gt;</text:span></text:p>
          </table:table-cell>
          <table:table-cell table:style-name="Table9.C2" office:value-type="string">
            <text:p text:style-name="P23"><draw:frame draw:style-name="fr17" draw:name="Object59" text:anchor-type="as-char" svg:y="-0.1484in" svg:width="0.4583in" svg:height="0.1839in" draw:z-index="216"><draw:object xlink:href="./Object 76" xlink:type="simple" xlink:show="embed" xlink:actuate="onLoad"/><draw:image xlink:href="./ObjectReplacements/Object 76" xlink:type="simple" xlink:show="embed" xlink:actuate="onLoad"/></draw:frame></text:p>
          </table:table-cell>
        </table:table-row>
        <table:table-row table:style-name="Table9.1">
          <table:table-cell table:style-name="Table9.A2" office:value-type="string">
            <text:p text:style-name="Table_20_Contents">Je menší nebo se rovná</text:p>
          </table:table-cell>
          <table:table-cell table:style-name="Table9.A2" office:value-type="string">
            <text:p text:style-name="Table_20_Contents"><text:span text:style-name="Code">&lt;?&gt; leslant &lt;?&gt;</text:span></text:p>
          </table:table-cell>
          <table:table-cell table:style-name="Table9.C2" office:value-type="string">
            <text:p text:style-name="P24"><text:span text:style-name="Code"><draw:frame draw:style-name="fr17" draw:name="Object60" text:anchor-type="as-char" svg:y="-0.1484in" svg:width="0.4583in" svg:height="0.1839in" draw:z-index="217"><draw:object xlink:href="./Object 77" xlink:type="simple" xlink:show="embed" xlink:actuate="onLoad"/><draw:image xlink:href="./ObjectReplacements/Object 77" xlink:type="simple" xlink:show="embed" xlink:actuate="onLoad"/></draw:frame></text:span></text:p>
          </table:table-cell>
        </table:table-row>
        <table:table-row table:style-name="Table9.1">
          <table:table-cell table:style-name="Table9.A2" office:value-type="string">
            <text:p text:style-name="Table_20_Contents">Je větší než</text:p>
          </table:table-cell>
          <table:table-cell table:style-name="Table9.A2" office:value-type="string">
            <text:p text:style-name="Table_20_Contents"><text:span text:style-name="Code">&lt;?&gt; &gt; &lt;?&gt;</text:span> nebo <text:span text:style-name="Code">&lt;?&gt; gt &lt;?&gt;</text:span></text:p>
          </table:table-cell>
          <table:table-cell table:style-name="Table9.C2" office:value-type="string">
            <text:p text:style-name="P19"><draw:frame draw:style-name="fr17" draw:name="Object166" text:anchor-type="as-char" svg:y="-0.1484in" svg:width="0.4354in" svg:height="0.1846in" draw:z-index="218"><draw:object xlink:href="./Object 1" xlink:type="simple" xlink:show="embed" xlink:actuate="onLoad"/><draw:image xlink:href="./ObjectReplacements/Object 1" xlink:type="simple" xlink:show="embed" xlink:actuate="onLoad"/></draw:frame></text:p>
          </table:table-cell>
        </table:table-row>
        <table:table-row table:style-name="Table9.1">
          <table:table-cell table:style-name="Table9.A2" office:value-type="string">
            <text:p text:style-name="Table_20_Contents">Je větší nebo se rovná</text:p>
          </table:table-cell>
          <table:table-cell table:style-name="Table9.A2" office:value-type="string">
            <text:p text:style-name="Table_20_Contents"><text:span text:style-name="Code">&lt;?&gt; &gt;= &lt;?&gt;</text:span></text:p>
          </table:table-cell>
          <table:table-cell table:style-name="Table9.C2" office:value-type="string">
            <text:p text:style-name="P19"><draw:frame draw:style-name="fr17" draw:name="Object167" text:anchor-type="as-char" svg:y="-0.1484in" svg:width="0.4583in" svg:height="0.1839in" draw:z-index="219"><draw:object xlink:href="./Object 3" xlink:type="simple" xlink:show="embed" xlink:actuate="onLoad"/><draw:image xlink:href="./ObjectReplacements/Object 3" xlink:type="simple" xlink:show="embed" xlink:actuate="onLoad"/></draw:frame></text:p>
          </table:table-cell>
        </table:table-row>
        <table:table-row table:style-name="Table9.1">
          <table:table-cell table:style-name="Table9.A2" office:value-type="string">
            <text:p text:style-name="Table_20_Contents">Je větší nebo se rovná</text:p>
          </table:table-cell>
          <table:table-cell table:style-name="Table9.A2" office:value-type="string">
            <text:p text:style-name="Table_20_Contents"><text:span text:style-name="Code">&lt;?&gt; geslant &lt;?&gt;</text:span></text:p>
          </table:table-cell>
          <table:table-cell table:style-name="Table9.C2" office:value-type="string">
            <text:p text:style-name="P21"><text:span text:style-name="Code"><draw:frame draw:style-name="fr17" draw:name="Object168" text:anchor-type="as-char" svg:y="-0.1484in" svg:width="0.4583in" svg:height="0.1839in" draw:z-index="220"><draw:object xlink:href="./Object 4" xlink:type="simple" xlink:show="embed" xlink:actuate="onLoad"/><draw:image xlink:href="./ObjectReplacements/Object 4" xlink:type="simple" xlink:show="embed" xlink:actuate="onLoad"/></draw:frame></text:span></text:p>
          </table:table-cell>
        </table:table-row>
        <text:soft-page-break/>
        <table:table-row table:style-name="Table9.1">
          <table:table-cell table:style-name="Table9.A2" office:value-type="string">
            <text:p text:style-name="Table_20_Contents">Je výrazně menší než</text:p>
          </table:table-cell>
          <table:table-cell table:style-name="Table9.A2" office:value-type="string">
            <text:p text:style-name="Table_20_Contents"><text:span text:style-name="Code">&lt;?&gt; &lt;&lt; &lt;?&gt;</text:span> nebo <text:span text:style-name="Code">&lt;?&gt; ll &lt;?&gt;</text:span></text:p>
          </table:table-cell>
          <table:table-cell table:style-name="Table9.C2" office:value-type="string">
            <text:p text:style-name="P19"><draw:frame draw:style-name="fr17" draw:name="Object169" text:anchor-type="as-char" svg:y="-0.1484in" svg:width="0.5228in" svg:height="0.1839in" draw:z-index="221"><draw:object xlink:href="./Object 10" xlink:type="simple" xlink:show="embed" xlink:actuate="onLoad"/><draw:image xlink:href="./ObjectReplacements/Object 10" xlink:type="simple" xlink:show="embed" xlink:actuate="onLoad"/></draw:frame></text:p>
          </table:table-cell>
        </table:table-row>
        <table:table-row table:style-name="Table9.1">
          <table:table-cell table:style-name="Table9.A2" office:value-type="string">
            <text:p text:style-name="Table_20_Contents">Je výrazně větší než</text:p>
          </table:table-cell>
          <table:table-cell table:style-name="Table9.A2" office:value-type="string">
            <text:p text:style-name="Table_20_Contents"><text:span text:style-name="Code">&lt;?&gt; &gt;&gt; &lt;?&gt;</text:span> nebo <text:span text:style-name="Code">&lt;?&gt; gg &lt;?&gt;</text:span></text:p>
          </table:table-cell>
          <table:table-cell table:style-name="Table9.C2" office:value-type="string">
            <text:p text:style-name="P19"><draw:frame draw:style-name="fr17" draw:name="Object170" text:anchor-type="as-char" svg:y="-0.1484in" svg:width="0.5228in" svg:height="0.1839in" draw:z-index="222"><draw:object xlink:href="./Object 11" xlink:type="simple" xlink:show="embed" xlink:actuate="onLoad"/><draw:image xlink:href="./ObjectReplacements/Object 11" xlink:type="simple" xlink:show="embed" xlink:actuate="onLoad"/></draw:frame></text:p>
          </table:table-cell>
        </table:table-row>
        <table:table-row table:style-name="Table9.1">
          <table:table-cell table:style-name="Table9.A2" office:value-type="string">
            <text:p text:style-name="Table_20_Contents">Je přibližně rovno</text:p>
          </table:table-cell>
          <table:table-cell table:style-name="Table9.A2" office:value-type="string">
            <text:p text:style-name="Table_20_Contents"><text:span text:style-name="Code">&lt;?&gt; approx &lt;?&gt;</text:span></text:p>
          </table:table-cell>
          <table:table-cell table:style-name="Table9.C2" office:value-type="string">
            <text:p text:style-name="P19"><draw:frame draw:style-name="fr17" draw:name="Object171" text:anchor-type="as-char" svg:y="-0.1484in" svg:width="0.4626in" svg:height="0.1846in" draw:z-index="223"><draw:object xlink:href="./Object 78" xlink:type="simple" xlink:show="embed" xlink:actuate="onLoad"/><draw:image xlink:href="./ObjectReplacements/Object 78" xlink:type="simple" xlink:show="embed" xlink:actuate="onLoad"/></draw:frame></text:p>
          </table:table-cell>
        </table:table-row>
        <table:table-row table:style-name="Table9.1">
          <table:table-cell table:style-name="Table9.A2" office:value-type="string">
            <text:p text:style-name="Table_20_Contents">Je podobné</text:p>
          </table:table-cell>
          <table:table-cell table:style-name="Table9.A2" office:value-type="string">
            <text:p text:style-name="Table_20_Contents"><text:span text:style-name="Code">&lt;?&gt; sim &lt;?&gt;</text:span></text:p>
          </table:table-cell>
          <table:table-cell table:style-name="Table9.C2" office:value-type="string">
            <text:p text:style-name="P19"><draw:frame draw:style-name="fr17" draw:name="Object172" text:anchor-type="as-char" svg:y="-0.1484in" svg:width="0.4598in" svg:height="0.1846in" draw:z-index="224"><draw:object xlink:href="./Object 79" xlink:type="simple" xlink:show="embed" xlink:actuate="onLoad"/><draw:image xlink:href="./ObjectReplacements/Object 79" xlink:type="simple" xlink:show="embed" xlink:actuate="onLoad"/></draw:frame></text:p>
          </table:table-cell>
        </table:table-row>
        <table:table-row table:style-name="Table9.1">
          <table:table-cell table:style-name="Table9.A2" office:value-type="string">
            <text:p text:style-name="Table_20_Contents">Je podobné nebo rovno</text:p>
          </table:table-cell>
          <table:table-cell table:style-name="Table9.A2" office:value-type="string">
            <text:p text:style-name="Table_20_Contents"><text:span text:style-name="Code">&lt;?&gt; simeq &lt;?&gt;</text:span></text:p>
          </table:table-cell>
          <table:table-cell table:style-name="Table9.C2" office:value-type="string">
            <text:p text:style-name="P19"><draw:frame draw:style-name="fr17" draw:name="Object173" text:anchor-type="as-char" svg:y="-0.1484in" svg:width="0.4598in" svg:height="0.1846in" draw:z-index="225"><draw:object xlink:href="./Object 80" xlink:type="simple" xlink:show="embed" xlink:actuate="onLoad"/><draw:image xlink:href="./ObjectReplacements/Object 80" xlink:type="simple" xlink:show="embed" xlink:actuate="onLoad"/></draw:frame></text:p>
          </table:table-cell>
        </table:table-row>
        <table:table-row table:style-name="Table9.1">
          <table:table-cell table:style-name="Table9.A2" office:value-type="string">
            <text:p text:style-name="Table_20_Contents">Je shodné</text:p>
          </table:table-cell>
          <table:table-cell table:style-name="Table9.A2" office:value-type="string">
            <text:p text:style-name="Table_20_Contents"><text:span text:style-name="Code">&lt;?&gt; equiv &lt;?&gt;</text:span></text:p>
          </table:table-cell>
          <table:table-cell table:style-name="Table9.C2" office:value-type="string">
            <text:p text:style-name="P19"><draw:frame draw:style-name="fr17" draw:name="Object174" text:anchor-type="as-char" svg:y="-0.1484in" svg:width="0.4598in" svg:height="0.1846in" draw:z-index="226"><draw:object xlink:href="./Object 81" xlink:type="simple" xlink:show="embed" xlink:actuate="onLoad"/><draw:image xlink:href="./ObjectReplacements/Object 81" xlink:type="simple" xlink:show="embed" xlink:actuate="onLoad"/></draw:frame></text:p>
          </table:table-cell>
        </table:table-row>
        <table:table-row table:style-name="Table9.1">
          <table:table-cell table:style-name="Table9.A2" office:value-type="string">
            <text:p text:style-name="Table_20_Contents">Je úměrné</text:p>
          </table:table-cell>
          <table:table-cell table:style-name="Table9.A2" office:value-type="string">
            <text:p text:style-name="Table_20_Contents"><text:span text:style-name="Code">&lt;?&gt; prop &lt;?&gt;</text:span></text:p>
          </table:table-cell>
          <table:table-cell table:style-name="Table9.C2" office:value-type="string">
            <text:p text:style-name="P19"><draw:frame draw:style-name="fr17" draw:name="Object61" text:anchor-type="as-char" svg:y="-0.1484in" svg:width="0.4634in" svg:height="0.1846in" draw:z-index="227"><draw:object xlink:href="./Object 82" xlink:type="simple" xlink:show="embed" xlink:actuate="onLoad"/><draw:image xlink:href="./ObjectReplacements/Object 82" xlink:type="simple" xlink:show="embed" xlink:actuate="onLoad"/></draw:frame></text:p>
          </table:table-cell>
        </table:table-row>
        <table:table-row table:style-name="Table9.1">
          <table:table-cell table:style-name="Table9.A2" office:value-type="string">
            <text:p text:style-name="Table_20_Contents">Je rovnoběžné</text:p>
          </table:table-cell>
          <table:table-cell table:style-name="Table9.A2" office:value-type="string">
            <text:p text:style-name="Table_20_Contents"><text:span text:style-name="Code">&lt;?&gt; parallel &lt;?&gt;</text:span></text:p>
          </table:table-cell>
          <table:table-cell table:style-name="Table9.C2" office:value-type="string">
            <text:p text:style-name="P21"><text:span text:style-name="Code"><draw:frame draw:style-name="fr17" draw:name="Object175" text:anchor-type="as-char" svg:y="-0.1484in" svg:width="0.3984in" svg:height="0.1925in" draw:z-index="228"><draw:object xlink:href="./Object 83" xlink:type="simple" xlink:show="embed" xlink:actuate="onLoad"/><draw:image xlink:href="./ObjectReplacements/Object 83" xlink:type="simple" xlink:show="embed" xlink:actuate="onLoad"/></draw:frame></text:span></text:p>
          </table:table-cell>
        </table:table-row>
        <table:table-row table:style-name="Table9.1">
          <table:table-cell table:style-name="Table9.A2" office:value-type="string">
            <text:p text:style-name="Table_20_Contents">Je kolmé</text:p>
          </table:table-cell>
          <table:table-cell table:style-name="Table9.A2" office:value-type="string">
            <text:p text:style-name="Table_20_Contents"><text:span text:style-name="Code">&lt;?&gt; ortho &lt;?&gt;</text:span></text:p>
          </table:table-cell>
          <table:table-cell table:style-name="Table9.C2" office:value-type="string">
            <text:p text:style-name="P19"><draw:frame draw:style-name="fr17" draw:name="Object176" text:anchor-type="as-char" svg:y="-0.1484in" svg:width="0.4638in" svg:height="0.1846in" draw:z-index="229"><draw:object xlink:href="./Object 84" xlink:type="simple" xlink:show="embed" xlink:actuate="onLoad"/><draw:image xlink:href="./ObjectReplacements/Object 84" xlink:type="simple" xlink:show="embed" xlink:actuate="onLoad"/></draw:frame></text:p>
          </table:table-cell>
        </table:table-row>
        <table:table-row table:style-name="Table9.1">
          <table:table-cell table:style-name="Table9.A2" office:value-type="string">
            <text:p text:style-name="Table_20_Contents">Dělí</text:p>
          </table:table-cell>
          <table:table-cell table:style-name="Table9.A2" office:value-type="string">
            <text:p text:style-name="Table_20_Contents"><text:span text:style-name="Code">&lt;?&gt; divides &lt;?&gt;</text:span></text:p>
          </table:table-cell>
          <table:table-cell table:style-name="Table9.C2" office:value-type="string">
            <text:p text:style-name="P21"><text:span text:style-name="Code"><draw:frame draw:style-name="fr17" draw:name="Object177" text:anchor-type="as-char" svg:y="-0.1484in" svg:width="0.3575in" svg:height="0.1929in" draw:z-index="230"><draw:object xlink:href="./Object 85" xlink:type="simple" xlink:show="embed" xlink:actuate="onLoad"/><draw:image xlink:href="./ObjectReplacements/Object 85" xlink:type="simple" xlink:show="embed" xlink:actuate="onLoad"/></draw:frame></text:span></text:p>
          </table:table-cell>
        </table:table-row>
        <table:table-row table:style-name="Table9.1">
          <table:table-cell table:style-name="Table9.A2" office:value-type="string">
            <text:p text:style-name="Table_20_Contents">Nedělí</text:p>
          </table:table-cell>
          <table:table-cell table:style-name="Table9.A2" office:value-type="string">
            <text:p text:style-name="Table_20_Contents"><text:span text:style-name="Code">&lt;?&gt; ndivides &lt;?&gt;</text:span></text:p>
          </table:table-cell>
          <table:table-cell table:style-name="Table9.C2" office:value-type="string">
            <text:p text:style-name="P21"><text:span text:style-name="Code"><draw:frame draw:style-name="fr17" draw:name="Object178" text:anchor-type="as-char" svg:y="-0.1484in" svg:width="0.4193in" svg:height="0.1965in" draw:z-index="231"><draw:object xlink:href="./Object 86" xlink:type="simple" xlink:show="embed" xlink:actuate="onLoad"/><draw:image xlink:href="./ObjectReplacements/Object 86" xlink:type="simple" xlink:show="embed" xlink:actuate="onLoad"/></draw:frame></text:span></text:p>
          </table:table-cell>
        </table:table-row>
        <table:table-row table:style-name="Table9.1">
          <table:table-cell table:style-name="Table9.A2" office:value-type="string">
            <text:p text:style-name="Table_20_Contents">Směrem</text:p>
          </table:table-cell>
          <table:table-cell table:style-name="Table9.A2" office:value-type="string">
            <text:p text:style-name="Table_20_Contents"><text:span text:style-name="Code">&lt;?&gt; toward &lt;?&gt;</text:span></text:p>
          </table:table-cell>
          <table:table-cell table:style-name="Table9.C2" office:value-type="string">
            <text:p text:style-name="P19"><draw:frame draw:style-name="fr17" draw:name="Object179" text:anchor-type="as-char" svg:y="-0.1484in" svg:width="0.4681in" svg:height="0.1846in" draw:z-index="232"><draw:object xlink:href="./Object 98" xlink:type="simple" xlink:show="embed" xlink:actuate="onLoad"/><draw:image xlink:href="./ObjectReplacements/Object 98" xlink:type="simple" xlink:show="embed" xlink:actuate="onLoad"/></draw:frame></text:p>
          </table:table-cell>
        </table:table-row>
        <table:table-row table:style-name="Table9.1">
          <table:table-cell table:style-name="Table9.A2" office:value-type="string">
            <text:p text:style-name="Table_20_Contents">Dvojitá šipka vlevo</text:p>
          </table:table-cell>
          <table:table-cell table:style-name="Table9.A2" office:value-type="string">
            <text:p text:style-name="Table_20_Contents"><text:span text:style-name="Code">&lt;?&gt; dlarrow &lt;?&gt;</text:span></text:p>
          </table:table-cell>
          <table:table-cell table:style-name="Table9.C2" office:value-type="string">
            <text:p text:style-name="P20"><text:span text:style-name="Code"><draw:frame draw:style-name="fr17" draw:name="Object180" text:anchor-type="as-char" svg:y="-0.1484in" svg:width="0.4846in" svg:height="0.1839in" draw:z-index="234"><draw:object xlink:href="./Object 99" xlink:type="simple" xlink:show="embed" xlink:actuate="onLoad"/><draw:image xlink:href="./ObjectReplacements/Object 99" xlink:type="simple" xlink:show="embed" xlink:actuate="onLoad"/></draw:frame></text:span></text:p>
          </table:table-cell>
        </table:table-row>
        <table:table-row table:style-name="Table9.1">
          <table:table-cell table:style-name="Table9.A2" office:value-type="string">
            <text:p text:style-name="Table_20_Contents">Dvojitá šipka vlevo a vpravo</text:p>
          </table:table-cell>
          <table:table-cell table:style-name="Table9.A2" office:value-type="string">
            <text:p text:style-name="Table_20_Contents"><text:span text:style-name="Code">&lt;?&gt; dlrarrow &lt;?&gt;</text:span></text:p>
          </table:table-cell>
          <table:table-cell table:style-name="Table9.C2" office:value-type="string">
            <text:p text:style-name="P20"><text:span text:style-name="Code"><draw:frame draw:style-name="fr17" draw:name="Object181" text:anchor-type="as-char" svg:y="-0.1484in" svg:width="0.5035in" svg:height="0.1839in" draw:z-index="236"><draw:object xlink:href="./Object 102" xlink:type="simple" xlink:show="embed" xlink:actuate="onLoad"/><draw:image xlink:href="./ObjectReplacements/Object 102" xlink:type="simple" xlink:show="embed" xlink:actuate="onLoad"/></draw:frame></text:span></text:p>
          </table:table-cell>
        </table:table-row>
        <table:table-row table:style-name="Table9.1">
          <table:table-cell table:style-name="Table9.A2" office:value-type="string">
            <text:p text:style-name="Table_20_Contents">Dvojitá šipka vpravo</text:p>
          </table:table-cell>
          <table:table-cell table:style-name="Table9.A2" office:value-type="string">
            <text:p text:style-name="Table_20_Contents"><text:span text:style-name="Code">&lt;?&gt; drarrow &lt;?&gt;</text:span></text:p>
          </table:table-cell>
          <table:table-cell table:style-name="Table9.C2" office:value-type="string">
            <text:p text:style-name="P20"><text:span text:style-name="Code"><draw:frame draw:style-name="fr17" draw:name="Object182" text:anchor-type="as-char" svg:y="-0.1484in" svg:width="0.4846in" svg:height="0.1839in" draw:z-index="237"><draw:object xlink:href="./Object 103" xlink:type="simple" xlink:show="embed" xlink:actuate="onLoad"/><draw:image xlink:href="./ObjectReplacements/Object 103" xlink:type="simple" xlink:show="embed" xlink:actuate="onLoad"/></draw:frame></text:span></text:p>
          </table:table-cell>
        </table:table-row>
        <table:table-row table:style-name="Table9.1">
          <table:table-cell table:style-name="Table9.A2" office:value-type="string">
            <text:p text:style-name="Table_20_Contents">Předchází</text:p>
          </table:table-cell>
          <table:table-cell table:style-name="Table9.A2" office:value-type="string">
            <text:p text:style-name="Table_20_Contents"><text:span text:style-name="Code">&lt;?&gt; prec &lt;?&gt;</text:span></text:p>
          </table:table-cell>
          <table:table-cell table:style-name="Table9.C2" office:value-type="string">
            <text:p text:style-name="P20"><text:span text:style-name="Code"><draw:frame draw:style-name="fr17" draw:name="Object183" text:anchor-type="as-char" svg:y="-0.1484in" svg:width="0.4555in" svg:height="0.1839in" draw:z-index="238"><draw:object xlink:href="./Object 107" xlink:type="simple" xlink:show="embed" xlink:actuate="onLoad"/><draw:image xlink:href="./ObjectReplacements/Object 107" xlink:type="simple" xlink:show="embed" xlink:actuate="onLoad"/></draw:frame></text:span></text:p>
          </table:table-cell>
        </table:table-row>
        <table:table-row table:style-name="Table9.1">
          <table:table-cell table:style-name="Table9.A2" office:value-type="string">
            <text:p text:style-name="Table_20_Contents">Následuje</text:p>
          </table:table-cell>
          <table:table-cell table:style-name="Table9.A2" office:value-type="string">
            <text:p text:style-name="Table_20_Contents"><text:span text:style-name="Code">&lt;?&gt; succ &lt;?&gt;</text:span></text:p>
          </table:table-cell>
          <table:table-cell table:style-name="Table9.C2" office:value-type="string">
            <text:p text:style-name="P19"><draw:frame draw:style-name="fr17" draw:name="Object184" text:anchor-type="as-char" svg:y="-0.1484in" svg:width="0.4563in" svg:height="0.1846in" draw:z-index="239"><draw:object xlink:href="./Object 18" xlink:type="simple" xlink:show="embed" xlink:actuate="onLoad"/><draw:image xlink:href="./ObjectReplacements/Object 18" xlink:type="simple" xlink:show="embed" xlink:actuate="onLoad"/></draw:frame></text:p>
          </table:table-cell>
        </table:table-row>
        <table:table-row table:style-name="Table9.1">
          <table:table-cell table:style-name="Table9.A2" office:value-type="string">
            <text:p text:style-name="Table_20_Contents">Předchází nebo se rovná</text:p>
          </table:table-cell>
          <table:table-cell table:style-name="Table9.A2" office:value-type="string">
            <text:p text:style-name="Table_20_Contents"><text:span text:style-name="Code">&lt;?&gt; preccurlyeq &lt;?&gt;</text:span></text:p>
          </table:table-cell>
          <table:table-cell table:style-name="Table9.C2" office:value-type="string">
            <text:p text:style-name="P24"><text:span text:style-name="Code"><draw:frame draw:style-name="fr17" draw:name="Object185" text:anchor-type="as-char" svg:y="-0.1484in" svg:width="0.4547in" svg:height="0.1839in" draw:z-index="240"><draw:object xlink:href="./Object 108" xlink:type="simple" xlink:show="embed" xlink:actuate="onLoad"/><draw:image xlink:href="./ObjectReplacements/Object 108" xlink:type="simple" xlink:show="embed" xlink:actuate="onLoad"/></draw:frame></text:span></text:p>
          </table:table-cell>
        </table:table-row>
        <table:table-row table:style-name="Table9.1">
          <table:table-cell table:style-name="Table9.A2" office:value-type="string">
            <text:p text:style-name="Table_20_Contents">Následuje nebo se rovná</text:p>
          </table:table-cell>
          <table:table-cell table:style-name="Table9.A2" office:value-type="string">
            <text:p text:style-name="Table_20_Contents"><text:span text:style-name="Code">&lt;?&gt; succcurlyeq &lt;?&gt;</text:span></text:p>
          </table:table-cell>
          <table:table-cell table:style-name="Table9.C2" office:value-type="string">
            <text:p text:style-name="P21"><text:span text:style-name="Code"><draw:frame draw:style-name="fr17" draw:name="Object186" text:anchor-type="as-char" svg:y="-0.1484in" svg:width="0.4563in" svg:height="0.1846in" draw:z-index="241"><draw:object xlink:href="./Object 23" xlink:type="simple" xlink:show="embed" xlink:actuate="onLoad"/><draw:image xlink:href="./ObjectReplacements/Object 23" xlink:type="simple" xlink:show="embed" xlink:actuate="onLoad"/></draw:frame></text:span></text:p>
          </table:table-cell>
        </table:table-row>
        <table:table-row table:style-name="Table9.1">
          <table:table-cell table:style-name="Table9.A2" office:value-type="string">
            <text:p text:style-name="Table_20_Contents">Předchází nebo odpovídá</text:p>
          </table:table-cell>
          <table:table-cell table:style-name="Table9.A2" office:value-type="string">
            <text:p text:style-name="Table_20_Contents"><text:span text:style-name="Code">&lt;?&gt; precsim &lt;?&gt;</text:span></text:p>
          </table:table-cell>
          <table:table-cell table:style-name="Table9.C2" office:value-type="string">
            <text:p text:style-name="P21"><text:span text:style-name="Code"><draw:frame draw:style-name="fr17" draw:name="Object187" text:anchor-type="as-char" svg:y="-0.1484in" svg:width="0.4571in" svg:height="0.1898in" draw:z-index="242"><draw:object xlink:href="./Object 24" xlink:type="simple" xlink:show="embed" xlink:actuate="onLoad"/><draw:image xlink:href="./ObjectReplacements/Object 24" xlink:type="simple" xlink:show="embed" xlink:actuate="onLoad"/></draw:frame></text:span></text:p>
          </table:table-cell>
        </table:table-row>
        <table:table-row table:style-name="Table9.1">
          <table:table-cell table:style-name="Table9.A2" office:value-type="string">
            <text:p text:style-name="Table_20_Contents">Následuje nebo odpovídá</text:p>
          </table:table-cell>
          <table:table-cell table:style-name="Table9.A2" office:value-type="string">
            <text:p text:style-name="Table_20_Contents"><text:span text:style-name="Code">&lt;?&gt; succsim &lt;?&gt;</text:span></text:p>
          </table:table-cell>
          <table:table-cell table:style-name="Table9.C2" office:value-type="string">
            <text:p text:style-name="P21"><text:span text:style-name="Code"><draw:frame draw:style-name="fr17" draw:name="Object188" text:anchor-type="as-char" svg:y="-0.1484in" svg:width="0.4571in" svg:height="0.1898in" draw:z-index="243"><draw:object xlink:href="./Object 25" xlink:type="simple" xlink:show="embed" xlink:actuate="onLoad"/><draw:image xlink:href="./ObjectReplacements/Object 25" xlink:type="simple" xlink:show="embed" xlink:actuate="onLoad"/></draw:frame></text:span></text:p>
          </table:table-cell>
        </table:table-row>
        <table:table-row table:style-name="Table9.1">
          <table:table-cell table:style-name="Table9.A2" office:value-type="string">
            <text:p text:style-name="Table_20_Contents">Nepředchází</text:p>
          </table:table-cell>
          <table:table-cell table:style-name="Table9.A2" office:value-type="string">
            <text:p text:style-name="Table_20_Contents"><text:span text:style-name="Code">&lt;?&gt; nprec &lt;?&gt;</text:span></text:p>
          </table:table-cell>
          <table:table-cell table:style-name="Table9.C2" office:value-type="string">
            <text:p text:style-name="P19"><draw:frame draw:style-name="fr17" draw:name="Object189" text:anchor-type="as-char" svg:y="-0.1484in" svg:width="0.4547in" svg:height="0.1839in" draw:z-index="244"><draw:object xlink:href="./Object 26" xlink:type="simple" xlink:show="embed" xlink:actuate="onLoad"/><draw:image xlink:href="./ObjectReplacements/Object 26" xlink:type="simple" xlink:show="embed" xlink:actuate="onLoad"/></draw:frame></text:p>
          </table:table-cell>
        </table:table-row>
        <table:table-row table:style-name="Table9.1">
          <table:table-cell table:style-name="Table9.A2" office:value-type="string">
            <text:p text:style-name="Table_20_Contents">Nenásleduje</text:p>
          </table:table-cell>
          <table:table-cell table:style-name="Table9.A2" office:value-type="string">
            <text:p text:style-name="Table_20_Contents"><text:span text:style-name="Code">&lt;?&gt; nsucc &lt;?&gt;</text:span></text:p>
          </table:table-cell>
          <table:table-cell table:style-name="Table9.C2" office:value-type="string">
            <text:p text:style-name="P19"><draw:frame draw:style-name="fr17" draw:name="Object190" text:anchor-type="as-char" svg:y="-0.1484in" svg:width="0.4547in" svg:height="0.1839in" draw:z-index="245"><draw:object xlink:href="./Object 27" xlink:type="simple" xlink:show="embed" xlink:actuate="onLoad"/><draw:image xlink:href="./ObjectReplacements/Object 27" xlink:type="simple" xlink:show="embed" xlink:actuate="onLoad"/></draw:frame></text:p>
          </table:table-cell>
        </table:table-row>
        <table:table-row table:style-name="Table9.1">
          <table:table-cell table:style-name="Table9.A2" office:value-type="string">
            <text:p text:style-name="Table_20_Contents">Je definováno jako</text:p>
          </table:table-cell>
          <table:table-cell table:style-name="Table9.A2" office:value-type="string">
            <text:p text:style-name="Table_20_Contents"><text:span text:style-name="Code">&lt;?&gt; def &lt;?&gt;</text:span></text:p>
          </table:table-cell>
          <table:table-cell table:style-name="Table9.C2" office:value-type="string">
            <text:p text:style-name="P19"><draw:frame draw:style-name="fr17" draw:name="Object191" text:anchor-type="as-char" svg:y="-0.1484in" svg:width="0.4598in" svg:height="0.1846in" draw:z-index="246"><draw:object xlink:href="./Object 28" xlink:type="simple" xlink:show="embed" xlink:actuate="onLoad"/><draw:image xlink:href="./ObjectReplacements/Object 28" xlink:type="simple" xlink:show="embed" xlink:actuate="onLoad"/></draw:frame></text:p>
          </table:table-cell>
        </table:table-row>
        <text:soft-page-break/>
        <table:table-row table:style-name="Table9.1">
          <table:table-cell table:style-name="Table9.A2" office:value-type="string">
            <text:p text:style-name="Table_20_Contents">Odpovídá (vlevo)</text:p>
          </table:table-cell>
          <table:table-cell table:style-name="Table9.A2" office:value-type="string">
            <text:p text:style-name="Table_20_Contents"><text:span text:style-name="Code">&lt;?&gt; transl &lt;?&gt;</text:span></text:p>
          </table:table-cell>
          <table:table-cell table:style-name="Table9.C2" office:value-type="string">
            <text:p text:style-name="P19"><draw:frame draw:style-name="fr17" draw:name="Object192" text:anchor-type="as-char" svg:y="-0.1484in" svg:width="0.4811in" svg:height="0.1846in" draw:z-index="249"><draw:object xlink:href="./Object 29" xlink:type="simple" xlink:show="embed" xlink:actuate="onLoad"/><draw:image xlink:href="./ObjectReplacements/Object 29" xlink:type="simple" xlink:show="embed" xlink:actuate="onLoad"/></draw:frame></text:p>
          </table:table-cell>
        </table:table-row>
        <table:table-row table:style-name="Table9.1">
          <table:table-cell table:style-name="Table9.A2" office:value-type="string">
            <text:p text:style-name="Table_20_Contents">Odpovídá (vpravo)</text:p>
          </table:table-cell>
          <table:table-cell table:style-name="Table9.A2" office:value-type="string">
            <text:p text:style-name="Table_20_Contents"><text:span text:style-name="Code">&lt;?&gt; transr &lt;?&gt;</text:span></text:p>
          </table:table-cell>
          <table:table-cell table:style-name="Table9.C2" office:value-type="string">
            <text:p text:style-name="P19"><draw:frame draw:style-name="fr17" draw:name="Object193" text:anchor-type="as-char" svg:y="-0.1484in" svg:width="0.4811in" svg:height="0.1846in" draw:z-index="250"><draw:object xlink:href="./Object 38" xlink:type="simple" xlink:show="embed" xlink:actuate="onLoad"/><draw:image xlink:href="./ObjectReplacements/Object 38" xlink:type="simple" xlink:show="embed" xlink:actuate="onLoad"/></draw:frame></text:p>
          </table:table-cell>
        </table:table-row>
      </table:table>
      <text:h text:style-name="P124" text:outline-level="2"><text:bookmark-start text:name="__RefHeading__20895_1760461578"/>Příkazy pro množinové operace<text:bookmark-end text:name="__RefHeading__20895_1760461578"/></text:h>
      <text:p text:style-name="Text_20_body">Chceme-li používat ikony pro zadávání příkazů pro množinové operace do Editoru vzorců, vybereme z rozevíracího seznamu v horní části postranní lišty Prvky položku Množinové operac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Operace</text:p>
            </table:table-cell>
            <table:table-cell table:style-name="Table10.A1" office:value-type="string">
              <text:p text:style-name="Table_20_Heading">Značkovací jazyk</text:p>
            </table:table-cell>
            <table:table-cell table:style-name="Table10.C1" office:value-type="string">
              <text:p text:style-name="Table_20_Heading">Příklad vzorce</text:p>
            </table:table-cell>
          </table:table-row>
        </table:table-header-rows>
        <table:table-row table:style-name="Table10.1">
          <table:table-cell table:style-name="Table10.A2" office:value-type="string">
            <text:p text:style-name="Table_20_Contents">Je obsaženo</text:p>
          </table:table-cell>
          <table:table-cell table:style-name="Table10.A2" office:value-type="string">
            <text:p text:style-name="Table_20_Contents"><text:span text:style-name="Code">&lt;?&gt; in &lt;?&gt;</text:span></text:p>
          </table:table-cell>
          <table:table-cell table:style-name="Table10.C2" office:value-type="string">
            <text:p text:style-name="P14"><text:span text:style-name="Code"><draw:frame draw:style-name="fr17" draw:name="Object194" text:anchor-type="as-char" svg:y="-0.1484in" svg:width="0.4508in" svg:height="0.1839in" draw:z-index="251"><draw:object xlink:href="./Object 520" xlink:type="simple" xlink:show="embed" xlink:actuate="onLoad"/><draw:image xlink:href="./ObjectReplacements/Object 520" xlink:type="simple" xlink:show="embed" xlink:actuate="onLoad"/></draw:frame></text:span></text:p>
          </table:table-cell>
        </table:table-row>
        <table:table-row table:style-name="Table10.1">
          <table:table-cell table:style-name="Table10.A2" office:value-type="string">
            <text:p text:style-name="Table_20_Contents">Není obsaženo</text:p>
          </table:table-cell>
          <table:table-cell table:style-name="Table10.A2" office:value-type="string">
            <text:p text:style-name="Table_20_Contents"><text:span text:style-name="Code">&lt;?&gt; notin &lt;?&gt;</text:span></text:p>
          </table:table-cell>
          <table:table-cell table:style-name="Table10.C2" office:value-type="string">
            <text:p text:style-name="P14"><text:span text:style-name="Code"><draw:frame draw:style-name="fr17" draw:name="Object195" text:anchor-type="as-char" svg:y="-0.1484in" svg:width="0.4508in" svg:height="0.1839in" draw:z-index="252"><draw:object xlink:href="./Object 519" xlink:type="simple" xlink:show="embed" xlink:actuate="onLoad"/><draw:image xlink:href="./ObjectReplacements/Object 519" xlink:type="simple" xlink:show="embed" xlink:actuate="onLoad"/></draw:frame></text:span></text:p>
          </table:table-cell>
        </table:table-row>
        <table:table-row table:style-name="Table10.1">
          <table:table-cell table:style-name="Table10.A2" office:value-type="string">
            <text:p text:style-name="Table_20_Contents">Obsahuje</text:p>
          </table:table-cell>
          <table:table-cell table:style-name="Table10.A2" office:value-type="string">
            <text:p text:style-name="Table_20_Contents"><text:span text:style-name="Code">&lt;?&gt; owns &lt;?&gt;</text:span> nebo <text:span text:style-name="Code">&lt;?&gt; ni &lt;?&gt;</text:span></text:p>
          </table:table-cell>
          <table:table-cell table:style-name="Table10.C2" office:value-type="string">
            <text:p text:style-name="P14"><text:span text:style-name="Code"><draw:frame draw:style-name="fr17" draw:name="Object196" text:anchor-type="as-char" svg:y="-0.1484in" svg:width="0.4508in" svg:height="0.1839in" draw:z-index="253"><draw:object xlink:href="./Object 518" xlink:type="simple" xlink:show="embed" xlink:actuate="onLoad"/><draw:image xlink:href="./ObjectReplacements/Object 518" xlink:type="simple" xlink:show="embed" xlink:actuate="onLoad"/></draw:frame></text:span></text:p>
          </table:table-cell>
        </table:table-row>
        <table:table-row table:style-name="Table10.1">
          <table:table-cell table:style-name="Table10.A2" office:value-type="string">
            <text:p text:style-name="Table_20_Contents">Průnik</text:p>
          </table:table-cell>
          <table:table-cell table:style-name="Table10.A2" office:value-type="string">
            <text:p text:style-name="Table_20_Contents"><text:span text:style-name="Code">&lt;?&gt; intersection &lt;?&gt;</text:span></text:p>
          </table:table-cell>
          <table:table-cell table:style-name="Table10.C2" office:value-type="string">
            <text:p text:style-name="P14"><text:span text:style-name="Code"><draw:frame draw:style-name="fr17" draw:name="Object197" text:anchor-type="as-char" svg:y="-0.1484in" svg:width="0.4583in" svg:height="0.1839in" draw:z-index="254"><draw:object xlink:href="./Object 517" xlink:type="simple" xlink:show="embed" xlink:actuate="onLoad"/><draw:image xlink:href="./ObjectReplacements/Object 517" xlink:type="simple" xlink:show="embed" xlink:actuate="onLoad"/></draw:frame></text:span></text:p>
          </table:table-cell>
        </table:table-row>
        <table:table-row table:style-name="Table10.1">
          <table:table-cell table:style-name="Table10.A2" office:value-type="string">
            <text:p text:style-name="Table_20_Contents">Sjednocení</text:p>
          </table:table-cell>
          <table:table-cell table:style-name="Table10.A2" office:value-type="string">
            <text:p text:style-name="Table_20_Contents"><text:span text:style-name="Code">&lt;?&gt; union &lt;?&gt;</text:span></text:p>
          </table:table-cell>
          <table:table-cell table:style-name="Table10.C2" office:value-type="string">
            <text:p text:style-name="P14"><text:span text:style-name="Code"><draw:frame draw:style-name="fr17" draw:name="Object198" text:anchor-type="as-char" svg:y="-0.1484in" svg:width="0.4583in" svg:height="0.1839in" draw:z-index="255"><draw:object xlink:href="./Object 516" xlink:type="simple" xlink:show="embed" xlink:actuate="onLoad"/><draw:image xlink:href="./ObjectReplacements/Object 516" xlink:type="simple" xlink:show="embed" xlink:actuate="onLoad"/></draw:frame></text:span></text:p>
          </table:table-cell>
        </table:table-row>
        <table:table-row table:style-name="Table10.1">
          <table:table-cell table:style-name="Table10.A2" office:value-type="string">
            <text:p text:style-name="Table_20_Contents">Rozdíl</text:p>
          </table:table-cell>
          <table:table-cell table:style-name="Table10.A2" office:value-type="string">
            <text:p text:style-name="Table_20_Contents"><text:span text:style-name="Code">&lt;?&gt; setminus &lt;?&gt;</text:span> nebo<text:line-break/><text:span text:style-name="Code">&lt;?&gt; bslash &lt;?&gt;</text:span></text:p>
          </table:table-cell>
          <table:table-cell table:style-name="Table10.C2" office:value-type="string">
            <text:p text:style-name="P14"><text:span text:style-name="Code"><draw:frame draw:style-name="fr17" draw:name="Object62" text:anchor-type="as-char" svg:y="-0.1484in" svg:width="0.428in" svg:height="0.1839in" draw:z-index="257"><draw:object xlink:href="./Object 515" xlink:type="simple" xlink:show="embed" xlink:actuate="onLoad"/><draw:image xlink:href="./ObjectReplacements/Object 515" xlink:type="simple" xlink:show="embed" xlink:actuate="onLoad"/></draw:frame></text:span></text:p>
          </table:table-cell>
        </table:table-row>
        <table:table-row table:style-name="Table10.1">
          <table:table-cell table:style-name="Table10.A2" office:value-type="string">
            <text:p text:style-name="Table_20_Contents">Množina dělitelnosti (lomítko)</text:p>
          </table:table-cell>
          <table:table-cell table:style-name="Table10.A2" office:value-type="string">
            <text:p text:style-name="Table_20_Contents"><text:span text:style-name="Code">&lt;?&gt; slash &lt;?&gt;</text:span></text:p>
          </table:table-cell>
          <table:table-cell table:style-name="Table10.C2" office:value-type="string">
            <text:p text:style-name="P14"><text:span text:style-name="Code"><draw:frame draw:style-name="fr17" draw:name="Object63" text:anchor-type="as-char" svg:y="-0.1484in" svg:width="0.3917in" svg:height="0.1839in" draw:z-index="258"><draw:object xlink:href="./Object 514" xlink:type="simple" xlink:show="embed" xlink:actuate="onLoad"/><draw:image xlink:href="./ObjectReplacements/Object 514" xlink:type="simple" xlink:show="embed" xlink:actuate="onLoad"/></draw:frame></text:span></text:p>
          </table:table-cell>
        </table:table-row>
        <table:table-row table:style-name="Table10.1">
          <table:table-cell table:style-name="Table10.A2" office:value-type="string">
            <text:p text:style-name="Table_20_Contents">Podmnožina</text:p>
          </table:table-cell>
          <table:table-cell table:style-name="Table10.A2" office:value-type="string">
            <text:p text:style-name="Table_20_Contents"><text:span text:style-name="Code">&lt;?&gt; subset &lt;?&gt;</text:span></text:p>
          </table:table-cell>
          <table:table-cell table:style-name="Table10.C2" office:value-type="string">
            <text:p text:style-name="P14"><text:span text:style-name="Code"><draw:frame draw:style-name="fr17" draw:name="Object64" text:anchor-type="as-char" svg:y="-0.1484in" svg:width="0.4583in" svg:height="0.1839in" draw:z-index="259"><draw:object xlink:href="./Object 513" xlink:type="simple" xlink:show="embed" xlink:actuate="onLoad"/><draw:image xlink:href="./ObjectReplacements/Object 513" xlink:type="simple" xlink:show="embed" xlink:actuate="onLoad"/></draw:frame></text:span></text:p>
          </table:table-cell>
        </table:table-row>
        <table:table-row table:style-name="Table10.1">
          <table:table-cell table:style-name="Table10.A2" office:value-type="string">
            <text:p text:style-name="Table_20_Contents">Podmnožina nebo rovno</text:p>
          </table:table-cell>
          <table:table-cell table:style-name="Table10.A2" office:value-type="string">
            <text:p text:style-name="Table_20_Contents"><text:span text:style-name="Code">&lt;?&gt; subseteq &lt;?&gt;</text:span></text:p>
          </table:table-cell>
          <table:table-cell table:style-name="Table10.C2" office:value-type="string">
            <text:p text:style-name="P14"><text:span text:style-name="Code"><draw:frame draw:style-name="fr17" draw:name="Object65" text:anchor-type="as-char" svg:y="-0.1484in" svg:width="0.4583in" svg:height="0.1839in" draw:z-index="261"><draw:object xlink:href="./Object 512" xlink:type="simple" xlink:show="embed" xlink:actuate="onLoad"/><draw:image xlink:href="./ObjectReplacements/Object 512" xlink:type="simple" xlink:show="embed" xlink:actuate="onLoad"/></draw:frame></text:span></text:p>
          </table:table-cell>
        </table:table-row>
        <table:table-row table:style-name="Table10.1">
          <table:table-cell table:style-name="Table10.A2" office:value-type="string">
            <text:p text:style-name="Table_20_Contents">Nadmnožina</text:p>
          </table:table-cell>
          <table:table-cell table:style-name="Table10.A2" office:value-type="string">
            <text:p text:style-name="Table_20_Contents"><text:span text:style-name="Code">&lt;?&gt; supset &lt;?&gt;</text:span></text:p>
          </table:table-cell>
          <table:table-cell table:style-name="Table10.C2" office:value-type="string">
            <text:p text:style-name="P14"><text:span text:style-name="Code"><draw:frame draw:style-name="fr17" draw:name="Object66" text:anchor-type="as-char" svg:y="-0.1484in" svg:width="0.4583in" svg:height="0.1839in" draw:z-index="262"><draw:object xlink:href="./Object 511" xlink:type="simple" xlink:show="embed" xlink:actuate="onLoad"/><draw:image xlink:href="./ObjectReplacements/Object 511" xlink:type="simple" xlink:show="embed" xlink:actuate="onLoad"/></draw:frame></text:span></text:p>
          </table:table-cell>
        </table:table-row>
        <table:table-row table:style-name="Table10.1">
          <table:table-cell table:style-name="Table10.A2" office:value-type="string">
            <text:p text:style-name="Table_20_Contents">Nadmnožina nebo rovno</text:p>
          </table:table-cell>
          <table:table-cell table:style-name="Table10.A2" office:value-type="string">
            <text:p text:style-name="Table_20_Contents"><text:span text:style-name="Code">&lt;?&gt; supseteq &lt;?&gt;</text:span></text:p>
          </table:table-cell>
          <table:table-cell table:style-name="Table10.C2" office:value-type="string">
            <text:p text:style-name="P14"><text:span text:style-name="Code"><draw:frame draw:style-name="fr17" draw:name="Object199" text:anchor-type="as-char" svg:y="-0.1484in" svg:width="0.4583in" svg:height="0.1839in" draw:z-index="263"><draw:object xlink:href="./Object 510" xlink:type="simple" xlink:show="embed" xlink:actuate="onLoad"/><draw:image xlink:href="./ObjectReplacements/Object 510" xlink:type="simple" xlink:show="embed" xlink:actuate="onLoad"/></draw:frame></text:span></text:p>
          </table:table-cell>
        </table:table-row>
        <table:table-row table:style-name="Table10.1">
          <table:table-cell table:style-name="Table10.A2" office:value-type="string">
            <text:p text:style-name="Table_20_Contents">Není podmnožinou</text:p>
          </table:table-cell>
          <table:table-cell table:style-name="Table10.A2" office:value-type="string">
            <text:p text:style-name="Table_20_Contents"><text:span text:style-name="Code">&lt;?&gt; nsubset &lt;?&gt;</text:span></text:p>
          </table:table-cell>
          <table:table-cell table:style-name="Table10.C2" office:value-type="string">
            <text:p text:style-name="P14"><text:span text:style-name="Code"><draw:frame draw:style-name="fr17" draw:name="Object200" text:anchor-type="as-char" svg:y="-0.1484in" svg:width="0.4583in" svg:height="0.1839in" draw:z-index="264"><draw:object xlink:href="./Object 509" xlink:type="simple" xlink:show="embed" xlink:actuate="onLoad"/><draw:image xlink:href="./ObjectReplacements/Object 509" xlink:type="simple" xlink:show="embed" xlink:actuate="onLoad"/></draw:frame></text:span></text:p>
          </table:table-cell>
        </table:table-row>
        <table:table-row table:style-name="Table10.1">
          <table:table-cell table:style-name="Table10.A2" office:value-type="string">
            <text:p text:style-name="Table_20_Contents">Není podmnožinou nebo rovno</text:p>
          </table:table-cell>
          <table:table-cell table:style-name="Table10.A2" office:value-type="string">
            <text:p text:style-name="Table_20_Contents"><text:span text:style-name="Code">&lt;?&gt; nsubseteq &lt;?&gt;</text:span></text:p>
          </table:table-cell>
          <table:table-cell table:style-name="Table10.C2" office:value-type="string">
            <text:p text:style-name="P14"><text:span text:style-name="Code"><draw:frame draw:style-name="fr17" draw:name="Object201" text:anchor-type="as-char" svg:y="-0.1484in" svg:width="0.4583in" svg:height="0.1839in" draw:z-index="265"><draw:object xlink:href="./Object 508" xlink:type="simple" xlink:show="embed" xlink:actuate="onLoad"/><draw:image xlink:href="./ObjectReplacements/Object 508" xlink:type="simple" xlink:show="embed" xlink:actuate="onLoad"/></draw:frame></text:span></text:p>
          </table:table-cell>
        </table:table-row>
        <table:table-row table:style-name="Table10.1">
          <table:table-cell table:style-name="Table10.A2" office:value-type="string">
            <text:p text:style-name="Table_20_Contents">Není nadmnožinou</text:p>
          </table:table-cell>
          <table:table-cell table:style-name="Table10.A2" office:value-type="string">
            <text:p text:style-name="Table_20_Contents"><text:span text:style-name="Code">&lt;?&gt; nsupset &lt;?&gt;</text:span></text:p>
          </table:table-cell>
          <table:table-cell table:style-name="Table10.C2" office:value-type="string">
            <text:p text:style-name="P14"><text:span text:style-name="Code"><draw:frame draw:style-name="fr17" draw:name="Object202" text:anchor-type="as-char" svg:y="-0.1484in" svg:width="0.4583in" svg:height="0.1839in" draw:z-index="266"><draw:object xlink:href="./Object 507" xlink:type="simple" xlink:show="embed" xlink:actuate="onLoad"/><draw:image xlink:href="./ObjectReplacements/Object 507" xlink:type="simple" xlink:show="embed" xlink:actuate="onLoad"/></draw:frame></text:span></text:p>
          </table:table-cell>
        </table:table-row>
        <table:table-row table:style-name="Table10.1">
          <table:table-cell table:style-name="Table10.A2" office:value-type="string">
            <text:p text:style-name="Table_20_Contents">Není nadmnožinou nebo rovno</text:p>
          </table:table-cell>
          <table:table-cell table:style-name="Table10.A2" office:value-type="string">
            <text:p text:style-name="Table_20_Contents"><text:span text:style-name="Code">&lt;?&gt; nsupseteq &lt;?&gt;</text:span></text:p>
          </table:table-cell>
          <table:table-cell table:style-name="Table10.C2" office:value-type="string">
            <text:p text:style-name="P14"><text:span text:style-name="Code"><draw:frame draw:style-name="fr17" draw:name="Object203" text:anchor-type="as-char" svg:y="-0.1484in" svg:width="0.4583in" svg:height="0.1839in" draw:z-index="268"><draw:object xlink:href="./Object 506" xlink:type="simple" xlink:show="embed" xlink:actuate="onLoad"/><draw:image xlink:href="./ObjectReplacements/Object 506" xlink:type="simple" xlink:show="embed" xlink:actuate="onLoad"/></draw:frame></text:span></text:p>
          </table:table-cell>
        </table:table-row>
        <table:table-row table:style-name="Table10.1">
          <table:table-cell table:style-name="Table10.A2" office:value-type="string">
            <text:p text:style-name="Table_20_Contents">Prázdná množina</text:p>
          </table:table-cell>
          <table:table-cell table:style-name="Table10.A2" office:value-type="string">
            <text:p text:style-name="Table_20_Contents"><text:span text:style-name="Code">emptyset</text:span></text:p>
          </table:table-cell>
          <table:table-cell table:style-name="Table10.C2" office:value-type="string">
            <text:p text:style-name="P14"><text:span text:style-name="Code"><draw:frame draw:style-name="fr17" draw:name="Object67" text:anchor-type="as-char" svg:y="-0.1161in" svg:width="0.2244in" svg:height="0.2047in" draw:z-index="269"><draw:object xlink:href="./Object 505" xlink:type="simple" xlink:show="embed" xlink:actuate="onLoad"/><draw:image xlink:href="./ObjectReplacements/Object 505" xlink:type="simple" xlink:show="embed" xlink:actuate="onLoad"/></draw:frame></text:span></text:p>
          </table:table-cell>
        </table:table-row>
        <table:table-row table:style-name="Table10.1">
          <table:table-cell table:style-name="Table10.A2" office:value-type="string">
            <text:p text:style-name="Table_20_Contents">Alef (kardinání čísla)</text:p>
          </table:table-cell>
          <table:table-cell table:style-name="Table10.A2" office:value-type="string">
            <text:p text:style-name="Table_20_Contents"><text:span text:style-name="Code">aleph</text:span></text:p>
          </table:table-cell>
          <table:table-cell table:style-name="Table10.C2" office:value-type="string">
            <text:p text:style-name="P14"><text:span text:style-name="Code"><draw:frame draw:style-name="fr17" draw:name="Object70" text:anchor-type="as-char" svg:y="-0.1161in" svg:width="0.2154in" svg:height="0.2047in" draw:z-index="270"><draw:object xlink:href="./Object 504" xlink:type="simple" xlink:show="embed" xlink:actuate="onLoad"/><draw:image xlink:href="./ObjectReplacements/Object 504" xlink:type="simple" xlink:show="embed" xlink:actuate="onLoad"/></draw:frame></text:span></text:p>
          </table:table-cell>
        </table:table-row>
        <text:soft-page-break/>
        <table:table-row table:style-name="Table10.1">
          <table:table-cell table:style-name="Table10.A2" office:value-type="string">
            <text:p text:style-name="Table_20_Contents">Množina přirozených čísel</text:p>
          </table:table-cell>
          <table:table-cell table:style-name="Table10.A2" office:value-type="string">
            <text:p text:style-name="Table_20_Contents"><text:span text:style-name="Code">setN</text:span></text:p>
          </table:table-cell>
          <table:table-cell table:style-name="Table10.C2" office:value-type="string">
            <text:p text:style-name="P14"><text:span text:style-name="Code"><draw:frame draw:style-name="fr17" draw:name="Object71" text:anchor-type="as-char" svg:y="-0.1161in" svg:width="0.2098in" svg:height="0.2047in" draw:z-index="271"><draw:object xlink:href="./Object 503" xlink:type="simple" xlink:show="embed" xlink:actuate="onLoad"/><draw:image xlink:href="./ObjectReplacements/Object 503" xlink:type="simple" xlink:show="embed" xlink:actuate="onLoad"/></draw:frame></text:span></text:p>
          </table:table-cell>
        </table:table-row>
        <table:table-row table:style-name="Table10.1">
          <table:table-cell table:style-name="Table10.A2" office:value-type="string">
            <text:p text:style-name="Table_20_Contents">Množina celých čísel</text:p>
          </table:table-cell>
          <table:table-cell table:style-name="Table10.A2" office:value-type="string">
            <text:p text:style-name="Table_20_Contents"><text:span text:style-name="Code">setZ</text:span></text:p>
          </table:table-cell>
          <table:table-cell table:style-name="Table10.C2" office:value-type="string">
            <text:p text:style-name="P14"><text:span text:style-name="Code"><draw:frame draw:style-name="fr17" draw:name="Object72" text:anchor-type="as-char" svg:y="-0.1161in" svg:width="0.2193in" svg:height="0.2047in" draw:z-index="274"><draw:object xlink:href="./Object 502" xlink:type="simple" xlink:show="embed" xlink:actuate="onLoad"/><draw:image xlink:href="./ObjectReplacements/Object 502" xlink:type="simple" xlink:show="embed" xlink:actuate="onLoad"/></draw:frame></text:span></text:p>
          </table:table-cell>
        </table:table-row>
        <table:table-row table:style-name="Table10.1">
          <table:table-cell table:style-name="Table10.A2" office:value-type="string">
            <text:p text:style-name="Table_20_Contents">Množina racionálních čísel</text:p>
          </table:table-cell>
          <table:table-cell table:style-name="Table10.A2" office:value-type="string">
            <text:p text:style-name="Table_20_Contents"><text:span text:style-name="Code">setQ</text:span></text:p>
          </table:table-cell>
          <table:table-cell table:style-name="Table10.C2" office:value-type="string">
            <text:p text:style-name="P14"><text:span text:style-name="Code"><draw:frame draw:style-name="fr17" draw:name="Object73" text:anchor-type="as-char" svg:y="-0.1161in" svg:width="0.2047in" svg:height="0.2047in" draw:z-index="277"><draw:object xlink:href="./Object 501" xlink:type="simple" xlink:show="embed" xlink:actuate="onLoad"/><draw:image xlink:href="./ObjectReplacements/Object 501" xlink:type="simple" xlink:show="embed" xlink:actuate="onLoad"/></draw:frame></text:span></text:p>
          </table:table-cell>
        </table:table-row>
        <table:table-row table:style-name="Table10.1">
          <table:table-cell table:style-name="Table10.A2" office:value-type="string">
            <text:p text:style-name="Table_20_Contents">Množina reálných čísel</text:p>
          </table:table-cell>
          <table:table-cell table:style-name="Table10.A2" office:value-type="string">
            <text:p text:style-name="Table_20_Contents"><text:span text:style-name="Code">setR</text:span></text:p>
          </table:table-cell>
          <table:table-cell table:style-name="Table10.C2" office:value-type="string">
            <text:p text:style-name="P14"><text:span text:style-name="Code"><draw:frame draw:style-name="fr17" draw:name="Object74" text:anchor-type="as-char" svg:y="-0.1161in" svg:width="0.2071in" svg:height="0.2047in" draw:z-index="278"><draw:object xlink:href="./Object 500" xlink:type="simple" xlink:show="embed" xlink:actuate="onLoad"/><draw:image xlink:href="./ObjectReplacements/Object 500" xlink:type="simple" xlink:show="embed" xlink:actuate="onLoad"/></draw:frame></text:span></text:p>
          </table:table-cell>
        </table:table-row>
        <table:table-row table:style-name="Table10.1">
          <table:table-cell table:style-name="Table10.A2" office:value-type="string">
            <text:p text:style-name="Table_20_Contents">Množina komplexních čísel</text:p>
          </table:table-cell>
          <table:table-cell table:style-name="Table10.A2" office:value-type="string">
            <text:p text:style-name="Table_20_Contents"><text:span text:style-name="Code">setC</text:span></text:p>
          </table:table-cell>
          <table:table-cell table:style-name="Table10.C2" office:value-type="string">
            <text:p text:style-name="P14"><text:span text:style-name="Code"><draw:frame draw:style-name="fr17" draw:name="Object75" text:anchor-type="as-char" svg:y="-0.1161in" svg:width="0.1925in" svg:height="0.2047in" draw:z-index="279"><draw:object xlink:href="./Object 499" xlink:type="simple" xlink:show="embed" xlink:actuate="onLoad"/><draw:image xlink:href="./ObjectReplacements/Object 499" xlink:type="simple" xlink:show="embed" xlink:actuate="onLoad"/></draw:frame></text:span></text:p>
          </table:table-cell>
        </table:table-row>
      </table:table>
      <text:h text:style-name="Heading_20_1" text:outline-level="2"><text:bookmark-start text:name="__RefHeading__20897_1760461578"/><text:alphabetical-index-mark text:string-value="příkazy funkcí (Math)"/>Funkce<text:bookmark-end text:name="__RefHeading__20897_1760461578"/></text:h>
      <text:p text:style-name="Text_20_body">Chceme-li používat ikony v editoru vzorců pro zadávání příkazů funkcí, vybereme z rozevíracího seznamu v horní části postranní lišty Prvky položku Funkce.</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Operace</text:p>
            </table:table-cell>
            <table:table-cell table:style-name="Table12.A1" office:value-type="string">
              <text:p text:style-name="Table_20_Heading">Značkovací jazyk</text:p>
            </table:table-cell>
            <table:table-cell table:style-name="Table12.C1" office:value-type="string">
              <text:p text:style-name="Table_20_Heading">Příklad vzorce</text:p>
            </table:table-cell>
          </table:table-row>
        </table:table-header-rows>
        <table:table-row table:style-name="Table12.1">
          <table:table-cell table:style-name="Table12.A2" office:value-type="string">
            <text:p text:style-name="Table_20_Contents">Absolutní hodnota</text:p>
          </table:table-cell>
          <table:table-cell table:style-name="Table12.A2" office:value-type="string">
            <text:p text:style-name="Table_20_Contents"><text:span text:style-name="Code">abs{&lt;?&gt;}</text:span></text:p>
          </table:table-cell>
          <table:table-cell table:style-name="Table12.C2" office:value-type="string">
            <text:p text:style-name="P13"><text:span text:style-name="Code"><draw:frame draw:style-name="fr17" draw:name="Object76" text:anchor-type="as-char" svg:y="-0.1484in" svg:width="0.2972in" svg:height="0.1862in" draw:z-index="280"><draw:object xlink:href="./Object 498" xlink:type="simple" xlink:show="embed" xlink:actuate="onLoad"/><draw:image xlink:href="./ObjectReplacements/Object 498" xlink:type="simple" xlink:show="embed" xlink:actuate="onLoad"/></draw:frame></text:span></text:p>
          </table:table-cell>
        </table:table-row>
        <table:table-row table:style-name="Table12.1">
          <table:table-cell table:style-name="Table12.A2" office:value-type="string">
            <text:p text:style-name="Table_20_Contents">Faktoriál</text:p>
          </table:table-cell>
          <table:table-cell table:style-name="Table12.A2" office:value-type="string">
            <text:p text:style-name="Table_20_Contents"><text:span text:style-name="Code">fact{&lt;?&gt;}</text:span></text:p>
          </table:table-cell>
          <table:table-cell table:style-name="Table12.C2" office:value-type="string">
            <text:p text:style-name="P13"><text:span text:style-name="Code"><draw:frame draw:style-name="fr17" draw:name="Object77" text:anchor-type="as-char" svg:y="-0.1484in" svg:width="0.2575in" svg:height="0.1839in" draw:z-index="281"><draw:object xlink:href="./Object 497" xlink:type="simple" xlink:show="embed" xlink:actuate="onLoad"/><draw:image xlink:href="./ObjectReplacements/Object 497" xlink:type="simple" xlink:show="embed" xlink:actuate="onLoad"/></draw:frame></text:span></text:p>
          </table:table-cell>
        </table:table-row>
        <table:table-row table:style-name="Table12.1">
          <table:table-cell table:style-name="Table12.A2" office:value-type="string">
            <text:p text:style-name="Table_20_Contents">Druhá odmocnina</text:p>
          </table:table-cell>
          <table:table-cell table:style-name="Table12.A2" office:value-type="string">
            <text:p text:style-name="Table_20_Contents"><text:span text:style-name="Code">sqrt{&lt;?&gt;}</text:span></text:p>
          </table:table-cell>
          <table:table-cell table:style-name="Table12.C2" office:value-type="string">
            <text:p text:style-name="P13"><text:span text:style-name="Code"><draw:frame draw:style-name="fr17" draw:name="Object78" text:anchor-type="as-char" svg:y="-0.1634in" svg:width="0.3083in" svg:height="0.1984in" draw:z-index="283"><draw:object xlink:href="./Object 496" xlink:type="simple" xlink:show="embed" xlink:actuate="onLoad"/><draw:image xlink:href="./ObjectReplacements/Object 496" xlink:type="simple" xlink:show="embed" xlink:actuate="onLoad"/></draw:frame></text:span></text:p>
          </table:table-cell>
        </table:table-row>
        <table:table-row table:style-name="Table12.1">
          <table:table-cell table:style-name="Table12.A2" office:value-type="string">
            <text:p text:style-name="Table_20_Contents">n-tá odmocnina</text:p>
          </table:table-cell>
          <table:table-cell table:style-name="Table12.A2" office:value-type="string">
            <text:p text:style-name="Table_20_Contents"><text:span text:style-name="Code">nroot{&lt;?&gt;}{&lt;?&gt;}</text:span></text:p>
          </table:table-cell>
          <table:table-cell table:style-name="Table12.C2" office:value-type="string">
            <text:p text:style-name="P13"><text:span text:style-name="Code"><draw:frame draw:style-name="fr17" draw:name="Object79" text:anchor-type="as-char" svg:y="-0.1799in" svg:width="0.3055in" svg:height="0.2154in" draw:z-index="284"><draw:object xlink:href="./Object 495" xlink:type="simple" xlink:show="embed" xlink:actuate="onLoad"/><draw:image xlink:href="./ObjectReplacements/Object 495" xlink:type="simple" xlink:show="embed" xlink:actuate="onLoad"/></draw:frame></text:span></text:p>
          </table:table-cell>
        </table:table-row>
        <table:table-row table:style-name="Table12.1">
          <table:table-cell table:style-name="Table12.A2" office:value-type="string">
            <text:p text:style-name="Table_20_Contents">Mocnina</text:p>
          </table:table-cell>
          <table:table-cell table:style-name="Table12.A2" office:value-type="string">
            <text:p text:style-name="Table_20_Contents"><text:span text:style-name="Code">&lt;?&gt;^{&lt;?&gt;}</text:span></text:p>
          </table:table-cell>
          <table:table-cell table:style-name="Table12.C2" office:value-type="string">
            <text:p text:style-name="P13"><text:span text:style-name="Code"><draw:frame draw:style-name="fr17" draw:name="Object80" text:anchor-type="as-char" svg:y="-0.172in" svg:width="0.2744in" svg:height="0.2075in" draw:z-index="285"><draw:object xlink:href="./Object 494" xlink:type="simple" xlink:show="embed" xlink:actuate="onLoad"/><draw:image xlink:href="./ObjectReplacements/Object 494" xlink:type="simple" xlink:show="embed" xlink:actuate="onLoad"/></draw:frame></text:span></text:p>
          </table:table-cell>
        </table:table-row>
        <table:table-row table:style-name="Table12.1">
          <table:table-cell table:style-name="Table12.A2" office:value-type="string">
            <text:p text:style-name="Table_20_Contents">Přirozená exponenciální funkce</text:p>
          </table:table-cell>
          <table:table-cell table:style-name="Table12.A2" office:value-type="string">
            <text:p text:style-name="Table_20_Contents"><text:span text:style-name="Code">func e^{&lt;?&gt;}</text:span></text:p>
          </table:table-cell>
          <table:table-cell table:style-name="Table12.C2" office:value-type="string">
            <text:p text:style-name="P13"><text:span text:style-name="Code"><draw:frame draw:style-name="fr17" draw:name="Object81" text:anchor-type="as-char" svg:y="-0.172in" svg:width="0.2339in" svg:height="0.2075in" draw:z-index="286"><draw:object xlink:href="./Object 493" xlink:type="simple" xlink:show="embed" xlink:actuate="onLoad"/><draw:image xlink:href="./ObjectReplacements/Object 493" xlink:type="simple" xlink:show="embed" xlink:actuate="onLoad"/></draw:frame></text:span></text:p>
          </table:table-cell>
        </table:table-row>
        <table:table-row table:style-name="Table12.1">
          <table:table-cell table:style-name="Table12.A2" office:value-type="string">
            <text:p text:style-name="Table_20_Contents">Přirozený logaritmus</text:p>
          </table:table-cell>
          <table:table-cell table:style-name="Table12.A2" office:value-type="string">
            <text:p text:style-name="Table_20_Contents"><text:span text:style-name="Code">ln(&lt;?&gt;)</text:span></text:p>
          </table:table-cell>
          <table:table-cell table:style-name="Table12.C2" office:value-type="string">
            <text:p text:style-name="P13"><text:span text:style-name="Code"><draw:frame draw:style-name="fr17" draw:name="Object82" text:anchor-type="as-char" svg:y="-0.152in" svg:width="0.4839in" svg:height="0.2in" draw:z-index="287"><draw:object xlink:href="./Object 492" xlink:type="simple" xlink:show="embed" xlink:actuate="onLoad"/><draw:image xlink:href="./ObjectReplacements/Object 492" xlink:type="simple" xlink:show="embed" xlink:actuate="onLoad"/></draw:frame></text:span></text:p>
          </table:table-cell>
        </table:table-row>
        <table:table-row table:style-name="Table12.1">
          <table:table-cell table:style-name="Table12.A2" office:value-type="string">
            <text:p text:style-name="Table_20_Contents">Exponenciální funkce</text:p>
          </table:table-cell>
          <table:table-cell table:style-name="Table12.A2" office:value-type="string">
            <text:p text:style-name="Table_20_Contents"><text:span text:style-name="Code">exp(&lt;?&gt;)</text:span></text:p>
          </table:table-cell>
          <table:table-cell table:style-name="Table12.C2" office:value-type="string">
            <text:p text:style-name="P13"><text:span text:style-name="Code"><draw:frame draw:style-name="fr17" draw:name="Object83" text:anchor-type="as-char" svg:y="-0.152in" svg:width="0.5874in" svg:height="0.2in" draw:z-index="288"><draw:object xlink:href="./Object 491" xlink:type="simple" xlink:show="embed" xlink:actuate="onLoad"/><draw:image xlink:href="./ObjectReplacements/Object 491" xlink:type="simple" xlink:show="embed" xlink:actuate="onLoad"/></draw:frame></text:span></text:p>
          </table:table-cell>
        </table:table-row>
        <table:table-row table:style-name="Table12.1">
          <table:table-cell table:style-name="Table12.A2" office:value-type="string">
            <text:p text:style-name="Table_20_Contents">Logaritmus</text:p>
          </table:table-cell>
          <table:table-cell table:style-name="Table12.A2" office:value-type="string">
            <text:p text:style-name="Table_20_Contents"><text:span text:style-name="Code">log(&lt;?&gt;)</text:span></text:p>
          </table:table-cell>
          <table:table-cell table:style-name="Table12.C2" office:value-type="string">
            <text:p text:style-name="P13"><text:span text:style-name="Code"><draw:frame draw:style-name="fr17" draw:name="Object204" text:anchor-type="as-char" svg:y="-0.152in" svg:width="0.5661in" svg:height="0.2in" draw:z-index="289"><draw:object xlink:href="./Object 490" xlink:type="simple" xlink:show="embed" xlink:actuate="onLoad"/><draw:image xlink:href="./ObjectReplacements/Object 490" xlink:type="simple" xlink:show="embed" xlink:actuate="onLoad"/></draw:frame></text:span></text:p>
          </table:table-cell>
        </table:table-row>
        <table:table-row table:style-name="Table12.1">
          <table:table-cell table:style-name="Table12.A2" office:value-type="string">
            <text:p text:style-name="Table_20_Contents">Sinus</text:p>
          </table:table-cell>
          <table:table-cell table:style-name="Table12.A2" office:value-type="string">
            <text:p text:style-name="Table_20_Contents"><text:span text:style-name="Code">sin(&lt;?&gt;)</text:span></text:p>
          </table:table-cell>
          <table:table-cell table:style-name="Table12.C2" office:value-type="string">
            <text:p text:style-name="P13"><text:span text:style-name="Code"><draw:frame draw:style-name="fr17" draw:name="Object205" text:anchor-type="as-char" svg:y="-0.152in" svg:width="0.5453in" svg:height="0.2in" draw:z-index="290"><draw:object xlink:href="./Object 489" xlink:type="simple" xlink:show="embed" xlink:actuate="onLoad"/><draw:image xlink:href="./ObjectReplacements/Object 489" xlink:type="simple" xlink:show="embed" xlink:actuate="onLoad"/></draw:frame></text:span></text:p>
          </table:table-cell>
        </table:table-row>
        <table:table-row table:style-name="Table12.1">
          <table:table-cell table:style-name="Table12.A2" office:value-type="string">
            <text:p text:style-name="Table_20_Contents">Kosinus</text:p>
          </table:table-cell>
          <table:table-cell table:style-name="Table12.A2" office:value-type="string">
            <text:p text:style-name="Table_20_Contents"><text:span text:style-name="Code">cos(&lt;?&gt;)</text:span></text:p>
          </table:table-cell>
          <table:table-cell table:style-name="Table12.C2" office:value-type="string">
            <text:p text:style-name="P13"><text:span text:style-name="Code"><draw:frame draw:style-name="fr17" draw:name="Object206" text:anchor-type="as-char" svg:y="-0.152in" svg:width="0.5693in" svg:height="0.2in" draw:z-index="291"><draw:object xlink:href="./Object 488" xlink:type="simple" xlink:show="embed" xlink:actuate="onLoad"/><draw:image xlink:href="./ObjectReplacements/Object 488" xlink:type="simple" xlink:show="embed" xlink:actuate="onLoad"/></draw:frame></text:span></text:p>
          </table:table-cell>
        </table:table-row>
        <table:table-row table:style-name="Table12.1">
          <table:table-cell table:style-name="Table12.A2" office:value-type="string">
            <text:p text:style-name="Table_20_Contents">Tangens</text:p>
          </table:table-cell>
          <table:table-cell table:style-name="Table12.A2" office:value-type="string">
            <text:p text:style-name="Table_20_Contents"><text:span text:style-name="Code">tan(&lt;?&gt;)</text:span></text:p>
          </table:table-cell>
          <table:table-cell table:style-name="Table12.C2" office:value-type="string">
            <text:p text:style-name="P13"><text:span text:style-name="Code"><draw:frame draw:style-name="fr17" draw:name="Object207" text:anchor-type="as-char" svg:y="-0.152in" svg:width="0.5598in" svg:height="0.2in" draw:z-index="292"><draw:object xlink:href="./Object 487" xlink:type="simple" xlink:show="embed" xlink:actuate="onLoad"/><draw:image xlink:href="./ObjectReplacements/Object 487" xlink:type="simple" xlink:show="embed" xlink:actuate="onLoad"/></draw:frame></text:span></text:p>
          </table:table-cell>
        </table:table-row>
        <table:table-row table:style-name="Table12.1">
          <table:table-cell table:style-name="Table12.A2" office:value-type="string">
            <text:p text:style-name="Table_20_Contents">Kotangens</text:p>
          </table:table-cell>
          <table:table-cell table:style-name="Table12.A2" office:value-type="string">
            <text:p text:style-name="Table_20_Contents"><text:span text:style-name="Code">cot(&lt;?&gt;)</text:span></text:p>
          </table:table-cell>
          <table:table-cell table:style-name="Table12.C2" office:value-type="string">
            <text:p text:style-name="P13"><text:span text:style-name="Code"><draw:frame draw:style-name="fr17" draw:name="Object208" text:anchor-type="as-char" svg:y="-0.152in" svg:width="0.5563in" svg:height="0.2in" draw:z-index="293"><draw:object xlink:href="./Object 486" xlink:type="simple" xlink:show="embed" xlink:actuate="onLoad"/><draw:image xlink:href="./ObjectReplacements/Object 486" xlink:type="simple" xlink:show="embed" xlink:actuate="onLoad"/></draw:frame></text:span></text:p>
          </table:table-cell>
        </table:table-row>
        <table:table-row table:style-name="Table12.1">
          <table:table-cell table:style-name="Table12.A2" office:value-type="string">
            <text:p text:style-name="Table_20_Contents">Hyperbolický sinus</text:p>
          </table:table-cell>
          <table:table-cell table:style-name="Table12.A2" office:value-type="string">
            <text:p text:style-name="Table_20_Contents"><text:span text:style-name="Code">sinh(&lt;?&gt;)</text:span></text:p>
          </table:table-cell>
          <table:table-cell table:style-name="Table12.C2" office:value-type="string">
            <text:p text:style-name="P13"><text:span text:style-name="Code"><draw:frame draw:style-name="fr17" draw:name="Object209" text:anchor-type="as-char" svg:y="-0.152in" svg:width="0.6283in" svg:height="0.2in" draw:z-index="295"><draw:object xlink:href="./Object 485" xlink:type="simple" xlink:show="embed" xlink:actuate="onLoad"/><draw:image xlink:href="./ObjectReplacements/Object 485" xlink:type="simple" xlink:show="embed" xlink:actuate="onLoad"/></draw:frame></text:span></text:p>
          </table:table-cell>
        </table:table-row>
        <table:table-row table:style-name="Table12.1">
          <table:table-cell table:style-name="Table12.A2" office:value-type="string">
            <text:p text:style-name="Table_20_Contents">Hyperbolický kosinus</text:p>
          </table:table-cell>
          <table:table-cell table:style-name="Table12.A2" office:value-type="string">
            <text:p text:style-name="Table_20_Contents"><text:span text:style-name="Code">cosh(&lt;?&gt;)</text:span></text:p>
          </table:table-cell>
          <table:table-cell table:style-name="Table12.C2" office:value-type="string">
            <text:p text:style-name="P13"><text:span text:style-name="Code"><draw:frame draw:style-name="fr17" draw:name="Object210" text:anchor-type="as-char" svg:y="-0.152in" svg:width="0.6571in" svg:height="0.2in" draw:z-index="296"><draw:object xlink:href="./Object 484" xlink:type="simple" xlink:show="embed" xlink:actuate="onLoad"/><draw:image xlink:href="./ObjectReplacements/Object 484" xlink:type="simple" xlink:show="embed" xlink:actuate="onLoad"/></draw:frame></text:span></text:p>
          </table:table-cell>
        </table:table-row>
        <text:soft-page-break/>
        <table:table-row table:style-name="Table12.1">
          <table:table-cell table:style-name="Table12.A2" office:value-type="string">
            <text:p text:style-name="Table_20_Contents">Hyperbolický tangens</text:p>
          </table:table-cell>
          <table:table-cell table:style-name="Table12.A2" office:value-type="string">
            <text:p text:style-name="Table_20_Contents"><text:span text:style-name="Code">tanh(&lt;?&gt;)</text:span></text:p>
          </table:table-cell>
          <table:table-cell table:style-name="Table12.C2" office:value-type="string">
            <text:p text:style-name="P13"><text:span text:style-name="Code"><draw:frame draw:style-name="fr17" draw:name="Object211" text:anchor-type="as-char" svg:y="-0.152in" svg:width="0.6429in" svg:height="0.2in" draw:z-index="299"><draw:object xlink:href="./Object 483" xlink:type="simple" xlink:show="embed" xlink:actuate="onLoad"/><draw:image xlink:href="./ObjectReplacements/Object 483" xlink:type="simple" xlink:show="embed" xlink:actuate="onLoad"/></draw:frame></text:span></text:p>
          </table:table-cell>
        </table:table-row>
        <table:table-row table:style-name="Table12.1">
          <table:table-cell table:style-name="Table12.A2" office:value-type="string">
            <text:p text:style-name="Table_20_Contents">Hyperbolický kotangens</text:p>
          </table:table-cell>
          <table:table-cell table:style-name="Table12.A2" office:value-type="string">
            <text:p text:style-name="Table_20_Contents"><text:span text:style-name="Code">coth(&lt;?&gt;)</text:span></text:p>
          </table:table-cell>
          <table:table-cell table:style-name="Table12.C2" office:value-type="string">
            <text:p text:style-name="P13"><text:span text:style-name="Code"><draw:frame draw:style-name="fr17" draw:name="Object212" text:anchor-type="as-char" svg:y="-0.152in" svg:width="0.6382in" svg:height="0.2in" draw:z-index="300"><draw:object xlink:href="./Object 482" xlink:type="simple" xlink:show="embed" xlink:actuate="onLoad"/><draw:image xlink:href="./ObjectReplacements/Object 482" xlink:type="simple" xlink:show="embed" xlink:actuate="onLoad"/></draw:frame></text:span></text:p>
          </table:table-cell>
        </table:table-row>
        <table:table-row table:style-name="Table12.1">
          <table:table-cell table:style-name="Table12.A2" office:value-type="string">
            <text:p text:style-name="Table_20_Contents">Inverzní sinus nebo arkussinus</text:p>
          </table:table-cell>
          <table:table-cell table:style-name="Table12.A2" office:value-type="string">
            <text:p text:style-name="Table_20_Contents"><text:span text:style-name="Code">arcsin(&lt;?&gt;)</text:span></text:p>
          </table:table-cell>
          <table:table-cell table:style-name="Table12.C2" office:value-type="string">
            <text:p text:style-name="P13"><text:span text:style-name="Code"><draw:frame draw:style-name="fr17" draw:name="Object213" text:anchor-type="as-char" svg:y="-0.152in" svg:width="0.7484in" svg:height="0.2in" draw:z-index="301"><draw:object xlink:href="./Object 481" xlink:type="simple" xlink:show="embed" xlink:actuate="onLoad"/><draw:image xlink:href="./ObjectReplacements/Object 481" xlink:type="simple" xlink:show="embed" xlink:actuate="onLoad"/></draw:frame></text:span></text:p>
          </table:table-cell>
        </table:table-row>
        <table:table-row table:style-name="Table12.1">
          <table:table-cell table:style-name="Table12.A2" office:value-type="string">
            <text:p text:style-name="Table_20_Contents">Inverzní kosinus nebo arkuskosinus</text:p>
          </table:table-cell>
          <table:table-cell table:style-name="Table12.A2" office:value-type="string">
            <text:p text:style-name="Table_20_Contents"><text:span text:style-name="Code">arccos(&lt;?&gt;)</text:span></text:p>
          </table:table-cell>
          <table:table-cell table:style-name="Table12.C2" office:value-type="string">
            <text:p text:style-name="P13"><text:span text:style-name="Code"><draw:frame draw:style-name="fr17" draw:name="Object214" text:anchor-type="as-char" svg:y="-0.152in" svg:width="0.7728in" svg:height="0.2in" draw:z-index="303"><draw:object xlink:href="./Object 480" xlink:type="simple" xlink:show="embed" xlink:actuate="onLoad"/><draw:image xlink:href="./ObjectReplacements/Object 480" xlink:type="simple" xlink:show="embed" xlink:actuate="onLoad"/></draw:frame></text:span></text:p>
          </table:table-cell>
        </table:table-row>
        <table:table-row table:style-name="Table12.1">
          <table:table-cell table:style-name="Table12.A2" office:value-type="string">
            <text:p text:style-name="Table_20_Contents">Inverzní tangens nebo arkustangens</text:p>
          </table:table-cell>
          <table:table-cell table:style-name="Table12.A2" office:value-type="string">
            <text:p text:style-name="Table_20_Contents"><text:span text:style-name="Code">arctan(&lt;?&gt;)</text:span></text:p>
          </table:table-cell>
          <table:table-cell table:style-name="Table12.C2" office:value-type="string">
            <text:p text:style-name="P13"><text:span text:style-name="Code"><draw:frame draw:style-name="fr17" draw:name="Object216" text:anchor-type="as-char" svg:y="-0.152in" svg:width="0.7575in" svg:height="0.2in" draw:z-index="304"><draw:object xlink:href="./Object 479" xlink:type="simple" xlink:show="embed" xlink:actuate="onLoad"/><draw:image xlink:href="./ObjectReplacements/Object 479" xlink:type="simple" xlink:show="embed" xlink:actuate="onLoad"/></draw:frame></text:span></text:p>
          </table:table-cell>
        </table:table-row>
        <table:table-row table:style-name="Table12.1">
          <table:table-cell table:style-name="Table12.A2" office:value-type="string">
            <text:p text:style-name="Table_20_Contents">Inverzní kotangens nebo arkuskotangens</text:p>
          </table:table-cell>
          <table:table-cell table:style-name="Table12.A2" office:value-type="string">
            <text:p text:style-name="Table_20_Contents"><text:span text:style-name="Code">arccot(&lt;?&gt;)</text:span></text:p>
          </table:table-cell>
          <table:table-cell table:style-name="Table12.C2" office:value-type="string">
            <text:p text:style-name="P13"><text:span text:style-name="Code"><draw:frame draw:style-name="fr17" draw:name="Object220" text:anchor-type="as-char" svg:y="-0.152in" svg:width="0.7598in" svg:height="0.2in" draw:z-index="305"><draw:object xlink:href="./Object 478" xlink:type="simple" xlink:show="embed" xlink:actuate="onLoad"/><draw:image xlink:href="./ObjectReplacements/Object 478" xlink:type="simple" xlink:show="embed" xlink:actuate="onLoad"/></draw:frame></text:span></text:p>
          </table:table-cell>
        </table:table-row>
        <table:table-row table:style-name="Table12.1">
          <table:table-cell table:style-name="Table12.A2" office:value-type="string">
            <text:p text:style-name="Table_20_Contents">Inverzní nebo argument hyperbolického sinu</text:p>
          </table:table-cell>
          <table:table-cell table:style-name="Table12.A2" office:value-type="string">
            <text:p text:style-name="Table_20_Contents"><text:span text:style-name="Code">arsinh(&lt;?&gt;)</text:span></text:p>
          </table:table-cell>
          <table:table-cell table:style-name="Table12.C2" office:value-type="string">
            <text:p text:style-name="P13"><text:span text:style-name="Code"><draw:frame draw:style-name="fr17" draw:name="Object221" text:anchor-type="as-char" svg:y="-0.152in" svg:width="0.7583in" svg:height="0.2in" draw:z-index="306"><draw:object xlink:href="./Object 477" xlink:type="simple" xlink:show="embed" xlink:actuate="onLoad"/><draw:image xlink:href="./ObjectReplacements/Object 477" xlink:type="simple" xlink:show="embed" xlink:actuate="onLoad"/></draw:frame></text:span></text:p>
          </table:table-cell>
        </table:table-row>
        <table:table-row table:style-name="Table12.1">
          <table:table-cell table:style-name="Table12.A2" office:value-type="string">
            <text:p text:style-name="Table_20_Contents">Inverzní nebo argument hyperbolického kosinu</text:p>
          </table:table-cell>
          <table:table-cell table:style-name="Table12.A2" office:value-type="string">
            <text:p text:style-name="Table_20_Contents"><text:span text:style-name="Code">arcosh(&lt;?&gt;)</text:span></text:p>
          </table:table-cell>
          <table:table-cell table:style-name="Table12.C2" office:value-type="string">
            <text:p text:style-name="P13"><text:span text:style-name="Code"><draw:frame draw:style-name="fr17" draw:name="Object222" text:anchor-type="as-char" svg:y="-0.152in" svg:width="0.7862in" svg:height="0.2in" draw:z-index="307"><draw:object xlink:href="./Object 476" xlink:type="simple" xlink:show="embed" xlink:actuate="onLoad"/><draw:image xlink:href="./ObjectReplacements/Object 476" xlink:type="simple" xlink:show="embed" xlink:actuate="onLoad"/></draw:frame></text:span></text:p>
          </table:table-cell>
        </table:table-row>
        <table:table-row table:style-name="Table12.1">
          <table:table-cell table:style-name="Table12.A2" office:value-type="string">
            <text:p text:style-name="Table_20_Contents">Inverzní nebo argument hyperbolického tangens</text:p>
          </table:table-cell>
          <table:table-cell table:style-name="Table12.A2" office:value-type="string">
            <text:p text:style-name="Table_20_Contents"><text:span text:style-name="Code">artanh(&lt;?&gt;)</text:span></text:p>
          </table:table-cell>
          <table:table-cell table:style-name="Table12.C2" office:value-type="string">
            <text:p text:style-name="P13"><text:span text:style-name="Code"><draw:frame draw:style-name="fr17" draw:name="Object223" text:anchor-type="as-char" svg:y="-0.152in" svg:width="0.7681in" svg:height="0.2in" draw:z-index="308"><draw:object xlink:href="./Object 475" xlink:type="simple" xlink:show="embed" xlink:actuate="onLoad"/><draw:image xlink:href="./ObjectReplacements/Object 475" xlink:type="simple" xlink:show="embed" xlink:actuate="onLoad"/></draw:frame></text:span></text:p>
          </table:table-cell>
        </table:table-row>
        <table:table-row table:style-name="Table12.1">
          <table:table-cell table:style-name="Table12.A2" office:value-type="string">
            <text:p text:style-name="Table_20_Contents">Inverzní nebo argument hyperbolického kotangens</text:p>
          </table:table-cell>
          <table:table-cell table:style-name="Table12.A2" office:value-type="string">
            <text:p text:style-name="Table_20_Contents"><text:span text:style-name="Code">arcoth(&lt;?&gt;)</text:span></text:p>
          </table:table-cell>
          <table:table-cell table:style-name="Table12.C2" office:value-type="string">
            <text:p text:style-name="P13"><text:span text:style-name="Code"><draw:frame draw:style-name="fr17" draw:name="Object224" text:anchor-type="as-char" svg:y="-0.152in" svg:width="0.7681in" svg:height="0.2in" draw:z-index="309"><draw:object xlink:href="./Object 474" xlink:type="simple" xlink:show="embed" xlink:actuate="onLoad"/><draw:image xlink:href="./ObjectReplacements/Object 474" xlink:type="simple" xlink:show="embed" xlink:actuate="onLoad"/></draw:frame></text:span></text:p>
          </table:table-cell>
        </table:table-row>
        <table:table-row table:style-name="Table12.1">
          <table:table-cell table:style-name="Table12.A2" office:value-type="string">
            <text:p text:style-name="Table_20_Contents">Obrácené epsilon</text:p>
          </table:table-cell>
          <table:table-cell table:style-name="Table12.A2" office:value-type="string">
            <text:p text:style-name="Table_20_Contents"><text:span text:style-name="Code">backepsilon</text:span></text:p>
          </table:table-cell>
          <table:table-cell table:style-name="Table12.C2" office:value-type="string">
            <text:p text:style-name="P13"><text:span text:style-name="Code"><draw:frame draw:style-name="fr17" draw:name="Object225" text:anchor-type="as-char" svg:y="-0.0862in" svg:width="0.1575in" svg:height="0.0965in" draw:z-index="311"><draw:object xlink:href="./Object 473" xlink:type="simple" xlink:show="embed" xlink:actuate="onLoad"/><draw:image xlink:href="./ObjectReplacements/Object 473" xlink:type="simple" xlink:show="embed" xlink:actuate="onLoad"/></draw:frame></text:span></text:p>
          </table:table-cell>
        </table:table-row>
        <table:table-row table:style-name="Table12.1">
          <table:table-cell table:style-name="Table12.A2" office:value-type="string">
            <text:p text:style-name="Table_20_Contents">Dolní index</text:p>
          </table:table-cell>
          <table:table-cell table:style-name="Table12.A2" office:value-type="string">
            <text:p text:style-name="Table_20_Contents"><text:span text:style-name="Code">&lt;?&gt; sub &lt;?&gt;</text:span></text:p>
          </table:table-cell>
          <table:table-cell table:style-name="Table12.C2" office:value-type="string">
            <text:p text:style-name="P13"><text:span text:style-name="Code"><draw:frame draw:style-name="fr17" draw:name="Object226" text:anchor-type="as-char" svg:y="-0.1484in" svg:width="0.2744in" svg:height="0.2091in" draw:z-index="312"><draw:object xlink:href="./Object 472" xlink:type="simple" xlink:show="embed" xlink:actuate="onLoad"/><draw:image xlink:href="./ObjectReplacements/Object 472" xlink:type="simple" xlink:show="embed" xlink:actuate="onLoad"/></draw:frame></text:span></text:p>
          </table:table-cell>
        </table:table-row>
      </table:table>
      <text:h text:style-name="P124" text:outline-level="2"><text:bookmark-start text:name="__RefHeading__33486609"/>Operátory<text:bookmark-end text:name="__RefHeading__33486609"/></text:h>
      <text:p text:style-name="Text_20_body">Chceme-li používat ikony  v editoru vzorců pro zadávání příkazů pro operátory, vybereme z rozevíracího seznamu v horní části postranní lišty Prvky položku Operátory.</text:p>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Table_20_Heading">Operace</text:p>
            </table:table-cell>
            <table:table-cell table:style-name="Table26.A1" office:value-type="string">
              <text:p text:style-name="Table_20_Heading">Značkovací jazyk</text:p>
            </table:table-cell>
            <table:table-cell table:style-name="Table26.C1" office:value-type="string">
              <text:p text:style-name="Table_20_Heading">Příklad vzorce</text:p>
            </table:table-cell>
          </table:table-row>
        </table:table-header-rows>
        <table:table-row table:style-name="Table26.1">
          <table:table-cell table:style-name="Table26.A2" office:value-type="string">
            <text:p text:style-name="Table_20_Contents">Limity</text:p>
          </table:table-cell>
          <table:table-cell table:style-name="Table26.A2" office:value-type="string">
            <text:p text:style-name="Table_20_Contents"><text:span text:style-name="Code">lim &lt;?&gt;</text:span></text:p>
          </table:table-cell>
          <table:table-cell table:style-name="Table26.C2" office:value-type="string">
            <text:p text:style-name="P13"><text:span text:style-name="Code"><draw:frame draw:style-name="fr17" draw:name="Object227" text:anchor-type="as-char" svg:y="-0.1484in" svg:width="0.472in" svg:height="0.1839in" draw:z-index="313"><draw:object xlink:href="./Object 471" xlink:type="simple" xlink:show="embed" xlink:actuate="onLoad"/><draw:image xlink:href="./ObjectReplacements/Object 471" xlink:type="simple" xlink:show="embed" xlink:actuate="onLoad"/></draw:frame></text:span></text:p>
          </table:table-cell>
        </table:table-row>
        <table:table-row table:style-name="Table26.1">
          <table:table-cell table:style-name="Table26.A2" office:value-type="string">
            <text:p text:style-name="Table_20_Contents">Limita s indexem dole</text:p>
          </table:table-cell>
          <table:table-cell table:style-name="Table26.A2" office:value-type="string">
            <text:p text:style-name="Table_20_Contents"><text:span text:style-name="Code">lim from{&lt;?&gt;} &lt;?&gt;</text:span></text:p>
          </table:table-cell>
          <table:table-cell table:style-name="Table26.C2" office:value-type="string">
            <text:p text:style-name="P13"><text:span text:style-name="Code"><draw:frame draw:style-name="fr17" draw:name="Object228" text:anchor-type="as-char" svg:y="-0.1484in" svg:width="0.4571in" svg:height="0.2945in" draw:z-index="314"><draw:object xlink:href="./Object 470" xlink:type="simple" xlink:show="embed" xlink:actuate="onLoad"/><draw:image xlink:href="./ObjectReplacements/Object 470" xlink:type="simple" xlink:show="embed" xlink:actuate="onLoad"/></draw:frame></text:span></text:p>
          </table:table-cell>
        </table:table-row>
        <table:table-row table:style-name="Table26.1">
          <table:table-cell table:style-name="Table26.A2" office:value-type="string">
            <text:p text:style-name="Table_20_Contents">Limita s indexem nahoře</text:p>
          </table:table-cell>
          <table:table-cell table:style-name="Table26.A2" office:value-type="string">
            <text:p text:style-name="Table_20_Contents"><text:span text:style-name="Code">lim to{&lt;?&gt;} &lt;?&gt;</text:span></text:p>
          </table:table-cell>
          <table:table-cell table:style-name="Table26.C2" office:value-type="string">
            <text:p text:style-name="P13"><text:span text:style-name="Code"><draw:frame draw:style-name="fr17" draw:name="Object229" text:anchor-type="as-char" svg:y="-0.2583in" svg:width="0.4571in" svg:height="0.2945in" draw:z-index="315"><draw:object xlink:href="./Object 469" xlink:type="simple" xlink:show="embed" xlink:actuate="onLoad"/><draw:image xlink:href="./ObjectReplacements/Object 469" xlink:type="simple" xlink:show="embed" xlink:actuate="onLoad"/></draw:frame></text:span></text:p>
          </table:table-cell>
        </table:table-row>
        <table:table-row table:style-name="Table26.1">
          <table:table-cell table:style-name="Table26.A2" office:value-type="string">
            <text:p text:style-name="Table_20_Contents">Limita s indexem nahoře a dole</text:p>
          </table:table-cell>
          <table:table-cell table:style-name="Table26.A2" office:value-type="string">
            <text:p text:style-name="Table_20_Contents"><text:span text:style-name="Code">lim from{&lt;?&gt;} to{&lt;?&gt;} &lt;?&gt;</text:span></text:p>
          </table:table-cell>
          <table:table-cell table:style-name="Table26.C2" office:value-type="string">
            <text:p text:style-name="P12"><text:span text:style-name="Code"><draw:frame draw:style-name="fr17" draw:name="Object231" text:anchor-type="as-char" svg:y="-0.2583in" svg:width="0.4654in" svg:height="0.4047in" draw:z-index="316"><draw:object xlink:href="./Object 468" xlink:type="simple" xlink:show="embed" xlink:actuate="onLoad"/><draw:image xlink:href="./ObjectReplacements/Object 468" xlink:type="simple" xlink:show="embed" xlink:actuate="onLoad"/></draw:frame></text:span></text:p>
          </table:table-cell>
        </table:table-row>
        <table:table-row table:style-name="Table26.1">
          <table:table-cell table:style-name="Table26.A2" office:value-type="string">
            <text:p text:style-name="Table_20_Contents">Dolní limita</text:p>
          </table:table-cell>
          <table:table-cell table:style-name="Table26.A2" office:value-type="string">
            <text:p text:style-name="Table_20_Contents"><text:span text:style-name="Code">liminf &lt;?&gt;</text:span></text:p>
          </table:table-cell>
          <table:table-cell table:style-name="Table26.C2" office:value-type="string">
            <text:p text:style-name="Table_20_Contents"><draw:frame draw:style-name="fr17" draw:name="Object472" text:anchor-type="as-char" svg:y="-0.1484in" svg:width="0.702in" svg:height="0.1846in" draw:z-index="317"><draw:object xlink:href="./Object 12" xlink:type="simple" xlink:show="embed" xlink:actuate="onLoad"/><draw:image xlink:href="./ObjectReplacements/Object 12" xlink:type="simple" xlink:show="embed" xlink:actuate="onLoad"/></draw:frame></text:p>
          </table:table-cell>
        </table:table-row>
        <text:soft-page-break/>
        <table:table-row table:style-name="Table26.1">
          <table:table-cell table:style-name="Table26.A2" office:value-type="string">
            <text:p text:style-name="Table_20_Contents">Horní limita</text:p>
          </table:table-cell>
          <table:table-cell table:style-name="Table26.A2" office:value-type="string">
            <text:p text:style-name="Table_20_Contents"><text:span text:style-name="Code">limsup &lt;?&gt;</text:span></text:p>
          </table:table-cell>
          <table:table-cell table:style-name="Table26.C2" office:value-type="string">
            <text:p text:style-name="Table_20_Contents"><draw:frame draw:style-name="fr17" draw:name="Object473" text:anchor-type="as-char" svg:y="-0.1484in" svg:width="0.7425in" svg:height="0.1846in" draw:z-index="318"><draw:object xlink:href="./Object 16" xlink:type="simple" xlink:show="embed" xlink:actuate="onLoad"/><draw:image xlink:href="./ObjectReplacements/Object 16" xlink:type="simple" xlink:show="embed" xlink:actuate="onLoad"/></draw:frame></text:p>
          </table:table-cell>
        </table:table-row>
        <table:table-row table:style-name="Table26.1">
          <table:table-cell table:style-name="Table26.A2" office:value-type="string">
            <text:p text:style-name="Table_20_Contents">Součet</text:p>
          </table:table-cell>
          <table:table-cell table:style-name="Table26.A2" office:value-type="string">
            <text:p text:style-name="Table_20_Contents"><text:span text:style-name="Code">sum &lt;?&gt;</text:span></text:p>
          </table:table-cell>
          <table:table-cell table:style-name="Table26.C2" office:value-type="string">
            <text:p text:style-name="P11"><draw:frame draw:style-name="fr17" draw:name="Object233" text:anchor-type="as-char" svg:y="-0.1701in" svg:width="0.3902in" svg:height="0.2283in" draw:z-index="319"><draw:object xlink:href="./Object 467" xlink:type="simple" xlink:show="embed" xlink:actuate="onLoad"/><draw:image xlink:href="./ObjectReplacements/Object 467" xlink:type="simple" xlink:show="embed" xlink:actuate="onLoad"/></draw:frame></text:p>
          </table:table-cell>
        </table:table-row>
        <table:table-row table:style-name="Table26.1">
          <table:table-cell table:style-name="Table26.A2" office:value-type="string">
            <text:p text:style-name="Table_20_Contents">Suma s indexem dole</text:p>
          </table:table-cell>
          <table:table-cell table:style-name="Table26.A2" office:value-type="string">
            <text:p text:style-name="Table_20_Contents"><text:span text:style-name="Code">sum from{&lt;?&gt;} &lt;?&gt;</text:span></text:p>
          </table:table-cell>
          <table:table-cell table:style-name="Table26.C2" office:value-type="string">
            <text:p text:style-name="P10"><text:span text:style-name="Code"><draw:frame draw:style-name="fr17" draw:name="Object234" text:anchor-type="as-char" svg:y="-0.1701in" svg:width="0.4154in" svg:height="0.339in" draw:z-index="320"><draw:object xlink:href="./Object 466" xlink:type="simple" xlink:show="embed" xlink:actuate="onLoad"/><draw:image xlink:href="./ObjectReplacements/Object 466" xlink:type="simple" xlink:show="embed" xlink:actuate="onLoad"/></draw:frame></text:span></text:p>
          </table:table-cell>
        </table:table-row>
        <table:table-row table:style-name="Table26.1">
          <table:table-cell table:style-name="Table26.A2" office:value-type="string">
            <text:p text:style-name="Table_20_Contents">Suma s indexem nahoře</text:p>
          </table:table-cell>
          <table:table-cell table:style-name="Table26.A2" office:value-type="string">
            <text:p text:style-name="Table_20_Contents"><text:span text:style-name="Code">sum to{&lt;?&gt;} &lt;?&gt;</text:span></text:p>
          </table:table-cell>
          <table:table-cell table:style-name="Table26.C2" office:value-type="string">
            <text:p text:style-name="P10"><text:span text:style-name="Code"><draw:frame draw:style-name="fr17" draw:name="Object243" text:anchor-type="as-char" svg:y="-0.2807in" svg:width="0.4154in" svg:height="0.339in" draw:z-index="321"><draw:object xlink:href="./Object 465" xlink:type="simple" xlink:show="embed" xlink:actuate="onLoad"/><draw:image xlink:href="./ObjectReplacements/Object 465" xlink:type="simple" xlink:show="embed" xlink:actuate="onLoad"/></draw:frame></text:span></text:p>
          </table:table-cell>
        </table:table-row>
        <table:table-row table:style-name="Table26.1">
          <table:table-cell table:style-name="Table26.A2" office:value-type="string">
            <text:p text:style-name="Table_20_Contents">Suma s indexem nahoře a dole</text:p>
          </table:table-cell>
          <table:table-cell table:style-name="Table26.A2" office:value-type="string">
            <text:p text:style-name="Table_20_Contents"><text:span text:style-name="Code">sum from{&lt;?&gt;} to{&lt;?&gt;} &lt;?&gt;</text:span></text:p>
          </table:table-cell>
          <table:table-cell table:style-name="Table26.C2" office:value-type="string">
            <text:p text:style-name="P10"><text:span text:style-name="Code"><draw:frame draw:style-name="fr17" draw:name="Object235" text:anchor-type="as-char" svg:y="-0.2807in" svg:width="0.4228in" svg:height="0.4484in" draw:z-index="322"><draw:object xlink:href="./Object 464" xlink:type="simple" xlink:show="embed" xlink:actuate="onLoad"/><draw:image xlink:href="./ObjectReplacements/Object 464" xlink:type="simple" xlink:show="embed" xlink:actuate="onLoad"/></draw:frame></text:span></text:p>
          </table:table-cell>
        </table:table-row>
        <table:table-row table:style-name="Table26.1">
          <table:table-cell table:style-name="Table26.A2" office:value-type="string">
            <text:p text:style-name="Table_20_Contents">Součin (produkt)</text:p>
          </table:table-cell>
          <table:table-cell table:style-name="Table26.A2" office:value-type="string">
            <text:p text:style-name="Table_20_Contents"><text:span text:style-name="Code">prod &lt;?&gt;</text:span></text:p>
          </table:table-cell>
          <table:table-cell table:style-name="Table26.C2" office:value-type="string">
            <text:p text:style-name="P10"><text:span text:style-name="Code"><draw:frame draw:style-name="fr17" draw:name="Object236" text:anchor-type="as-char" svg:y="-0.172in" svg:width="0.4528in" svg:height="0.228in" draw:z-index="323"><draw:object xlink:href="./Object 463" xlink:type="simple" xlink:show="embed" xlink:actuate="onLoad"/><draw:image xlink:href="./ObjectReplacements/Object 463" xlink:type="simple" xlink:show="embed" xlink:actuate="onLoad"/></draw:frame></text:span></text:p>
          </table:table-cell>
        </table:table-row>
        <table:table-row table:style-name="Table26.1">
          <table:table-cell table:style-name="Table26.A2" office:value-type="string">
            <text:p text:style-name="Table_20_Contents">Součin s indexem dole</text:p>
          </table:table-cell>
          <table:table-cell table:style-name="Table26.A2" office:value-type="string">
            <text:p text:style-name="Table_20_Contents"><text:span text:style-name="Code">prod from{&lt;?&gt;} &lt;?&gt;</text:span></text:p>
          </table:table-cell>
          <table:table-cell table:style-name="Table26.C2" office:value-type="string">
            <text:p text:style-name="P10"><text:span text:style-name="Code"><draw:frame draw:style-name="fr17" draw:name="Object239" text:anchor-type="as-char" svg:y="-0.172in" svg:width="0.4374in" svg:height="0.3382in" draw:z-index="324"><draw:object xlink:href="./Object 417" xlink:type="simple" xlink:show="embed" xlink:actuate="onLoad"/><draw:image xlink:href="./ObjectReplacements/Object 417" xlink:type="simple" xlink:show="embed" xlink:actuate="onLoad"/></draw:frame></text:span></text:p>
          </table:table-cell>
        </table:table-row>
        <table:table-row table:style-name="Table26.1">
          <table:table-cell table:style-name="Table26.A2" office:value-type="string">
            <text:p text:style-name="Table_20_Contents">Součin s indexem nahoře</text:p>
          </table:table-cell>
          <table:table-cell table:style-name="Table26.A2" office:value-type="string">
            <text:p text:style-name="Table_20_Contents"><text:span text:style-name="Code">prod to{&lt;?&gt;} &lt;?&gt;</text:span></text:p>
          </table:table-cell>
          <table:table-cell table:style-name="Table26.C2" office:value-type="string">
            <text:p text:style-name="P10"><text:span text:style-name="Code"><draw:frame draw:style-name="fr17" draw:name="Object244" text:anchor-type="as-char" svg:y="-0.2827in" svg:width="0.4374in" svg:height="0.3382in" draw:z-index="325"><draw:object xlink:href="./Object 416" xlink:type="simple" xlink:show="embed" xlink:actuate="onLoad"/><draw:image xlink:href="./ObjectReplacements/Object 416" xlink:type="simple" xlink:show="embed" xlink:actuate="onLoad"/></draw:frame></text:span></text:p>
          </table:table-cell>
        </table:table-row>
        <table:table-row table:style-name="Table26.1">
          <table:table-cell table:style-name="Table26.A2" office:value-type="string">
            <text:p text:style-name="Table_20_Contents">Součin s indexem nahoře a dole</text:p>
          </table:table-cell>
          <table:table-cell table:style-name="Table26.A2" office:value-type="string">
            <text:p text:style-name="Table_20_Contents"><text:span text:style-name="Code">prod from{&lt;?&gt;} to{&lt;?&gt;} &lt;?&gt;</text:span></text:p>
          </table:table-cell>
          <table:table-cell table:style-name="Table26.C2" office:value-type="string">
            <text:p text:style-name="Table_20_Contents"><draw:frame draw:style-name="fr17" draw:name="Object245" text:anchor-type="as-char" svg:y="-0.2827in" svg:width="0.4457in" svg:height="0.4484in" draw:z-index="326"><draw:object xlink:href="./Object 182" xlink:type="simple" xlink:show="embed" xlink:actuate="onLoad"/><draw:image xlink:href="./ObjectReplacements/Object 182" xlink:type="simple" xlink:show="embed" xlink:actuate="onLoad"/></draw:frame></text:p>
          </table:table-cell>
        </table:table-row>
        <table:table-row table:style-name="Table26.1">
          <table:table-cell table:style-name="Table26.A2" office:value-type="string">
            <text:p text:style-name="Table_20_Contents">Koprodukt</text:p>
          </table:table-cell>
          <table:table-cell table:style-name="Table26.A2" office:value-type="string">
            <text:p text:style-name="Table_20_Contents"><text:span text:style-name="Code">coprod &lt;?&gt;</text:span></text:p>
          </table:table-cell>
          <table:table-cell table:style-name="Table26.C2" office:value-type="string">
            <text:p text:style-name="P10"><text:span text:style-name="Code"><draw:frame draw:style-name="fr17" draw:name="Object246" text:anchor-type="as-char" svg:y="-0.1701in" svg:width="0.4547in" svg:height="0.228in" draw:z-index="328"><draw:object xlink:href="./Object 183" xlink:type="simple" xlink:show="embed" xlink:actuate="onLoad"/><draw:image xlink:href="./ObjectReplacements/Object 183" xlink:type="simple" xlink:show="embed" xlink:actuate="onLoad"/></draw:frame></text:span></text:p>
          </table:table-cell>
        </table:table-row>
        <table:table-row table:style-name="Table26.1">
          <table:table-cell table:style-name="Table26.A2" office:value-type="string">
            <text:p text:style-name="Table_20_Contents">Koprodukt s indexem dole</text:p>
          </table:table-cell>
          <table:table-cell table:style-name="Table26.A2" office:value-type="string">
            <text:p text:style-name="Table_20_Contents"><text:span text:style-name="Code">coprod from{&lt;?&gt;} &lt;?&gt;</text:span></text:p>
          </table:table-cell>
          <table:table-cell table:style-name="Table26.C2" office:value-type="string">
            <text:p text:style-name="Table_20_Contents"><draw:frame draw:style-name="fr17" draw:name="Object119" text:anchor-type="as-char" svg:y="-0.1701in" svg:width="0.4402in" svg:height="0.3382in" draw:z-index="329"><draw:object xlink:href="./Object 184" xlink:type="simple" xlink:show="embed" xlink:actuate="onLoad"/><draw:image xlink:href="./ObjectReplacements/Object 184" xlink:type="simple" xlink:show="embed" xlink:actuate="onLoad"/></draw:frame></text:p>
          </table:table-cell>
        </table:table-row>
        <table:table-row table:style-name="Table26.1">
          <table:table-cell table:style-name="Table26.A2" office:value-type="string">
            <text:p text:style-name="Table_20_Contents">Koprodukt s indexem nahoře</text:p>
          </table:table-cell>
          <table:table-cell table:style-name="Table26.A2" office:value-type="string">
            <text:p text:style-name="Table_20_Contents"><text:span text:style-name="Code">coprod to{&lt;?&gt;} &lt;?&gt;</text:span></text:p>
          </table:table-cell>
          <table:table-cell table:style-name="Table26.C2" office:value-type="string">
            <text:p text:style-name="Table_20_Contents"><draw:frame draw:style-name="fr17" draw:name="Object120" text:anchor-type="as-char" svg:y="-0.2807in" svg:width="0.4402in" svg:height="0.3382in" draw:z-index="330"><draw:object xlink:href="./Object 185" xlink:type="simple" xlink:show="embed" xlink:actuate="onLoad"/><draw:image xlink:href="./ObjectReplacements/Object 185" xlink:type="simple" xlink:show="embed" xlink:actuate="onLoad"/></draw:frame></text:p>
          </table:table-cell>
        </table:table-row>
        <table:table-row table:style-name="Table26.1">
          <table:table-cell table:style-name="Table26.A2" office:value-type="string">
            <text:p text:style-name="Table_20_Contents">Koprodukt s indexem nahoře a dole</text:p>
          </table:table-cell>
          <table:table-cell table:style-name="Table26.A2" office:value-type="string">
            <text:p text:style-name="Table_20_Contents"><text:span text:style-name="Code">coprod from{&lt;?&gt;} to{&lt;?&gt;} &lt;?&gt;</text:span></text:p>
          </table:table-cell>
          <table:table-cell table:style-name="Table26.C2" office:value-type="string">
            <text:p text:style-name="Table_20_Contents"><draw:frame draw:style-name="fr17" draw:name="Object247" text:anchor-type="as-char" svg:y="-0.2807in" svg:width="0.448in" svg:height="0.4484in" draw:z-index="331"><draw:object xlink:href="./Object 186" xlink:type="simple" xlink:show="embed" xlink:actuate="onLoad"/><draw:image xlink:href="./ObjectReplacements/Object 186" xlink:type="simple" xlink:show="embed" xlink:actuate="onLoad"/></draw:frame></text:p>
          </table:table-cell>
        </table:table-row>
        <table:table-row table:style-name="Table26.1">
          <table:table-cell table:style-name="Table26.A2" office:value-type="string">
            <text:p text:style-name="Table_20_Contents">Integrál</text:p>
          </table:table-cell>
          <table:table-cell table:style-name="Table26.A2" office:value-type="string">
            <text:p text:style-name="Table_20_Contents"><text:span text:style-name="Code">int &lt;?&gt;</text:span></text:p>
          </table:table-cell>
          <table:table-cell table:style-name="Table26.C2" office:value-type="string">
            <text:p text:style-name="Table_20_Contents"><draw:frame draw:style-name="fr17" draw:name="Object249" text:anchor-type="as-char" svg:y="-0.1819in" svg:width="0.3665in" svg:height="0.2508in" draw:z-index="333"><draw:object xlink:href="./Object 187" xlink:type="simple" xlink:show="embed" xlink:actuate="onLoad"/><draw:image xlink:href="./ObjectReplacements/Object 187" xlink:type="simple" xlink:show="embed" xlink:actuate="onLoad"/></draw:frame></text:p>
          </table:table-cell>
        </table:table-row>
        <table:table-row table:style-name="Table26.1">
          <table:table-cell table:style-name="Table26.A2" office:value-type="string">
            <text:p text:style-name="Table_20_Contents">Integrál s indexem dole</text:p>
          </table:table-cell>
          <table:table-cell table:style-name="Table26.A2" office:value-type="string">
            <text:p text:style-name="Table_20_Contents"><text:span text:style-name="Code">int from{&lt;?&gt;} &lt;?&gt;</text:span></text:p>
          </table:table-cell>
          <table:table-cell table:style-name="Table26.C2" office:value-type="string">
            <text:p text:style-name="Table_20_Contents"><draw:frame draw:style-name="fr17" draw:name="Object250" text:anchor-type="as-char" svg:y="-0.1819in" svg:width="0.3516in" svg:height="0.361in" draw:z-index="334"><draw:object xlink:href="./Object 188" xlink:type="simple" xlink:show="embed" xlink:actuate="onLoad"/><draw:image xlink:href="./ObjectReplacements/Object 188" xlink:type="simple" xlink:show="embed" xlink:actuate="onLoad"/></draw:frame></text:p>
          </table:table-cell>
        </table:table-row>
        <table:table-row table:style-name="Table26.1">
          <table:table-cell table:style-name="Table26.A2" office:value-type="string">
            <text:p text:style-name="Table_20_Contents">Integrál s indexem nahoře</text:p>
          </table:table-cell>
          <table:table-cell table:style-name="Table26.A2" office:value-type="string">
            <text:p text:style-name="Table_20_Contents"><text:span text:style-name="Code">int to{&lt;?&gt;} &lt;?&gt;</text:span></text:p>
          </table:table-cell>
          <table:table-cell table:style-name="Table26.C2" office:value-type="string">
            <text:p text:style-name="Table_20_Contents"><draw:frame draw:style-name="fr17" draw:name="Object251" text:anchor-type="as-char" svg:y="-0.2925in" svg:width="0.3516in" svg:height="0.361in" draw:z-index="335"><draw:object xlink:href="./Object 189" xlink:type="simple" xlink:show="embed" xlink:actuate="onLoad"/><draw:image xlink:href="./ObjectReplacements/Object 189" xlink:type="simple" xlink:show="embed" xlink:actuate="onLoad"/></draw:frame></text:p>
          </table:table-cell>
        </table:table-row>
        <table:table-row table:style-name="Table26.1">
          <table:table-cell table:style-name="Table26.A2" office:value-type="string">
            <text:p text:style-name="Table_20_Contents">Integrál s indexem nahoře a dole</text:p>
          </table:table-cell>
          <table:table-cell table:style-name="Table26.A2" office:value-type="string">
            <text:p text:style-name="Table_20_Contents"><text:span text:style-name="Code">int from{&lt;?&gt;} to{&lt;?&gt;} &lt;?&gt;</text:span></text:p>
          </table:table-cell>
          <table:table-cell table:style-name="Table26.C2" office:value-type="string">
            <text:p text:style-name="Table_20_Contents"><draw:frame draw:style-name="fr17" draw:name="Object252" text:anchor-type="as-char" svg:y="-0.2925in" svg:width="0.3598in" svg:height="0.4717in" draw:z-index="336"><draw:object xlink:href="./Object 190" xlink:type="simple" xlink:show="embed" xlink:actuate="onLoad"/><draw:image xlink:href="./ObjectReplacements/Object 190" xlink:type="simple" xlink:show="embed" xlink:actuate="onLoad"/></draw:frame></text:p>
          </table:table-cell>
        </table:table-row>
        <table:table-row table:style-name="Table26.1">
          <table:table-cell table:style-name="Table26.A2" office:value-type="string">
            <text:p text:style-name="Table_20_Contents">Dvojný integrál</text:p>
          </table:table-cell>
          <table:table-cell table:style-name="Table26.A2" office:value-type="string">
            <text:p text:style-name="Table_20_Contents"><text:span text:style-name="Code">iint &lt;?&gt;</text:span></text:p>
          </table:table-cell>
          <table:table-cell table:style-name="Table26.C2" office:value-type="string">
            <text:p text:style-name="Table_20_Contents"><draw:frame draw:style-name="fr17" draw:name="Object253" text:anchor-type="as-char" svg:y="-0.1819in" svg:width="0.4335in" svg:height="0.2508in" draw:z-index="337"><draw:object xlink:href="./Object 191" xlink:type="simple" xlink:show="embed" xlink:actuate="onLoad"/><draw:image xlink:href="./ObjectReplacements/Object 191" xlink:type="simple" xlink:show="embed" xlink:actuate="onLoad"/></draw:frame></text:p>
          </table:table-cell>
        </table:table-row>
        <text:soft-page-break/>
        <table:table-row table:style-name="Table26.1">
          <table:table-cell table:style-name="Table26.A2" office:value-type="string">
            <text:p text:style-name="Table_20_Contents">Dvojný integrál s indexem dole</text:p>
          </table:table-cell>
          <table:table-cell table:style-name="Table26.A2" office:value-type="string">
            <text:p text:style-name="Table_20_Contents"><text:span text:style-name="Code">iint from{&lt;?&gt;} &lt;?&gt;</text:span></text:p>
          </table:table-cell>
          <table:table-cell table:style-name="Table26.C2" office:value-type="string">
            <text:p text:style-name="Table_20_Contents"><draw:frame draw:style-name="fr17" draw:name="Object254" text:anchor-type="as-char" svg:y="-0.1819in" svg:width="0.4189in" svg:height="0.361in" draw:z-index="338"><draw:object xlink:href="./Object 192" xlink:type="simple" xlink:show="embed" xlink:actuate="onLoad"/><draw:image xlink:href="./ObjectReplacements/Object 192" xlink:type="simple" xlink:show="embed" xlink:actuate="onLoad"/></draw:frame></text:p>
          </table:table-cell>
        </table:table-row>
        <table:table-row table:style-name="Table26.1">
          <table:table-cell table:style-name="Table26.A2" office:value-type="string">
            <text:p text:style-name="Table_20_Contents">Dvojný integrál s indexem nahoře</text:p>
          </table:table-cell>
          <table:table-cell table:style-name="Table26.A2" office:value-type="string">
            <text:p text:style-name="Table_20_Contents"><text:span text:style-name="Code">iint to{&lt;?&gt;} &lt;?&gt;</text:span></text:p>
          </table:table-cell>
          <table:table-cell table:style-name="Table26.C2" office:value-type="string">
            <text:p text:style-name="Table_20_Contents"><draw:frame draw:style-name="fr17" draw:name="Object255" text:anchor-type="as-char" svg:y="-0.2925in" svg:width="0.4189in" svg:height="0.361in" draw:z-index="339"><draw:object xlink:href="./Object 193" xlink:type="simple" xlink:show="embed" xlink:actuate="onLoad"/><draw:image xlink:href="./ObjectReplacements/Object 193" xlink:type="simple" xlink:show="embed" xlink:actuate="onLoad"/></draw:frame></text:p>
          </table:table-cell>
        </table:table-row>
        <table:table-row table:style-name="Table26.1">
          <table:table-cell table:style-name="Table26.A2" office:value-type="string">
            <text:p text:style-name="Table_20_Contents">Dvojný integrál s indexem nahoře a dole</text:p>
          </table:table-cell>
          <table:table-cell table:style-name="Table26.A2" office:value-type="string">
            <text:p text:style-name="Table_20_Contents"><text:span text:style-name="Code">iint from{&lt;?&gt;} to{&lt;?&gt;} &lt;?&gt;</text:span></text:p>
          </table:table-cell>
          <table:table-cell table:style-name="Table26.C2" office:value-type="string">
            <text:p text:style-name="Table_20_Contents"><draw:frame draw:style-name="fr17" draw:name="Object256" text:anchor-type="as-char" svg:y="-0.2925in" svg:width="0.4264in" svg:height="0.4717in" draw:z-index="340"><draw:object xlink:href="./Object 194" xlink:type="simple" xlink:show="embed" xlink:actuate="onLoad"/><draw:image xlink:href="./ObjectReplacements/Object 194" xlink:type="simple" xlink:show="embed" xlink:actuate="onLoad"/></draw:frame></text:p>
          </table:table-cell>
        </table:table-row>
        <table:table-row table:style-name="Table26.1">
          <table:table-cell table:style-name="Table26.A2" office:value-type="string">
            <text:p text:style-name="Table_20_Contents">Trojný integrál</text:p>
          </table:table-cell>
          <table:table-cell table:style-name="Table26.A2" office:value-type="string">
            <text:p text:style-name="Table_20_Contents"><text:span text:style-name="Code">iiint &lt;?&gt;</text:span></text:p>
          </table:table-cell>
          <table:table-cell table:style-name="Table26.C2" office:value-type="string">
            <text:p text:style-name="Table_20_Contents"><draw:frame draw:style-name="fr17" draw:name="Object257" text:anchor-type="as-char" svg:y="-0.1819in" svg:width="0.5016in" svg:height="0.2508in" draw:z-index="341"><draw:object xlink:href="./Object 195" xlink:type="simple" xlink:show="embed" xlink:actuate="onLoad"/><draw:image xlink:href="./ObjectReplacements/Object 195" xlink:type="simple" xlink:show="embed" xlink:actuate="onLoad"/></draw:frame></text:p>
          </table:table-cell>
        </table:table-row>
        <table:table-row table:style-name="Table26.1">
          <table:table-cell table:style-name="Table26.A2" office:value-type="string">
            <text:p text:style-name="Table_20_Contents">Trojný integrál s indexem dole</text:p>
          </table:table-cell>
          <table:table-cell table:style-name="Table26.A2" office:value-type="string">
            <text:p text:style-name="Table_20_Contents"><text:span text:style-name="Code">iiint from{&lt;?&gt;} &lt;?&gt;</text:span></text:p>
          </table:table-cell>
          <table:table-cell table:style-name="Table26.C2" office:value-type="string">
            <text:p text:style-name="Table_20_Contents"><draw:frame draw:style-name="fr17" draw:name="Object258" text:anchor-type="as-char" svg:y="-0.1819in" svg:width="0.4862in" svg:height="0.361in" draw:z-index="342"><draw:object xlink:href="./Object 196" xlink:type="simple" xlink:show="embed" xlink:actuate="onLoad"/><draw:image xlink:href="./ObjectReplacements/Object 196" xlink:type="simple" xlink:show="embed" xlink:actuate="onLoad"/></draw:frame></text:p>
          </table:table-cell>
        </table:table-row>
        <table:table-row table:style-name="Table26.1">
          <table:table-cell table:style-name="Table26.A2" office:value-type="string">
            <text:p text:style-name="Table_20_Contents">Trojný integrál s indexem nahoře</text:p>
          </table:table-cell>
          <table:table-cell table:style-name="Table26.A2" office:value-type="string">
            <text:p text:style-name="Table_20_Contents"><text:span text:style-name="Code">iiint to{&lt;?&gt;} &lt;?&gt;</text:span></text:p>
          </table:table-cell>
          <table:table-cell table:style-name="Table26.C2" office:value-type="string">
            <text:p text:style-name="Table_20_Contents"><draw:frame draw:style-name="fr17" draw:name="Object259" text:anchor-type="as-char" svg:y="-0.2925in" svg:width="0.4862in" svg:height="0.361in" draw:z-index="343"><draw:object xlink:href="./Object 197" xlink:type="simple" xlink:show="embed" xlink:actuate="onLoad"/><draw:image xlink:href="./ObjectReplacements/Object 197" xlink:type="simple" xlink:show="embed" xlink:actuate="onLoad"/></draw:frame></text:p>
          </table:table-cell>
        </table:table-row>
        <table:table-row table:style-name="Table26.1">
          <table:table-cell table:style-name="Table26.A2" office:value-type="string">
            <text:p text:style-name="Table_20_Contents">Trojný integrál s indexem nahoře a dole</text:p>
          </table:table-cell>
          <table:table-cell table:style-name="Table26.A2" office:value-type="string">
            <text:p text:style-name="Table_20_Contents"><text:span text:style-name="Code">iiint from{&lt;?&gt;} to{&lt;?&gt;} <text:line-break/>&lt;?&gt;</text:span></text:p>
          </table:table-cell>
          <table:table-cell table:style-name="Table26.C2" office:value-type="string">
            <text:p text:style-name="Table_20_Contents"><draw:frame draw:style-name="fr17" draw:name="Object260" text:anchor-type="as-char" svg:y="-0.2925in" svg:width="0.4937in" svg:height="0.4717in" draw:z-index="344"><draw:object xlink:href="./Object 198" xlink:type="simple" xlink:show="embed" xlink:actuate="onLoad"/><draw:image xlink:href="./ObjectReplacements/Object 198" xlink:type="simple" xlink:show="embed" xlink:actuate="onLoad"/></draw:frame></text:p>
          </table:table-cell>
        </table:table-row>
        <table:table-row table:style-name="Table26.1">
          <table:table-cell table:style-name="Table26.A2" office:value-type="string">
            <text:p text:style-name="Table_20_Contents">Křivkový integrál</text:p>
          </table:table-cell>
          <table:table-cell table:style-name="Table26.A2" office:value-type="string">
            <text:p text:style-name="Table_20_Contents"><text:span text:style-name="Code">lint &lt;?&gt;</text:span></text:p>
          </table:table-cell>
          <table:table-cell table:style-name="Table26.C2" office:value-type="string">
            <text:p text:style-name="Table_20_Contents"><draw:frame draw:style-name="fr17" draw:name="Object261" text:anchor-type="as-char" svg:y="-0.1819in" svg:width="0.3752in" svg:height="0.2508in" draw:z-index="345"><draw:object xlink:href="./Object 199" xlink:type="simple" xlink:show="embed" xlink:actuate="onLoad"/><draw:image xlink:href="./ObjectReplacements/Object 199" xlink:type="simple" xlink:show="embed" xlink:actuate="onLoad"/></draw:frame></text:p>
          </table:table-cell>
        </table:table-row>
        <table:table-row table:style-name="Table26.1">
          <table:table-cell table:style-name="Table26.A2" office:value-type="string">
            <text:p text:style-name="Table_20_Contents">Křivkový integrál s indexem dole</text:p>
          </table:table-cell>
          <table:table-cell table:style-name="Table26.A2" office:value-type="string">
            <text:p text:style-name="Table_20_Contents"><text:span text:style-name="Code">lint from{&lt;?&gt;} &lt;?&gt;</text:span></text:p>
          </table:table-cell>
          <table:table-cell table:style-name="Table26.C2" office:value-type="string">
            <text:p text:style-name="Table_20_Contents"><draw:frame draw:style-name="fr17" draw:name="Object262" text:anchor-type="as-char" svg:y="-0.1819in" svg:width="0.3602in" svg:height="0.361in" draw:z-index="346"><draw:object xlink:href="./Object 200" xlink:type="simple" xlink:show="embed" xlink:actuate="onLoad"/><draw:image xlink:href="./ObjectReplacements/Object 200" xlink:type="simple" xlink:show="embed" xlink:actuate="onLoad"/></draw:frame></text:p>
          </table:table-cell>
        </table:table-row>
        <table:table-row table:style-name="Table26.1">
          <table:table-cell table:style-name="Table26.A2" office:value-type="string">
            <text:p text:style-name="Table_20_Contents">Křivkový integrál s indexem nahoře</text:p>
          </table:table-cell>
          <table:table-cell table:style-name="Table26.A2" office:value-type="string">
            <text:p text:style-name="Table_20_Contents"><text:span text:style-name="Code">lint to{&lt;?&gt;} &lt;?&gt;</text:span></text:p>
          </table:table-cell>
          <table:table-cell table:style-name="Table26.C2" office:value-type="string">
            <text:p text:style-name="Table_20_Contents"><draw:frame draw:style-name="fr17" draw:name="Object263" text:anchor-type="as-char" svg:y="-0.2925in" svg:width="0.3602in" svg:height="0.361in" draw:z-index="347"><draw:object xlink:href="./Object 201" xlink:type="simple" xlink:show="embed" xlink:actuate="onLoad"/><draw:image xlink:href="./ObjectReplacements/Object 201" xlink:type="simple" xlink:show="embed" xlink:actuate="onLoad"/></draw:frame></text:p>
          </table:table-cell>
        </table:table-row>
        <table:table-row table:style-name="Table26.1">
          <table:table-cell table:style-name="Table26.A2" office:value-type="string">
            <text:p text:style-name="Table_20_Contents">Křivkový integrál s indexem nahoře a dole</text:p>
          </table:table-cell>
          <table:table-cell table:style-name="Table26.A2" office:value-type="string">
            <text:p text:style-name="Table_20_Contents"><text:span text:style-name="Code">lint from{&lt;?&gt;} to{&lt;?&gt;} &lt;?&gt;</text:span></text:p>
          </table:table-cell>
          <table:table-cell table:style-name="Table26.C2" office:value-type="string">
            <text:p text:style-name="Table_20_Contents"><draw:frame draw:style-name="fr17" draw:name="Object268" text:anchor-type="as-char" svg:y="-0.2925in" svg:width="0.3681in" svg:height="0.4717in" draw:z-index="349"><draw:object xlink:href="./Object 202" xlink:type="simple" xlink:show="embed" xlink:actuate="onLoad"/><draw:image xlink:href="./ObjectReplacements/Object 202" xlink:type="simple" xlink:show="embed" xlink:actuate="onLoad"/></draw:frame></text:p>
          </table:table-cell>
        </table:table-row>
        <table:table-row table:style-name="Table26.1">
          <table:table-cell table:style-name="Table26.A2" office:value-type="string">
            <text:p text:style-name="Table_20_Contents">Plošný integrál</text:p>
          </table:table-cell>
          <table:table-cell table:style-name="Table26.A2" office:value-type="string">
            <text:p text:style-name="Table_20_Contents"><text:span text:style-name="Code">llint &lt;?&gt;</text:span></text:p>
          </table:table-cell>
          <table:table-cell table:style-name="Table26.C2" office:value-type="string">
            <text:p text:style-name="Table_20_Contents"><draw:frame draw:style-name="fr17" draw:name="Object269" text:anchor-type="as-char" svg:y="-0.1819in" svg:width="0.4425in" svg:height="0.2508in" draw:z-index="350"><draw:object xlink:href="./Object 203" xlink:type="simple" xlink:show="embed" xlink:actuate="onLoad"/><draw:image xlink:href="./ObjectReplacements/Object 203" xlink:type="simple" xlink:show="embed" xlink:actuate="onLoad"/></draw:frame></text:p>
          </table:table-cell>
        </table:table-row>
        <table:table-row table:style-name="Table26.1">
          <table:table-cell table:style-name="Table26.A2" office:value-type="string">
            <text:p text:style-name="Table_20_Contents">Plošný integrál s indexem dole</text:p>
          </table:table-cell>
          <table:table-cell table:style-name="Table26.A2" office:value-type="string">
            <text:p text:style-name="Table_20_Contents"><text:span text:style-name="Code">llint from{&lt;?&gt;} &lt;?&gt;</text:span></text:p>
          </table:table-cell>
          <table:table-cell table:style-name="Table26.C2" office:value-type="string">
            <text:p text:style-name="Table_20_Contents"><draw:frame draw:style-name="fr17" draw:name="Object271" text:anchor-type="as-char" svg:y="-0.1819in" svg:width="0.4272in" svg:height="0.361in" draw:z-index="351"><draw:object xlink:href="./Object 204" xlink:type="simple" xlink:show="embed" xlink:actuate="onLoad"/><draw:image xlink:href="./ObjectReplacements/Object 204" xlink:type="simple" xlink:show="embed" xlink:actuate="onLoad"/></draw:frame></text:p>
          </table:table-cell>
        </table:table-row>
        <table:table-row table:style-name="Table26.1">
          <table:table-cell table:style-name="Table26.A2" office:value-type="string">
            <text:p text:style-name="Table_20_Contents">Plošný integrál s indexem nahoře</text:p>
          </table:table-cell>
          <table:table-cell table:style-name="Table26.A2" office:value-type="string">
            <text:p text:style-name="Table_20_Contents"><text:span text:style-name="Code">llint to{&lt;?&gt;} &lt;?&gt;</text:span></text:p>
          </table:table-cell>
          <table:table-cell table:style-name="Table26.C2" office:value-type="string">
            <text:p text:style-name="Table_20_Contents"><draw:frame draw:style-name="fr17" draw:name="Object272" text:anchor-type="as-char" svg:y="-0.2925in" svg:width="0.4272in" svg:height="0.361in" draw:z-index="352"><draw:object xlink:href="./Object 205" xlink:type="simple" xlink:show="embed" xlink:actuate="onLoad"/><draw:image xlink:href="./ObjectReplacements/Object 205" xlink:type="simple" xlink:show="embed" xlink:actuate="onLoad"/></draw:frame></text:p>
          </table:table-cell>
        </table:table-row>
        <table:table-row table:style-name="Table26.1">
          <table:table-cell table:style-name="Table26.A2" office:value-type="string">
            <text:p text:style-name="Table_20_Contents">Plošný integrál s indexem nahoře a dole</text:p>
          </table:table-cell>
          <table:table-cell table:style-name="Table26.A2" office:value-type="string">
            <text:p text:style-name="Table_20_Contents"><text:span text:style-name="Code">llint from{&lt;?&gt;} to{&lt;?&gt;} <text:line-break/>&lt;?&gt;</text:span></text:p>
          </table:table-cell>
          <table:table-cell table:style-name="Table26.C2" office:value-type="string">
            <text:p text:style-name="Table_20_Contents"><draw:frame draw:style-name="fr17" draw:name="Object273" text:anchor-type="as-char" svg:y="-0.2925in" svg:width="0.4346in" svg:height="0.4717in" draw:z-index="353"><draw:object xlink:href="./Object 206" xlink:type="simple" xlink:show="embed" xlink:actuate="onLoad"/><draw:image xlink:href="./ObjectReplacements/Object 206" xlink:type="simple" xlink:show="embed" xlink:actuate="onLoad"/></draw:frame></text:p>
          </table:table-cell>
        </table:table-row>
        <table:table-row table:style-name="Table26.1">
          <table:table-cell table:style-name="Table26.A2" office:value-type="string">
            <text:p text:style-name="Table_20_Contents">Objemový integrál</text:p>
          </table:table-cell>
          <table:table-cell table:style-name="Table26.A2" office:value-type="string">
            <text:p text:style-name="Table_20_Contents"><text:span text:style-name="Code">lllint &lt;?&gt;</text:span></text:p>
          </table:table-cell>
          <table:table-cell table:style-name="Table26.C2" office:value-type="string">
            <text:p text:style-name="Table_20_Contents"><draw:frame draw:style-name="fr17" draw:name="Object274" text:anchor-type="as-char" svg:y="-0.1819in" svg:width="0.5091in" svg:height="0.2508in" draw:z-index="354"><draw:object xlink:href="./Object 207" xlink:type="simple" xlink:show="embed" xlink:actuate="onLoad"/><draw:image xlink:href="./ObjectReplacements/Object 207" xlink:type="simple" xlink:show="embed" xlink:actuate="onLoad"/></draw:frame></text:p>
          </table:table-cell>
        </table:table-row>
        <table:table-row table:style-name="Table26.1">
          <table:table-cell table:style-name="Table26.A2" office:value-type="string">
            <text:p text:style-name="Table_20_Contents">Objemový integrál s indexem dole</text:p>
          </table:table-cell>
          <table:table-cell table:style-name="Table26.A2" office:value-type="string">
            <text:p text:style-name="Table_20_Contents"><text:span text:style-name="Code">lllint from{&lt;?&gt;} &lt;?&gt;</text:span></text:p>
          </table:table-cell>
          <table:table-cell table:style-name="Table26.C2" office:value-type="string">
            <text:p text:style-name="Table_20_Contents"><draw:frame draw:style-name="fr17" draw:name="Object275" text:anchor-type="as-char" svg:y="-0.1819in" svg:width="0.4953in" svg:height="0.361in" draw:z-index="355"><draw:object xlink:href="./Object 208" xlink:type="simple" xlink:show="embed" xlink:actuate="onLoad"/><draw:image xlink:href="./ObjectReplacements/Object 208" xlink:type="simple" xlink:show="embed" xlink:actuate="onLoad"/></draw:frame></text:p>
          </table:table-cell>
        </table:table-row>
        <text:soft-page-break/>
        <table:table-row table:style-name="Table26.1">
          <table:table-cell table:style-name="Table26.A2" office:value-type="string">
            <text:p text:style-name="Table_20_Contents">Objemový integrál s indexem nahoře</text:p>
          </table:table-cell>
          <table:table-cell table:style-name="Table26.A2" office:value-type="string">
            <text:p text:style-name="Table_20_Contents"><text:span text:style-name="Code">lllint to{&lt;?&gt;} &lt;?&gt;</text:span></text:p>
          </table:table-cell>
          <table:table-cell table:style-name="Table26.C2" office:value-type="string">
            <text:p text:style-name="Table_20_Contents"><draw:frame draw:style-name="fr17" draw:name="Object276" text:anchor-type="as-char" svg:y="-0.2925in" svg:width="0.4953in" svg:height="0.361in" draw:z-index="356"><draw:object xlink:href="./Object 209" xlink:type="simple" xlink:show="embed" xlink:actuate="onLoad"/><draw:image xlink:href="./ObjectReplacements/Object 209" xlink:type="simple" xlink:show="embed" xlink:actuate="onLoad"/></draw:frame></text:p>
          </table:table-cell>
        </table:table-row>
        <table:table-row table:style-name="Table26.1">
          <table:table-cell table:style-name="Table26.A2" office:value-type="string">
            <text:p text:style-name="Table_20_Contents">Objemový integrál s indexem nahoře a dolet</text:p>
          </table:table-cell>
          <table:table-cell table:style-name="Table26.A2" office:value-type="string">
            <text:p text:style-name="Table_20_Contents"><text:span text:style-name="Code">lllint from{&lt;?&gt;} to{&lt;?&gt;} &lt;?&gt;</text:span></text:p>
          </table:table-cell>
          <table:table-cell table:style-name="Table26.C2" office:value-type="string">
            <text:p text:style-name="Table_20_Contents"><draw:frame draw:style-name="fr17" draw:name="Object278" text:anchor-type="as-char" svg:y="-0.2925in" svg:width="0.5028in" svg:height="0.4717in" draw:z-index="359"><draw:object xlink:href="./Object 210" xlink:type="simple" xlink:show="embed" xlink:actuate="onLoad"/><draw:image xlink:href="./ObjectReplacements/Object 210" xlink:type="simple" xlink:show="embed" xlink:actuate="onLoad"/></draw:frame></text:p>
          </table:table-cell>
        </table:table-row>
      </table:table>
      <text:p text:style-name="Text_20_body"/>
      <text:list xml:id="list153827805618892" text:continue-numbering="true" text:style-name="Heading_20_Note">
        <text:list-item>
          <text:p text:style-name="P164">Poznámka</text:p>
        </text:list-item>
      </text:list>
      <text:p text:style-name="P36">Pro vlastní operátory použijeme příkaz <text:span text:style-name="Code">oper</text:span> následovaný vlastním operátorem. Například, pokud zadáme <text:span text:style-name="Code">oper OP from 0 to 1 A</text:span>, dostaneme vzorec<text:span text:style-name="Code"><draw:frame draw:style-name="fr17" draw:name="Object68" text:anchor-type="as-char" svg:y="-0.261in" svg:width="0.5693in" svg:height="0.4075in" draw:z-index="360"><draw:object xlink:href="./Object 213" xlink:type="simple" xlink:show="embed" xlink:actuate="onLoad"/><draw:image xlink:href="./ObjectReplacements/Object 213" xlink:type="simple" xlink:show="embed" xlink:actuate="onLoad"/></draw:frame></text:span>.</text:p>
      <text:h text:style-name="Heading_20_1" text:outline-level="2"><text:bookmark-start text:name="__RefHeading__39703_1792826427"/>Atributy<text:bookmark-end text:name="__RefHeading__39703_1792826427"/></text:h>
      <text:p text:style-name="Text_20_body">Chceme-li používat v editoru vzorců ikony pro zadávání atributů, vybereme z rozevíracího seznamu v horní části postranní lišty Prvky položku Atributy</text:p>
      <table:table table:name="Table35" table:style-name="Table35">
        <table:table-column table:style-name="Table35.A"/>
        <table:table-column table:style-name="Table35.B"/>
        <table:table-column table:style-name="Table35.C"/>
        <table:table-header-rows>
          <table:table-row table:style-name="Table35.1">
            <table:table-cell table:style-name="Table35.A1" office:value-type="string">
              <text:p text:style-name="Table_20_Heading">Operace</text:p>
            </table:table-cell>
            <table:table-cell table:style-name="Table35.A1" office:value-type="string">
              <text:p text:style-name="Table_20_Heading">Značkovací jazyk</text:p>
            </table:table-cell>
            <table:table-cell table:style-name="Table35.C1" office:value-type="string">
              <text:p text:style-name="Table_20_Heading">Příklad vzorce</text:p>
            </table:table-cell>
          </table:table-row>
        </table:table-header-rows>
        <table:table-row table:style-name="Table35.1">
          <table:table-cell table:style-name="Table35.A2" office:value-type="string">
            <text:p text:style-name="Table_20_Contents">Čárka</text:p>
          </table:table-cell>
          <table:table-cell table:style-name="Table35.A2" office:value-type="string">
            <text:p text:style-name="Table_20_Contents"><text:span text:style-name="Code">acute &lt;?&gt;</text:span></text:p>
          </table:table-cell>
          <table:table-cell table:style-name="Table35.C2" office:value-type="string">
            <text:p text:style-name="P25"><text:span text:style-name="Code"><draw:frame draw:style-name="fr17" draw:name="Object84" text:anchor-type="as-char" svg:y="-0.1634in" svg:width="0.2071in" svg:height="0.1992in" draw:z-index="361"><draw:object xlink:href="./Object 17" xlink:type="simple" xlink:show="embed" xlink:actuate="onLoad"/><draw:image xlink:href="./ObjectReplacements/Object 17" xlink:type="simple" xlink:show="embed" xlink:actuate="onLoad"/></draw:frame></text:span></text:p>
          </table:table-cell>
        </table:table-row>
        <table:table-row table:style-name="Table35.1">
          <table:table-cell table:style-name="Table35.A2" office:value-type="string">
            <text:p text:style-name="Table_20_Contents">Zpětná čárka</text:p>
          </table:table-cell>
          <table:table-cell table:style-name="Table35.A2" office:value-type="string">
            <text:p text:style-name="Table_20_Contents"><text:span text:style-name="Code">grave &lt;?&gt;</text:span></text:p>
          </table:table-cell>
          <table:table-cell table:style-name="Table35.C2" office:value-type="string">
            <text:p text:style-name="P26"><draw:frame draw:style-name="fr17" draw:name="Object85" text:anchor-type="as-char" svg:y="-0.1634in" svg:width="0.2071in" svg:height="0.1992in" draw:z-index="362"><draw:object xlink:href="./Object 22" xlink:type="simple" xlink:show="embed" xlink:actuate="onLoad"/><draw:image xlink:href="./ObjectReplacements/Object 22" xlink:type="simple" xlink:show="embed" xlink:actuate="onLoad"/></draw:frame></text:p>
          </table:table-cell>
        </table:table-row>
        <table:table-row table:style-name="Table35.1">
          <table:table-cell table:style-name="Table35.A2" office:value-type="string">
            <text:p text:style-name="Table_20_Contents">Oblouček</text:p>
          </table:table-cell>
          <table:table-cell table:style-name="Table35.A2" office:value-type="string">
            <text:p text:style-name="Table_20_Contents"><text:span text:style-name="Code">breve &lt;?&gt;</text:span></text:p>
          </table:table-cell>
          <table:table-cell table:style-name="Table35.C2" office:value-type="string">
            <text:p text:style-name="P26"><draw:frame draw:style-name="fr17" draw:name="Object86" text:anchor-type="as-char" svg:y="-0.1661in" svg:width="0.2071in" svg:height="0.202in" draw:z-index="363"><draw:object xlink:href="./Object 111" xlink:type="simple" xlink:show="embed" xlink:actuate="onLoad"/><draw:image xlink:href="./ObjectReplacements/Object 111" xlink:type="simple" xlink:show="embed" xlink:actuate="onLoad"/></draw:frame></text:p>
          </table:table-cell>
        </table:table-row>
        <table:table-row table:style-name="Table35.1">
          <table:table-cell table:style-name="Table35.A2" office:value-type="string">
            <text:p text:style-name="Table_20_Contents">Kruh</text:p>
          </table:table-cell>
          <table:table-cell table:style-name="Table35.A2" office:value-type="string">
            <text:p text:style-name="Table_20_Contents"><text:span text:style-name="Code">circle &lt;?&gt;</text:span></text:p>
          </table:table-cell>
          <table:table-cell table:style-name="Table35.C2" office:value-type="string">
            <text:p text:style-name="P26"><draw:frame draw:style-name="fr17" draw:name="Object87" text:anchor-type="as-char" svg:y="-0.172in" svg:width="0.2071in" svg:height="0.2083in" draw:z-index="364"><draw:object xlink:href="./Object 112" xlink:type="simple" xlink:show="embed" xlink:actuate="onLoad"/><draw:image xlink:href="./ObjectReplacements/Object 112" xlink:type="simple" xlink:show="embed" xlink:actuate="onLoad"/></draw:frame></text:p>
          </table:table-cell>
        </table:table-row>
        <table:table-row table:style-name="Table35.1">
          <table:table-cell table:style-name="Table35.A2" office:value-type="string">
            <text:p text:style-name="Table_20_Contents">Tečka</text:p>
          </table:table-cell>
          <table:table-cell table:style-name="Table35.A2" office:value-type="string">
            <text:p text:style-name="Table_20_Contents"><text:span text:style-name="Code">dot &lt;?&gt;</text:span></text:p>
          </table:table-cell>
          <table:table-cell table:style-name="Table35.C2" office:value-type="string">
            <text:p text:style-name="P26"><draw:frame draw:style-name="fr17" draw:name="Object88" text:anchor-type="as-char" svg:y="-0.1516in" svg:width="0.2071in" svg:height="0.1866in" draw:z-index="365"><draw:object xlink:href="./Object 115" xlink:type="simple" xlink:show="embed" xlink:actuate="onLoad"/><draw:image xlink:href="./ObjectReplacements/Object 115" xlink:type="simple" xlink:show="embed" xlink:actuate="onLoad"/></draw:frame></text:p>
          </table:table-cell>
        </table:table-row>
        <table:table-row table:style-name="Table35.1">
          <table:table-cell table:style-name="Table35.A2" office:value-type="string">
            <text:p text:style-name="Table_20_Contents">Dvojitá tečka</text:p>
          </table:table-cell>
          <table:table-cell table:style-name="Table35.A2" office:value-type="string">
            <text:p text:style-name="Table_20_Contents"><text:span text:style-name="Code">ddot &lt;?&gt;</text:span></text:p>
          </table:table-cell>
          <table:table-cell table:style-name="Table35.C2" office:value-type="string">
            <text:p text:style-name="P25"><text:span text:style-name="Code"><draw:frame draw:style-name="fr17" draw:name="Object89" text:anchor-type="as-char" svg:y="-0.1516in" svg:width="0.2071in" svg:height="0.1874in" draw:z-index="366"><draw:object xlink:href="./Object 116" xlink:type="simple" xlink:show="embed" xlink:actuate="onLoad"/><draw:image xlink:href="./ObjectReplacements/Object 116" xlink:type="simple" xlink:show="embed" xlink:actuate="onLoad"/></draw:frame></text:span></text:p>
          </table:table-cell>
        </table:table-row>
        <table:table-row table:style-name="Table35.1">
          <table:table-cell table:style-name="Table35.A2" office:value-type="string">
            <text:p text:style-name="Table_20_Contents">Trojtečka</text:p>
          </table:table-cell>
          <table:table-cell table:style-name="Table35.A2" office:value-type="string">
            <text:p text:style-name="Table_20_Contents"><text:span text:style-name="Code">dddot &lt;?&gt;</text:span></text:p>
          </table:table-cell>
          <table:table-cell table:style-name="Table35.C2" office:value-type="string">
            <text:p text:style-name="P25"><text:span text:style-name="Code"><draw:frame draw:style-name="fr17" draw:name="Object90" text:anchor-type="as-char" svg:y="-0.1516in" svg:width="0.2071in" svg:height="0.1874in" draw:z-index="367"><draw:object xlink:href="./Object 117" xlink:type="simple" xlink:show="embed" xlink:actuate="onLoad"/><draw:image xlink:href="./ObjectReplacements/Object 117" xlink:type="simple" xlink:show="embed" xlink:actuate="onLoad"/></draw:frame></text:span></text:p>
          </table:table-cell>
        </table:table-row>
        <table:table-row table:style-name="Table35.1">
          <table:table-cell table:style-name="Table35.A2" office:value-type="string">
            <text:p text:style-name="Table_20_Contents">S pruhem</text:p>
          </table:table-cell>
          <table:table-cell table:style-name="Table35.A2" office:value-type="string">
            <text:p text:style-name="Table_20_Contents"><text:span text:style-name="Code">bar &lt;?&gt;</text:span></text:p>
          </table:table-cell>
          <table:table-cell table:style-name="Table35.C2" office:value-type="string">
            <text:p text:style-name="P25"><text:span text:style-name="Code"><draw:frame draw:style-name="fr17" draw:name="Object91" text:anchor-type="as-char" svg:y="-0.1484in" svg:width="0.2071in" svg:height="0.1839in" draw:z-index="368"><draw:object xlink:href="./Object 118" xlink:type="simple" xlink:show="embed" xlink:actuate="onLoad"/><draw:image xlink:href="./ObjectReplacements/Object 118" xlink:type="simple" xlink:show="embed" xlink:actuate="onLoad"/></draw:frame></text:span></text:p>
          </table:table-cell>
        </table:table-row>
        <table:table-row table:style-name="Table35.1">
          <table:table-cell table:style-name="Table35.A2" office:value-type="string">
            <text:p text:style-name="Table_20_Contents">Vektorová šipka</text:p>
          </table:table-cell>
          <table:table-cell table:style-name="Table35.A2" office:value-type="string">
            <text:p text:style-name="Table_20_Contents"><text:span text:style-name="Code">vec &lt;?&gt;</text:span></text:p>
          </table:table-cell>
          <table:table-cell table:style-name="Table35.C2" office:value-type="string">
            <text:p text:style-name="P25"><text:span text:style-name="Code"><draw:frame draw:style-name="fr17" draw:name="Object92" text:anchor-type="as-char" svg:y="-0.1689in" svg:width="0.2071in" svg:height="0.2047in" draw:z-index="369"><draw:object xlink:href="./Object 119" xlink:type="simple" xlink:show="embed" xlink:actuate="onLoad"/><draw:image xlink:href="./ObjectReplacements/Object 119" xlink:type="simple" xlink:show="embed" xlink:actuate="onLoad"/></draw:frame></text:span></text:p>
          </table:table-cell>
        </table:table-row>
        <table:table-row table:style-name="Table35.1">
          <table:table-cell table:style-name="Table35.A2" office:value-type="string">
            <text:p text:style-name="P34">Šipka tvaru harpuny</text:p>
          </table:table-cell>
          <table:table-cell table:style-name="Table35.A2" office:value-type="string">
            <text:p text:style-name="P35"><text:span text:style-name="Code">harpoon &lt;?&gt;</text:span></text:p>
          </table:table-cell>
          <table:table-cell table:style-name="Table35.C2" office:value-type="string">
            <text:p text:style-name="P25"><draw:frame draw:style-name="fr17" draw:name="Object474" text:anchor-type="as-char" svg:y="-0.1563in" svg:width="0.2071in" svg:height="0.1925in" draw:z-index="370"><draw:object xlink:href="./Object 130" xlink:type="simple" xlink:show="embed" xlink:actuate="onLoad"/><draw:image xlink:href="./ObjectReplacements/Object 130" xlink:type="simple" xlink:show="embed" xlink:actuate="onLoad"/></draw:frame></text:p>
          </table:table-cell>
        </table:table-row>
        <table:table-row table:style-name="Table35.1">
          <table:table-cell table:style-name="Table35.A2" office:value-type="string">
            <text:p text:style-name="Table_20_Contents">Tilda</text:p>
          </table:table-cell>
          <table:table-cell table:style-name="Table35.A2" office:value-type="string">
            <text:p text:style-name="Table_20_Contents"><text:span text:style-name="Code">tilde &lt;?&gt;</text:span></text:p>
          </table:table-cell>
          <table:table-cell table:style-name="Table35.C2" office:value-type="string">
            <text:p text:style-name="P25"><text:span text:style-name="Code"><draw:frame draw:style-name="fr17" draw:name="Object93" text:anchor-type="as-char" svg:y="-0.1634in" svg:width="0.2102in" svg:height="0.1984in" draw:z-index="371"><draw:object xlink:href="./Object 120" xlink:type="simple" xlink:show="embed" xlink:actuate="onLoad"/><draw:image xlink:href="./ObjectReplacements/Object 120" xlink:type="simple" xlink:show="embed" xlink:actuate="onLoad"/></draw:frame></text:span></text:p>
          </table:table-cell>
        </table:table-row>
        <table:table-row table:style-name="Table35.1">
          <table:table-cell table:style-name="Table35.A2" office:value-type="string">
            <text:p text:style-name="Table_20_Contents">Stříška</text:p>
          </table:table-cell>
          <table:table-cell table:style-name="Table35.A2" office:value-type="string">
            <text:p text:style-name="Table_20_Contents"><text:span text:style-name="Code">hat &lt;?&gt;</text:span></text:p>
          </table:table-cell>
          <table:table-cell table:style-name="Table35.C2" office:value-type="string">
            <text:p text:style-name="P25"><text:span text:style-name="Code"><draw:frame draw:style-name="fr17" draw:name="Object94" text:anchor-type="as-char" svg:y="-0.1665in" svg:width="0.2071in" svg:height="0.2028in" draw:z-index="373"><draw:object xlink:href="./Object 121" xlink:type="simple" xlink:show="embed" xlink:actuate="onLoad"/><draw:image xlink:href="./ObjectReplacements/Object 121" xlink:type="simple" xlink:show="embed" xlink:actuate="onLoad"/></draw:frame></text:span></text:p>
          </table:table-cell>
        </table:table-row>
        <table:table-row table:style-name="Table35.1">
          <table:table-cell table:style-name="Table35.A2" office:value-type="string">
            <text:p text:style-name="P27">Háček</text:p>
          </table:table-cell>
          <table:table-cell table:style-name="Table35.A2" office:value-type="string">
            <text:p text:style-name="P27"><text:span text:style-name="Code">check &lt;?&gt;</text:span></text:p>
          </table:table-cell>
          <table:table-cell table:style-name="Table35.C2" office:value-type="string">
            <text:p text:style-name="P25"><draw:frame draw:style-name="fr17" draw:name="Object291" text:anchor-type="as-char" svg:y="-0.1665in" svg:width="0.2071in" svg:height="0.2028in" draw:z-index="374"><draw:object xlink:href="./Object 128" xlink:type="simple" xlink:show="embed" xlink:actuate="onLoad"/><draw:image xlink:href="./ObjectReplacements/Object 128" xlink:type="simple" xlink:show="embed" xlink:actuate="onLoad"/></draw:frame></text:p>
          </table:table-cell>
        </table:table-row>
        <text:soft-page-break/>
        <table:table-row table:style-name="Table35.1">
          <table:table-cell table:style-name="Table35.A2" office:value-type="string">
            <text:p text:style-name="Table_20_Contents">S velkou vektorovou šipkou</text:p>
          </table:table-cell>
          <table:table-cell table:style-name="Table35.A2" office:value-type="string">
            <text:p text:style-name="Table_20_Contents"><text:span text:style-name="Code">widevec {&lt;?&gt;}</text:span></text:p>
          </table:table-cell>
          <table:table-cell table:style-name="Table35.C2" office:value-type="string">
            <text:p text:style-name="P25"><text:span text:style-name="Code"><draw:frame draw:style-name="fr17" draw:name="Object279" text:anchor-type="as-char" svg:y="-0.1681in" svg:width="0.3083in" svg:height="0.2047in" draw:z-index="375"><draw:object xlink:href="./Object 122" xlink:type="simple" xlink:show="embed" xlink:actuate="onLoad"/><draw:image xlink:href="./ObjectReplacements/Object 122" xlink:type="simple" xlink:show="embed" xlink:actuate="onLoad"/></draw:frame></text:span></text:p>
          </table:table-cell>
        </table:table-row>
        <table:table-row table:style-name="Table35.1">
          <table:table-cell table:style-name="Table35.A2" office:value-type="string">
            <text:p text:style-name="P34">Velká šipka tvaru harpuny</text:p>
          </table:table-cell>
          <table:table-cell table:style-name="Table35.A2" office:value-type="string">
            <text:p text:style-name="P35"><text:span text:style-name="Code">wideharpoon &lt;?&gt;</text:span></text:p>
          </table:table-cell>
          <table:table-cell table:style-name="Table35.C2" office:value-type="string">
            <text:p text:style-name="P25"><draw:frame draw:style-name="fr17" draw:name="Object475" text:anchor-type="as-char" svg:y="-0.1563in" svg:width="0.3091in" svg:height="0.1925in" draw:z-index="376"><draw:object xlink:href="./Object 131" xlink:type="simple" xlink:show="embed" xlink:actuate="onLoad"/><draw:image xlink:href="./ObjectReplacements/Object 131" xlink:type="simple" xlink:show="embed" xlink:actuate="onLoad"/></draw:frame></text:p>
          </table:table-cell>
        </table:table-row>
        <table:table-row table:style-name="Table35.1">
          <table:table-cell table:style-name="Table35.A2" office:value-type="string">
            <text:p text:style-name="Table_20_Contents">Velká tilda</text:p>
          </table:table-cell>
          <table:table-cell table:style-name="Table35.A2" office:value-type="string">
            <text:p text:style-name="Table_20_Contents"><text:span text:style-name="Code">widetilde {&lt;?&gt;}</text:span></text:p>
          </table:table-cell>
          <table:table-cell table:style-name="Table35.C2" office:value-type="string">
            <text:p text:style-name="P25"><text:span text:style-name="Code"><draw:frame draw:style-name="fr17" draw:name="Object284" text:anchor-type="as-char" svg:y="-0.1634in" svg:width="0.3535in" svg:height="0.1984in" draw:z-index="377"><draw:object xlink:href="./Object 123" xlink:type="simple" xlink:show="embed" xlink:actuate="onLoad"/><draw:image xlink:href="./ObjectReplacements/Object 123" xlink:type="simple" xlink:show="embed" xlink:actuate="onLoad"/></draw:frame></text:span></text:p>
          </table:table-cell>
        </table:table-row>
        <table:table-row table:style-name="Table35.1">
          <table:table-cell table:style-name="Table35.A2" office:value-type="string">
            <text:p text:style-name="Table_20_Contents">Velká stříška</text:p>
          </table:table-cell>
          <table:table-cell table:style-name="Table35.A2" office:value-type="string">
            <text:p text:style-name="Table_20_Contents"><text:span text:style-name="Code">widehat {&lt;?&gt;}</text:span></text:p>
          </table:table-cell>
          <table:table-cell table:style-name="Table35.C2" office:value-type="string">
            <text:p text:style-name="P25"><text:span text:style-name="Code"><draw:frame draw:style-name="fr17" draw:name="Object287" text:anchor-type="as-char" svg:y="-0.1665in" svg:width="0.3043in" svg:height="0.2028in" draw:z-index="378"><draw:object xlink:href="./Object 124" xlink:type="simple" xlink:show="embed" xlink:actuate="onLoad"/><draw:image xlink:href="./ObjectReplacements/Object 124" xlink:type="simple" xlink:show="embed" xlink:actuate="onLoad"/></draw:frame></text:span></text:p>
          </table:table-cell>
        </table:table-row>
        <table:table-row table:style-name="Table35.1">
          <table:table-cell table:style-name="Table35.A2" office:value-type="string">
            <text:p text:style-name="Table_20_Contents">Čára nad</text:p>
          </table:table-cell>
          <table:table-cell table:style-name="Table35.A2" office:value-type="string">
            <text:p text:style-name="Table_20_Contents"><text:span text:style-name="Code">overline {&lt;?&gt;}</text:span></text:p>
          </table:table-cell>
          <table:table-cell table:style-name="Table35.C2" office:value-type="string">
            <text:p text:style-name="P25"><text:span text:style-name="Code"><draw:frame draw:style-name="fr17" draw:name="Object288" text:anchor-type="as-char" svg:y="-0.1484in" svg:width="0.3043in" svg:height="0.1839in" draw:z-index="380"><draw:object xlink:href="./Object 125" xlink:type="simple" xlink:show="embed" xlink:actuate="onLoad"/><draw:image xlink:href="./ObjectReplacements/Object 125" xlink:type="simple" xlink:show="embed" xlink:actuate="onLoad"/></draw:frame></text:span></text:p>
          </table:table-cell>
        </table:table-row>
        <table:table-row table:style-name="Table35.1">
          <table:table-cell table:style-name="Table35.A2" office:value-type="string">
            <text:p text:style-name="Table_20_Contents">Čára pod</text:p>
          </table:table-cell>
          <table:table-cell table:style-name="Table35.A2" office:value-type="string">
            <text:p text:style-name="Table_20_Contents"><text:span text:style-name="Code">underline {&lt;?&gt;}</text:span></text:p>
          </table:table-cell>
          <table:table-cell table:style-name="Table35.C2" office:value-type="string">
            <text:p text:style-name="P25"><text:span text:style-name="Code"><draw:frame draw:style-name="fr17" draw:name="Object289" text:anchor-type="as-char" svg:y="-0.1484in" svg:width="0.3043in" svg:height="0.1839in" draw:z-index="381"><draw:object xlink:href="./Object 126" xlink:type="simple" xlink:show="embed" xlink:actuate="onLoad"/><draw:image xlink:href="./ObjectReplacements/Object 126" xlink:type="simple" xlink:show="embed" xlink:actuate="onLoad"/></draw:frame></text:span></text:p>
          </table:table-cell>
        </table:table-row>
        <table:table-row table:style-name="Table35.1">
          <table:table-cell table:style-name="Table35.A2" office:value-type="string">
            <text:p text:style-name="Table_20_Contents">Čára přes</text:p>
          </table:table-cell>
          <table:table-cell table:style-name="Table35.A2" office:value-type="string">
            <text:p text:style-name="Table_20_Contents"><text:span text:style-name="Code">overstrike {&lt;?&gt;}</text:span></text:p>
          </table:table-cell>
          <table:table-cell table:style-name="Table35.C2" office:value-type="string">
            <text:p text:style-name="P25"><text:span text:style-name="Code"><draw:frame draw:style-name="fr17" draw:name="Object290" text:anchor-type="as-char" svg:y="-0.1484in" svg:width="0.3043in" svg:height="0.1839in" draw:z-index="382"><draw:object xlink:href="./Object 127" xlink:type="simple" xlink:show="embed" xlink:actuate="onLoad"/><draw:image xlink:href="./ObjectReplacements/Object 127" xlink:type="simple" xlink:show="embed" xlink:actuate="onLoad"/></draw:frame></text:span></text:p>
          </table:table-cell>
        </table:table-row>
        <table:table-row table:style-name="Table35.1">
          <table:table-cell table:style-name="Table35.A2" office:value-type="string">
            <text:p text:style-name="Table_20_Contents">Průhledné (prázdný zástupný znak vytvoří mezeru)</text:p>
          </table:table-cell>
          <table:table-cell table:style-name="Table35.A2" office:value-type="string">
            <text:p text:style-name="Table_20_Contents"><text:span text:style-name="Code">phantom {&lt;?&gt;}</text:span></text:p>
          </table:table-cell>
          <table:table-cell table:style-name="Table35.C2" office:value-type="string">
            <text:p text:style-name="Table_20_Contents"><draw:frame draw:style-name="fr17" draw:name="Object95" text:anchor-type="as-char" svg:y="-0.1484in" svg:width="0.3043in" svg:height="0.1839in" draw:z-index="383"><draw:object xlink:href="./Object 231" xlink:type="simple" xlink:show="embed" xlink:actuate="onLoad"/><draw:image xlink:href="./ObjectReplacements/Object 231" xlink:type="simple" xlink:show="embed" xlink:actuate="onLoad"/></draw:frame></text:p>
          </table:table-cell>
        </table:table-row>
        <table:table-row table:style-name="Table35.1">
          <table:table-cell table:style-name="Table35.A2" office:value-type="string">
            <text:p text:style-name="Table_20_Contents">Tučné písmo</text:p>
          </table:table-cell>
          <table:table-cell table:style-name="Table35.A2" office:value-type="string">
            <text:p text:style-name="Table_20_Contents"><text:span text:style-name="Code">bold &lt;?&gt;</text:span></text:p>
          </table:table-cell>
          <table:table-cell table:style-name="Table35.C2" office:value-type="string">
            <text:p text:style-name="Table_20_Contents"><draw:frame draw:style-name="fr17" draw:name="Object96" text:anchor-type="as-char" svg:y="-0.1484in" svg:width="0.3193in" svg:height="0.1839in" draw:z-index="384"><draw:object xlink:href="./Object 232" xlink:type="simple" xlink:show="embed" xlink:actuate="onLoad"/><draw:image xlink:href="./ObjectReplacements/Object 232" xlink:type="simple" xlink:show="embed" xlink:actuate="onLoad"/></draw:frame></text:p>
          </table:table-cell>
        </table:table-row>
        <table:table-row table:style-name="Table35.1">
          <table:table-cell table:style-name="Table35.A2" office:value-type="string">
            <text:p text:style-name="Table_20_Contents">Netučné písmo</text:p>
          </table:table-cell>
          <table:table-cell table:style-name="Table35.A2" office:value-type="string">
            <text:p text:style-name="Table_20_Contents"><text:span text:style-name="Code">nbold &lt;?&gt;</text:span></text:p>
          </table:table-cell>
          <table:table-cell table:style-name="Table35.C2" office:value-type="string">
            <text:p text:style-name="Table_20_Contents"><draw:frame draw:style-name="fr17" draw:name="Object97" text:anchor-type="as-char" svg:y="-0.1484in" svg:width="0.3043in" svg:height="0.1839in" draw:z-index="385"><draw:object xlink:href="./Object 233" xlink:type="simple" xlink:show="embed" xlink:actuate="onLoad"/><draw:image xlink:href="./ObjectReplacements/Object 233" xlink:type="simple" xlink:show="embed" xlink:actuate="onLoad"/></draw:frame></text:p>
          </table:table-cell>
        </table:table-row>
        <table:table-row table:style-name="Table35.1">
          <table:table-cell table:style-name="Table35.A2" office:value-type="string">
            <text:p text:style-name="Table_20_Contents">Kurzíva</text:p>
          </table:table-cell>
          <table:table-cell table:style-name="Table35.A2" office:value-type="string">
            <text:p text:style-name="Table_20_Contents"><text:span text:style-name="Code">ital &lt;?&gt; nebo italic &lt;?&gt;</text:span></text:p>
          </table:table-cell>
          <table:table-cell table:style-name="Table35.C2" office:value-type="string">
            <text:p text:style-name="Table_20_Contents"><draw:frame draw:style-name="fr17" draw:name="Object98" text:anchor-type="as-char" svg:y="-0.1484in" svg:width="0.3043in" svg:height="0.1839in" draw:z-index="386"><draw:object xlink:href="./Object 234" xlink:type="simple" xlink:show="embed" xlink:actuate="onLoad"/><draw:image xlink:href="./ObjectReplacements/Object 234" xlink:type="simple" xlink:show="embed" xlink:actuate="onLoad"/></draw:frame></text:p>
          </table:table-cell>
        </table:table-row>
        <table:table-row table:style-name="Table35.1">
          <table:table-cell table:style-name="Table35.A2" office:value-type="string">
            <text:p text:style-name="Table_20_Contents">Písmo bez kurzívy</text:p>
          </table:table-cell>
          <table:table-cell table:style-name="Table35.A2" office:value-type="string">
            <text:p text:style-name="Table_20_Contents"><text:span text:style-name="Code">nitalic &lt;?&gt;</text:span></text:p>
          </table:table-cell>
          <table:table-cell table:style-name="Table35.C2" office:value-type="string">
            <text:p text:style-name="Table_20_Contents"><draw:frame draw:style-name="fr17" draw:name="Object99" text:anchor-type="as-char" svg:y="-0.1484in" svg:width="0.3165in" svg:height="0.1839in" draw:z-index="387"><draw:object xlink:href="./Object 235" xlink:type="simple" xlink:show="embed" xlink:actuate="onLoad"/><draw:image xlink:href="./ObjectReplacements/Object 235" xlink:type="simple" xlink:show="embed" xlink:actuate="onLoad"/></draw:frame></text:p>
          </table:table-cell>
        </table:table-row>
        <table:table-row table:style-name="Table35.1">
          <table:table-cell table:style-name="Table35.A2" office:value-type="string">
            <text:p text:style-name="Table_20_Contents">Změnit velikost</text:p>
          </table:table-cell>
          <table:table-cell table:style-name="Table35.A2" office:value-type="string">
            <text:p text:style-name="Table_20_Contents"><text:span text:style-name="Code">size &lt;?&gt; {&lt;?&gt;}</text:span></text:p>
          </table:table-cell>
          <table:table-cell table:style-name="Table35.C2" office:value-type="string">
            <text:p text:style-name="Table_20_Contents"><draw:frame draw:style-name="fr17" draw:name="Object100" text:anchor-type="as-char" svg:y="-0.198in" svg:width="0.3783in" svg:height="0.2453in" draw:z-index="388"><draw:object xlink:href="./Object 236" xlink:type="simple" xlink:show="embed" xlink:actuate="onLoad"/><draw:image xlink:href="./ObjectReplacements/Object 236" xlink:type="simple" xlink:show="embed" xlink:actuate="onLoad"/></draw:frame></text:p>
          </table:table-cell>
        </table:table-row>
        <table:table-row table:style-name="Table35.1">
          <table:table-cell table:style-name="Table35.A2" office:value-type="string">
            <text:p text:style-name="Table_20_Contents">Změnit písmo</text:p>
          </table:table-cell>
          <table:table-cell table:style-name="Table35.A2" office:value-type="string">
            <text:p text:style-name="Table_20_Contents"><text:span text:style-name="Code">font &lt;?&gt; {&lt;?&gt;}</text:span></text:p>
          </table:table-cell>
          <table:table-cell table:style-name="Table35.C2" office:value-type="string">
            <text:p text:style-name="Table_20_Contents"><draw:frame draw:style-name="fr17" draw:name="Object293" text:anchor-type="as-char" svg:y="-0.139in" svg:width="0.2984in" svg:height="0.189in" draw:z-index="390"><draw:object xlink:href="./Object 237" xlink:type="simple" xlink:show="embed" xlink:actuate="onLoad"/><draw:image xlink:href="./ObjectReplacements/Object 237" xlink:type="simple" xlink:show="embed" xlink:actuate="onLoad"/></draw:frame></text:p>
          </table:table-cell>
        </table:table-row>
        <table:table-row table:style-name="Table35.1">
          <table:table-cell table:style-name="Table35.A2" office:value-type="string">
            <text:p text:style-name="Table_20_Contents">Černá barva</text:p>
          </table:table-cell>
          <table:table-cell table:style-name="Table35.A2" office:value-type="string">
            <text:p text:style-name="Table_20_Contents"><text:span text:style-name="Code">color black {&lt;?&gt;}</text:span></text:p>
          </table:table-cell>
          <table:table-cell table:style-name="Table35.C2" office:value-type="string">
            <text:p text:style-name="Table_20_Contents"><draw:frame draw:style-name="fr17" draw:name="Object294" text:anchor-type="as-char" svg:y="-0.1484in" svg:width="0.3043in" svg:height="0.1839in" draw:z-index="391"><draw:object xlink:href="./Object 238" xlink:type="simple" xlink:show="embed" xlink:actuate="onLoad"/><draw:image xlink:href="./ObjectReplacements/Object 238" xlink:type="simple" xlink:show="embed" xlink:actuate="onLoad"/></draw:frame></text:p>
          </table:table-cell>
        </table:table-row>
        <table:table-row table:style-name="Table35.1">
          <table:table-cell table:style-name="Table35.A2" office:value-type="string">
            <text:p text:style-name="Table_20_Contents">Modrá barva</text:p>
          </table:table-cell>
          <table:table-cell table:style-name="Table35.A2" office:value-type="string">
            <text:p text:style-name="Table_20_Contents"><text:span text:style-name="Code">color blue {&lt;?&gt;}</text:span></text:p>
          </table:table-cell>
          <table:table-cell table:style-name="Table35.C2" office:value-type="string">
            <text:p text:style-name="Table_20_Contents"><draw:frame draw:style-name="fr17" draw:name="Object295" text:anchor-type="as-char" svg:y="-0.1484in" svg:width="0.3043in" svg:height="0.1839in" draw:z-index="393"><draw:object xlink:href="./Object 239" xlink:type="simple" xlink:show="embed" xlink:actuate="onLoad"/><draw:image xlink:href="./ObjectReplacements/Object 239" xlink:type="simple" xlink:show="embed" xlink:actuate="onLoad"/></draw:frame></text:p>
          </table:table-cell>
        </table:table-row>
        <table:table-row table:style-name="Table35.1">
          <table:table-cell table:style-name="Table35.A2" office:value-type="string">
            <text:p text:style-name="Table_20_Contents">Zelená barva</text:p>
          </table:table-cell>
          <table:table-cell table:style-name="Table35.A2" office:value-type="string">
            <text:p text:style-name="Table_20_Contents"><text:span text:style-name="Code">color green {&lt;?&gt;}</text:span></text:p>
          </table:table-cell>
          <table:table-cell table:style-name="Table35.C2" office:value-type="string">
            <text:p text:style-name="Table_20_Contents"><draw:frame draw:style-name="fr17" draw:name="Object296" text:anchor-type="as-char" svg:y="-0.1484in" svg:width="0.3043in" svg:height="0.1839in" draw:z-index="394"><draw:object xlink:href="./Object 240" xlink:type="simple" xlink:show="embed" xlink:actuate="onLoad"/><draw:image xlink:href="./ObjectReplacements/Object 240" xlink:type="simple" xlink:show="embed" xlink:actuate="onLoad"/></draw:frame></text:p>
          </table:table-cell>
        </table:table-row>
        <table:table-row table:style-name="Table35.1">
          <table:table-cell table:style-name="Table35.A2" office:value-type="string">
            <text:p text:style-name="Table_20_Contents">Červená barva</text:p>
          </table:table-cell>
          <table:table-cell table:style-name="Table35.A2" office:value-type="string">
            <text:p text:style-name="Table_20_Contents"><text:span text:style-name="Code">color red {&lt;?&gt;}</text:span></text:p>
          </table:table-cell>
          <table:table-cell table:style-name="Table35.C2" office:value-type="string">
            <text:p text:style-name="Table_20_Contents"><draw:frame draw:style-name="fr17" draw:name="Object297" text:anchor-type="as-char" svg:y="-0.1484in" svg:width="0.3043in" svg:height="0.1839in" draw:z-index="395"><draw:object xlink:href="./Object 241" xlink:type="simple" xlink:show="embed" xlink:actuate="onLoad"/><draw:image xlink:href="./ObjectReplacements/Object 241" xlink:type="simple" xlink:show="embed" xlink:actuate="onLoad"/></draw:frame></text:p>
          </table:table-cell>
        </table:table-row>
        <table:table-row table:style-name="Table35.1">
          <table:table-cell table:style-name="Table35.A2" office:value-type="string">
            <text:p text:style-name="Table_20_Contents">Azurová barva</text:p>
          </table:table-cell>
          <table:table-cell table:style-name="Table35.A2" office:value-type="string">
            <text:p text:style-name="Table_20_Contents"><text:span text:style-name="Code">color cyan {&lt;?&gt;}</text:span></text:p>
          </table:table-cell>
          <table:table-cell table:style-name="Table35.C2" office:value-type="string">
            <text:p text:style-name="Table_20_Contents"><draw:frame draw:style-name="fr17" draw:name="Object298" text:anchor-type="as-char" svg:y="-0.1484in" svg:width="0.3043in" svg:height="0.1839in" draw:z-index="396"><draw:object xlink:href="./Object 242" xlink:type="simple" xlink:show="embed" xlink:actuate="onLoad"/><draw:image xlink:href="./ObjectReplacements/Object 242" xlink:type="simple" xlink:show="embed" xlink:actuate="onLoad"/></draw:frame></text:p>
          </table:table-cell>
        </table:table-row>
        <table:table-row table:style-name="Table35.1">
          <table:table-cell table:style-name="Table35.A2" office:value-type="string">
            <text:p text:style-name="Table_20_Contents">Purpurová barva</text:p>
          </table:table-cell>
          <table:table-cell table:style-name="Table35.A2" office:value-type="string">
            <text:p text:style-name="Table_20_Contents"><text:span text:style-name="Code">color magenta {&lt;?&gt;}</text:span></text:p>
          </table:table-cell>
          <table:table-cell table:style-name="Table35.C2" office:value-type="string">
            <text:p text:style-name="Table_20_Contents"><draw:frame draw:style-name="fr17" draw:name="Object299" text:anchor-type="as-char" svg:y="-0.1484in" svg:width="0.3043in" svg:height="0.1839in" draw:z-index="397"><draw:object xlink:href="./Object 243" xlink:type="simple" xlink:show="embed" xlink:actuate="onLoad"/><draw:image xlink:href="./ObjectReplacements/Object 243" xlink:type="simple" xlink:show="embed" xlink:actuate="onLoad"/></draw:frame></text:p>
          </table:table-cell>
        </table:table-row>
        <table:table-row table:style-name="Table35.1">
          <table:table-cell table:style-name="Table35.A2" office:value-type="string">
            <text:p text:style-name="Table_20_Contents">Žlutá barva</text:p>
          </table:table-cell>
          <table:table-cell table:style-name="Table35.A2" office:value-type="string">
            <text:p text:style-name="Table_20_Contents"><text:span text:style-name="Code">color yellow {&lt;?&gt;}</text:span></text:p>
          </table:table-cell>
          <table:table-cell table:style-name="Table35.C2" office:value-type="string">
            <text:p text:style-name="Table_20_Contents"><draw:frame draw:style-name="fr17" draw:name="Object300" text:anchor-type="as-char" svg:y="-0.1484in" svg:width="0.3043in" svg:height="0.1839in" draw:z-index="398"><draw:object xlink:href="./Object 244" xlink:type="simple" xlink:show="embed" xlink:actuate="onLoad"/><draw:image xlink:href="./ObjectReplacements/Object 244" xlink:type="simple" xlink:show="embed" xlink:actuate="onLoad"/></draw:frame></text:p>
          </table:table-cell>
        </table:table-row>
        <table:table-row table:style-name="Table35.1">
          <table:table-cell table:style-name="Table35.A2" office:value-type="string">
            <text:p text:style-name="Table_20_Contents">Šedá barva</text:p>
          </table:table-cell>
          <table:table-cell table:style-name="Table35.A2" office:value-type="string">
            <text:p text:style-name="Table_20_Contents"><text:span text:style-name="Code">color gray {&lt;?&gt;}</text:span></text:p>
          </table:table-cell>
          <table:table-cell table:style-name="Table35.C2" office:value-type="string">
            <text:p text:style-name="Table_20_Contents"><draw:frame draw:style-name="fr17" draw:name="Object301" text:anchor-type="as-char" svg:y="-0.1484in" svg:width="0.3043in" svg:height="0.1839in" draw:z-index="399"><draw:object xlink:href="./Object 245" xlink:type="simple" xlink:show="embed" xlink:actuate="onLoad"/><draw:image xlink:href="./ObjectReplacements/Object 245" xlink:type="simple" xlink:show="embed" xlink:actuate="onLoad"/></draw:frame></text:p>
          </table:table-cell>
        </table:table-row>
        <table:table-row table:style-name="Table35.1">
          <table:table-cell table:style-name="Table35.A2" office:value-type="string">
            <text:p text:style-name="Table_20_Contents">Žlutozelená barva</text:p>
          </table:table-cell>
          <table:table-cell table:style-name="Table35.A2" office:value-type="string">
            <text:p text:style-name="Table_20_Contents"><text:span text:style-name="Code">color lime {&lt;?&gt;}</text:span></text:p>
          </table:table-cell>
          <table:table-cell table:style-name="Table35.C2" office:value-type="string">
            <text:p text:style-name="Table_20_Contents"><draw:frame draw:style-name="fr17" draw:name="Object302" text:anchor-type="as-char" svg:y="-0.1484in" svg:width="0.3043in" svg:height="0.1839in" draw:z-index="400"><draw:object xlink:href="./Object 246" xlink:type="simple" xlink:show="embed" xlink:actuate="onLoad"/><draw:image xlink:href="./ObjectReplacements/Object 246" xlink:type="simple" xlink:show="embed" xlink:actuate="onLoad"/></draw:frame></text:p>
          </table:table-cell>
        </table:table-row>
        <table:table-row table:style-name="Table35.1">
          <table:table-cell table:style-name="Table35.A2" office:value-type="string">
            <text:p text:style-name="Table_20_Contents">Kaštanová barva</text:p>
          </table:table-cell>
          <table:table-cell table:style-name="Table35.A2" office:value-type="string">
            <text:p text:style-name="Table_20_Contents"><text:span text:style-name="Code">color maroon {&lt;?&gt;}</text:span></text:p>
          </table:table-cell>
          <table:table-cell table:style-name="Table35.C2" office:value-type="string">
            <text:p text:style-name="Table_20_Contents"><draw:frame draw:style-name="fr17" draw:name="Object303" text:anchor-type="as-char" svg:y="-0.1484in" svg:width="0.3043in" svg:height="0.1839in" draw:z-index="401"><draw:object xlink:href="./Object 247" xlink:type="simple" xlink:show="embed" xlink:actuate="onLoad"/><draw:image xlink:href="./ObjectReplacements/Object 247" xlink:type="simple" xlink:show="embed" xlink:actuate="onLoad"/></draw:frame></text:p>
          </table:table-cell>
        </table:table-row>
        <text:soft-page-break/>
        <table:table-row table:style-name="Table35.1">
          <table:table-cell table:style-name="Table35.A2" office:value-type="string">
            <text:p text:style-name="Table_20_Contents">Tmavomodrá barva</text:p>
          </table:table-cell>
          <table:table-cell table:style-name="Table35.A2" office:value-type="string">
            <text:p text:style-name="Table_20_Contents"><text:span text:style-name="Code">color navy {&lt;?&gt;}</text:span></text:p>
          </table:table-cell>
          <table:table-cell table:style-name="Table35.C2" office:value-type="string">
            <text:p text:style-name="Table_20_Contents"><draw:frame draw:style-name="fr17" draw:name="Object311" text:anchor-type="as-char" svg:y="-0.1484in" svg:width="0.3043in" svg:height="0.1839in" draw:z-index="402"><draw:object xlink:href="./Object 248" xlink:type="simple" xlink:show="embed" xlink:actuate="onLoad"/><draw:image xlink:href="./ObjectReplacements/Object 248" xlink:type="simple" xlink:show="embed" xlink:actuate="onLoad"/></draw:frame></text:p>
          </table:table-cell>
        </table:table-row>
        <table:table-row table:style-name="Table35.1">
          <table:table-cell table:style-name="Table35.A2" office:value-type="string">
            <text:p text:style-name="Table_20_Contents">Olivová barva</text:p>
          </table:table-cell>
          <table:table-cell table:style-name="Table35.A2" office:value-type="string">
            <text:p text:style-name="Table_20_Contents"><text:span text:style-name="Code">color olive {&lt;?&gt;}</text:span></text:p>
          </table:table-cell>
          <table:table-cell table:style-name="Table35.C2" office:value-type="string">
            <text:p text:style-name="Table_20_Contents"><draw:frame draw:style-name="fr17" draw:name="Object312" text:anchor-type="as-char" svg:y="-0.1484in" svg:width="0.3043in" svg:height="0.1839in" draw:z-index="403"><draw:object xlink:href="./Object 249" xlink:type="simple" xlink:show="embed" xlink:actuate="onLoad"/><draw:image xlink:href="./ObjectReplacements/Object 249" xlink:type="simple" xlink:show="embed" xlink:actuate="onLoad"/></draw:frame></text:p>
          </table:table-cell>
        </table:table-row>
        <table:table-row table:style-name="Table35.1">
          <table:table-cell table:style-name="Table35.A2" office:value-type="string">
            <text:p text:style-name="Table_20_Contents">Purpurová barva</text:p>
          </table:table-cell>
          <table:table-cell table:style-name="Table35.A2" office:value-type="string">
            <text:p text:style-name="Table_20_Contents"><text:span text:style-name="Code">color purple {&lt;?&gt;}</text:span></text:p>
          </table:table-cell>
          <table:table-cell table:style-name="Table35.C2" office:value-type="string">
            <text:p text:style-name="Table_20_Contents"><draw:frame draw:style-name="fr17" draw:name="Object313" text:anchor-type="as-char" svg:y="-0.1484in" svg:width="0.3043in" svg:height="0.1839in" draw:z-index="404"><draw:object xlink:href="./Object 250" xlink:type="simple" xlink:show="embed" xlink:actuate="onLoad"/><draw:image xlink:href="./ObjectReplacements/Object 250" xlink:type="simple" xlink:show="embed" xlink:actuate="onLoad"/></draw:frame></text:p>
          </table:table-cell>
        </table:table-row>
        <table:table-row table:style-name="Table35.1">
          <table:table-cell table:style-name="Table35.A2" office:value-type="string">
            <text:p text:style-name="Table_20_Contents">Stříbrná barva</text:p>
          </table:table-cell>
          <table:table-cell table:style-name="Table35.A2" office:value-type="string">
            <text:p text:style-name="Table_20_Contents"><text:span text:style-name="Code">color silver {&lt;?&gt;}</text:span></text:p>
          </table:table-cell>
          <table:table-cell table:style-name="Table35.C2" office:value-type="string">
            <text:p text:style-name="Table_20_Contents"><draw:frame draw:style-name="fr17" draw:name="Object314" text:anchor-type="as-char" svg:y="-0.1484in" svg:width="0.3043in" svg:height="0.1839in" draw:z-index="405"><draw:object xlink:href="./Object 251" xlink:type="simple" xlink:show="embed" xlink:actuate="onLoad"/><draw:image xlink:href="./ObjectReplacements/Object 251" xlink:type="simple" xlink:show="embed" xlink:actuate="onLoad"/></draw:frame></text:p>
          </table:table-cell>
        </table:table-row>
        <table:table-row table:style-name="Table35.1">
          <table:table-cell table:style-name="Table35.A2" office:value-type="string">
            <text:p text:style-name="Table_20_Contents">Zelenomodrá barva</text:p>
          </table:table-cell>
          <table:table-cell table:style-name="Table35.A2" office:value-type="string">
            <text:p text:style-name="Table_20_Contents"><text:span text:style-name="Code">color teal {&lt;?&gt;}</text:span></text:p>
          </table:table-cell>
          <table:table-cell table:style-name="Table35.C2" office:value-type="string">
            <text:p text:style-name="Table_20_Contents"><draw:frame draw:style-name="fr17" draw:name="Object315" text:anchor-type="as-char" svg:y="-0.1484in" svg:width="0.3043in" svg:height="0.1839in" draw:z-index="406"><draw:object xlink:href="./Object 252" xlink:type="simple" xlink:show="embed" xlink:actuate="onLoad"/><draw:image xlink:href="./ObjectReplacements/Object 252" xlink:type="simple" xlink:show="embed" xlink:actuate="onLoad"/></draw:frame></text:p>
          </table:table-cell>
        </table:table-row>
      </table:table>
      <text:p text:style-name="Text_20_body"/>
      <text:list xml:id="list153828544770066" text:continue-numbering="true" text:style-name="Heading_20_Note">
        <text:list-item>
          <text:p text:style-name="P164">Poznámka</text:p>
        </text:list-item>
      </text:list>
      <text:p text:style-name="P43">Příkaz font mění typ písma. První zástupný znak je nahrazen názvem písma a druhý zástupný znak je nahrazen vzorcem nebo textem. Výchozí písma, která můžeme použít jsou Serif, Sans nebo Fixed. Pokud jsme do Math přidali vlastní písma (viz <text:bookmark-ref text:reference-format="text" text:ref-name="Chapter 1">kapitola 1 Vytváření a úpravy vzorců</text:bookmark-ref>), poté můžeme nahradit první zástupný znak názvem vlastního písma.</text:p>
      <text:h text:style-name="Heading_20_1" text:outline-level="2"><text:bookmark-start text:name="__RefHeading__39705_1792826427"/><text:alphabetical-index-mark text:string-value="příkazy pro závorky (Math)"/>Závorky<text:bookmark-end text:name="__RefHeading__39705_1792826427"/></text:h>
      <text:p text:style-name="Text_20_body">Chceme-li používat  v editoru vzorců ikony pro zadávání závorek, vybereme z rozevíracího seznamu v horní části postranní lišty Prvky položku Závorky.</text:p>
      <table:table table:name="Table63" table:style-name="Table63">
        <table:table-column table:style-name="Table63.A"/>
        <table:table-column table:style-name="Table63.B"/>
        <table:table-column table:style-name="Table63.C"/>
        <table:table-header-rows>
          <table:table-row table:style-name="Table63.1">
            <table:table-cell table:style-name="Table63.A1" office:value-type="string">
              <text:p text:style-name="Table_20_Heading">Operace</text:p>
            </table:table-cell>
            <table:table-cell table:style-name="Table63.A1" office:value-type="string">
              <text:p text:style-name="Table_20_Heading">Značkovací jazyk</text:p>
            </table:table-cell>
            <table:table-cell table:style-name="Table63.C1" office:value-type="string">
              <text:p text:style-name="Table_20_Heading">Příklad vzorce</text:p>
            </table:table-cell>
          </table:table-row>
        </table:table-header-rows>
        <table:table-row table:style-name="Table63.1">
          <table:table-cell table:style-name="Table63.A2" office:value-type="string">
            <text:p text:style-name="Table_20_Contents">Skupinové závorky (nejsou zobrazeny ve vzorci)</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1" text:anchor-type="as-char" svg:y="-0.1484in" svg:width="0.3043in" svg:height="0.1839in" draw:z-index="407"><draw:object xlink:href="./Object 132" xlink:type="simple" xlink:show="embed" xlink:actuate="onLoad"/><draw:image xlink:href="./ObjectReplacements/Object 132" xlink:type="simple" xlink:show="embed" xlink:actuate="onLoad"/></draw:frame></text:p>
          </table:table-cell>
        </table:table-row>
        <table:table-row table:style-name="Table63.1">
          <table:table-cell table:style-name="Table63.A2" office:value-type="string">
            <text:p text:style-name="Table_20_Contents">Kulaté závorky</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2" text:anchor-type="as-char" svg:y="-0.152in" svg:width="0.4307in" svg:height="0.2in" draw:z-index="408"><draw:object xlink:href="./Object 133" xlink:type="simple" xlink:show="embed" xlink:actuate="onLoad"/><draw:image xlink:href="./ObjectReplacements/Object 133" xlink:type="simple" xlink:show="embed" xlink:actuate="onLoad"/></draw:frame></text:p>
          </table:table-cell>
        </table:table-row>
        <table:table-row table:style-name="Table63.1">
          <table:table-cell table:style-name="Table63.A2" office:value-type="string">
            <text:p text:style-name="Table_20_Contents">Levá kul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0" text:anchor-type="as-char" svg:y="-0.152in" svg:width="0.2783in" svg:height="0.2in" draw:z-index="409"><draw:object xlink:href="./Object 134" xlink:type="simple" xlink:show="embed" xlink:actuate="onLoad"/><draw:image xlink:href="./ObjectReplacements/Object 134" xlink:type="simple" xlink:show="embed" xlink:actuate="onLoad"/></draw:frame></text:p>
          </table:table-cell>
        </table:table-row>
        <table:table-row table:style-name="Table63.1">
          <table:table-cell table:style-name="Table63.A2" office:value-type="string">
            <text:p text:style-name="Table_20_Contents">Pravá kul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1" text:anchor-type="as-char" svg:y="-0.152in" svg:width="0.278in" svg:height="0.2in" draw:z-index="410"><draw:object xlink:href="./Object 135" xlink:type="simple" xlink:show="embed" xlink:actuate="onLoad"/><draw:image xlink:href="./ObjectReplacements/Object 135" xlink:type="simple" xlink:show="embed" xlink:actuate="onLoad"/></draw:frame></text:p>
          </table:table-cell>
        </table:table-row>
        <table:table-row table:style-name="Table63.1">
          <table:table-cell table:style-name="Table63.A2" office:value-type="string">
            <text:p text:style-name="Table_20_Contents">Hranaté závorky</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3" text:anchor-type="as-char" svg:y="-0.1484in" svg:width="0.4193in" svg:height="0.1898in" draw:z-index="411"><draw:object xlink:href="./Object 136" xlink:type="simple" xlink:show="embed" xlink:actuate="onLoad"/><draw:image xlink:href="./ObjectReplacements/Object 136" xlink:type="simple" xlink:show="embed" xlink:actuate="onLoad"/></draw:frame></text:p>
          </table:table-cell>
        </table:table-row>
        <table:table-row table:style-name="Table63.1">
          <table:table-cell table:style-name="Table63.A2" office:value-type="string">
            <text:p text:style-name="Table_20_Contents">Levá hran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2" text:anchor-type="as-char" svg:y="-0.1484in" svg:width="0.2728in" svg:height="0.1898in" draw:z-index="413"><draw:object xlink:href="./Object 137" xlink:type="simple" xlink:show="embed" xlink:actuate="onLoad"/><draw:image xlink:href="./ObjectReplacements/Object 137" xlink:type="simple" xlink:show="embed" xlink:actuate="onLoad"/></draw:frame></text:p>
          </table:table-cell>
        </table:table-row>
        <table:table-row table:style-name="Table63.1">
          <table:table-cell table:style-name="Table63.A2" office:value-type="string">
            <text:p text:style-name="Table_20_Contents">Pravá hran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3" text:anchor-type="as-char" svg:y="-0.1484in" svg:width="0.272in" svg:height="0.1898in" draw:z-index="414"><draw:object xlink:href="./Object 138" xlink:type="simple" xlink:show="embed" xlink:actuate="onLoad"/><draw:image xlink:href="./ObjectReplacements/Object 138" xlink:type="simple" xlink:show="embed" xlink:actuate="onLoad"/></draw:frame></text:p>
          </table:table-cell>
        </table:table-row>
        <table:table-row table:style-name="Table63.1">
          <table:table-cell table:style-name="Table63.A2" office:value-type="string">
            <text:p text:style-name="Table_20_Contents">Dvojité hranaté závorky</text:p>
          </table:table-cell>
          <table:table-cell table:style-name="Table63.A2" office:value-type="string">
            <text:p text:style-name="Table_20_Contents"><text:span text:style-name="Code">ldbracket &lt;?&gt; rdbracket</text:span></text:p>
          </table:table-cell>
          <table:table-cell table:style-name="Table63.C2" office:value-type="string">
            <text:p text:style-name="Table_20_Contents"><draw:frame draw:style-name="fr17" draw:name="Object104" text:anchor-type="as-char" svg:y="-0.1484in" svg:width="0.4398in" svg:height="0.1898in" draw:z-index="415"><draw:object xlink:href="./Object 139" xlink:type="simple" xlink:show="embed" xlink:actuate="onLoad"/><draw:image xlink:href="./ObjectReplacements/Object 139" xlink:type="simple" xlink:show="embed" xlink:actuate="onLoad"/></draw:frame></text:p>
          </table:table-cell>
        </table:table-row>
        <table:table-row table:style-name="Table63.1">
          <table:table-cell table:style-name="Table63.A2" office:value-type="string">
            <text:p text:style-name="Table_20_Contents">Levá dvojitá hranatá závorka</text:p>
          </table:table-cell>
          <table:table-cell table:style-name="Table63.A2" office:value-type="string">
            <text:p text:style-name="Table_20_Contents"><text:span text:style-name="Code">\ldbracket &lt;?&gt;</text:span></text:p>
          </table:table-cell>
          <table:table-cell table:style-name="Table63.C2" office:value-type="string">
            <text:p text:style-name="Table_20_Contents"><draw:frame draw:style-name="fr17" draw:name="Object364" text:anchor-type="as-char" svg:y="-0.1484in" svg:width="0.2846in" svg:height="0.1902in" draw:z-index="416"><draw:object xlink:href="./Object 140" xlink:type="simple" xlink:show="embed" xlink:actuate="onLoad"/><draw:image xlink:href="./ObjectReplacements/Object 140" xlink:type="simple" xlink:show="embed" xlink:actuate="onLoad"/></draw:frame></text:p>
          </table:table-cell>
        </table:table-row>
        <table:table-row table:style-name="Table63.1">
          <table:table-cell table:style-name="Table63.A2" office:value-type="string">
            <text:p text:style-name="Table_20_Contents">Pravá dvojitá hranatá závorka</text:p>
          </table:table-cell>
          <table:table-cell table:style-name="Table63.A2" office:value-type="string">
            <text:p text:style-name="Table_20_Contents"><text:span text:style-name="Code">&lt;?&gt; \rdbracket</text:span></text:p>
          </table:table-cell>
          <table:table-cell table:style-name="Table63.C2" office:value-type="string">
            <text:p text:style-name="Table_20_Contents"><draw:frame draw:style-name="fr17" draw:name="Object365" text:anchor-type="as-char" svg:y="-0.1484in" svg:width="0.2819in" svg:height="0.1902in" draw:z-index="417"><draw:object xlink:href="./Object 141" xlink:type="simple" xlink:show="embed" xlink:actuate="onLoad"/><draw:image xlink:href="./ObjectReplacements/Object 141" xlink:type="simple" xlink:show="embed" xlink:actuate="onLoad"/></draw:frame></text:p>
          </table:table-cell>
        </table:table-row>
        <text:soft-page-break/>
        <table:table-row table:style-name="Table63.1">
          <table:table-cell table:style-name="Table63.A2" office:value-type="string">
            <text:p text:style-name="Table_20_Contents">Složené závorky</text:p>
          </table:table-cell>
          <table:table-cell table:style-name="Table63.A2" office:value-type="string">
            <text:p text:style-name="Table_20_Contents"><text:span text:style-name="Code">lbrace &lt;?&gt; rbrace</text:span></text:p>
          </table:table-cell>
          <table:table-cell table:style-name="Table63.C2" office:value-type="string">
            <text:p text:style-name="Table_20_Contents"><draw:frame draw:style-name="fr17" draw:name="Object105" text:anchor-type="as-char" svg:y="-0.1484in" svg:width="0.4339in" svg:height="0.1937in" draw:z-index="418"><draw:object xlink:href="./Object 142" xlink:type="simple" xlink:show="embed" xlink:actuate="onLoad"/><draw:image xlink:href="./ObjectReplacements/Object 142" xlink:type="simple" xlink:show="embed" xlink:actuate="onLoad"/></draw:frame></text:p>
          </table:table-cell>
        </table:table-row>
        <table:table-row table:style-name="Table63.1">
          <table:table-cell table:style-name="Table63.A2" office:value-type="string">
            <text:p text:style-name="Table_20_Contents">Levá složená závorka</text:p>
          </table:table-cell>
          <table:table-cell table:style-name="Table63.A2" office:value-type="string">
            <text:p text:style-name="Table_20_Contents"><text:span text:style-name="Code">\lbrace &lt;?&gt;</text:span></text:p>
          </table:table-cell>
          <table:table-cell table:style-name="Table63.C2" office:value-type="string">
            <text:p text:style-name="Table_20_Contents"><draw:frame draw:style-name="fr17" draw:name="Object358" text:anchor-type="as-char" svg:y="-0.1484in" svg:width="0.2728in" svg:height="0.1937in" draw:z-index="419"><draw:object xlink:href="./Object 143" xlink:type="simple" xlink:show="embed" xlink:actuate="onLoad"/><draw:image xlink:href="./ObjectReplacements/Object 143" xlink:type="simple" xlink:show="embed" xlink:actuate="onLoad"/></draw:frame></text:p>
          </table:table-cell>
        </table:table-row>
        <table:table-row table:style-name="Table63.1">
          <table:table-cell table:style-name="Table63.A2" office:value-type="string">
            <text:p text:style-name="Table_20_Contents">Pravá složená závorka</text:p>
          </table:table-cell>
          <table:table-cell table:style-name="Table63.A2" office:value-type="string">
            <text:p text:style-name="Table_20_Contents"><text:span text:style-name="Code">&lt;?&gt; \rbrace</text:span></text:p>
          </table:table-cell>
          <table:table-cell table:style-name="Table63.C2" office:value-type="string">
            <text:p text:style-name="Table_20_Contents"><draw:frame draw:style-name="fr17" draw:name="Object359" text:anchor-type="as-char" svg:y="-0.1484in" svg:width="0.2874in" svg:height="0.1937in" draw:z-index="420"><draw:object xlink:href="./Object 144" xlink:type="simple" xlink:show="embed" xlink:actuate="onLoad"/><draw:image xlink:href="./ObjectReplacements/Object 144" xlink:type="simple" xlink:show="embed" xlink:actuate="onLoad"/></draw:frame></text:p>
          </table:table-cell>
        </table:table-row>
        <table:table-row table:style-name="Table63.1">
          <table:table-cell table:style-name="Table63.A2" office:value-type="string">
            <text:p text:style-name="Table_20_Contents">Špičaté závorky</text:p>
          </table:table-cell>
          <table:table-cell table:style-name="Table63.A2" office:value-type="string">
            <text:p text:style-name="Table_20_Contents"><text:span text:style-name="Code">langle &lt;?&gt; rangle</text:span></text:p>
          </table:table-cell>
          <table:table-cell table:style-name="Table63.C2" office:value-type="string">
            <text:p text:style-name="Table_20_Contents"><draw:frame draw:style-name="fr17" draw:name="Object106" text:anchor-type="as-char" svg:y="-0.1484in" svg:width="0.4425in" svg:height="0.1917in" draw:z-index="421"><draw:object xlink:href="./Object 145" xlink:type="simple" xlink:show="embed" xlink:actuate="onLoad"/><draw:image xlink:href="./ObjectReplacements/Object 145" xlink:type="simple" xlink:show="embed" xlink:actuate="onLoad"/></draw:frame></text:p>
          </table:table-cell>
        </table:table-row>
        <table:table-row table:style-name="Table63.1">
          <table:table-cell table:style-name="Table63.A2" office:value-type="string">
            <text:p text:style-name="Table_20_Contents">Levá špičatá závorka</text:p>
          </table:table-cell>
          <table:table-cell table:style-name="Table63.A2" office:value-type="string">
            <text:p text:style-name="Table_20_Contents"><text:span text:style-name="Code">\langle &lt;?&gt;</text:span></text:p>
          </table:table-cell>
          <table:table-cell table:style-name="Table63.C2" office:value-type="string">
            <text:p text:style-name="Table_20_Contents"><draw:frame draw:style-name="fr17" draw:name="Object366" text:anchor-type="as-char" svg:y="-0.1484in" svg:width="0.2839in" svg:height="0.1917in" draw:z-index="422"><draw:object xlink:href="./Object 146" xlink:type="simple" xlink:show="embed" xlink:actuate="onLoad"/><draw:image xlink:href="./ObjectReplacements/Object 146" xlink:type="simple" xlink:show="embed" xlink:actuate="onLoad"/></draw:frame></text:p>
          </table:table-cell>
        </table:table-row>
        <table:table-row table:style-name="Table63.1">
          <table:table-cell table:style-name="Table63.A2" office:value-type="string">
            <text:p text:style-name="Table_20_Contents">Pravá špičatá závorka</text:p>
          </table:table-cell>
          <table:table-cell table:style-name="Table63.A2" office:value-type="string">
            <text:p text:style-name="Table_20_Contents"><text:span text:style-name="Code">&lt;?&gt; \rangle</text:span></text:p>
          </table:table-cell>
          <table:table-cell table:style-name="Table63.C2" office:value-type="string">
            <text:p text:style-name="Table_20_Contents"><draw:frame draw:style-name="fr17" draw:name="Object367" text:anchor-type="as-char" svg:y="-0.1484in" svg:width="0.2846in" svg:height="0.1917in" draw:z-index="256"><draw:object xlink:href="./Object 147" xlink:type="simple" xlink:show="embed" xlink:actuate="onLoad"/><draw:image xlink:href="./ObjectReplacements/Object 147" xlink:type="simple" xlink:show="embed" xlink:actuate="onLoad"/></draw:frame></text:p>
          </table:table-cell>
        </table:table-row>
        <table:table-row table:style-name="Table63.1">
          <table:table-cell table:style-name="Table63.A2" office:value-type="string">
            <text:p text:style-name="Table_20_Contents">Závorky operátoru</text:p>
          </table:table-cell>
          <table:table-cell table:style-name="Table63.A2" office:value-type="string">
            <text:p text:style-name="Table_20_Contents"><text:span text:style-name="Code">langle &lt;?&gt; mline &lt;?&gt; rangle</text:span></text:p>
          </table:table-cell>
          <table:table-cell table:style-name="Table63.C2" office:value-type="string">
            <text:p text:style-name="Table_20_Contents"><draw:frame draw:style-name="fr17" draw:name="Object107" text:anchor-type="as-char" svg:y="-0.1484in" svg:width="0.7201in" svg:height="0.1917in" draw:z-index="298"><draw:object xlink:href="./Object 148" xlink:type="simple" xlink:show="embed" xlink:actuate="onLoad"/><draw:image xlink:href="./ObjectReplacements/Object 148" xlink:type="simple" xlink:show="embed" xlink:actuate="onLoad"/></draw:frame></text:p>
          </table:table-cell>
        </table:table-row>
        <table:table-row table:style-name="Table63.1">
          <table:table-cell table:style-name="Table63.A2" office:value-type="string">
            <text:p text:style-name="Table_20_Contents">Horní celá část</text:p>
          </table:table-cell>
          <table:table-cell table:style-name="Table63.A2" office:value-type="string">
            <text:p text:style-name="Table_20_Contents"><text:span text:style-name="Code">lceil &lt;?&gt; rceil</text:span></text:p>
          </table:table-cell>
          <table:table-cell table:style-name="Table63.C2" office:value-type="string">
            <text:p text:style-name="Table_20_Contents"><draw:frame draw:style-name="fr17" draw:name="Object108" text:anchor-type="as-char" svg:y="-0.1484in" svg:width="0.4193in" svg:height="0.1898in" draw:z-index="332"><draw:object xlink:href="./Object 149" xlink:type="simple" xlink:show="embed" xlink:actuate="onLoad"/><draw:image xlink:href="./ObjectReplacements/Object 149" xlink:type="simple" xlink:show="embed" xlink:actuate="onLoad"/></draw:frame></text:p>
          </table:table-cell>
        </table:table-row>
        <table:table-row table:style-name="Table63.1">
          <table:table-cell table:style-name="Table63.A2" office:value-type="string">
            <text:p text:style-name="Table_20_Contents">Levá závorka s horní celou částí</text:p>
          </table:table-cell>
          <table:table-cell table:style-name="Table63.A2" office:value-type="string">
            <text:p text:style-name="Table_20_Contents"><text:span text:style-name="Code">\lceil &lt;?&gt;</text:span></text:p>
          </table:table-cell>
          <table:table-cell table:style-name="Table63.C2" office:value-type="string">
            <text:p text:style-name="Table_20_Contents"><draw:frame draw:style-name="fr17" draw:name="Object368" text:anchor-type="as-char" svg:y="-0.1484in" svg:width="0.2728in" svg:height="0.1902in" draw:z-index="412"><draw:object xlink:href="./Object 150" xlink:type="simple" xlink:show="embed" xlink:actuate="onLoad"/><draw:image xlink:href="./ObjectReplacements/Object 150" xlink:type="simple" xlink:show="embed" xlink:actuate="onLoad"/></draw:frame></text:p>
          </table:table-cell>
        </table:table-row>
        <table:table-row table:style-name="Table63.1">
          <table:table-cell table:style-name="Table63.A2" office:value-type="string">
            <text:p text:style-name="Table_20_Contents">Pravá závorka s horní celou částí</text:p>
          </table:table-cell>
          <table:table-cell table:style-name="Table63.A2" office:value-type="string">
            <text:p text:style-name="Table_20_Contents"><text:span text:style-name="Code">&lt;?&gt; \rceil</text:span></text:p>
          </table:table-cell>
          <table:table-cell table:style-name="Table63.C2" office:value-type="string">
            <text:p text:style-name="Table_20_Contents"><draw:frame draw:style-name="fr17" draw:name="Object369" text:anchor-type="as-char" svg:y="-0.1484in" svg:width="0.2728in" svg:height="0.1902in" draw:z-index="423"><draw:object xlink:href="./Object 151" xlink:type="simple" xlink:show="embed" xlink:actuate="onLoad"/><draw:image xlink:href="./ObjectReplacements/Object 151" xlink:type="simple" xlink:show="embed" xlink:actuate="onLoad"/></draw:frame></text:p>
          </table:table-cell>
        </table:table-row>
        <table:table-row table:style-name="Table63.1">
          <table:table-cell table:style-name="Table63.A2" office:value-type="string">
            <text:p text:style-name="Table_20_Contents">Dolní celá část</text:p>
          </table:table-cell>
          <table:table-cell table:style-name="Table63.A2" office:value-type="string">
            <text:p text:style-name="Table_20_Contents"><text:span text:style-name="Code">lfloor &lt;?&gt; rfloor</text:span></text:p>
          </table:table-cell>
          <table:table-cell table:style-name="Table63.C2" office:value-type="string">
            <text:p text:style-name="Table_20_Contents"><draw:frame draw:style-name="fr17" draw:name="Object109" text:anchor-type="as-char" svg:y="-0.1484in" svg:width="0.4193in" svg:height="0.1902in" draw:z-index="0"><draw:object xlink:href="./Object 152" xlink:type="simple" xlink:show="embed" xlink:actuate="onLoad"/><draw:image xlink:href="./ObjectReplacements/Object 152" xlink:type="simple" xlink:show="embed" xlink:actuate="onLoad"/></draw:frame></text:p>
          </table:table-cell>
        </table:table-row>
        <table:table-row table:style-name="Table63.1">
          <table:table-cell table:style-name="Table63.A2" office:value-type="string">
            <text:p text:style-name="Table_20_Contents">Levá závorka s dolní celou částí</text:p>
          </table:table-cell>
          <table:table-cell table:style-name="Table63.A2" office:value-type="string">
            <text:p text:style-name="Table_20_Contents"><text:span text:style-name="Code">\lfloor &lt;?&gt;</text:span></text:p>
          </table:table-cell>
          <table:table-cell table:style-name="Table63.C2" office:value-type="string">
            <text:p text:style-name="Table_20_Contents"><draw:frame draw:style-name="fr17" draw:name="Object370" text:anchor-type="as-char" svg:y="-0.1484in" svg:width="0.2728in" svg:height="0.1902in" draw:z-index="424"><draw:object xlink:href="./Object 153" xlink:type="simple" xlink:show="embed" xlink:actuate="onLoad"/><draw:image xlink:href="./ObjectReplacements/Object 153" xlink:type="simple" xlink:show="embed" xlink:actuate="onLoad"/></draw:frame></text:p>
          </table:table-cell>
        </table:table-row>
        <table:table-row table:style-name="Table63.1">
          <table:table-cell table:style-name="Table63.A2" office:value-type="string">
            <text:p text:style-name="Table_20_Contents">Pravá závorka s dolní celou částí</text:p>
          </table:table-cell>
          <table:table-cell table:style-name="Table63.A2" office:value-type="string">
            <text:p text:style-name="Table_20_Contents"><text:span text:style-name="Code">&lt;?&gt; \rfloor</text:span></text:p>
          </table:table-cell>
          <table:table-cell table:style-name="Table63.C2" office:value-type="string">
            <text:p text:style-name="Table_20_Contents"><draw:frame draw:style-name="fr17" draw:name="Object371" text:anchor-type="as-char" svg:y="-0.1484in" svg:width="0.272in" svg:height="0.1898in" draw:z-index="425"><draw:object xlink:href="./Object 154" xlink:type="simple" xlink:show="embed" xlink:actuate="onLoad"/><draw:image xlink:href="./ObjectReplacements/Object 154" xlink:type="simple" xlink:show="embed" xlink:actuate="onLoad"/></draw:frame></text:p>
          </table:table-cell>
        </table:table-row>
        <table:table-row table:style-name="Table63.1">
          <table:table-cell table:style-name="Table63.A2" office:value-type="string">
            <text:p text:style-name="Table_20_Contents">Jednoduché čáry</text:p>
          </table:table-cell>
          <table:table-cell table:style-name="Table63.A2" office:value-type="string">
            <text:p text:style-name="Table_20_Contents"><text:span text:style-name="Code">lline &lt;?&gt; rline</text:span></text:p>
          </table:table-cell>
          <table:table-cell table:style-name="Table63.C2" office:value-type="string">
            <text:p text:style-name="Table_20_Contents"><draw:frame draw:style-name="fr17" draw:name="Object110" text:anchor-type="as-char" svg:y="-0.1484in" svg:width="0.411in" svg:height="0.1925in" draw:z-index="426"><draw:object xlink:href="./Object 155" xlink:type="simple" xlink:show="embed" xlink:actuate="onLoad"/><draw:image xlink:href="./ObjectReplacements/Object 155" xlink:type="simple" xlink:show="embed" xlink:actuate="onLoad"/></draw:frame></text:p>
          </table:table-cell>
        </table:table-row>
        <table:table-row table:style-name="Table63.1">
          <table:table-cell table:style-name="Table63.A2" office:value-type="string">
            <text:p text:style-name="Table_20_Contents">Levá jednoduchá čára</text:p>
          </table:table-cell>
          <table:table-cell table:style-name="Table63.A2" office:value-type="string">
            <text:p text:style-name="Table_20_Contents"><text:span text:style-name="Code">\lline &lt;?&gt;</text:span></text:p>
          </table:table-cell>
          <table:table-cell table:style-name="Table63.C2" office:value-type="string">
            <text:p text:style-name="Table_20_Contents"><draw:frame draw:style-name="fr17" draw:name="Object372" text:anchor-type="as-char" svg:y="-0.1484in" svg:width="0.2689in" svg:height="0.1925in" draw:z-index="427"><draw:object xlink:href="./Object 156" xlink:type="simple" xlink:show="embed" xlink:actuate="onLoad"/><draw:image xlink:href="./ObjectReplacements/Object 156" xlink:type="simple" xlink:show="embed" xlink:actuate="onLoad"/></draw:frame></text:p>
          </table:table-cell>
        </table:table-row>
        <table:table-row table:style-name="Table63.1">
          <table:table-cell table:style-name="Table63.A2" office:value-type="string">
            <text:p text:style-name="Table_20_Contents">Pravá jednoduchá čára</text:p>
          </table:table-cell>
          <table:table-cell table:style-name="Table63.A2" office:value-type="string">
            <text:p text:style-name="Table_20_Contents"><text:span text:style-name="Code">&lt;?&gt; \rline</text:span></text:p>
          </table:table-cell>
          <table:table-cell table:style-name="Table63.C2" office:value-type="string">
            <text:p text:style-name="Table_20_Contents"><draw:frame draw:style-name="fr17" draw:name="Object373" text:anchor-type="as-char" svg:y="-0.1484in" svg:width="0.2681in" svg:height="0.1925in" draw:z-index="38"><draw:object xlink:href="./Object 157" xlink:type="simple" xlink:show="embed" xlink:actuate="onLoad"/><draw:image xlink:href="./ObjectReplacements/Object 157" xlink:type="simple" xlink:show="embed" xlink:actuate="onLoad"/></draw:frame></text:p>
          </table:table-cell>
        </table:table-row>
        <table:table-row table:style-name="Table63.1">
          <table:table-cell table:style-name="Table63.A2" office:value-type="string">
            <text:p text:style-name="Table_20_Contents">Dvojité čáry</text:p>
          </table:table-cell>
          <table:table-cell table:style-name="Table63.A2" office:value-type="string">
            <text:p text:style-name="Table_20_Contents"><text:span text:style-name="Code">ldline &lt;?&gt; rdline</text:span></text:p>
          </table:table-cell>
          <table:table-cell table:style-name="Table63.C2" office:value-type="string">
            <text:p text:style-name="Table_20_Contents"><draw:frame draw:style-name="fr17" draw:name="Object112" text:anchor-type="as-char" svg:y="-0.1484in" svg:width="0.4752in" svg:height="0.1917in" draw:z-index="50"><draw:object xlink:href="./Object 158" xlink:type="simple" xlink:show="embed" xlink:actuate="onLoad"/><draw:image xlink:href="./ObjectReplacements/Object 158" xlink:type="simple" xlink:show="embed" xlink:actuate="onLoad"/></draw:frame></text:p>
          </table:table-cell>
        </table:table-row>
        <table:table-row table:style-name="Table63.1">
          <table:table-cell table:style-name="Table63.A2" office:value-type="string">
            <text:p text:style-name="Table_20_Contents">Levá dvojitá čára</text:p>
          </table:table-cell>
          <table:table-cell table:style-name="Table63.A2" office:value-type="string">
            <text:p text:style-name="Table_20_Contents"><text:span text:style-name="Code">\ldline &lt;?&gt;</text:span></text:p>
          </table:table-cell>
          <table:table-cell table:style-name="Table63.C2" office:value-type="string">
            <text:p text:style-name="Table_20_Contents"><draw:frame draw:style-name="fr17" draw:name="Object374" text:anchor-type="as-char" svg:y="-0.1484in" svg:width="0.3008in" svg:height="0.1917in" draw:z-index="76"><draw:object xlink:href="./Object 159" xlink:type="simple" xlink:show="embed" xlink:actuate="onLoad"/><draw:image xlink:href="./ObjectReplacements/Object 159" xlink:type="simple" xlink:show="embed" xlink:actuate="onLoad"/></draw:frame></text:p>
          </table:table-cell>
        </table:table-row>
        <table:table-row table:style-name="Table63.1">
          <table:table-cell table:style-name="Table63.A2" office:value-type="string">
            <text:p text:style-name="Table_20_Contents">Pravá dvojitá  čára</text:p>
          </table:table-cell>
          <table:table-cell table:style-name="Table63.A2" office:value-type="string">
            <text:p text:style-name="Table_20_Contents"><text:span text:style-name="Code">&lt;?&gt; \rdline</text:span></text:p>
          </table:table-cell>
          <table:table-cell table:style-name="Table63.C2" office:value-type="string">
            <text:p text:style-name="Table_20_Contents"><draw:frame draw:style-name="fr17" draw:name="Object375" text:anchor-type="as-char" svg:y="-0.1484in" svg:width="0.3008in" svg:height="0.1917in" draw:z-index="81"><draw:object xlink:href="./Object 160" xlink:type="simple" xlink:show="embed" xlink:actuate="onLoad"/><draw:image xlink:href="./ObjectReplacements/Object 160" xlink:type="simple" xlink:show="embed" xlink:actuate="onLoad"/></draw:frame></text:p>
          </table:table-cell>
        </table:table-row>
        <table:table-row table:style-name="Table63.1">
          <table:table-cell table:style-name="Table63.A2" office:value-type="string">
            <text:p text:style-name="Table_20_Contents">Zvětšující se kulaté závorky</text:p>
          </table:table-cell>
          <table:table-cell table:style-name="Table63.A2" office:value-type="string">
            <text:p text:style-name="Table_20_Contents"><text:span text:style-name="Code">left ( &lt;?&gt; right )</text:span></text:p>
          </table:table-cell>
          <table:table-cell table:style-name="Table63.C2" office:value-type="string">
            <text:p text:style-name="Table_20_Contents"><draw:frame draw:style-name="fr17" draw:name="Object113" text:anchor-type="as-char" svg:y="-0.2646in" svg:width="0.3681in" svg:height="0.4335in" draw:z-index="109"><draw:object xlink:href="./Object 161" xlink:type="simple" xlink:show="embed" xlink:actuate="onLoad"/><draw:image xlink:href="./ObjectReplacements/Object 161" xlink:type="simple" xlink:show="embed" xlink:actuate="onLoad"/></draw:frame></text:p>
          </table:table-cell>
        </table:table-row>
        <table:table-row table:style-name="Table63.1">
          <table:table-cell table:style-name="Table63.A2" office:value-type="string">
            <text:p text:style-name="Table_20_Contents">Zvětšující se levá kulatá závorka</text:p>
          </table:table-cell>
          <table:table-cell table:style-name="Table63.A2" office:value-type="string">
            <text:p text:style-name="Table_20_Contents"><text:span text:style-name="Code">left ( &lt;?&gt; right none</text:span></text:p>
          </table:table-cell>
          <table:table-cell table:style-name="Table63.C2" office:value-type="string">
            <text:p text:style-name="Table_20_Contents"><draw:frame draw:style-name="fr17" draw:name="Object327" text:anchor-type="as-char" svg:y="-0.2646in" svg:width="0.3126in" svg:height="0.4335in" draw:z-index="428"><draw:object xlink:href="./Object 162" xlink:type="simple" xlink:show="embed" xlink:actuate="onLoad"/><draw:image xlink:href="./ObjectReplacements/Object 162" xlink:type="simple" xlink:show="embed" xlink:actuate="onLoad"/></draw:frame></text:p>
          </table:table-cell>
        </table:table-row>
        <text:soft-page-break/>
        <table:table-row table:style-name="Table63.1">
          <table:table-cell table:style-name="Table63.A2" office:value-type="string">
            <text:p text:style-name="Table_20_Contents">Zvětšující se pravá kulatá závorka</text:p>
          </table:table-cell>
          <table:table-cell table:style-name="Table63.A2" office:value-type="string">
            <text:p text:style-name="Table_20_Contents"><text:span text:style-name="Code">left none &lt;?&gt; right )</text:span></text:p>
          </table:table-cell>
          <table:table-cell table:style-name="Table63.C2" office:value-type="string">
            <text:p text:style-name="Table_20_Contents"><draw:frame draw:style-name="fr17" draw:name="Object329" text:anchor-type="as-char" svg:y="-0.2646in" svg:width="0.3118in" svg:height="0.4335in" draw:z-index="429"><draw:object xlink:href="./Object 163" xlink:type="simple" xlink:show="embed" xlink:actuate="onLoad"/><draw:image xlink:href="./ObjectReplacements/Object 163" xlink:type="simple" xlink:show="embed" xlink:actuate="onLoad"/></draw:frame></text:p>
          </table:table-cell>
        </table:table-row>
        <table:table-row table:style-name="Table63.1">
          <table:table-cell table:style-name="Table63.A2" office:value-type="string">
            <text:p text:style-name="Table_20_Contents">Zvětšující se hranaté závorky</text:p>
          </table:table-cell>
          <table:table-cell table:style-name="Table63.A2" office:value-type="string">
            <text:p text:style-name="Table_20_Contents"><text:span text:style-name="Code">left [ &lt;?&gt; right ]</text:span></text:p>
          </table:table-cell>
          <table:table-cell table:style-name="Table63.C2" office:value-type="string">
            <text:p text:style-name="Table_20_Contents"><draw:frame draw:style-name="fr17" draw:name="Object114" text:anchor-type="as-char" svg:y="-0.2634in" svg:width="0.3563in" svg:height="0.4319in" draw:z-index="430"><draw:object xlink:href="./Object 164" xlink:type="simple" xlink:show="embed" xlink:actuate="onLoad"/><draw:image xlink:href="./ObjectReplacements/Object 164" xlink:type="simple" xlink:show="embed" xlink:actuate="onLoad"/></draw:frame></text:p>
          </table:table-cell>
        </table:table-row>
        <table:table-row table:style-name="Table63.1">
          <table:table-cell table:style-name="Table63.A2" office:value-type="string">
            <text:p text:style-name="Table_20_Contents">Zvětšující se levá hranatá závorka</text:p>
          </table:table-cell>
          <table:table-cell table:style-name="Table63.A2" office:value-type="string">
            <text:p text:style-name="Table_20_Contents"><text:span text:style-name="Code">left [ &lt;?&gt; right none</text:span></text:p>
          </table:table-cell>
          <table:table-cell table:style-name="Table63.C2" office:value-type="string">
            <text:p text:style-name="Table_20_Contents"><draw:frame draw:style-name="fr17" draw:name="Object332" text:anchor-type="as-char" svg:y="-0.2634in" svg:width="0.3071in" svg:height="0.4319in" draw:z-index="431"><draw:object xlink:href="./Object 165" xlink:type="simple" xlink:show="embed" xlink:actuate="onLoad"/><draw:image xlink:href="./ObjectReplacements/Object 165" xlink:type="simple" xlink:show="embed" xlink:actuate="onLoad"/></draw:frame></text:p>
          </table:table-cell>
        </table:table-row>
        <table:table-row table:style-name="Table63.1">
          <table:table-cell table:style-name="Table63.A2" office:value-type="string">
            <text:p text:style-name="Table_20_Contents">Zvětšující se pravá hranatá závorka</text:p>
          </table:table-cell>
          <table:table-cell table:style-name="Table63.A2" office:value-type="string">
            <text:p text:style-name="Table_20_Contents"><text:span text:style-name="Code">left none &lt;?&gt; right ]</text:span></text:p>
          </table:table-cell>
          <table:table-cell table:style-name="Table63.C2" office:value-type="string">
            <text:p text:style-name="Table_20_Contents"><draw:frame draw:style-name="fr17" draw:name="Object331" text:anchor-type="as-char" svg:y="-0.2634in" svg:width="0.3063in" svg:height="0.4319in" draw:z-index="432"><draw:object xlink:href="./Object 166" xlink:type="simple" xlink:show="embed" xlink:actuate="onLoad"/><draw:image xlink:href="./ObjectReplacements/Object 166" xlink:type="simple" xlink:show="embed" xlink:actuate="onLoad"/></draw:frame></text:p>
          </table:table-cell>
        </table:table-row>
        <table:table-row table:style-name="Table63.1">
          <table:table-cell table:style-name="Table63.A2" office:value-type="string">
            <text:p text:style-name="Table_20_Contents">Zvětšující se dvojité hranaté závorky</text:p>
          </table:table-cell>
          <table:table-cell table:style-name="Table63.A2" office:value-type="string">
            <text:p text:style-name="Table_20_Contents"><text:span text:style-name="Code">left ldbracket &lt;?&gt; right rdbracket</text:span></text:p>
          </table:table-cell>
          <table:table-cell table:style-name="Table63.C2" office:value-type="string">
            <text:p text:style-name="Table_20_Contents"><draw:frame draw:style-name="fr17" draw:name="Object115" text:anchor-type="as-char" svg:y="-0.2634in" svg:width="0.3783in" svg:height="0.4319in" draw:z-index="433"><draw:object xlink:href="./Object 167" xlink:type="simple" xlink:show="embed" xlink:actuate="onLoad"/><draw:image xlink:href="./ObjectReplacements/Object 167" xlink:type="simple" xlink:show="embed" xlink:actuate="onLoad"/></draw:frame></text:p>
          </table:table-cell>
        </table:table-row>
        <table:table-row table:style-name="Table63.1">
          <table:table-cell table:style-name="Table63.A2" office:value-type="string">
            <text:p text:style-name="Table_20_Contents">Zvětšující se levá dvojitá hranatá závorka</text:p>
          </table:table-cell>
          <table:table-cell table:style-name="Table63.A2" office:value-type="string">
            <text:p text:style-name="Table_20_Contents"><text:span text:style-name="Code">left ldbracket &lt;?&gt; right none</text:span></text:p>
          </table:table-cell>
          <table:table-cell table:style-name="Table63.C2" office:value-type="string">
            <text:p text:style-name="Table_20_Contents"><draw:frame draw:style-name="fr17" draw:name="Object344" text:anchor-type="as-char" svg:y="-0.2634in" svg:width="0.3189in" svg:height="0.4319in" draw:z-index="434"><draw:object xlink:href="./Object 168" xlink:type="simple" xlink:show="embed" xlink:actuate="onLoad"/><draw:image xlink:href="./ObjectReplacements/Object 168" xlink:type="simple" xlink:show="embed" xlink:actuate="onLoad"/></draw:frame></text:p>
          </table:table-cell>
        </table:table-row>
        <table:table-row table:style-name="Table63.1">
          <table:table-cell table:style-name="Table63.A2" office:value-type="string">
            <text:p text:style-name="Table_20_Contents">Zvětšující se pravá dvojitá hranatá závorka</text:p>
          </table:table-cell>
          <table:table-cell table:style-name="Table63.A2" office:value-type="string">
            <text:p text:style-name="Table_20_Contents"><text:span text:style-name="Code">left none &lt;?&gt; right rdbracket</text:span></text:p>
          </table:table-cell>
          <table:table-cell table:style-name="Table63.C2" office:value-type="string">
            <text:p text:style-name="Table_20_Contents"><draw:frame draw:style-name="fr17" draw:name="Object345" text:anchor-type="as-char" svg:y="-0.2634in" svg:width="0.3161in" svg:height="0.4319in" draw:z-index="435"><draw:object xlink:href="./Object 169" xlink:type="simple" xlink:show="embed" xlink:actuate="onLoad"/><draw:image xlink:href="./ObjectReplacements/Object 169" xlink:type="simple" xlink:show="embed" xlink:actuate="onLoad"/></draw:frame></text:p>
          </table:table-cell>
        </table:table-row>
        <table:table-row table:style-name="Table63.1">
          <table:table-cell table:style-name="Table63.A2" office:value-type="string">
            <text:p text:style-name="Table_20_Contents">Zvětšující se složené závorky</text:p>
          </table:table-cell>
          <table:table-cell table:style-name="Table63.A2" office:value-type="string">
            <text:p text:style-name="Table_20_Contents"><text:span text:style-name="Code">left lbrace &lt;?&gt; right rbrace</text:span></text:p>
          </table:table-cell>
          <table:table-cell table:style-name="Table63.C2" office:value-type="string">
            <text:p text:style-name="Table_20_Contents"><draw:frame draw:style-name="fr17" draw:name="Object116" text:anchor-type="as-char" svg:y="-0.2638in" svg:width="0.372in" svg:height="0.4327in" draw:z-index="436"><draw:object xlink:href="./Object 170" xlink:type="simple" xlink:show="embed" xlink:actuate="onLoad"/><draw:image xlink:href="./ObjectReplacements/Object 170" xlink:type="simple" xlink:show="embed" xlink:actuate="onLoad"/></draw:frame></text:p>
          </table:table-cell>
        </table:table-row>
        <table:table-row table:style-name="Table63.1">
          <table:table-cell table:style-name="Table63.A2" office:value-type="string">
            <text:p text:style-name="Table_20_Contents">Zvětšující se levá složená závorka</text:p>
          </table:table-cell>
          <table:table-cell table:style-name="Table63.A2" office:value-type="string">
            <text:p text:style-name="Table_20_Contents"><text:span text:style-name="Code">left lbrace {&lt;?&gt;} right none</text:span></text:p>
          </table:table-cell>
          <table:table-cell table:style-name="Table63.C2" office:value-type="string">
            <text:p text:style-name="Table_20_Contents"><draw:frame draw:style-name="fr17" draw:name="Object111" text:anchor-type="as-char" svg:y="-0.2638in" svg:width="0.3071in" svg:height="0.4327in" draw:z-index="437"><draw:object xlink:href="./Object 171" xlink:type="simple" xlink:show="embed" xlink:actuate="onLoad"/><draw:image xlink:href="./ObjectReplacements/Object 171" xlink:type="simple" xlink:show="embed" xlink:actuate="onLoad"/></draw:frame></text:p>
          </table:table-cell>
        </table:table-row>
        <table:table-row table:style-name="Table63.1">
          <table:table-cell table:style-name="Table63.A2" office:value-type="string">
            <text:p text:style-name="Table_20_Contents">Zvětšující se pravá složená závorka</text:p>
          </table:table-cell>
          <table:table-cell table:style-name="Table63.A2" office:value-type="string">
            <text:p text:style-name="Table_20_Contents"><text:span text:style-name="Code">left none {&lt;?&gt;} right rbrace</text:span></text:p>
          </table:table-cell>
          <table:table-cell table:style-name="Table63.C2" office:value-type="string">
            <text:p text:style-name="Table_20_Contents"><draw:frame draw:style-name="fr17" draw:name="Object117" text:anchor-type="as-char" svg:y="-0.2638in" svg:width="0.3217in" svg:height="0.4327in" draw:z-index="438"><draw:object xlink:href="./Object 172" xlink:type="simple" xlink:show="embed" xlink:actuate="onLoad"/><draw:image xlink:href="./ObjectReplacements/Object 172" xlink:type="simple" xlink:show="embed" xlink:actuate="onLoad"/></draw:frame></text:p>
          </table:table-cell>
        </table:table-row>
        <table:table-row table:style-name="Table63.1">
          <table:table-cell table:style-name="Table63.A2" office:value-type="string">
            <text:p text:style-name="Table_20_Contents">Zvětšující se špičaté závorky</text:p>
          </table:table-cell>
          <table:table-cell table:style-name="Table63.A2" office:value-type="string">
            <text:p text:style-name="Table_20_Contents"><text:span text:style-name="Code">left langle &lt;?&gt; right rangle</text:span></text:p>
          </table:table-cell>
          <table:table-cell table:style-name="Table63.C2" office:value-type="string">
            <text:p text:style-name="Table_20_Contents"><draw:frame draw:style-name="fr17" draw:name="Object316" text:anchor-type="as-char" svg:y="-0.2634in" svg:width="0.3799in" svg:height="0.4319in" draw:z-index="439"><draw:object xlink:href="./Object 173" xlink:type="simple" xlink:show="embed" xlink:actuate="onLoad"/><draw:image xlink:href="./ObjectReplacements/Object 173" xlink:type="simple" xlink:show="embed" xlink:actuate="onLoad"/></draw:frame></text:p>
          </table:table-cell>
        </table:table-row>
        <table:table-row table:style-name="Table63.1">
          <table:table-cell table:style-name="Table63.A2" office:value-type="string">
            <text:p text:style-name="Table_20_Contents">Zvětšující se levá špičatá závorka</text:p>
          </table:table-cell>
          <table:table-cell table:style-name="Table63.A2" office:value-type="string">
            <text:p text:style-name="Table_20_Contents"><text:span text:style-name="Code">left langle {&lt;?&gt;} right none</text:span></text:p>
          </table:table-cell>
          <table:table-cell table:style-name="Table63.C2" office:value-type="string">
            <text:p text:style-name="Table_20_Contents"><draw:frame draw:style-name="fr17" draw:name="Object118" text:anchor-type="as-char" svg:y="-0.2634in" svg:width="0.3181in" svg:height="0.4319in" draw:z-index="440"><draw:object xlink:href="./Object 174" xlink:type="simple" xlink:show="embed" xlink:actuate="onLoad"/><draw:image xlink:href="./ObjectReplacements/Object 174" xlink:type="simple" xlink:show="embed" xlink:actuate="onLoad"/></draw:frame></text:p>
          </table:table-cell>
        </table:table-row>
        <table:table-row table:style-name="Table63.1">
          <table:table-cell table:style-name="Table63.A2" office:value-type="string">
            <text:p text:style-name="Table_20_Contents">Zvětšující se pravá špičatá závorka</text:p>
          </table:table-cell>
          <table:table-cell table:style-name="Table63.A2" office:value-type="string">
            <text:p text:style-name="Table_20_Contents"><text:span text:style-name="Code">left none {&lt;?&gt;} right rangle</text:span></text:p>
          </table:table-cell>
          <table:table-cell table:style-name="Table63.C2" office:value-type="string">
            <text:p text:style-name="Table_20_Contents"><draw:frame draw:style-name="fr17" draw:name="Object326" text:anchor-type="as-char" svg:y="-0.2634in" svg:width="0.3181in" svg:height="0.4319in" draw:z-index="441"><draw:object xlink:href="./Object 175" xlink:type="simple" xlink:show="embed" xlink:actuate="onLoad"/><draw:image xlink:href="./ObjectReplacements/Object 175" xlink:type="simple" xlink:show="embed" xlink:actuate="onLoad"/></draw:frame></text:p>
          </table:table-cell>
        </table:table-row>
        <table:table-row table:style-name="Table63.1">
          <table:table-cell table:style-name="Table63.A2" office:value-type="string">
            <text:p text:style-name="Table_20_Contents">Zvětšující se závorky operátoru</text:p>
          </table:table-cell>
          <table:table-cell table:style-name="Table63.A2" office:value-type="string">
            <text:p text:style-name="Table_20_Contents"><text:span text:style-name="Code">left langle &lt;?&gt; mline &lt;?&gt; right none</text:span></text:p>
          </table:table-cell>
          <table:table-cell table:style-name="Table63.C2" office:value-type="string">
            <text:p text:style-name="Table_20_Contents"><draw:frame draw:style-name="fr17" draw:name="Object317" text:anchor-type="as-char" svg:y="-0.2638in" svg:width="0.5902in" svg:height="0.4319in" draw:z-index="442"><draw:object xlink:href="./Object 176" xlink:type="simple" xlink:show="embed" xlink:actuate="onLoad"/><draw:image xlink:href="./ObjectReplacements/Object 176" xlink:type="simple" xlink:show="embed" xlink:actuate="onLoad"/></draw:frame></text:p>
          </table:table-cell>
        </table:table-row>
        <table:table-row table:style-name="Table63.1">
          <table:table-cell table:style-name="Table63.A2" office:value-type="string">
            <text:p text:style-name="Table_20_Contents">Zvětšující se levá závorka operátoru</text:p>
          </table:table-cell>
          <table:table-cell table:style-name="Table63.A2" office:value-type="string">
            <text:p text:style-name="Table_20_Contents"><text:span text:style-name="Code">left langle &lt;?&gt; mline &lt;?&gt; right none</text:span></text:p>
          </table:table-cell>
          <table:table-cell table:style-name="Table63.C2" office:value-type="string">
            <text:p text:style-name="Table_20_Contents"><draw:frame draw:style-name="fr17" draw:name="Object285" text:anchor-type="as-char" svg:y="-0.2638in" svg:width="0.5299in" svg:height="0.4335in" draw:z-index="443"><draw:object xlink:href="./Object 177" xlink:type="simple" xlink:show="embed" xlink:actuate="onLoad"/><draw:image xlink:href="./ObjectReplacements/Object 177" xlink:type="simple" xlink:show="embed" xlink:actuate="onLoad"/></draw:frame></text:p>
          </table:table-cell>
        </table:table-row>
        <text:soft-page-break/>
        <table:table-row table:style-name="Table63.1">
          <table:table-cell table:style-name="Table63.A2" office:value-type="string">
            <text:p text:style-name="Table_20_Contents">Zvětšující se pravá závorka operátoru</text:p>
          </table:table-cell>
          <table:table-cell table:style-name="Table63.A2" office:value-type="string">
            <text:p text:style-name="Table_20_Contents"><text:span text:style-name="Code">left none &lt;?&gt; mline &lt;?&gt; right rangle</text:span></text:p>
          </table:table-cell>
          <table:table-cell table:style-name="Table63.C2" office:value-type="string">
            <text:p text:style-name="Table_20_Contents"><draw:frame draw:style-name="fr17" draw:name="Object286" text:anchor-type="as-char" svg:y="-0.2638in" svg:width="0.5299in" svg:height="0.4335in" draw:z-index="444"><draw:object xlink:href="./Object 178" xlink:type="simple" xlink:show="embed" xlink:actuate="onLoad"/><draw:image xlink:href="./ObjectReplacements/Object 178" xlink:type="simple" xlink:show="embed" xlink:actuate="onLoad"/></draw:frame></text:p>
          </table:table-cell>
        </table:table-row>
        <table:table-row table:style-name="Table63.1">
          <table:table-cell table:style-name="Table63.A2" office:value-type="string">
            <text:p text:style-name="Table_20_Contents">Zvětšující se horní celá část</text:p>
          </table:table-cell>
          <table:table-cell table:style-name="Table63.A2" office:value-type="string">
            <text:p text:style-name="Table_20_Contents"><text:span text:style-name="Code">left lceil &lt;?&gt; right rceil</text:span></text:p>
          </table:table-cell>
          <table:table-cell table:style-name="Table63.C2" office:value-type="string">
            <text:p text:style-name="Table_20_Contents"><draw:frame draw:style-name="fr17" draw:name="Object318" text:anchor-type="as-char" svg:y="-0.2634in" svg:width="0.3563in" svg:height="0.4319in" draw:z-index="445"><draw:object xlink:href="./Object 179" xlink:type="simple" xlink:show="embed" xlink:actuate="onLoad"/><draw:image xlink:href="./ObjectReplacements/Object 179" xlink:type="simple" xlink:show="embed" xlink:actuate="onLoad"/></draw:frame></text:p>
          </table:table-cell>
        </table:table-row>
        <table:table-row table:style-name="Table63.1">
          <table:table-cell table:style-name="Table63.A2" office:value-type="string">
            <text:p text:style-name="Table_20_Contents">Zvětšující se levá závorka horní celá část</text:p>
          </table:table-cell>
          <table:table-cell table:style-name="Table63.A2" office:value-type="string">
            <text:p text:style-name="Table_20_Contents"><text:span text:style-name="Code">left lceil &lt;?&gt; right none</text:span></text:p>
          </table:table-cell>
          <table:table-cell table:style-name="Table63.C2" office:value-type="string">
            <text:p text:style-name="Table_20_Contents"><draw:frame draw:style-name="fr17" draw:name="Object340" text:anchor-type="as-char" svg:y="-0.2634in" svg:width="0.3071in" svg:height="0.4327in" draw:z-index="372"><draw:object xlink:href="./Object 180" xlink:type="simple" xlink:show="embed" xlink:actuate="onLoad"/><draw:image xlink:href="./ObjectReplacements/Object 180" xlink:type="simple" xlink:show="embed" xlink:actuate="onLoad"/></draw:frame></text:p>
          </table:table-cell>
        </table:table-row>
        <table:table-row table:style-name="Table63.1">
          <table:table-cell table:style-name="Table63.A2" office:value-type="string">
            <text:p text:style-name="Table_20_Contents">Zvětšující se pravá závorka horní celá část</text:p>
          </table:table-cell>
          <table:table-cell table:style-name="Table63.A2" office:value-type="string">
            <text:p text:style-name="Table_20_Contents"><text:span text:style-name="Code">left none &lt;?&gt; right rceil</text:span></text:p>
          </table:table-cell>
          <table:table-cell table:style-name="Table63.C2" office:value-type="string">
            <text:p text:style-name="Table_20_Contents"><draw:frame draw:style-name="fr17" draw:name="Object346" text:anchor-type="as-char" svg:y="-0.2634in" svg:width="0.3063in" svg:height="0.4327in" draw:z-index="379"><draw:object xlink:href="./Object 181" xlink:type="simple" xlink:show="embed" xlink:actuate="onLoad"/><draw:image xlink:href="./ObjectReplacements/Object 181" xlink:type="simple" xlink:show="embed" xlink:actuate="onLoad"/></draw:frame></text:p>
          </table:table-cell>
        </table:table-row>
        <table:table-row table:style-name="Table63.1">
          <table:table-cell table:style-name="Table63.A2" office:value-type="string">
            <text:p text:style-name="Table_20_Contents">Zvětšující se dolní celá část</text:p>
          </table:table-cell>
          <table:table-cell table:style-name="Table63.A2" office:value-type="string">
            <text:p text:style-name="Table_20_Contents"><text:span text:style-name="Code">left lfloor &lt;?&gt; right rfloor</text:span></text:p>
          </table:table-cell>
          <table:table-cell table:style-name="Table63.C2" office:value-type="string">
            <text:p text:style-name="Table_20_Contents"><draw:frame draw:style-name="fr17" draw:name="Object319" text:anchor-type="as-char" svg:y="-0.2634in" svg:width="0.3563in" svg:height="0.4319in" draw:z-index="446"><draw:object xlink:href="./Object 211" xlink:type="simple" xlink:show="embed" xlink:actuate="onLoad"/><draw:image xlink:href="./ObjectReplacements/Object 211" xlink:type="simple" xlink:show="embed" xlink:actuate="onLoad"/></draw:frame></text:p>
          </table:table-cell>
        </table:table-row>
        <table:table-row table:style-name="Table63.1">
          <table:table-cell table:style-name="Table63.A2" office:value-type="string">
            <text:p text:style-name="Table_20_Contents">Zvětšující se levá závorka dolní celá část</text:p>
          </table:table-cell>
          <table:table-cell table:style-name="Table63.A2" office:value-type="string">
            <text:p text:style-name="Table_20_Contents"><text:span text:style-name="Code">left lfloor &lt;?&gt; right none</text:span></text:p>
          </table:table-cell>
          <table:table-cell table:style-name="Table63.C2" office:value-type="string">
            <text:p text:style-name="Table_20_Contents"><draw:frame draw:style-name="fr17" draw:name="Object347" text:anchor-type="as-char" svg:y="-0.2634in" svg:width="0.3071in" svg:height="0.4327in" draw:z-index="447"><draw:object xlink:href="./Object 212" xlink:type="simple" xlink:show="embed" xlink:actuate="onLoad"/><draw:image xlink:href="./ObjectReplacements/Object 212" xlink:type="simple" xlink:show="embed" xlink:actuate="onLoad"/></draw:frame></text:p>
          </table:table-cell>
        </table:table-row>
        <table:table-row table:style-name="Table63.1">
          <table:table-cell table:style-name="Table63.A2" office:value-type="string">
            <text:p text:style-name="Table_20_Contents">Zvětšující se pravá závorka horní celá část</text:p>
          </table:table-cell>
          <table:table-cell table:style-name="Table63.A2" office:value-type="string">
            <text:p text:style-name="Table_20_Contents"><text:span text:style-name="Code">left none &lt;?&gt; right rfloor</text:span></text:p>
          </table:table-cell>
          <table:table-cell table:style-name="Table63.C2" office:value-type="string">
            <text:p text:style-name="Table_20_Contents"><draw:frame draw:style-name="fr17" draw:name="Object348" text:anchor-type="as-char" svg:y="-0.2634in" svg:width="0.3063in" svg:height="0.4327in" draw:z-index="448"><draw:object xlink:href="./Object 214" xlink:type="simple" xlink:show="embed" xlink:actuate="onLoad"/><draw:image xlink:href="./ObjectReplacements/Object 214" xlink:type="simple" xlink:show="embed" xlink:actuate="onLoad"/></draw:frame></text:p>
          </table:table-cell>
        </table:table-row>
        <table:table-row table:style-name="Table63.1">
          <table:table-cell table:style-name="Table63.A2" office:value-type="string">
            <text:p text:style-name="Table_20_Contents">Zvětšující se jednoduché čáry</text:p>
          </table:table-cell>
          <table:table-cell table:style-name="Table63.A2" office:value-type="string">
            <text:p text:style-name="Table_20_Contents"><text:span text:style-name="Code">left lline &lt;?&gt; right rline</text:span></text:p>
          </table:table-cell>
          <table:table-cell table:style-name="Table63.C2" office:value-type="string">
            <text:p text:style-name="Table_20_Contents"><draw:frame draw:style-name="fr17" draw:name="Object320" text:anchor-type="as-char" svg:y="-0.2638in" svg:width="0.3465in" svg:height="0.4319in" draw:z-index="449"><draw:object xlink:href="./Object 215" xlink:type="simple" xlink:show="embed" xlink:actuate="onLoad"/><draw:image xlink:href="./ObjectReplacements/Object 215" xlink:type="simple" xlink:show="embed" xlink:actuate="onLoad"/></draw:frame></text:p>
          </table:table-cell>
        </table:table-row>
        <table:table-row table:style-name="Table63.1">
          <table:table-cell table:style-name="Table63.A2" office:value-type="string">
            <text:p text:style-name="Table_20_Contents">Zvětšující se levá jednoduchá čára</text:p>
          </table:table-cell>
          <table:table-cell table:style-name="Table63.A2" office:value-type="string">
            <text:p text:style-name="Table_20_Contents"><text:span text:style-name="Code">left lline &lt;?&gt; right none</text:span></text:p>
          </table:table-cell>
          <table:table-cell table:style-name="Table63.C2" office:value-type="string">
            <text:p text:style-name="Table_20_Contents"><draw:frame draw:style-name="fr17" draw:name="Object349" text:anchor-type="as-char" svg:y="-0.2638in" svg:width="0.302in" svg:height="0.4335in" draw:z-index="450"><draw:object xlink:href="./Object 216" xlink:type="simple" xlink:show="embed" xlink:actuate="onLoad"/><draw:image xlink:href="./ObjectReplacements/Object 216" xlink:type="simple" xlink:show="embed" xlink:actuate="onLoad"/></draw:frame></text:p>
          </table:table-cell>
        </table:table-row>
        <table:table-row table:style-name="Table63.1">
          <table:table-cell table:style-name="Table63.A2" office:value-type="string">
            <text:p text:style-name="Table_20_Contents">Zvětšující se pravá jednoduchá čára</text:p>
          </table:table-cell>
          <table:table-cell table:style-name="Table63.A2" office:value-type="string">
            <text:p text:style-name="Table_20_Contents"><text:span text:style-name="Code">left none &lt;?&gt; right rline</text:span></text:p>
          </table:table-cell>
          <table:table-cell table:style-name="Table63.C2" office:value-type="string">
            <text:p text:style-name="Table_20_Contents"><draw:frame draw:style-name="fr17" draw:name="Object350" text:anchor-type="as-char" svg:y="-0.2638in" svg:width="0.302in" svg:height="0.4335in" draw:z-index="451"><draw:object xlink:href="./Object 217" xlink:type="simple" xlink:show="embed" xlink:actuate="onLoad"/><draw:image xlink:href="./ObjectReplacements/Object 217" xlink:type="simple" xlink:show="embed" xlink:actuate="onLoad"/></draw:frame></text:p>
          </table:table-cell>
        </table:table-row>
        <table:table-row table:style-name="Table63.1">
          <table:table-cell table:style-name="Table63.A2" office:value-type="string">
            <text:p text:style-name="Table_20_Contents">Zvětšující se dvojité čáry</text:p>
          </table:table-cell>
          <table:table-cell table:style-name="Table63.A2" office:value-type="string">
            <text:p text:style-name="Table_20_Contents"><text:span text:style-name="Code">left ldline &lt;?&gt; right rdline</text:span></text:p>
          </table:table-cell>
          <table:table-cell table:style-name="Table63.C2" office:value-type="string">
            <text:p text:style-name="Table_20_Contents"><draw:frame draw:style-name="fr17" draw:name="Object321" text:anchor-type="as-char" svg:y="-0.2634in" svg:width="0.411in" svg:height="0.4319in" draw:z-index="138"><draw:object xlink:href="./Object 218" xlink:type="simple" xlink:show="embed" xlink:actuate="onLoad"/><draw:image xlink:href="./ObjectReplacements/Object 218" xlink:type="simple" xlink:show="embed" xlink:actuate="onLoad"/></draw:frame></text:p>
          </table:table-cell>
        </table:table-row>
        <table:table-row table:style-name="Table63.1">
          <table:table-cell table:style-name="Table63.A2" office:value-type="string">
            <text:p text:style-name="Table_20_Contents">Zvětšující se levá dvojitá čára</text:p>
          </table:table-cell>
          <table:table-cell table:style-name="Table63.A2" office:value-type="string">
            <text:p text:style-name="Table_20_Contents"><text:span text:style-name="Code">left ldline &lt;?&gt; right none</text:span></text:p>
          </table:table-cell>
          <table:table-cell table:style-name="Table63.C2" office:value-type="string">
            <text:p text:style-name="Table_20_Contents"><draw:frame draw:style-name="fr17" draw:name="Object351" text:anchor-type="as-char" svg:y="-0.2634in" svg:width="0.3346in" svg:height="0.4327in" draw:z-index="164"><draw:object xlink:href="./Object 219" xlink:type="simple" xlink:show="embed" xlink:actuate="onLoad"/><draw:image xlink:href="./ObjectReplacements/Object 219" xlink:type="simple" xlink:show="embed" xlink:actuate="onLoad"/></draw:frame></text:p>
          </table:table-cell>
        </table:table-row>
        <table:table-row table:style-name="Table63.1">
          <table:table-cell table:style-name="Table63.A2" office:value-type="string">
            <text:p text:style-name="Table_20_Contents">Zvětšující se pravá dvojitá čára</text:p>
          </table:table-cell>
          <table:table-cell table:style-name="Table63.A2" office:value-type="string">
            <text:p text:style-name="Table_20_Contents"><text:span text:style-name="Code">left none &lt;?&gt; right rdline</text:span></text:p>
          </table:table-cell>
          <table:table-cell table:style-name="Table63.C2" office:value-type="string">
            <text:p text:style-name="Table_20_Contents"><draw:frame draw:style-name="fr17" draw:name="Object353" text:anchor-type="as-char" svg:y="-0.2634in" svg:width="0.3339in" svg:height="0.4327in" draw:z-index="165"><draw:object xlink:href="./Object 220" xlink:type="simple" xlink:show="embed" xlink:actuate="onLoad"/><draw:image xlink:href="./ObjectReplacements/Object 220" xlink:type="simple" xlink:show="embed" xlink:actuate="onLoad"/></draw:frame></text:p>
          </table:table-cell>
        </table:table-row>
        <table:table-row table:style-name="Table63.1">
          <table:table-cell table:style-name="Table63.A2" office:value-type="string">
            <text:p text:style-name="Table_20_Contents">Zvětšující se složená závorka nahoře</text:p>
          </table:table-cell>
          <table:table-cell table:style-name="Table63.A2" office:value-type="string">
            <text:p text:style-name="Table_20_Contents"><text:span text:style-name="Code">{&lt;?&gt;} overbrace {&lt;?&gt;}</text:span></text:p>
          </table:table-cell>
          <table:table-cell table:style-name="Table63.C2" office:value-type="string">
            <text:p text:style-name="Table_20_Contents"><draw:frame draw:style-name="fr17" draw:name="Object322" text:anchor-type="as-char" svg:y="-0.3327in" svg:width="0.4228in" svg:height="0.3689in" draw:z-index="168"><draw:object xlink:href="./Object 221" xlink:type="simple" xlink:show="embed" xlink:actuate="onLoad"/><draw:image xlink:href="./ObjectReplacements/Object 221" xlink:type="simple" xlink:show="embed" xlink:actuate="onLoad"/></draw:frame></text:p>
          </table:table-cell>
        </table:table-row>
        <table:table-row table:style-name="Table63.1">
          <table:table-cell table:style-name="Table63.A2" office:value-type="string">
            <text:p text:style-name="Table_20_Contents">Zvětšující se složená závorka dole</text:p>
          </table:table-cell>
          <table:table-cell table:style-name="Table63.A2" office:value-type="string">
            <text:p text:style-name="Table_20_Contents"><text:span text:style-name="Code">{&lt;?&gt;} underbrace {&lt;?&gt;}</text:span></text:p>
          </table:table-cell>
          <table:table-cell table:style-name="Table63.C2" office:value-type="string">
            <text:p text:style-name="Table_20_Contents"><draw:frame draw:style-name="fr17" draw:name="Object323" text:anchor-type="as-char" svg:y="-0.1484in" svg:width="0.4228in" svg:height="0.3689in" draw:z-index="452"><draw:object xlink:href="./Object 222" xlink:type="simple" xlink:show="embed" xlink:actuate="onLoad"/><draw:image xlink:href="./ObjectReplacements/Object 222" xlink:type="simple" xlink:show="embed" xlink:actuate="onLoad"/></draw:frame></text:p>
          </table:table-cell>
        </table:table-row>
      </table:table>
      <text:h text:style-name="Heading_20_1" text:outline-level="2"><text:bookmark-start text:name="__RefHeading__39707_1792826427"/><text:soft-page-break/>Formáty<text:alphabetical-index-mark text:string-value="příkazy pro formátování (Math)"/><text:bookmark-end text:name="__RefHeading__39707_1792826427"/></text:h>
      <text:p text:style-name="Text_20_body">Chceme-li používat v editoru vzorců ikony pro zadávání příkazů pro formátování, vybereme z rozevíracího seznamu v horní části postranní lišty Prvky položku Formáty.</text:p>
      <table:table table:name="Table44" table:style-name="Table44">
        <table:table-column table:style-name="Table44.A"/>
        <table:table-column table:style-name="Table44.B"/>
        <table:table-column table:style-name="Table44.C"/>
        <table:table-header-rows>
          <table:table-row table:style-name="Table44.1">
            <table:table-cell table:style-name="Table44.A1" office:value-type="string">
              <text:p text:style-name="Table_20_Heading">Operace</text:p>
            </table:table-cell>
            <table:table-cell table:style-name="Table44.A1" office:value-type="string">
              <text:p text:style-name="Table_20_Heading">Značkovací jazyk</text:p>
            </table:table-cell>
            <table:table-cell table:style-name="Table44.C1" office:value-type="string">
              <text:p text:style-name="Table_20_Heading">Příklad vzorce</text:p>
            </table:table-cell>
          </table:table-row>
        </table:table-header-rows>
        <table:table-row table:style-name="Table44.1">
          <table:table-cell table:style-name="Table44.A2" office:value-type="string">
            <text:p text:style-name="Table_20_Contents">Exponent (horní index vpravo)</text:p>
          </table:table-cell>
          <table:table-cell table:style-name="Table44.A2" office:value-type="string">
            <text:p text:style-name="Table_20_Contents"><text:span text:style-name="Code">&lt;?&gt;^{&lt;?&gt;}</text:span> nebo <text:span text:style-name="Code">&lt;?&gt;sup{&lt;?&gt;}</text:span> nebo<text:line-break/><text:span text:style-name="Code">&lt;?&gt;rsup{&lt;?&gt;}</text:span></text:p>
          </table:table-cell>
          <table:table-cell table:style-name="Table44.C2" office:value-type="string">
            <text:p text:style-name="Table_20_Contents"><draw:frame draw:style-name="fr17" draw:name="Object376" text:anchor-type="as-char" svg:y="-0.172in" svg:width="0.3484in" svg:height="0.2075in" draw:z-index="453"><draw:object xlink:href="./Object 314" xlink:type="simple" xlink:show="embed" xlink:actuate="onLoad"/><draw:image xlink:href="./ObjectReplacements/Object 314" xlink:type="simple" xlink:show="embed" xlink:actuate="onLoad"/></draw:frame></text:p>
          </table:table-cell>
        </table:table-row>
        <table:table-row table:style-name="Table44.1">
          <table:table-cell table:style-name="Table44.A2" office:value-type="string">
            <text:p text:style-name="Table_20_Contents">Dolní index vpravo</text:p>
          </table:table-cell>
          <table:table-cell table:style-name="Table44.A2" office:value-type="string">
            <text:p text:style-name="Table_20_Contents"><text:span text:style-name="Code">&lt;?&gt;_{&lt;?&gt;}</text:span> nebo <text:span text:style-name="Code">&lt;?&gt;sub{&lt;?&gt;}</text:span> nebo<text:line-break/><text:span text:style-name="Code">&lt;?&gt;rsub{&lt;?&gt;}</text:span></text:p>
          </table:table-cell>
          <table:table-cell table:style-name="Table44.C2" office:value-type="string">
            <text:p text:style-name="Table_20_Contents"><draw:frame draw:style-name="fr17" draw:name="Object377" text:anchor-type="as-char" svg:y="-0.1484in" svg:width="0.3484in" svg:height="0.2091in" draw:z-index="454"><draw:object xlink:href="./Object 315" xlink:type="simple" xlink:show="embed" xlink:actuate="onLoad"/><draw:image xlink:href="./ObjectReplacements/Object 315" xlink:type="simple" xlink:show="embed" xlink:actuate="onLoad"/></draw:frame></text:p>
          </table:table-cell>
        </table:table-row>
        <table:table-row table:style-name="Table44.1">
          <table:table-cell table:style-name="Table44.A2" office:value-type="string">
            <text:p text:style-name="Table_20_Contents">Horní index vlevo</text:p>
          </table:table-cell>
          <table:table-cell table:style-name="Table44.A2" office:value-type="string">
            <text:p text:style-name="Table_20_Contents"><text:span text:style-name="Code">&lt;?&gt;lsup{&lt;?&gt;}</text:span></text:p>
          </table:table-cell>
          <table:table-cell table:style-name="Table44.C2" office:value-type="string">
            <text:p text:style-name="Table_20_Contents"><draw:frame draw:style-name="fr17" draw:name="Object378" text:anchor-type="as-char" svg:y="-0.172in" svg:width="0.3484in" svg:height="0.2075in" draw:z-index="455"><draw:object xlink:href="./Object 316" xlink:type="simple" xlink:show="embed" xlink:actuate="onLoad"/><draw:image xlink:href="./ObjectReplacements/Object 316" xlink:type="simple" xlink:show="embed" xlink:actuate="onLoad"/></draw:frame></text:p>
          </table:table-cell>
        </table:table-row>
        <table:table-row table:style-name="Table44.1">
          <table:table-cell table:style-name="Table44.A2" office:value-type="string">
            <text:p text:style-name="Table_20_Contents">Dolní index vlevo</text:p>
          </table:table-cell>
          <table:table-cell table:style-name="Table44.A2" office:value-type="string">
            <text:p text:style-name="Table_20_Contents"><text:span text:style-name="Code">&lt;?&gt;lsub{&lt;?&gt;}</text:span></text:p>
          </table:table-cell>
          <table:table-cell table:style-name="Table44.C2" office:value-type="string">
            <text:p text:style-name="Table_20_Contents"><draw:frame draw:style-name="fr17" draw:name="Object379" text:anchor-type="as-char" svg:y="-0.1484in" svg:width="0.3484in" svg:height="0.2091in" draw:z-index="456"><draw:object xlink:href="./Object 317" xlink:type="simple" xlink:show="embed" xlink:actuate="onLoad"/><draw:image xlink:href="./ObjectReplacements/Object 317" xlink:type="simple" xlink:show="embed" xlink:actuate="onLoad"/></draw:frame></text:p>
          </table:table-cell>
        </table:table-row>
        <table:table-row table:style-name="Table44.1">
          <table:table-cell table:style-name="Table44.A2" office:value-type="string">
            <text:p text:style-name="Table_20_Contents">Horní index uprostřed</text:p>
          </table:table-cell>
          <table:table-cell table:style-name="Table44.A2" office:value-type="string">
            <text:p text:style-name="Table_20_Contents"><text:span text:style-name="Code">&lt;?&gt;csup{&lt;?&gt;}</text:span></text:p>
          </table:table-cell>
          <table:table-cell table:style-name="Table44.C2" office:value-type="string">
            <text:p text:style-name="Table_20_Contents"><draw:frame draw:style-name="fr17" draw:name="Object380" text:anchor-type="as-char" svg:y="-0.2583in" svg:width="0.248in" svg:height="0.2945in" draw:z-index="457"><draw:object xlink:href="./Object 318" xlink:type="simple" xlink:show="embed" xlink:actuate="onLoad"/><draw:image xlink:href="./ObjectReplacements/Object 318" xlink:type="simple" xlink:show="embed" xlink:actuate="onLoad"/></draw:frame></text:p>
          </table:table-cell>
        </table:table-row>
        <table:table-row table:style-name="Table44.1">
          <table:table-cell table:style-name="Table44.A2" office:value-type="string">
            <text:p text:style-name="Table_20_Contents">Dolní index uprostřed</text:p>
          </table:table-cell>
          <table:table-cell table:style-name="Table44.A2" office:value-type="string">
            <text:p text:style-name="Table_20_Contents"><text:span text:style-name="Code">&lt;?&gt;csub{&lt;?&gt;}</text:span></text:p>
          </table:table-cell>
          <table:table-cell table:style-name="Table44.C2" office:value-type="string">
            <text:p text:style-name="Table_20_Contents"><draw:frame draw:style-name="fr17" draw:name="Object381" text:anchor-type="as-char" svg:y="-0.1484in" svg:width="0.248in" svg:height="0.2945in" draw:z-index="458"><draw:object xlink:href="./Object 319" xlink:type="simple" xlink:show="embed" xlink:actuate="onLoad"/><draw:image xlink:href="./ObjectReplacements/Object 319" xlink:type="simple" xlink:show="embed" xlink:actuate="onLoad"/></draw:frame></text:p>
          </table:table-cell>
        </table:table-row>
        <table:table-row table:style-name="Table44.1">
          <table:table-cell table:style-name="Table44.A2" office:value-type="string">
            <text:p text:style-name="Table_20_Contents">Nový řádek</text:p>
          </table:table-cell>
          <table:table-cell table:style-name="Table44.A2" office:value-type="string">
            <text:p text:style-name="Table_20_Contents"><text:span text:style-name="Code">newline</text:span></text:p>
          </table:table-cell>
          <table:table-cell table:style-name="Table44.C2" office:value-type="string">
            <text:p text:style-name="Table_20_Contents"><draw:frame draw:style-name="fr17" draw:name="Object382" text:anchor-type="as-char" svg:y="-0.2181in" svg:width="0.3299in" svg:height="0.3764in" draw:z-index="459"><draw:object xlink:href="./Object 320" xlink:type="simple" xlink:show="embed" xlink:actuate="onLoad"/><draw:image xlink:href="./ObjectReplacements/Object 320" xlink:type="simple" xlink:show="embed" xlink:actuate="onLoad"/></draw:frame></text:p>
          </table:table-cell>
        </table:table-row>
        <table:table-row table:style-name="Table44.1">
          <table:table-cell table:style-name="Table44.A2" office:value-type="string">
            <text:p text:style-name="Table_20_Contents">Malá mezera</text:p>
          </table:table-cell>
          <table:table-cell table:style-name="Table44.A2" office:value-type="string">
            <text:p text:style-name="Table_20_Contents"><text:span text:style-name="Code">`</text:span></text:p>
          </table:table-cell>
          <table:table-cell table:style-name="Table44.C2" office:value-type="string">
            <text:p text:style-name="Table_20_Contents"><draw:frame draw:style-name="fr17" draw:name="Object383" text:anchor-type="as-char" svg:y="-0.1484in" svg:width="0.6374in" svg:height="0.1839in" draw:z-index="460"><draw:object xlink:href="./Object 321" xlink:type="simple" xlink:show="embed" xlink:actuate="onLoad"/><draw:image xlink:href="./ObjectReplacements/Object 321" xlink:type="simple" xlink:show="embed" xlink:actuate="onLoad"/></draw:frame></text:p>
          </table:table-cell>
        </table:table-row>
        <table:table-row table:style-name="Table44.1">
          <table:table-cell table:style-name="Table44.A2" office:value-type="string">
            <text:p text:style-name="Table_20_Contents">Mezera nebo velká mezera</text:p>
          </table:table-cell>
          <table:table-cell table:style-name="Table44.A2" office:value-type="string">
            <text:p text:style-name="Table_20_Contents"><text:span text:style-name="Code">~</text:span></text:p>
          </table:table-cell>
          <table:table-cell table:style-name="Table44.C2" office:value-type="string">
            <text:p text:style-name="Table_20_Contents"><draw:frame draw:style-name="fr17" draw:name="Object384" text:anchor-type="as-char" svg:y="-0.1484in" svg:width="0.6866in" svg:height="0.1839in" draw:z-index="461"><draw:object xlink:href="./Object 322" xlink:type="simple" xlink:show="embed" xlink:actuate="onLoad"/><draw:image xlink:href="./ObjectReplacements/Object 322" xlink:type="simple" xlink:show="embed" xlink:actuate="onLoad"/></draw:frame></text:p>
          </table:table-cell>
        </table:table-row>
        <table:table-row table:style-name="Table44.1">
          <table:table-cell table:style-name="Table44.A2" office:value-type="string">
            <text:p text:style-name="Table_20_Contents">Bez mezery (potlačí mezeru mezi prvky)</text:p>
          </table:table-cell>
          <table:table-cell table:style-name="Table44.A2" office:value-type="string">
            <text:p text:style-name="Table_20_Contents"><text:span text:style-name="Code">nospace {&lt;?&gt;}</text:span></text:p>
          </table:table-cell>
          <table:table-cell table:style-name="Table44.C2" office:value-type="string">
            <text:p text:style-name="Table_20_Contents"><draw:frame draw:style-name="fr17" draw:name="Object385" text:anchor-type="as-char" svg:y="-0.1484in" svg:width="0.6528in" svg:height="0.1839in" draw:z-index="462"><draw:object xlink:href="./Object 323" xlink:type="simple" xlink:show="embed" xlink:actuate="onLoad"/><draw:image xlink:href="./ObjectReplacements/Object 323" xlink:type="simple" xlink:show="embed" xlink:actuate="onLoad"/></draw:frame></text:p>
          </table:table-cell>
        </table:table-row>
        <table:table-row table:style-name="Table44.1">
          <table:table-cell table:style-name="Table44.A2" office:value-type="string">
            <text:p text:style-name="Table_20_Contents">Zarovnat vlevo</text:p>
          </table:table-cell>
          <table:table-cell table:style-name="Table44.A2" office:value-type="string">
            <text:p text:style-name="Table_20_Contents"><text:span text:style-name="Code">alignl &lt;?&gt;</text:span></text:p>
          </table:table-cell>
          <table:table-cell table:style-name="Table44.C2" office:value-type="string">
            <text:p text:style-name="Table_20_Contents"><draw:frame draw:style-name="fr17" draw:name="Object386" text:anchor-type="as-char" svg:y="-0.2181in" svg:width="0.4201in" svg:height="0.3764in" draw:z-index="463"><draw:object xlink:href="./Object 324" xlink:type="simple" xlink:show="embed" xlink:actuate="onLoad"/><draw:image xlink:href="./ObjectReplacements/Object 324" xlink:type="simple" xlink:show="embed" xlink:actuate="onLoad"/></draw:frame></text:p>
          </table:table-cell>
        </table:table-row>
        <table:table-row table:style-name="Table44.1">
          <table:table-cell table:style-name="Table44.A2" office:value-type="string">
            <text:p text:style-name="Table_20_Contents">Zarovnat na střed</text:p>
          </table:table-cell>
          <table:table-cell table:style-name="Table44.A2" office:value-type="string">
            <text:p text:style-name="Table_20_Contents"><text:span text:style-name="Code">alignc &lt;?&gt;</text:span></text:p>
          </table:table-cell>
          <table:table-cell table:style-name="Table44.C2" office:value-type="string">
            <text:p text:style-name="Table_20_Contents"><draw:frame draw:style-name="fr17" draw:name="Object387" text:anchor-type="as-char" svg:y="-0.2181in" svg:width="0.4201in" svg:height="0.3764in" draw:z-index="464"><draw:object xlink:href="./Object 325" xlink:type="simple" xlink:show="embed" xlink:actuate="onLoad"/><draw:image xlink:href="./ObjectReplacements/Object 325" xlink:type="simple" xlink:show="embed" xlink:actuate="onLoad"/></draw:frame></text:p>
          </table:table-cell>
        </table:table-row>
        <table:table-row table:style-name="Table44.1">
          <table:table-cell table:style-name="Table44.A2" office:value-type="string">
            <text:p text:style-name="Table_20_Contents">Zarovnat vpravo</text:p>
          </table:table-cell>
          <table:table-cell table:style-name="Table44.A2" office:value-type="string">
            <text:p text:style-name="Table_20_Contents"><text:span text:style-name="Code">alignr &lt;?&gt;</text:span></text:p>
          </table:table-cell>
          <table:table-cell table:style-name="Table44.C2" office:value-type="string">
            <text:p text:style-name="Table_20_Contents"><draw:frame draw:style-name="fr17" draw:name="Object388" text:anchor-type="as-char" svg:y="-0.2181in" svg:width="0.4201in" svg:height="0.3764in" draw:z-index="465"><draw:object xlink:href="./Object 326" xlink:type="simple" xlink:show="embed" xlink:actuate="onLoad"/><draw:image xlink:href="./ObjectReplacements/Object 326" xlink:type="simple" xlink:show="embed" xlink:actuate="onLoad"/></draw:frame></text:p>
          </table:table-cell>
        </table:table-row>
        <table:table-row table:style-name="Table44.1">
          <table:table-cell table:style-name="Table44.A2" office:value-type="string">
            <text:p text:style-name="Table_20_Contents">Vertikální zásobník (2 prvky)</text:p>
          </table:table-cell>
          <table:table-cell table:style-name="Table44.A2" office:value-type="string">
            <text:p text:style-name="Table_20_Contents"><text:span text:style-name="Code">binom{&lt;?&gt;}{&lt;?&gt;}</text:span></text:p>
          </table:table-cell>
          <table:table-cell table:style-name="Table44.C2" office:value-type="string">
            <text:p text:style-name="Table_20_Contents"><draw:frame draw:style-name="fr17" draw:name="Object389" text:anchor-type="as-char" svg:y="-0.2181in" svg:width="0.3043in" svg:height="0.3772in" draw:z-index="466"><draw:object xlink:href="./Object 327" xlink:type="simple" xlink:show="embed" xlink:actuate="onLoad"/><draw:image xlink:href="./ObjectReplacements/Object 327" xlink:type="simple" xlink:show="embed" xlink:actuate="onLoad"/></draw:frame></text:p>
          </table:table-cell>
        </table:table-row>
        <table:table-row table:style-name="Table44.1">
          <table:table-cell table:style-name="Table44.A2" office:value-type="string">
            <text:p text:style-name="Table_20_Contents">Vertikální zásobník (více než 2 prvky)</text:p>
          </table:table-cell>
          <table:table-cell table:style-name="Table44.A2" office:value-type="string">
            <text:p text:style-name="Table_20_Contents"><text:span text:style-name="Code">stack{&lt;?&gt; # &lt;?&gt; # &lt;?&gt;}</text:span></text:p>
          </table:table-cell>
          <table:table-cell table:style-name="Table44.C2" office:value-type="string">
            <text:p text:style-name="Table_20_Contents"><draw:frame draw:style-name="fr17" draw:name="Object390" text:anchor-type="as-char" svg:y="-0.3138in" svg:width="0.3161in" svg:height="0.5689in" draw:z-index="467"><draw:object xlink:href="./Object 328" xlink:type="simple" xlink:show="embed" xlink:actuate="onLoad"/><draw:image xlink:href="./ObjectReplacements/Object 328" xlink:type="simple" xlink:show="embed" xlink:actuate="onLoad"/></draw:frame></text:p>
          </table:table-cell>
        </table:table-row>
        <table:table-row table:style-name="Table44.1">
          <table:table-cell table:style-name="Table44.A2" office:value-type="string">
            <text:p text:style-name="Table_20_Contents">Maticový zásobník</text:p>
          </table:table-cell>
          <table:table-cell table:style-name="Table44.A2" office:value-type="string">
            <text:p text:style-name="Table_20_Contents"><text:span text:style-name="Code">matrix{&lt;?&gt; # &lt;?&gt; ## &lt;?&gt; # &lt;?&gt;}</text:span></text:p>
          </table:table-cell>
          <table:table-cell table:style-name="Table44.C2" office:value-type="string">
            <text:p text:style-name="Table_20_Contents"><draw:frame draw:style-name="fr17" draw:name="Object391" text:anchor-type="as-char" svg:y="-0.2335in" svg:width="0.6902in" svg:height="0.3972in" draw:z-index="468"><draw:object xlink:href="./Object 329" xlink:type="simple" xlink:show="embed" xlink:actuate="onLoad"/><draw:image xlink:href="./ObjectReplacements/Object 329" xlink:type="simple" xlink:show="embed" xlink:actuate="onLoad"/></draw:frame></text:p>
          </table:table-cell>
        </table:table-row>
      </table:table>
      <text:p text:style-name="Text_20_body"/>
      <text:list xml:id="list153827635806211" text:continue-numbering="true" text:style-name="Heading_20_Note">
        <text:list-item>
          <text:p text:style-name="P165"><text:soft-page-break/>Poznámka</text:p>
        </text:list-item>
      </text:list>
      <text:p text:style-name="P84">Text ve vzorci je ve výchozím nastavení zarovnán na střed. V případě, že má vzorec více řádek, použijeme příkazy <text:span text:style-name="Code">alignl</text:span> a <text:span text:style-name="Code">alignr</text:span>, čímž zarovnáme text vlevo nebo vpravo. Příkazy zarovnání můžeme také použít ve spojení s příkazy zásobníku k zarovnání víceřádkových vzorců na konkrétní prvek vzoru, například znaménko rovná se (=).</text:p>
      <text:h text:style-name="Heading_20_1" text:outline-level="2"><text:bookmark-start text:name="__RefHeading__39709_1792826427"/><text:alphabetical-index-mark text:string-value="různé příkazy (Math)"/>Ostatní<text:bookmark-end text:name="__RefHeading__39709_1792826427"/></text:h>
      <text:p text:style-name="Text_20_body">Chceme-li používat v editoru vzorců ikony pro zadávání dalších příkazů, vybereme z rozevíracího seznamu v horní části postranní lišty Prvky položku Jiné</text:p>
      <table:table table:name="Table45" table:style-name="Table45">
        <table:table-column table:style-name="Table45.A"/>
        <table:table-column table:style-name="Table45.B"/>
        <table:table-column table:style-name="Table45.C"/>
        <table:table-header-rows>
          <table:table-row table:style-name="Table45.1">
            <table:table-cell table:style-name="Table45.A1" office:value-type="string">
              <text:p text:style-name="Table_20_Heading">Operace</text:p>
            </table:table-cell>
            <table:table-cell table:style-name="Table45.A1" office:value-type="string">
              <text:p text:style-name="Table_20_Heading">Značkovací jazyk</text:p>
            </table:table-cell>
            <table:table-cell table:style-name="Table45.C1" office:value-type="string">
              <text:p text:style-name="Table_20_Heading">Příklad vzorce</text:p>
            </table:table-cell>
          </table:table-row>
        </table:table-header-rows>
        <table:table-row table:style-name="Table45.1">
          <table:table-cell table:style-name="Table45.A2" office:value-type="string">
            <text:p text:style-name="Table_20_Contents">Zástupný znak</text:p>
          </table:table-cell>
          <table:table-cell table:style-name="Table45.A2" office:value-type="string">
            <text:p text:style-name="Table_20_Contents"><text:span text:style-name="Code">&lt;?&gt;</text:span></text:p>
          </table:table-cell>
          <table:table-cell table:style-name="Table45.C2" office:value-type="string">
            <text:p text:style-name="Table_20_Contents"/>
          </table:table-cell>
        </table:table-row>
        <table:table-row table:style-name="Table45.1">
          <table:table-cell table:style-name="Table45.A2" office:value-type="string">
            <text:p text:style-name="Table_20_Contents">Nekonečno</text:p>
          </table:table-cell>
          <table:table-cell table:style-name="Table45.A2" office:value-type="string">
            <text:p text:style-name="Table_20_Contents"><text:span text:style-name="Code">infinity</text:span> nebo <text:span text:style-name="Code">infty</text:span></text:p>
          </table:table-cell>
          <table:table-cell table:style-name="Table45.C2" office:value-type="string">
            <text:p text:style-name="Table_20_Contents"><draw:frame draw:style-name="fr17" draw:name="Object392" text:anchor-type="as-char" svg:y="-0.0854in" svg:width="0.2055in" svg:height="0.0854in" draw:z-index="470"><draw:object xlink:href="./Object 330" xlink:type="simple" xlink:show="embed" xlink:actuate="onLoad"/><draw:image xlink:href="./ObjectReplacements/Object 330" xlink:type="simple" xlink:show="embed" xlink:actuate="onLoad"/></draw:frame></text:p>
          </table:table-cell>
        </table:table-row>
        <table:table-row table:style-name="Table45.1">
          <table:table-cell table:style-name="Table45.A2" office:value-type="string">
            <text:p text:style-name="Table_20_Contents">Parciální derivace nebo nastavení tolerance</text:p>
          </table:table-cell>
          <table:table-cell table:style-name="Table45.A2" office:value-type="string">
            <text:p text:style-name="Table_20_Contents"><text:span text:style-name="Code">partial</text:span></text:p>
          </table:table-cell>
          <table:table-cell table:style-name="Table45.C2" office:value-type="string">
            <text:p text:style-name="Table_20_Contents"><draw:frame draw:style-name="fr17" draw:name="Object69" text:anchor-type="as-char" svg:y="-0.1244in" svg:width="0.1709in" svg:height="0.1346in" draw:z-index="471"><draw:object xlink:href="./Object 331" xlink:type="simple" xlink:show="embed" xlink:actuate="onLoad"/><draw:image xlink:href="./ObjectReplacements/Object 331" xlink:type="simple" xlink:show="embed" xlink:actuate="onLoad"/></draw:frame></text:p>
          </table:table-cell>
        </table:table-row>
        <table:table-row table:style-name="Table45.1">
          <table:table-cell table:style-name="Table45.A2" office:value-type="string">
            <text:p text:style-name="Table_20_Contents">Nabla vektor</text:p>
          </table:table-cell>
          <table:table-cell table:style-name="Table45.A2" office:value-type="string">
            <text:p text:style-name="Table_20_Contents"><text:span text:style-name="Code">nabla</text:span></text:p>
          </table:table-cell>
          <table:table-cell table:style-name="Table45.C2" office:value-type="string">
            <text:p text:style-name="Table_20_Contents"><draw:frame draw:style-name="fr17" draw:name="Object393" text:anchor-type="as-char" svg:y="-0.1417in" svg:width="0.2362in" svg:height="0.1661in" draw:z-index="472"><draw:object xlink:href="./Object 332" xlink:type="simple" xlink:show="embed" xlink:actuate="onLoad"/><draw:image xlink:href="./ObjectReplacements/Object 332" xlink:type="simple" xlink:show="embed" xlink:actuate="onLoad"/></draw:frame></text:p>
          </table:table-cell>
        </table:table-row>
        <table:table-row table:style-name="Table45.1">
          <table:table-cell table:style-name="Table45.A2" office:value-type="string">
            <text:p text:style-name="Table_20_Contents">Existenční kvantifikátor, existuje alespoň jeden</text:p>
          </table:table-cell>
          <table:table-cell table:style-name="Table45.A2" office:value-type="string">
            <text:p text:style-name="Table_20_Contents"><text:span text:style-name="Code">exists</text:span></text:p>
          </table:table-cell>
          <table:table-cell table:style-name="Table45.C2" office:value-type="string">
            <text:p text:style-name="Table_20_Contents"><draw:frame draw:style-name="fr17" draw:name="Object394" text:anchor-type="as-char" svg:y="-0.1228in" svg:width="0.1874in" svg:height="0.1319in" draw:z-index="474"><draw:object xlink:href="./Object 333" xlink:type="simple" xlink:show="embed" xlink:actuate="onLoad"/><draw:image xlink:href="./ObjectReplacements/Object 333" xlink:type="simple" xlink:show="embed" xlink:actuate="onLoad"/></draw:frame></text:p>
          </table:table-cell>
        </table:table-row>
        <table:table-row table:style-name="Table45.1">
          <table:table-cell table:style-name="Table45.A2" office:value-type="string">
            <text:p text:style-name="Table_20_Contents">Existenční kvantifikátor, neexistuje</text:p>
          </table:table-cell>
          <table:table-cell table:style-name="Table45.A2" office:value-type="string">
            <text:p text:style-name="Table_20_Contents"><text:span text:style-name="Code">notexists</text:span></text:p>
          </table:table-cell>
          <table:table-cell table:style-name="Table45.C2" office:value-type="string">
            <text:p text:style-name="Table_20_Contents"><draw:frame draw:style-name="fr17" draw:name="Object395" text:anchor-type="as-char" svg:y="-0.1366in" svg:width="0.1874in" svg:height="0.1563in" draw:z-index="475"><draw:object xlink:href="./Object 334" xlink:type="simple" xlink:show="embed" xlink:actuate="onLoad"/><draw:image xlink:href="./ObjectReplacements/Object 334" xlink:type="simple" xlink:show="embed" xlink:actuate="onLoad"/></draw:frame></text:p>
          </table:table-cell>
        </table:table-row>
        <table:table-row table:style-name="Table45.1">
          <table:table-cell table:style-name="Table45.A2" office:value-type="string">
            <text:p text:style-name="Table_20_Contents">Univerzální kvantifikátor, pro všechny</text:p>
          </table:table-cell>
          <table:table-cell table:style-name="Table45.A2" office:value-type="string">
            <text:p text:style-name="Table_20_Contents"><text:span text:style-name="Code">forall</text:span></text:p>
          </table:table-cell>
          <table:table-cell table:style-name="Table45.C2" office:value-type="string">
            <text:p text:style-name="Table_20_Contents"><draw:frame draw:style-name="fr17" draw:name="Object121" text:anchor-type="as-char" svg:y="-0.1319in" svg:width="0.2327in" svg:height="0.1409in" draw:z-index="476"><draw:object xlink:href="./Object 335" xlink:type="simple" xlink:show="embed" xlink:actuate="onLoad"/><draw:image xlink:href="./ObjectReplacements/Object 335" xlink:type="simple" xlink:show="embed" xlink:actuate="onLoad"/></draw:frame></text:p>
          </table:table-cell>
        </table:table-row>
        <table:table-row table:style-name="Table45.1">
          <table:table-cell table:style-name="Table45.A2" office:value-type="string">
            <text:p text:style-name="Table_20_Contents">Konstanta h s pruhem</text:p>
          </table:table-cell>
          <table:table-cell table:style-name="Table45.A2" office:value-type="string">
            <text:p text:style-name="Table_20_Contents"><text:span text:style-name="Code">hbar</text:span></text:p>
          </table:table-cell>
          <table:table-cell table:style-name="Table45.C2" office:value-type="string">
            <text:p text:style-name="Table_20_Contents"><draw:frame draw:style-name="fr17" draw:name="Object122" text:anchor-type="as-char" svg:y="-0.1161in" svg:width="0.1701in" svg:height="0.2047in" draw:z-index="479"><draw:object xlink:href="./Object 336" xlink:type="simple" xlink:show="embed" xlink:actuate="onLoad"/><draw:image xlink:href="./ObjectReplacements/Object 336" xlink:type="simple" xlink:show="embed" xlink:actuate="onLoad"/></draw:frame></text:p>
          </table:table-cell>
        </table:table-row>
        <table:table-row table:style-name="Table45.1">
          <table:table-cell table:style-name="Table45.A2" office:value-type="string">
            <text:p text:style-name="Table_20_Contents">Lambda s pruhem</text:p>
          </table:table-cell>
          <table:table-cell table:style-name="Table45.A2" office:value-type="string">
            <text:p text:style-name="Table_20_Contents"><text:span text:style-name="Code">lambdabar</text:span></text:p>
          </table:table-cell>
          <table:table-cell table:style-name="Table45.C2" office:value-type="string">
            <text:p text:style-name="Table_20_Contents"><draw:frame draw:style-name="fr17" draw:name="Object123" text:anchor-type="as-char" svg:y="-0.1161in" svg:width="0.1756in" svg:height="0.2047in" draw:z-index="481"><draw:object xlink:href="./Object 337" xlink:type="simple" xlink:show="embed" xlink:actuate="onLoad"/><draw:image xlink:href="./ObjectReplacements/Object 337" xlink:type="simple" xlink:show="embed" xlink:actuate="onLoad"/></draw:frame></text:p>
          </table:table-cell>
        </table:table-row>
        <table:table-row table:style-name="Table45.1">
          <table:table-cell table:style-name="Table45.A2" office:value-type="string">
            <text:p text:style-name="Table_20_Contents">Reálná část komplexního čísla</text:p>
          </table:table-cell>
          <table:table-cell table:style-name="Table45.A2" office:value-type="string">
            <text:p text:style-name="Table_20_Contents"><text:span text:style-name="Code">re</text:span></text:p>
          </table:table-cell>
          <table:table-cell table:style-name="Table45.C2" office:value-type="string">
            <text:p text:style-name="Table_20_Contents"><draw:frame draw:style-name="fr17" draw:name="Object396" text:anchor-type="as-char" svg:y="-0.1161in" svg:width="0.2189in" svg:height="0.2047in" draw:z-index="484"><draw:object xlink:href="./Object 338" xlink:type="simple" xlink:show="embed" xlink:actuate="onLoad"/><draw:image xlink:href="./ObjectReplacements/Object 338" xlink:type="simple" xlink:show="embed" xlink:actuate="onLoad"/></draw:frame></text:p>
          </table:table-cell>
        </table:table-row>
        <table:table-row table:style-name="Table45.1">
          <table:table-cell table:style-name="Table45.A2" office:value-type="string">
            <text:p text:style-name="Table_20_Contents">Imaginární část komplexního čísla</text:p>
          </table:table-cell>
          <table:table-cell table:style-name="Table45.A2" office:value-type="string">
            <text:p text:style-name="Table_20_Contents"><text:span text:style-name="Code">im</text:span></text:p>
          </table:table-cell>
          <table:table-cell table:style-name="Table45.C2" office:value-type="string">
            <text:p text:style-name="Table_20_Contents"><draw:frame draw:style-name="fr17" draw:name="Object397" text:anchor-type="as-char" svg:y="-0.1161in" svg:width="0.2008in" svg:height="0.2047in" draw:z-index="485"><draw:object xlink:href="./Object 339" xlink:type="simple" xlink:show="embed" xlink:actuate="onLoad"/><draw:image xlink:href="./ObjectReplacements/Object 339" xlink:type="simple" xlink:show="embed" xlink:actuate="onLoad"/></draw:frame></text:p>
          </table:table-cell>
        </table:table-row>
        <table:table-row table:style-name="Table45.1">
          <table:table-cell table:style-name="Table45.A2" office:value-type="string">
            <text:p text:style-name="Table_20_Contents">Weierstrassovo p</text:p>
          </table:table-cell>
          <table:table-cell table:style-name="Table45.A2" office:value-type="string">
            <text:p text:style-name="Table_20_Contents"><text:span text:style-name="Code">wp</text:span></text:p>
          </table:table-cell>
          <table:table-cell table:style-name="Table45.C2" office:value-type="string">
            <text:p text:style-name="Table_20_Contents"><draw:frame draw:style-name="fr17" draw:name="Object398" text:anchor-type="as-char" svg:y="-0.1161in" svg:width="0.2173in" svg:height="0.2047in" draw:z-index="487"><draw:object xlink:href="./Object 340" xlink:type="simple" xlink:show="embed" xlink:actuate="onLoad"/><draw:image xlink:href="./ObjectReplacements/Object 340" xlink:type="simple" xlink:show="embed" xlink:actuate="onLoad"/></draw:frame></text:p>
          </table:table-cell>
        </table:table-row>
        <table:table-row table:style-name="Table45.1">
          <table:table-cell table:style-name="Table45.A2" office:value-type="string">
            <text:p text:style-name="Table_20_Contents">Šipka doleva</text:p>
          </table:table-cell>
          <table:table-cell table:style-name="Table45.A2" office:value-type="string">
            <text:p text:style-name="Table_20_Contents"><text:span text:style-name="Code">leftarrow</text:span></text:p>
          </table:table-cell>
          <table:table-cell table:style-name="Table45.C2" office:value-type="string">
            <text:p text:style-name="Table_20_Contents"><draw:frame draw:style-name="fr17" draw:name="Object399" text:anchor-type="as-char" svg:y="-0.1126in" svg:width="0.2098in" svg:height="0.1118in" draw:z-index="490"><draw:object xlink:href="./Object 341" xlink:type="simple" xlink:show="embed" xlink:actuate="onLoad"/><draw:image xlink:href="./ObjectReplacements/Object 341" xlink:type="simple" xlink:show="embed" xlink:actuate="onLoad"/></draw:frame></text:p>
          </table:table-cell>
        </table:table-row>
        <table:table-row table:style-name="Table45.1">
          <table:table-cell table:style-name="Table45.A2" office:value-type="string">
            <text:p text:style-name="Table_20_Contents">Šipka doprava</text:p>
          </table:table-cell>
          <table:table-cell table:style-name="Table45.A2" office:value-type="string">
            <text:p text:style-name="Table_20_Contents"><text:span text:style-name="Code">rightarrow</text:span></text:p>
          </table:table-cell>
          <table:table-cell table:style-name="Table45.C2" office:value-type="string">
            <text:p text:style-name="Table_20_Contents"><draw:frame draw:style-name="fr17" draw:name="Object400" text:anchor-type="as-char" svg:y="-0.1126in" svg:width="0.2098in" svg:height="0.1118in" draw:z-index="491"><draw:object xlink:href="./Object 342" xlink:type="simple" xlink:show="embed" xlink:actuate="onLoad"/><draw:image xlink:href="./ObjectReplacements/Object 342" xlink:type="simple" xlink:show="embed" xlink:actuate="onLoad"/></draw:frame></text:p>
          </table:table-cell>
        </table:table-row>
        <table:table-row table:style-name="Table45.1">
          <table:table-cell table:style-name="Table45.A2" office:value-type="string">
            <text:p text:style-name="Table_20_Contents">Šipka nahoru</text:p>
          </table:table-cell>
          <table:table-cell table:style-name="Table45.A2" office:value-type="string">
            <text:p text:style-name="Table_20_Contents"><text:span text:style-name="Code">uparrow</text:span></text:p>
          </table:table-cell>
          <table:table-cell table:style-name="Table45.C2" office:value-type="string">
            <text:p text:style-name="Table_20_Contents"><draw:frame draw:style-name="fr17" draw:name="Object401" text:anchor-type="as-char" svg:y="-0.1165in" svg:width="0.2016in" svg:height="0.1217in" draw:z-index="493"><draw:object xlink:href="./Object 343" xlink:type="simple" xlink:show="embed" xlink:actuate="onLoad"/><draw:image xlink:href="./ObjectReplacements/Object 343" xlink:type="simple" xlink:show="embed" xlink:actuate="onLoad"/></draw:frame></text:p>
          </table:table-cell>
        </table:table-row>
        <table:table-row table:style-name="Table45.1">
          <table:table-cell table:style-name="Table45.A2" office:value-type="string">
            <text:p text:style-name="Table_20_Contents">Šipka dolů</text:p>
          </table:table-cell>
          <table:table-cell table:style-name="Table45.A2" office:value-type="string">
            <text:p text:style-name="Table_20_Contents"><text:span text:style-name="Code">downarrow</text:span></text:p>
          </table:table-cell>
          <table:table-cell table:style-name="Table45.C2" office:value-type="string">
            <text:p text:style-name="Table_20_Contents"><draw:frame draw:style-name="fr17" draw:name="Object402" text:anchor-type="as-char" svg:y="-0.1165in" svg:width="0.2016in" svg:height="0.1217in" draw:z-index="495"><draw:object xlink:href="./Object 344" xlink:type="simple" xlink:show="embed" xlink:actuate="onLoad"/><draw:image xlink:href="./ObjectReplacements/Object 344" xlink:type="simple" xlink:show="embed" xlink:actuate="onLoad"/></draw:frame></text:p>
          </table:table-cell>
        </table:table-row>
        <text:soft-page-break/>
        <table:table-row table:style-name="Table45.1">
          <table:table-cell table:style-name="Table45.A2" office:value-type="string">
            <text:p text:style-name="Table_20_Contents">Výpustky</text:p>
          </table:table-cell>
          <table:table-cell table:style-name="Table45.A2" office:value-type="string">
            <text:p text:style-name="Table_20_Contents"><text:span text:style-name="Code">dotslow</text:span></text:p>
          </table:table-cell>
          <table:table-cell table:style-name="Table45.C2" office:value-type="string">
            <text:p text:style-name="Table_20_Contents"><draw:frame draw:style-name="fr17" draw:name="Object403" text:anchor-type="as-char" svg:y="-0.0256in" svg:width="0.2366in" svg:height="0.0354in" draw:z-index="496"><draw:object xlink:href="./Object 345" xlink:type="simple" xlink:show="embed" xlink:actuate="onLoad"/><draw:image xlink:href="./ObjectReplacements/Object 345" xlink:type="simple" xlink:show="embed" xlink:actuate="onLoad"/></draw:frame></text:p>
          </table:table-cell>
        </table:table-row>
        <table:table-row table:style-name="Table45.1">
          <table:table-cell table:style-name="Table45.A2" office:value-type="string">
            <text:p text:style-name="Table_20_Contents">Matematická výpustka</text:p>
          </table:table-cell>
          <table:table-cell table:style-name="Table45.A2" office:value-type="string">
            <text:p text:style-name="Table_20_Contents"><text:span text:style-name="Code">dotsaxis</text:span></text:p>
          </table:table-cell>
          <table:table-cell table:style-name="Table45.C2" office:value-type="string">
            <text:p text:style-name="Table_20_Contents"><draw:frame draw:style-name="fr17" draw:name="Object404" text:anchor-type="as-char" svg:y="-0.0661in" svg:width="0.2453in" svg:height="0.0354in" draw:z-index="497"><draw:object xlink:href="./Object 346" xlink:type="simple" xlink:show="embed" xlink:actuate="onLoad"/><draw:image xlink:href="./ObjectReplacements/Object 346" xlink:type="simple" xlink:show="embed" xlink:actuate="onLoad"/></draw:frame></text:p>
          </table:table-cell>
        </table:table-row>
        <table:table-row table:style-name="Table45.1">
          <table:table-cell table:style-name="Table45.A2" office:value-type="string">
            <text:p text:style-name="Table_20_Contents">Svislá výpustka</text:p>
          </table:table-cell>
          <table:table-cell table:style-name="Table45.A2" office:value-type="string">
            <text:p text:style-name="Table_20_Contents"><text:span text:style-name="Code">dotsvert</text:span></text:p>
          </table:table-cell>
          <table:table-cell table:style-name="Table45.C2" office:value-type="string">
            <text:p text:style-name="Table_20_Contents"><draw:frame draw:style-name="fr17" draw:name="Object405" text:anchor-type="as-char" svg:y="-0.1217in" svg:width="0.1772in" svg:height="0.1457in" draw:z-index="498"><draw:object xlink:href="./Object 347" xlink:type="simple" xlink:show="embed" xlink:actuate="onLoad"/><draw:image xlink:href="./ObjectReplacements/Object 347" xlink:type="simple" xlink:show="embed" xlink:actuate="onLoad"/></draw:frame></text:p>
          </table:table-cell>
        </table:table-row>
        <table:table-row table:style-name="Table45.1">
          <table:table-cell table:style-name="Table45.A2" office:value-type="string">
            <text:p text:style-name="Table_20_Contents">Výpustka diagonálně nahoru</text:p>
          </table:table-cell>
          <table:table-cell table:style-name="Table45.A2" office:value-type="string">
            <text:p text:style-name="Table_20_Contents"><text:span text:style-name="Code">dotsup</text:span> nebo <text:span text:style-name="Code">dotsdiag</text:span></text:p>
          </table:table-cell>
          <table:table-cell table:style-name="Table45.C2" office:value-type="string">
            <text:p text:style-name="Table_20_Contents"><draw:frame draw:style-name="fr17" draw:name="Object406" text:anchor-type="as-char" svg:y="-0.1055in" svg:width="0.2161in" svg:height="0.1138in" draw:z-index="499"><draw:object xlink:href="./Object 348" xlink:type="simple" xlink:show="embed" xlink:actuate="onLoad"/><draw:image xlink:href="./ObjectReplacements/Object 348" xlink:type="simple" xlink:show="embed" xlink:actuate="onLoad"/></draw:frame></text:p>
          </table:table-cell>
        </table:table-row>
        <table:table-row table:style-name="Table45.1">
          <table:table-cell table:style-name="Table45.A2" office:value-type="string">
            <text:p text:style-name="Table_20_Contents">Výpustka diagonálně dolů</text:p>
          </table:table-cell>
          <table:table-cell table:style-name="Table45.A2" office:value-type="string">
            <text:p text:style-name="Table_20_Contents"><text:span text:style-name="Code">dotsdown</text:span></text:p>
          </table:table-cell>
          <table:table-cell table:style-name="Table45.C2" office:value-type="string">
            <text:p text:style-name="Table_20_Contents"><draw:frame draw:style-name="fr17" draw:name="Object407" text:anchor-type="as-char" svg:y="-0.1063in" svg:width="0.2138in" svg:height="0.1138in" draw:z-index="500"><draw:object xlink:href="./Object 349" xlink:type="simple" xlink:show="embed" xlink:actuate="onLoad"/><draw:image xlink:href="./ObjectReplacements/Object 349" xlink:type="simple" xlink:show="embed" xlink:actuate="onLoad"/></draw:frame></text:p>
          </table:table-cell>
        </table:table-row>
        <table:table-row table:style-name="Table45.1">
          <table:table-cell table:style-name="Table45.A2" office:value-type="string">
            <text:p text:style-name="Table_20_Contents">Obrácené epsilon</text:p>
          </table:table-cell>
          <table:table-cell table:style-name="Table45.A2" office:value-type="string">
            <text:p text:style-name="Table_20_Contents"><text:span text:style-name="Code">backepsilon</text:span></text:p>
          </table:table-cell>
          <table:table-cell table:style-name="Table45.C2" office:value-type="string">
            <text:p text:style-name="Table_20_Contents"><draw:frame draw:style-name="fr17" draw:name="Object408" text:anchor-type="as-char" svg:y="-0.0862in" svg:width="0.1575in" svg:height="0.0965in" draw:z-index="501"><draw:object xlink:href="./Object 350" xlink:type="simple" xlink:show="embed" xlink:actuate="onLoad"/><draw:image xlink:href="./ObjectReplacements/Object 350" xlink:type="simple" xlink:show="embed" xlink:actuate="onLoad"/></draw:frame></text:p>
          </table:table-cell>
        </table:table-row>
      </table:table>
      <text:h text:style-name="P125" text:outline-level="2"><text:bookmark-start text:name="__RefHeading__33295709"/><text:alphabetical-index-mark text:string-value="znaky - řecké (Math)"/>Řecké znaky<text:bookmark-end text:name="__RefHeading__33295709"/></text:h>
      <text:p text:style-name="P54">Řecké znaky se obvykle zadávají do vzorce pomocí dialogového okna Symboly (další informace viz <text:span text:style-name="T9"><text:bookmark-ref text:reference-format="text" text:ref-name="Chapter 1">kapitola 1 - Vytváření a úpravy vzorců</text:bookmark-ref></text:span><text:span text:style-name="T9"><text:s/>). Pokud však známe </text:span>název řeckého znaku, můžeme do editoru vzorců zadat znak procenta (%) následovaný názvem řeckého znaku.</text:p>
      <text:p text:style-name="P54">U řeckých znaků psaných velkými písmeny zadáme název velkými písmeny, například %BETA <text:span text:style-name="T45"><draw:frame draw:style-name="fr17" draw:name="Object338" text:anchor-type="as-char" svg:y="-0.1181in" svg:width="0.1953in" svg:height="0.1264in" draw:z-index="502"><draw:object xlink:href="./Object 39" xlink:type="simple" xlink:show="embed" xlink:actuate="onLoad"/><draw:image xlink:href="./ObjectReplacements/Object 39" xlink:type="simple" xlink:show="embed" xlink:actuate="onLoad"/><svg:desc>formula</svg:desc></draw:frame></text:span> (viz tabulka <text:span text:style-name="T45"><text:sequence-ref text:reference-format="value" text:ref-name="refTable2">3</text:sequence-ref></text:span><text:span text:style-name="T45"><text:s/> pro úplný seznam velkých řeckých znaků). P</text:span>ro řecké znaky psané malými písmeny zadáme název malými písmeny, například %beta <text:span text:style-name="T9"><draw:frame draw:style-name="fr17" draw:name="Object409" text:anchor-type="as-char" svg:y="-0.1228in" svg:width="0.1701in" svg:height="0.1654in" draw:z-index="503"><draw:object xlink:href="./Object 40" xlink:type="simple" xlink:show="embed" xlink:actuate="onLoad"/><draw:image xlink:href="./ObjectReplacements/Object 40" xlink:type="simple" xlink:show="embed" xlink:actuate="onLoad"/></draw:frame></text:span>(viz tabulka <text:span text:style-name="T45"><text:sequence-ref text:reference-format="value" text:ref-name="refTable3">4</text:sequence-ref></text:span><text:span text:style-name="T45"><text:s/>pro úplný seznam malých </text:span>řeckých znaků).</text:p>
      <text:p text:style-name="P65">Řecké znaky psané kurzívou lze zadat do vzorce zadáním znaku i za znak procenta (%) před název řeckého znaku, například %iPI<text:span text:style-name="T9"><draw:frame draw:style-name="fr17" draw:name="Object410" text:anchor-type="as-char" svg:y="-0.1181in" svg:width="0.239in" svg:height="0.1264in" draw:z-index="504"><draw:object xlink:href="./Object 353" xlink:type="simple" xlink:show="embed" xlink:actuate="onLoad"/><draw:image xlink:href="./ObjectReplacements/Object 353" xlink:type="simple" xlink:show="embed" xlink:actuate="onLoad"/><svg:desc>formula</svg:desc></draw:frame></text:span> pro velká písmena a %ipi pro malá písmena <text:span text:style-name="T9"><draw:frame draw:style-name="fr17" draw:name="Object411" text:anchor-type="as-char" svg:y="-0.0874in" svg:width="0.1957in" svg:height="0.0965in" draw:z-index="505"><draw:object xlink:href="./Object 354" xlink:type="simple" xlink:show="embed" xlink:actuate="onLoad"/><draw:image xlink:href="./ObjectReplacements/Object 354" xlink:type="simple" xlink:show="embed" xlink:actuate="onLoad"/><svg:desc>formula</svg:desc></draw:frame></text:span>. Viz tabulka <text:span text:style-name="T45"><text:sequence-ref text:reference-format="value" text:ref-name="refTable4">5</text:sequence-ref></text:span> <text:span text:style-name="T45"><text:s/> pro úplný seznam velkých řeckých znaků psaných kurzívou a</text:span> tabulka <text:span text:style-name="T45"><text:sequence-ref text:reference-format="value" text:ref-name="refTable5">6</text:sequence-ref></text:span> <text:span text:style-name="T45"><text:s/> pro úplný seznam malých řeckých znaků psaných kurzívou</text:span>.</text:p>
      <text:list xml:id="list153828651078595" text:continue-numbering="true" text:style-name="Heading_20_Note">
        <text:list-item>
          <text:p text:style-name="P166">Poznámka</text:p>
        </text:list-item>
      </text:list>
      <text:p text:style-name="P42">V lokalizovaných verzích LibreOffice jsou také lokalizovány názvy řeckých znaků. Pokud není dokument lokalizován do stejného jazyka, nemusí názvy řeckých znaků v následujících tabulkách fungovat správně. Pokud k tomu dojde, můžeme v dialogovém okně Symboly vybrat požadovaný řecký znak. Pokud je název řeckého znaku vybrán v dialogovém okně Symboly, zobrazí se ve správném jazyce ve spodní části dialogového okna Symboly. Více informací o řeckých znacích a dialogovém okně Symboly nalezneme v <text:span text:style-name="T9"><text:bookmark-ref text:reference-format="text" text:ref-name="Chapter 1">kapitole 1 - Vytváření a úpravy vzorců</text:bookmark-ref></text:span><text:span text:style-name="T9"><text:s/>.</text:span></text:p>
      <text:p text:style-name="Caption"/>
      <text:p text:style-name="P109">Tabulka <text:sequence text:ref-name="refTable2" text:name="Table" text:formula="ooow:Table+1" style:num-format="1">3</text:sequence>: Velké řecké znaky</text:p>
      <table:table table:name="Table47" table:style-name="Table47">
        <table:table-column table:style-name="Table47.A"/>
        <table:table-column table:style-name="Table47.B"/>
        <table:table-column table:style-name="Table47.C"/>
        <table:table-column table:style-name="Table47.B"/>
        <table:table-column table:style-name="Table47.A"/>
        <table:table-column table:style-name="Table47.B"/>
        <table:table-column table:style-name="Table47.C"/>
        <table:table-column table:style-name="Table47.H"/>
        <table:table-row>
          <table:table-cell table:style-name="Table47.A1" office:value-type="string">
            <text:p text:style-name="Table_20_Contents"><text:span text:style-name="Code">%ALPHA</text:span></text:p>
          </table:table-cell>
          <table:table-cell table:style-name="Table47.A1" office:value-type="string">
            <text:p text:style-name="Table_20_Contents"><draw:frame draw:style-name="fr17" draw:name="Object412" text:anchor-type="as-char" svg:y="-0.1193in" svg:width="0.2173in" svg:height="0.1283in" draw:z-index="506"><draw:object xlink:href="./Object 355" xlink:type="simple" xlink:show="embed" xlink:actuate="onLoad"/><draw:image xlink:href="./ObjectReplacements/Object 355" xlink:type="simple" xlink:show="embed" xlink:actuate="onLoad"/><svg:desc>vzorec</svg:desc></draw:frame></text:p>
          </table:table-cell>
          <table:table-cell table:style-name="Table47.A1" office:value-type="string">
            <text:p text:style-name="Table_20_Contents"><text:span text:style-name="Code">%BETA</text:span></text:p>
          </table:table-cell>
          <table:table-cell table:style-name="Table47.A1" office:value-type="string">
            <text:p text:style-name="Table_20_Contents"><draw:frame draw:style-name="fr17" draw:name="Object125" text:anchor-type="as-char" svg:y="-0.1181in" svg:width="0.1953in" svg:height="0.1264in" draw:z-index="508"><draw:object xlink:href="./Object 356" xlink:type="simple" xlink:show="embed" xlink:actuate="onLoad"/><draw:image xlink:href="./ObjectReplacements/Object 356" xlink:type="simple" xlink:show="embed" xlink:actuate="onLoad"/><svg:desc>vzorec</svg:desc></draw:frame></text:p>
          </table:table-cell>
          <table:table-cell table:style-name="Table47.A1" office:value-type="string">
            <text:p text:style-name="Table_20_Contents"><text:span text:style-name="Code">%GAMMA</text:span></text:p>
          </table:table-cell>
          <table:table-cell table:style-name="Table47.A1" office:value-type="string">
            <text:p text:style-name="Table_20_Contents"><draw:frame draw:style-name="fr17" draw:name="Object126" text:anchor-type="as-char" svg:y="-0.1181in" svg:width="0.1898in" svg:height="0.1264in" draw:z-index="510"><draw:object xlink:href="./Object 357" xlink:type="simple" xlink:show="embed" xlink:actuate="onLoad"/><draw:image xlink:href="./ObjectReplacements/Object 357" xlink:type="simple" xlink:show="embed" xlink:actuate="onLoad"/><svg:desc>vzorec</svg:desc></draw:frame></text:p>
          </table:table-cell>
          <table:table-cell table:style-name="Table47.A1" office:value-type="string">
            <text:p text:style-name="Table_20_Contents"><text:span text:style-name="Code">%DELTA</text:span></text:p>
          </table:table-cell>
          <table:table-cell table:style-name="Table47.H1" office:value-type="string">
            <text:p text:style-name="Table_20_Contents"><draw:frame draw:style-name="fr17" draw:name="Object127" text:anchor-type="as-char" svg:y="-0.1193in" svg:width="0.1902in" svg:height="0.128in" draw:z-index="511"><draw:object xlink:href="./Object 358" xlink:type="simple" xlink:show="embed" xlink:actuate="onLoad"/><draw:image xlink:href="./ObjectReplacements/Object 358" xlink:type="simple" xlink:show="embed" xlink:actuate="onLoad"/><svg:desc>vzorec</svg:desc></draw:frame></text:p>
          </table:table-cell>
        </table:table-row>
        <table:table-row>
          <table:table-cell table:style-name="Table47.A2" office:value-type="string">
            <text:p text:style-name="Table_20_Contents"><text:span text:style-name="Code">%EPSILON</text:span></text:p>
          </table:table-cell>
          <table:table-cell table:style-name="Table47.A2" office:value-type="string">
            <text:p text:style-name="Table_20_Contents"><draw:frame draw:style-name="fr17" draw:name="Object128" text:anchor-type="as-char" svg:y="-0.1181in" svg:width="0.1909in" svg:height="0.1264in" draw:z-index="512"><draw:object xlink:href="./Object 359" xlink:type="simple" xlink:show="embed" xlink:actuate="onLoad"/><draw:image xlink:href="./ObjectReplacements/Object 359" xlink:type="simple" xlink:show="embed" xlink:actuate="onLoad"/><svg:desc>vzorec</svg:desc></draw:frame></text:p>
          </table:table-cell>
          <table:table-cell table:style-name="Table47.A2" office:value-type="string">
            <text:p text:style-name="Table_20_Contents"><text:span text:style-name="Code">%ZETA</text:span></text:p>
          </table:table-cell>
          <table:table-cell table:style-name="Table47.A2" office:value-type="string">
            <text:p text:style-name="Table_20_Contents"><draw:frame draw:style-name="fr17" draw:name="Object129" text:anchor-type="as-char" svg:y="-0.1181in" svg:width="0.1909in" svg:height="0.1264in" draw:z-index="513"><draw:object xlink:href="./Object 360" xlink:type="simple" xlink:show="embed" xlink:actuate="onLoad"/><draw:image xlink:href="./ObjectReplacements/Object 360" xlink:type="simple" xlink:show="embed" xlink:actuate="onLoad"/><svg:desc>vzorec</svg:desc></draw:frame></text:p>
          </table:table-cell>
          <table:table-cell table:style-name="Table47.A2" office:value-type="string">
            <text:p text:style-name="Table_20_Contents"><text:span text:style-name="Code">%ETA</text:span></text:p>
          </table:table-cell>
          <table:table-cell table:style-name="Table47.A2" office:value-type="string">
            <text:p text:style-name="Table_20_Contents"><draw:frame draw:style-name="fr17" draw:name="Object130" text:anchor-type="as-char" svg:y="-0.1181in" svg:width="0.2083in" svg:height="0.1264in" draw:z-index="514"><draw:object xlink:href="./Object 361" xlink:type="simple" xlink:show="embed" xlink:actuate="onLoad"/><draw:image xlink:href="./ObjectReplacements/Object 361" xlink:type="simple" xlink:show="embed" xlink:actuate="onLoad"/><svg:desc>vzorec</svg:desc></draw:frame></text:p>
          </table:table-cell>
          <table:table-cell table:style-name="Table47.A2" office:value-type="string">
            <text:p text:style-name="Table_20_Contents"><text:span text:style-name="Code">%THETA</text:span></text:p>
          </table:table-cell>
          <table:table-cell table:style-name="Table47.H2" office:value-type="string">
            <text:p text:style-name="Table_20_Contents"><draw:frame draw:style-name="fr17" draw:name="Object131" text:anchor-type="as-char" svg:y="-0.1217in" svg:width="0.2043in" svg:height="0.1311in" draw:z-index="515"><draw:object xlink:href="./Object 362" xlink:type="simple" xlink:show="embed" xlink:actuate="onLoad"/><draw:image xlink:href="./ObjectReplacements/Object 362" xlink:type="simple" xlink:show="embed" xlink:actuate="onLoad"/><svg:desc>vzorec</svg:desc></draw:frame></text:p>
          </table:table-cell>
        </table:table-row>
        <table:table-row>
          <table:table-cell table:style-name="Table47.A2" office:value-type="string">
            <text:p text:style-name="Table_20_Contents"><text:span text:style-name="Code">%IOTA</text:span></text:p>
          </table:table-cell>
          <table:table-cell table:style-name="Table47.A2" office:value-type="string">
            <text:p text:style-name="Table_20_Contents"><draw:frame draw:style-name="fr17" draw:name="Object132" text:anchor-type="as-char" svg:y="-0.1181in" svg:width="0.1409in" svg:height="0.1264in" draw:z-index="516"><draw:object xlink:href="./Object 363" xlink:type="simple" xlink:show="embed" xlink:actuate="onLoad"/><draw:image xlink:href="./ObjectReplacements/Object 363" xlink:type="simple" xlink:show="embed" xlink:actuate="onLoad"/><svg:desc>vzorec</svg:desc></draw:frame></text:p>
          </table:table-cell>
          <table:table-cell table:style-name="Table47.A2" office:value-type="string">
            <text:p text:style-name="Table_20_Contents"><text:span text:style-name="Code">%KAPPA</text:span></text:p>
          </table:table-cell>
          <table:table-cell table:style-name="Table47.A2" office:value-type="string">
            <text:p text:style-name="Table_20_Contents"><draw:frame draw:style-name="fr17" draw:name="Object133" text:anchor-type="as-char" svg:y="-0.1181in" svg:width="0.2126in" svg:height="0.1264in" draw:z-index="517"><draw:object xlink:href="./Object 364" xlink:type="simple" xlink:show="embed" xlink:actuate="onLoad"/><draw:image xlink:href="./ObjectReplacements/Object 364" xlink:type="simple" xlink:show="embed" xlink:actuate="onLoad"/><svg:desc>vzorec</svg:desc></draw:frame></text:p>
          </table:table-cell>
          <table:table-cell table:style-name="Table47.A2" office:value-type="string">
            <text:p text:style-name="Table_20_Contents"><text:span text:style-name="Code">%LAMBDA</text:span></text:p>
          </table:table-cell>
          <table:table-cell table:style-name="Table47.A2" office:value-type="string">
            <text:p text:style-name="Table_20_Contents"><draw:frame draw:style-name="fr17" draw:name="Object134" text:anchor-type="as-char" svg:y="-0.1201in" svg:width="0.2055in" svg:height="0.1283in" draw:z-index="518"><draw:object xlink:href="./Object 365" xlink:type="simple" xlink:show="embed" xlink:actuate="onLoad"/><draw:image xlink:href="./ObjectReplacements/Object 365" xlink:type="simple" xlink:show="embed" xlink:actuate="onLoad"/><svg:desc>vzorec</svg:desc></draw:frame></text:p>
          </table:table-cell>
          <table:table-cell table:style-name="Table47.A2" office:value-type="string">
            <text:p text:style-name="Table_20_Contents"><text:span text:style-name="Code">%MU</text:span></text:p>
          </table:table-cell>
          <table:table-cell table:style-name="Table47.H2" office:value-type="string">
            <text:p text:style-name="Table_20_Contents"><draw:frame draw:style-name="fr17" draw:name="Object135" text:anchor-type="as-char" svg:y="-0.1181in" svg:width="0.2335in" svg:height="0.1264in" draw:z-index="519"><draw:object xlink:href="./Object 366" xlink:type="simple" xlink:show="embed" xlink:actuate="onLoad"/><draw:image xlink:href="./ObjectReplacements/Object 366" xlink:type="simple" xlink:show="embed" xlink:actuate="onLoad"/><svg:desc>vzorec</svg:desc></draw:frame></text:p>
          </table:table-cell>
        </table:table-row>
        <table:table-row>
          <table:table-cell table:style-name="Table47.A2" office:value-type="string">
            <text:p text:style-name="Table_20_Contents"><text:span text:style-name="Code">%NU</text:span></text:p>
          </table:table-cell>
          <table:table-cell table:style-name="Table47.A2" office:value-type="string">
            <text:p text:style-name="Table_20_Contents"><draw:frame draw:style-name="fr17" draw:name="Object136" text:anchor-type="as-char" svg:y="-0.1181in" svg:width="0.2098in" svg:height="0.1264in" draw:z-index="520"><draw:object xlink:href="./Object 367" xlink:type="simple" xlink:show="embed" xlink:actuate="onLoad"/><draw:image xlink:href="./ObjectReplacements/Object 367" xlink:type="simple" xlink:show="embed" xlink:actuate="onLoad"/><svg:desc>vzorec</svg:desc></draw:frame></text:p>
          </table:table-cell>
          <table:table-cell table:style-name="Table47.A2" office:value-type="string">
            <text:p text:style-name="Table_20_Contents"><text:span text:style-name="Code">%XI</text:span></text:p>
          </table:table-cell>
          <table:table-cell table:style-name="Table47.A2" office:value-type="string">
            <text:p text:style-name="Table_20_Contents"><draw:frame draw:style-name="fr17" draw:name="Object215" text:anchor-type="as-char" svg:y="-0.1181in" svg:width="0.1862in" svg:height="0.1264in" draw:z-index="521"><draw:object xlink:href="./Object 368" xlink:type="simple" xlink:show="embed" xlink:actuate="onLoad"/><draw:image xlink:href="./ObjectReplacements/Object 368" xlink:type="simple" xlink:show="embed" xlink:actuate="onLoad"/><svg:desc>vzorec</svg:desc></draw:frame></text:p>
          </table:table-cell>
          <table:table-cell table:style-name="Table47.A2" office:value-type="string">
            <text:p text:style-name="Table_20_Contents"><text:span text:style-name="Code">%OMICRON</text:span></text:p>
          </table:table-cell>
          <table:table-cell table:style-name="Table47.A2" office:value-type="string">
            <text:p text:style-name="Table_20_Contents"><draw:frame draw:style-name="fr17" draw:name="Object217" text:anchor-type="as-char" svg:y="-0.1201in" svg:width="0.2008in" svg:height="0.1311in" draw:z-index="522"><draw:object xlink:href="./Object 369" xlink:type="simple" xlink:show="embed" xlink:actuate="onLoad"/><draw:image xlink:href="./ObjectReplacements/Object 369" xlink:type="simple" xlink:show="embed" xlink:actuate="onLoad"/><svg:desc>vzorec</svg:desc></draw:frame></text:p>
          </table:table-cell>
          <table:table-cell table:style-name="Table47.A2" office:value-type="string">
            <text:p text:style-name="Table_20_Contents"><text:span text:style-name="Code">%PI</text:span></text:p>
          </table:table-cell>
          <table:table-cell table:style-name="Table47.H2" office:value-type="string">
            <text:p text:style-name="Table_20_Contents"><draw:frame draw:style-name="fr17" draw:name="Object218" text:anchor-type="as-char" svg:y="-0.1181in" svg:width="0.2154in" svg:height="0.1264in" draw:z-index="523"><draw:object xlink:href="./Object 370" xlink:type="simple" xlink:show="embed" xlink:actuate="onLoad"/><draw:image xlink:href="./ObjectReplacements/Object 370" xlink:type="simple" xlink:show="embed" xlink:actuate="onLoad"/><svg:desc>vzorec</svg:desc></draw:frame></text:p>
          </table:table-cell>
        </table:table-row>
        <table:table-row>
          <table:table-cell table:style-name="Table47.A2" office:value-type="string">
            <text:p text:style-name="Table_20_Contents"><text:span text:style-name="Code">%RHO</text:span></text:p>
          </table:table-cell>
          <table:table-cell table:style-name="Table47.A2" office:value-type="string">
            <text:p text:style-name="Table_20_Contents"><draw:frame draw:style-name="fr17" draw:name="Object219" text:anchor-type="as-char" svg:y="-0.1181in" svg:width="0.1783in" svg:height="0.1264in" draw:z-index="524"><draw:object xlink:href="./Object 371" xlink:type="simple" xlink:show="embed" xlink:actuate="onLoad"/><draw:image xlink:href="./ObjectReplacements/Object 371" xlink:type="simple" xlink:show="embed" xlink:actuate="onLoad"/><svg:desc>vzorec</svg:desc></draw:frame></text:p>
          </table:table-cell>
          <table:table-cell table:style-name="Table47.A2" office:value-type="string">
            <text:p text:style-name="Table_20_Contents"><text:span text:style-name="Code">%SIGMA</text:span></text:p>
          </table:table-cell>
          <table:table-cell table:style-name="Table47.A2" office:value-type="string">
            <text:p text:style-name="Table_20_Contents"><draw:frame draw:style-name="fr17" draw:name="Object230" text:anchor-type="as-char" svg:y="-0.1181in" svg:width="0.1835in" svg:height="0.1264in" draw:z-index="525"><draw:object xlink:href="./Object 372" xlink:type="simple" xlink:show="embed" xlink:actuate="onLoad"/><draw:image xlink:href="./ObjectReplacements/Object 372" xlink:type="simple" xlink:show="embed" xlink:actuate="onLoad"/><svg:desc>vzorec</svg:desc></draw:frame></text:p>
          </table:table-cell>
          <table:table-cell table:style-name="Table47.A2" office:value-type="string">
            <text:p text:style-name="Table_20_Contents"><text:span text:style-name="Code">%TAU</text:span></text:p>
          </table:table-cell>
          <table:table-cell table:style-name="Table47.A2" office:value-type="string">
            <text:p text:style-name="Table_20_Contents"><draw:frame draw:style-name="fr17" draw:name="Object232" text:anchor-type="as-char" svg:y="-0.1181in" svg:width="0.1925in" svg:height="0.1264in" draw:z-index="526"><draw:object xlink:href="./Object 373" xlink:type="simple" xlink:show="embed" xlink:actuate="onLoad"/><draw:image xlink:href="./ObjectReplacements/Object 373" xlink:type="simple" xlink:show="embed" xlink:actuate="onLoad"/><svg:desc>vzorec</svg:desc></draw:frame></text:p>
          </table:table-cell>
          <table:table-cell table:style-name="Table47.A2" office:value-type="string">
            <text:p text:style-name="Table_20_Contents"><text:span text:style-name="Code">%UPSILON</text:span></text:p>
          </table:table-cell>
          <table:table-cell table:style-name="Table47.H2" office:value-type="string">
            <text:p text:style-name="Table_20_Contents"><draw:frame draw:style-name="fr17" draw:name="Object237" text:anchor-type="as-char" svg:y="-0.1181in" svg:width="0.2055in" svg:height="0.1264in" draw:z-index="527"><draw:object xlink:href="./Object 374" xlink:type="simple" xlink:show="embed" xlink:actuate="onLoad"/><draw:image xlink:href="./ObjectReplacements/Object 374" xlink:type="simple" xlink:show="embed" xlink:actuate="onLoad"/><svg:desc>vzorec</svg:desc></draw:frame></text:p>
          </table:table-cell>
        </table:table-row>
        <table:table-row>
          <table:table-cell table:style-name="Table47.A2" office:value-type="string">
            <text:p text:style-name="Table_20_Contents"><text:span text:style-name="Code">%PHI</text:span></text:p>
          </table:table-cell>
          <table:table-cell table:style-name="Table47.A2" office:value-type="string">
            <text:p text:style-name="Table_20_Contents"><draw:frame draw:style-name="fr17" draw:name="Object238" text:anchor-type="as-char" svg:y="-0.1181in" svg:width="0.2102in" svg:height="0.1264in" draw:z-index="528"><draw:object xlink:href="./Object 375" xlink:type="simple" xlink:show="embed" xlink:actuate="onLoad"/><draw:image xlink:href="./ObjectReplacements/Object 375" xlink:type="simple" xlink:show="embed" xlink:actuate="onLoad"/><svg:desc>vzorec</svg:desc></draw:frame></text:p>
          </table:table-cell>
          <table:table-cell table:style-name="Table47.A2" office:value-type="string">
            <text:p text:style-name="Table_20_Contents"><text:span text:style-name="Code">%CHI</text:span></text:p>
          </table:table-cell>
          <table:table-cell table:style-name="Table47.A2" office:value-type="string">
            <text:p text:style-name="Table_20_Contents"><draw:frame draw:style-name="fr17" draw:name="Object240" text:anchor-type="as-char" svg:y="-0.1181in" svg:width="0.2126in" svg:height="0.1264in" draw:z-index="529"><draw:object xlink:href="./Object 376" xlink:type="simple" xlink:show="embed" xlink:actuate="onLoad"/><draw:image xlink:href="./ObjectReplacements/Object 376" xlink:type="simple" xlink:show="embed" xlink:actuate="onLoad"/><svg:desc>vzorec</svg:desc></draw:frame></text:p>
          </table:table-cell>
          <table:table-cell table:style-name="Table47.A2" office:value-type="string">
            <text:p text:style-name="Table_20_Contents"><text:span text:style-name="Code">%PSI</text:span></text:p>
          </table:table-cell>
          <table:table-cell table:style-name="Table47.A2" office:value-type="string">
            <text:p text:style-name="Table_20_Contents"><draw:frame draw:style-name="fr17" draw:name="Object241" text:anchor-type="as-char" svg:y="-0.1189in" svg:width="0.2272in" svg:height="0.1272in" draw:z-index="530"><draw:object xlink:href="./Object 377" xlink:type="simple" xlink:show="embed" xlink:actuate="onLoad"/><draw:image xlink:href="./ObjectReplacements/Object 377" xlink:type="simple" xlink:show="embed" xlink:actuate="onLoad"/><svg:desc>vzorec</svg:desc></draw:frame></text:p>
          </table:table-cell>
          <table:table-cell table:style-name="Table47.A2" office:value-type="string">
            <text:p text:style-name="Table_20_Contents"><text:span text:style-name="Code">%OMEGA</text:span></text:p>
          </table:table-cell>
          <table:table-cell table:style-name="Table47.H2" office:value-type="string">
            <text:p text:style-name="Table_20_Contents"><draw:frame draw:style-name="fr17" draw:name="Object242" text:anchor-type="as-char" svg:y="-0.1201in" svg:width="0.2063in" svg:height="0.1283in" draw:z-index="531"><draw:object xlink:href="./Object 378" xlink:type="simple" xlink:show="embed" xlink:actuate="onLoad"/><draw:image xlink:href="./ObjectReplacements/Object 378" xlink:type="simple" xlink:show="embed" xlink:actuate="onLoad"/><svg:desc>vzorec</svg:desc></draw:frame></text:p>
          </table:table-cell>
        </table:table-row>
      </table:table>
      <text:p text:style-name="Text_20_body"/>
      <text:p text:style-name="P89">Tabulka <text:sequence text:ref-name="refTable3" text:name="Table" text:formula="ooow:Table+1" style:num-format="1">4</text:sequence>: Malé řecké znaky</text:p>
      <table:table table:name="Table65" table:style-name="Table65">
        <table:table-column table:style-name="Table65.A"/>
        <table:table-column table:style-name="Table65.B"/>
        <table:table-column table:style-name="Table65.C"/>
        <table:table-column table:style-name="Table65.B"/>
        <table:table-column table:style-name="Table65.A"/>
        <table:table-column table:style-name="Table65.B"/>
        <table:table-column table:style-name="Table65.C"/>
        <table:table-column table:style-name="Table65.H"/>
        <table:table-row>
          <table:table-cell table:style-name="Table65.A1" office:value-type="string">
            <text:p text:style-name="Table_20_Contents"><text:span text:style-name="Code">%alpha</text:span></text:p>
          </table:table-cell>
          <table:table-cell table:style-name="Table65.A1" office:value-type="string">
            <text:p text:style-name="Table_20_Contents"><draw:frame draw:style-name="fr17" draw:name="Object248" text:anchor-type="as-char" svg:y="-0.0846in" svg:width="0.1898in" svg:height="0.0953in" draw:z-index="8"><draw:object xlink:href="./Object 379" xlink:type="simple" xlink:show="embed" xlink:actuate="onLoad"/><draw:image xlink:href="./ObjectReplacements/Object 379" xlink:type="simple" xlink:show="embed" xlink:actuate="onLoad"/><svg:desc>vzorec</svg:desc></draw:frame></text:p>
          </table:table-cell>
          <table:table-cell table:style-name="Table65.A1" office:value-type="string">
            <text:p text:style-name="Table_20_Contents"><text:span text:style-name="Code">%beta</text:span></text:p>
          </table:table-cell>
          <table:table-cell table:style-name="Table65.A1" office:value-type="string">
            <text:p text:style-name="Table_20_Contents"><draw:frame draw:style-name="fr17" draw:name="Object264" text:anchor-type="as-char" svg:y="-0.1228in" svg:width="0.1701in" svg:height="0.1654in" draw:z-index="9"><draw:object xlink:href="./Object 380" xlink:type="simple" xlink:show="embed" xlink:actuate="onLoad"/><draw:image xlink:href="./ObjectReplacements/Object 380" xlink:type="simple" xlink:show="embed" xlink:actuate="onLoad"/><svg:desc>vzorec</svg:desc></draw:frame></text:p>
          </table:table-cell>
          <table:table-cell table:style-name="Table65.A1" office:value-type="string">
            <text:p text:style-name="Table_20_Contents"><text:span text:style-name="Code">%gamma</text:span></text:p>
          </table:table-cell>
          <table:table-cell table:style-name="Table65.A1" office:value-type="string">
            <text:p text:style-name="Table_20_Contents"><draw:frame draw:style-name="fr17" draw:name="Object265" text:anchor-type="as-char" svg:y="-0.0866in" svg:width="0.1846in" svg:height="0.1283in" draw:z-index="20"><draw:object xlink:href="./Object 381" xlink:type="simple" xlink:show="embed" xlink:actuate="onLoad"/><draw:image xlink:href="./ObjectReplacements/Object 381" xlink:type="simple" xlink:show="embed" xlink:actuate="onLoad"/><svg:desc>vzorec</svg:desc></draw:frame></text:p>
          </table:table-cell>
          <table:table-cell table:style-name="Table65.A1" office:value-type="string">
            <text:p text:style-name="Table_20_Contents"><text:span text:style-name="Code">%delta</text:span></text:p>
          </table:table-cell>
          <table:table-cell table:style-name="Table65.H1" office:value-type="string">
            <text:p text:style-name="Table_20_Contents"><draw:frame draw:style-name="fr17" draw:name="Object266" text:anchor-type="as-char" svg:y="-0.1256in" svg:width="0.1661in" svg:height="0.1362in" draw:z-index="21"><draw:object xlink:href="./Object 382" xlink:type="simple" xlink:show="embed" xlink:actuate="onLoad"/><draw:image xlink:href="./ObjectReplacements/Object 382" xlink:type="simple" xlink:show="embed" xlink:actuate="onLoad"/><svg:desc>vzorec</svg:desc></draw:frame></text:p>
          </table:table-cell>
        </table:table-row>
        <table:table-row>
          <table:table-cell table:style-name="Table65.A2" office:value-type="string">
            <text:p text:style-name="Table_20_Contents"><text:span text:style-name="Code">%varepsilon</text:span></text:p>
          </table:table-cell>
          <table:table-cell table:style-name="Table65.A2" office:value-type="string">
            <text:p text:style-name="Table_20_Contents"><draw:frame draw:style-name="fr17" draw:name="Object267" text:anchor-type="as-char" svg:y="-0.0854in" svg:width="0.1516in" svg:height="0.0953in" draw:z-index="23"><draw:object xlink:href="./Object 383" xlink:type="simple" xlink:show="embed" xlink:actuate="onLoad"/><draw:image xlink:href="./ObjectReplacements/Object 383" xlink:type="simple" xlink:show="embed" xlink:actuate="onLoad"/><svg:desc>vzorec</svg:desc></draw:frame></text:p>
          </table:table-cell>
          <table:table-cell table:style-name="Table65.A2" office:value-type="string">
            <text:p text:style-name="Table_20_Contents"><text:span text:style-name="Code">%zeta</text:span></text:p>
          </table:table-cell>
          <table:table-cell table:style-name="Table65.A2" office:value-type="string">
            <text:p text:style-name="Table_20_Contents"><draw:frame draw:style-name="fr17" draw:name="Object270" text:anchor-type="as-char" svg:y="-0.1264in" svg:width="0.1728in" svg:height="0.1634in" draw:z-index="24"><draw:object xlink:href="./Object 384" xlink:type="simple" xlink:show="embed" xlink:actuate="onLoad"/><draw:image xlink:href="./ObjectReplacements/Object 384" xlink:type="simple" xlink:show="embed" xlink:actuate="onLoad"/><svg:desc>vzorec</svg:desc></draw:frame></text:p>
          </table:table-cell>
          <table:table-cell table:style-name="Table65.A2" office:value-type="string">
            <text:p text:style-name="Table_20_Contents"><text:span text:style-name="Code">%eta</text:span></text:p>
          </table:table-cell>
          <table:table-cell table:style-name="Table65.A2" office:value-type="string">
            <text:p text:style-name="Table_20_Contents"><draw:frame draw:style-name="fr17" draw:name="Object277" text:anchor-type="as-char" svg:y="-0.0839in" svg:width="0.1846in" svg:height="0.1264in" draw:z-index="26"><draw:object xlink:href="./Object 385" xlink:type="simple" xlink:show="embed" xlink:actuate="onLoad"/><draw:image xlink:href="./ObjectReplacements/Object 385" xlink:type="simple" xlink:show="embed" xlink:actuate="onLoad"/><svg:desc>vzorec</svg:desc></draw:frame></text:p>
          </table:table-cell>
          <table:table-cell table:style-name="Table65.A2" office:value-type="string">
            <text:p text:style-name="Table_20_Contents"><text:span text:style-name="Code">%theta</text:span></text:p>
          </table:table-cell>
          <table:table-cell table:style-name="Table65.H2" office:value-type="string">
            <text:p text:style-name="Table_20_Contents"><draw:frame draw:style-name="fr17" draw:name="Object280" text:anchor-type="as-char" svg:y="-0.1201in" svg:width="0.1661in" svg:height="0.1307in" draw:z-index="27"><draw:object xlink:href="./Object 386" xlink:type="simple" xlink:show="embed" xlink:actuate="onLoad"/><draw:image xlink:href="./ObjectReplacements/Object 386" xlink:type="simple" xlink:show="embed" xlink:actuate="onLoad"/><svg:desc>vzorec</svg:desc></draw:frame></text:p>
          </table:table-cell>
        </table:table-row>
        <table:table-row>
          <table:table-cell table:style-name="Table65.A2" office:value-type="string">
            <text:p text:style-name="Table_20_Contents"><text:span text:style-name="Code">%iota</text:span></text:p>
          </table:table-cell>
          <table:table-cell table:style-name="Table65.A2" office:value-type="string">
            <text:p text:style-name="Table_20_Contents"><draw:frame draw:style-name="fr17" draw:name="Object281" text:anchor-type="as-char" svg:y="-0.0835in" svg:width="0.1374in" svg:height="0.0925in" draw:z-index="28"><draw:object xlink:href="./Object 387" xlink:type="simple" xlink:show="embed" xlink:actuate="onLoad"/><draw:image xlink:href="./ObjectReplacements/Object 387" xlink:type="simple" xlink:show="embed" xlink:actuate="onLoad"/><svg:desc>vzorec</svg:desc></draw:frame></text:p>
          </table:table-cell>
          <table:table-cell table:style-name="Table65.A2" office:value-type="string">
            <text:p text:style-name="Table_20_Contents"><text:span text:style-name="Code">%kappa</text:span></text:p>
          </table:table-cell>
          <table:table-cell table:style-name="Table65.A2" office:value-type="string">
            <text:p text:style-name="Table_20_Contents"><draw:frame draw:style-name="fr17" draw:name="Object282" text:anchor-type="as-char" svg:y="-0.089in" svg:width="0.1783in" svg:height="0.0965in" draw:z-index="29"><draw:object xlink:href="./Object 388" xlink:type="simple" xlink:show="embed" xlink:actuate="onLoad"/><draw:image xlink:href="./ObjectReplacements/Object 388" xlink:type="simple" xlink:show="embed" xlink:actuate="onLoad"/><svg:desc>vzorec</svg:desc></draw:frame></text:p>
          </table:table-cell>
          <table:table-cell table:style-name="Table65.A2" office:value-type="string">
            <text:p text:style-name="Table_20_Contents"><text:span text:style-name="Code">%lambda</text:span></text:p>
          </table:table-cell>
          <table:table-cell table:style-name="Table65.A2" office:value-type="string">
            <text:p text:style-name="Table_20_Contents"><draw:frame draw:style-name="fr17" draw:name="Object283" text:anchor-type="as-char" svg:y="-0.1252in" svg:width="0.1819in" svg:height="0.1339in" draw:z-index="31"><draw:object xlink:href="./Object 389" xlink:type="simple" xlink:show="embed" xlink:actuate="onLoad"/><draw:image xlink:href="./ObjectReplacements/Object 389" xlink:type="simple" xlink:show="embed" xlink:actuate="onLoad"/><svg:desc>vzorec</svg:desc></draw:frame></text:p>
          </table:table-cell>
          <table:table-cell table:style-name="Table65.A2" office:value-type="string">
            <text:p text:style-name="Table_20_Contents"><text:span text:style-name="Code">%mu</text:span></text:p>
          </table:table-cell>
          <table:table-cell table:style-name="Table65.H2" office:value-type="string">
            <text:p text:style-name="Table_20_Contents"><draw:frame draw:style-name="fr17" draw:name="Object304" text:anchor-type="as-char" svg:y="-0.0827in" svg:width="0.1799in" svg:height="0.1252in" draw:z-index="32"><draw:object xlink:href="./Object 390" xlink:type="simple" xlink:show="embed" xlink:actuate="onLoad"/><draw:image xlink:href="./ObjectReplacements/Object 390" xlink:type="simple" xlink:show="embed" xlink:actuate="onLoad"/><svg:desc>vzorec</svg:desc></draw:frame></text:p>
          </table:table-cell>
        </table:table-row>
        <table:table-row>
          <table:table-cell table:style-name="Table65.A2" office:value-type="string">
            <text:p text:style-name="Table_20_Contents"><text:span text:style-name="Code">%nu</text:span></text:p>
          </table:table-cell>
          <table:table-cell table:style-name="Table65.A2" office:value-type="string">
            <text:p text:style-name="Table_20_Contents"><draw:frame draw:style-name="fr17" draw:name="Object305" text:anchor-type="as-char" svg:y="-0.0862in" svg:width="0.1756in" svg:height="0.0957in" draw:z-index="33"><draw:object xlink:href="./Object 391" xlink:type="simple" xlink:show="embed" xlink:actuate="onLoad"/><draw:image xlink:href="./ObjectReplacements/Object 391" xlink:type="simple" xlink:show="embed" xlink:actuate="onLoad"/><svg:desc>vzorec</svg:desc></draw:frame></text:p>
          </table:table-cell>
          <table:table-cell table:style-name="Table65.A2" office:value-type="string">
            <text:p text:style-name="Table_20_Contents"><text:span text:style-name="Code">%xi</text:span></text:p>
          </table:table-cell>
          <table:table-cell table:style-name="Table65.A2" office:value-type="string">
            <text:p text:style-name="Table_20_Contents"><draw:frame draw:style-name="fr17" draw:name="Object306" text:anchor-type="as-char" svg:y="-0.1264in" svg:width="0.1689in" svg:height="0.1654in" draw:z-index="40"><draw:object xlink:href="./Object 392" xlink:type="simple" xlink:show="embed" xlink:actuate="onLoad"/><draw:image xlink:href="./ObjectReplacements/Object 392" xlink:type="simple" xlink:show="embed" xlink:actuate="onLoad"/><svg:desc>vzorec</svg:desc></draw:frame></text:p>
          </table:table-cell>
          <table:table-cell table:style-name="Table65.A2" office:value-type="string">
            <text:p text:style-name="Table_20_Contents"><text:span text:style-name="Code">%omicron</text:span></text:p>
          </table:table-cell>
          <table:table-cell table:style-name="Table65.A2" office:value-type="string">
            <text:p text:style-name="Table_20_Contents"><draw:frame draw:style-name="fr17" draw:name="Object307" text:anchor-type="as-char" svg:y="-0.0854in" svg:width="0.1744in" svg:height="0.0957in" draw:z-index="43"><draw:object xlink:href="./Object 393" xlink:type="simple" xlink:show="embed" xlink:actuate="onLoad"/><draw:image xlink:href="./ObjectReplacements/Object 393" xlink:type="simple" xlink:show="embed" xlink:actuate="onLoad"/><svg:desc>vzorec</svg:desc></draw:frame></text:p>
          </table:table-cell>
          <table:table-cell table:style-name="Table65.A2" office:value-type="string">
            <text:p text:style-name="Table_20_Contents"><text:span text:style-name="Code">%pi</text:span></text:p>
          </table:table-cell>
          <table:table-cell table:style-name="Table65.H2" office:value-type="string">
            <text:p text:style-name="Table_20_Contents"><draw:frame draw:style-name="fr17" draw:name="Object308" text:anchor-type="as-char" svg:y="-0.0874in" svg:width="0.1799in" svg:height="0.0965in" draw:z-index="51"><draw:object xlink:href="./Object 394" xlink:type="simple" xlink:show="embed" xlink:actuate="onLoad"/><draw:image xlink:href="./ObjectReplacements/Object 394" xlink:type="simple" xlink:show="embed" xlink:actuate="onLoad"/><svg:desc>vzorec</svg:desc></draw:frame></text:p>
          </table:table-cell>
        </table:table-row>
        <table:table-row>
          <table:table-cell table:style-name="Table65.A2" office:value-type="string">
            <text:p text:style-name="Table_20_Contents"><text:span text:style-name="Code">%rho</text:span></text:p>
          </table:table-cell>
          <table:table-cell table:style-name="Table65.A2" office:value-type="string">
            <text:p text:style-name="Table_20_Contents"><draw:frame draw:style-name="fr17" draw:name="Object309" text:anchor-type="as-char" svg:y="-0.089in" svg:width="0.1701in" svg:height="0.1311in" draw:z-index="53"><draw:object xlink:href="./Object 395" xlink:type="simple" xlink:show="embed" xlink:actuate="onLoad"/><draw:image xlink:href="./ObjectReplacements/Object 395" xlink:type="simple" xlink:show="embed" xlink:actuate="onLoad"/><svg:desc>vzorec</svg:desc></draw:frame></text:p>
          </table:table-cell>
          <table:table-cell table:style-name="Table65.A2" office:value-type="string">
            <text:p text:style-name="Table_20_Contents"><text:span text:style-name="Code">%varsigma</text:span></text:p>
          </table:table-cell>
          <table:table-cell table:style-name="Table65.A2" office:value-type="string">
            <text:p text:style-name="Table_20_Contents"><draw:frame draw:style-name="fr17" draw:name="Object310" text:anchor-type="as-char" svg:y="-0.0862in" svg:width="0.1563in" svg:height="0.1264in" draw:z-index="56"><draw:object xlink:href="./Object 396" xlink:type="simple" xlink:show="embed" xlink:actuate="onLoad"/><draw:image xlink:href="./ObjectReplacements/Object 396" xlink:type="simple" xlink:show="embed" xlink:actuate="onLoad"/><svg:desc>vzorec</svg:desc></draw:frame></text:p>
          </table:table-cell>
          <table:table-cell table:style-name="Table65.A2" office:value-type="string">
            <text:p text:style-name="Table_20_Contents"><text:span text:style-name="Code">%sigma</text:span></text:p>
          </table:table-cell>
          <table:table-cell table:style-name="Table65.A2" office:value-type="string">
            <text:p text:style-name="Table_20_Contents"><draw:frame draw:style-name="fr17" draw:name="Object324" text:anchor-type="as-char" svg:y="-0.089in" svg:width="0.1898in" svg:height="0.0984in" draw:z-index="58"><draw:object xlink:href="./Object 397" xlink:type="simple" xlink:show="embed" xlink:actuate="onLoad"/><draw:image xlink:href="./ObjectReplacements/Object 397" xlink:type="simple" xlink:show="embed" xlink:actuate="onLoad"/><svg:desc>vzorec</svg:desc></draw:frame></text:p>
          </table:table-cell>
          <table:table-cell table:style-name="Table65.A2" office:value-type="string">
            <text:p text:style-name="Table_20_Contents"><text:span text:style-name="Code">%tau</text:span></text:p>
          </table:table-cell>
          <table:table-cell table:style-name="Table65.H2" office:value-type="string">
            <text:p text:style-name="Table_20_Contents"><draw:frame draw:style-name="fr17" draw:name="Object325" text:anchor-type="as-char" svg:y="-0.0874in" svg:width="0.1693in" svg:height="0.0965in" draw:z-index="59"><draw:object xlink:href="./Object 398" xlink:type="simple" xlink:show="embed" xlink:actuate="onLoad"/><draw:image xlink:href="./ObjectReplacements/Object 398" xlink:type="simple" xlink:show="embed" xlink:actuate="onLoad"/><svg:desc>vzorec</svg:desc></draw:frame></text:p>
          </table:table-cell>
        </table:table-row>
        <table:table-row>
          <table:table-cell table:style-name="Table65.A2" office:value-type="string">
            <text:p text:style-name="Table_20_Contents"><text:span text:style-name="Code">%upsilon</text:span></text:p>
          </table:table-cell>
          <table:table-cell table:style-name="Table65.A2" office:value-type="string">
            <text:p text:style-name="Table_20_Contents"><draw:frame draw:style-name="fr17" draw:name="Object328" text:anchor-type="as-char" svg:y="-0.0846in" svg:width="0.1835in" svg:height="0.0953in" draw:z-index="61"><draw:object xlink:href="./Object 399" xlink:type="simple" xlink:show="embed" xlink:actuate="onLoad"/><draw:image xlink:href="./ObjectReplacements/Object 399" xlink:type="simple" xlink:show="embed" xlink:actuate="onLoad"/><svg:desc>vzorec</svg:desc></draw:frame></text:p>
          </table:table-cell>
          <table:table-cell table:style-name="Table65.A2" office:value-type="string">
            <text:p text:style-name="Table_20_Contents"><text:span text:style-name="Code">%varphi</text:span></text:p>
          </table:table-cell>
          <table:table-cell table:style-name="Table65.A2" office:value-type="string">
            <text:p text:style-name="Table_20_Contents"><draw:frame draw:style-name="fr17" draw:name="Object330" text:anchor-type="as-char" svg:y="-0.0839in" svg:width="0.1728in" svg:height="0.1598in" draw:z-index="63"><draw:object xlink:href="./Object 400" xlink:type="simple" xlink:show="embed" xlink:actuate="onLoad"/><draw:image xlink:href="./ObjectReplacements/Object 400" xlink:type="simple" xlink:show="embed" xlink:actuate="onLoad"/><svg:desc>vzorec</svg:desc></draw:frame></text:p>
          </table:table-cell>
          <table:table-cell table:style-name="Table65.A2" office:value-type="string">
            <text:p text:style-name="Table_20_Contents"><text:span text:style-name="Code">%chi</text:span></text:p>
          </table:table-cell>
          <table:table-cell table:style-name="Table65.A2" office:value-type="string">
            <text:p text:style-name="Table_20_Contents"><draw:frame draw:style-name="fr17" draw:name="Object333" text:anchor-type="as-char" svg:y="-0.0866in" svg:width="0.1827in" svg:height="0.1283in" draw:z-index="66"><draw:object xlink:href="./Object 401" xlink:type="simple" xlink:show="embed" xlink:actuate="onLoad"/><draw:image xlink:href="./ObjectReplacements/Object 401" xlink:type="simple" xlink:show="embed" xlink:actuate="onLoad"/><svg:desc>vzorec</svg:desc></draw:frame></text:p>
          </table:table-cell>
          <table:table-cell table:style-name="Table65.A2" office:value-type="string">
            <text:p text:style-name="Table_20_Contents"><text:span text:style-name="Code">%psi</text:span></text:p>
          </table:table-cell>
          <table:table-cell table:style-name="Table65.H2" office:value-type="string">
            <text:p text:style-name="Table_20_Contents"><draw:frame draw:style-name="fr17" draw:name="Object334" text:anchor-type="as-char" svg:y="-0.1043in" svg:width="0.2016in" svg:height="0.1457in" draw:z-index="72"><draw:object xlink:href="./Object 402" xlink:type="simple" xlink:show="embed" xlink:actuate="onLoad"/><draw:image xlink:href="./ObjectReplacements/Object 402" xlink:type="simple" xlink:show="embed" xlink:actuate="onLoad"/><svg:desc>vzorec</svg:desc></draw:frame></text:p>
          </table:table-cell>
        </table:table-row>
        <table:table-row>
          <table:table-cell table:style-name="Table65.A2" office:value-type="string">
            <text:p text:style-name="Table_20_Contents"><text:span text:style-name="Code">%omega</text:span></text:p>
          </table:table-cell>
          <table:table-cell table:style-name="Table65.A2" office:value-type="string">
            <text:p text:style-name="Table_20_Contents"><draw:frame draw:style-name="fr17" draw:name="Object335" text:anchor-type="as-char" svg:y="-0.0854in" svg:width="0.1972in" svg:height="0.0953in" draw:z-index="73"><draw:object xlink:href="./Object 403" xlink:type="simple" xlink:show="embed" xlink:actuate="onLoad"/><draw:image xlink:href="./ObjectReplacements/Object 403" xlink:type="simple" xlink:show="embed" xlink:actuate="onLoad"/><svg:desc>vzorec</svg:desc></draw:frame></text:p>
          </table:table-cell>
          <table:table-cell table:style-name="Table65.A2" office:value-type="string">
            <text:p text:style-name="Table_20_Contents"><text:span text:style-name="Code">%vartheta</text:span></text:p>
          </table:table-cell>
          <table:table-cell table:style-name="Table65.A2" office:value-type="string">
            <text:p text:style-name="Table_20_Contents"><draw:frame draw:style-name="fr17" draw:name="Object336" text:anchor-type="as-char" svg:y="-0.1189in" svg:width="0.1736in" svg:height="0.1283in" draw:z-index="74"><draw:object xlink:href="./Object 404" xlink:type="simple" xlink:show="embed" xlink:actuate="onLoad"/><draw:image xlink:href="./ObjectReplacements/Object 404" xlink:type="simple" xlink:show="embed" xlink:actuate="onLoad"/><svg:desc>vzorec</svg:desc></draw:frame></text:p>
          </table:table-cell>
          <table:table-cell table:style-name="Table65.A2" office:value-type="string">
            <text:p text:style-name="Table_20_Contents"><text:span text:style-name="Code">%phi</text:span></text:p>
          </table:table-cell>
          <table:table-cell table:style-name="Table65.A2" office:value-type="string">
            <text:p text:style-name="Table_20_Contents"><draw:frame draw:style-name="fr17" draw:name="Object337" text:anchor-type="as-char" svg:y="-0.1173in" svg:width="0.1854in" svg:height="0.1264in" draw:z-index="86"><draw:object xlink:href="./Object 405" xlink:type="simple" xlink:show="embed" xlink:actuate="onLoad"/><draw:image xlink:href="./ObjectReplacements/Object 405" xlink:type="simple" xlink:show="embed" xlink:actuate="onLoad"/><svg:desc>vzorec</svg:desc></draw:frame></text:p>
          </table:table-cell>
          <table:table-cell table:style-name="Table65.A2" office:value-type="string">
            <text:p text:style-name="Table_20_Contents"><text:span text:style-name="Code">%varpi</text:span></text:p>
          </table:table-cell>
          <table:table-cell table:style-name="Table65.H2" office:value-type="string">
            <text:p text:style-name="Table_20_Contents"><draw:frame draw:style-name="fr17" draw:name="Object354" text:anchor-type="as-char" svg:y="-0.0835in" svg:width="0.2118in" svg:height="0.0929in" draw:z-index="90"><draw:object xlink:href="./Object 406" xlink:type="simple" xlink:show="embed" xlink:actuate="onLoad"/><draw:image xlink:href="./ObjectReplacements/Object 406" xlink:type="simple" xlink:show="embed" xlink:actuate="onLoad"/><svg:desc>vzorec</svg:desc></draw:frame></text:p>
          </table:table-cell>
        </table:table-row>
        <table:table-row>
          <table:table-cell table:style-name="Table65.A2" office:value-type="string">
            <text:p text:style-name="Table_20_Contents"><text:span text:style-name="Code">%varrho</text:span></text:p>
          </table:table-cell>
          <table:table-cell table:style-name="Table65.A2" office:value-type="string">
            <text:p text:style-name="Table_20_Contents"><draw:frame draw:style-name="fr17" draw:name="Object355" text:anchor-type="as-char" svg:y="-0.0866in" svg:width="0.1693in" svg:height="0.1291in" draw:z-index="118"><draw:object xlink:href="./Object 407" xlink:type="simple" xlink:show="embed" xlink:actuate="onLoad"/><draw:image xlink:href="./ObjectReplacements/Object 407" xlink:type="simple" xlink:show="embed" xlink:actuate="onLoad"/><svg:desc>vzorec</svg:desc></draw:frame></text:p>
          </table:table-cell>
          <table:table-cell table:style-name="Table65.A2" office:value-type="string">
            <text:p text:style-name="Table_20_Contents"><text:span text:style-name="Code">%epsilon</text:span></text:p>
          </table:table-cell>
          <table:table-cell table:style-name="Table65.A2" office:value-type="string">
            <text:p text:style-name="Table_20_Contents"><draw:frame draw:style-name="fr17" draw:name="Object356" text:anchor-type="as-char" svg:y="-0.0862in" svg:width="0.1571in" svg:height="0.0953in" draw:z-index="120"><draw:object xlink:href="./Object 408" xlink:type="simple" xlink:show="embed" xlink:actuate="onLoad"/><draw:image xlink:href="./ObjectReplacements/Object 408" xlink:type="simple" xlink:show="embed" xlink:actuate="onLoad"/><svg:desc>vzorec</svg:desc></draw:frame></text:p>
          </table:table-cell>
          <table:table-cell table:style-name="Table65.E8" office:value-type="string">
            <text:p text:style-name="Table_20_Contents"><text:span text:style-name="Code"/></text:p>
          </table:table-cell>
          <table:table-cell table:style-name="Table65.F8" office:value-type="string">
            <text:p text:style-name="Table_20_Contents"/>
          </table:table-cell>
          <table:table-cell table:style-name="Table65.F8" office:value-type="string">
            <text:p text:style-name="Table_20_Contents"><text:span text:style-name="Code"/></text:p>
          </table:table-cell>
          <table:table-cell table:style-name="Table65.F8" office:value-type="string">
            <text:p text:style-name="Table_20_Contents"/>
          </table:table-cell>
        </table:table-row>
      </table:table>
      <text:p text:style-name="Text_20_body"/>
      <text:p text:style-name="P89">Tabulka <text:sequence text:ref-name="refTable4" text:name="Table" text:formula="ooow:Table+1" style:num-format="1">5</text:sequence>: Velké řecké znaky kurzívou</text:p>
      <table:table table:name="Table66" table:style-name="Table66">
        <table:table-column table:style-name="Table66.A"/>
        <table:table-column table:style-name="Table66.B"/>
        <table:table-column table:style-name="Table66.C"/>
        <table:table-column table:style-name="Table66.B"/>
        <table:table-column table:style-name="Table66.A"/>
        <table:table-column table:style-name="Table66.B"/>
        <table:table-column table:style-name="Table66.C"/>
        <table:table-column table:style-name="Table66.H"/>
        <table:table-row>
          <table:table-cell table:style-name="Table66.A1" office:value-type="string">
            <text:p text:style-name="Table_20_Contents"><text:span text:style-name="Code">%iALPHA</text:span></text:p>
          </table:table-cell>
          <table:table-cell table:style-name="Table66.A1" office:value-type="string">
            <text:p text:style-name="Table_20_Contents"><draw:frame draw:style-name="fr17" draw:name="Object357" text:anchor-type="as-char" svg:y="-0.1193in" svg:width="0.2402in" svg:height="0.1283in" draw:z-index="127"><draw:object xlink:href="./Object 409" xlink:type="simple" xlink:show="embed" xlink:actuate="onLoad"/><draw:image xlink:href="./ObjectReplacements/Object 409" xlink:type="simple" xlink:show="embed" xlink:actuate="onLoad"/><svg:desc>vzorec</svg:desc></draw:frame></text:p>
          </table:table-cell>
          <table:table-cell table:style-name="Table66.A1" office:value-type="string">
            <text:p text:style-name="Table_20_Contents"><text:span text:style-name="Code">%iBETA</text:span></text:p>
          </table:table-cell>
          <table:table-cell table:style-name="Table66.A1" office:value-type="string">
            <text:p text:style-name="Table_20_Contents"><draw:frame draw:style-name="fr17" draw:name="Object413" text:anchor-type="as-char" svg:y="-0.1181in" svg:width="0.2181in" svg:height="0.1264in" draw:z-index="131"><draw:object xlink:href="./Object 410" xlink:type="simple" xlink:show="embed" xlink:actuate="onLoad"/><draw:image xlink:href="./ObjectReplacements/Object 410" xlink:type="simple" xlink:show="embed" xlink:actuate="onLoad"/><svg:desc>vzorec</svg:desc></draw:frame></text:p>
          </table:table-cell>
          <table:table-cell table:style-name="Table66.A1" office:value-type="string">
            <text:p text:style-name="Table_20_Contents"><text:span text:style-name="Code">%iGAMMA</text:span></text:p>
          </table:table-cell>
          <table:table-cell table:style-name="Table66.A1" office:value-type="string">
            <text:p text:style-name="Table_20_Contents"><draw:frame draw:style-name="fr17" draw:name="Object414" text:anchor-type="as-char" svg:y="-0.1181in" svg:width="0.2126in" svg:height="0.1264in" draw:z-index="134"><draw:object xlink:href="./Object 411" xlink:type="simple" xlink:show="embed" xlink:actuate="onLoad"/><draw:image xlink:href="./ObjectReplacements/Object 411" xlink:type="simple" xlink:show="embed" xlink:actuate="onLoad"/><svg:desc>vzorec</svg:desc></draw:frame></text:p>
          </table:table-cell>
          <table:table-cell table:style-name="Table66.A1" office:value-type="string">
            <text:p text:style-name="Table_20_Contents"><text:span text:style-name="Code">%iDELTA</text:span></text:p>
          </table:table-cell>
          <table:table-cell table:style-name="Table66.H1" office:value-type="string">
            <text:p text:style-name="Table_20_Contents"><draw:frame draw:style-name="fr17" draw:name="Object415" text:anchor-type="as-char" svg:y="-0.1193in" svg:width="0.2134in" svg:height="0.128in" draw:z-index="136"><draw:object xlink:href="./Object 412" xlink:type="simple" xlink:show="embed" xlink:actuate="onLoad"/><draw:image xlink:href="./ObjectReplacements/Object 412" xlink:type="simple" xlink:show="embed" xlink:actuate="onLoad"/><svg:desc>vzorec</svg:desc></draw:frame></text:p>
          </table:table-cell>
        </table:table-row>
        <table:table-row>
          <table:table-cell table:style-name="Table66.A2" office:value-type="string">
            <text:p text:style-name="Table_20_Contents"><text:span text:style-name="Code">%iEPSILON</text:span></text:p>
          </table:table-cell>
          <table:table-cell table:style-name="Table66.A2" office:value-type="string">
            <text:p text:style-name="Table_20_Contents"><draw:frame draw:style-name="fr17" draw:name="Object416" text:anchor-type="as-char" svg:y="-0.1181in" svg:width="0.2138in" svg:height="0.1264in" draw:z-index="140"><draw:object xlink:href="./Object 413" xlink:type="simple" xlink:show="embed" xlink:actuate="onLoad"/><draw:image xlink:href="./ObjectReplacements/Object 413" xlink:type="simple" xlink:show="embed" xlink:actuate="onLoad"/><svg:desc>vzorec</svg:desc></draw:frame></text:p>
          </table:table-cell>
          <table:table-cell table:style-name="Table66.A2" office:value-type="string">
            <text:p text:style-name="Table_20_Contents"><text:span text:style-name="Code">%iZETA</text:span></text:p>
          </table:table-cell>
          <table:table-cell table:style-name="Table66.A2" office:value-type="string">
            <text:p text:style-name="Table_20_Contents"><draw:frame draw:style-name="fr17" draw:name="Object417" text:anchor-type="as-char" svg:y="-0.1181in" svg:width="0.2138in" svg:height="0.1264in" draw:z-index="155"><draw:object xlink:href="./Object 414" xlink:type="simple" xlink:show="embed" xlink:actuate="onLoad"/><draw:image xlink:href="./ObjectReplacements/Object 414" xlink:type="simple" xlink:show="embed" xlink:actuate="onLoad"/><svg:desc>vzorec</svg:desc></draw:frame></text:p>
          </table:table-cell>
          <table:table-cell table:style-name="Table66.A2" office:value-type="string">
            <text:p text:style-name="Table_20_Contents"><text:span text:style-name="Code">%iETA</text:span></text:p>
          </table:table-cell>
          <table:table-cell table:style-name="Table66.A2" office:value-type="string">
            <text:p text:style-name="Table_20_Contents"><draw:frame draw:style-name="fr17" draw:name="Object418" text:anchor-type="as-char" svg:y="-0.1181in" svg:width="0.2311in" svg:height="0.1264in" draw:z-index="166"><draw:object xlink:href="./Object 415" xlink:type="simple" xlink:show="embed" xlink:actuate="onLoad"/><draw:image xlink:href="./ObjectReplacements/Object 415" xlink:type="simple" xlink:show="embed" xlink:actuate="onLoad"/><svg:desc>vzorec</svg:desc></draw:frame></text:p>
          </table:table-cell>
          <table:table-cell table:style-name="Table66.A2" office:value-type="string">
            <text:p text:style-name="Table_20_Contents"><text:span text:style-name="Code">%iTHETA</text:span></text:p>
          </table:table-cell>
          <table:table-cell table:style-name="Table66.H2" office:value-type="string">
            <text:p text:style-name="Table_20_Contents"/>
          </table:table-cell>
        </table:table-row>
        <table:table-row>
          <table:table-cell table:style-name="Table66.A2" office:value-type="string">
            <text:p text:style-name="Table_20_Contents"><text:span text:style-name="Code">%iIOTA</text:span></text:p>
          </table:table-cell>
          <table:table-cell table:style-name="Table66.A2" office:value-type="string">
            <text:p text:style-name="Table_20_Contents"/>
          </table:table-cell>
          <table:table-cell table:style-name="Table66.A2" office:value-type="string">
            <text:p text:style-name="Table_20_Contents"><text:span text:style-name="Code">%iKAPPA</text:span></text:p>
          </table:table-cell>
          <table:table-cell table:style-name="Table66.A2" office:value-type="string">
            <text:p text:style-name="Table_20_Contents"><draw:frame draw:style-name="fr17" draw:name="Object421" text:anchor-type="as-char" svg:y="-0.1181in" svg:width="0.2354in" svg:height="0.1264in" draw:z-index="167"><draw:object xlink:href="./Object 418" xlink:type="simple" xlink:show="embed" xlink:actuate="onLoad"/><draw:image xlink:href="./ObjectReplacements/Object 418" xlink:type="simple" xlink:show="embed" xlink:actuate="onLoad"/><svg:desc>vzorec</svg:desc></draw:frame></text:p>
          </table:table-cell>
          <table:table-cell table:style-name="Table66.A2" office:value-type="string">
            <text:p text:style-name="Table_20_Contents"><text:span text:style-name="Code">%iLAMBDA</text:span></text:p>
          </table:table-cell>
          <table:table-cell table:style-name="Table66.A2" office:value-type="string">
            <text:p text:style-name="Table_20_Contents"><draw:frame draw:style-name="fr17" draw:name="Object422" text:anchor-type="as-char" svg:y="-0.1201in" svg:width="0.2283in" svg:height="0.1283in" draw:z-index="170"><draw:object xlink:href="./Object 419" xlink:type="simple" xlink:show="embed" xlink:actuate="onLoad"/><draw:image xlink:href="./ObjectReplacements/Object 419" xlink:type="simple" xlink:show="embed" xlink:actuate="onLoad"/><svg:desc>vzorec</svg:desc></draw:frame></text:p>
          </table:table-cell>
          <table:table-cell table:style-name="Table66.A2" office:value-type="string">
            <text:p text:style-name="Table_20_Contents"><text:span text:style-name="Code">%iMU</text:span></text:p>
          </table:table-cell>
          <table:table-cell table:style-name="Table66.H2" office:value-type="string">
            <text:p text:style-name="Table_20_Contents"><draw:frame draw:style-name="fr17" draw:name="Object423" text:anchor-type="as-char" svg:y="-0.1181in" svg:width="0.2563in" svg:height="0.1264in" draw:z-index="171"><draw:object xlink:href="./Object 420" xlink:type="simple" xlink:show="embed" xlink:actuate="onLoad"/><draw:image xlink:href="./ObjectReplacements/Object 420" xlink:type="simple" xlink:show="embed" xlink:actuate="onLoad"/><svg:desc>vzorec</svg:desc></draw:frame></text:p>
          </table:table-cell>
        </table:table-row>
        <table:table-row>
          <table:table-cell table:style-name="Table66.A2" office:value-type="string">
            <text:p text:style-name="Table_20_Contents"><text:span text:style-name="Code">%iNU</text:span></text:p>
          </table:table-cell>
          <table:table-cell table:style-name="Table66.A2" office:value-type="string">
            <text:p text:style-name="Table_20_Contents"><draw:frame draw:style-name="fr17" draw:name="Object424" text:anchor-type="as-char" svg:y="-0.1181in" svg:width="0.2327in" svg:height="0.1264in" draw:z-index="173"><draw:object xlink:href="./Object 421" xlink:type="simple" xlink:show="embed" xlink:actuate="onLoad"/><draw:image xlink:href="./ObjectReplacements/Object 421" xlink:type="simple" xlink:show="embed" xlink:actuate="onLoad"/><svg:desc>vzorec</svg:desc></draw:frame></text:p>
          </table:table-cell>
          <table:table-cell table:style-name="Table66.A2" office:value-type="string">
            <text:p text:style-name="Table_20_Contents"><text:span text:style-name="Code">%iXI</text:span></text:p>
          </table:table-cell>
          <table:table-cell table:style-name="Table66.A2" office:value-type="string">
            <text:p text:style-name="Table_20_Contents"><draw:frame draw:style-name="fr17" draw:name="Object425" text:anchor-type="as-char" svg:y="-0.1181in" svg:width="0.2083in" svg:height="0.1264in" draw:z-index="174"><draw:object xlink:href="./Object 422" xlink:type="simple" xlink:show="embed" xlink:actuate="onLoad"/><draw:image xlink:href="./ObjectReplacements/Object 422" xlink:type="simple" xlink:show="embed" xlink:actuate="onLoad"/><svg:desc>vzorec</svg:desc></draw:frame></text:p>
          </table:table-cell>
          <table:table-cell table:style-name="Table66.A2" office:value-type="string">
            <text:p text:style-name="Table_20_Contents"><text:span text:style-name="Code">%iOMICRON</text:span></text:p>
          </table:table-cell>
          <table:table-cell table:style-name="Table66.A2" office:value-type="string">
            <text:p text:style-name="Table_20_Contents"><draw:frame draw:style-name="fr17" draw:name="Object426" text:anchor-type="as-char" svg:y="-0.1201in" svg:width="0.2252in" svg:height="0.1311in" draw:z-index="175"><draw:object xlink:href="./Object 423" xlink:type="simple" xlink:show="embed" xlink:actuate="onLoad"/><draw:image xlink:href="./ObjectReplacements/Object 423" xlink:type="simple" xlink:show="embed" xlink:actuate="onLoad"/><svg:desc>vzorec</svg:desc></draw:frame></text:p>
          </table:table-cell>
          <table:table-cell table:style-name="Table66.A2" office:value-type="string">
            <text:p text:style-name="Table_20_Contents"><text:span text:style-name="Code">%iPI</text:span></text:p>
          </table:table-cell>
          <table:table-cell table:style-name="Table66.H2" office:value-type="string">
            <text:p text:style-name="Table_20_Contents"><draw:frame draw:style-name="fr17" draw:name="Object427" text:anchor-type="as-char" svg:y="-0.1181in" svg:width="0.2382in" svg:height="0.1264in" draw:z-index="176"><draw:object xlink:href="./Object 424" xlink:type="simple" xlink:show="embed" xlink:actuate="onLoad"/><draw:image xlink:href="./ObjectReplacements/Object 424" xlink:type="simple" xlink:show="embed" xlink:actuate="onLoad"/><svg:desc>vzorec</svg:desc></draw:frame></text:p>
          </table:table-cell>
        </table:table-row>
        <table:table-row>
          <table:table-cell table:style-name="Table66.A2" office:value-type="string">
            <text:p text:style-name="Table_20_Contents"><text:span text:style-name="Code">%iRHO</text:span></text:p>
          </table:table-cell>
          <table:table-cell table:style-name="Table66.A2" office:value-type="string">
            <text:p text:style-name="Table_20_Contents"><draw:frame draw:style-name="fr17" draw:name="Object428" text:anchor-type="as-char" svg:y="-0.1181in" svg:width="0.2016in" svg:height="0.1264in" draw:z-index="177"><draw:object xlink:href="./Object 425" xlink:type="simple" xlink:show="embed" xlink:actuate="onLoad"/><draw:image xlink:href="./ObjectReplacements/Object 425" xlink:type="simple" xlink:show="embed" xlink:actuate="onLoad"/><svg:desc>vzorec</svg:desc></draw:frame></text:p>
          </table:table-cell>
          <table:table-cell table:style-name="Table66.A2" office:value-type="string">
            <text:p text:style-name="Table_20_Contents"><text:span text:style-name="Code">%iSIGMA</text:span></text:p>
          </table:table-cell>
          <table:table-cell table:style-name="Table66.A2" office:value-type="string">
            <text:p text:style-name="Table_20_Contents"><draw:frame draw:style-name="fr17" draw:name="Object429" text:anchor-type="as-char" svg:y="-0.1181in" svg:width="0.2063in" svg:height="0.1264in" draw:z-index="178"><draw:object xlink:href="./Object 426" xlink:type="simple" xlink:show="embed" xlink:actuate="onLoad"/><draw:image xlink:href="./ObjectReplacements/Object 426" xlink:type="simple" xlink:show="embed" xlink:actuate="onLoad"/><svg:desc>vzorec</svg:desc></draw:frame></text:p>
          </table:table-cell>
          <table:table-cell table:style-name="Table66.A2" office:value-type="string">
            <text:p text:style-name="Table_20_Contents"><text:span text:style-name="Code">%iTAU</text:span></text:p>
          </table:table-cell>
          <table:table-cell table:style-name="Table66.A2" office:value-type="string">
            <text:p text:style-name="Table_20_Contents"><draw:frame draw:style-name="fr17" draw:name="Object430" text:anchor-type="as-char" svg:y="-0.1181in" svg:width="0.2154in" svg:height="0.1264in" draw:z-index="182"><draw:object xlink:href="./Object 427" xlink:type="simple" xlink:show="embed" xlink:actuate="onLoad"/><draw:image xlink:href="./ObjectReplacements/Object 427" xlink:type="simple" xlink:show="embed" xlink:actuate="onLoad"/><svg:desc>vzorec</svg:desc></draw:frame></text:p>
          </table:table-cell>
          <table:table-cell table:style-name="Table66.A2" office:value-type="string">
            <text:p text:style-name="Table_20_Contents"><text:span text:style-name="Code">%iUPSILON</text:span></text:p>
          </table:table-cell>
          <table:table-cell table:style-name="Table66.H2" office:value-type="string">
            <text:p text:style-name="Table_20_Contents"><draw:frame draw:style-name="fr17" draw:name="Object431" text:anchor-type="as-char" svg:y="-0.1181in" svg:width="0.228in" svg:height="0.1264in" draw:z-index="183"><draw:object xlink:href="./Object 428" xlink:type="simple" xlink:show="embed" xlink:actuate="onLoad"/><draw:image xlink:href="./ObjectReplacements/Object 428" xlink:type="simple" xlink:show="embed" xlink:actuate="onLoad"/><svg:desc>vzorec</svg:desc></draw:frame></text:p>
          </table:table-cell>
        </table:table-row>
        <table:table-row>
          <table:table-cell table:style-name="Table66.A2" office:value-type="string">
            <text:p text:style-name="Table_20_Contents"><text:span text:style-name="Code">%iPHI</text:span></text:p>
          </table:table-cell>
          <table:table-cell table:style-name="Table66.A2" office:value-type="string">
            <text:p text:style-name="Table_20_Contents"><draw:frame draw:style-name="fr17" draw:name="Object432" text:anchor-type="as-char" svg:y="-0.1181in" svg:width="0.2335in" svg:height="0.1264in" draw:z-index="185"><draw:object xlink:href="./Object 429" xlink:type="simple" xlink:show="embed" xlink:actuate="onLoad"/><draw:image xlink:href="./ObjectReplacements/Object 429" xlink:type="simple" xlink:show="embed" xlink:actuate="onLoad"/><svg:desc>vzorec</svg:desc></draw:frame></text:p>
          </table:table-cell>
          <table:table-cell table:style-name="Table66.A2" office:value-type="string">
            <text:p text:style-name="Table_20_Contents"><text:span text:style-name="Code">%iCHI</text:span></text:p>
          </table:table-cell>
          <table:table-cell table:style-name="Table66.A2" office:value-type="string">
            <text:p text:style-name="Table_20_Contents"><draw:frame draw:style-name="fr17" draw:name="Object433" text:anchor-type="as-char" svg:y="-0.1181in" svg:width="0.2346in" svg:height="0.1264in" draw:z-index="187"><draw:object xlink:href="./Object 430" xlink:type="simple" xlink:show="embed" xlink:actuate="onLoad"/><draw:image xlink:href="./ObjectReplacements/Object 430" xlink:type="simple" xlink:show="embed" xlink:actuate="onLoad"/><svg:desc>vzorec</svg:desc></draw:frame></text:p>
          </table:table-cell>
          <table:table-cell table:style-name="Table66.A2" office:value-type="string">
            <text:p text:style-name="Table_20_Contents"><text:span text:style-name="Code">%iPSI</text:span></text:p>
          </table:table-cell>
          <table:table-cell table:style-name="Table66.A2" office:value-type="string">
            <text:p text:style-name="Table_20_Contents"><draw:frame draw:style-name="fr17" draw:name="Object434" text:anchor-type="as-char" svg:y="-0.1189in" svg:width="0.25in" svg:height="0.1272in" draw:z-index="189"><draw:object xlink:href="./Object 431" xlink:type="simple" xlink:show="embed" xlink:actuate="onLoad"/><draw:image xlink:href="./ObjectReplacements/Object 431" xlink:type="simple" xlink:show="embed" xlink:actuate="onLoad"/><svg:desc>vzorec</svg:desc></draw:frame></text:p>
          </table:table-cell>
          <table:table-cell table:style-name="Table66.A2" office:value-type="string">
            <text:p text:style-name="Table_20_Contents"><text:span text:style-name="Code">%iOMEGA</text:span></text:p>
          </table:table-cell>
          <table:table-cell table:style-name="Table66.H2" office:value-type="string">
            <text:p text:style-name="Table_20_Contents"><draw:frame draw:style-name="fr17" draw:name="Object435" text:anchor-type="as-char" svg:y="-0.1201in" svg:width="0.2299in" svg:height="0.1283in" draw:z-index="191"><draw:object xlink:href="./Object 432" xlink:type="simple" xlink:show="embed" xlink:actuate="onLoad"/><draw:image xlink:href="./ObjectReplacements/Object 432" xlink:type="simple" xlink:show="embed" xlink:actuate="onLoad"/><svg:desc>vzorec</svg:desc></draw:frame></text:p>
          </table:table-cell>
        </table:table-row>
      </table:table>
      <text:p text:style-name="Text_20_body"/>
      <text:p text:style-name="P89">Tabulka <text:sequence text:ref-name="refTable5" text:name="Table" text:formula="ooow:Table+1" style:num-format="1">6</text:sequence>: Malé řecké znaky kurzívou</text:p>
      <table:table table:name="Table48" table:style-name="Table48">
        <table:table-column table:style-name="Table48.A"/>
        <table:table-column table:style-name="Table48.B"/>
        <table:table-column table:style-name="Table48.C"/>
        <table:table-column table:style-name="Table48.B"/>
        <table:table-column table:style-name="Table48.A"/>
        <table:table-column table:style-name="Table48.B"/>
        <table:table-column table:style-name="Table48.C"/>
        <table:table-column table:style-name="Table48.H"/>
        <table:table-row>
          <table:table-cell table:style-name="Table48.A1" office:value-type="string">
            <text:p text:style-name="Table_20_Contents"><text:span text:style-name="Code">%ialpha</text:span></text:p>
          </table:table-cell>
          <table:table-cell table:style-name="Table48.A1" office:value-type="string">
            <text:p text:style-name="Table_20_Contents"><draw:frame draw:style-name="fr17" draw:name="Object436" text:anchor-type="as-char" svg:y="-0.0846in" svg:width="0.2063in" svg:height="0.0953in" draw:z-index="192"><draw:object xlink:href="./Object 433" xlink:type="simple" xlink:show="embed" xlink:actuate="onLoad"/><draw:image xlink:href="./ObjectReplacements/Object 433" xlink:type="simple" xlink:show="embed" xlink:actuate="onLoad"/><svg:desc>vzorec</svg:desc></draw:frame></text:p>
          </table:table-cell>
          <table:table-cell table:style-name="Table48.A1" office:value-type="string">
            <text:p text:style-name="Table_20_Contents"><text:span text:style-name="Code">%ibeta</text:span></text:p>
          </table:table-cell>
          <table:table-cell table:style-name="Table48.A1" office:value-type="string">
            <text:p text:style-name="Table_20_Contents"><draw:frame draw:style-name="fr17" draw:name="Object437" text:anchor-type="as-char" svg:y="-0.1228in" svg:width="0.198in" svg:height="0.1654in" draw:z-index="194"><draw:object xlink:href="./Object 434" xlink:type="simple" xlink:show="embed" xlink:actuate="onLoad"/><draw:image xlink:href="./ObjectReplacements/Object 434" xlink:type="simple" xlink:show="embed" xlink:actuate="onLoad"/><svg:desc>vzorec</svg:desc></draw:frame></text:p>
          </table:table-cell>
          <table:table-cell table:style-name="Table48.A1" office:value-type="string">
            <text:p text:style-name="Table_20_Contents"><text:span text:style-name="Code">%igamma</text:span></text:p>
          </table:table-cell>
          <table:table-cell table:style-name="Table48.A1" office:value-type="string">
            <text:p text:style-name="Table_20_Contents"><draw:frame draw:style-name="fr17" draw:name="Object438" text:anchor-type="as-char" svg:y="-0.0866in" svg:width="0.2083in" svg:height="0.1283in" draw:z-index="196"><draw:object xlink:href="./Object 435" xlink:type="simple" xlink:show="embed" xlink:actuate="onLoad"/><draw:image xlink:href="./ObjectReplacements/Object 435" xlink:type="simple" xlink:show="embed" xlink:actuate="onLoad"/><svg:desc>vzorec</svg:desc></draw:frame></text:p>
          </table:table-cell>
          <table:table-cell table:style-name="Table48.A1" office:value-type="string">
            <text:p text:style-name="Table_20_Contents"><text:span text:style-name="Code">%idelta</text:span></text:p>
          </table:table-cell>
          <table:table-cell table:style-name="Table48.H1" office:value-type="string">
            <text:p text:style-name="Table_20_Contents"><draw:frame draw:style-name="fr17" draw:name="Object439" text:anchor-type="as-char" svg:y="-0.1256in" svg:width="0.1902in" svg:height="0.1362in" draw:z-index="197"><draw:object xlink:href="./Object 436" xlink:type="simple" xlink:show="embed" xlink:actuate="onLoad"/><draw:image xlink:href="./ObjectReplacements/Object 436" xlink:type="simple" xlink:show="embed" xlink:actuate="onLoad"/><svg:desc>vzorec</svg:desc></draw:frame></text:p>
          </table:table-cell>
        </table:table-row>
        <table:table-row>
          <table:table-cell table:style-name="Table48.A2" office:value-type="string">
            <text:p text:style-name="Table_20_Contents"><text:span text:style-name="Code">%ivarepsilon</text:span></text:p>
          </table:table-cell>
          <table:table-cell table:style-name="Table48.A2" office:value-type="string">
            <text:p text:style-name="Table_20_Contents"><draw:frame draw:style-name="fr17" draw:name="Object440" text:anchor-type="as-char" svg:y="-0.0854in" svg:width="0.1681in" svg:height="0.0953in" draw:z-index="198"><draw:object xlink:href="./Object 437" xlink:type="simple" xlink:show="embed" xlink:actuate="onLoad"/><draw:image xlink:href="./ObjectReplacements/Object 437" xlink:type="simple" xlink:show="embed" xlink:actuate="onLoad"/><svg:desc>vzorec</svg:desc></draw:frame></text:p>
          </table:table-cell>
          <table:table-cell table:style-name="Table48.A2" office:value-type="string">
            <text:p text:style-name="Table_20_Contents"><text:span text:style-name="Code">%izeta</text:span></text:p>
          </table:table-cell>
          <table:table-cell table:style-name="Table48.A2" office:value-type="string">
            <text:p text:style-name="Table_20_Contents"><draw:frame draw:style-name="fr17" draw:name="Object441" text:anchor-type="as-char" svg:y="-0.1264in" svg:width="0.2035in" svg:height="0.1634in" draw:z-index="200"><draw:object xlink:href="./Object 438" xlink:type="simple" xlink:show="embed" xlink:actuate="onLoad"/><draw:image xlink:href="./ObjectReplacements/Object 438" xlink:type="simple" xlink:show="embed" xlink:actuate="onLoad"/><svg:desc>vzorec</svg:desc></draw:frame></text:p>
          </table:table-cell>
          <table:table-cell table:style-name="Table48.A2" office:value-type="string">
            <text:p text:style-name="Table_20_Contents"><text:span text:style-name="Code">%ieta</text:span></text:p>
          </table:table-cell>
          <table:table-cell table:style-name="Table48.A2" office:value-type="string">
            <text:p text:style-name="Table_20_Contents"><draw:frame draw:style-name="fr17" draw:name="Object442" text:anchor-type="as-char" svg:y="-0.0839in" svg:width="0.202in" svg:height="0.1264in" draw:z-index="202"><draw:object xlink:href="./Object 439" xlink:type="simple" xlink:show="embed" xlink:actuate="onLoad"/><draw:image xlink:href="./ObjectReplacements/Object 439" xlink:type="simple" xlink:show="embed" xlink:actuate="onLoad"/><svg:desc>vzorec</svg:desc></draw:frame></text:p>
          </table:table-cell>
          <table:table-cell table:style-name="Table48.A2" office:value-type="string">
            <text:p text:style-name="Table_20_Contents"><text:span text:style-name="Code">%itheta</text:span></text:p>
          </table:table-cell>
          <table:table-cell table:style-name="Table48.H2" office:value-type="string">
            <text:p text:style-name="Table_20_Contents"><draw:frame draw:style-name="fr17" draw:name="Object443" text:anchor-type="as-char" svg:y="-0.1201in" svg:width="0.1902in" svg:height="0.1307in" draw:z-index="204"><draw:object xlink:href="./Object 440" xlink:type="simple" xlink:show="embed" xlink:actuate="onLoad"/><draw:image xlink:href="./ObjectReplacements/Object 440" xlink:type="simple" xlink:show="embed" xlink:actuate="onLoad"/><svg:desc>vzorec</svg:desc></draw:frame></text:p>
          </table:table-cell>
        </table:table-row>
        <table:table-row>
          <table:table-cell table:style-name="Table48.A2" office:value-type="string">
            <text:p text:style-name="Table_20_Contents"><text:span text:style-name="Code">%iiota</text:span></text:p>
          </table:table-cell>
          <table:table-cell table:style-name="Table48.A2" office:value-type="string">
            <text:p text:style-name="Table_20_Contents"><draw:frame draw:style-name="fr17" draw:name="Object444" text:anchor-type="as-char" svg:y="-0.0835in" svg:width="0.1535in" svg:height="0.0925in" draw:z-index="206"><draw:object xlink:href="./Object 441" xlink:type="simple" xlink:show="embed" xlink:actuate="onLoad"/><draw:image xlink:href="./ObjectReplacements/Object 441" xlink:type="simple" xlink:show="embed" xlink:actuate="onLoad"/><svg:desc>vzorec</svg:desc></draw:frame></text:p>
          </table:table-cell>
          <table:table-cell table:style-name="Table48.A2" office:value-type="string">
            <text:p text:style-name="Table_20_Contents"><text:span text:style-name="Code">%ikappa</text:span></text:p>
          </table:table-cell>
          <table:table-cell table:style-name="Table48.A2" office:value-type="string">
            <text:p text:style-name="Table_20_Contents"><draw:frame draw:style-name="fr17" draw:name="Object445" text:anchor-type="as-char" svg:y="-0.089in" svg:width="0.1953in" svg:height="0.0965in" draw:z-index="233"><draw:object xlink:href="./Object 442" xlink:type="simple" xlink:show="embed" xlink:actuate="onLoad"/><draw:image xlink:href="./ObjectReplacements/Object 442" xlink:type="simple" xlink:show="embed" xlink:actuate="onLoad"/><svg:desc>vzorec</svg:desc></draw:frame></text:p>
          </table:table-cell>
          <table:table-cell table:style-name="Table48.A2" office:value-type="string">
            <text:p text:style-name="Table_20_Contents"><text:span text:style-name="Code">%ilambda</text:span></text:p>
          </table:table-cell>
          <table:table-cell table:style-name="Table48.A2" office:value-type="string">
            <text:p text:style-name="Table_20_Contents"><draw:frame draw:style-name="fr17" draw:name="Object446" text:anchor-type="as-char" svg:y="-0.1252in" svg:width="0.2071in" svg:height="0.1339in" draw:z-index="235"><draw:object xlink:href="./Object 443" xlink:type="simple" xlink:show="embed" xlink:actuate="onLoad"/><draw:image xlink:href="./ObjectReplacements/Object 443" xlink:type="simple" xlink:show="embed" xlink:actuate="onLoad"/><svg:desc>vzorec</svg:desc></draw:frame></text:p>
          </table:table-cell>
          <table:table-cell table:style-name="Table48.A2" office:value-type="string">
            <text:p text:style-name="Table_20_Contents"><text:span text:style-name="Code">%imu</text:span></text:p>
          </table:table-cell>
          <table:table-cell table:style-name="Table48.H2" office:value-type="string">
            <text:p text:style-name="Table_20_Contents"><draw:frame draw:style-name="fr17" draw:name="Object447" text:anchor-type="as-char" svg:y="-0.0827in" svg:width="0.198in" svg:height="0.1252in" draw:z-index="247"><draw:object xlink:href="./Object 444" xlink:type="simple" xlink:show="embed" xlink:actuate="onLoad"/><draw:image xlink:href="./ObjectReplacements/Object 444" xlink:type="simple" xlink:show="embed" xlink:actuate="onLoad"/><svg:desc>vzorec</svg:desc></draw:frame></text:p>
          </table:table-cell>
        </table:table-row>
        <table:table-row>
          <table:table-cell table:style-name="Table48.A2" office:value-type="string">
            <text:p text:style-name="Table_20_Contents"><text:span text:style-name="Code">%inu</text:span></text:p>
          </table:table-cell>
          <table:table-cell table:style-name="Table48.A2" office:value-type="string">
            <text:p text:style-name="Table_20_Contents"><draw:frame draw:style-name="fr17" draw:name="Object448" text:anchor-type="as-char" svg:y="-0.0862in" svg:width="0.1925in" svg:height="0.0957in" draw:z-index="248"><draw:object xlink:href="./Object 445" xlink:type="simple" xlink:show="embed" xlink:actuate="onLoad"/><draw:image xlink:href="./ObjectReplacements/Object 445" xlink:type="simple" xlink:show="embed" xlink:actuate="onLoad"/><svg:desc>vzorec</svg:desc></draw:frame></text:p>
          </table:table-cell>
          <table:table-cell table:style-name="Table48.A2" office:value-type="string">
            <text:p text:style-name="Table_20_Contents"><text:span text:style-name="Code">%ixi</text:span></text:p>
          </table:table-cell>
          <table:table-cell table:style-name="Table48.A2" office:value-type="string">
            <text:p text:style-name="Table_20_Contents"><draw:frame draw:style-name="fr17" draw:name="Object449" text:anchor-type="as-char" svg:y="-0.1264in" svg:width="0.1992in" svg:height="0.1654in" draw:z-index="260"><draw:object xlink:href="./Object 446" xlink:type="simple" xlink:show="embed" xlink:actuate="onLoad"/><draw:image xlink:href="./ObjectReplacements/Object 446" xlink:type="simple" xlink:show="embed" xlink:actuate="onLoad"/><svg:desc>vzorec</svg:desc></draw:frame></text:p>
          </table:table-cell>
          <table:table-cell table:style-name="Table48.A2" office:value-type="string">
            <text:p text:style-name="Table_20_Contents"><text:span text:style-name="Code">%iomicron</text:span></text:p>
          </table:table-cell>
          <table:table-cell table:style-name="Table48.A2" office:value-type="string">
            <text:p text:style-name="Table_20_Contents"><draw:frame draw:style-name="fr17" draw:name="Object450" text:anchor-type="as-char" svg:y="-0.0854in" svg:width="0.1902in" svg:height="0.0957in" draw:z-index="267"><draw:object xlink:href="./Object 447" xlink:type="simple" xlink:show="embed" xlink:actuate="onLoad"/><draw:image xlink:href="./ObjectReplacements/Object 447" xlink:type="simple" xlink:show="embed" xlink:actuate="onLoad"/><svg:desc>vzorec</svg:desc></draw:frame></text:p>
          </table:table-cell>
          <table:table-cell table:style-name="Table48.A2" office:value-type="string">
            <text:p text:style-name="Table_20_Contents"><text:span text:style-name="Code">%ipi</text:span></text:p>
          </table:table-cell>
          <table:table-cell table:style-name="Table48.H2" office:value-type="string">
            <text:p text:style-name="Table_20_Contents"><draw:frame draw:style-name="fr17" draw:name="Object451" text:anchor-type="as-char" svg:y="-0.0874in" svg:width="0.1957in" svg:height="0.0965in" draw:z-index="272"><draw:object xlink:href="./Object 448" xlink:type="simple" xlink:show="embed" xlink:actuate="onLoad"/><draw:image xlink:href="./ObjectReplacements/Object 448" xlink:type="simple" xlink:show="embed" xlink:actuate="onLoad"/><svg:desc>vzorec</svg:desc></draw:frame></text:p>
          </table:table-cell>
        </table:table-row>
        <table:table-row>
          <table:table-cell table:style-name="Table48.A2" office:value-type="string">
            <text:p text:style-name="Table_20_Contents"><text:span text:style-name="Code">%irho</text:span></text:p>
          </table:table-cell>
          <table:table-cell table:style-name="Table48.A2" office:value-type="string">
            <text:p text:style-name="Table_20_Contents"><draw:frame draw:style-name="fr17" draw:name="Object452" text:anchor-type="as-char" svg:y="-0.089in" svg:width="0.1917in" svg:height="0.1311in" draw:z-index="273"><draw:object xlink:href="./Object 449" xlink:type="simple" xlink:show="embed" xlink:actuate="onLoad"/><draw:image xlink:href="./ObjectReplacements/Object 449" xlink:type="simple" xlink:show="embed" xlink:actuate="onLoad"/><svg:desc>vzorec</svg:desc></draw:frame></text:p>
          </table:table-cell>
          <table:table-cell table:style-name="Table48.A2" office:value-type="string">
            <text:p text:style-name="Table_20_Contents"><text:span text:style-name="Code">%ivarsigma</text:span></text:p>
          </table:table-cell>
          <table:table-cell table:style-name="Table48.A2" office:value-type="string">
            <text:p text:style-name="Table_20_Contents"><draw:frame draw:style-name="fr17" draw:name="Object453" text:anchor-type="as-char" svg:y="-0.0862in" svg:width="0.1783in" svg:height="0.1264in" draw:z-index="275"><draw:object xlink:href="./Object 450" xlink:type="simple" xlink:show="embed" xlink:actuate="onLoad"/><draw:image xlink:href="./ObjectReplacements/Object 450" xlink:type="simple" xlink:show="embed" xlink:actuate="onLoad"/><svg:desc>vzorec</svg:desc></draw:frame></text:p>
          </table:table-cell>
          <table:table-cell table:style-name="Table48.A2" office:value-type="string">
            <text:p text:style-name="Table_20_Contents"><text:span text:style-name="Code">%isigma</text:span></text:p>
          </table:table-cell>
          <table:table-cell table:style-name="Table48.A2" office:value-type="string">
            <text:p text:style-name="Table_20_Contents"><draw:frame draw:style-name="fr17" draw:name="Object454" text:anchor-type="as-char" svg:y="-0.089in" svg:width="0.2063in" svg:height="0.0984in" draw:z-index="276"><draw:object xlink:href="./Object 451" xlink:type="simple" xlink:show="embed" xlink:actuate="onLoad"/><draw:image xlink:href="./ObjectReplacements/Object 451" xlink:type="simple" xlink:show="embed" xlink:actuate="onLoad"/><svg:desc>vzorec</svg:desc></draw:frame></text:p>
          </table:table-cell>
          <table:table-cell table:style-name="Table48.A2" office:value-type="string">
            <text:p text:style-name="Table_20_Contents"><text:span text:style-name="Code">%itau</text:span></text:p>
          </table:table-cell>
          <table:table-cell table:style-name="Table48.H2" office:value-type="string">
            <text:p text:style-name="Table_20_Contents"><draw:frame draw:style-name="fr17" draw:name="Object455" text:anchor-type="as-char" svg:y="-0.0874in" svg:width="0.1862in" svg:height="0.0965in" draw:z-index="282"><draw:object xlink:href="./Object 452" xlink:type="simple" xlink:show="embed" xlink:actuate="onLoad"/><draw:image xlink:href="./ObjectReplacements/Object 452" xlink:type="simple" xlink:show="embed" xlink:actuate="onLoad"/><svg:desc>vzorec</svg:desc></draw:frame></text:p>
          </table:table-cell>
        </table:table-row>
        <table:table-row>
          <table:table-cell table:style-name="Table48.A2" office:value-type="string">
            <text:p text:style-name="Table_20_Contents"><text:span text:style-name="Code">%iupsilon</text:span></text:p>
          </table:table-cell>
          <table:table-cell table:style-name="Table48.A2" office:value-type="string">
            <text:p text:style-name="Table_20_Contents"><draw:frame draw:style-name="fr17" draw:name="Object456" text:anchor-type="as-char" svg:y="-0.0846in" svg:width="0.1965in" svg:height="0.0953in" draw:z-index="294"><draw:object xlink:href="./Object 453" xlink:type="simple" xlink:show="embed" xlink:actuate="onLoad"/><draw:image xlink:href="./ObjectReplacements/Object 453" xlink:type="simple" xlink:show="embed" xlink:actuate="onLoad"/><svg:desc>vzorec</svg:desc></draw:frame></text:p>
          </table:table-cell>
          <table:table-cell table:style-name="Table48.A2" office:value-type="string">
            <text:p text:style-name="Table_20_Contents"><text:span text:style-name="Code">%ivarphi</text:span></text:p>
          </table:table-cell>
          <table:table-cell table:style-name="Table48.A2" office:value-type="string">
            <text:p text:style-name="Table_20_Contents"><draw:frame draw:style-name="fr17" draw:name="Object457" text:anchor-type="as-char" svg:y="-0.0839in" svg:width="0.2028in" svg:height="0.1598in" draw:z-index="297"><draw:object xlink:href="./Object 454" xlink:type="simple" xlink:show="embed" xlink:actuate="onLoad"/><draw:image xlink:href="./ObjectReplacements/Object 454" xlink:type="simple" xlink:show="embed" xlink:actuate="onLoad"/><svg:desc>vzorec</svg:desc></draw:frame></text:p>
          </table:table-cell>
          <table:table-cell table:style-name="Table48.A2" office:value-type="string">
            <text:p text:style-name="Table_20_Contents"><text:span text:style-name="Code">%ichi</text:span></text:p>
          </table:table-cell>
          <table:table-cell table:style-name="Table48.A2" office:value-type="string">
            <text:p text:style-name="Table_20_Contents"><draw:frame draw:style-name="fr17" draw:name="Object458" text:anchor-type="as-char" svg:y="-0.0866in" svg:width="0.2063in" svg:height="0.1283in" draw:z-index="302"><draw:object xlink:href="./Object 455" xlink:type="simple" xlink:show="embed" xlink:actuate="onLoad"/><draw:image xlink:href="./ObjectReplacements/Object 455" xlink:type="simple" xlink:show="embed" xlink:actuate="onLoad"/><svg:desc>vzorec</svg:desc></draw:frame></text:p>
          </table:table-cell>
          <table:table-cell table:style-name="Table48.A2" office:value-type="string">
            <text:p text:style-name="Table_20_Contents"><text:span text:style-name="Code">%ipsi</text:span></text:p>
          </table:table-cell>
          <table:table-cell table:style-name="Table48.H2" office:value-type="string">
            <text:p text:style-name="Table_20_Contents"><draw:frame draw:style-name="fr17" draw:name="Object459" text:anchor-type="as-char" svg:y="-0.1043in" svg:width="0.228in" svg:height="0.1457in" draw:z-index="310"><draw:object xlink:href="./Object 456" xlink:type="simple" xlink:show="embed" xlink:actuate="onLoad"/><draw:image xlink:href="./ObjectReplacements/Object 456" xlink:type="simple" xlink:show="embed" xlink:actuate="onLoad"/><svg:desc>vzorec</svg:desc></draw:frame></text:p>
          </table:table-cell>
        </table:table-row>
        <table:table-row>
          <table:table-cell table:style-name="Table48.A2" office:value-type="string">
            <text:p text:style-name="Table_20_Contents"><text:span text:style-name="Code">%iomega</text:span></text:p>
          </table:table-cell>
          <table:table-cell table:style-name="Table48.A2" office:value-type="string">
            <text:p text:style-name="Table_20_Contents"><draw:frame draw:style-name="fr17" draw:name="Object460" text:anchor-type="as-char" svg:y="-0.0854in" svg:width="0.2138in" svg:height="0.0953in" draw:z-index="327"><draw:object xlink:href="./Object 457" xlink:type="simple" xlink:show="embed" xlink:actuate="onLoad"/><draw:image xlink:href="./ObjectReplacements/Object 457" xlink:type="simple" xlink:show="embed" xlink:actuate="onLoad"/><svg:desc>vzorec</svg:desc></draw:frame></text:p>
          </table:table-cell>
          <table:table-cell table:style-name="Table48.A2" office:value-type="string">
            <text:p text:style-name="Table_20_Contents"><text:span text:style-name="Code">%ivartheta</text:span></text:p>
          </table:table-cell>
          <table:table-cell table:style-name="Table48.A2" office:value-type="string">
            <text:p text:style-name="Table_20_Contents"><draw:frame draw:style-name="fr17" draw:name="Object461" text:anchor-type="as-char" svg:y="-0.1189in" svg:width="0.1972in" svg:height="0.1283in" draw:z-index="348"><draw:object xlink:href="./Object 458" xlink:type="simple" xlink:show="embed" xlink:actuate="onLoad"/><draw:image xlink:href="./ObjectReplacements/Object 458" xlink:type="simple" xlink:show="embed" xlink:actuate="onLoad"/><svg:desc>vzorec</svg:desc></draw:frame></text:p>
          </table:table-cell>
          <table:table-cell table:style-name="Table48.A2" office:value-type="string">
            <text:p text:style-name="Table_20_Contents"><text:span text:style-name="Code">%iphi</text:span></text:p>
          </table:table-cell>
          <table:table-cell table:style-name="Table48.A2" office:value-type="string">
            <text:p text:style-name="Table_20_Contents"><draw:frame draw:style-name="fr17" draw:name="Object462" text:anchor-type="as-char" svg:y="-0.1173in" svg:width="0.2083in" svg:height="0.1264in" draw:z-index="357"><draw:object xlink:href="./Object 459" xlink:type="simple" xlink:show="embed" xlink:actuate="onLoad"/><draw:image xlink:href="./ObjectReplacements/Object 459" xlink:type="simple" xlink:show="embed" xlink:actuate="onLoad"/><svg:desc>vzorec</svg:desc></draw:frame></text:p>
          </table:table-cell>
          <table:table-cell table:style-name="Table48.A2" office:value-type="string">
            <text:p text:style-name="Table_20_Contents"><text:span text:style-name="Code">%ivarpi</text:span></text:p>
          </table:table-cell>
          <table:table-cell table:style-name="Table48.H2" office:value-type="string">
            <text:p text:style-name="Table_20_Contents"><draw:frame draw:style-name="fr17" draw:name="Object463" text:anchor-type="as-char" svg:y="-0.0835in" svg:width="0.228in" svg:height="0.0929in" draw:z-index="358"><draw:object xlink:href="./Object 460" xlink:type="simple" xlink:show="embed" xlink:actuate="onLoad"/><draw:image xlink:href="./ObjectReplacements/Object 460" xlink:type="simple" xlink:show="embed" xlink:actuate="onLoad"/><svg:desc>vzorec</svg:desc></draw:frame></text:p>
          </table:table-cell>
        </table:table-row>
        <table:table-row>
          <table:table-cell table:style-name="Table48.A2" office:value-type="string">
            <text:p text:style-name="Table_20_Contents"><text:span text:style-name="Code">%ivarrho</text:span></text:p>
          </table:table-cell>
          <table:table-cell table:style-name="Table48.A2" office:value-type="string">
            <text:p text:style-name="Table_20_Contents"><draw:frame draw:style-name="fr17" draw:name="Object464" text:anchor-type="as-char" svg:y="-0.0866in" svg:width="0.1929in" svg:height="0.1291in" draw:z-index="389"><draw:object xlink:href="./Object 461" xlink:type="simple" xlink:show="embed" xlink:actuate="onLoad"/><draw:image xlink:href="./ObjectReplacements/Object 461" xlink:type="simple" xlink:show="embed" xlink:actuate="onLoad"/><svg:desc>vzorec</svg:desc></draw:frame></text:p>
          </table:table-cell>
          <table:table-cell table:style-name="Table48.A2" office:value-type="string">
            <text:p text:style-name="Table_20_Contents"><text:span text:style-name="Code">%iepsilon</text:span></text:p>
          </table:table-cell>
          <table:table-cell table:style-name="Table48.A2" office:value-type="string">
            <text:p text:style-name="Table_20_Contents"><draw:frame draw:style-name="fr17" draw:name="Object465" text:anchor-type="as-char" svg:y="-0.0862in" svg:width="0.172in" svg:height="0.0953in" draw:z-index="392"><draw:object xlink:href="./Object 462" xlink:type="simple" xlink:show="embed" xlink:actuate="onLoad"/><draw:image xlink:href="./ObjectReplacements/Object 462" xlink:type="simple" xlink:show="embed" xlink:actuate="onLoad"/><svg:desc>vzorec</svg:desc></draw:frame></text:p>
          </table:table-cell>
          <table:table-cell table:style-name="Table48.E8" office:value-type="string">
            <text:p text:style-name="Table_20_Contents"><text:span text:style-name="Code"/></text:p>
          </table:table-cell>
          <table:table-cell table:style-name="Table48.F8" office:value-type="string">
            <text:p text:style-name="Table_20_Contents"/>
          </table:table-cell>
          <table:table-cell table:style-name="Table48.F8" office:value-type="string">
            <text:p text:style-name="Table_20_Contents"><text:span text:style-name="Code"/></text:p>
          </table:table-cell>
          <table:table-cell table:style-name="Table48.F8" office:value-type="string">
            <text:p text:style-name="Table_20_Contents"/>
          </table:table-cell>
        </table:table-row>
      </table:table>
      <text:h text:style-name="P124" text:outline-level="2"><text:bookmark-start text:name="__RefHeading__39711_1792826427"/><text:soft-page-break/>Speciální znaky<text:bookmark-end text:name="__RefHeading__39711_1792826427"/></text:h>
      <text:p text:style-name="P65">Speciální znaky se obvykle zadávají do vzorce pomocí dialogového okna Symboly (další informace viz <text:span text:style-name="T9"><text:bookmark-ref text:reference-format="text" text:ref-name="Chapter 1">kapitola 1 - Vytváření a úpravy vzorců</text:bookmark-ref></text:span><text:span text:style-name="T9"><text:s/>). Pokud však známe </text:span>název speciálního znaku, můžeme do editoru vzorců zadat znak procenta (%) následovaný názvem speciálního znaku. Tabulka <text:span text:style-name="T9"><text:sequence-ref text:reference-format="value" text:ref-name="refTable6">7</text:sequence-ref></text:span><text:span text:style-name="T9"><text:s/></text:span>ukazuje úplný seznam speciálních znaků, které jsou k dispozici v LibreOffice.</text:p>
      <text:list xml:id="list153829404665452" text:continue-numbering="true" text:style-name="Heading_20_Note">
        <text:list-item>
          <text:p text:style-name="P167">Poznámka</text:p>
        </text:list-item>
      </text:list>
      <text:p text:style-name="P45">V lokalizovaných verzích LibreOffice jsou také lokalizovány názvy speciálních znaků. Pokud dokument není lokalizován do stejného jazyka, nemusí názvy speciálních znaků v následující tabulce fungovat správně. Pokud k tomu dojde, můžeme v dialogu Symboly vybrat požadovaný speciální znak. Pokud je vybrán v dialogovém okně Symboly, zobrazí se název speciálního znaku ve správném jazyce ve spodní části dialogového okna Symboly. Více informací o speciálních znacích a dialogovém okně Symboly nalezneme v <text:span text:style-name="T9"><text:bookmark-ref text:reference-format="text" text:ref-name="Chapter 1">kapitole 1 - Vytváření a úpravy vzorců</text:bookmark-ref></text:span><text:span text:style-name="T9"><text:s/></text:span>.</text:p>
      <text:p text:style-name="Caption">Tabulka <text:sequence text:ref-name="refTable6" text:name="Table" text:formula="ooow:Table+1" style:num-format="1">7</text:sequence>: Speciální znaky</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table-cell table:style-name="Table13.A1" office:value-type="string">
            <text:p text:style-name="Table_20_Contents"><text:span text:style-name="Code">%perthousand</text:span></text:p>
          </table:table-cell>
          <table:table-cell table:style-name="Table13.A1" office:value-type="string">
            <text:p text:style-name="P22"><draw:frame draw:style-name="fr17" draw:name="Object124" text:anchor-type="as-char" svg:y="-0.1256in" svg:width="0.2547in" svg:height="0.139in" draw:z-index="469"><draw:object xlink:href="./Object 41" xlink:type="simple" xlink:show="embed" xlink:actuate="onLoad"/><draw:image xlink:href="./ObjectReplacements/Object 41" xlink:type="simple" xlink:show="embed" xlink:actuate="onLoad"/></draw:frame></text:p>
          </table:table-cell>
          <table:table-cell table:style-name="Table13.A1" office:value-type="string">
            <text:p text:style-name="Table_20_Contents"><text:span text:style-name="Code">%tendto</text:span></text:p>
          </table:table-cell>
          <table:table-cell table:style-name="Table13.A1" office:value-type="string">
            <text:p text:style-name="P22"><draw:frame draw:style-name="fr17" draw:name="Object339" text:anchor-type="as-char" svg:y="-0.1126in" svg:width="0.2098in" svg:height="0.1118in" draw:z-index="473"><draw:object xlink:href="./Object 43" xlink:type="simple" xlink:show="embed" xlink:actuate="onLoad"/><draw:image xlink:href="./ObjectReplacements/Object 43" xlink:type="simple" xlink:show="embed" xlink:actuate="onLoad"/></draw:frame></text:p>
          </table:table-cell>
          <table:table-cell table:style-name="Table13.A1" office:value-type="string">
            <text:p text:style-name="Table_20_Contents"><text:span text:style-name="Code">%element</text:span></text:p>
          </table:table-cell>
          <table:table-cell table:style-name="Table13.F1" office:value-type="string">
            <text:p text:style-name="P22"><draw:frame draw:style-name="fr17" draw:name="Object341" text:anchor-type="as-char" svg:y="-0.1008in" svg:width="0.1972in" svg:height="0.1071in" draw:z-index="477"><draw:object xlink:href="./Object 45" xlink:type="simple" xlink:show="embed" xlink:actuate="onLoad"/><draw:image xlink:href="./ObjectReplacements/Object 45" xlink:type="simple" xlink:show="embed" xlink:actuate="onLoad"/></draw:frame></text:p>
          </table:table-cell>
        </table:table-row>
        <table:table-row>
          <table:table-cell table:style-name="Table13.A2" office:value-type="string">
            <text:p text:style-name="Table_20_Contents"><text:span text:style-name="Code">%noelement</text:span></text:p>
          </table:table-cell>
          <table:table-cell table:style-name="Table13.A2" office:value-type="string">
            <text:p text:style-name="P22"><draw:frame draw:style-name="fr17" draw:name="Object342" text:anchor-type="as-char" svg:y="-0.1161in" svg:width="0.1972in" svg:height="0.1362in" draw:z-index="478"><draw:object xlink:href="./Object 46" xlink:type="simple" xlink:show="embed" xlink:actuate="onLoad"/><draw:image xlink:href="./ObjectReplacements/Object 46" xlink:type="simple" xlink:show="embed" xlink:actuate="onLoad"/></draw:frame></text:p>
          </table:table-cell>
          <table:table-cell table:style-name="Table13.A2" office:value-type="string">
            <text:p text:style-name="Table_20_Contents"><text:span text:style-name="Code">%infinite</text:span></text:p>
          </table:table-cell>
          <table:table-cell table:style-name="Table13.A2" office:value-type="string">
            <text:p text:style-name="P22"><draw:frame draw:style-name="fr17" draw:name="Object343" text:anchor-type="as-char" svg:y="-0.0854in" svg:width="0.2055in" svg:height="0.0854in" draw:z-index="480"><draw:object xlink:href="./Object 47" xlink:type="simple" xlink:show="embed" xlink:actuate="onLoad"/><draw:image xlink:href="./ObjectReplacements/Object 47" xlink:type="simple" xlink:show="embed" xlink:actuate="onLoad"/></draw:frame></text:p>
          </table:table-cell>
          <table:table-cell table:style-name="Table13.A2" office:value-type="string">
            <text:p text:style-name="Table_20_Contents"><text:span text:style-name="Code">%angle</text:span></text:p>
          </table:table-cell>
          <table:table-cell table:style-name="Table13.F2" office:value-type="string">
            <text:p text:style-name="P22"><draw:frame draw:style-name="fr17" draw:name="Object352" text:anchor-type="as-char" svg:y="-0.1075in" svg:width="0.2102in" svg:height="0.1193in" draw:z-index="482"><draw:object xlink:href="./Object 51" xlink:type="simple" xlink:show="embed" xlink:actuate="onLoad"/><draw:image xlink:href="./ObjectReplacements/Object 51" xlink:type="simple" xlink:show="embed" xlink:actuate="onLoad"/></draw:frame></text:p>
          </table:table-cell>
        </table:table-row>
        <table:table-row>
          <table:table-cell table:style-name="Table13.A2" office:value-type="string">
            <text:p text:style-name="Table_20_Contents"><text:span text:style-name="Code">%and</text:span></text:p>
          </table:table-cell>
          <table:table-cell table:style-name="Table13.A2" office:value-type="string">
            <text:p text:style-name="P22"><draw:frame draw:style-name="fr17" draw:name="Object419" text:anchor-type="as-char" svg:y="-0.1043in" svg:width="0.2102in" svg:height="0.1126in" draw:z-index="483"><draw:object xlink:href="./Object 52" xlink:type="simple" xlink:show="embed" xlink:actuate="onLoad"/><draw:image xlink:href="./ObjectReplacements/Object 52" xlink:type="simple" xlink:show="embed" xlink:actuate="onLoad"/></draw:frame></text:p>
          </table:table-cell>
          <table:table-cell table:style-name="Table13.A2" office:value-type="string">
            <text:p text:style-name="Table_20_Contents"><text:span text:style-name="Code">%or</text:span></text:p>
          </table:table-cell>
          <table:table-cell table:style-name="Table13.A2" office:value-type="string">
            <text:p text:style-name="P22"><draw:frame draw:style-name="fr17" draw:name="Object420" text:anchor-type="as-char" svg:y="-0.1047in" svg:width="0.2102in" svg:height="0.1134in" draw:z-index="486"><draw:object xlink:href="./Object 53" xlink:type="simple" xlink:show="embed" xlink:actuate="onLoad"/><draw:image xlink:href="./ObjectReplacements/Object 53" xlink:type="simple" xlink:show="embed" xlink:actuate="onLoad"/></draw:frame></text:p>
          </table:table-cell>
          <table:table-cell table:style-name="Table13.A2" office:value-type="string">
            <text:p text:style-name="Table_20_Contents"><text:span text:style-name="Code">%notequal</text:span></text:p>
          </table:table-cell>
          <table:table-cell table:style-name="Table13.F2" office:value-type="string">
            <text:p text:style-name="P22"><draw:frame draw:style-name="fr17" draw:name="Object466" text:anchor-type="as-char" svg:y="-0.1071in" svg:width="0.2102in" svg:height="0.1154in" draw:z-index="488"><draw:object xlink:href="./Object 54" xlink:type="simple" xlink:show="embed" xlink:actuate="onLoad"/><draw:image xlink:href="./ObjectReplacements/Object 54" xlink:type="simple" xlink:show="embed" xlink:actuate="onLoad"/></draw:frame></text:p>
          </table:table-cell>
        </table:table-row>
        <table:table-row>
          <table:table-cell table:style-name="Table13.A2" office:value-type="string">
            <text:p text:style-name="Table_20_Contents"><text:span text:style-name="Code">%identical</text:span></text:p>
          </table:table-cell>
          <table:table-cell table:style-name="Table13.A2" office:value-type="string">
            <text:p text:style-name="P22"><draw:frame draw:style-name="fr17" draw:name="Object467" text:anchor-type="as-char" svg:y="-0.0909in" svg:width="0.2102in" svg:height="0.0854in" draw:z-index="489"><draw:object xlink:href="./Object 55" xlink:type="simple" xlink:show="embed" xlink:actuate="onLoad"/><draw:image xlink:href="./ObjectReplacements/Object 55" xlink:type="simple" xlink:show="embed" xlink:actuate="onLoad"/></draw:frame></text:p>
          </table:table-cell>
          <table:table-cell table:style-name="Table13.A2" office:value-type="string">
            <text:p text:style-name="Table_20_Contents"><text:span text:style-name="Code">%strictlylessthan</text:span></text:p>
          </table:table-cell>
          <table:table-cell table:style-name="Table13.A2" office:value-type="string">
            <text:p text:style-name="P22"><draw:frame draw:style-name="fr17" draw:name="Object468" text:anchor-type="as-char" svg:y="-0.1047in" svg:width="0.2646in" svg:height="0.1134in" draw:z-index="492"><draw:object xlink:href="./Object 56" xlink:type="simple" xlink:show="embed" xlink:actuate="onLoad"/><draw:image xlink:href="./ObjectReplacements/Object 56" xlink:type="simple" xlink:show="embed" xlink:actuate="onLoad"/></draw:frame></text:p>
          </table:table-cell>
          <table:table-cell table:style-name="Table13.A2" office:value-type="string">
            <text:p text:style-name="Table_20_Contents"><text:span text:style-name="Code">%strictlygreaterthan</text:span></text:p>
          </table:table-cell>
          <table:table-cell table:style-name="Table13.F2" office:value-type="string">
            <text:p text:style-name="P22"><draw:frame draw:style-name="fr17" draw:name="Object469" text:anchor-type="as-char" svg:y="-0.1047in" svg:width="0.2646in" svg:height="0.1134in" draw:z-index="494"><draw:object xlink:href="./Object 57" xlink:type="simple" xlink:show="embed" xlink:actuate="onLoad"/><draw:image xlink:href="./ObjectReplacements/Object 57" xlink:type="simple" xlink:show="embed" xlink:actuate="onLoad"/></draw:frame></text:p>
          </table:table-cell>
        </table:table-row>
      </table:table>
      <text:h text:style-name="P122" text:outline-level="2"><text:bookmark-start text:name="__RefHeading__17896_1880533838"/>Vyhrazená slova<text:bookmark-end text:name="__RefHeading__17896_1880533838"/></text:h>
      <text:p text:style-name="P55">Vyhrazené slovo je slovo, které LibreOffice používá jako příkaz ve značkovacím jazyce aplikace Math a nelze jej použít jako název proměnné ani zadat do vzorce jako text. Pokud však chceme použít vyhrazené slovo jako text ve vzorci, musíme vyhrazené slovo umístit mezi dvojité uvozovky.</text:p>
      <text:p text:style-name="P56">Například chceme ve vzorci použít slovo „purple“, ale nechceme, aby byly prvky vzorce změněny na fialovou barvu. Pokud do editoru vzorců jednoduše zadáme <text:span text:style-name="Code">A purple B</text:span>, výsledný vzorec je <text:span text:style-name="Code"><draw:frame draw:style-name="fr17" draw:name="Object471" text:anchor-type="as-char" svg:y="-0.1484in" svg:width="0.4299in" svg:height="0.1839in" draw:z-index="507"><draw:object xlink:href="./Object 58" xlink:type="simple" xlink:show="embed" xlink:actuate="onLoad"/><draw:image xlink:href="./ObjectReplacements/Object 58" xlink:type="simple" xlink:show="embed" xlink:actuate="onLoad"/><svg:desc>vzorec</svg:desc></draw:frame></text:span>, což je nesprávné a chyba je zobrazena otazníkem. Chceme-li tuto chybu opravit, zadáme v editoru vzorců A „purple“ B pomocí dvojitých uvozovek na každé straně slova purple a výsledný správný vzorec je <text:span text:style-name="T75"><draw:frame draw:style-name="fr17" draw:name="Object470" text:anchor-type="as-char" svg:y="-0.1484in" svg:width="0.7854in" svg:height="0.1839in" draw:z-index="509"><draw:object xlink:href="./Object 68" xlink:type="simple" xlink:show="embed" xlink:actuate="onLoad"/><draw:image xlink:href="./ObjectReplacements/Object 68" xlink:type="simple" xlink:show="embed" xlink:actuate="onLoad"/><svg:desc>vzorec</svg:desc></draw:frame></text:span>.</text:p>
      <text:p text:style-name="P66">Vyhrazená slova použitá v Math jsou uvedena ve výše uvedených tabulkách pro příkazy značkovacího jazyka.</text:p>
      <text:p text:style-name="P66"/>
      <text:p text:style-name="Page_20_Break"/>
      <text:p text:style-name="Text_20_body"><draw:frame draw:style-name="fr7" draw:name="Image37" text:anchor-type="paragraph" svg:width="8.2681in" svg:height="11.6929in" draw:z-index="10"><draw:image xlink:href="Pictures/100002010000031A000004639C479095F314E1D6.png" xlink:type="simple" xlink:show="embed" xlink:actuate="onLoad" loext:mime-type="image/png"/></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family-generic="modern" style:font-pitch="variable"/>
    <style:font-face style:name="Liberation Serif" svg:font-family="'Liberation Serif'" style:font-family-generic="roman" style:font-pitch="variable"/>
    <style:font-face style:name="Liberation Mono3"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default-outline-level="1"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2"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3"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05in" fo:margin-bottom="0.05in"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5"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4"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Heading_20_5" style:display-name="Heading 5" style:family="paragraph" style:parent-style-name="Heading" style:class="text"/>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P4" style:family="paragraph" style:parent-style-name="Footer">
      <style:paragraph-properties fo:text-align="end" style:justify-single-word="false"/>
    </style:style>
    <style:style style:name="MT1" style:family="text">
      <style:text-properties officeooo:rsid="0029a911"/>
    </style:style>
    <style:style style:name="MT2" style:family="text">
      <style:text-properties fo:font-size="10pt" style:font-size-asian="10pt" style:font-size-complex="10pt"/>
    </style:style>
    <style:style style:name="MT3"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Vyhrazená slova</text:chapter> | <text:page-number text:select-page="current">73</text:page-number></text:p>
      </style:footer>
      <style:footer-left>
        <text:p text:style-name="Footer"><text:page-number text:select-page="current">74</text:page-number><text:s/>| <text:chapter text:display="name" text:outline-level="2">Vyhrazená slova</text:chapter></text:p>
      </style:footer-left>
    </style:master-page>
    <style:master-page style:name="First_20_Page" style:display-name="First Page" style:page-layout-name="Mpm2" style:next-style-name="Front_20_Matter"/>
    <style:master-page style:name="LOFrontMatter" style:page-layout-name="Mpm3">
      <style:footer>
        <text:p text:style-name="MP1"><text:title>Příručka Math pro verzi 6.4</text:title><text:s/><text:span text:style-name="MT1">| </text:span><text:page-number text:select-page="current">3</text:page-number></text:p>
      </style:footer>
      <style:footer-left>
        <text:p text:style-name="MP3"><text:span text:style-name="MT1"><text:page-number text:select-page="current">4</text:page-number></text:span><text:span text:style-name="MT1">| </text:span><text:title>Příručka Math pro verzi 6.4</text:title></text:p>
      </style:footer-left>
      <loext:footer-first>
        <text:p text:style-name="MP2"><text:span text:style-name="MT2">Dokumentace pro balík LibreOffice je dostupná na </text:span><text:a xlink:type="simple" xlink:href="http://www.libreoffice.org/get-help/documentation" text:style-name="Internet_20_link" text:visited-style-name="Visited_20_Internet_20_Link"><text:span text:style-name="Internet_20_link"><text:span text:style-name="MT3">http://cs.libreoffice.org/get-help/documentation</text:span></text:span></text:a></text:p>
      </loext:footer-first>
    </style:master-page>
    <style:master-page style:name="HTML" style:page-layout-name="Mpm4"/>
    <style:master-page style:name="Front_20_Matter" style:display-name="Front Matter" style:page-layout-name="Mpm5">
      <style:footer>
        <text:p text:style-name="MP4"><text:title>Příručka Math pro verzi 6.4</text:title><text:s/>| <text:page-number text:select-page="current">53</text:page-number></text:p>
      </style:footer>
      <style:footer-left>
        <text:p text:style-name="Footer"><text:page-number text:select-page="current">50</text:page-number>| <text:title>Příručka Math pro verzi 6.4</text:title></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17T14:23:42.634000000</meta:creation-date>
    <meta:editing-duration>PT2H35M39S</meta:editing-duration>
    <meta:editing-cycles>22</meta:editing-cycles>
    <meta:generator>LibreOffice/6.3.4.2$Linux_X86_64 LibreOffice_project/60da17e045e08f1793c57c00ba83cdfce946d0aa</meta:generator>
    <dc:description>Aktualizaci z verze 4.4 na 6.4 provedl Roman Kuznetzov. Zkontroloval Dave Barton, druhá kontrola Olivier Hallot</dc:description>
    <dc:title>Příručka Math pro verzi 6.4</dc:title>
    <meta:initial-creator>Dave Barton</meta:initial-creator>
    <dc:date>2020-01-24T15:38:27.243059188</dc:date>
    <dc:creator>Olivier Hallot</dc:creator>
    <meta:document-statistic meta:table-count="23" meta:image-count="37" meta:object-count="475" meta:page-count="74" meta:paragraph-count="2036" meta:word-count="16719" meta:character-count="96529" meta:non-whitespace-character-count="81443"/>
    <meta:user-defined meta:name="Guide Name">Math Guide</meta:user-defined>
    <meta:user-defined meta:name="Version">6.4</meta:user-defined>
  </office:meta>
</office:document-meta>
</file>

<file path=Object 1/content.xml><?xml version="1.0" encoding="utf-8"?>
<math xmlns="http://www.w3.org/1998/Math/MathML" display="block">
  <semantics>
    <mrow>
      <mi>A</mi>
      <mo stretchy="false">&gt;</mo>
      <mi>B</mi>
    </mrow>
    <annotation encoding="StarMath 5.0">A gt B</annotation>
  </semantics>
</math>
</file>

<file path=Object 10/content.xml><?xml version="1.0" encoding="utf-8"?>
<math xmlns="http://www.w3.org/1998/Math/MathML" display="block">
  <semantics>
    <mrow>
      <mi>A</mi>
      <mo stretchy="false">≪</mo>
      <mi>B</mi>
    </mrow>
    <annotation encoding="StarMath 5.0">A &lt;&lt; B</annotation>
  </semantics>
</math>
</file>

<file path=Object 100/content.xml><?xml version="1.0" encoding="utf-8"?>
<math xmlns="http://www.w3.org/1998/Math/MathML" display="block">
  <semantics>
    <mrow>
      <mn>2</mn>
      <mrow>
        <mtext>%</mtext>
        <mo stretchy="false">=</mo>
        <mn>0.02</mn>
      </mrow>
    </mrow>
    <annotation encoding="StarMath 5.0">2"%"= 0.02</annotation>
  </semantics>
</math>
</file>

<file path=Object 101/content.xml><?xml version="1.0" encoding="utf-8"?>
<math xmlns="http://www.w3.org/1998/Math/MathML" display="block">
  <semantics>
    <mrow>
      <mo fence="true" stretchy="false">{</mo>
      <mrow/>
      <mo fence="true" stretchy="false">}</mo>
    </mrow>
    <annotation encoding="StarMath 5.0">lbrace rbrace</annotation>
  </semantics>
</math>
</file>

<file path=Object 102/content.xml><?xml version="1.0" encoding="utf-8"?>
<math xmlns="http://www.w3.org/1998/Math/MathML" display="block">
  <semantics>
    <mrow>
      <mi>A</mi>
      <mo stretchy="false">⇔</mo>
      <mi>B</mi>
    </mrow>
    <annotation encoding="StarMath 5.0">A dlrarrow B</annotation>
  </semantics>
</math>
</file>

<file path=Object 103/content.xml><?xml version="1.0" encoding="utf-8"?>
<math xmlns="http://www.w3.org/1998/Math/MathML" display="block">
  <semantics>
    <mrow>
      <mi>A</mi>
      <mo stretchy="false">⇒</mo>
      <mi>B</mi>
    </mrow>
    <annotation encoding="StarMath 5.0">A drarrow B</annotation>
  </semantics>
</math>
</file>

<file path=Object 104/content.xml><?xml version="1.0" encoding="utf-8"?>
<math xmlns="http://www.w3.org/1998/Math/MathML" display="block">
  <semantics>
    <mrow>
      <mi>x</mi>
      <mtext> for </mtext>
      <mrow>
        <mi>x</mi>
        <mo stretchy="false">≥</mo>
        <mn>0</mn>
      </mrow>
    </mrow>
    <annotation encoding="StarMath 5.0">x " for " x &gt;= 0</annotation>
  </semantics>
</math>
</file>

<file path=Object 105/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106/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107/content.xml><?xml version="1.0" encoding="utf-8"?>
<math xmlns="http://www.w3.org/1998/Math/MathML" display="block">
  <semantics>
    <mrow>
      <mi>A</mi>
      <mo stretchy="false">≺</mo>
      <mi>B</mi>
    </mrow>
    <annotation encoding="StarMath 5.0">A prec B</annotation>
  </semantics>
</math>
</file>

<file path=Object 108/content.xml><?xml version="1.0" encoding="utf-8"?>
<math xmlns="http://www.w3.org/1998/Math/MathML" display="block">
  <semantics>
    <mrow>
      <mi>A</mi>
      <mo stretchy="false">≼</mo>
      <mi>B</mi>
    </mrow>
    <annotation encoding="StarMath 5.0">A preccurlyeq B</annotation>
  </semantics>
</math>
</file>

<file path=Object 10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content.xml><?xml version="1.0" encoding="utf-8"?>
<math xmlns="http://www.w3.org/1998/Math/MathML" display="block">
  <semantics>
    <mrow>
      <mi>A</mi>
      <mo stretchy="false">≫</mo>
      <mi>B</mi>
    </mrow>
    <annotation encoding="StarMath 5.0">A &gt;&gt; B</annotation>
  </semantics>
</math>
</file>

<file path=Object 11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1/content.xml><?xml version="1.0" encoding="utf-8"?>
<math xmlns="http://www.w3.org/1998/Math/MathML" display="block">
  <semantics>
    <mover accent="true">
      <mi>A</mi>
      <mo stretchy="false">˘</mo>
    </mover>
    <annotation encoding="StarMath 5.0">breve A</annotation>
  </semantics>
</math>
</file>

<file path=Object 112/content.xml><?xml version="1.0" encoding="utf-8"?>
<math xmlns="http://www.w3.org/1998/Math/MathML" display="block">
  <semantics>
    <mover accent="true">
      <mi>A</mi>
      <mo stretchy="false">˚</mo>
    </mover>
    <annotation encoding="StarMath 5.0">circle A</annotation>
  </semantics>
</math>
</file>

<file path=Object 113/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114/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115/content.xml><?xml version="1.0" encoding="utf-8"?>
<math xmlns="http://www.w3.org/1998/Math/MathML" display="block">
  <semantics>
    <mover accent="true">
      <mi>A</mi>
      <mo stretchy="false">˙</mo>
    </mover>
    <annotation encoding="StarMath 5.0">dot A</annotation>
  </semantics>
</math>
</file>

<file path=Object 116/content.xml><?xml version="1.0" encoding="utf-8"?>
<math xmlns="http://www.w3.org/1998/Math/MathML" display="block">
  <semantics>
    <mover accent="true">
      <mi>A</mi>
      <mo stretchy="false">¨</mo>
    </mover>
    <annotation encoding="StarMath 5.0">ddot A</annotation>
  </semantics>
</math>
</file>

<file path=Object 117/content.xml><?xml version="1.0" encoding="utf-8"?>
<math xmlns="http://www.w3.org/1998/Math/MathML" display="block">
  <semantics>
    <mover accent="true">
      <mi>A</mi>
      <mo stretchy="false">⃛</mo>
    </mover>
    <annotation encoding="StarMath 5.0">dddot A</annotation>
  </semantics>
</math>
</file>

<file path=Object 118/content.xml><?xml version="1.0" encoding="utf-8"?>
<math xmlns="http://www.w3.org/1998/Math/MathML" display="block">
  <semantics>
    <mover accent="true">
      <mi>A</mi>
      <mo stretchy="false">¯</mo>
    </mover>
    <annotation encoding="StarMath 5.0">bar A</annotation>
  </semantics>
</math>
</file>

<file path=Object 119/content.xml><?xml version="1.0" encoding="utf-8"?>
<math xmlns="http://www.w3.org/1998/Math/MathML" display="block">
  <semantics>
    <mover accent="true">
      <mi>A</mi>
      <mo stretchy="false">⃗</mo>
    </mover>
    <annotation encoding="StarMath 5.0">vec A</annotation>
  </semantics>
</math>
</file>

<file path=Object 12/content.xml><?xml version="1.0" encoding="utf-8"?>
<math xmlns="http://www.w3.org/1998/Math/MathML" display="block">
  <semantics>
    <mrow>
      <mi>lim inf</mi>
      <mi>A</mi>
    </mrow>
    <annotation encoding="StarMath 5.0">liminf A</annotation>
  </semantics>
</math>
</file>

<file path=Object 120/content.xml><?xml version="1.0" encoding="utf-8"?>
<math xmlns="http://www.w3.org/1998/Math/MathML" display="block">
  <semantics>
    <mover accent="true">
      <mi>A</mi>
      <mo stretchy="false">~</mo>
    </mover>
    <annotation encoding="StarMath 5.0">tilde A</annotation>
  </semantics>
</math>
</file>

<file path=Object 121/content.xml><?xml version="1.0" encoding="utf-8"?>
<math xmlns="http://www.w3.org/1998/Math/MathML" display="block">
  <semantics>
    <mover accent="true">
      <mi>A</mi>
      <mo stretchy="false">^</mo>
    </mover>
    <annotation encoding="StarMath 5.0">hat A</annotation>
  </semantics>
</math>
</file>

<file path=Object 122/content.xml><?xml version="1.0" encoding="utf-8"?>
<math xmlns="http://www.w3.org/1998/Math/MathML" display="block">
  <semantics>
    <mover accent="true">
      <mi mathvariant="italic">AB</mi>
      <mo stretchy="true">⃗</mo>
    </mover>
    <annotation encoding="StarMath 5.0">widevec {AB}</annotation>
  </semantics>
</math>
</file>

<file path=Object 123/content.xml><?xml version="1.0" encoding="utf-8"?>
<math xmlns="http://www.w3.org/1998/Math/MathML" display="block">
  <semantics>
    <mover accent="true">
      <mi mathvariant="italic">AB</mi>
      <mo stretchy="true">~</mo>
    </mover>
    <annotation encoding="StarMath 5.0">widetilde {AB}</annotation>
  </semantics>
</math>
</file>

<file path=Object 124/content.xml><?xml version="1.0" encoding="utf-8"?>
<math xmlns="http://www.w3.org/1998/Math/MathML" display="block">
  <semantics>
    <mover accent="true">
      <mi mathvariant="italic">AB</mi>
      <mo stretchy="true">^</mo>
    </mover>
    <annotation encoding="StarMath 5.0">widehat {AB}</annotation>
  </semantics>
</math>
</file>

<file path=Object 125/content.xml><?xml version="1.0" encoding="utf-8"?>
<math xmlns="http://www.w3.org/1998/Math/MathML" display="block">
  <semantics>
    <mover accent="true">
      <mi mathvariant="italic">AB</mi>
      <mo>¯</mo>
    </mover>
    <annotation encoding="StarMath 5.0">overline {AB}</annotation>
  </semantics>
</math>
</file>

<file path=Object 126/content.xml><?xml version="1.0" encoding="utf-8"?>
<math xmlns="http://www.w3.org/1998/Math/MathML" display="block">
  <semantics>
    <munder accentunder="true">
      <mi mathvariant="italic">AB</mi>
      <mo>̲</mo>
    </munder>
    <annotation encoding="StarMath 5.0">underline {AB}</annotation>
  </semantics>
</math>
</file>

<file path=Object 127/content.xml><?xml version="1.0" encoding="utf-8"?>
<math xmlns="http://www.w3.org/1998/Math/MathML" display="block">
  <semantics>
    <menclose notation="horizontalstrike">
      <mi mathvariant="italic">AB</mi>
    </menclose>
    <annotation encoding="StarMath 5.0">overstrike {AB}</annotation>
  </semantics>
</math>
</file>

<file path=Object 128/content.xml><?xml version="1.0" encoding="utf-8"?>
<math xmlns="http://www.w3.org/1998/Math/MathML" display="block">
  <semantics>
    <mover accent="true">
      <mi>A</mi>
      <mo stretchy="false">ˇ</mo>
    </mover>
    <annotation encoding="StarMath 5.0">check A </annotation>
  </semantics>
</math>
</file>

<file path=Object 129/content.xml><?xml version="1.0" encoding="utf-8"?>
<math xmlns="http://www.w3.org/1998/Math/MathML" display="block">
  <semantics>
    <msubsup>
      <mi mathvariant="italic">SO</mi>
      <mn>4</mn>
      <mrow>
        <mn>2</mn>
        <mtext>-</mtext>
      </mrow>
    </msubsup>
    <annotation encoding="StarMath 5.0">SO_4^{2"-"}</annotation>
  </semantics>
</math>
</file>

<file path=Object 13/content.xml><?xml version="1.0" encoding="utf-8"?>
<math xmlns="http://www.w3.org/1998/Math/MathML" display="block">
  <semantics>
    <mrow>
      <msub>
        <mi>H</mi>
        <mn>2</mn>
      </msub>
      <msub>
        <mi mathvariant="italic">SO</mi>
        <mn>4</mn>
      </msub>
    </mrow>
    <annotation encoding="StarMath 5.0">H_2 SO_4</annotation>
  </semantics>
</math>
</file>

<file path=Object 130/content.xml><?xml version="1.0" encoding="utf-8"?>
<math xmlns="http://www.w3.org/1998/Math/MathML" display="block">
  <semantics>
    <mover accent="true">
      <mi>A</mi>
      <mo stretchy="false">⃑</mo>
    </mover>
    <annotation encoding="StarMath 5.0">harpoon A</annotation>
  </semantics>
</math>
</file>

<file path=Object 131/content.xml><?xml version="1.0" encoding="utf-8"?>
<math xmlns="http://www.w3.org/1998/Math/MathML" display="block">
  <semantics>
    <mover accent="true">
      <mi mathvariant="italic">AB</mi>
      <mo stretchy="true">⃑</mo>
    </mover>
    <annotation encoding="StarMath 5.0">wideharpoon {AB} </annotation>
  </semantics>
</math>
</file>

<file path=Object 132/content.xml><?xml version="1.0" encoding="utf-8"?>
<math xmlns="http://www.w3.org/1998/Math/MathML" display="block">
  <semantics>
    <mi mathvariant="italic">AB</mi>
    <annotation encoding="StarMath 5.0">{AB} </annotation>
  </semantics>
</math>
</file>

<file path=Object 133/content.xml><?xml version="1.0" encoding="utf-8"?>
<math xmlns="http://www.w3.org/1998/Math/MathML" display="block">
  <semantics>
    <mrow>
      <mo fence="true" stretchy="false">(</mo>
      <mrow>
        <mi mathvariant="italic">AB</mi>
      </mrow>
      <mo fence="true" stretchy="false">)</mo>
    </mrow>
    <annotation encoding="StarMath 5.0">(AB) </annotation>
  </semantics>
</math>
</file>

<file path=Object 134/content.xml><?xml version="1.0" encoding="utf-8"?>
<math xmlns="http://www.w3.org/1998/Math/MathML" display="block">
  <semantics>
    <mrow>
      <mo stretchy="false">(</mo>
      <mi>A</mi>
    </mrow>
    <annotation encoding="StarMath 5.0">\ ( A</annotation>
  </semantics>
</math>
</file>

<file path=Object 135/content.xml><?xml version="1.0" encoding="utf-8"?>
<math xmlns="http://www.w3.org/1998/Math/MathML" display="block">
  <semantics>
    <mrow>
      <mi>A</mi>
      <mo stretchy="false">)</mo>
    </mrow>
    <annotation encoding="StarMath 5.0">A \)</annotation>
  </semantics>
</math>
</file>

<file path=Object 136/content.xml><?xml version="1.0" encoding="utf-8"?>
<math xmlns="http://www.w3.org/1998/Math/MathML" display="block">
  <semantics>
    <mrow>
      <mo fence="true" stretchy="false">[</mo>
      <mrow>
        <mi mathvariant="italic">AB</mi>
      </mrow>
      <mo fence="true" stretchy="false">]</mo>
    </mrow>
    <annotation encoding="StarMath 5.0">[AB]</annotation>
  </semantics>
</math>
</file>

<file path=Object 137/content.xml><?xml version="1.0" encoding="utf-8"?>
<math xmlns="http://www.w3.org/1998/Math/MathML" display="block">
  <semantics>
    <mrow>
      <mo stretchy="false">[</mo>
      <mi>A</mi>
    </mrow>
    <annotation encoding="StarMath 5.0">\[ A</annotation>
  </semantics>
</math>
</file>

<file path=Object 138/content.xml><?xml version="1.0" encoding="utf-8"?>
<math xmlns="http://www.w3.org/1998/Math/MathML" display="block">
  <semantics>
    <mrow>
      <mi>A</mi>
      <mo stretchy="false">]</mo>
    </mrow>
    <annotation encoding="StarMath 5.0">A \]</annotation>
  </semantics>
</math>
</file>

<file path=Object 139/content.xml><?xml version="1.0" encoding="utf-8"?>
<math xmlns="http://www.w3.org/1998/Math/MathML" display="block">
  <semantics>
    <mrow>
      <mo fence="true" stretchy="false">⟦</mo>
      <mrow>
        <mi mathvariant="italic">AB</mi>
      </mrow>
      <mo fence="true" stretchy="false">⟧</mo>
    </mrow>
    <annotation encoding="StarMath 5.0"> ldbracket AB rdbracket</annotation>
  </semantics>
</math>
</file>

<file path=Object 14/content.xml><?xml version="1.0" encoding="utf-8"?>
<math xmlns="http://www.w3.org/1998/Math/MathML" display="block">
  <semantics>
    <mmultiscripts>
      <mi>U</mi>
      <mprescripts/>
      <mn>92</mn>
      <mn>238</mn>
    </mmultiscripts>
    <annotation encoding="StarMath 5.0">U lsub 92 lsup 238</annotation>
  </semantics>
</math>
</file>

<file path=Object 140/content.xml><?xml version="1.0" encoding="utf-8"?>
<math xmlns="http://www.w3.org/1998/Math/MathML" display="block">
  <semantics>
    <mrow>
      <mo stretchy="false">⟦</mo>
      <mi>A</mi>
    </mrow>
    <annotation encoding="StarMath 5.0">\ldbracket A</annotation>
  </semantics>
</math>
</file>

<file path=Object 141/content.xml><?xml version="1.0" encoding="utf-8"?>
<math xmlns="http://www.w3.org/1998/Math/MathML" display="block">
  <semantics>
    <mrow>
      <mi>A</mi>
      <mo stretchy="false">⟧</mo>
    </mrow>
    <annotation encoding="StarMath 5.0">A \rdbracket</annotation>
  </semantics>
</math>
</file>

<file path=Object 142/content.xml><?xml version="1.0" encoding="utf-8"?>
<math xmlns="http://www.w3.org/1998/Math/MathML" display="block">
  <semantics>
    <mrow>
      <mo fence="true" stretchy="false">{</mo>
      <mrow>
        <mi mathvariant="italic">AB</mi>
      </mrow>
      <mo fence="true" stretchy="false">}</mo>
    </mrow>
    <annotation encoding="StarMath 5.0"> lbrace AB rbrace</annotation>
  </semantics>
</math>
</file>

<file path=Object 143/content.xml><?xml version="1.0" encoding="utf-8"?>
<math xmlns="http://www.w3.org/1998/Math/MathML" display="block">
  <semantics>
    <mrow>
      <mo stretchy="false">{</mo>
      <mi>A</mi>
    </mrow>
    <annotation encoding="StarMath 5.0">\lbrace A</annotation>
  </semantics>
</math>
</file>

<file path=Object 144/content.xml><?xml version="1.0" encoding="utf-8"?>
<math xmlns="http://www.w3.org/1998/Math/MathML" display="block">
  <semantics>
    <mrow>
      <mi>A</mi>
      <mo stretchy="false">}</mo>
    </mrow>
    <annotation encoding="StarMath 5.0">A \rbrace</annotation>
  </semantics>
</math>
</file>

<file path=Object 145/content.xml><?xml version="1.0" encoding="utf-8"?>
<math xmlns="http://www.w3.org/1998/Math/MathML" display="block">
  <semantics>
    <mrow>
      <mo fence="true" stretchy="false">⟨</mo>
      <mrow>
        <mi mathvariant="italic">AB</mi>
      </mrow>
      <mo fence="true" stretchy="false">⟩</mo>
    </mrow>
    <annotation encoding="StarMath 5.0"> langle AB rangle</annotation>
  </semantics>
</math>
</file>

<file path=Object 146/content.xml><?xml version="1.0" encoding="utf-8"?>
<math xmlns="http://www.w3.org/1998/Math/MathML" display="block">
  <semantics>
    <mrow>
      <mo stretchy="false">⟨</mo>
      <mi>A</mi>
    </mrow>
    <annotation encoding="StarMath 5.0">\langle A</annotation>
  </semantics>
</math>
</file>

<file path=Object 147/content.xml><?xml version="1.0" encoding="utf-8"?>
<math xmlns="http://www.w3.org/1998/Math/MathML" display="block">
  <semantics>
    <mrow>
      <mi>A</mi>
      <mo stretchy="false">⟩</mo>
    </mrow>
    <annotation encoding="StarMath 5.0">A \rangle</annotation>
  </semantics>
</math>
</file>

<file path=Object 148/content.xml><?xml version="1.0" encoding="utf-8"?>
<math xmlns="http://www.w3.org/1998/Math/MathML" display="block">
  <semantics>
    <mrow>
      <mo fence="true" stretchy="false">⟨</mo>
      <mrow>
        <mrow>
          <mi mathvariant="italic">AB</mi>
          <mo stretchy="false">|</mo>
          <mi mathvariant="italic">CD</mi>
        </mrow>
      </mrow>
      <mo fence="true" stretchy="false">⟩</mo>
    </mrow>
    <annotation encoding="StarMath 5.0"> langle AB mline CD rangle</annotation>
  </semantics>
</math>
</file>

<file path=Object 149/content.xml><?xml version="1.0" encoding="utf-8"?>
<math xmlns="http://www.w3.org/1998/Math/MathML" display="block">
  <semantics>
    <mrow>
      <mo fence="true" stretchy="false">⌈</mo>
      <mrow>
        <mi mathvariant="italic">AB</mi>
      </mrow>
      <mo fence="true" stretchy="false">⌉</mo>
    </mrow>
    <annotation encoding="StarMath 5.0"> lceil AB rceil</annotation>
  </semantics>
</math>
</file>

<file path=Object 15/content.xml><?xml version="1.0" encoding="utf-8"?>
<math xmlns="http://www.w3.org/1998/Math/MathML" display="block">
  <semantics>
    <msubsup>
      <mi mathvariant="italic">SO</mi>
      <mn>4</mn>
      <mrow>
        <mn>2</mn>
        <mo stretchy="false">−</mo>
        <mrow/>
      </mrow>
    </msubsup>
    <annotation encoding="StarMath 5.0">SO_4^{2-{}}</annotation>
  </semantics>
</math>
</file>

<file path=Object 150/content.xml><?xml version="1.0" encoding="utf-8"?>
<math xmlns="http://www.w3.org/1998/Math/MathML" display="block">
  <semantics>
    <mrow>
      <mo stretchy="false">⌈</mo>
      <mi>A</mi>
    </mrow>
    <annotation encoding="StarMath 5.0">\lceil A</annotation>
  </semantics>
</math>
</file>

<file path=Object 151/content.xml><?xml version="1.0" encoding="utf-8"?>
<math xmlns="http://www.w3.org/1998/Math/MathML" display="block">
  <semantics>
    <mrow>
      <mi>A</mi>
      <mo stretchy="false">⌉</mo>
    </mrow>
    <annotation encoding="StarMath 5.0">A \rceil</annotation>
  </semantics>
</math>
</file>

<file path=Object 152/content.xml><?xml version="1.0" encoding="utf-8"?>
<math xmlns="http://www.w3.org/1998/Math/MathML" display="block">
  <semantics>
    <mrow>
      <mo fence="true" stretchy="false">⌊</mo>
      <mrow>
        <mi mathvariant="italic">AB</mi>
      </mrow>
      <mo fence="true" stretchy="false">⌋</mo>
    </mrow>
    <annotation encoding="StarMath 5.0">lfloor AB rfloor</annotation>
  </semantics>
</math>
</file>

<file path=Object 153/content.xml><?xml version="1.0" encoding="utf-8"?>
<math xmlns="http://www.w3.org/1998/Math/MathML" display="block">
  <semantics>
    <mrow>
      <mo stretchy="false">⌊</mo>
      <mi>A</mi>
    </mrow>
    <annotation encoding="StarMath 5.0">\lfloor A</annotation>
  </semantics>
</math>
</file>

<file path=Object 154/content.xml><?xml version="1.0" encoding="utf-8"?>
<math xmlns="http://www.w3.org/1998/Math/MathML" display="block">
  <semantics>
    <mrow>
      <mi>A</mi>
      <mo stretchy="false">⌋</mo>
    </mrow>
    <annotation encoding="StarMath 5.0">A \rfloor</annotation>
  </semantics>
</math>
</file>

<file path=Object 155/content.xml><?xml version="1.0" encoding="utf-8"?>
<math xmlns="http://www.w3.org/1998/Math/MathML" display="block">
  <semantics>
    <mrow>
      <mo fence="true" stretchy="false">|</mo>
      <mrow>
        <mi mathvariant="italic">AB</mi>
      </mrow>
      <mo fence="true" stretchy="false">|</mo>
    </mrow>
    <annotation encoding="StarMath 5.0"> lline AB rline</annotation>
  </semantics>
</math>
</file>

<file path=Object 156/content.xml><?xml version="1.0" encoding="utf-8"?>
<math xmlns="http://www.w3.org/1998/Math/MathML" display="block">
  <semantics>
    <mrow>
      <mo stretchy="false">|</mo>
      <mi>A</mi>
    </mrow>
    <annotation encoding="StarMath 5.0">\lline A</annotation>
  </semantics>
</math>
</file>

<file path=Object 157/content.xml><?xml version="1.0" encoding="utf-8"?>
<math xmlns="http://www.w3.org/1998/Math/MathML" display="block">
  <semantics>
    <mrow>
      <mi>A</mi>
      <mo stretchy="false">|</mo>
    </mrow>
    <annotation encoding="StarMath 5.0">A \rline</annotation>
  </semantics>
</math>
</file>

<file path=Object 158/content.xml><?xml version="1.0" encoding="utf-8"?>
<math xmlns="http://www.w3.org/1998/Math/MathML" display="block">
  <semantics>
    <mrow>
      <mo fence="true" stretchy="false">‖</mo>
      <mrow>
        <mi mathvariant="italic">AB</mi>
      </mrow>
      <mo fence="true" stretchy="false">‖</mo>
    </mrow>
    <annotation encoding="StarMath 5.0"> ldline AB rdline</annotation>
  </semantics>
</math>
</file>

<file path=Object 159/content.xml><?xml version="1.0" encoding="utf-8"?>
<math xmlns="http://www.w3.org/1998/Math/MathML" display="block">
  <semantics>
    <mrow>
      <mo stretchy="false">‖</mo>
      <mi>A</mi>
    </mrow>
    <annotation encoding="StarMath 5.0">\ldline A</annotation>
  </semantics>
</math>
</file>

<file path=Object 16/content.xml><?xml version="1.0" encoding="utf-8"?>
<math xmlns="http://www.w3.org/1998/Math/MathML" display="block">
  <semantics>
    <mrow>
      <mi>lim sup</mi>
      <mi>A</mi>
    </mrow>
    <annotation encoding="StarMath 5.0">limsup A</annotation>
  </semantics>
</math>
</file>

<file path=Object 160/content.xml><?xml version="1.0" encoding="utf-8"?>
<math xmlns="http://www.w3.org/1998/Math/MathML" display="block">
  <semantics>
    <mrow>
      <mi>A</mi>
      <mo stretchy="false">‖</mo>
    </mrow>
    <annotation encoding="StarMath 5.0">A \rdline</annotation>
  </semantics>
</math>
</file>

<file path=Object 161/content.xml><?xml version="1.0" encoding="utf-8"?>
<math xmlns="http://www.w3.org/1998/Math/MathML" display="block">
  <semantics>
    <mrow>
      <mo fence="true" stretchy="true">(</mo>
      <mrow>
        <mfrac>
          <mi>A</mi>
          <mi>B</mi>
        </mfrac>
      </mrow>
      <mo fence="true" stretchy="true">)</mo>
    </mrow>
    <annotation encoding="StarMath 5.0"> left ( A over B right )</annotation>
  </semantics>
</math>
</file>

<file path=Object 162/content.xml><?xml version="1.0" encoding="utf-8"?>
<math xmlns="http://www.w3.org/1998/Math/MathML" display="block">
  <semantics>
    <mrow>
      <mo fence="true" stretchy="true">(</mo>
      <mrow>
        <mfrac>
          <mi>A</mi>
          <mi>B</mi>
        </mfrac>
      </mrow>
    </mrow>
    <annotation encoding="StarMath 5.0">left ( A over B right none</annotation>
  </semantics>
</math>
</file>

<file path=Object 163/content.xml><?xml version="1.0" encoding="utf-8"?>
<math xmlns="http://www.w3.org/1998/Math/MathML" display="block">
  <semantics>
    <mrow>
      <mrow>
        <mfrac>
          <mi>A</mi>
          <mi>B</mi>
        </mfrac>
      </mrow>
      <mo fence="true" stretchy="true">)</mo>
    </mrow>
    <annotation encoding="StarMath 5.0">left none A over B right )</annotation>
  </semantics>
</math>
</file>

<file path=Object 164/content.xml><?xml version="1.0" encoding="utf-8"?>
<math xmlns="http://www.w3.org/1998/Math/MathML" display="block">
  <semantics>
    <mrow>
      <mo fence="true" stretchy="true">[</mo>
      <mrow>
        <mfrac>
          <mi>A</mi>
          <mi>B</mi>
        </mfrac>
      </mrow>
      <mo fence="true" stretchy="true">]</mo>
    </mrow>
    <annotation encoding="StarMath 5.0"> left [ A over B right ]</annotation>
  </semantics>
</math>
</file>

<file path=Object 165/content.xml><?xml version="1.0" encoding="utf-8"?>
<math xmlns="http://www.w3.org/1998/Math/MathML" display="block">
  <semantics>
    <mrow>
      <mo fence="true" stretchy="true">[</mo>
      <mrow>
        <mfrac>
          <mi>A</mi>
          <mi>B</mi>
        </mfrac>
      </mrow>
    </mrow>
    <annotation encoding="StarMath 5.0">left [ A over B right none</annotation>
  </semantics>
</math>
</file>

<file path=Object 166/content.xml><?xml version="1.0" encoding="utf-8"?>
<math xmlns="http://www.w3.org/1998/Math/MathML" display="block">
  <semantics>
    <mrow>
      <mrow>
        <mfrac>
          <mi>A</mi>
          <mi>B</mi>
        </mfrac>
      </mrow>
      <mo fence="true" stretchy="true">]</mo>
    </mrow>
    <annotation encoding="StarMath 5.0">left none A over B right ]</annotation>
  </semantics>
</math>
</file>

<file path=Object 167/content.xml><?xml version="1.0" encoding="utf-8"?>
<math xmlns="http://www.w3.org/1998/Math/MathML" display="block">
  <semantics>
    <mrow>
      <mo fence="true" stretchy="true">⟦</mo>
      <mrow>
        <mfrac>
          <mi>A</mi>
          <mi>B</mi>
        </mfrac>
      </mrow>
      <mo fence="true" stretchy="true">⟧</mo>
    </mrow>
    <annotation encoding="StarMath 5.0"> left ldbracket A over B right rdbracket</annotation>
  </semantics>
</math>
</file>

<file path=Object 168/content.xml><?xml version="1.0" encoding="utf-8"?>
<math xmlns="http://www.w3.org/1998/Math/MathML" display="block">
  <semantics>
    <mrow>
      <mo fence="true" stretchy="true">⟦</mo>
      <mrow>
        <mfrac>
          <mi>A</mi>
          <mi>B</mi>
        </mfrac>
      </mrow>
    </mrow>
    <annotation encoding="StarMath 5.0">left ldbracket A over B right none</annotation>
  </semantics>
</math>
</file>

<file path=Object 169/content.xml><?xml version="1.0" encoding="utf-8"?>
<math xmlns="http://www.w3.org/1998/Math/MathML" display="block">
  <semantics>
    <mrow>
      <mrow>
        <mfrac>
          <mi>A</mi>
          <mi>B</mi>
        </mfrac>
      </mrow>
      <mo fence="true" stretchy="true">⟧</mo>
    </mrow>
    <annotation encoding="StarMath 5.0">left none A over B right rdbracket</annotation>
  </semantics>
</math>
</file>

<file path=Object 17/content.xml><?xml version="1.0" encoding="utf-8"?>
<math xmlns="http://www.w3.org/1998/Math/MathML" display="block">
  <semantics>
    <mover accent="true">
      <mi>A</mi>
      <mo stretchy="false">´</mo>
    </mover>
    <annotation encoding="StarMath 5.0">acute A</annotation>
  </semantics>
</math>
</file>

<file path=Object 170/content.xml><?xml version="1.0" encoding="utf-8"?>
<math xmlns="http://www.w3.org/1998/Math/MathML" display="block">
  <semantics>
    <mrow>
      <mo fence="true" stretchy="true">{</mo>
      <mrow>
        <mfrac>
          <mi>A</mi>
          <mi>B</mi>
        </mfrac>
      </mrow>
      <mo fence="true" stretchy="true">}</mo>
    </mrow>
    <annotation encoding="StarMath 5.0"> left lbrace A over B right rbrace</annotation>
  </semantics>
</math>
</file>

<file path=Object 171/content.xml><?xml version="1.0" encoding="utf-8"?>
<math xmlns="http://www.w3.org/1998/Math/MathML" display="block">
  <semantics>
    <mrow>
      <mo fence="true" stretchy="true">{</mo>
      <mrow>
        <mfrac>
          <mi>A</mi>
          <mi>B</mi>
        </mfrac>
      </mrow>
    </mrow>
    <annotation encoding="StarMath 5.0">left lbrace A over B right none</annotation>
  </semantics>
</math>
</file>

<file path=Object 172/content.xml><?xml version="1.0" encoding="utf-8"?>
<math xmlns="http://www.w3.org/1998/Math/MathML" display="block">
  <semantics>
    <mrow>
      <mrow>
        <mfrac>
          <mi>A</mi>
          <mi>B</mi>
        </mfrac>
      </mrow>
      <mo fence="true" stretchy="true">}</mo>
    </mrow>
    <annotation encoding="StarMath 5.0">left none A over B right rbrace</annotation>
  </semantics>
</math>
</file>

<file path=Object 173/content.xml><?xml version="1.0" encoding="utf-8"?>
<math xmlns="http://www.w3.org/1998/Math/MathML" display="block">
  <semantics>
    <mrow>
      <mo fence="true" stretchy="true">⟨</mo>
      <mrow>
        <mfrac>
          <mi>A</mi>
          <mi>B</mi>
        </mfrac>
      </mrow>
      <mo fence="true" stretchy="true">⟩</mo>
    </mrow>
    <annotation encoding="StarMath 5.0"> left langle A over B right rangle</annotation>
  </semantics>
</math>
</file>

<file path=Object 174/content.xml><?xml version="1.0" encoding="utf-8"?>
<math xmlns="http://www.w3.org/1998/Math/MathML" display="block">
  <semantics>
    <mrow>
      <mo fence="true" stretchy="true">⟨</mo>
      <mrow>
        <mfrac>
          <mi>A</mi>
          <mi>B</mi>
        </mfrac>
      </mrow>
    </mrow>
    <annotation encoding="StarMath 5.0">left langle {A over B} right none</annotation>
  </semantics>
</math>
</file>

<file path=Object 175/content.xml><?xml version="1.0" encoding="utf-8"?>
<math xmlns="http://www.w3.org/1998/Math/MathML" display="block">
  <semantics>
    <mrow>
      <mrow>
        <mfrac>
          <mi>A</mi>
          <mi>B</mi>
        </mfrac>
      </mrow>
      <mo fence="true" stretchy="true">⟩</mo>
    </mrow>
    <annotation encoding="StarMath 5.0">left none {A over B} right rangle</annotation>
  </semantics>
</math>
</file>

<file path=Object 176/content.xml><?xml version="1.0" encoding="utf-8"?>
<math xmlns="http://www.w3.org/1998/Math/MathML" display="block">
  <semantics>
    <mrow>
      <mo fence="true" stretchy="true">⟨</mo>
      <mrow>
        <mrow>
          <mfrac>
            <mi>A</mi>
            <mi>B</mi>
          </mfrac>
          <mo stretchy="false">|</mo>
          <mfrac>
            <mi>C</mi>
            <mi>D</mi>
          </mfrac>
        </mrow>
      </mrow>
      <mo fence="true" stretchy="true">⟩</mo>
    </mrow>
    <annotation encoding="StarMath 5.0"> left langle A over B mline C over D right rangle</annotation>
  </semantics>
</math>
</file>

<file path=Object 177/content.xml><?xml version="1.0" encoding="utf-8"?>
<math xmlns="http://www.w3.org/1998/Math/MathML" display="block">
  <semantics>
    <mrow>
      <mo fence="true" stretchy="true">⟨</mo>
      <mrow>
        <mrow>
          <mfrac>
            <mi>A</mi>
            <mi>B</mi>
          </mfrac>
          <mo stretchy="false">|</mo>
          <mfrac>
            <mi>C</mi>
            <mi>D</mi>
          </mfrac>
        </mrow>
      </mrow>
    </mrow>
    <annotation encoding="StarMath 5.0">left langle A over B mline C over D right none</annotation>
  </semantics>
</math>
</file>

<file path=Object 178/content.xml><?xml version="1.0" encoding="utf-8"?>
<math xmlns="http://www.w3.org/1998/Math/MathML" display="block">
  <semantics>
    <mrow>
      <mrow>
        <mrow>
          <mfrac>
            <mi>A</mi>
            <mi>B</mi>
          </mfrac>
          <mo stretchy="false">|</mo>
          <mfrac>
            <mi>C</mi>
            <mi>D</mi>
          </mfrac>
        </mrow>
      </mrow>
      <mo fence="true" stretchy="true">⟩</mo>
    </mrow>
    <annotation encoding="StarMath 5.0">left none A over B mline C over D right rangle</annotation>
  </semantics>
</math>
</file>

<file path=Object 179/content.xml><?xml version="1.0" encoding="utf-8"?>
<math xmlns="http://www.w3.org/1998/Math/MathML" display="block">
  <semantics>
    <mrow>
      <mo fence="true" stretchy="true">⌈</mo>
      <mrow>
        <mfrac>
          <mi>A</mi>
          <mi>B</mi>
        </mfrac>
      </mrow>
      <mo fence="true" stretchy="true">⌉</mo>
    </mrow>
    <annotation encoding="StarMath 5.0"> left lceil A over B right rceil</annotation>
  </semantics>
</math>
</file>

<file path=Object 18/content.xml><?xml version="1.0" encoding="utf-8"?>
<math xmlns="http://www.w3.org/1998/Math/MathML" display="block">
  <semantics>
    <mrow>
      <mi>A</mi>
      <mo stretchy="false">≻</mo>
      <mi>B</mi>
    </mrow>
    <annotation encoding="StarMath 5.0">A succ B</annotation>
  </semantics>
</math>
</file>

<file path=Object 180/content.xml><?xml version="1.0" encoding="utf-8"?>
<math xmlns="http://www.w3.org/1998/Math/MathML" display="block">
  <semantics>
    <mrow>
      <mo fence="true" stretchy="true">⌈</mo>
      <mrow>
        <mfrac>
          <mi>A</mi>
          <mi>B</mi>
        </mfrac>
      </mrow>
    </mrow>
    <annotation encoding="StarMath 5.0">left lceil A over B right none</annotation>
  </semantics>
</math>
</file>

<file path=Object 181/content.xml><?xml version="1.0" encoding="utf-8"?>
<math xmlns="http://www.w3.org/1998/Math/MathML" display="block">
  <semantics>
    <mrow>
      <mrow>
        <mfrac>
          <mi>A</mi>
          <mi>B</mi>
        </mfrac>
      </mrow>
      <mo fence="true" stretchy="true">⌉</mo>
    </mrow>
    <annotation encoding="StarMath 5.0">left none A over B right rceil</annotation>
  </semantics>
</math>
</file>

<file path=Object 182/content.xml><?xml version="1.0" encoding="utf-8"?>
<math xmlns="http://www.w3.org/1998/Math/MathML" display="block">
  <semantics>
    <mrow>
      <munderover>
        <mo stretchy="false">∏</mo>
        <mi>A</mi>
        <mi>B</mi>
      </munderover>
      <mi>C</mi>
    </mrow>
    <annotation encoding="StarMath 5.0">prod from{A} to{B} C</annotation>
  </semantics>
</math>
</file>

<file path=Object 183/content.xml><?xml version="1.0" encoding="utf-8"?>
<math xmlns="http://www.w3.org/1998/Math/MathML" display="block">
  <semantics>
    <mrow>
      <mo stretchy="false">∐</mo>
      <mi>A</mi>
    </mrow>
    <annotation encoding="StarMath 5.0">coprod A</annotation>
  </semantics>
</math>
</file>

<file path=Object 184/content.xml><?xml version="1.0" encoding="utf-8"?>
<math xmlns="http://www.w3.org/1998/Math/MathML" display="block">
  <semantics>
    <mrow>
      <munder>
        <mo stretchy="false">∐</mo>
        <mi>A</mi>
      </munder>
      <mi>B</mi>
    </mrow>
    <annotation encoding="StarMath 5.0">coprod from{A} B</annotation>
  </semantics>
</math>
</file>

<file path=Object 185/content.xml><?xml version="1.0" encoding="utf-8"?>
<math xmlns="http://www.w3.org/1998/Math/MathML" display="block">
  <semantics>
    <mrow>
      <mover>
        <mo stretchy="false">∐</mo>
        <mi>A</mi>
      </mover>
      <mi>B</mi>
    </mrow>
    <annotation encoding="StarMath 5.0">coprod to {A} B</annotation>
  </semantics>
</math>
</file>

<file path=Object 186/content.xml><?xml version="1.0" encoding="utf-8"?>
<math xmlns="http://www.w3.org/1998/Math/MathML" display="block">
  <semantics>
    <mrow>
      <munderover>
        <mo stretchy="false">∐</mo>
        <mi>A</mi>
        <mi>B</mi>
      </munderover>
      <mi>C</mi>
    </mrow>
    <annotation encoding="StarMath 5.0">coprod from{A} to{B} C</annotation>
  </semantics>
</math>
</file>

<file path=Object 187/content.xml><?xml version="1.0" encoding="utf-8"?>
<math xmlns="http://www.w3.org/1998/Math/MathML" display="block">
  <semantics>
    <mrow>
      <mo stretchy="false">∫</mo>
      <mi>A</mi>
    </mrow>
    <annotation encoding="StarMath 5.0">int A</annotation>
  </semantics>
</math>
</file>

<file path=Object 188/content.xml><?xml version="1.0" encoding="utf-8"?>
<math xmlns="http://www.w3.org/1998/Math/MathML" display="block">
  <semantics>
    <mrow>
      <munder>
        <mo stretchy="false">∫</mo>
        <mi>A</mi>
      </munder>
      <mi>B</mi>
    </mrow>
    <annotation encoding="StarMath 5.0">int from{A} B</annotation>
  </semantics>
</math>
</file>

<file path=Object 189/content.xml><?xml version="1.0" encoding="utf-8"?>
<math xmlns="http://www.w3.org/1998/Math/MathML" display="block">
  <semantics>
    <mrow>
      <mover>
        <mo stretchy="false">∫</mo>
        <mi>A</mi>
      </mover>
      <mi>B</mi>
    </mrow>
    <annotation encoding="StarMath 5.0">int to{A} B</annotation>
  </semantics>
</math>
</file>

<file path=Object 19/content.xml><?xml version="1.0" encoding="utf-8"?>
<math xmlns="http://www.w3.org/1998/Math/MathML" display="block">
  <semantics>
    <mrow>
      <mn>5</mn>
      <mo stretchy="false">×</mo>
      <mn>4</mn>
    </mrow>
    <annotation encoding="StarMath 5.0">5 times 4</annotation>
  </semantics>
</math>
</file>

<file path=Object 190/content.xml><?xml version="1.0" encoding="utf-8"?>
<math xmlns="http://www.w3.org/1998/Math/MathML" display="block">
  <semantics>
    <mrow>
      <munderover>
        <mo stretchy="false">∫</mo>
        <mi>A</mi>
        <mi>B</mi>
      </munderover>
      <mi>C</mi>
    </mrow>
    <annotation encoding="StarMath 5.0">int from{A} to{B} C</annotation>
  </semantics>
</math>
</file>

<file path=Object 191/content.xml><?xml version="1.0" encoding="utf-8"?>
<math xmlns="http://www.w3.org/1998/Math/MathML" display="block">
  <semantics>
    <mrow>
      <mo stretchy="false">∬</mo>
      <mi>A</mi>
    </mrow>
    <annotation encoding="StarMath 5.0">iint A</annotation>
  </semantics>
</math>
</file>

<file path=Object 192/content.xml><?xml version="1.0" encoding="utf-8"?>
<math xmlns="http://www.w3.org/1998/Math/MathML" display="block">
  <semantics>
    <mrow>
      <munder>
        <mo stretchy="false">∬</mo>
        <mi>A</mi>
      </munder>
      <mi>B</mi>
    </mrow>
    <annotation encoding="StarMath 5.0">iint from{A} B</annotation>
  </semantics>
</math>
</file>

<file path=Object 193/content.xml><?xml version="1.0" encoding="utf-8"?>
<math xmlns="http://www.w3.org/1998/Math/MathML" display="block">
  <semantics>
    <mrow>
      <mover>
        <mo stretchy="false">∬</mo>
        <mi>A</mi>
      </mover>
      <mi>B</mi>
    </mrow>
    <annotation encoding="StarMath 5.0">iint to{A} B</annotation>
  </semantics>
</math>
</file>

<file path=Object 194/content.xml><?xml version="1.0" encoding="utf-8"?>
<math xmlns="http://www.w3.org/1998/Math/MathML" display="block">
  <semantics>
    <mrow>
      <munderover>
        <mo stretchy="false">∬</mo>
        <mi>A</mi>
        <mi>B</mi>
      </munderover>
      <mi>C</mi>
    </mrow>
    <annotation encoding="StarMath 5.0">iint from{A} to{B} C</annotation>
  </semantics>
</math>
</file>

<file path=Object 195/content.xml><?xml version="1.0" encoding="utf-8"?>
<math xmlns="http://www.w3.org/1998/Math/MathML" display="block">
  <semantics>
    <mrow>
      <mo stretchy="false">∭</mo>
      <mi>A</mi>
    </mrow>
    <annotation encoding="StarMath 5.0">iiint A</annotation>
  </semantics>
</math>
</file>

<file path=Object 196/content.xml><?xml version="1.0" encoding="utf-8"?>
<math xmlns="http://www.w3.org/1998/Math/MathML" display="block">
  <semantics>
    <mrow>
      <munder>
        <mo stretchy="false">∭</mo>
        <mi>A</mi>
      </munder>
      <mi>B</mi>
    </mrow>
    <annotation encoding="StarMath 5.0">iiint from{A} B</annotation>
  </semantics>
</math>
</file>

<file path=Object 197/content.xml><?xml version="1.0" encoding="utf-8"?>
<math xmlns="http://www.w3.org/1998/Math/MathML" display="block">
  <semantics>
    <mrow>
      <mover>
        <mo stretchy="false">∭</mo>
        <mi>A</mi>
      </mover>
      <mi>B</mi>
    </mrow>
    <annotation encoding="StarMath 5.0">iiint to{A} B</annotation>
  </semantics>
</math>
</file>

<file path=Object 198/content.xml><?xml version="1.0" encoding="utf-8"?>
<math xmlns="http://www.w3.org/1998/Math/MathML" display="block">
  <semantics>
    <mrow>
      <munderover>
        <mo stretchy="false">∭</mo>
        <mi>A</mi>
        <mi>B</mi>
      </munderover>
      <mi>C</mi>
    </mrow>
    <annotation encoding="StarMath 5.0">iiint from{A} to{B} C</annotation>
  </semantics>
</math>
</file>

<file path=Object 199/content.xml><?xml version="1.0" encoding="utf-8"?>
<math xmlns="http://www.w3.org/1998/Math/MathML" display="block">
  <semantics>
    <mrow>
      <mo stretchy="false">∮</mo>
      <mi>A</mi>
    </mrow>
    <annotation encoding="StarMath 5.0">lint A</annotation>
  </semantics>
</math>
</file>

<file path=Object 2/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20/content.xml><?xml version="1.0" encoding="utf-8"?>
<math xmlns="http://www.w3.org/1998/Math/MathML" display="block">
  <semantics>
    <msup>
      <mi>a</mi>
      <mn>2</mn>
    </msup>
    <annotation encoding="StarMath 5.0">a^2</annotation>
  </semantics>
</math>
</file>

<file path=Object 200/content.xml><?xml version="1.0" encoding="utf-8"?>
<math xmlns="http://www.w3.org/1998/Math/MathML" display="block">
  <semantics>
    <mrow>
      <munder>
        <mo stretchy="false">∮</mo>
        <mi>A</mi>
      </munder>
      <mi>B</mi>
    </mrow>
    <annotation encoding="StarMath 5.0">lint from{A} B</annotation>
  </semantics>
</math>
</file>

<file path=Object 201/content.xml><?xml version="1.0" encoding="utf-8"?>
<math xmlns="http://www.w3.org/1998/Math/MathML" display="block">
  <semantics>
    <mrow>
      <mover>
        <mo stretchy="false">∮</mo>
        <mi>A</mi>
      </mover>
      <mi>B</mi>
    </mrow>
    <annotation encoding="StarMath 5.0">lint to{A} B</annotation>
  </semantics>
</math>
</file>

<file path=Object 202/content.xml><?xml version="1.0" encoding="utf-8"?>
<math xmlns="http://www.w3.org/1998/Math/MathML" display="block">
  <semantics>
    <mrow>
      <munderover>
        <mo stretchy="false">∮</mo>
        <mi>A</mi>
        <mi>B</mi>
      </munderover>
      <mi>C</mi>
    </mrow>
    <annotation encoding="StarMath 5.0">lint from{A} to{B} C</annotation>
  </semantics>
</math>
</file>

<file path=Object 203/content.xml><?xml version="1.0" encoding="utf-8"?>
<math xmlns="http://www.w3.org/1998/Math/MathML" display="block">
  <semantics>
    <mrow>
      <mo stretchy="false">∯</mo>
      <mi>A</mi>
    </mrow>
    <annotation encoding="StarMath 5.0">llint A</annotation>
  </semantics>
</math>
</file>

<file path=Object 204/content.xml><?xml version="1.0" encoding="utf-8"?>
<math xmlns="http://www.w3.org/1998/Math/MathML" display="block">
  <semantics>
    <mrow>
      <munder>
        <mo stretchy="false">∯</mo>
        <mi>A</mi>
      </munder>
      <mi>B</mi>
    </mrow>
    <annotation encoding="StarMath 5.0">llint from{A} B</annotation>
  </semantics>
</math>
</file>

<file path=Object 205/content.xml><?xml version="1.0" encoding="utf-8"?>
<math xmlns="http://www.w3.org/1998/Math/MathML" display="block">
  <semantics>
    <mrow>
      <mover>
        <mo stretchy="false">∯</mo>
        <mi>A</mi>
      </mover>
      <mi>B</mi>
    </mrow>
    <annotation encoding="StarMath 5.0">llint to{A} B</annotation>
  </semantics>
</math>
</file>

<file path=Object 206/content.xml><?xml version="1.0" encoding="utf-8"?>
<math xmlns="http://www.w3.org/1998/Math/MathML" display="block">
  <semantics>
    <mrow>
      <munderover>
        <mo stretchy="false">∯</mo>
        <mi>A</mi>
        <mi>B</mi>
      </munderover>
      <mi>C</mi>
    </mrow>
    <annotation encoding="StarMath 5.0">llint from{A} to{B} C</annotation>
  </semantics>
</math>
</file>

<file path=Object 207/content.xml><?xml version="1.0" encoding="utf-8"?>
<math xmlns="http://www.w3.org/1998/Math/MathML" display="block">
  <semantics>
    <mrow>
      <mo stretchy="false">∰</mo>
      <mi>A</mi>
    </mrow>
    <annotation encoding="StarMath 5.0">lllint A</annotation>
  </semantics>
</math>
</file>

<file path=Object 208/content.xml><?xml version="1.0" encoding="utf-8"?>
<math xmlns="http://www.w3.org/1998/Math/MathML" display="block">
  <semantics>
    <mrow>
      <munder>
        <mo stretchy="false">∰</mo>
        <mi>A</mi>
      </munder>
      <mi>B</mi>
    </mrow>
    <annotation encoding="StarMath 5.0">lllint from{A} B</annotation>
  </semantics>
</math>
</file>

<file path=Object 209/content.xml><?xml version="1.0" encoding="utf-8"?>
<math xmlns="http://www.w3.org/1998/Math/MathML" display="block">
  <semantics>
    <mrow>
      <mover>
        <mo stretchy="false">∰</mo>
        <mi>A</mi>
      </mover>
      <mi>B</mi>
    </mrow>
    <annotation encoding="StarMath 5.0">lllint to{A} B</annotation>
  </semantics>
</math>
</file>

<file path=Object 21/content.xml><?xml version="1.0" encoding="utf-8"?>
<math xmlns="http://www.w3.org/1998/Math/MathML" display="block">
  <semantics>
    <mrow>
      <mi>a</mi>
      <mo stretchy="false">=</mo>
      <mi>b</mi>
    </mrow>
    <annotation encoding="StarMath 5.0">a = b</annotation>
  </semantics>
</math>
</file>

<file path=Object 210/content.xml><?xml version="1.0" encoding="utf-8"?>
<math xmlns="http://www.w3.org/1998/Math/MathML" display="block">
  <semantics>
    <mrow>
      <munderover>
        <mo stretchy="false">∰</mo>
        <mi>A</mi>
        <mi>B</mi>
      </munderover>
      <mi>C</mi>
    </mrow>
    <annotation encoding="StarMath 5.0">lllint from{A} to{B} C</annotation>
  </semantics>
</math>
</file>

<file path=Object 211/content.xml><?xml version="1.0" encoding="utf-8"?>
<math xmlns="http://www.w3.org/1998/Math/MathML" display="block">
  <semantics>
    <mrow>
      <mo fence="true" stretchy="true">⌊</mo>
      <mrow>
        <mfrac>
          <mi>A</mi>
          <mi>B</mi>
        </mfrac>
      </mrow>
      <mo fence="true" stretchy="true">⌋</mo>
    </mrow>
    <annotation encoding="StarMath 5.0"> left lfloor A over B right rfloor</annotation>
  </semantics>
</math>
</file>

<file path=Object 212/content.xml><?xml version="1.0" encoding="utf-8"?>
<math xmlns="http://www.w3.org/1998/Math/MathML" display="block">
  <semantics>
    <mrow>
      <mo fence="true" stretchy="true">⌊</mo>
      <mrow>
        <mfrac>
          <mi>A</mi>
          <mi>B</mi>
        </mfrac>
      </mrow>
    </mrow>
    <annotation encoding="StarMath 5.0">left lfloor A over B right none</annotation>
  </semantics>
</math>
</file>

<file path=Object 213/content.xml><?xml version="1.0" encoding="utf-8"?>
<math xmlns="http://www.w3.org/1998/Math/MathML" display="block">
  <semantics>
    <mrow>
      <munderover>
        <mo stretchy="false">O</mo>
        <mn>0</mn>
        <mn>1</mn>
      </munderover>
      <mi>A</mi>
    </mrow>
    <annotation encoding="StarMath 5.0">oper OP from 0 to 1 A </annotation>
  </semantics>
</math>
</file>

<file path=Object 214/content.xml><?xml version="1.0" encoding="utf-8"?>
<math xmlns="http://www.w3.org/1998/Math/MathML" display="block">
  <semantics>
    <mrow>
      <mrow>
        <mfrac>
          <mi>A</mi>
          <mi>B</mi>
        </mfrac>
      </mrow>
      <mo fence="true" stretchy="true">⌋</mo>
    </mrow>
    <annotation encoding="StarMath 5.0">left none A over B right rfloor</annotation>
  </semantics>
</math>
</file>

<file path=Object 215/content.xml><?xml version="1.0" encoding="utf-8"?>
<math xmlns="http://www.w3.org/1998/Math/MathML" display="block">
  <semantics>
    <mrow>
      <mo fence="true" stretchy="true">|</mo>
      <mrow>
        <mfrac>
          <mi>A</mi>
          <mi>B</mi>
        </mfrac>
      </mrow>
      <mo fence="true" stretchy="true">|</mo>
    </mrow>
    <annotation encoding="StarMath 5.0"> left lline A over B right rline</annotation>
  </semantics>
</math>
</file>

<file path=Object 216/content.xml><?xml version="1.0" encoding="utf-8"?>
<math xmlns="http://www.w3.org/1998/Math/MathML" display="block">
  <semantics>
    <mrow>
      <mo fence="true" stretchy="true">|</mo>
      <mrow>
        <mfrac>
          <mi>A</mi>
          <mi>B</mi>
        </mfrac>
      </mrow>
    </mrow>
    <annotation encoding="StarMath 5.0">left lline A over B right none</annotation>
  </semantics>
</math>
</file>

<file path=Object 217/content.xml><?xml version="1.0" encoding="utf-8"?>
<math xmlns="http://www.w3.org/1998/Math/MathML" display="block">
  <semantics>
    <mrow>
      <mrow>
        <mfrac>
          <mi>A</mi>
          <mi>B</mi>
        </mfrac>
      </mrow>
      <mo fence="true" stretchy="true">|</mo>
    </mrow>
    <annotation encoding="StarMath 5.0">left none A over B right rline</annotation>
  </semantics>
</math>
</file>

<file path=Object 218/content.xml><?xml version="1.0" encoding="utf-8"?>
<math xmlns="http://www.w3.org/1998/Math/MathML" display="block">
  <semantics>
    <mrow>
      <mo fence="true" stretchy="true">‖</mo>
      <mrow>
        <mfrac>
          <mi>A</mi>
          <mi>B</mi>
        </mfrac>
      </mrow>
      <mo fence="true" stretchy="true">‖</mo>
    </mrow>
    <annotation encoding="StarMath 5.0"> left ldline A over B right rdline</annotation>
  </semantics>
</math>
</file>

<file path=Object 219/content.xml><?xml version="1.0" encoding="utf-8"?>
<math xmlns="http://www.w3.org/1998/Math/MathML" display="block">
  <semantics>
    <mrow>
      <mo fence="true" stretchy="true">‖</mo>
      <mrow>
        <mfrac>
          <mi>A</mi>
          <mi>B</mi>
        </mfrac>
      </mrow>
    </mrow>
    <annotation encoding="StarMath 5.0">left ldline A over B right none</annotation>
  </semantics>
</math>
</file>

<file path=Object 22/content.xml><?xml version="1.0" encoding="utf-8"?>
<math xmlns="http://www.w3.org/1998/Math/MathML" display="block">
  <semantics>
    <mover accent="true">
      <mi>A</mi>
      <mo stretchy="false">`</mo>
    </mover>
    <annotation encoding="StarMath 5.0">grave A</annotation>
  </semantics>
</math>
</file>

<file path=Object 220/content.xml><?xml version="1.0" encoding="utf-8"?>
<math xmlns="http://www.w3.org/1998/Math/MathML" display="block">
  <semantics>
    <mrow>
      <mrow>
        <mfrac>
          <mi>A</mi>
          <mi>B</mi>
        </mfrac>
      </mrow>
      <mo fence="true" stretchy="true">‖</mo>
    </mrow>
    <annotation encoding="StarMath 5.0">left none A over B right rdline</annotation>
  </semantics>
</math>
</file>

<file path=Object 221/content.xml><?xml version="1.0" encoding="utf-8"?>
<math xmlns="http://www.w3.org/1998/Math/MathML" display="block">
  <semantics>
    <mover>
      <mover>
        <mi mathvariant="italic">ABC</mi>
        <mo stretchy="true">⏞</mo>
      </mover>
      <mi>D</mi>
    </mover>
    <annotation encoding="StarMath 5.0"> {ABC} overbrace {D}</annotation>
  </semantics>
</math>
</file>

<file path=Object 222/content.xml><?xml version="1.0" encoding="utf-8"?>
<math xmlns="http://www.w3.org/1998/Math/MathML" display="block">
  <semantics>
    <munder>
      <munder>
        <mi mathvariant="italic">ABC</mi>
        <mo stretchy="true">⏟</mo>
      </munder>
      <mi>D</mi>
    </munder>
    <annotation encoding="StarMath 5.0"> {ABC} underbrace {D}</annotation>
  </semantics>
</math>
</file>

<file path=Object 23/content.xml><?xml version="1.0" encoding="utf-8"?>
<math xmlns="http://www.w3.org/1998/Math/MathML" display="block">
  <semantics>
    <mrow>
      <mi>A</mi>
      <mo stretchy="false">≽</mo>
      <mi>B</mi>
    </mrow>
    <annotation encoding="StarMath 5.0">A succcurlyeq B</annotation>
  </semantics>
</math>
</file>

<file path=Object 231/content.xml><?xml version="1.0" encoding="utf-8"?>
<math xmlns="http://www.w3.org/1998/Math/MathML" display="block">
  <semantics>
    <mphantom>
      <mi mathvariant="italic">AB</mi>
    </mphantom>
    <annotation encoding="StarMath 5.0"> phantom {AB}</annotation>
  </semantics>
</math>
</file>

<file path=Object 232/content.xml><?xml version="1.0" encoding="utf-8"?>
<math xmlns="http://www.w3.org/1998/Math/MathML" display="block">
  <semantics>
    <mstyle mathvariant="bold">
      <mi mathvariant="italic">AB</mi>
    </mstyle>
    <annotation encoding="StarMath 5.0"> bold AB</annotation>
  </semantics>
</math>
</file>

<file path=Object 233/content.xml><?xml version="1.0" encoding="utf-8"?>
<math xmlns="http://www.w3.org/1998/Math/MathML" display="block">
  <semantics>
    <mstyle mathvariant="normal">
      <mi mathvariant="italic">AB</mi>
    </mstyle>
    <annotation encoding="StarMath 5.0"> nbold AB</annotation>
  </semantics>
</math>
</file>

<file path=Object 234/content.xml><?xml version="1.0" encoding="utf-8"?>
<math xmlns="http://www.w3.org/1998/Math/MathML" display="block">
  <semantics>
    <mstyle mathvariant="italic">
      <mi mathvariant="italic">AB</mi>
    </mstyle>
    <annotation encoding="StarMath 5.0"> ital AB</annotation>
  </semantics>
</math>
</file>

<file path=Object 235/content.xml><?xml version="1.0" encoding="utf-8"?>
<math xmlns="http://www.w3.org/1998/Math/MathML" display="block">
  <semantics>
    <mstyle mathvariant="normal">
      <mi>AB</mi>
    </mstyle>
    <annotation encoding="StarMath 5.0"> nitalic AB</annotation>
  </semantics>
</math>
</file>

<file path=Object 236/content.xml><?xml version="1.0" encoding="utf-8"?>
<math xmlns="http://www.w3.org/1998/Math/MathML" display="block">
  <semantics>
    <mstyle mathsize="16pt">
      <mi mathvariant="italic">AB</mi>
    </mstyle>
    <annotation encoding="StarMath 5.0"> size 16 {AB}</annotation>
  </semantics>
</math>
</file>

<file path=Object 237/content.xml><?xml version="1.0" encoding="utf-8"?>
<math xmlns="http://www.w3.org/1998/Math/MathML" display="block">
  <semantics>
    <mstyle mathvariant="monospace">
      <mi mathvariant="italic">AB</mi>
    </mstyle>
    <annotation encoding="StarMath 5.0"> font fixed {AB}</annotation>
  </semantics>
</math>
</file>

<file path=Object 238/content.xml><?xml version="1.0" encoding="utf-8"?>
<math xmlns="http://www.w3.org/1998/Math/MathML" display="block">
  <semantics>
    <mstyle color="black">
      <mi mathvariant="italic">AB</mi>
    </mstyle>
    <annotation encoding="StarMath 5.0"> color black {AB}</annotation>
  </semantics>
</math>
</file>

<file path=Object 239/content.xml><?xml version="1.0" encoding="utf-8"?>
<math xmlns="http://www.w3.org/1998/Math/MathML" display="block">
  <semantics>
    <mstyle color="blue">
      <mi mathvariant="italic">AB</mi>
    </mstyle>
    <annotation encoding="StarMath 5.0"> color blue {AB} </annotation>
  </semantics>
</math>
</file>

<file path=Object 24/content.xml><?xml version="1.0" encoding="utf-8"?>
<math xmlns="http://www.w3.org/1998/Math/MathML" display="block">
  <semantics>
    <mrow>
      <mi>A</mi>
      <mo stretchy="false">≾</mo>
      <mi>B</mi>
    </mrow>
    <annotation encoding="StarMath 5.0">A precsim B</annotation>
  </semantics>
</math>
</file>

<file path=Object 240/content.xml><?xml version="1.0" encoding="utf-8"?>
<math xmlns="http://www.w3.org/1998/Math/MathML" display="block">
  <semantics>
    <mstyle color="green">
      <mi mathvariant="italic">AB</mi>
    </mstyle>
    <annotation encoding="StarMath 5.0">color green {AB} </annotation>
  </semantics>
</math>
</file>

<file path=Object 241/content.xml><?xml version="1.0" encoding="utf-8"?>
<math xmlns="http://www.w3.org/1998/Math/MathML" display="block">
  <semantics>
    <mstyle color="red">
      <mi mathvariant="italic">AB</mi>
    </mstyle>
    <annotation encoding="StarMath 5.0">color red {AB} </annotation>
  </semantics>
</math>
</file>

<file path=Object 242/content.xml><?xml version="1.0" encoding="utf-8"?>
<math xmlns="http://www.w3.org/1998/Math/MathML" display="block">
  <semantics>
    <mstyle color="aqua">
      <mi mathvariant="italic">AB</mi>
    </mstyle>
    <annotation encoding="StarMath 5.0">color cyan {AB} </annotation>
  </semantics>
</math>
</file>

<file path=Object 243/content.xml><?xml version="1.0" encoding="utf-8"?>
<math xmlns="http://www.w3.org/1998/Math/MathML" display="block">
  <semantics>
    <mstyle color="fuchsia">
      <mi mathvariant="italic">AB</mi>
    </mstyle>
    <annotation encoding="StarMath 5.0">color magenta {AB} </annotation>
  </semantics>
</math>
</file>

<file path=Object 244/content.xml><?xml version="1.0" encoding="utf-8"?>
<math xmlns="http://www.w3.org/1998/Math/MathML" display="block">
  <semantics>
    <mstyle color="yellow">
      <mi mathvariant="italic">AB</mi>
    </mstyle>
    <annotation encoding="StarMath 5.0">color yellow {AB} </annotation>
  </semantics>
</math>
</file>

<file path=Object 245/content.xml><?xml version="1.0" encoding="utf-8"?>
<math xmlns="http://www.w3.org/1998/Math/MathML" display="block">
  <semantics>
    <mstyle color="gray">
      <mi mathvariant="italic">AB</mi>
    </mstyle>
    <annotation encoding="StarMath 5.0">color gray {AB} </annotation>
  </semantics>
</math>
</file>

<file path=Object 246/content.xml><?xml version="1.0" encoding="utf-8"?>
<math xmlns="http://www.w3.org/1998/Math/MathML" display="block">
  <semantics>
    <mstyle color="lime">
      <mi mathvariant="italic">AB</mi>
    </mstyle>
    <annotation encoding="StarMath 5.0">color lime {AB} </annotation>
  </semantics>
</math>
</file>

<file path=Object 247/content.xml><?xml version="1.0" encoding="utf-8"?>
<math xmlns="http://www.w3.org/1998/Math/MathML" display="block">
  <semantics>
    <mstyle color="maroon">
      <mi mathvariant="italic">AB</mi>
    </mstyle>
    <annotation encoding="StarMath 5.0">color maroon {AB} </annotation>
  </semantics>
</math>
</file>

<file path=Object 248/content.xml><?xml version="1.0" encoding="utf-8"?>
<math xmlns="http://www.w3.org/1998/Math/MathML" display="block">
  <semantics>
    <mstyle color="navy">
      <mi mathvariant="italic">AB</mi>
    </mstyle>
    <annotation encoding="StarMath 5.0">color navy {AB} </annotation>
  </semantics>
</math>
</file>

<file path=Object 249/content.xml><?xml version="1.0" encoding="utf-8"?>
<math xmlns="http://www.w3.org/1998/Math/MathML" display="block">
  <semantics>
    <mstyle color="olive">
      <mi mathvariant="italic">AB</mi>
    </mstyle>
    <annotation encoding="StarMath 5.0">color olive {AB} </annotation>
  </semantics>
</math>
</file>

<file path=Object 25/content.xml><?xml version="1.0" encoding="utf-8"?>
<math xmlns="http://www.w3.org/1998/Math/MathML" display="block">
  <semantics>
    <mrow>
      <mi>A</mi>
      <mo stretchy="false">≿</mo>
      <mi>B</mi>
    </mrow>
    <annotation encoding="StarMath 5.0">A succsim B</annotation>
  </semantics>
</math>
</file>

<file path=Object 250/content.xml><?xml version="1.0" encoding="utf-8"?>
<math xmlns="http://www.w3.org/1998/Math/MathML" display="block">
  <semantics>
    <mstyle color="purple">
      <mi mathvariant="italic">AB</mi>
    </mstyle>
    <annotation encoding="StarMath 5.0">color purple {AB} </annotation>
  </semantics>
</math>
</file>

<file path=Object 251/content.xml><?xml version="1.0" encoding="utf-8"?>
<math xmlns="http://www.w3.org/1998/Math/MathML" display="block">
  <semantics>
    <mstyle color="silver">
      <mi mathvariant="italic">AB</mi>
    </mstyle>
    <annotation encoding="StarMath 5.0">color silver {AB} </annotation>
  </semantics>
</math>
</file>

<file path=Object 252/content.xml><?xml version="1.0" encoding="utf-8"?>
<math xmlns="http://www.w3.org/1998/Math/MathML" display="block">
  <semantics>
    <mstyle color="teal">
      <mi mathvariant="italic">AB</mi>
    </mstyle>
    <annotation encoding="StarMath 5.0">color teal {AB} </annotation>
  </semantics>
</math>
</file>

<file path=Object 26/content.xml><?xml version="1.0" encoding="utf-8"?>
<math xmlns="http://www.w3.org/1998/Math/MathML" display="block">
  <semantics>
    <mrow>
      <mi>A</mi>
      <mo stretchy="false">⊀</mo>
      <mi>B</mi>
    </mrow>
    <annotation encoding="StarMath 5.0">A nprec B</annotation>
  </semantics>
</math>
</file>

<file path=Object 27/content.xml><?xml version="1.0" encoding="utf-8"?>
<math xmlns="http://www.w3.org/1998/Math/MathML" display="block">
  <semantics>
    <mrow>
      <mi>A</mi>
      <mo stretchy="false">⊁</mo>
      <mi>B</mi>
    </mrow>
    <annotation encoding="StarMath 5.0">A nsucc B</annotation>
  </semantics>
</math>
</file>

<file path=Object 28/content.xml><?xml version="1.0" encoding="utf-8"?>
<math xmlns="http://www.w3.org/1998/Math/MathML" display="block">
  <semantics>
    <mrow>
      <mi>A</mi>
      <mo stretchy="false">≝</mo>
      <mi>B</mi>
    </mrow>
    <annotation encoding="StarMath 5.0">A def B</annotation>
  </semantics>
</math>
</file>

<file path=Object 29/content.xml><?xml version="1.0" encoding="utf-8"?>
<math xmlns="http://www.w3.org/1998/Math/MathML" display="block">
  <semantics>
    <mrow>
      <mi>A</mi>
      <mo stretchy="false">⊷</mo>
      <mi>B</mi>
    </mrow>
    <annotation encoding="StarMath 5.0">A transl B</annotation>
  </semantics>
</math>
</file>

<file path=Object 3/content.xml><?xml version="1.0" encoding="utf-8"?>
<math xmlns="http://www.w3.org/1998/Math/MathML" display="block">
  <semantics>
    <mrow>
      <mi>A</mi>
      <mo stretchy="false">≥</mo>
      <mi>B</mi>
    </mrow>
    <annotation encoding="StarMath 5.0">A &gt;= B</annotation>
  </semantics>
</math>
</file>

<file path=Object 30/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31/content.xml><?xml version="1.0" encoding="utf-8"?>
<math xmlns="http://www.w3.org/1998/Math/MathML" display="block">
  <semantics>
    <mrow>
      <mi>a</mi>
      <mo stretchy="false">≤</mo>
      <mi>b</mi>
    </mrow>
    <annotation encoding="StarMath 5.0">a &lt;= b</annotation>
  </semantics>
</math>
</file>

<file path=Object 314/content.xml><?xml version="1.0" encoding="utf-8"?>
<math xmlns="http://www.w3.org/1998/Math/MathML" display="block">
  <semantics>
    <msup>
      <mn>20</mn>
      <mn>10</mn>
    </msup>
    <annotation encoding="StarMath 5.0">20rsup{10}</annotation>
  </semantics>
</math>
</file>

<file path=Object 315/content.xml><?xml version="1.0" encoding="utf-8"?>
<math xmlns="http://www.w3.org/1998/Math/MathML" display="block">
  <semantics>
    <msub>
      <mn>20</mn>
      <mn>10</mn>
    </msub>
    <annotation encoding="StarMath 5.0">20rsub{10}</annotation>
  </semantics>
</math>
</file>

<file path=Object 316/content.xml><?xml version="1.0" encoding="utf-8"?>
<math xmlns="http://www.w3.org/1998/Math/MathML" display="block">
  <semantics>
    <mmultiscripts>
      <mn>20</mn>
      <mprescripts/>
      <none/>
      <mn>10</mn>
    </mmultiscripts>
    <annotation encoding="StarMath 5.0">20 lsup{10} </annotation>
  </semantics>
</math>
</file>

<file path=Object 317/content.xml><?xml version="1.0" encoding="utf-8"?>
<math xmlns="http://www.w3.org/1998/Math/MathML" display="block">
  <semantics>
    <mmultiscripts>
      <mn>20</mn>
      <mprescripts/>
      <mn>10</mn>
      <none/>
    </mmultiscripts>
    <annotation encoding="StarMath 5.0">20 lsub{10} </annotation>
  </semantics>
</math>
</file>

<file path=Object 318/content.xml><?xml version="1.0" encoding="utf-8"?>
<math xmlns="http://www.w3.org/1998/Math/MathML" display="block">
  <semantics>
    <mover>
      <mn>20</mn>
      <mn>10</mn>
    </mover>
    <annotation encoding="StarMath 5.0">20csup{10}</annotation>
  </semantics>
</math>
</file>

<file path=Object 319/content.xml><?xml version="1.0" encoding="utf-8"?>
<math xmlns="http://www.w3.org/1998/Math/MathML" display="block">
  <semantics>
    <munder>
      <mn>20</mn>
      <mn>10</mn>
    </munder>
    <annotation encoding="StarMath 5.0">20csub{10}</annotation>
  </semantics>
</math>
</file>

<file path=Object 32/content.xml><?xml version="1.0" encoding="utf-8"?>
<math xmlns="http://www.w3.org/1998/Math/MathML" display="block">
  <semantics>
    <mrow>
      <mi>a</mi>
      <mo stretchy="false">×</mo>
      <mi>b</mi>
    </mrow>
    <annotation encoding="StarMath 5.0">a times b</annotation>
  </semantics>
</math>
</file>

<file path=Object 320/content.xml><?xml version="1.0" encoding="utf-8"?>
<math xmlns="http://www.w3.org/1998/Math/MathML" display="block">
  <semantics>
    <mtable>
      <mtr>
        <mtd>
          <mn>123</mn>
        </mtd>
      </mtr>
      <mtr>
        <mtd>
          <mi mathvariant="italic">CD</mi>
        </mtd>
      </mtr>
    </mtable>
    <annotation encoding="StarMath 5.0">123 newline CD </annotation>
  </semantics>
</math>
</file>

<file path=Object 321/content.xml><?xml version="1.0" encoding="utf-8"?>
<math xmlns="http://www.w3.org/1998/Math/MathML" display="block">
  <semantics>
    <mrow>
      <mn>123</mn>
      <mspace width="0.5em"/>
      <mn>456</mn>
    </mrow>
    <annotation encoding="StarMath 5.0">123`456</annotation>
  </semantics>
</math>
</file>

<file path=Object 322/content.xml><?xml version="1.0" encoding="utf-8"?>
<math xmlns="http://www.w3.org/1998/Math/MathML" display="block">
  <semantics>
    <mrow>
      <mn>123</mn>
      <mspace width="2em"/>
      <mn>456</mn>
    </mrow>
    <annotation encoding="StarMath 5.0">123~456</annotation>
  </semantics>
</math>
</file>

<file path=Object 323/content.xml><?xml version="1.0" encoding="utf-8"?>
<math xmlns="http://www.w3.org/1998/Math/MathML" display="block">
  <semantics>
    <mrow>
      <mn>12</mn>
      <mo stretchy="false">+</mo>
      <mn>4</mn>
      <mo stretchy="false">+</mo>
      <mn>5</mn>
    </mrow>
    <annotation encoding="StarMath 5.0">nospace {12 + 4 + 5}</annotation>
  </semantics>
</math>
</file>

<file path=Object 324/content.xml><?xml version="1.0" encoding="utf-8"?>
<math xmlns="http://www.w3.org/1998/Math/MathML" display="block">
  <semantics>
    <mtable>
      <mtr>
        <mtd columnalign="left">
          <mi mathvariant="italic">ABC</mi>
        </mtd>
      </mtr>
      <mtr>
        <mtd columnalign="left">
          <mi>D</mi>
        </mtd>
      </mtr>
    </mtable>
    <annotation encoding="StarMath 5.0">alignl ABC newline alignl D </annotation>
  </semantics>
</math>
</file>

<file path=Object 325/content.xml><?xml version="1.0" encoding="utf-8"?>
<math xmlns="http://www.w3.org/1998/Math/MathML" display="block">
  <semantics>
    <mtable>
      <mtr>
        <mtd>
          <mi mathvariant="italic">ABC</mi>
        </mtd>
      </mtr>
      <mtr>
        <mtd>
          <mi>D</mi>
        </mtd>
      </mtr>
    </mtable>
    <annotation encoding="StarMath 5.0">ABC newline alignc D</annotation>
  </semantics>
</math>
</file>

<file path=Object 326/content.xml><?xml version="1.0" encoding="utf-8"?>
<math xmlns="http://www.w3.org/1998/Math/MathML" display="block">
  <semantics>
    <mtable>
      <mtr>
        <mtd>
          <mi mathvariant="italic">ABC</mi>
        </mtd>
      </mtr>
      <mtr>
        <mtd columnalign="right">
          <mi>D</mi>
        </mtd>
      </mtr>
    </mtable>
    <annotation encoding="StarMath 5.0">ABC newline alignr D</annotation>
  </semantics>
</math>
</file>

<file path=Object 327/content.xml><?xml version="1.0" encoding="utf-8"?>
<math xmlns="http://www.w3.org/1998/Math/MathML" display="block">
  <semantics>
    <mtable>
      <mtr>
        <mtd>
          <mi mathvariant="italic">AB</mi>
        </mtd>
      </mtr>
      <mtr>
        <mtd>
          <mn>12</mn>
        </mtd>
      </mtr>
    </mtable>
    <annotation encoding="StarMath 5.0">binom{AB}{12} </annotation>
  </semantics>
</math>
</file>

<file path=Object 328/content.xml><?xml version="1.0" encoding="utf-8"?>
<math xmlns="http://www.w3.org/1998/Math/MathML" display="block">
  <semantics>
    <mtable>
      <mtr>
        <mtd>
          <mi mathvariant="italic">AB</mi>
        </mtd>
      </mtr>
      <mtr>
        <mtd>
          <mn>12</mn>
        </mtd>
      </mtr>
      <mtr>
        <mtd>
          <mi mathvariant="italic">CD</mi>
        </mtd>
      </mtr>
    </mtable>
    <annotation encoding="StarMath 5.0">stack {AB # 12 # CD}</annotation>
  </semantics>
</math>
</file>

<file path=Object 329/content.xml><?xml version="1.0" encoding="utf-8"?>
<math xmlns="http://www.w3.org/1998/Math/MathML" display="block">
  <semantics>
    <mtable>
      <mtr>
        <mtd>
          <mi mathvariant="italic">AB</mi>
        </mtd>
        <mtd>
          <mn>12</mn>
        </mtd>
      </mtr>
      <mtr>
        <mtd>
          <mn>34</mn>
        </mtd>
        <mtd>
          <mi mathvariant="italic">CD</mi>
        </mtd>
      </mtr>
    </mtable>
    <annotation encoding="StarMath 5.0">matrix{AB # 12 ## 34 # CD}</annotation>
  </semantics>
</math>
</file>

<file path=Object 33/content.xml><?xml version="1.0" encoding="utf-8"?>
<math xmlns="http://www.w3.org/1998/Math/MathML" display="block">
  <semantics>
    <msqrt>
      <mi>a</mi>
    </msqrt>
    <annotation encoding="StarMath 5.0">sqrt {a}</annotation>
  </semantics>
</math>
</file>

<file path=Object 330/content.xml><?xml version="1.0" encoding="utf-8"?>
<math xmlns="http://www.w3.org/1998/Math/MathML" display="block">
  <semantics>
    <mi mathvariant="normal">∞</mi>
    <annotation encoding="StarMath 5.0">infty </annotation>
  </semantics>
</math>
</file>

<file path=Object 331/content.xml><?xml version="1.0" encoding="utf-8"?>
<math xmlns="http://www.w3.org/1998/Math/MathML" display="block">
  <semantics>
    <mo stretchy="false">∂</mo>
    <annotation encoding="StarMath 5.0">partial</annotation>
  </semantics>
</math>
</file>

<file path=Object 332/content.xml><?xml version="1.0" encoding="utf-8"?>
<math xmlns="http://www.w3.org/1998/Math/MathML" display="block">
  <semantics>
    <mo stretchy="false">∇</mo>
    <annotation encoding="StarMath 5.0">nabla</annotation>
  </semantics>
</math>
</file>

<file path=Object 333/content.xml><?xml version="1.0" encoding="utf-8"?>
<math xmlns="http://www.w3.org/1998/Math/MathML" display="block">
  <semantics>
    <mo stretchy="false">∃</mo>
    <annotation encoding="StarMath 5.0">exists</annotation>
  </semantics>
</math>
</file>

<file path=Object 334/content.xml><?xml version="1.0" encoding="utf-8"?>
<math xmlns="http://www.w3.org/1998/Math/MathML" display="block">
  <semantics>
    <mo stretchy="false">∄</mo>
    <annotation encoding="StarMath 5.0">notexists</annotation>
  </semantics>
</math>
</file>

<file path=Object 335/content.xml><?xml version="1.0" encoding="utf-8"?>
<math xmlns="http://www.w3.org/1998/Math/MathML" display="block">
  <semantics>
    <mo stretchy="false">∀</mo>
    <annotation encoding="StarMath 5.0">forall</annotation>
  </semantics>
</math>
</file>

<file path=Object 336/content.xml><?xml version="1.0" encoding="utf-8"?>
<math xmlns="http://www.w3.org/1998/Math/MathML" display="block">
  <semantics>
    <mi mathvariant="normal">ℏ</mi>
    <annotation encoding="StarMath 5.0">hbar</annotation>
  </semantics>
</math>
</file>

<file path=Object 337/content.xml><?xml version="1.0" encoding="utf-8"?>
<math xmlns="http://www.w3.org/1998/Math/MathML" display="block">
  <semantics>
    <mi mathvariant="normal">ƛ</mi>
    <annotation encoding="StarMath 5.0">lambdabar</annotation>
  </semantics>
</math>
</file>

<file path=Object 338/content.xml><?xml version="1.0" encoding="utf-8"?>
<math xmlns="http://www.w3.org/1998/Math/MathML" display="block">
  <semantics>
    <mi mathvariant="normal">ℜ</mi>
    <annotation encoding="StarMath 5.0">re</annotation>
  </semantics>
</math>
</file>

<file path=Object 339/content.xml><?xml version="1.0" encoding="utf-8"?>
<math xmlns="http://www.w3.org/1998/Math/MathML" display="block">
  <semantics>
    <mi mathvariant="normal">ℑ</mi>
    <annotation encoding="StarMath 5.0">im</annotation>
  </semantics>
</math>
</file>

<file path=Object 34/content.xml><?xml version="1.0" encoding="utf-8"?>
<math xmlns="http://www.w3.org/1998/Math/MathML" display="block">
  <semantics>
    <msub>
      <mi>a</mi>
      <mi>n</mi>
    </msub>
    <annotation encoding="StarMath 5.0">a_n</annotation>
  </semantics>
</math>
</file>

<file path=Object 340/content.xml><?xml version="1.0" encoding="utf-8"?>
<math xmlns="http://www.w3.org/1998/Math/MathML" display="block">
  <semantics>
    <mi mathvariant="normal">℘</mi>
    <annotation encoding="StarMath 5.0">wp</annotation>
  </semantics>
</math>
</file>

<file path=Object 341/content.xml><?xml version="1.0" encoding="utf-8"?>
<math xmlns="http://www.w3.org/1998/Math/MathML" display="block">
  <semantics>
    <mo stretchy="false">←</mo>
    <annotation encoding="StarMath 5.0">leftarrow</annotation>
  </semantics>
</math>
</file>

<file path=Object 342/content.xml><?xml version="1.0" encoding="utf-8"?>
<math xmlns="http://www.w3.org/1998/Math/MathML" display="block">
  <semantics>
    <mo stretchy="false">→</mo>
    <annotation encoding="StarMath 5.0">rightarrow</annotation>
  </semantics>
</math>
</file>

<file path=Object 343/content.xml><?xml version="1.0" encoding="utf-8"?>
<math xmlns="http://www.w3.org/1998/Math/MathML" display="block">
  <semantics>
    <mo stretchy="false">↑</mo>
    <annotation encoding="StarMath 5.0">uparrow</annotation>
  </semantics>
</math>
</file>

<file path=Object 344/content.xml><?xml version="1.0" encoding="utf-8"?>
<math xmlns="http://www.w3.org/1998/Math/MathML" display="block">
  <semantics>
    <mo stretchy="false">↓</mo>
    <annotation encoding="StarMath 5.0">downarrow</annotation>
  </semantics>
</math>
</file>

<file path=Object 345/content.xml><?xml version="1.0" encoding="utf-8"?>
<math xmlns="http://www.w3.org/1998/Math/MathML" display="block">
  <semantics>
    <mo stretchy="false">…</mo>
    <annotation encoding="StarMath 5.0">dotslow</annotation>
  </semantics>
</math>
</file>

<file path=Object 346/content.xml><?xml version="1.0" encoding="utf-8"?>
<math xmlns="http://www.w3.org/1998/Math/MathML" display="block">
  <semantics>
    <mo stretchy="false">⋯</mo>
    <annotation encoding="StarMath 5.0">dotsaxis</annotation>
  </semantics>
</math>
</file>

<file path=Object 347/content.xml><?xml version="1.0" encoding="utf-8"?>
<math xmlns="http://www.w3.org/1998/Math/MathML" display="block">
  <semantics>
    <mo stretchy="false">⋮</mo>
    <annotation encoding="StarMath 5.0">dotsvert</annotation>
  </semantics>
</math>
</file>

<file path=Object 348/content.xml><?xml version="1.0" encoding="utf-8"?>
<math xmlns="http://www.w3.org/1998/Math/MathML" display="block">
  <semantics>
    <mo stretchy="false">⋰</mo>
    <annotation encoding="StarMath 5.0">dotsup</annotation>
  </semantics>
</math>
</file>

<file path=Object 349/content.xml><?xml version="1.0" encoding="utf-8"?>
<math xmlns="http://www.w3.org/1998/Math/MathML" display="block">
  <semantics>
    <mo stretchy="false">⋱</mo>
    <annotation encoding="StarMath 5.0">dotsdown</annotation>
  </semantics>
</math>
</file>

<file path=Object 35/content.xml><?xml version="1.0" encoding="utf-8"?>
<math xmlns="http://www.w3.org/1998/Math/MathML" display="block">
  <semantics>
    <mrow>
      <mo stretchy="false">∑</mo>
      <msub>
        <mi>a</mi>
        <mi>n</mi>
      </msub>
    </mrow>
    <annotation encoding="StarMath 5.0">sum a_n</annotation>
  </semantics>
</math>
</file>

<file path=Object 350/content.xml><?xml version="1.0" encoding="utf-8"?>
<math xmlns="http://www.w3.org/1998/Math/MathML" display="block">
  <semantics>
    <mi mathvariant="normal">∍</mi>
    <annotation encoding="StarMath 5.0">backepsilon</annotation>
  </semantics>
</math>
</file>

<file path=Object 353/content.xml><?xml version="1.0" encoding="utf-8"?>
<math xmlns="http://www.w3.org/1998/Math/MathML" display="block">
  <semantics>
    <mi mathvariant="normal">Π</mi>
    <annotation encoding="StarMath 5.0">%iPI</annotation>
  </semantics>
</math>
</file>

<file path=Object 354/content.xml><?xml version="1.0" encoding="utf-8"?>
<math xmlns="http://www.w3.org/1998/Math/MathML" display="block">
  <semantics>
    <mi mathvariant="normal">π</mi>
    <annotation encoding="StarMath 5.0">%ipi</annotation>
  </semantics>
</math>
</file>

<file path=Object 355/content.xml><?xml version="1.0" encoding="utf-8"?>
<math xmlns="http://www.w3.org/1998/Math/MathML" display="block">
  <semantics>
    <mi mathvariant="normal">Α</mi>
    <annotation encoding="StarMath 5.0">%ALPHA</annotation>
  </semantics>
</math>
</file>

<file path=Object 356/content.xml><?xml version="1.0" encoding="utf-8"?>
<math xmlns="http://www.w3.org/1998/Math/MathML" display="block">
  <semantics>
    <mi mathvariant="normal">Β</mi>
    <annotation encoding="StarMath 5.0">%BETA</annotation>
  </semantics>
</math>
</file>

<file path=Object 357/content.xml><?xml version="1.0" encoding="utf-8"?>
<math xmlns="http://www.w3.org/1998/Math/MathML" display="block">
  <semantics>
    <mi mathvariant="normal">Γ</mi>
    <annotation encoding="StarMath 5.0">%GAMMA</annotation>
  </semantics>
</math>
</file>

<file path=Object 358/content.xml><?xml version="1.0" encoding="utf-8"?>
<math xmlns="http://www.w3.org/1998/Math/MathML" display="block">
  <semantics>
    <mi mathvariant="normal">Δ</mi>
    <annotation encoding="StarMath 5.0">%DELTA</annotation>
  </semantics>
</math>
</file>

<file path=Object 359/content.xml><?xml version="1.0" encoding="utf-8"?>
<math xmlns="http://www.w3.org/1998/Math/MathML" display="block">
  <semantics>
    <mi mathvariant="normal">Ε</mi>
    <annotation encoding="StarMath 5.0">%EPSILON</annotation>
  </semantics>
</math>
</file>

<file path=Object 36/content.xml><?xml version="1.0" encoding="utf-8"?>
<math xmlns="http://www.w3.org/1998/Math/MathML" display="block">
  <semantics>
    <mi mathvariant="normal">∞</mi>
    <annotation encoding="StarMath 5.0">infinity</annotation>
  </semantics>
</math>
</file>

<file path=Object 360/content.xml><?xml version="1.0" encoding="utf-8"?>
<math xmlns="http://www.w3.org/1998/Math/MathML" display="block">
  <semantics>
    <mi mathvariant="normal">Ζ</mi>
    <annotation encoding="StarMath 5.0">%ZETA</annotation>
  </semantics>
</math>
</file>

<file path=Object 361/content.xml><?xml version="1.0" encoding="utf-8"?>
<math xmlns="http://www.w3.org/1998/Math/MathML" display="block">
  <semantics>
    <mi mathvariant="normal">Η</mi>
    <annotation encoding="StarMath 5.0">%ETA</annotation>
  </semantics>
</math>
</file>

<file path=Object 362/content.xml><?xml version="1.0" encoding="utf-8"?>
<math xmlns="http://www.w3.org/1998/Math/MathML" display="block">
  <semantics>
    <mi mathvariant="normal">Θ</mi>
    <annotation encoding="StarMath 5.0">%THETA</annotation>
  </semantics>
</math>
</file>

<file path=Object 363/content.xml><?xml version="1.0" encoding="utf-8"?>
<math xmlns="http://www.w3.org/1998/Math/MathML" display="block">
  <semantics>
    <mi mathvariant="normal">Ι</mi>
    <annotation encoding="StarMath 5.0">%IOTA</annotation>
  </semantics>
</math>
</file>

<file path=Object 364/content.xml><?xml version="1.0" encoding="utf-8"?>
<math xmlns="http://www.w3.org/1998/Math/MathML" display="block">
  <semantics>
    <mi mathvariant="normal">Κ</mi>
    <annotation encoding="StarMath 5.0">%KAPPA</annotation>
  </semantics>
</math>
</file>

<file path=Object 365/content.xml><?xml version="1.0" encoding="utf-8"?>
<math xmlns="http://www.w3.org/1998/Math/MathML" display="block">
  <semantics>
    <mi mathvariant="normal">Λ</mi>
    <annotation encoding="StarMath 5.0">%LAMBDA</annotation>
  </semantics>
</math>
</file>

<file path=Object 366/content.xml><?xml version="1.0" encoding="utf-8"?>
<math xmlns="http://www.w3.org/1998/Math/MathML" display="block">
  <semantics>
    <mi mathvariant="normal">Μ</mi>
    <annotation encoding="StarMath 5.0">%MU</annotation>
  </semantics>
</math>
</file>

<file path=Object 367/content.xml><?xml version="1.0" encoding="utf-8"?>
<math xmlns="http://www.w3.org/1998/Math/MathML" display="block">
  <semantics>
    <mi mathvariant="normal">Ν</mi>
    <annotation encoding="StarMath 5.0">%NU</annotation>
  </semantics>
</math>
</file>

<file path=Object 368/content.xml><?xml version="1.0" encoding="utf-8"?>
<math xmlns="http://www.w3.org/1998/Math/MathML" display="block">
  <semantics>
    <mi mathvariant="normal">Ξ</mi>
    <annotation encoding="StarMath 5.0">%XI</annotation>
  </semantics>
</math>
</file>

<file path=Object 369/content.xml><?xml version="1.0" encoding="utf-8"?>
<math xmlns="http://www.w3.org/1998/Math/MathML" display="block">
  <semantics>
    <mi mathvariant="normal">Ο</mi>
    <annotation encoding="StarMath 5.0">%OMICRON</annotation>
  </semantics>
</math>
</file>

<file path=Object 37/content.xml><?xml version="1.0" encoding="utf-8"?>
<math xmlns="http://www.w3.org/1998/Math/MathML" display="block">
  <semantics>
    <mrow>
      <mi>x</mi>
      <mo stretchy="false">⋅</mo>
      <mi>y</mi>
    </mrow>
    <annotation encoding="StarMath 5.0">x cdot y</annotation>
  </semantics>
</math>
</file>

<file path=Object 370/content.xml><?xml version="1.0" encoding="utf-8"?>
<math xmlns="http://www.w3.org/1998/Math/MathML" display="block">
  <semantics>
    <mi mathvariant="normal">Π</mi>
    <annotation encoding="StarMath 5.0">%PI</annotation>
  </semantics>
</math>
</file>

<file path=Object 371/content.xml><?xml version="1.0" encoding="utf-8"?>
<math xmlns="http://www.w3.org/1998/Math/MathML" display="block">
  <semantics>
    <mi mathvariant="normal">Ρ</mi>
    <annotation encoding="StarMath 5.0">%RHO</annotation>
  </semantics>
</math>
</file>

<file path=Object 372/content.xml><?xml version="1.0" encoding="utf-8"?>
<math xmlns="http://www.w3.org/1998/Math/MathML" display="block">
  <semantics>
    <mi mathvariant="normal">Σ</mi>
    <annotation encoding="StarMath 5.0">%SIGMA</annotation>
  </semantics>
</math>
</file>

<file path=Object 373/content.xml><?xml version="1.0" encoding="utf-8"?>
<math xmlns="http://www.w3.org/1998/Math/MathML" display="block">
  <semantics>
    <mi mathvariant="normal">Τ</mi>
    <annotation encoding="StarMath 5.0">%TAU</annotation>
  </semantics>
</math>
</file>

<file path=Object 374/content.xml><?xml version="1.0" encoding="utf-8"?>
<math xmlns="http://www.w3.org/1998/Math/MathML" display="block">
  <semantics>
    <mi mathvariant="normal">Υ</mi>
    <annotation encoding="StarMath 5.0">%UPSILON</annotation>
  </semantics>
</math>
</file>

<file path=Object 375/content.xml><?xml version="1.0" encoding="utf-8"?>
<math xmlns="http://www.w3.org/1998/Math/MathML" display="block">
  <semantics>
    <mi mathvariant="normal">Φ</mi>
    <annotation encoding="StarMath 5.0">%PHI</annotation>
  </semantics>
</math>
</file>

<file path=Object 376/content.xml><?xml version="1.0" encoding="utf-8"?>
<math xmlns="http://www.w3.org/1998/Math/MathML" display="block">
  <semantics>
    <mi mathvariant="normal">Χ</mi>
    <annotation encoding="StarMath 5.0">%CHI</annotation>
  </semantics>
</math>
</file>

<file path=Object 377/content.xml><?xml version="1.0" encoding="utf-8"?>
<math xmlns="http://www.w3.org/1998/Math/MathML" display="block">
  <semantics>
    <mi mathvariant="normal">Ψ</mi>
    <annotation encoding="StarMath 5.0">%PSI</annotation>
  </semantics>
</math>
</file>

<file path=Object 378/content.xml><?xml version="1.0" encoding="utf-8"?>
<math xmlns="http://www.w3.org/1998/Math/MathML" display="block">
  <semantics>
    <mi mathvariant="normal">Ω</mi>
    <annotation encoding="StarMath 5.0">%OMEGA</annotation>
  </semantics>
</math>
</file>

<file path=Object 379/content.xml><?xml version="1.0" encoding="utf-8"?>
<math xmlns="http://www.w3.org/1998/Math/MathML" display="block">
  <semantics>
    <mi mathvariant="normal">α</mi>
    <annotation encoding="StarMath 5.0">%alpha</annotation>
  </semantics>
</math>
</file>

<file path=Object 38/content.xml><?xml version="1.0" encoding="utf-8"?>
<math xmlns="http://www.w3.org/1998/Math/MathML" display="block">
  <semantics>
    <mrow>
      <mi>A</mi>
      <mo stretchy="false">⊶</mo>
      <mi>B</mi>
    </mrow>
    <annotation encoding="StarMath 5.0">A transr B</annotation>
  </semantics>
</math>
</file>

<file path=Object 380/content.xml><?xml version="1.0" encoding="utf-8"?>
<math xmlns="http://www.w3.org/1998/Math/MathML" display="block">
  <semantics>
    <mi mathvariant="normal">β</mi>
    <annotation encoding="StarMath 5.0">%beta</annotation>
  </semantics>
</math>
</file>

<file path=Object 381/content.xml><?xml version="1.0" encoding="utf-8"?>
<math xmlns="http://www.w3.org/1998/Math/MathML" display="block">
  <semantics>
    <mi mathvariant="normal">γ</mi>
    <annotation encoding="StarMath 5.0">%gamma</annotation>
  </semantics>
</math>
</file>

<file path=Object 382/content.xml><?xml version="1.0" encoding="utf-8"?>
<math xmlns="http://www.w3.org/1998/Math/MathML" display="block">
  <semantics>
    <mi mathvariant="normal">δ</mi>
    <annotation encoding="StarMath 5.0">%delta</annotation>
  </semantics>
</math>
</file>

<file path=Object 383/content.xml><?xml version="1.0" encoding="utf-8"?>
<math xmlns="http://www.w3.org/1998/Math/MathML" display="block">
  <semantics>
    <mi mathvariant="normal">ε</mi>
    <annotation encoding="StarMath 5.0">%varepsilon</annotation>
  </semantics>
</math>
</file>

<file path=Object 384/content.xml><?xml version="1.0" encoding="utf-8"?>
<math xmlns="http://www.w3.org/1998/Math/MathML" display="block">
  <semantics>
    <mi mathvariant="normal">ζ</mi>
    <annotation encoding="StarMath 5.0">%zeta</annotation>
  </semantics>
</math>
</file>

<file path=Object 385/content.xml><?xml version="1.0" encoding="utf-8"?>
<math xmlns="http://www.w3.org/1998/Math/MathML" display="block">
  <semantics>
    <mi mathvariant="normal">η</mi>
    <annotation encoding="StarMath 5.0">%eta</annotation>
  </semantics>
</math>
</file>

<file path=Object 386/content.xml><?xml version="1.0" encoding="utf-8"?>
<math xmlns="http://www.w3.org/1998/Math/MathML" display="block">
  <semantics>
    <mi mathvariant="normal">θ</mi>
    <annotation encoding="StarMath 5.0">%theta</annotation>
  </semantics>
</math>
</file>

<file path=Object 387/content.xml><?xml version="1.0" encoding="utf-8"?>
<math xmlns="http://www.w3.org/1998/Math/MathML" display="block">
  <semantics>
    <mi mathvariant="normal">ι</mi>
    <annotation encoding="StarMath 5.0">%iota</annotation>
  </semantics>
</math>
</file>

<file path=Object 388/content.xml><?xml version="1.0" encoding="utf-8"?>
<math xmlns="http://www.w3.org/1998/Math/MathML" display="block">
  <semantics>
    <mi mathvariant="normal">κ</mi>
    <annotation encoding="StarMath 5.0">%kappa</annotation>
  </semantics>
</math>
</file>

<file path=Object 389/content.xml><?xml version="1.0" encoding="utf-8"?>
<math xmlns="http://www.w3.org/1998/Math/MathML" display="block">
  <semantics>
    <mi mathvariant="normal">λ</mi>
    <annotation encoding="StarMath 5.0">%lambda</annotation>
  </semantics>
</math>
</file>

<file path=Object 39/content.xml><?xml version="1.0" encoding="utf-8"?>
<math xmlns="http://www.w3.org/1998/Math/MathML" display="block">
  <semantics>
    <mi mathvariant="normal">Β</mi>
    <annotation encoding="StarMath 5.0">%BETA</annotation>
  </semantics>
</math>
</file>

<file path=Object 390/content.xml><?xml version="1.0" encoding="utf-8"?>
<math xmlns="http://www.w3.org/1998/Math/MathML" display="block">
  <semantics>
    <mi mathvariant="normal">μ</mi>
    <annotation encoding="StarMath 5.0">%mu</annotation>
  </semantics>
</math>
</file>

<file path=Object 391/content.xml><?xml version="1.0" encoding="utf-8"?>
<math xmlns="http://www.w3.org/1998/Math/MathML" display="block">
  <semantics>
    <mi mathvariant="normal">ν</mi>
    <annotation encoding="StarMath 5.0">%nu</annotation>
  </semantics>
</math>
</file>

<file path=Object 392/content.xml><?xml version="1.0" encoding="utf-8"?>
<math xmlns="http://www.w3.org/1998/Math/MathML" display="block">
  <semantics>
    <mi mathvariant="normal">ξ</mi>
    <annotation encoding="StarMath 5.0">%xi</annotation>
  </semantics>
</math>
</file>

<file path=Object 393/content.xml><?xml version="1.0" encoding="utf-8"?>
<math xmlns="http://www.w3.org/1998/Math/MathML" display="block">
  <semantics>
    <mi mathvariant="normal">ο</mi>
    <annotation encoding="StarMath 5.0">%omicron</annotation>
  </semantics>
</math>
</file>

<file path=Object 394/content.xml><?xml version="1.0" encoding="utf-8"?>
<math xmlns="http://www.w3.org/1998/Math/MathML" display="block">
  <semantics>
    <mi mathvariant="normal">π</mi>
    <annotation encoding="StarMath 5.0">%pi</annotation>
  </semantics>
</math>
</file>

<file path=Object 395/content.xml><?xml version="1.0" encoding="utf-8"?>
<math xmlns="http://www.w3.org/1998/Math/MathML" display="block">
  <semantics>
    <mi mathvariant="normal">ρ</mi>
    <annotation encoding="StarMath 5.0">%rho</annotation>
  </semantics>
</math>
</file>

<file path=Object 396/content.xml><?xml version="1.0" encoding="utf-8"?>
<math xmlns="http://www.w3.org/1998/Math/MathML" display="block">
  <semantics>
    <mi mathvariant="normal">ς</mi>
    <annotation encoding="StarMath 5.0">%varsigma</annotation>
  </semantics>
</math>
</file>

<file path=Object 397/content.xml><?xml version="1.0" encoding="utf-8"?>
<math xmlns="http://www.w3.org/1998/Math/MathML" display="block">
  <semantics>
    <mi mathvariant="normal">σ</mi>
    <annotation encoding="StarMath 5.0">%sigma</annotation>
  </semantics>
</math>
</file>

<file path=Object 398/content.xml><?xml version="1.0" encoding="utf-8"?>
<math xmlns="http://www.w3.org/1998/Math/MathML" display="block">
  <semantics>
    <mi mathvariant="normal">τ</mi>
    <annotation encoding="StarMath 5.0">%tau</annotation>
  </semantics>
</math>
</file>

<file path=Object 399/content.xml><?xml version="1.0" encoding="utf-8"?>
<math xmlns="http://www.w3.org/1998/Math/MathML" display="block">
  <semantics>
    <mi mathvariant="normal">υ</mi>
    <annotation encoding="StarMath 5.0">%upsilon</annotation>
  </semantics>
</math>
</file>

<file path=Object 4/content.xml><?xml version="1.0" encoding="utf-8"?>
<math xmlns="http://www.w3.org/1998/Math/MathML" display="block">
  <semantics>
    <mrow>
      <mi>A</mi>
      <mo stretchy="false">⩾</mo>
      <mi>B</mi>
    </mrow>
    <annotation encoding="StarMath 5.0">A geslant B

</annotation>
  </semantics>
</math>
</file>

<file path=Object 40/content.xml><?xml version="1.0" encoding="utf-8"?>
<math xmlns="http://www.w3.org/1998/Math/MathML" display="block">
  <semantics>
    <mi mathvariant="normal">β</mi>
    <annotation encoding="StarMath 5.0">%beta</annotation>
  </semantics>
</math>
</file>

<file path=Object 400/content.xml><?xml version="1.0" encoding="utf-8"?>
<math xmlns="http://www.w3.org/1998/Math/MathML" display="block">
  <semantics>
    <mi mathvariant="normal">φ</mi>
    <annotation encoding="StarMath 5.0">%varphi</annotation>
  </semantics>
</math>
</file>

<file path=Object 401/content.xml><?xml version="1.0" encoding="utf-8"?>
<math xmlns="http://www.w3.org/1998/Math/MathML" display="block">
  <semantics>
    <mi mathvariant="normal">χ</mi>
    <annotation encoding="StarMath 5.0">%chi</annotation>
  </semantics>
</math>
</file>

<file path=Object 402/content.xml><?xml version="1.0" encoding="utf-8"?>
<math xmlns="http://www.w3.org/1998/Math/MathML" display="block">
  <semantics>
    <mi mathvariant="normal">ψ</mi>
    <annotation encoding="StarMath 5.0">%psi</annotation>
  </semantics>
</math>
</file>

<file path=Object 403/content.xml><?xml version="1.0" encoding="utf-8"?>
<math xmlns="http://www.w3.org/1998/Math/MathML" display="block">
  <semantics>
    <mi mathvariant="normal">ω</mi>
    <annotation encoding="StarMath 5.0">%omega</annotation>
  </semantics>
</math>
</file>

<file path=Object 404/content.xml><?xml version="1.0" encoding="utf-8"?>
<math xmlns="http://www.w3.org/1998/Math/MathML" display="block">
  <semantics>
    <mi mathvariant="normal">ϑ</mi>
    <annotation encoding="StarMath 5.0">%vartheta</annotation>
  </semantics>
</math>
</file>

<file path=Object 405/content.xml><?xml version="1.0" encoding="utf-8"?>
<math xmlns="http://www.w3.org/1998/Math/MathML" display="block">
  <semantics>
    <mi mathvariant="normal">ϕ</mi>
    <annotation encoding="StarMath 5.0">%phi</annotation>
  </semantics>
</math>
</file>

<file path=Object 406/content.xml><?xml version="1.0" encoding="utf-8"?>
<math xmlns="http://www.w3.org/1998/Math/MathML" display="block">
  <semantics>
    <mi mathvariant="normal">ϖ</mi>
    <annotation encoding="StarMath 5.0">%varpi</annotation>
  </semantics>
</math>
</file>

<file path=Object 407/content.xml><?xml version="1.0" encoding="utf-8"?>
<math xmlns="http://www.w3.org/1998/Math/MathML" display="block">
  <semantics>
    <mi mathvariant="normal">ϱ</mi>
    <annotation encoding="StarMath 5.0">%varrho</annotation>
  </semantics>
</math>
</file>

<file path=Object 408/content.xml><?xml version="1.0" encoding="utf-8"?>
<math xmlns="http://www.w3.org/1998/Math/MathML" display="block">
  <semantics>
    <mi mathvariant="normal">ϵ</mi>
    <annotation encoding="StarMath 5.0">%epsilon</annotation>
  </semantics>
</math>
</file>

<file path=Object 409/content.xml><?xml version="1.0" encoding="utf-8"?>
<math xmlns="http://www.w3.org/1998/Math/MathML" display="block">
  <semantics>
    <mi mathvariant="normal">Α</mi>
    <annotation encoding="StarMath 5.0">%iALPHA</annotation>
  </semantics>
</math>
</file>

<file path=Object 41/content.xml><?xml version="1.0" encoding="utf-8"?>
<math xmlns="http://www.w3.org/1998/Math/MathML" display="block">
  <semantics>
    <mi mathvariant="normal">‰</mi>
    <annotation encoding="StarMath 5.0">%perthousand</annotation>
  </semantics>
</math>
</file>

<file path=Object 410/content.xml><?xml version="1.0" encoding="utf-8"?>
<math xmlns="http://www.w3.org/1998/Math/MathML" display="block">
  <semantics>
    <mi mathvariant="normal">Β</mi>
    <annotation encoding="StarMath 5.0">%iBETA</annotation>
  </semantics>
</math>
</file>

<file path=Object 411/content.xml><?xml version="1.0" encoding="utf-8"?>
<math xmlns="http://www.w3.org/1998/Math/MathML" display="block">
  <semantics>
    <mi mathvariant="normal">Γ</mi>
    <annotation encoding="StarMath 5.0">%iGAMMA</annotation>
  </semantics>
</math>
</file>

<file path=Object 412/content.xml><?xml version="1.0" encoding="utf-8"?>
<math xmlns="http://www.w3.org/1998/Math/MathML" display="block">
  <semantics>
    <mi mathvariant="normal">Δ</mi>
    <annotation encoding="StarMath 5.0">%iDELTA</annotation>
  </semantics>
</math>
</file>

<file path=Object 413/content.xml><?xml version="1.0" encoding="utf-8"?>
<math xmlns="http://www.w3.org/1998/Math/MathML" display="block">
  <semantics>
    <mi mathvariant="normal">Ε</mi>
    <annotation encoding="StarMath 5.0">%iEPSILON</annotation>
  </semantics>
</math>
</file>

<file path=Object 414/content.xml><?xml version="1.0" encoding="utf-8"?>
<math xmlns="http://www.w3.org/1998/Math/MathML" display="block">
  <semantics>
    <mi mathvariant="normal">Ζ</mi>
    <annotation encoding="StarMath 5.0">%iZETA</annotation>
  </semantics>
</math>
</file>

<file path=Object 415/content.xml><?xml version="1.0" encoding="utf-8"?>
<math xmlns="http://www.w3.org/1998/Math/MathML" display="block">
  <semantics>
    <mi mathvariant="normal">Η</mi>
    <annotation encoding="StarMath 5.0">%iETA</annotation>
  </semantics>
</math>
</file>

<file path=Object 416/content.xml><?xml version="1.0" encoding="utf-8"?>
<math xmlns="http://www.w3.org/1998/Math/MathML" display="block">
  <semantics>
    <mrow>
      <mover>
        <mo stretchy="false">∏</mo>
        <mi>A</mi>
      </mover>
      <mi>B</mi>
    </mrow>
    <annotation encoding="StarMath 5.0">prod to{A} B</annotation>
  </semantics>
</math>
</file>

<file path=Object 417/content.xml><?xml version="1.0" encoding="utf-8"?>
<math xmlns="http://www.w3.org/1998/Math/MathML" display="block">
  <semantics>
    <mrow>
      <munder>
        <mo stretchy="false">∏</mo>
        <mi>A</mi>
      </munder>
      <mi>B</mi>
    </mrow>
    <annotation encoding="StarMath 5.0">prod from{A} B</annotation>
  </semantics>
</math>
</file>

<file path=Object 418/content.xml><?xml version="1.0" encoding="utf-8"?>
<math xmlns="http://www.w3.org/1998/Math/MathML" display="block">
  <semantics>
    <mi mathvariant="normal">Κ</mi>
    <annotation encoding="StarMath 5.0">%iKAPPA</annotation>
  </semantics>
</math>
</file>

<file path=Object 419/content.xml><?xml version="1.0" encoding="utf-8"?>
<math xmlns="http://www.w3.org/1998/Math/MathML" display="block">
  <semantics>
    <mi mathvariant="normal">Λ</mi>
    <annotation encoding="StarMath 5.0">%iLAMBDA</annotation>
  </semantics>
</math>
</file>

<file path=Object 42/content.xml><?xml version="1.0" encoding="utf-8"?>
<math xmlns="http://www.w3.org/1998/Math/MathML" display="block">
  <semantics>
    <mrow>
      <mn>5</mn>
      <mo stretchy="false">×</mo>
      <mn>4</mn>
    </mrow>
    <annotation encoding="StarMath 5.0">5 times 4</annotation>
  </semantics>
</math>
</file>

<file path=Object 420/content.xml><?xml version="1.0" encoding="utf-8"?>
<math xmlns="http://www.w3.org/1998/Math/MathML" display="block">
  <semantics>
    <mi mathvariant="normal">Μ</mi>
    <annotation encoding="StarMath 5.0">%iMU</annotation>
  </semantics>
</math>
</file>

<file path=Object 421/content.xml><?xml version="1.0" encoding="utf-8"?>
<math xmlns="http://www.w3.org/1998/Math/MathML" display="block">
  <semantics>
    <mi mathvariant="normal">Ν</mi>
    <annotation encoding="StarMath 5.0">%iNU</annotation>
  </semantics>
</math>
</file>

<file path=Object 422/content.xml><?xml version="1.0" encoding="utf-8"?>
<math xmlns="http://www.w3.org/1998/Math/MathML" display="block">
  <semantics>
    <mi mathvariant="normal">Ξ</mi>
    <annotation encoding="StarMath 5.0">%iXI</annotation>
  </semantics>
</math>
</file>

<file path=Object 423/content.xml><?xml version="1.0" encoding="utf-8"?>
<math xmlns="http://www.w3.org/1998/Math/MathML" display="block">
  <semantics>
    <mi mathvariant="normal">Ο</mi>
    <annotation encoding="StarMath 5.0">%iOMICRON</annotation>
  </semantics>
</math>
</file>

<file path=Object 424/content.xml><?xml version="1.0" encoding="utf-8"?>
<math xmlns="http://www.w3.org/1998/Math/MathML" display="block">
  <semantics>
    <mi mathvariant="normal">Π</mi>
    <annotation encoding="StarMath 5.0">%iPI</annotation>
  </semantics>
</math>
</file>

<file path=Object 425/content.xml><?xml version="1.0" encoding="utf-8"?>
<math xmlns="http://www.w3.org/1998/Math/MathML" display="block">
  <semantics>
    <mi mathvariant="normal">Ρ</mi>
    <annotation encoding="StarMath 5.0">%iRHO</annotation>
  </semantics>
</math>
</file>

<file path=Object 426/content.xml><?xml version="1.0" encoding="utf-8"?>
<math xmlns="http://www.w3.org/1998/Math/MathML" display="block">
  <semantics>
    <mi mathvariant="normal">Σ</mi>
    <annotation encoding="StarMath 5.0">%iSIGMA</annotation>
  </semantics>
</math>
</file>

<file path=Object 427/content.xml><?xml version="1.0" encoding="utf-8"?>
<math xmlns="http://www.w3.org/1998/Math/MathML" display="block">
  <semantics>
    <mi>Τ</mi>
    <annotation encoding="StarMath 5.0">%iTAU</annotation>
  </semantics>
</math>
</file>

<file path=Object 428/content.xml><?xml version="1.0" encoding="utf-8"?>
<math xmlns="http://www.w3.org/1998/Math/MathML" display="block">
  <semantics>
    <mi>Υ</mi>
    <annotation encoding="StarMath 5.0">%iUPSILON</annotation>
  </semantics>
</math>
</file>

<file path=Object 429/content.xml><?xml version="1.0" encoding="utf-8"?>
<math xmlns="http://www.w3.org/1998/Math/MathML" display="block">
  <semantics>
    <mi>Φ</mi>
    <annotation encoding="StarMath 5.0">%iPHI</annotation>
  </semantics>
</math>
</file>

<file path=Object 43/content.xml><?xml version="1.0" encoding="utf-8"?>
<math xmlns="http://www.w3.org/1998/Math/MathML" display="block">
  <semantics>
    <mi mathvariant="normal">→</mi>
    <annotation encoding="StarMath 5.0">%tendto</annotation>
  </semantics>
</math>
</file>

<file path=Object 430/content.xml><?xml version="1.0" encoding="utf-8"?>
<math xmlns="http://www.w3.org/1998/Math/MathML" display="block">
  <semantics>
    <mi>Χ</mi>
    <annotation encoding="StarMath 5.0">%iCHI</annotation>
  </semantics>
</math>
</file>

<file path=Object 431/content.xml><?xml version="1.0" encoding="utf-8"?>
<math xmlns="http://www.w3.org/1998/Math/MathML" display="block">
  <semantics>
    <mi>Ψ</mi>
    <annotation encoding="StarMath 5.0">%iPSI</annotation>
  </semantics>
</math>
</file>

<file path=Object 432/content.xml><?xml version="1.0" encoding="utf-8"?>
<math xmlns="http://www.w3.org/1998/Math/MathML" display="block">
  <semantics>
    <mi>Ω</mi>
    <annotation encoding="StarMath 5.0">%iOMEGA</annotation>
  </semantics>
</math>
</file>

<file path=Object 433/content.xml><?xml version="1.0" encoding="utf-8"?>
<math xmlns="http://www.w3.org/1998/Math/MathML" display="block">
  <semantics>
    <mi>α</mi>
    <annotation encoding="StarMath 5.0">%ialpha</annotation>
  </semantics>
</math>
</file>

<file path=Object 434/content.xml><?xml version="1.0" encoding="utf-8"?>
<math xmlns="http://www.w3.org/1998/Math/MathML" display="block">
  <semantics>
    <mi>β</mi>
    <annotation encoding="StarMath 5.0">%ibeta</annotation>
  </semantics>
</math>
</file>

<file path=Object 435/content.xml><?xml version="1.0" encoding="utf-8"?>
<math xmlns="http://www.w3.org/1998/Math/MathML" display="block">
  <semantics>
    <mi>γ</mi>
    <annotation encoding="StarMath 5.0">%igamma</annotation>
  </semantics>
</math>
</file>

<file path=Object 436/content.xml><?xml version="1.0" encoding="utf-8"?>
<math xmlns="http://www.w3.org/1998/Math/MathML" display="block">
  <semantics>
    <mi>δ</mi>
    <annotation encoding="StarMath 5.0">%idelta</annotation>
  </semantics>
</math>
</file>

<file path=Object 437/content.xml><?xml version="1.0" encoding="utf-8"?>
<math xmlns="http://www.w3.org/1998/Math/MathML" display="block">
  <semantics>
    <mi>ε</mi>
    <annotation encoding="StarMath 5.0">%ivarepsilon</annotation>
  </semantics>
</math>
</file>

<file path=Object 438/content.xml><?xml version="1.0" encoding="utf-8"?>
<math xmlns="http://www.w3.org/1998/Math/MathML" display="block">
  <semantics>
    <mi>ζ</mi>
    <annotation encoding="StarMath 5.0">%izeta</annotation>
  </semantics>
</math>
</file>

<file path=Object 439/content.xml><?xml version="1.0" encoding="utf-8"?>
<math xmlns="http://www.w3.org/1998/Math/MathML" display="block">
  <semantics>
    <mi>η</mi>
    <annotation encoding="StarMath 5.0">%ieta</annotation>
  </semantics>
</math>
</file>

<file path=Object 44/content.xml><?xml version="1.0" encoding="utf-8"?>
<math xmlns="http://www.w3.org/1998/Math/MathML" display="block">
  <semantics>
    <mrow>
      <mn>5</mn>
      <mo stretchy="false">×</mo>
      <mn>4</mn>
    </mrow>
    <annotation encoding="StarMath 5.0">5 times 4</annotation>
  </semantics>
</math>
</file>

<file path=Object 440/content.xml><?xml version="1.0" encoding="utf-8"?>
<math xmlns="http://www.w3.org/1998/Math/MathML" display="block">
  <semantics>
    <mi>θ</mi>
    <annotation encoding="StarMath 5.0">%itheta</annotation>
  </semantics>
</math>
</file>

<file path=Object 441/content.xml><?xml version="1.0" encoding="utf-8"?>
<math xmlns="http://www.w3.org/1998/Math/MathML" display="block">
  <semantics>
    <mi>ι</mi>
    <annotation encoding="StarMath 5.0">%iiota</annotation>
  </semantics>
</math>
</file>

<file path=Object 442/content.xml><?xml version="1.0" encoding="utf-8"?>
<math xmlns="http://www.w3.org/1998/Math/MathML" display="block">
  <semantics>
    <mi>κ</mi>
    <annotation encoding="StarMath 5.0">%ikappa</annotation>
  </semantics>
</math>
</file>

<file path=Object 443/content.xml><?xml version="1.0" encoding="utf-8"?>
<math xmlns="http://www.w3.org/1998/Math/MathML" display="block">
  <semantics>
    <mi>λ</mi>
    <annotation encoding="StarMath 5.0">%ilambda</annotation>
  </semantics>
</math>
</file>

<file path=Object 444/content.xml><?xml version="1.0" encoding="utf-8"?>
<math xmlns="http://www.w3.org/1998/Math/MathML" display="block">
  <semantics>
    <mi>μ</mi>
    <annotation encoding="StarMath 5.0">%imu</annotation>
  </semantics>
</math>
</file>

<file path=Object 445/content.xml><?xml version="1.0" encoding="utf-8"?>
<math xmlns="http://www.w3.org/1998/Math/MathML" display="block">
  <semantics>
    <mi>ν</mi>
    <annotation encoding="StarMath 5.0">%inu</annotation>
  </semantics>
</math>
</file>

<file path=Object 446/content.xml><?xml version="1.0" encoding="utf-8"?>
<math xmlns="http://www.w3.org/1998/Math/MathML" display="block">
  <semantics>
    <mi>ξ</mi>
    <annotation encoding="StarMath 5.0">%ixi</annotation>
  </semantics>
</math>
</file>

<file path=Object 447/content.xml><?xml version="1.0" encoding="utf-8"?>
<math xmlns="http://www.w3.org/1998/Math/MathML" display="block">
  <semantics>
    <mi>ο</mi>
    <annotation encoding="StarMath 5.0">%iomicron</annotation>
  </semantics>
</math>
</file>

<file path=Object 448/content.xml><?xml version="1.0" encoding="utf-8"?>
<math xmlns="http://www.w3.org/1998/Math/MathML" display="block">
  <semantics>
    <mi>π</mi>
    <annotation encoding="StarMath 5.0">%ipi</annotation>
  </semantics>
</math>
</file>

<file path=Object 449/content.xml><?xml version="1.0" encoding="utf-8"?>
<math xmlns="http://www.w3.org/1998/Math/MathML" display="block">
  <semantics>
    <mi>ρ</mi>
    <annotation encoding="StarMath 5.0">%irho</annotation>
  </semantics>
</math>
</file>

<file path=Object 45/content.xml><?xml version="1.0" encoding="utf-8"?>
<math xmlns="http://www.w3.org/1998/Math/MathML" display="block">
  <semantics>
    <mi mathvariant="normal">∈</mi>
    <annotation encoding="StarMath 5.0">%element</annotation>
  </semantics>
</math>
</file>

<file path=Object 450/content.xml><?xml version="1.0" encoding="utf-8"?>
<math xmlns="http://www.w3.org/1998/Math/MathML" display="block">
  <semantics>
    <mi>ς</mi>
    <annotation encoding="StarMath 5.0">%ivarsigma</annotation>
  </semantics>
</math>
</file>

<file path=Object 451/content.xml><?xml version="1.0" encoding="utf-8"?>
<math xmlns="http://www.w3.org/1998/Math/MathML" display="block">
  <semantics>
    <mi>σ</mi>
    <annotation encoding="StarMath 5.0">%isigma</annotation>
  </semantics>
</math>
</file>

<file path=Object 452/content.xml><?xml version="1.0" encoding="utf-8"?>
<math xmlns="http://www.w3.org/1998/Math/MathML" display="block">
  <semantics>
    <mi>τ</mi>
    <annotation encoding="StarMath 5.0">%itau</annotation>
  </semantics>
</math>
</file>

<file path=Object 453/content.xml><?xml version="1.0" encoding="utf-8"?>
<math xmlns="http://www.w3.org/1998/Math/MathML" display="block">
  <semantics>
    <mi>υ</mi>
    <annotation encoding="StarMath 5.0">%iupsilon</annotation>
  </semantics>
</math>
</file>

<file path=Object 454/content.xml><?xml version="1.0" encoding="utf-8"?>
<math xmlns="http://www.w3.org/1998/Math/MathML" display="block">
  <semantics>
    <mi>φ</mi>
    <annotation encoding="StarMath 5.0">%ivarphi</annotation>
  </semantics>
</math>
</file>

<file path=Object 455/content.xml><?xml version="1.0" encoding="utf-8"?>
<math xmlns="http://www.w3.org/1998/Math/MathML" display="block">
  <semantics>
    <mi>χ</mi>
    <annotation encoding="StarMath 5.0">%ichi</annotation>
  </semantics>
</math>
</file>

<file path=Object 456/content.xml><?xml version="1.0" encoding="utf-8"?>
<math xmlns="http://www.w3.org/1998/Math/MathML" display="block">
  <semantics>
    <mi>ψ</mi>
    <annotation encoding="StarMath 5.0">%ipsi</annotation>
  </semantics>
</math>
</file>

<file path=Object 457/content.xml><?xml version="1.0" encoding="utf-8"?>
<math xmlns="http://www.w3.org/1998/Math/MathML" display="block">
  <semantics>
    <mi>ω</mi>
    <annotation encoding="StarMath 5.0">%iomega</annotation>
  </semantics>
</math>
</file>

<file path=Object 458/content.xml><?xml version="1.0" encoding="utf-8"?>
<math xmlns="http://www.w3.org/1998/Math/MathML" display="block">
  <semantics>
    <mi>ϑ</mi>
    <annotation encoding="StarMath 5.0">%ivartheta</annotation>
  </semantics>
</math>
</file>

<file path=Object 459/content.xml><?xml version="1.0" encoding="utf-8"?>
<math xmlns="http://www.w3.org/1998/Math/MathML" display="block">
  <semantics>
    <mi>ϕ</mi>
    <annotation encoding="StarMath 5.0">%iphi</annotation>
  </semantics>
</math>
</file>

<file path=Object 46/content.xml><?xml version="1.0" encoding="utf-8"?>
<math xmlns="http://www.w3.org/1998/Math/MathML" display="block">
  <semantics>
    <mi mathvariant="normal">∉</mi>
    <annotation encoding="StarMath 5.0">%noelement</annotation>
  </semantics>
</math>
</file>

<file path=Object 460/content.xml><?xml version="1.0" encoding="utf-8"?>
<math xmlns="http://www.w3.org/1998/Math/MathML" display="block">
  <semantics>
    <mi>ϖ</mi>
    <annotation encoding="StarMath 5.0">%ivarpi</annotation>
  </semantics>
</math>
</file>

<file path=Object 461/content.xml><?xml version="1.0" encoding="utf-8"?>
<math xmlns="http://www.w3.org/1998/Math/MathML" display="block">
  <semantics>
    <mi>ϱ</mi>
    <annotation encoding="StarMath 5.0">%ivarrho</annotation>
  </semantics>
</math>
</file>

<file path=Object 462/content.xml><?xml version="1.0" encoding="utf-8"?>
<math xmlns="http://www.w3.org/1998/Math/MathML" display="block">
  <semantics>
    <mi>ϵ</mi>
    <annotation encoding="StarMath 5.0">%iepsilon</annotation>
  </semantics>
</math>
</file>

<file path=Object 463/content.xml><?xml version="1.0" encoding="utf-8"?>
<math xmlns="http://www.w3.org/1998/Math/MathML" display="block">
  <semantics>
    <mrow>
      <mo stretchy="false">∏</mo>
      <mi>A</mi>
    </mrow>
    <annotation encoding="StarMath 5.0">prod A</annotation>
  </semantics>
</math>
</file>

<file path=Object 464/content.xml><?xml version="1.0" encoding="utf-8"?>
<math xmlns="http://www.w3.org/1998/Math/MathML" display="block">
  <semantics>
    <mrow>
      <munderover>
        <mo stretchy="false">∑</mo>
        <mi>A</mi>
        <mi>B</mi>
      </munderover>
      <mi>C</mi>
    </mrow>
    <annotation encoding="StarMath 5.0">sum from{A} to{B} C</annotation>
  </semantics>
</math>
</file>

<file path=Object 465/content.xml><?xml version="1.0" encoding="utf-8"?>
<math xmlns="http://www.w3.org/1998/Math/MathML" display="block">
  <semantics>
    <mrow>
      <mover>
        <mo stretchy="false">∑</mo>
        <mi>A</mi>
      </mover>
      <mi>B</mi>
    </mrow>
    <annotation encoding="StarMath 5.0">sum to{A} B</annotation>
  </semantics>
</math>
</file>

<file path=Object 466/content.xml><?xml version="1.0" encoding="utf-8"?>
<math xmlns="http://www.w3.org/1998/Math/MathML" display="block">
  <semantics>
    <mrow>
      <munder>
        <mo stretchy="false">∑</mo>
        <mi>A</mi>
      </munder>
      <mi>B</mi>
    </mrow>
    <annotation encoding="StarMath 5.0">sum from{A} B</annotation>
  </semantics>
</math>
</file>

<file path=Object 467/content.xml><?xml version="1.0" encoding="utf-8"?>
<math xmlns="http://www.w3.org/1998/Math/MathML" display="block">
  <semantics>
    <mrow>
      <mo stretchy="false">∑</mo>
      <mi>a</mi>
    </mrow>
    <annotation encoding="StarMath 5.0">Sum a</annotation>
  </semantics>
</math>
</file>

<file path=Object 468/content.xml><?xml version="1.0" encoding="utf-8"?>
<math xmlns="http://www.w3.org/1998/Math/MathML" display="block">
  <semantics>
    <mrow>
      <munderover>
        <mi>lim</mi>
        <mi>A</mi>
        <mi>B</mi>
      </munderover>
      <mi>C</mi>
    </mrow>
    <annotation encoding="StarMath 5.0">lim from{A} to{B} C</annotation>
  </semantics>
</math>
</file>

<file path=Object 469/content.xml><?xml version="1.0" encoding="utf-8"?>
<math xmlns="http://www.w3.org/1998/Math/MathML" display="block">
  <semantics>
    <mrow>
      <mover>
        <mi>lim</mi>
        <mi>A</mi>
      </mover>
      <mi>B</mi>
    </mrow>
    <annotation encoding="StarMath 5.0">lim to{A} B</annotation>
  </semantics>
</math>
</file>

<file path=Object 47/content.xml><?xml version="1.0" encoding="utf-8"?>
<math xmlns="http://www.w3.org/1998/Math/MathML" display="block">
  <semantics>
    <mi mathvariant="normal">∞</mi>
    <annotation encoding="StarMath 5.0">%infinite</annotation>
  </semantics>
</math>
</file>

<file path=Object 470/content.xml><?xml version="1.0" encoding="utf-8"?>
<math xmlns="http://www.w3.org/1998/Math/MathML" display="block">
  <semantics>
    <mrow>
      <munder>
        <mi>lim</mi>
        <mi>A</mi>
      </munder>
      <mi>B</mi>
    </mrow>
    <annotation encoding="StarMath 5.0">lim from{A} B</annotation>
  </semantics>
</math>
</file>

<file path=Object 471/content.xml><?xml version="1.0" encoding="utf-8"?>
<math xmlns="http://www.w3.org/1998/Math/MathML" display="block">
  <semantics>
    <mrow>
      <mi>lim</mi>
      <mi>A</mi>
    </mrow>
    <annotation encoding="StarMath 5.0">lim A</annotation>
  </semantics>
</math>
</file>

<file path=Object 472/content.xml><?xml version="1.0" encoding="utf-8"?>
<math xmlns="http://www.w3.org/1998/Math/MathML" display="block">
  <semantics>
    <msub>
      <mi>A</mi>
      <mi>B</mi>
    </msub>
    <annotation encoding="StarMath 5.0">A sub B</annotation>
  </semantics>
</math>
</file>

<file path=Object 473/content.xml><?xml version="1.0" encoding="utf-8"?>
<math xmlns="http://www.w3.org/1998/Math/MathML" display="block">
  <semantics>
    <mi mathvariant="normal">∍</mi>
    <annotation encoding="StarMath 5.0">backepsilon</annotation>
  </semantics>
</math>
</file>

<file path=Object 474/content.xml><?xml version="1.0" encoding="utf-8"?>
<math xmlns="http://www.w3.org/1998/Math/MathML" display="block">
  <semantics>
    <mrow>
      <mi>arcoth</mi>
      <mrow>
        <mo fence="true" stretchy="false">(</mo>
        <mrow>
          <mi>A</mi>
        </mrow>
        <mo fence="true" stretchy="false">)</mo>
      </mrow>
    </mrow>
    <annotation encoding="StarMath 5.0">arcoth(A)</annotation>
  </semantics>
</math>
</file>

<file path=Object 475/content.xml><?xml version="1.0" encoding="utf-8"?>
<math xmlns="http://www.w3.org/1998/Math/MathML" display="block">
  <semantics>
    <mrow>
      <mi>artanh</mi>
      <mrow>
        <mo fence="true" stretchy="false">(</mo>
        <mrow>
          <mi>A</mi>
        </mrow>
        <mo fence="true" stretchy="false">)</mo>
      </mrow>
    </mrow>
    <annotation encoding="StarMath 5.0">artanh(A)</annotation>
  </semantics>
</math>
</file>

<file path=Object 476/content.xml><?xml version="1.0" encoding="utf-8"?>
<math xmlns="http://www.w3.org/1998/Math/MathML" display="block">
  <semantics>
    <mrow>
      <mi>arcosh</mi>
      <mrow>
        <mo fence="true" stretchy="false">(</mo>
        <mrow>
          <mi>A</mi>
        </mrow>
        <mo fence="true" stretchy="false">)</mo>
      </mrow>
    </mrow>
    <annotation encoding="StarMath 5.0">arcosh(A)</annotation>
  </semantics>
</math>
</file>

<file path=Object 477/content.xml><?xml version="1.0" encoding="utf-8"?>
<math xmlns="http://www.w3.org/1998/Math/MathML" display="block">
  <semantics>
    <mrow>
      <mi>arsinh</mi>
      <mrow>
        <mo fence="true" stretchy="false">(</mo>
        <mrow>
          <mi>A</mi>
        </mrow>
        <mo fence="true" stretchy="false">)</mo>
      </mrow>
    </mrow>
    <annotation encoding="StarMath 5.0">arsinh(A)</annotation>
  </semantics>
</math>
</file>

<file path=Object 478/content.xml><?xml version="1.0" encoding="utf-8"?>
<math xmlns="http://www.w3.org/1998/Math/MathML" display="block">
  <semantics>
    <mrow>
      <mi>arccot</mi>
      <mrow>
        <mo fence="true" stretchy="false">(</mo>
        <mrow>
          <mi>A</mi>
        </mrow>
        <mo fence="true" stretchy="false">)</mo>
      </mrow>
    </mrow>
    <annotation encoding="StarMath 5.0">arccot(A)</annotation>
  </semantics>
</math>
</file>

<file path=Object 479/content.xml><?xml version="1.0" encoding="utf-8"?>
<math xmlns="http://www.w3.org/1998/Math/MathML" display="block">
  <semantics>
    <mrow>
      <mi>arctan</mi>
      <mrow>
        <mo fence="true" stretchy="false">(</mo>
        <mrow>
          <mi>A</mi>
        </mrow>
        <mo fence="true" stretchy="false">)</mo>
      </mrow>
    </mrow>
    <annotation encoding="StarMath 5.0">arctan(A)</annotation>
  </semantics>
</math>
</file>

<file path=Object 48/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480/content.xml><?xml version="1.0" encoding="utf-8"?>
<math xmlns="http://www.w3.org/1998/Math/MathML" display="block">
  <semantics>
    <mrow>
      <mi>arccos</mi>
      <mrow>
        <mo fence="true" stretchy="false">(</mo>
        <mrow>
          <mi>A</mi>
        </mrow>
        <mo fence="true" stretchy="false">)</mo>
      </mrow>
    </mrow>
    <annotation encoding="StarMath 5.0">arccos(A)</annotation>
  </semantics>
</math>
</file>

<file path=Object 481/content.xml><?xml version="1.0" encoding="utf-8"?>
<math xmlns="http://www.w3.org/1998/Math/MathML" display="block">
  <semantics>
    <mrow>
      <mi>arcsin</mi>
      <mrow>
        <mo fence="true" stretchy="false">(</mo>
        <mrow>
          <mi>A</mi>
        </mrow>
        <mo fence="true" stretchy="false">)</mo>
      </mrow>
    </mrow>
    <annotation encoding="StarMath 5.0">arcsin(A)</annotation>
  </semantics>
</math>
</file>

<file path=Object 482/content.xml><?xml version="1.0" encoding="utf-8"?>
<math xmlns="http://www.w3.org/1998/Math/MathML" display="block">
  <semantics>
    <mrow>
      <mi>coth</mi>
      <mrow>
        <mo fence="true" stretchy="false">(</mo>
        <mrow>
          <mi>A</mi>
        </mrow>
        <mo fence="true" stretchy="false">)</mo>
      </mrow>
    </mrow>
    <annotation encoding="StarMath 5.0">coth(A)</annotation>
  </semantics>
</math>
</file>

<file path=Object 483/content.xml><?xml version="1.0" encoding="utf-8"?>
<math xmlns="http://www.w3.org/1998/Math/MathML" display="block">
  <semantics>
    <mrow>
      <mi>tanh</mi>
      <mrow>
        <mo fence="true" stretchy="false">(</mo>
        <mrow>
          <mi>A</mi>
        </mrow>
        <mo fence="true" stretchy="false">)</mo>
      </mrow>
    </mrow>
    <annotation encoding="StarMath 5.0">tanh(A)</annotation>
  </semantics>
</math>
</file>

<file path=Object 484/content.xml><?xml version="1.0" encoding="utf-8"?>
<math xmlns="http://www.w3.org/1998/Math/MathML" display="block">
  <semantics>
    <mrow>
      <mi>cosh</mi>
      <mrow>
        <mo fence="true" stretchy="false">(</mo>
        <mrow>
          <mi>A</mi>
        </mrow>
        <mo fence="true" stretchy="false">)</mo>
      </mrow>
    </mrow>
    <annotation encoding="StarMath 5.0">cosh(A)</annotation>
  </semantics>
</math>
</file>

<file path=Object 485/content.xml><?xml version="1.0" encoding="utf-8"?>
<math xmlns="http://www.w3.org/1998/Math/MathML" display="block">
  <semantics>
    <mrow>
      <mi>sinh</mi>
      <mrow>
        <mo fence="true" stretchy="false">(</mo>
        <mrow>
          <mi>A</mi>
        </mrow>
        <mo fence="true" stretchy="false">)</mo>
      </mrow>
    </mrow>
    <annotation encoding="StarMath 5.0">sinh(A)</annotation>
  </semantics>
</math>
</file>

<file path=Object 486/content.xml><?xml version="1.0" encoding="utf-8"?>
<math xmlns="http://www.w3.org/1998/Math/MathML" display="block">
  <semantics>
    <mrow>
      <mi>cot</mi>
      <mrow>
        <mo fence="true" stretchy="false">(</mo>
        <mrow>
          <mi>A</mi>
        </mrow>
        <mo fence="true" stretchy="false">)</mo>
      </mrow>
    </mrow>
    <annotation encoding="StarMath 5.0">cot(A)</annotation>
  </semantics>
</math>
</file>

<file path=Object 487/content.xml><?xml version="1.0" encoding="utf-8"?>
<math xmlns="http://www.w3.org/1998/Math/MathML" display="block">
  <semantics>
    <mrow>
      <mi>tan</mi>
      <mrow>
        <mo fence="true" stretchy="false">(</mo>
        <mrow>
          <mi>A</mi>
        </mrow>
        <mo fence="true" stretchy="false">)</mo>
      </mrow>
    </mrow>
    <annotation encoding="StarMath 5.0">tan(A)</annotation>
  </semantics>
</math>
</file>

<file path=Object 488/content.xml><?xml version="1.0" encoding="utf-8"?>
<math xmlns="http://www.w3.org/1998/Math/MathML" display="block">
  <semantics>
    <mrow>
      <mi>cos</mi>
      <mrow>
        <mo fence="true" stretchy="false">(</mo>
        <mrow>
          <mi>A</mi>
        </mrow>
        <mo fence="true" stretchy="false">)</mo>
      </mrow>
    </mrow>
    <annotation encoding="StarMath 5.0">cos(A)</annotation>
  </semantics>
</math>
</file>

<file path=Object 489/content.xml><?xml version="1.0" encoding="utf-8"?>
<math xmlns="http://www.w3.org/1998/Math/MathML" display="block">
  <semantics>
    <mrow>
      <mi>sin</mi>
      <mrow>
        <mo fence="true" stretchy="false">(</mo>
        <mrow>
          <mi>A</mi>
        </mrow>
        <mo fence="true" stretchy="false">)</mo>
      </mrow>
    </mrow>
    <annotation encoding="StarMath 5.0">sin(A)</annotation>
  </semantics>
</math>
</file>

<file path=Object 49/content.xml><?xml version="1.0" encoding="utf-8"?>
<math xmlns="http://www.w3.org/1998/Math/MathML" display="block">
  <semantics>
    <mrow>
      <mrow/>
      <mo stretchy="false">≃</mo>
      <mrow/>
    </mrow>
    <annotation encoding="StarMath 5.0">{} simeq {}</annotation>
  </semantics>
</math>
</file>

<file path=Object 490/content.xml><?xml version="1.0" encoding="utf-8"?>
<math xmlns="http://www.w3.org/1998/Math/MathML" display="block">
  <semantics>
    <mrow>
      <mi>log</mi>
      <mrow>
        <mo fence="true" stretchy="false">(</mo>
        <mrow>
          <mi>A</mi>
        </mrow>
        <mo fence="true" stretchy="false">)</mo>
      </mrow>
    </mrow>
    <annotation encoding="StarMath 5.0">log(A)</annotation>
  </semantics>
</math>
</file>

<file path=Object 491/content.xml><?xml version="1.0" encoding="utf-8"?>
<math xmlns="http://www.w3.org/1998/Math/MathML" display="block">
  <semantics>
    <mrow>
      <mi>exp</mi>
      <mrow>
        <mo fence="true" stretchy="false">(</mo>
        <mrow>
          <mi>A</mi>
        </mrow>
        <mo fence="true" stretchy="false">)</mo>
      </mrow>
    </mrow>
    <annotation encoding="StarMath 5.0">exp(A)</annotation>
  </semantics>
</math>
</file>

<file path=Object 492/content.xml><?xml version="1.0" encoding="utf-8"?>
<math xmlns="http://www.w3.org/1998/Math/MathML" display="block">
  <semantics>
    <mrow>
      <mi>ln</mi>
      <mrow>
        <mo fence="true" stretchy="false">(</mo>
        <mrow>
          <mi>A</mi>
        </mrow>
        <mo fence="true" stretchy="false">)</mo>
      </mrow>
    </mrow>
    <annotation encoding="StarMath 5.0">ln(A)</annotation>
  </semantics>
</math>
</file>

<file path=Object 493/content.xml><?xml version="1.0" encoding="utf-8"?>
<math xmlns="http://www.w3.org/1998/Math/MathML" display="block">
  <semantics>
    <msup>
      <mi mathvariant="normal">e</mi>
      <mi>A</mi>
    </msup>
    <annotation encoding="StarMath 5.0">func e^{A}</annotation>
  </semantics>
</math>
</file>

<file path=Object 494/content.xml><?xml version="1.0" encoding="utf-8"?>
<math xmlns="http://www.w3.org/1998/Math/MathML" display="block">
  <semantics>
    <msup>
      <mi>A</mi>
      <mi>B</mi>
    </msup>
    <annotation encoding="StarMath 5.0">A^{B}</annotation>
  </semantics>
</math>
</file>

<file path=Object 495/content.xml><?xml version="1.0" encoding="utf-8"?>
<math xmlns="http://www.w3.org/1998/Math/MathML" display="block">
  <semantics>
    <mroot>
      <mi>B</mi>
      <mi>A</mi>
    </mroot>
    <annotation encoding="StarMath 5.0">nroot{A}{B}</annotation>
  </semantics>
</math>
</file>

<file path=Object 496/content.xml><?xml version="1.0" encoding="utf-8"?>
<math xmlns="http://www.w3.org/1998/Math/MathML" display="block">
  <semantics>
    <msqrt>
      <mi>A</mi>
    </msqrt>
    <annotation encoding="StarMath 5.0">sqrt{A}</annotation>
  </semantics>
</math>
</file>

<file path=Object 497/content.xml><?xml version="1.0" encoding="utf-8"?>
<math xmlns="http://www.w3.org/1998/Math/MathML" display="block">
  <semantics>
    <mrow>
      <mi>A</mi>
      <mo stretchy="false">!</mo>
    </mrow>
    <annotation encoding="StarMath 5.0">fact{A}</annotation>
  </semantics>
</math>
</file>

<file path=Object 498/content.xml><?xml version="1.0" encoding="utf-8"?>
<math xmlns="http://www.w3.org/1998/Math/MathML" display="block">
  <semantics>
    <mrow>
      <mo fence="true" stretchy="true">|</mo>
      <mrow>
        <mi>A</mi>
      </mrow>
      <mo fence="true" stretchy="true">|</mo>
    </mrow>
    <annotation encoding="StarMath 5.0">abs{A}</annotation>
  </semantics>
</math>
</file>

<file path=Object 499/content.xml><?xml version="1.0" encoding="utf-8"?>
<math xmlns="http://www.w3.org/1998/Math/MathML" display="block">
  <semantics>
    <mi mathvariant="normal">ℂ</mi>
    <annotation encoding="StarMath 5.0">setC</annotation>
  </semantics>
</math>
</file>

<file path=Object 5/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5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00/content.xml><?xml version="1.0" encoding="utf-8"?>
<math xmlns="http://www.w3.org/1998/Math/MathML" display="block">
  <semantics>
    <mi mathvariant="normal">ℝ</mi>
    <annotation encoding="StarMath 5.0">setR</annotation>
  </semantics>
</math>
</file>

<file path=Object 501/content.xml><?xml version="1.0" encoding="utf-8"?>
<math xmlns="http://www.w3.org/1998/Math/MathML" display="block">
  <semantics>
    <mi mathvariant="normal">ℚ</mi>
    <annotation encoding="StarMath 5.0">setQ</annotation>
  </semantics>
</math>
</file>

<file path=Object 502/content.xml><?xml version="1.0" encoding="utf-8"?>
<math xmlns="http://www.w3.org/1998/Math/MathML" display="block">
  <semantics>
    <mi mathvariant="normal">ℤ</mi>
    <annotation encoding="StarMath 5.0">setZ</annotation>
  </semantics>
</math>
</file>

<file path=Object 503/content.xml><?xml version="1.0" encoding="utf-8"?>
<math xmlns="http://www.w3.org/1998/Math/MathML" display="block">
  <semantics>
    <mi mathvariant="normal">ℕ</mi>
    <annotation encoding="StarMath 5.0">setN</annotation>
  </semantics>
</math>
</file>

<file path=Object 504/content.xml><?xml version="1.0" encoding="utf-8"?>
<math xmlns="http://www.w3.org/1998/Math/MathML" display="block">
  <semantics>
    <mi mathvariant="normal">ℵ</mi>
    <annotation encoding="StarMath 5.0">aleph</annotation>
  </semantics>
</math>
</file>

<file path=Object 505/content.xml><?xml version="1.0" encoding="utf-8"?>
<math xmlns="http://www.w3.org/1998/Math/MathML" display="block">
  <semantics>
    <mi mathvariant="normal">∅</mi>
    <annotation encoding="StarMath 5.0">emptyset</annotation>
  </semantics>
</math>
</file>

<file path=Object 506/content.xml><?xml version="1.0" encoding="utf-8"?>
<math xmlns="http://www.w3.org/1998/Math/MathML" display="block">
  <semantics>
    <mrow>
      <mi>A</mi>
      <mo stretchy="false">⊉</mo>
      <mi>B</mi>
    </mrow>
    <annotation encoding="StarMath 5.0">A nsupseteq B</annotation>
  </semantics>
</math>
</file>

<file path=Object 507/content.xml><?xml version="1.0" encoding="utf-8"?>
<math xmlns="http://www.w3.org/1998/Math/MathML" display="block">
  <semantics>
    <mrow>
      <mi>A</mi>
      <mo stretchy="false">⊅</mo>
      <mi>B</mi>
    </mrow>
    <annotation encoding="StarMath 5.0">A nsupset B</annotation>
  </semantics>
</math>
</file>

<file path=Object 508/content.xml><?xml version="1.0" encoding="utf-8"?>
<math xmlns="http://www.w3.org/1998/Math/MathML" display="block">
  <semantics>
    <mrow>
      <mi>A</mi>
      <mo stretchy="false">⊈</mo>
      <mi>B</mi>
    </mrow>
    <annotation encoding="StarMath 5.0">A nsubseteq B</annotation>
  </semantics>
</math>
</file>

<file path=Object 509/content.xml><?xml version="1.0" encoding="utf-8"?>
<math xmlns="http://www.w3.org/1998/Math/MathML" display="block">
  <semantics>
    <mrow>
      <mi>A</mi>
      <mo stretchy="false">⊄</mo>
      <mi>B</mi>
    </mrow>
    <annotation encoding="StarMath 5.0">A nsubset B</annotation>
  </semantics>
</math>
</file>

<file path=Object 51/content.xml><?xml version="1.0" encoding="utf-8"?>
<math xmlns="http://www.w3.org/1998/Math/MathML" display="block">
  <semantics>
    <mi mathvariant="normal">∢</mi>
    <annotation encoding="StarMath 5.0">%angle</annotation>
  </semantics>
</math>
</file>

<file path=Object 510/content.xml><?xml version="1.0" encoding="utf-8"?>
<math xmlns="http://www.w3.org/1998/Math/MathML" display="block">
  <semantics>
    <mrow>
      <mi>A</mi>
      <mo stretchy="false">⊇</mo>
      <mi>B</mi>
    </mrow>
    <annotation encoding="StarMath 5.0">A supseteq B</annotation>
  </semantics>
</math>
</file>

<file path=Object 511/content.xml><?xml version="1.0" encoding="utf-8"?>
<math xmlns="http://www.w3.org/1998/Math/MathML" display="block">
  <semantics>
    <mrow>
      <mi>A</mi>
      <mo stretchy="false">⊃</mo>
      <mi>B</mi>
    </mrow>
    <annotation encoding="StarMath 5.0">A supset B</annotation>
  </semantics>
</math>
</file>

<file path=Object 512/content.xml><?xml version="1.0" encoding="utf-8"?>
<math xmlns="http://www.w3.org/1998/Math/MathML" display="block">
  <semantics>
    <mrow>
      <mi>A</mi>
      <mo stretchy="false">⊆</mo>
      <mi>B</mi>
    </mrow>
    <annotation encoding="StarMath 5.0">A subseteq B</annotation>
  </semantics>
</math>
</file>

<file path=Object 513/content.xml><?xml version="1.0" encoding="utf-8"?>
<math xmlns="http://www.w3.org/1998/Math/MathML" display="block">
  <semantics>
    <mrow>
      <mi>A</mi>
      <mo stretchy="false">⊂</mo>
      <mi>B</mi>
    </mrow>
    <annotation encoding="StarMath 5.0">A subset B</annotation>
  </semantics>
</math>
</file>

<file path=Object 514/content.xml><?xml version="1.0" encoding="utf-8"?>
<math xmlns="http://www.w3.org/1998/Math/MathML" display="block">
  <semantics>
    <mrow>
      <mi>A</mi>
      <mo stretchy="false">/</mo>
      <mi>B</mi>
    </mrow>
    <annotation encoding="StarMath 5.0">A slash B</annotation>
  </semantics>
</math>
</file>

<file path=Object 515/content.xml><?xml version="1.0" encoding="utf-8"?>
<math xmlns="http://www.w3.org/1998/Math/MathML" display="block">
  <semantics>
    <mrow>
      <mi>A</mi>
      <mo stretchy="false">∖</mo>
      <mi>B</mi>
    </mrow>
    <annotation encoding="StarMath 5.0">A setminus B</annotation>
  </semantics>
</math>
</file>

<file path=Object 516/content.xml><?xml version="1.0" encoding="utf-8"?>
<math xmlns="http://www.w3.org/1998/Math/MathML" display="block">
  <semantics>
    <mrow>
      <mi>A</mi>
      <mo stretchy="false">∪</mo>
      <mi>B</mi>
    </mrow>
    <annotation encoding="StarMath 5.0">A union B</annotation>
  </semantics>
</math>
</file>

<file path=Object 517/content.xml><?xml version="1.0" encoding="utf-8"?>
<math xmlns="http://www.w3.org/1998/Math/MathML" display="block">
  <semantics>
    <mrow>
      <mi>A</mi>
      <mo stretchy="false">∩</mo>
      <mi>B</mi>
    </mrow>
    <annotation encoding="StarMath 5.0">A intersection B</annotation>
  </semantics>
</math>
</file>

<file path=Object 518/content.xml><?xml version="1.0" encoding="utf-8"?>
<math xmlns="http://www.w3.org/1998/Math/MathML" display="block">
  <semantics>
    <mrow>
      <mi>A</mi>
      <mo stretchy="false">∋</mo>
      <mi>B</mi>
    </mrow>
    <annotation encoding="StarMath 5.0">A owns B</annotation>
  </semantics>
</math>
</file>

<file path=Object 519/content.xml><?xml version="1.0" encoding="utf-8"?>
<math xmlns="http://www.w3.org/1998/Math/MathML" display="block">
  <semantics>
    <mrow>
      <mi>A</mi>
      <mo stretchy="false">∉</mo>
      <mi>B</mi>
    </mrow>
    <annotation encoding="StarMath 5.0">A notin B</annotation>
  </semantics>
</math>
</file>

<file path=Object 52/content.xml><?xml version="1.0" encoding="utf-8"?>
<math xmlns="http://www.w3.org/1998/Math/MathML" display="block">
  <semantics>
    <mi mathvariant="normal">∧</mi>
    <annotation encoding="StarMath 5.0">%and</annotation>
  </semantics>
</math>
</file>

<file path=Object 520/content.xml><?xml version="1.0" encoding="utf-8"?>
<math xmlns="http://www.w3.org/1998/Math/MathML" display="block">
  <semantics>
    <mrow>
      <mi>A</mi>
      <mo stretchy="false">∈</mo>
      <mi>B</mi>
    </mrow>
    <annotation encoding="StarMath 5.0">A in B</annotation>
  </semantics>
</math>
</file>

<file path=Object 521/content.xml><?xml version="1.0" encoding="utf-8"?>
<math xmlns="http://www.w3.org/1998/Math/MathML" display="block">
  <semantics>
    <mrow>
      <mo stretchy="false">+</mo>
      <mn>1</mn>
    </mrow>
    <annotation encoding="StarMath 5.0">+1</annotation>
  </semantics>
</math>
</file>

<file path=Object 522/content.xml><?xml version="1.0" encoding="utf-8"?>
<math xmlns="http://www.w3.org/1998/Math/MathML" display="block">
  <semantics>
    <mrow>
      <mo stretchy="false">−</mo>
      <mn>1</mn>
    </mrow>
    <annotation encoding="StarMath 5.0">-1</annotation>
  </semantics>
</math>
</file>

<file path=Object 523/content.xml><?xml version="1.0" encoding="utf-8"?>
<math xmlns="http://www.w3.org/1998/Math/MathML" display="block">
  <semantics>
    <mrow>
      <mo stretchy="false">±</mo>
      <mn>1</mn>
    </mrow>
    <annotation encoding="StarMath 5.0">+-1</annotation>
  </semantics>
</math>
</file>

<file path=Object 524/content.xml><?xml version="1.0" encoding="utf-8"?>
<math xmlns="http://www.w3.org/1998/Math/MathML" display="block">
  <semantics>
    <mrow>
      <mo stretchy="false">∓</mo>
      <mn>1</mn>
    </mrow>
    <annotation encoding="StarMath 5.0">-+1</annotation>
  </semantics>
</math>
</file>

<file path=Object 525/content.xml><?xml version="1.0" encoding="utf-8"?>
<math xmlns="http://www.w3.org/1998/Math/MathML" display="block">
  <semantics>
    <mrow>
      <mi>A</mi>
      <mo stretchy="false">+</mo>
      <mi>B</mi>
    </mrow>
    <annotation encoding="StarMath 5.0">A + B</annotation>
  </semantics>
</math>
</file>

<file path=Object 526/content.xml><?xml version="1.0" encoding="utf-8"?>
<math xmlns="http://www.w3.org/1998/Math/MathML" display="block">
  <semantics>
    <mrow>
      <mi>A</mi>
      <mo stretchy="false">−</mo>
      <mi>B</mi>
    </mrow>
    <annotation encoding="StarMath 5.0">A - B</annotation>
  </semantics>
</math>
</file>

<file path=Object 527/content.xml><?xml version="1.0" encoding="utf-8"?>
<math xmlns="http://www.w3.org/1998/Math/MathML" display="block">
  <semantics>
    <mrow>
      <mi>A</mi>
      <mo stretchy="false">⋅</mo>
      <mi>B</mi>
    </mrow>
    <annotation encoding="StarMath 5.0">A cdot B</annotation>
  </semantics>
</math>
</file>

<file path=Object 528/content.xml><?xml version="1.0" encoding="utf-8"?>
<math xmlns="http://www.w3.org/1998/Math/MathML" display="block">
  <semantics>
    <mrow>
      <mi>A</mi>
      <mo stretchy="false">×</mo>
      <mi>B</mi>
    </mrow>
    <annotation encoding="StarMath 5.0">A times B</annotation>
  </semantics>
</math>
</file>

<file path=Object 529/content.xml><?xml version="1.0" encoding="utf-8"?>
<math xmlns="http://www.w3.org/1998/Math/MathML" display="block">
  <semantics>
    <mrow>
      <mi>A</mi>
      <mo stretchy="false">∗</mo>
      <mi>B</mi>
    </mrow>
    <annotation encoding="StarMath 5.0">A * B</annotation>
  </semantics>
</math>
</file>

<file path=Object 53/content.xml><?xml version="1.0" encoding="utf-8"?>
<math xmlns="http://www.w3.org/1998/Math/MathML" display="block">
  <semantics>
    <mi mathvariant="normal">∨</mi>
    <annotation encoding="StarMath 5.0">%or</annotation>
  </semantics>
</math>
</file>

<file path=Object 530/content.xml><?xml version="1.0" encoding="utf-8"?>
<math xmlns="http://www.w3.org/1998/Math/MathML" display="block">
  <semantics>
    <mfrac>
      <mi>A</mi>
      <mi>B</mi>
    </mfrac>
    <annotation encoding="StarMath 5.0">{A} over {B}</annotation>
  </semantics>
</math>
</file>

<file path=Object 531/content.xml><?xml version="1.0" encoding="utf-8"?>
<math xmlns="http://www.w3.org/1998/Math/MathML" display="block">
  <semantics>
    <mrow>
      <mi>A</mi>
      <mo stretchy="false">÷</mo>
      <mi>B</mi>
    </mrow>
    <annotation encoding="StarMath 5.0">A div B</annotation>
  </semantics>
</math>
</file>

<file path=Object 532/content.xml><?xml version="1.0" encoding="utf-8"?>
<math xmlns="http://www.w3.org/1998/Math/MathML" display="block">
  <semantics>
    <mrow>
      <mi>A</mi>
      <mo stretchy="false">/</mo>
      <mi>B</mi>
    </mrow>
    <annotation encoding="StarMath 5.0">A / B</annotation>
  </semantics>
</math>
</file>

<file path=Object 533/content.xml><?xml version="1.0" encoding="utf-8"?>
<math xmlns="http://www.w3.org/1998/Math/MathML" display="block">
  <semantics>
    <mfrac bevelled="true">
      <mi>A</mi>
      <mi>B</mi>
    </mfrac>
    <annotation encoding="StarMath 5.0">{A} wideslash {B}</annotation>
  </semantics>
</math>
</file>

<file path=Object 534/content.xml><?xml version="1.0" encoding="utf-8"?>
<math xmlns="http://www.w3.org/1998/Math/MathML" display="block">
  <semantics>
    <mrow>
      <mi>A</mi>
      <mo>∖</mo>
      <mi>B</mi>
    </mrow>
    <annotation encoding="StarMath 5.0">A widebslash B</annotation>
  </semantics>
</math>
</file>

<file path=Object 535/content.xml><?xml version="1.0" encoding="utf-8"?>
<math xmlns="http://www.w3.org/1998/Math/MathML" display="block">
  <semantics>
    <mrow>
      <mi>A</mi>
      <mo stretchy="false">∘</mo>
      <mi>B</mi>
    </mrow>
    <annotation encoding="StarMath 5.0">A circ B</annotation>
  </semantics>
</math>
</file>

<file path=Object 536/content.xml><?xml version="1.0" encoding="utf-8"?>
<math xmlns="http://www.w3.org/1998/Math/MathML" display="block">
  <semantics>
    <mrow>
      <mo stretchy="false">¬</mo>
      <mi>A</mi>
    </mrow>
    <annotation encoding="StarMath 5.0">Neg A</annotation>
  </semantics>
</math>
</file>

<file path=Object 537/content.xml><?xml version="1.0" encoding="utf-8"?>
<math xmlns="http://www.w3.org/1998/Math/MathML" display="block">
  <semantics>
    <mrow>
      <mi>A</mi>
      <mo stretchy="false">∧</mo>
      <mi>B</mi>
    </mrow>
    <annotation encoding="StarMath 5.0">A &amp; B</annotation>
  </semantics>
</math>
</file>

<file path=Object 538/content.xml><?xml version="1.0" encoding="utf-8"?>
<math xmlns="http://www.w3.org/1998/Math/MathML" display="block">
  <semantics>
    <mrow>
      <mi>A</mi>
      <mo stretchy="false">∨</mo>
      <mi>B</mi>
    </mrow>
    <annotation encoding="StarMath 5.0">A or B</annotation>
  </semantics>
</math>
</file>

<file path=Object 539/content.xml><?xml version="1.0" encoding="utf-8"?>
<math xmlns="http://www.w3.org/1998/Math/MathML" display="block">
  <semantics>
    <mrow>
      <mi>A</mi>
      <mo stretchy="false">∖</mo>
      <mi>B</mi>
    </mrow>
    <annotation encoding="StarMath 5.0">A bslash B</annotation>
  </semantics>
</math>
</file>

<file path=Object 54/content.xml><?xml version="1.0" encoding="utf-8"?>
<math xmlns="http://www.w3.org/1998/Math/MathML" display="block">
  <semantics>
    <mi mathvariant="normal">≠</mi>
    <annotation encoding="StarMath 5.0">%notequal</annotation>
  </semantics>
</math>
</file>

<file path=Object 540/content.xml><?xml version="1.0" encoding="utf-8"?>
<math xmlns="http://www.w3.org/1998/Math/MathML" display="block">
  <semantics>
    <mrow>
      <mi>A</mi>
      <mo stretchy="false">⊘</mo>
      <mi>B</mi>
    </mrow>
    <annotation encoding="StarMath 5.0">A odivide B</annotation>
  </semantics>
</math>
</file>

<file path=Object 541/content.xml><?xml version="1.0" encoding="utf-8"?>
<math xmlns="http://www.w3.org/1998/Math/MathML" display="block">
  <semantics>
    <mrow>
      <mi>A</mi>
      <mo stretchy="false">⊙</mo>
      <mi>B</mi>
    </mrow>
    <annotation encoding="StarMath 5.0">A odot B</annotation>
  </semantics>
</math>
</file>

<file path=Object 542/content.xml><?xml version="1.0" encoding="utf-8"?>
<math xmlns="http://www.w3.org/1998/Math/MathML" display="block">
  <semantics>
    <mrow>
      <mi>A</mi>
      <mo stretchy="false">⊖</mo>
      <mi>B</mi>
    </mrow>
    <annotation encoding="StarMath 5.0">A ominus B</annotation>
  </semantics>
</math>
</file>

<file path=Object 543/content.xml><?xml version="1.0" encoding="utf-8"?>
<math xmlns="http://www.w3.org/1998/Math/MathML" display="block">
  <semantics>
    <mrow>
      <mi>A</mi>
      <mo stretchy="false">⊕</mo>
      <mi>B</mi>
    </mrow>
    <annotation encoding="StarMath 5.0">A oplus B</annotation>
  </semantics>
</math>
</file>

<file path=Object 544/content.xml><?xml version="1.0" encoding="utf-8"?>
<math xmlns="http://www.w3.org/1998/Math/MathML" display="block">
  <semantics>
    <mrow>
      <mi>A</mi>
      <mo stretchy="false">⊗</mo>
      <mi>B</mi>
    </mrow>
    <annotation encoding="StarMath 5.0">A otimes B</annotation>
  </semantics>
</math>
</file>

<file path=Object 545/content.xml><?xml version="1.0" encoding="utf-8"?>
<math xmlns="http://www.w3.org/1998/Math/MathML" display="block">
  <semantics>
    <mrow>
      <mo stretchy="false">m</mo>
      <mi>B</mi>
    </mrow>
    <annotation encoding="StarMath 5.0">uoper monOp B</annotation>
  </semantics>
</math>
</file>

<file path=Object 546/content.xml><?xml version="1.0" encoding="utf-8"?>
<math xmlns="http://www.w3.org/1998/Math/MathML" display="block">
  <semantics>
    <mrow>
      <mi>A</mi>
      <mo stretchy="false">m</mo>
      <mi>B</mi>
    </mrow>
    <annotation encoding="StarMath 5.0">A boper monOp B</annotation>
  </semantics>
</math>
</file>

<file path=Object 55/content.xml><?xml version="1.0" encoding="utf-8"?>
<math xmlns="http://www.w3.org/1998/Math/MathML" display="block">
  <semantics>
    <mi mathvariant="normal">≡</mi>
    <annotation encoding="StarMath 5.0">%identical</annotation>
  </semantics>
</math>
</file>

<file path=Object 56/content.xml><?xml version="1.0" encoding="utf-8"?>
<math xmlns="http://www.w3.org/1998/Math/MathML" display="block">
  <semantics>
    <mi mathvariant="normal">≪</mi>
    <annotation encoding="StarMath 5.0">%strictlylessthan</annotation>
  </semantics>
</math>
</file>

<file path=Object 57/content.xml><?xml version="1.0" encoding="utf-8"?>
<math xmlns="http://www.w3.org/1998/Math/MathML" display="block">
  <semantics>
    <mi mathvariant="normal">≫</mi>
    <annotation encoding="StarMath 5.0">%strictlygreaterthan</annotation>
  </semantics>
</math>
</file>

<file path=Object 58/content.xml><?xml version="1.0" encoding="utf-8"?>
<math xmlns="http://www.w3.org/1998/Math/MathML" display="block">
  <semantics>
    <mrow>
      <mi>A</mi>
      <mrow>
        <mrow/>
        <mi>B</mi>
      </mrow>
    </mrow>
    <annotation encoding="StarMath 5.0">A purple B</annotation>
  </semantics>
</math>
</file>

<file path=Object 59/content.xml><?xml version="1.0" encoding="utf-8"?>
<math xmlns="http://www.w3.org/1998/Math/MathML" display="block">
  <semantics>
    <mrow>
      <mfrac>
        <mn>2</mn>
        <mi>x</mi>
      </mfrac>
      <mo stretchy="false">+</mo>
      <mn>1</mn>
    </mrow>
    <annotation encoding="StarMath 5.0">2 over x + 1</annotation>
  </semantics>
</math>
</file>

<file path=Object 6/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60/content.xml><?xml version="1.0" encoding="utf-8"?>
<math xmlns="http://www.w3.org/1998/Math/MathML" display="block">
  <semantics>
    <mfrac>
      <mn>2</mn>
      <mrow>
        <mi>x</mi>
        <mo stretchy="false">+</mo>
        <mn>1</mn>
      </mrow>
    </mfrac>
    <annotation encoding="StarMath 5.0">2 over {x + 1}</annotation>
  </semantics>
</math>
</file>

<file path=Object 61/content.xml><?xml version="1.0" encoding="utf-8"?>
<math xmlns="http://www.w3.org/1998/Math/MathML" display="block">
  <semantics>
    <mfrac>
      <mrow>
        <mo stretchy="false">−</mo>
        <mn>1</mn>
      </mrow>
      <mn>2</mn>
    </mfrac>
    <annotation encoding="StarMath 5.0">- 1 over 2</annotation>
  </semantics>
</math>
</file>

<file path=Object 62/content.xml><?xml version="1.0" encoding="utf-8"?>
<math xmlns="http://www.w3.org/1998/Math/MathML" display="block">
  <semantics>
    <mrow>
      <mi>–</mi>
      <mfrac>
        <mn>1</mn>
        <mn>2</mn>
      </mfrac>
    </mrow>
    <annotation encoding="StarMath 5.0">– {1 over 2}</annotation>
  </semantics>
</math>
</file>

<file path=Object 63/content.xml><?xml version="1.0" encoding="utf-8"?>
<math xmlns="http://www.w3.org/1998/Math/MathML" display="block">
  <semantics>
    <mfrac>
      <mi>x</mi>
      <mrow>
        <mi>–</mi>
        <mrow>
          <mi>x</mi>
          <mo stretchy="false">+</mo>
          <mn>1</mn>
        </mrow>
      </mrow>
    </mfrac>
    <annotation encoding="StarMath 5.0">x over {–x + 1}</annotation>
  </semantics>
</math>
</file>

<file path=Object 64/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65/content.xml><?xml version="1.0" encoding="utf-8"?>
<math xmlns="http://www.w3.org/1998/Math/MathML" display="block">
  <semantics>
    <mtable>
      <mtr>
        <mtd>
          <mi>a</mi>
        </mtd>
        <mtd>
          <mi>b</mi>
        </mtd>
      </mtr>
      <mtr>
        <mtd>
          <mi>c</mi>
        </mtd>
        <mtd>
          <mi>d</mi>
        </mtd>
      </mtr>
    </mtable>
    <annotation encoding="StarMath 5.0">matrix { a # b ## c # d }</annotation>
  </semantics>
</math>
</file>

<file path=Object 66/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67/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68/content.xml><?xml version="1.0" encoding="utf-8"?>
<math xmlns="http://www.w3.org/1998/Math/MathML" display="block">
  <semantics>
    <mrow>
      <mi>A</mi>
      <mtext>purple</mtext>
      <mi>B</mi>
    </mrow>
    <annotation encoding="StarMath 5.0">A "purple" B</annotation>
  </semantics>
</math>
</file>

<file path=Object 69/content.xml><?xml version="1.0" encoding="utf-8"?>
<math xmlns="http://www.w3.org/1998/Math/MathML" display="block">
  <semantics>
    <mrow>
      <mi>A</mi>
      <mo stretchy="false">=</mo>
      <mi>B</mi>
    </mrow>
    <annotation encoding="StarMath 5.0">A = B</annotation>
  </semantics>
</math>
</file>

<file path=Object 7/content.xml><?xml version="1.0" encoding="utf-8"?>
<math xmlns="http://www.w3.org/1998/Math/MathML" display="block">
  <semantics>
    <mfrac>
      <mi>a</mi>
      <mi>b</mi>
    </mfrac>
    <annotation encoding="StarMath 5.0">a over b</annotation>
  </semantics>
</math>
</file>

<file path=Object 70/content.xml><?xml version="1.0" encoding="utf-8"?>
<math xmlns="http://www.w3.org/1998/Math/MathML" display="block">
  <semantics>
    <mrow>
      <mi>A</mi>
      <mo stretchy="false">≠</mo>
      <mi>B</mi>
    </mrow>
    <annotation encoding="StarMath 5.0">A &lt;&gt; B</annotation>
  </semantics>
</math>
</file>

<file path=Object 71/content.xml><?xml version="1.0" encoding="utf-8"?>
<math xmlns="http://www.w3.org/1998/Math/MathML" display="block">
  <semantics>
    <mrow>
      <mi>A</mi>
      <mo stretchy="false">&lt;</mo>
      <mi>B</mi>
    </mrow>
    <annotation encoding="StarMath 5.0">A &lt; B</annotation>
  </semantics>
</math>
</file>

<file path=Object 72/content.xml><?xml version="1.0" encoding="utf-8"?>
<math xmlns="http://www.w3.org/1998/Math/MathML" display="block">
  <semantics>
    <mtable>
      <mtr>
        <mtd>
          <mrow/>
        </mtd>
      </mtr>
      <mtr>
        <mtd>
          <mrow>
            <mi>a</mi>
            <mi>;</mi>
            <mi>b</mi>
            <mrow/>
          </mrow>
        </mtd>
      </mtr>
      <mtr>
        <mtd>
          <mrow/>
        </mtd>
      </mtr>
    </mtable>
    <annotation encoding="StarMath 5.0">[ a; b [</annotation>
  </semantics>
</math>
</file>

<file path=Object 73/content.xml><?xml version="1.0" encoding="utf-8"?>
<math xmlns="http://www.w3.org/1998/Math/MathML" display="block">
  <semantics>
    <mrow>
      <mo stretchy="false">[</mo>
      <mi>a</mi>
      <mi>;</mi>
      <mi>b</mi>
      <mo stretchy="false">[</mo>
    </mrow>
    <annotation encoding="StarMath 5.0">\ [ a; b \ [</annotation>
  </semantics>
</math>
</file>

<file path=Object 74/content.xml><?xml version="1.0" encoding="utf-8"?>
<math xmlns="http://www.w3.org/1998/Math/MathML" display="block">
  <semantics>
    <mtable>
      <mtr>
        <mtd>
          <mrow/>
        </mtd>
      </mtr>
      <mtr>
        <mtd>
          <mtable>
            <mtr>
              <mtd>
                <mrow>
                  <mi>x</mi>
                  <mtext>for</mtext>
                  <mrow>
                    <mi>x</mi>
                    <mo stretchy="false">≥</mo>
                    <mn>0</mn>
                  </mrow>
                </mrow>
              </mtd>
            </mtr>
            <mtr>
              <mtd>
                <mrow>
                  <mrow>
                    <mo stretchy="false">−</mo>
                    <mi>x</mi>
                  </mrow>
                  <mtext>for</mtext>
                  <mrow>
                    <mi>x</mi>
                    <mo stretchy="false">&lt;</mo>
                    <mn>0</mn>
                  </mrow>
                </mrow>
              </mtd>
            </mtr>
          </mtable>
        </mtd>
      </mtr>
      <mtr>
        <mtd>
          <mrow>
            <mrow>
              <mo fence="true" stretchy="true">|</mo>
              <mrow>
                <mrow/>
              </mrow>
              <mo fence="true" stretchy="true">|</mo>
            </mrow>
            <mi>x</mi>
            <mrow/>
          </mrow>
        </mtd>
      </mtr>
    </mtable>
    <annotation encoding="StarMath 5.0">abs = x lbrace stack {x "for" x &gt;= 0 # -x "for" x &lt; 0</annotation>
  </semantics>
</math>
</file>

<file path=Object 75/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76/content.xml><?xml version="1.0" encoding="utf-8"?>
<math xmlns="http://www.w3.org/1998/Math/MathML" display="block">
  <semantics>
    <mrow>
      <mi>A</mi>
      <mo stretchy="false">≤</mo>
      <mi>B</mi>
    </mrow>
    <annotation encoding="StarMath 5.0">A &lt;= B</annotation>
  </semantics>
</math>
</file>

<file path=Object 77/content.xml><?xml version="1.0" encoding="utf-8"?>
<math xmlns="http://www.w3.org/1998/Math/MathML" display="block">
  <semantics>
    <mrow>
      <mi>A</mi>
      <mo stretchy="false">⩽</mo>
      <mi>B</mi>
    </mrow>
    <annotation encoding="StarMath 5.0">A leslant B</annotation>
  </semantics>
</math>
</file>

<file path=Object 78/content.xml><?xml version="1.0" encoding="utf-8"?>
<math xmlns="http://www.w3.org/1998/Math/MathML" display="block">
  <semantics>
    <mrow>
      <mi>A</mi>
      <mo stretchy="false">≈</mo>
      <mi>B</mi>
    </mrow>
    <annotation encoding="StarMath 5.0">A approx B</annotation>
  </semantics>
</math>
</file>

<file path=Object 79/content.xml><?xml version="1.0" encoding="utf-8"?>
<math xmlns="http://www.w3.org/1998/Math/MathML" display="block">
  <semantics>
    <mrow>
      <mi>A</mi>
      <mo stretchy="false">∼</mo>
      <mi>B</mi>
    </mrow>
    <annotation encoding="StarMath 5.0">A sim B</annotation>
  </semantics>
</math>
</file>

<file path=Object 8/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80/content.xml><?xml version="1.0" encoding="utf-8"?>
<math xmlns="http://www.w3.org/1998/Math/MathML" display="block">
  <semantics>
    <mrow>
      <mi>A</mi>
      <mo stretchy="false">≃</mo>
      <mi>B</mi>
    </mrow>
    <annotation encoding="StarMath 5.0">A simeq B</annotation>
  </semantics>
</math>
</file>

<file path=Object 81/content.xml><?xml version="1.0" encoding="utf-8"?>
<math xmlns="http://www.w3.org/1998/Math/MathML" display="block">
  <semantics>
    <mrow>
      <mi>A</mi>
      <mo stretchy="false">≡</mo>
      <mi>B</mi>
    </mrow>
    <annotation encoding="StarMath 5.0">A equiv B</annotation>
  </semantics>
</math>
</file>

<file path=Object 82/content.xml><?xml version="1.0" encoding="utf-8"?>
<math xmlns="http://www.w3.org/1998/Math/MathML" display="block">
  <semantics>
    <mrow>
      <mi>A</mi>
      <mo stretchy="false">∝</mo>
      <mi>B</mi>
    </mrow>
    <annotation encoding="StarMath 5.0">A prop B</annotation>
  </semantics>
</math>
</file>

<file path=Object 83/content.xml><?xml version="1.0" encoding="utf-8"?>
<math xmlns="http://www.w3.org/1998/Math/MathML" display="block">
  <semantics>
    <mrow>
      <mi>A</mi>
      <mo stretchy="false">∥</mo>
      <mi>B</mi>
    </mrow>
    <annotation encoding="StarMath 5.0">A parallel B</annotation>
  </semantics>
</math>
</file>

<file path=Object 84/content.xml><?xml version="1.0" encoding="utf-8"?>
<math xmlns="http://www.w3.org/1998/Math/MathML" display="block">
  <semantics>
    <mrow>
      <mi>A</mi>
      <mo stretchy="false">⊥</mo>
      <mi>B</mi>
    </mrow>
    <annotation encoding="StarMath 5.0">A ortho B</annotation>
  </semantics>
</math>
</file>

<file path=Object 85/content.xml><?xml version="1.0" encoding="utf-8"?>
<math xmlns="http://www.w3.org/1998/Math/MathML" display="block">
  <semantics>
    <mrow>
      <mi>A</mi>
      <mo stretchy="false">∣</mo>
      <mi>B</mi>
    </mrow>
    <annotation encoding="StarMath 5.0">A divides B</annotation>
  </semantics>
</math>
</file>

<file path=Object 86/content.xml><?xml version="1.0" encoding="utf-8"?>
<math xmlns="http://www.w3.org/1998/Math/MathML" display="block">
  <semantics>
    <mrow>
      <mi>A</mi>
      <mo stretchy="false">∤</mo>
      <mi>B</mi>
    </mrow>
    <annotation encoding="StarMath 5.0">A ndivides B</annotation>
  </semantics>
</math>
</file>

<file path=Object 87/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88/content.xml><?xml version="1.0" encoding="utf-8"?>
<math xmlns="http://www.w3.org/1998/Math/MathML" display="block">
  <semantics>
    <mrow>
      <mrow>
        <mi>x</mi>
        <mo stretchy="false">=</mo>
        <mn>3</mn>
      </mrow>
      <mrow>
        <mi>y</mi>
        <mo stretchy="false">=</mo>
        <mn>1</mn>
      </mrow>
    </mrow>
    <annotation encoding="StarMath 5.0">x = 3
y = 1</annotation>
  </semantics>
</math>
</file>

<file path=Object 89/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9/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90/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91/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92/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93/content.xml><?xml version="1.0" encoding="utf-8"?>
<math xmlns="http://www.w3.org/1998/Math/MathML" display="block">
  <semantics>
    <mrow>
      <munder>
        <mo stretchy="false">∫</mo>
        <mi mathvariant="normal">ℜ</mi>
      </munder>
      <mi>f</mi>
    </mrow>
    <annotation encoding="StarMath 5.0">int from Re f</annotation>
  </semantics>
</math>
</file>

<file path=Object 94/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95/content.xml><?xml version="1.0" encoding="utf-8"?>
<math xmlns="http://www.w3.org/1998/Math/MathML" display="block">
  <semantics>
    <mfrac>
      <mi mathvariant="italic">df</mi>
      <mi mathvariant="italic">dx</mi>
    </mfrac>
    <annotation encoding="StarMath 5.0">{df} over {dx}</annotation>
  </semantics>
</math>
</file>

<file path=Object 96/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97/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98/content.xml><?xml version="1.0" encoding="utf-8"?>
<math xmlns="http://www.w3.org/1998/Math/MathML" display="block">
  <semantics>
    <mrow>
      <mi>A</mi>
      <mo stretchy="false">→</mo>
      <mi>B</mi>
    </mrow>
    <annotation encoding="StarMath 5.0">A toward B</annotation>
  </semantics>
</math>
</file>

<file path=Object 99/content.xml><?xml version="1.0" encoding="utf-8"?>
<math xmlns="http://www.w3.org/1998/Math/MathML" display="block">
  <semantics>
    <mrow>
      <mi>A</mi>
      <mo stretchy="false">⇐</mo>
      <mi>B</mi>
    </mrow>
    <annotation encoding="StarMath 5.0">A dlarrow B</annotation>
  </semantics>
</math>
</file>